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9866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lliken_ir_normalis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Wavenumber (cm^-1)</text:p>
          </table:table-cell>
          <table:table-cell office:value-type="string" calcext:value-type="string">
            <text:p><text:s text:c="2"/>Spectrum (K*cm*km*mol^-1)</text:p>
          </table:table-cell>
          <table:table-cell office:value-type="string" calcext:value-type="string">
            <text:p><text:s/>Spectrum (normalised)</text:p>
          </table:table-cell>
          <table:table-cell office:value-type="string" calcext:value-type="string">
            <text:p><text:s text:c="2"/>Integral (K*km*mol^-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.495782" calcext:value-type="float">
            <text:p>41.495782</text:p>
          </table:table-cell>
          <table:table-cell table:formula="of:=[.B2]/55435.69" office:value-type="float" office:value="0.000748539109010819" calcext:value-type="float">
            <text:p>0.000748539109011</text:p>
          </table:table-cell>
          <table:table-cell office:value-type="float" office:value="42.240915309782" calcext:value-type="float">
            <text:p>42.24091530978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42.778661" calcext:value-type="float">
            <text:p>42.778661</text:p>
          </table:table-cell>
          <table:table-cell table:formula="of:=[.B3]/55435.69" office:value-type="float" office:value="0.000771680861192492" calcext:value-type="float">
            <text:p>0.000771680861192</text:p>
          </table:table-cell>
          <table:table-cell office:value-type="float" office:value="85.787746058928" calcext:value-type="float">
            <text:p>85.787746058928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6.543238" calcext:value-type="float">
            <text:p>46.543238</text:p>
          </table:table-cell>
          <table:table-cell table:formula="of:=[.B4]/55435.69" office:value-type="float" office:value="0.000839589766087515" calcext:value-type="float">
            <text:p>0.000839589766088</text:p>
          </table:table-cell>
          <table:table-cell office:value-type="float" office:value="133.16675435986" calcext:value-type="float">
            <text:p>133.16675435986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52.551824" calcext:value-type="float">
            <text:p>52.551824</text:p>
          </table:table-cell>
          <table:table-cell table:formula="of:=[.B5]/55435.69" office:value-type="float" office:value="0.000947978170741629" calcext:value-type="float">
            <text:p>0.000947978170742</text:p>
          </table:table-cell>
          <table:table-cell office:value-type="float" office:value="186.66224319135" calcext:value-type="float">
            <text:p>186.66224319135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60.452729" calcext:value-type="float">
            <text:p>60.452729</text:p>
          </table:table-cell>
          <table:table-cell table:formula="of:=[.B6]/55435.69" office:value-type="float" office:value="0.00109050196723447" calcext:value-type="float">
            <text:p>0.001090501967234</text:p>
          </table:table-cell>
          <table:table-cell office:value-type="float" office:value="248.2005124726" calcext:value-type="float">
            <text:p>248.2005124726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69.834699" calcext:value-type="float">
            <text:p>69.834699</text:p>
          </table:table-cell>
          <table:table-cell table:formula="of:=[.B7]/55435.69" office:value-type="float" office:value="0.00125974257739013" calcext:value-type="float">
            <text:p>0.00125974257739</text:p>
          </table:table-cell>
          <table:table-cell office:value-type="float" office:value="319.28922262073" calcext:value-type="float">
            <text:p>319.28922262073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80.282343" calcext:value-type="float">
            <text:p>80.282343</text:p>
          </table:table-cell>
          <table:table-cell table:formula="of:=[.B8]/55435.69" office:value-type="float" office:value="0.00144820679601895" calcext:value-type="float">
            <text:p>0.001448206796019</text:p>
          </table:table-cell>
          <table:table-cell office:value-type="float" office:value="401.01318328479" calcext:value-type="float">
            <text:p>401.01318328479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91.419519" calcext:value-type="float">
            <text:p>91.419519</text:p>
          </table:table-cell>
          <table:table-cell table:formula="of:=[.B9]/55435.69" office:value-type="float" office:value="0.00164910942751863" calcext:value-type="float">
            <text:p>0.001649109427519</text:p>
          </table:table-cell>
          <table:table-cell office:value-type="float" office:value="494.07430841249" calcext:value-type="float">
            <text:p>494.07430841249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102.93248" calcext:value-type="float">
            <text:p>102.93248</text:p>
          </table:table-cell>
          <table:table-cell table:formula="of:=[.B10]/55435.69" office:value-type="float" office:value="0.00185679081472604" calcext:value-type="float">
            <text:p>0.001856790814726</text:p>
          </table:table-cell>
          <table:table-cell office:value-type="float" office:value="598.85512629525" calcext:value-type="float">
            <text:p>598.85512629525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14.57202" calcext:value-type="float">
            <text:p>114.57202</text:p>
          </table:table-cell>
          <table:table-cell table:formula="of:=[.B11]/55435.69" office:value-type="float" office:value="0.00206675555044052" calcext:value-type="float">
            <text:p>0.002066755550441</text:p>
          </table:table-cell>
          <table:table-cell office:value-type="float" office:value="715.48449745055" calcext:value-type="float">
            <text:p>715.48449745055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126.14164" calcext:value-type="float">
            <text:p>126.14164</text:p>
          </table:table-cell>
          <table:table-cell table:formula="of:=[.B12]/55435.69" office:value-type="float" office:value="0.00227545900483966" calcext:value-type="float">
            <text:p>0.00227545900484</text:p>
          </table:table-cell>
          <table:table-cell office:value-type="float" office:value="843.8912474286" calcext:value-type="float">
            <text:p>843.8912474286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37.48355" calcext:value-type="float">
            <text:p>137.48355</text:p>
          </table:table-cell>
          <table:table-cell table:formula="of:=[.B13]/55435.69" office:value-type="float" office:value="0.00248005481667135" calcext:value-type="float">
            <text:p>0.002480054816671</text:p>
          </table:table-cell>
          <table:table-cell office:value-type="float" office:value="983.84357301376" calcext:value-type="float">
            <text:p>983.84357301376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148.4747" calcext:value-type="float">
            <text:p>148.4747</text:p>
          </table:table-cell>
          <table:table-cell table:formula="of:=[.B14]/55435.69" office:value-type="float" office:value="0.00267832329677866" calcext:value-type="float">
            <text:p>0.002678323296779</text:p>
          </table:table-cell>
          <table:table-cell office:value-type="float" office:value="1134.9844083762" calcext:value-type="float">
            <text:p>1134.9844083762</text:p>
          </table:table-cell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159.03964" calcext:value-type="float">
            <text:p>159.03964</text:p>
          </table:table-cell>
          <table:table-cell table:formula="of:=[.B15]/55435.69" office:value-type="float" office:value="0.00286890340861636" calcext:value-type="float">
            <text:p>0.002868903408616</text:p>
          </table:table-cell>
          <table:table-cell office:value-type="float" office:value="1296.8798940769" calcext:value-type="float">
            <text:p>1296.8798940769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169.17785" calcext:value-type="float">
            <text:p>169.17785</text:p>
          </table:table-cell>
          <table:table-cell table:formula="of:=[.B16]/55435.69" office:value-type="float" office:value="0.00305178577194583" calcext:value-type="float">
            <text:p>0.003051785771946</text:p>
          </table:table-cell>
          <table:table-cell office:value-type="float" office:value="1469.0956434313" calcext:value-type="float">
            <text:p>1469.0956434313</text:p>
          </table:table-cell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178.99327" calcext:value-type="float">
            <text:p>178.99327</text:p>
          </table:table-cell>
          <table:table-cell table:formula="of:=[.B17]/55435.69" office:value-type="float" office:value="0.0032288453521549" calcext:value-type="float">
            <text:p>0.003228845352155</text:p>
          </table:table-cell>
          <table:table-cell office:value-type="float" office:value="1651.3030670159" calcext:value-type="float">
            <text:p>1651.3030670159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188.70769" calcext:value-type="float">
            <text:p>188.70769</text:p>
          </table:table-cell>
          <table:table-cell table:formula="of:=[.B18]/55435.69" office:value-type="float" office:value="0.00340408300140216" calcext:value-type="float">
            <text:p>0.003404083001402</text:p>
          </table:table-cell>
          <table:table-cell office:value-type="float" office:value="1843.3993516279" calcext:value-type="float">
            <text:p>1843.3993516279</text:p>
          </table:table-cell>
        </table:table-row>
        <table:table-row table:style-name="ro1">
          <table:table-cell office:value-type="float" office:value="17.31" calcext:value-type="float">
            <text:p>17.31</text:p>
          </table:table-cell>
          <table:table-cell office:value-type="float" office:value="198.6408" calcext:value-type="float">
            <text:p>198.6408</text:p>
          </table:table-cell>
          <table:table-cell table:formula="of:=[.B19]/55435.69" office:value-type="float" office:value="0.00358326558215475" calcext:value-type="float">
            <text:p>0.003583265582155</text:p>
          </table:table-cell>
          <table:table-cell office:value-type="float" office:value="2045.6071170166" calcext:value-type="float">
            <text:p>2045.6071170166</text:p>
          </table:table-cell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209.14897" calcext:value-type="float">
            <text:p>209.14897</text:p>
          </table:table-cell>
          <table:table-cell table:formula="of:=[.B20]/55435.69" office:value-type="float" office:value="0.00377282162448055" calcext:value-type="float">
            <text:p>0.003772821624481</text:p>
          </table:table-cell>
          <table:table-cell office:value-type="float" office:value="2258.5117472271" calcext:value-type="float">
            <text:p>2258.5117472271</text:p>
          </table:table-cell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220.53033" calcext:value-type="float">
            <text:p>220.53033</text:p>
          </table:table-cell>
          <table:table-cell table:formula="of:=[.B21]/55435.69" office:value-type="float" office:value="0.00397812907172257" calcext:value-type="float">
            <text:p>0.003978129071723</text:p>
          </table:table-cell>
          <table:table-cell office:value-type="float" office:value="2483.0021023091" calcext:value-type="float">
            <text:p>2483.0021023091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232.91998" calcext:value-type="float">
            <text:p>232.91998</text:p>
          </table:table-cell>
          <table:table-cell table:formula="of:=[.B22]/55435.69" office:value-type="float" office:value="0.00420162498202873" calcext:value-type="float">
            <text:p>0.004201624982029</text:p>
          </table:table-cell>
          <table:table-cell office:value-type="float" office:value="2720.1045881261" calcext:value-type="float">
            <text:p>2720.1045881261</text:p>
          </table:table-cell>
        </table:table-row>
        <table:table-row table:style-name="ro1">
          <table:table-cell office:value-type="float" office:value="21.38" calcext:value-type="float">
            <text:p>21.38</text:p>
          </table:table-cell>
          <table:table-cell office:value-type="float" office:value="246.20972" calcext:value-type="float">
            <text:p>246.20972</text:p>
          </table:table-cell>
          <table:table-cell table:formula="of:=[.B23]/55435.69" office:value-type="float" office:value="0.00444135754421024" calcext:value-type="float">
            <text:p>0.00444135754421</text:p>
          </table:table-cell>
          <table:table-cell office:value-type="float" office:value="2970.7354581228" calcext:value-type="float">
            <text:p>2970.7354581228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60.02553" calcext:value-type="float">
            <text:p>260.02553</text:p>
          </table:table-cell>
          <table:table-cell table:formula="of:=[.B24]/55435.69" office:value-type="float" office:value="0.00469057984125389" calcext:value-type="float">
            <text:p>0.004690579841254</text:p>
          </table:table-cell>
          <table:table-cell office:value-type="float" office:value="3235.4302311605" calcext:value-type="float">
            <text:p>3235.4302311605</text:p>
          </table:table-cell>
        </table:table-row>
        <table:table-row table:style-name="ro1">
          <table:table-cell office:value-type="float" office:value="23.41" calcext:value-type="float">
            <text:p>23.41</text:p>
          </table:table-cell>
          <table:table-cell office:value-type="float" office:value="273.78239" calcext:value-type="float">
            <text:p>273.78239</text:p>
          </table:table-cell>
          <table:table-cell table:formula="of:=[.B25]/55435.69" office:value-type="float" office:value="0.00493873874393915" calcext:value-type="float">
            <text:p>0.004938738743939</text:p>
          </table:table-cell>
          <table:table-cell office:value-type="float" office:value="3514.1288949557" calcext:value-type="float">
            <text:p>3514.1288949557</text:p>
          </table:table-cell>
        </table:table-row>
        <table:table-row table:style-name="ro1">
          <table:table-cell office:value-type="float" office:value="24.43" calcext:value-type="float">
            <text:p>24.43</text:p>
          </table:table-cell>
          <table:table-cell office:value-type="float" office:value="286.81195" calcext:value-type="float">
            <text:p>286.81195</text:p>
          </table:table-cell>
          <table:table-cell table:formula="of:=[.B26]/55435.69" office:value-type="float" office:value="0.00517377793980737" calcext:value-type="float">
            <text:p>0.005173777939807</text:p>
          </table:table-cell>
          <table:table-cell office:value-type="float" office:value="3806.0910804318" calcext:value-type="float">
            <text:p>3806.0910804318</text:p>
          </table:table-cell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298.53266" calcext:value-type="float">
            <text:p>298.53266</text:p>
          </table:table-cell>
          <table:table-cell table:formula="of:=[.B27]/55435.69" office:value-type="float" office:value="0.00538520689469185" calcext:value-type="float">
            <text:p>0.005385206894692</text:p>
          </table:table-cell>
          <table:table-cell office:value-type="float" office:value="4109.9844436907" calcext:value-type="float">
            <text:p>4109.9844436907</text:p>
          </table:table-cell>
        </table:table-row>
        <table:table-row table:style-name="ro1">
          <table:table-cell office:value-type="float" office:value="26.47" calcext:value-type="float">
            <text:p>26.47</text:p>
          </table:table-cell>
          <table:table-cell office:value-type="float" office:value="308.61355" calcext:value-type="float">
            <text:p>308.61355</text:p>
          </table:table-cell>
          <table:table-cell table:formula="of:=[.B28]/55435.69" office:value-type="float" office:value="0.0055670552671032" calcext:value-type="float">
            <text:p>0.005567055267103</text:p>
          </table:table-cell>
          <table:table-cell office:value-type="float" office:value="4424.1397244072" calcext:value-type="float">
            <text:p>4424.1397244072</text:p>
          </table:table-cell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317.07961" calcext:value-type="float">
            <text:p>317.07961</text:p>
          </table:table-cell>
          <table:table-cell table:formula="of:=[.B29]/55435.69" office:value-type="float" office:value="0.00571977384966255" calcext:value-type="float">
            <text:p>0.005719773849663</text:p>
          </table:table-cell>
          <table:table-cell office:value-type="float" office:value="4746.9130875852" calcext:value-type="float">
            <text:p>4746.9130875852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324.32207" calcext:value-type="float">
            <text:p>324.32207</text:p>
          </table:table-cell>
          <table:table-cell table:formula="of:=[.B30]/55435.69" office:value-type="float" office:value="0.00585042000920346" calcext:value-type="float">
            <text:p>0.005850420009203</text:p>
          </table:table-cell>
          <table:table-cell office:value-type="float" office:value="5077.058956329" calcext:value-type="float">
            <text:p>5077.058956329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331.00625" calcext:value-type="float">
            <text:p>331.00625</text:p>
          </table:table-cell>
          <table:table-cell table:formula="of:=[.B31]/55435.69" office:value-type="float" office:value="0.00597099540025568" calcext:value-type="float">
            <text:p>0.005970995400256</text:p>
          </table:table-cell>
          <table:table-cell office:value-type="float" office:value="5414.0090325194" calcext:value-type="float">
            <text:p>5414.0090325194</text:p>
          </table:table-cell>
        </table:table-row>
        <table:table-row table:style-name="ro1">
          <table:table-cell office:value-type="float" office:value="30.54" calcext:value-type="float">
            <text:p>30.54</text:p>
          </table:table-cell>
          <table:table-cell office:value-type="float" office:value="337.9032" calcext:value-type="float">
            <text:p>337.9032</text:p>
          </table:table-cell>
          <table:table-cell table:formula="of:=[.B32]/55435.69" office:value-type="float" office:value="0.00609540893240438" calcext:value-type="float">
            <text:p>0.006095408932404</text:p>
          </table:table-cell>
          <table:table-cell office:value-type="float" office:value="5757.9799048067" calcext:value-type="float">
            <text:p>5757.9799048067</text:p>
          </table:table-cell>
        </table:table-row>
        <table:table-row table:style-name="ro1">
          <table:table-cell office:value-type="float" office:value="31.56" calcext:value-type="float">
            <text:p>31.56</text:p>
          </table:table-cell>
          <table:table-cell office:value-type="float" office:value="345.69684" calcext:value-type="float">
            <text:p>345.69684</text:p>
          </table:table-cell>
          <table:table-cell table:formula="of:=[.B33]/55435.69" office:value-type="float" office:value="0.00623599778409902" calcext:value-type="float">
            <text:p>0.006235997784099</text:p>
          </table:table-cell>
          <table:table-cell office:value-type="float" office:value="6109.8843684997" calcext:value-type="float">
            <text:p>6109.8843684997</text:p>
          </table:table-cell>
        </table:table-row>
        <table:table-row table:style-name="ro1">
          <table:table-cell office:value-type="float" office:value="32.57" calcext:value-type="float">
            <text:p>32.57</text:p>
          </table:table-cell>
          <table:table-cell office:value-type="float" office:value="354.82614" calcext:value-type="float">
            <text:p>354.82614</text:p>
          </table:table-cell>
          <table:table-cell table:formula="of:=[.B34]/55435.69" office:value-type="float" office:value="0.00640068050023369" calcext:value-type="float">
            <text:p>0.006400680500234</text:p>
          </table:table-cell>
          <table:table-cell office:value-type="float" office:value="6471.0820687735" calcext:value-type="float">
            <text:p>6471.0820687735</text:p>
          </table:table-cell>
        </table:table-row>
        <table:table-row table:style-name="ro1">
          <table:table-cell office:value-type="float" office:value="33.59" calcext:value-type="float">
            <text:p>33.59</text:p>
          </table:table-cell>
          <table:table-cell office:value-type="float" office:value="365.40801" calcext:value-type="float">
            <text:p>365.40801</text:p>
          </table:table-cell>
          <table:table-cell table:formula="of:=[.B35]/55435.69" office:value-type="float" office:value="0.006591566010994" calcext:value-type="float">
            <text:p>0.006591566010994</text:p>
          </table:table-cell>
          <table:table-cell office:value-type="float" office:value="6843.0516584569" calcext:value-type="float">
            <text:p>6843.0516584569</text:p>
          </table:table-cell>
        </table:table-row>
        <table:table-row table:style-name="ro1">
          <table:table-cell office:value-type="float" office:value="34.61" calcext:value-type="float">
            <text:p>34.61</text:p>
          </table:table-cell>
          <table:table-cell office:value-type="float" office:value="377.25666" calcext:value-type="float">
            <text:p>377.25666</text:p>
          </table:table-cell>
          <table:table-cell table:formula="of:=[.B36]/55435.69" office:value-type="float" office:value="0.00680530286535624" calcext:value-type="float">
            <text:p>0.006805302865356</text:p>
          </table:table-cell>
          <table:table-cell office:value-type="float" office:value="7227.0826601116" calcext:value-type="float">
            <text:p>7227.0826601116</text:p>
          </table:table-cell>
        </table:table-row>
        <table:table-row table:style-name="ro1">
          <table:table-cell office:value-type="float" office:value="35.63" calcext:value-type="float">
            <text:p>35.63</text:p>
          </table:table-cell>
          <table:table-cell office:value-type="float" office:value="389.98023" calcext:value-type="float">
            <text:p>389.98023</text:p>
          </table:table-cell>
          <table:table-cell table:formula="of:=[.B37]/55435.69" office:value-type="float" office:value="0.00703482233196701" calcext:value-type="float">
            <text:p>0.007034822331967</text:p>
          </table:table-cell>
          <table:table-cell office:value-type="float" office:value="7624.0657088884" calcext:value-type="float">
            <text:p>7624.0657088884</text:p>
          </table:table-cell>
        </table:table-row>
        <table:table-row table:style-name="ro1">
          <table:table-cell office:value-type="float" office:value="36.65" calcext:value-type="float">
            <text:p>36.65</text:p>
          </table:table-cell>
          <table:table-cell office:value-type="float" office:value="403.10955" calcext:value-type="float">
            <text:p>403.10955</text:p>
          </table:table-cell>
          <table:table-cell table:formula="of:=[.B38]/55435.69" office:value-type="float" office:value="0.00727166109053572" calcext:value-type="float">
            <text:p>0.007271661090536</text:p>
          </table:table-cell>
          <table:table-cell office:value-type="float" office:value="8034.4138347824" calcext:value-type="float">
            <text:p>8034.4138347824</text:p>
          </table:table-cell>
        </table:table-row>
        <table:table-row table:style-name="ro1">
          <table:table-cell office:value-type="float" office:value="37.66" calcext:value-type="float">
            <text:p>37.66</text:p>
          </table:table-cell>
          <table:table-cell office:value-type="float" office:value="416.20678" calcext:value-type="float">
            <text:p>416.20678</text:p>
          </table:table-cell>
          <table:table-cell table:formula="of:=[.B39]/55435.69" office:value-type="float" office:value="0.00750792098014835" calcext:value-type="float">
            <text:p>0.007507920980148</text:p>
          </table:table-cell>
          <table:table-cell office:value-type="float" office:value="8458.0943732393" calcext:value-type="float">
            <text:p>8458.0943732393</text:p>
          </table:table-cell>
        </table:table-row>
        <table:table-row table:style-name="ro1">
          <table:table-cell office:value-type="float" office:value="38.68" calcext:value-type="float">
            <text:p>38.68</text:p>
          </table:table-cell>
          <table:table-cell office:value-type="float" office:value="428.91658" calcext:value-type="float">
            <text:p>428.91658</text:p>
          </table:table-cell>
          <table:table-cell table:formula="of:=[.B40]/55435.69" office:value-type="float" office:value="0.00773719205082502" calcext:value-type="float">
            <text:p>0.007737192050825</text:p>
          </table:table-cell>
          <table:table-cell office:value-type="float" office:value="8894.7129392176" calcext:value-type="float">
            <text:p>8894.7129392176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440.95194" calcext:value-type="float">
            <text:p>440.95194</text:p>
          </table:table-cell>
          <table:table-cell table:formula="of:=[.B41]/55435.69" office:value-type="float" office:value="0.00795429695201773" calcext:value-type="float">
            <text:p>0.007954296952018</text:p>
          </table:table-cell>
          <table:table-cell office:value-type="float" office:value="9343.5829811909" calcext:value-type="float">
            <text:p>9343.5829811909</text:p>
          </table:table-cell>
        </table:table-row>
        <table:table-row table:style-name="ro1">
          <table:table-cell office:value-type="float" office:value="40.72" calcext:value-type="float">
            <text:p>40.72</text:p>
          </table:table-cell>
          <table:table-cell office:value-type="float" office:value="452.03872" calcext:value-type="float">
            <text:p>452.03872</text:p>
          </table:table-cell>
          <table:table-cell table:formula="of:=[.B42]/55435.69" office:value-type="float" office:value="0.00815429049408423" calcext:value-type="float">
            <text:p>0.008154290494084</text:p>
          </table:table-cell>
          <table:table-cell office:value-type="float" office:value="9803.7388954017" calcext:value-type="float">
            <text:p>9803.7388954017</text:p>
          </table:table-cell>
        </table:table-row>
        <table:table-row table:style-name="ro1">
          <table:table-cell office:value-type="float" office:value="41.74" calcext:value-type="float">
            <text:p>41.74</text:p>
          </table:table-cell>
          <table:table-cell office:value-type="float" office:value="461.86299" calcext:value-type="float">
            <text:p>461.86299</text:p>
          </table:table-cell>
          <table:table-cell table:formula="of:=[.B43]/55435.69" office:value-type="float" office:value="0.00833150971873896" calcext:value-type="float">
            <text:p>0.008331509718739</text:p>
          </table:table-cell>
          <table:table-cell office:value-type="float" office:value="10273.895490789" calcext:value-type="float">
            <text:p>10273.895490789</text:p>
          </table:table-cell>
        </table:table-row>
        <table:table-row table:style-name="ro1">
          <table:table-cell office:value-type="float" office:value="42.75" calcext:value-type="float">
            <text:p>42.75</text:p>
          </table:table-cell>
          <table:table-cell office:value-type="float" office:value="470.06425" calcext:value-type="float">
            <text:p>470.06425</text:p>
          </table:table-cell>
          <table:table-cell table:formula="of:=[.B44]/55435.69" office:value-type="float" office:value="0.00847945159517271" calcext:value-type="float">
            <text:p>0.008479451595173</text:p>
          </table:table-cell>
          <table:table-cell office:value-type="float" office:value="10752.40061225" calcext:value-type="float">
            <text:p>10752.40061225</text:p>
          </table:table-cell>
        </table:table-row>
        <table:table-row table:style-name="ro1">
          <table:table-cell office:value-type="float" office:value="43.77" calcext:value-type="float">
            <text:p>43.77</text:p>
          </table:table-cell>
          <table:table-cell office:value-type="float" office:value="476.29643" calcext:value-type="float">
            <text:p>476.29643</text:p>
          </table:table-cell>
          <table:table-cell table:formula="of:=[.B45]/55435.69" office:value-type="float" office:value="0.00859187339419785" calcext:value-type="float">
            <text:p>0.008591873394198</text:p>
          </table:table-cell>
          <table:table-cell office:value-type="float" office:value="11237.249828952" calcext:value-type="float">
            <text:p>11237.249828952</text:p>
          </table:table-cell>
        </table:table-row>
        <table:table-row table:style-name="ro1">
          <table:table-cell office:value-type="float" office:value="44.79" calcext:value-type="float">
            <text:p>44.79</text:p>
          </table:table-cell>
          <table:table-cell office:value-type="float" office:value="480.34513" calcext:value-type="float">
            <text:p>480.34513</text:p>
          </table:table-cell>
          <table:table-cell table:formula="of:=[.B46]/55435.69" office:value-type="float" office:value="0.00866490757127764" calcext:value-type="float">
            <text:p>0.008664907571278</text:p>
          </table:table-cell>
          <table:table-cell office:value-type="float" office:value="11726.220444192" calcext:value-type="float">
            <text:p>11726.220444192</text:p>
          </table:table-cell>
        </table:table-row>
        <table:table-row table:style-name="ro1">
          <table:table-cell office:value-type="float" office:value="45.81" calcext:value-type="float">
            <text:p>45.81</text:p>
          </table:table-cell>
          <table:table-cell office:value-type="float" office:value="482.25925" calcext:value-type="float">
            <text:p>482.25925</text:p>
          </table:table-cell>
          <table:table-cell table:formula="of:=[.B47]/55435.69" office:value-type="float" office:value="0.0086994362296203" calcext:value-type="float">
            <text:p>0.00869943622962</text:p>
          </table:table-cell>
          <table:table-cell office:value-type="float" office:value="12217.139552484" calcext:value-type="float">
            <text:p>12217.139552484</text:p>
          </table:table-cell>
        </table:table-row>
        <table:table-row table:style-name="ro1">
          <table:table-cell office:value-type="float" office:value="46.83" calcext:value-type="float">
            <text:p>46.83</text:p>
          </table:table-cell>
          <table:table-cell office:value-type="float" office:value="482.44145" calcext:value-type="float">
            <text:p>482.44145</text:p>
          </table:table-cell>
          <table:table-cell table:formula="of:=[.B48]/55435.69" office:value-type="float" office:value="0.00870272292091972" calcext:value-type="float">
            <text:p>0.00870272292092</text:p>
          </table:table-cell>
          <table:table-cell office:value-type="float" office:value="12708.244129761" calcext:value-type="float">
            <text:p>12708.244129761</text:p>
          </table:table-cell>
        </table:table-row>
        <table:table-row table:style-name="ro1">
          <table:table-cell office:value-type="float" office:value="47.84" calcext:value-type="float">
            <text:p>47.84</text:p>
          </table:table-cell>
          <table:table-cell office:value-type="float" office:value="481.6507" calcext:value-type="float">
            <text:p>481.6507</text:p>
          </table:table-cell>
          <table:table-cell table:formula="of:=[.B49]/55435.69" office:value-type="float" office:value="0.00868845864460242" calcext:value-type="float">
            <text:p>0.008688458644602</text:p>
          </table:table-cell>
          <table:table-cell office:value-type="float" office:value="13198.543761887" calcext:value-type="float">
            <text:p>13198.543761887</text:p>
          </table:table-cell>
        </table:table-row>
        <table:table-row table:style-name="ro1">
          <table:table-cell office:value-type="float" office:value="48.86" calcext:value-type="float">
            <text:p>48.86</text:p>
          </table:table-cell>
          <table:table-cell office:value-type="float" office:value="480.89987" calcext:value-type="float">
            <text:p>480.89987</text:p>
          </table:table-cell>
          <table:table-cell table:formula="of:=[.B50]/55435.69" office:value-type="float" office:value="0.00867491448198805" calcext:value-type="float">
            <text:p>0.008674914481988</text:p>
          </table:table-cell>
          <table:table-cell office:value-type="float" office:value="13688.079076551" calcext:value-type="float">
            <text:p>13688.079076551</text:p>
          </table:table-cell>
        </table:table-row>
        <table:table-row table:style-name="ro1">
          <table:table-cell office:value-type="float" office:value="49.88" calcext:value-type="float">
            <text:p>49.88</text:p>
          </table:table-cell>
          <table:table-cell office:value-type="float" office:value="481.26875" calcext:value-type="float">
            <text:p>481.26875</text:p>
          </table:table-cell>
          <table:table-cell table:formula="of:=[.B51]/55435.69" office:value-type="float" office:value="0.00868156867895033" calcext:value-type="float">
            <text:p>0.00868156867895</text:p>
          </table:table-cell>
          <table:table-cell office:value-type="float" office:value="14177.989896572" calcext:value-type="float">
            <text:p>14177.989896572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483.68436" calcext:value-type="float">
            <text:p>483.68436</text:p>
          </table:table-cell>
          <table:table-cell table:formula="of:=[.B52]/55435.69" office:value-type="float" office:value="0.00872514367549137" calcext:value-type="float">
            <text:p>0.008725143675491</text:p>
          </table:table-cell>
          <table:table-cell office:value-type="float" office:value="14670.359700879" calcext:value-type="float">
            <text:p>14670.359700879</text:p>
          </table:table-cell>
        </table:table-row>
        <table:table-row table:style-name="ro1">
          <table:table-cell office:value-type="float" office:value="51.92" calcext:value-type="float">
            <text:p>51.92</text:p>
          </table:table-cell>
          <table:table-cell office:value-type="float" office:value="488.73191" calcext:value-type="float">
            <text:p>488.73191</text:p>
          </table:table-cell>
          <table:table-cell table:formula="of:=[.B53]/55435.69" office:value-type="float" office:value="0.00881619602822658" calcext:value-type="float">
            <text:p>0.008816196028227</text:p>
          </table:table-cell>
          <table:table-cell office:value-type="float" office:value="15167.867690516" calcext:value-type="float">
            <text:p>15167.867690516</text:p>
          </table:table-cell>
        </table:table-row>
        <table:table-row table:style-name="ro1">
          <table:table-cell office:value-type="float" office:value="52.93" calcext:value-type="float">
            <text:p>52.93</text:p>
          </table:table-cell>
          <table:table-cell office:value-type="float" office:value="496.54865" calcext:value-type="float">
            <text:p>496.54865</text:p>
          </table:table-cell>
          <table:table-cell table:formula="of:=[.B54]/55435.69" office:value-type="float" office:value="0.00895720157898278" calcext:value-type="float">
            <text:p>0.008957201578983</text:p>
          </table:table-cell>
          <table:table-cell office:value-type="float" office:value="15673.332789809" calcext:value-type="float">
            <text:p>15673.332789809</text:p>
          </table:table-cell>
        </table:table-row>
        <table:table-row table:style-name="ro1">
          <table:table-cell office:value-type="float" office:value="53.95" calcext:value-type="float">
            <text:p>53.95</text:p>
          </table:table-cell>
          <table:table-cell office:value-type="float" office:value="506.82326" calcext:value-type="float">
            <text:p>506.82326</text:p>
          </table:table-cell>
          <table:table-cell table:formula="of:=[.B55]/55435.69" office:value-type="float" office:value="0.00914254445105671" calcext:value-type="float">
            <text:p>0.009142544451057</text:p>
          </table:table-cell>
          <table:table-cell office:value-type="float" office:value="16189.256997423" calcext:value-type="float">
            <text:p>16189.256997423</text:p>
          </table:table-cell>
        </table:table-row>
        <table:table-row table:style-name="ro1">
          <table:table-cell office:value-type="float" office:value="54.97" calcext:value-type="float">
            <text:p>54.97</text:p>
          </table:table-cell>
          <table:table-cell office:value-type="float" office:value="518.88853" calcext:value-type="float">
            <text:p>518.88853</text:p>
          </table:table-cell>
          <table:table-cell table:formula="of:=[.B56]/55435.69" office:value-type="float" office:value="0.009360188896359" calcext:value-type="float">
            <text:p>0.009360188896359</text:p>
          </table:table-cell>
          <table:table-cell office:value-type="float" office:value="16717.463133823" calcext:value-type="float">
            <text:p>16717.463133823</text:p>
          </table:table-cell>
        </table:table-row>
        <table:table-row table:style-name="ro1">
          <table:table-cell office:value-type="float" office:value="55.99" calcext:value-type="float">
            <text:p>55.99</text:p>
          </table:table-cell>
          <table:table-cell office:value-type="float" office:value="531.8691" calcext:value-type="float">
            <text:p>531.8691</text:p>
          </table:table-cell>
          <table:table-cell table:formula="of:=[.B57]/55435.69" office:value-type="float" office:value="0.00959434436551615" calcext:value-type="float">
            <text:p>0.009594344365516</text:p>
          </table:table-cell>
          <table:table-cell office:value-type="float" office:value="17258.882926462" calcext:value-type="float">
            <text:p>17258.882926462</text:p>
          </table:table-cell>
        </table:table-row>
        <table:table-row table:style-name="ro1">
          <table:table-cell office:value-type="float" office:value="57.01" calcext:value-type="float">
            <text:p>57.01</text:p>
          </table:table-cell>
          <table:table-cell office:value-type="float" office:value="544.83724" calcext:value-type="float">
            <text:p>544.83724</text:p>
          </table:table-cell>
          <table:table-cell table:formula="of:=[.B58]/55435.69" office:value-type="float" office:value="0.00982827561089255" calcext:value-type="float">
            <text:p>0.009828275610893</text:p>
          </table:table-cell>
          <table:table-cell office:value-type="float" office:value="17813.503724806" calcext:value-type="float">
            <text:p>17813.503724806</text:p>
          </table:table-cell>
        </table:table-row>
        <table:table-row table:style-name="ro1">
          <table:table-cell office:value-type="float" office:value="58.02" calcext:value-type="float">
            <text:p>58.02</text:p>
          </table:table-cell>
          <table:table-cell office:value-type="float" office:value="556.94041" calcext:value-type="float">
            <text:p>556.94041</text:p>
          </table:table-cell>
          <table:table-cell table:formula="of:=[.B59]/55435.69" office:value-type="float" office:value="0.0100466037312785" calcext:value-type="float">
            <text:p>0.010046603731279</text:p>
          </table:table-cell>
          <table:table-cell office:value-type="float" office:value="18380.44502941" calcext:value-type="float">
            <text:p>18380.44502941</text:p>
          </table:table-cell>
        </table:table-row>
        <table:table-row table:style-name="ro1">
          <table:table-cell office:value-type="float" office:value="59.04" calcext:value-type="float">
            <text:p>59.04</text:p>
          </table:table-cell>
          <table:table-cell office:value-type="float" office:value="567.48575" calcext:value-type="float">
            <text:p>567.48575</text:p>
          </table:table-cell>
          <table:table-cell table:formula="of:=[.B60]/55435.69" office:value-type="float" office:value="0.0102368302802761" calcext:value-type="float">
            <text:p>0.010236830280276</text:p>
          </table:table-cell>
          <table:table-cell office:value-type="float" office:value="18958.121030291" calcext:value-type="float">
            <text:p>18958.121030291</text:p>
          </table:table-cell>
        </table:table-row>
        <table:table-row table:style-name="ro1">
          <table:table-cell office:value-type="float" office:value="60.06" calcext:value-type="float">
            <text:p>60.06</text:p>
          </table:table-cell>
          <table:table-cell office:value-type="float" office:value="575.98819" calcext:value-type="float">
            <text:p>575.98819</text:p>
          </table:table-cell>
          <table:table-cell table:formula="of:=[.B61]/55435.69" office:value-type="float" office:value="0.0103902051187601" calcext:value-type="float">
            <text:p>0.01039020511876</text:p>
          </table:table-cell>
          <table:table-cell office:value-type="float" office:value="19544.452155182" calcext:value-type="float">
            <text:p>19544.452155182</text:p>
          </table:table-cell>
        </table:table-row>
        <table:table-row table:style-name="ro1">
          <table:table-cell office:value-type="float" office:value="61.08" calcext:value-type="float">
            <text:p>61.08</text:p>
          </table:table-cell>
          <table:table-cell office:value-type="float" office:value="582.19984" calcext:value-type="float">
            <text:p>582.19984</text:p>
          </table:table-cell>
          <table:table-cell table:formula="of:=[.B62]/55435.69" office:value-type="float" office:value="0.0105022565787492" calcext:value-type="float">
            <text:p>0.010502256578749</text:p>
          </table:table-cell>
          <table:table-cell office:value-type="float" office:value="20137.106464354" calcext:value-type="float">
            <text:p>20137.106464354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586.13419" calcext:value-type="float">
            <text:p>586.13419</text:p>
          </table:table-cell>
          <table:table-cell table:formula="of:=[.B63]/55435.69" office:value-type="float" office:value="0.0105732280052796" calcext:value-type="float">
            <text:p>0.01057322800528</text:p>
          </table:table-cell>
          <table:table-cell office:value-type="float" office:value="20733.765772834" calcext:value-type="float">
            <text:p>20733.765772834</text:p>
          </table:table-cell>
        </table:table-row>
        <table:table-row table:style-name="ro1">
          <table:table-cell office:value-type="float" office:value="63.11" calcext:value-type="float">
            <text:p>63.11</text:p>
          </table:table-cell>
          <table:table-cell office:value-type="float" office:value="588.08488" calcext:value-type="float">
            <text:p>588.08488</text:p>
          </table:table-cell>
          <table:table-cell table:formula="of:=[.B64]/55435.69" office:value-type="float" office:value="0.0106084163469418" calcext:value-type="float">
            <text:p>0.010608416346942</text:p>
          </table:table-cell>
          <table:table-cell office:value-type="float" office:value="21332.410805402" calcext:value-type="float">
            <text:p>21332.410805402</text:p>
          </table:table-cell>
        </table:table-row>
        <table:table-row table:style-name="ro1">
          <table:table-cell office:value-type="float" office:value="64.13" calcext:value-type="float">
            <text:p>64.13</text:p>
          </table:table-cell>
          <table:table-cell office:value-type="float" office:value="588.6228" calcext:value-type="float">
            <text:p>588.6228</text:p>
          </table:table-cell>
          <table:table-cell table:formula="of:=[.B65]/55435.69" office:value-type="float" office:value="0.0106181198430109" calcext:value-type="float">
            <text:p>0.010618119843011</text:p>
          </table:table-cell>
          <table:table-cell office:value-type="float" office:value="21931.603415698" calcext:value-type="float">
            <text:p>21931.603415698</text:p>
          </table:table-cell>
        </table:table-row>
        <table:table-row table:style-name="ro1">
          <table:table-cell office:value-type="float" office:value="65.15" calcext:value-type="float">
            <text:p>65.15</text:p>
          </table:table-cell>
          <table:table-cell office:value-type="float" office:value="588.54934" calcext:value-type="float">
            <text:p>588.54934</text:p>
          </table:table-cell>
          <table:table-cell table:formula="of:=[.B66]/55435.69" office:value-type="float" office:value="0.0106167947039173" calcext:value-type="float">
            <text:p>0.010616794703917</text:p>
          </table:table-cell>
          <table:table-cell office:value-type="float" office:value="22530.721244244" calcext:value-type="float">
            <text:p>22530.721244244</text:p>
          </table:table-cell>
        </table:table-row>
        <table:table-row table:style-name="ro1">
          <table:table-cell office:value-type="float" office:value="66.17" calcext:value-type="float">
            <text:p>66.17</text:p>
          </table:table-cell>
          <table:table-cell office:value-type="float" office:value="588.792" calcext:value-type="float">
            <text:p>588.792</text:p>
          </table:table-cell>
          <table:table-cell table:formula="of:=[.B67]/55435.69" office:value-type="float" office:value="0.0106211720283449" calcext:value-type="float">
            <text:p>0.010621172028345</text:p>
          </table:table-cell>
          <table:table-cell office:value-type="float" office:value="23130.08609781" calcext:value-type="float">
            <text:p>23130.08609781</text:p>
          </table:table-cell>
        </table:table-row>
        <table:table-row table:style-name="ro1">
          <table:table-cell office:value-type="float" office:value="67.19" calcext:value-type="float">
            <text:p>67.19</text:p>
          </table:table-cell>
          <table:table-cell office:value-type="float" office:value="590.24942" calcext:value-type="float">
            <text:p>590.24942</text:p>
          </table:table-cell>
          <table:table-cell table:formula="of:=[.B68]/55435.69" office:value-type="float" office:value="0.0106474623117346" calcext:value-type="float">
            <text:p>0.010647462311735</text:p>
          </table:table-cell>
          <table:table-cell office:value-type="float" office:value="23730.934540063" calcext:value-type="float">
            <text:p>23730.934540063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593.61711" calcext:value-type="float">
            <text:p>593.61711</text:p>
          </table:table-cell>
          <table:table-cell table:formula="of:=[.B69]/55435.69" office:value-type="float" office:value="0.0107082118036233" calcext:value-type="float">
            <text:p>0.010708211803623</text:p>
          </table:table-cell>
          <table:table-cell office:value-type="float" office:value="24335.211145877" calcext:value-type="float">
            <text:p>24335.211145877</text:p>
          </table:table-cell>
        </table:table-row>
        <table:table-row table:style-name="ro1">
          <table:table-cell office:value-type="float" office:value="69.22" calcext:value-type="float">
            <text:p>69.22</text:p>
          </table:table-cell>
          <table:table-cell office:value-type="float" office:value="599.24135" calcext:value-type="float">
            <text:p>599.24135</text:p>
          </table:table-cell>
          <table:table-cell table:formula="of:=[.B70]/55435.69" office:value-type="float" office:value="0.010809667021372" calcext:value-type="float">
            <text:p>0.010809667021372</text:p>
          </table:table-cell>
          <table:table-cell office:value-type="float" office:value="24945.212986137" calcext:value-type="float">
            <text:p>24945.212986137</text:p>
          </table:table-cell>
        </table:table-row>
        <table:table-row table:style-name="ro1">
          <table:table-cell office:value-type="float" office:value="70.24" calcext:value-type="float">
            <text:p>70.24</text:p>
          </table:table-cell>
          <table:table-cell office:value-type="float" office:value="607.04689" calcext:value-type="float">
            <text:p>607.04689</text:p>
          </table:table-cell>
          <table:table-cell table:formula="of:=[.B71]/55435.69" office:value-type="float" office:value="0.0109504705362195" calcext:value-type="float">
            <text:p>0.01095047053622</text:p>
          </table:table-cell>
          <table:table-cell office:value-type="float" office:value="25563.160527526" calcext:value-type="float">
            <text:p>25563.160527526</text:p>
          </table:table-cell>
        </table:table-row>
        <table:table-row table:style-name="ro1">
          <table:table-cell office:value-type="float" office:value="71.26" calcext:value-type="float">
            <text:p>71.26</text:p>
          </table:table-cell>
          <table:table-cell office:value-type="float" office:value="616.56403" calcext:value-type="float">
            <text:p>616.56403</text:p>
          </table:table-cell>
          <table:table-cell table:formula="of:=[.B72]/55435.69" office:value-type="float" office:value="0.0111221494672475" calcext:value-type="float">
            <text:p>0.011122149467248</text:p>
          </table:table-cell>
          <table:table-cell office:value-type="float" office:value="26190.796105387" calcext:value-type="float">
            <text:p>26190.796105387</text:p>
          </table:table-cell>
        </table:table-row>
        <table:table-row table:style-name="ro1">
          <table:table-cell office:value-type="float" office:value="72.27" calcext:value-type="float">
            <text:p>72.27</text:p>
          </table:table-cell>
          <table:table-cell office:value-type="float" office:value="627.04854" calcext:value-type="float">
            <text:p>627.04854</text:p>
          </table:table-cell>
          <table:table-cell table:formula="of:=[.B73]/55435.69" office:value-type="float" office:value="0.0113112787087164" calcext:value-type="float">
            <text:p>0.011311278708716</text:p>
          </table:table-cell>
          <table:table-cell office:value-type="float" office:value="26829.104458699" calcext:value-type="float">
            <text:p>26829.104458699</text:p>
          </table:table-cell>
        </table:table-row>
        <table:table-row table:style-name="ro1">
          <table:table-cell office:value-type="float" office:value="73.29" calcext:value-type="float">
            <text:p>73.29</text:p>
          </table:table-cell>
          <table:table-cell office:value-type="float" office:value="637.65663" calcext:value-type="float">
            <text:p>637.65663</text:p>
          </table:table-cell>
          <table:table-cell table:formula="of:=[.B74]/55435.69" office:value-type="float" office:value="0.0115026371999699" calcext:value-type="float">
            <text:p>0.01150263719997</text:p>
          </table:table-cell>
          <table:table-cell office:value-type="float" office:value="27478.211389945" calcext:value-type="float">
            <text:p>27478.211389945</text:p>
          </table:table-cell>
        </table:table-row>
        <table:table-row table:style-name="ro1">
          <table:table-cell office:value-type="float" office:value="74.31" calcext:value-type="float">
            <text:p>74.31</text:p>
          </table:table-cell>
          <table:table-cell office:value-type="float" office:value="647.61972" calcext:value-type="float">
            <text:p>647.61972</text:p>
          </table:table-cell>
          <table:table-cell table:formula="of:=[.B75]/55435.69" office:value-type="float" office:value="0.0116823605875565" calcext:value-type="float">
            <text:p>0.011682360587557</text:p>
          </table:table-cell>
          <table:table-cell office:value-type="float" office:value="28137.460316889" calcext:value-type="float">
            <text:p>28137.460316889</text:p>
          </table:table-cell>
        </table:table-row>
        <table:table-row table:style-name="ro1">
          <table:table-cell office:value-type="float" office:value="75.33" calcext:value-type="float">
            <text:p>75.33</text:p>
          </table:table-cell>
          <table:table-cell office:value-type="float" office:value="656.36697" calcext:value-type="float">
            <text:p>656.36697</text:p>
          </table:table-cell>
          <table:table-cell table:formula="of:=[.B76]/55435.69" office:value-type="float" office:value="0.011840151534147" calcext:value-type="float">
            <text:p>0.011840151534147</text:p>
          </table:table-cell>
          <table:table-cell office:value-type="float" office:value="28805.613569777" calcext:value-type="float">
            <text:p>28805.613569777</text:p>
          </table:table-cell>
        </table:table-row>
        <table:table-row table:style-name="ro1">
          <table:table-cell office:value-type="float" office:value="76.35" calcext:value-type="float">
            <text:p>76.35</text:p>
          </table:table-cell>
          <table:table-cell office:value-type="float" office:value="663.56634" calcext:value-type="float">
            <text:p>663.56634</text:p>
          </table:table-cell>
          <table:table-cell table:formula="of:=[.B77]/55435.69" office:value-type="float" office:value="0.0119700203966073" calcext:value-type="float">
            <text:p>0.011970020396607</text:p>
          </table:table-cell>
          <table:table-cell office:value-type="float" office:value="29481.095472132" calcext:value-type="float">
            <text:p>29481.095472132</text:p>
          </table:table-cell>
        </table:table-row>
        <table:table-row table:style-name="ro1">
          <table:table-cell office:value-type="float" office:value="77.36" calcext:value-type="float">
            <text:p>77.36</text:p>
          </table:table-cell>
          <table:table-cell office:value-type="float" office:value="669.08733" calcext:value-type="float">
            <text:p>669.08733</text:p>
          </table:table-cell>
          <table:table-cell table:formula="of:=[.B78]/55435.69" office:value-type="float" office:value="0.0120696130958233" calcext:value-type="float">
            <text:p>0.012069613095823</text:p>
          </table:table-cell>
          <table:table-cell office:value-type="float" office:value="30162.19750383" calcext:value-type="float">
            <text:p>30162.19750383</text:p>
          </table:table-cell>
        </table:table-row>
        <table:table-row table:style-name="ro1">
          <table:table-cell office:value-type="float" office:value="78.38" calcext:value-type="float">
            <text:p>78.38</text:p>
          </table:table-cell>
          <table:table-cell office:value-type="float" office:value="672.91754" calcext:value-type="float">
            <text:p>672.91754</text:p>
          </table:table-cell>
          <table:table-cell table:formula="of:=[.B79]/55435.69" office:value-type="float" office:value="0.0121387059491818" calcext:value-type="float">
            <text:p>0.012138705949182</text:p>
          </table:table-cell>
          <table:table-cell office:value-type="float" office:value="30847.198520661" calcext:value-type="float">
            <text:p>30847.198520661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675.07899" calcext:value-type="float">
            <text:p>675.07899</text:p>
          </table:table-cell>
          <table:table-cell table:formula="of:=[.B80]/55435.69" office:value-type="float" office:value="0.0121776961737105" calcext:value-type="float">
            <text:p>0.012177696173711</text:p>
          </table:table-cell>
          <table:table-cell office:value-type="float" office:value="31534.399805485" calcext:value-type="float">
            <text:p>31534.399805485</text:p>
          </table:table-cell>
        </table:table-row>
        <table:table-row table:style-name="ro1">
          <table:table-cell office:value-type="float" office:value="80.42" calcext:value-type="float">
            <text:p>80.42</text:p>
          </table:table-cell>
          <table:table-cell office:value-type="float" office:value="675.58442" calcext:value-type="float">
            <text:p>675.58442</text:p>
          </table:table-cell>
          <table:table-cell table:formula="of:=[.B81]/55435.69" office:value-type="float" office:value="0.0121868135852553" calcext:value-type="float">
            <text:p>0.012186813585255</text:p>
          </table:table-cell>
          <table:table-cell office:value-type="float" office:value="32222.115592596" calcext:value-type="float">
            <text:p>32222.115592596</text:p>
          </table:table-cell>
        </table:table-row>
        <table:table-row table:style-name="ro1">
          <table:table-cell office:value-type="float" office:value="81.44" calcext:value-type="float">
            <text:p>81.44</text:p>
          </table:table-cell>
          <table:table-cell office:value-type="float" office:value="674.45172" calcext:value-type="float">
            <text:p>674.45172</text:p>
          </table:table-cell>
          <table:table-cell table:formula="of:=[.B82]/55435.69" office:value-type="float" office:value="0.0121663809001024" calcext:value-type="float">
            <text:p>0.012166380900103</text:p>
          </table:table-cell>
          <table:table-cell office:value-type="float" office:value="32908.678344351" calcext:value-type="float">
            <text:p>32908.678344351</text:p>
          </table:table-cell>
        </table:table-row>
        <table:table-row table:style-name="ro1">
          <table:table-cell office:value-type="float" office:value="82.45" calcext:value-type="float">
            <text:p>82.45</text:p>
          </table:table-cell>
          <table:table-cell office:value-type="float" office:value="671.76722" calcext:value-type="float">
            <text:p>671.76722</text:p>
          </table:table-cell>
          <table:table-cell table:formula="of:=[.B83]/55435.69" office:value-type="float" office:value="0.0121179554182513" calcext:value-type="float">
            <text:p>0.012117955418251</text:p>
          </table:table-cell>
          <table:table-cell office:value-type="float" office:value="33592.508382205" calcext:value-type="float">
            <text:p>33592.508382205</text:p>
          </table:table-cell>
        </table:table-row>
        <table:table-row table:style-name="ro1">
          <table:table-cell office:value-type="float" office:value="83.47" calcext:value-type="float">
            <text:p>83.47</text:p>
          </table:table-cell>
          <table:table-cell office:value-type="float" office:value="667.76597" calcext:value-type="float">
            <text:p>667.76597</text:p>
          </table:table-cell>
          <table:table-cell table:formula="of:=[.B84]/55435.69" office:value-type="float" office:value="0.0120457771879452" calcext:value-type="float">
            <text:p>0.012045777187945</text:p>
          </table:table-cell>
          <table:table-cell office:value-type="float" office:value="34272.265321654" calcext:value-type="float">
            <text:p>34272.265321654</text:p>
          </table:table-cell>
        </table:table-row>
        <table:table-row table:style-name="ro1">
          <table:table-cell office:value-type="float" office:value="84.49" calcext:value-type="float">
            <text:p>84.49</text:p>
          </table:table-cell>
          <table:table-cell office:value-type="float" office:value="662.88977" calcext:value-type="float">
            <text:p>662.88977</text:p>
          </table:table-cell>
          <table:table-cell table:formula="of:=[.B85]/55435.69" office:value-type="float" office:value="0.0119578158042229" calcext:value-type="float">
            <text:p>0.011957815804223</text:p>
          </table:table-cell>
          <table:table-cell office:value-type="float" office:value="34947.058497826" calcext:value-type="float">
            <text:p>34947.058497826</text:p>
          </table:table-cell>
        </table:table-row>
        <table:table-row table:style-name="ro1">
          <table:table-cell office:value-type="float" office:value="85.51" calcext:value-type="float">
            <text:p>85.51</text:p>
          </table:table-cell>
          <table:table-cell office:value-type="float" office:value="657.79113" calcext:value-type="float">
            <text:p>657.79113</text:p>
          </table:table-cell>
          <table:table-cell table:formula="of:=[.B86]/55435.69" office:value-type="float" office:value="0.0118658418430437" calcext:value-type="float">
            <text:p>0.011865841843044</text:p>
          </table:table-cell>
          <table:table-cell office:value-type="float" office:value="35616.661482578" calcext:value-type="float">
            <text:p>35616.661482578</text:p>
          </table:table-cell>
        </table:table-row>
        <table:table-row table:style-name="ro1">
          <table:table-cell office:value-type="float" office:value="86.53" calcext:value-type="float">
            <text:p>86.53</text:p>
          </table:table-cell>
          <table:table-cell office:value-type="float" office:value="653.27126" calcext:value-type="float">
            <text:p>653.27126</text:p>
          </table:table-cell>
          <table:table-cell table:formula="of:=[.B87]/55435.69" office:value-type="float" office:value="0.0117843082678325" calcext:value-type="float">
            <text:p>0.011784308267833</text:p>
          </table:table-cell>
          <table:table-cell office:value-type="float" office:value="36281.66343726" calcext:value-type="float">
            <text:p>36281.66343726</text:p>
          </table:table-cell>
        </table:table-row>
        <table:table-row table:style-name="ro1">
          <table:table-cell office:value-type="float" office:value="87.54" calcext:value-type="float">
            <text:p>87.54</text:p>
          </table:table-cell>
          <table:table-cell office:value-type="float" office:value="650.16209" calcext:value-type="float">
            <text:p>650.16209</text:p>
          </table:table-cell>
          <table:table-cell table:formula="of:=[.B88]/55435.69" office:value-type="float" office:value="0.0117282221976492" calcext:value-type="float">
            <text:p>0.011728222197649</text:p>
          </table:table-cell>
          <table:table-cell office:value-type="float" office:value="36943.500393938" calcext:value-type="float">
            <text:p>36943.500393938</text:p>
          </table:table-cell>
        </table:table-row>
        <table:table-row table:style-name="ro1">
          <table:table-cell office:value-type="float" office:value="88.56" calcext:value-type="float">
            <text:p>88.56</text:p>
          </table:table-cell>
          <table:table-cell office:value-type="float" office:value="649.17965" calcext:value-type="float">
            <text:p>649.17965</text:p>
          </table:table-cell>
          <table:table-cell table:formula="of:=[.B89]/55435.69" office:value-type="float" office:value="0.0117105000406778" calcext:value-type="float">
            <text:p>0.011710500040678</text:p>
          </table:table-cell>
          <table:table-cell office:value-type="float" office:value="37604.337260529" calcext:value-type="float">
            <text:p>37604.337260529</text:p>
          </table:table-cell>
        </table:table-row>
        <table:table-row table:style-name="ro1">
          <table:table-cell office:value-type="float" office:value="89.58" calcext:value-type="float">
            <text:p>89.58</text:p>
          </table:table-cell>
          <table:table-cell office:value-type="float" office:value="650.78304" calcext:value-type="float">
            <text:p>650.78304</text:p>
          </table:table-cell>
          <table:table-cell table:formula="of:=[.B90]/55435.69" office:value-type="float" office:value="0.0117394234652802" calcext:value-type="float">
            <text:p>0.01173942346528</text:p>
          </table:table-cell>
          <table:table-cell office:value-type="float" office:value="38266.806309554" calcext:value-type="float">
            <text:p>38266.806309554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655.07071" calcext:value-type="float">
            <text:p>655.07071</text:p>
          </table:table-cell>
          <table:table-cell table:formula="of:=[.B91]/55435.69" office:value-type="float" office:value="0.0118167684031713" calcext:value-type="float">
            <text:p>0.011816768403171</text:p>
          </table:table-cell>
          <table:table-cell office:value-type="float" office:value="38933.640026408" calcext:value-type="float">
            <text:p>38933.640026408</text:p>
          </table:table-cell>
        </table:table-row>
        <table:table-row table:style-name="ro1">
          <table:table-cell office:value-type="float" office:value="91.62" calcext:value-type="float">
            <text:p>91.62</text:p>
          </table:table-cell>
          <table:table-cell office:value-type="float" office:value="661.73607" calcext:value-type="float">
            <text:p>661.73607</text:p>
          </table:table-cell>
          <table:table-cell table:formula="of:=[.B92]/55435.69" office:value-type="float" office:value="0.0119370043017414" calcext:value-type="float">
            <text:p>0.011937004301741</text:p>
          </table:table-cell>
          <table:table-cell office:value-type="float" office:value="39607.258792631" calcext:value-type="float">
            <text:p>39607.258792631</text:p>
          </table:table-cell>
        </table:table-row>
        <table:table-row table:style-name="ro1">
          <table:table-cell office:value-type="float" office:value="92.63" calcext:value-type="float">
            <text:p>92.63</text:p>
          </table:table-cell>
          <table:table-cell office:value-type="float" office:value="670.09301" calcext:value-type="float">
            <text:p>670.09301</text:p>
          </table:table-cell>
          <table:table-cell table:formula="of:=[.B93]/55435.69" office:value-type="float" office:value="0.0120877544773051" calcext:value-type="float">
            <text:p>0.012087754477305</text:p>
          </table:table-cell>
          <table:table-cell office:value-type="float" office:value="40289.38456466" calcext:value-type="float">
            <text:p>40289.38456466</text:p>
          </table:table-cell>
        </table:table-row>
        <table:table-row table:style-name="ro1">
          <table:table-cell office:value-type="float" office:value="93.65" calcext:value-type="float">
            <text:p>93.65</text:p>
          </table:table-cell>
          <table:table-cell office:value-type="float" office:value="679.1705" calcext:value-type="float">
            <text:p>679.1705</text:p>
          </table:table-cell>
          <table:table-cell table:formula="of:=[.B94]/55435.69" office:value-type="float" office:value="0.0122515025969732" calcext:value-type="float">
            <text:p>0.012251502596973</text:p>
          </table:table-cell>
          <table:table-cell office:value-type="float" office:value="40980.750827563" calcext:value-type="float">
            <text:p>40980.750827563</text:p>
          </table:table-cell>
        </table:table-row>
        <table:table-row table:style-name="ro1">
          <table:table-cell office:value-type="float" office:value="94.67" calcext:value-type="float">
            <text:p>94.67</text:p>
          </table:table-cell>
          <table:table-cell office:value-type="float" office:value="687.86475" calcext:value-type="float">
            <text:p>687.86475</text:p>
          </table:table-cell>
          <table:table-cell table:formula="of:=[.B95]/55435.69" office:value-type="float" office:value="0.0124083374807818" calcext:value-type="float">
            <text:p>0.012408337480782</text:p>
          </table:table-cell>
          <table:table-cell office:value-type="float" office:value="41680.967459764" calcext:value-type="float">
            <text:p>41680.967459764</text:p>
          </table:table-cell>
        </table:table-row>
        <table:table-row table:style-name="ro1">
          <table:table-cell office:value-type="float" office:value="95.69" calcext:value-type="float">
            <text:p>95.69</text:p>
          </table:table-cell>
          <table:table-cell office:value-type="float" office:value="695.12705" calcext:value-type="float">
            <text:p>695.12705</text:p>
          </table:table-cell>
          <table:table-cell table:formula="of:=[.B96]/55435.69" office:value-type="float" office:value="0.0125393415325037" calcext:value-type="float">
            <text:p>0.012539341532504</text:p>
          </table:table-cell>
          <table:table-cell office:value-type="float" office:value="42388.57680139" calcext:value-type="float">
            <text:p>42388.57680139</text:p>
          </table:table-cell>
        </table:table-row>
        <table:table-row table:style-name="ro1">
          <table:table-cell office:value-type="float" office:value="96.71" calcext:value-type="float">
            <text:p>96.71</text:p>
          </table:table-cell>
          <table:table-cell office:value-type="float" office:value="700.15499" calcext:value-type="float">
            <text:p>700.15499</text:p>
          </table:table-cell>
          <table:table-cell table:formula="of:=[.B97]/55435.69" office:value-type="float" office:value="0.0126300401420096" calcext:value-type="float">
            <text:p>0.01263004014201</text:p>
          </table:table-cell>
          <table:table-cell office:value-type="float" office:value="43101.304369179" calcext:value-type="float">
            <text:p>43101.304369179</text:p>
          </table:table-cell>
        </table:table-row>
        <table:table-row table:style-name="ro1">
          <table:table-cell office:value-type="float" office:value="97.72" calcext:value-type="float">
            <text:p>97.72</text:p>
          </table:table-cell>
          <table:table-cell office:value-type="float" office:value="702.54713" calcext:value-type="float">
            <text:p>702.54713</text:p>
          </table:table-cell>
          <table:table-cell table:formula="of:=[.B98]/55435.69" office:value-type="float" office:value="0.0126731917650885" calcext:value-type="float">
            <text:p>0.012673191765089</text:p>
          </table:table-cell>
          <table:table-cell office:value-type="float" office:value="43816.467027102" calcext:value-type="float">
            <text:p>43816.467027102</text:p>
          </table:table-cell>
        </table:table-row>
        <table:table-row table:style-name="ro1">
          <table:table-cell office:value-type="float" office:value="98.74" calcext:value-type="float">
            <text:p>98.74</text:p>
          </table:table-cell>
          <table:table-cell office:value-type="float" office:value="702.3808" calcext:value-type="float">
            <text:p>702.3808</text:p>
          </table:table-cell>
          <table:table-cell table:formula="of:=[.B99]/55435.69" office:value-type="float" office:value="0.0126701913514561" calcext:value-type="float">
            <text:p>0.012670191351456</text:p>
          </table:table-cell>
          <table:table-cell office:value-type="float" office:value="44531.460374893" calcext:value-type="float">
            <text:p>44531.460374893</text:p>
          </table:table-cell>
        </table:table-row>
        <table:table-row table:style-name="ro1">
          <table:table-cell office:value-type="float" office:value="99.76" calcext:value-type="float">
            <text:p>99.76</text:p>
          </table:table-cell>
          <table:table-cell office:value-type="float" office:value="700.18404" calcext:value-type="float">
            <text:p>700.18404</text:p>
          </table:table-cell>
          <table:table-cell table:formula="of:=[.B100]/55435.69" office:value-type="float" office:value="0.0126305641726476" calcext:value-type="float">
            <text:p>0.012630564172648</text:p>
          </table:table-cell>
          <table:table-cell office:value-type="float" office:value="45244.217510381" calcext:value-type="float">
            <text:p>45244.217510381</text:p>
          </table:table-cell>
        </table:table-row>
        <table:table-row table:style-name="ro1">
          <table:table-cell office:value-type="float" office:value="100.78" calcext:value-type="float">
            <text:p>100.78</text:p>
          </table:table-cell>
          <table:table-cell office:value-type="float" office:value="696.79631" calcext:value-type="float">
            <text:p>696.79631</text:p>
          </table:table-cell>
          <table:table-cell table:formula="of:=[.B101]/55435.69" office:value-type="float" office:value="0.0125694531807938" calcext:value-type="float">
            <text:p>0.012569453180794</text:p>
          </table:table-cell>
          <table:table-cell office:value-type="float" office:value="45953.526085913" calcext:value-type="float">
            <text:p>45953.526085913</text:p>
          </table:table-cell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693.14518" calcext:value-type="float">
            <text:p>693.14518</text:p>
          </table:table-cell>
          <table:table-cell table:formula="of:=[.B102]/55435.69" office:value-type="float" office:value="0.012503590737303" calcext:value-type="float">
            <text:p>0.012503590737303</text:p>
          </table:table-cell>
          <table:table-cell office:value-type="float" office:value="46659.117972068" calcext:value-type="float">
            <text:p>46659.117972068</text:p>
          </table:table-cell>
        </table:table-row>
        <table:table-row table:style-name="ro1">
          <table:table-cell office:value-type="float" office:value="102.81" calcext:value-type="float">
            <text:p>102.81</text:p>
          </table:table-cell>
          <table:table-cell office:value-type="float" office:value="689.9958" calcext:value-type="float">
            <text:p>689.9958</text:p>
          </table:table-cell>
          <table:table-cell table:formula="of:=[.B103]/55435.69" office:value-type="float" office:value="0.0124467793221298" calcext:value-type="float">
            <text:p>0.01244677932213</text:p>
          </table:table-cell>
          <table:table-cell office:value-type="float" office:value="47361.503921004" calcext:value-type="float">
            <text:p>47361.503921004</text:p>
          </table:table-cell>
        </table:table-row>
        <table:table-row table:style-name="ro1">
          <table:table-cell office:value-type="float" office:value="103.83" calcext:value-type="float">
            <text:p>103.83</text:p>
          </table:table-cell>
          <table:table-cell office:value-type="float" office:value="687.74634" calcext:value-type="float">
            <text:p>687.74634</text:p>
          </table:table-cell>
          <table:table-cell table:formula="of:=[.B104]/55435.69" office:value-type="float" office:value="0.0124062014922156" calcext:value-type="float">
            <text:p>0.012406201492216</text:p>
          </table:table-cell>
          <table:table-cell office:value-type="float" office:value="48061.600019877" calcext:value-type="float">
            <text:p>48061.600019877</text:p>
          </table:table-cell>
        </table:table-row>
        <table:table-row table:style-name="ro1">
          <table:table-cell office:value-type="float" office:value="104.85" calcext:value-type="float">
            <text:p>104.85</text:p>
          </table:table-cell>
          <table:table-cell office:value-type="float" office:value="686.33529" calcext:value-type="float">
            <text:p>686.33529</text:p>
          </table:table-cell>
          <table:table-cell table:formula="of:=[.B105]/55435.69" office:value-type="float" office:value="0.0123807476735655" calcext:value-type="float">
            <text:p>0.012380747673566</text:p>
          </table:table-cell>
          <table:table-cell office:value-type="float" office:value="48760.259724669" calcext:value-type="float">
            <text:p>48760.259724669</text:p>
          </table:table-cell>
        </table:table-row>
        <table:table-row table:style-name="ro1">
          <table:table-cell office:value-type="float" office:value="105.87" calcext:value-type="float">
            <text:p>105.87</text:p>
          </table:table-cell>
          <table:table-cell office:value-type="float" office:value="685.29439" calcext:value-type="float">
            <text:p>685.29439</text:p>
          </table:table-cell>
          <table:table-cell table:formula="of:=[.B106]/55435.69" office:value-type="float" office:value="0.0123619709613067" calcext:value-type="float">
            <text:p>0.012361970961307</text:p>
          </table:table-cell>
          <table:table-cell office:value-type="float" office:value="49457.859845365" calcext:value-type="float">
            <text:p>49457.859845365</text:p>
          </table:table-cell>
        </table:table-row>
        <table:table-row table:style-name="ro1">
          <table:table-cell office:value-type="float" office:value="106.89" calcext:value-type="float">
            <text:p>106.89</text:p>
          </table:table-cell>
          <table:table-cell office:value-type="float" office:value="683.93371" calcext:value-type="float">
            <text:p>683.93371</text:p>
          </table:table-cell>
          <table:table-cell table:formula="of:=[.B107]/55435.69" office:value-type="float" office:value="0.0123374257630779" calcext:value-type="float">
            <text:p>0.012337425763078</text:p>
          </table:table-cell>
          <table:table-cell office:value-type="float" office:value="50154.07484946" calcext:value-type="float">
            <text:p>50154.07484946</text:p>
          </table:table-cell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681.5977" calcext:value-type="float">
            <text:p>681.5977</text:p>
          </table:table-cell>
          <table:table-cell table:formula="of:=[.B108]/55435.69" office:value-type="float" office:value="0.0122952866646018" calcext:value-type="float">
            <text:p>0.012295286664602</text:p>
          </table:table-cell>
          <table:table-cell office:value-type="float" office:value="50847.911894693" calcext:value-type="float">
            <text:p>50847.911894693</text:p>
          </table:table-cell>
        </table:table-row>
        <table:table-row table:style-name="ro1">
          <table:table-cell office:value-type="float" office:value="108.92" calcext:value-type="float">
            <text:p>108.92</text:p>
          </table:table-cell>
          <table:table-cell office:value-type="float" office:value="677.90345" calcext:value-type="float">
            <text:p>677.90345</text:p>
          </table:table-cell>
          <table:table-cell table:formula="of:=[.B109]/55435.69" office:value-type="float" office:value="0.0122286463828627" calcext:value-type="float">
            <text:p>0.012228646382863</text:p>
          </table:table-cell>
          <table:table-cell office:value-type="float" office:value="51537.988352016" calcext:value-type="float">
            <text:p>51537.988352016</text:p>
          </table:table-cell>
        </table:table-row>
        <table:table-row table:style-name="ro1">
          <table:table-cell office:value-type="float" office:value="109.94" calcext:value-type="float">
            <text:p>109.94</text:p>
          </table:table-cell>
          <table:table-cell office:value-type="float" office:value="672.8752" calcext:value-type="float">
            <text:p>672.8752</text:p>
          </table:table-cell>
          <table:table-cell table:formula="of:=[.B110]/55435.69" office:value-type="float" office:value="0.0121379421812915" calcext:value-type="float">
            <text:p>0.012137942181292</text:p>
          </table:table-cell>
          <table:table-cell office:value-type="float" office:value="52222.946270448" calcext:value-type="float">
            <text:p>52222.946270448</text:p>
          </table:table-cell>
        </table:table-row>
        <table:table-row table:style-name="ro1">
          <table:table-cell office:value-type="float" office:value="110.96" calcext:value-type="float">
            <text:p>110.96</text:p>
          </table:table-cell>
          <table:table-cell office:value-type="float" office:value="666.92514" calcext:value-type="float">
            <text:p>666.92514</text:p>
          </table:table-cell>
          <table:table-cell table:formula="of:=[.B111]/55435.69" office:value-type="float" office:value="0.0120306095224935" calcext:value-type="float">
            <text:p>0.012030609522494</text:p>
          </table:table-cell>
          <table:table-cell office:value-type="float" office:value="52901.847286874" calcext:value-type="float">
            <text:p>52901.847286874</text:p>
          </table:table-cell>
        </table:table-row>
        <table:table-row table:style-name="ro1">
          <table:table-cell office:value-type="float" office:value="111.98" calcext:value-type="float">
            <text:p>111.98</text:p>
          </table:table-cell>
          <table:table-cell office:value-type="float" office:value="660.68658" calcext:value-type="float">
            <text:p>660.68658</text:p>
          </table:table-cell>
          <table:table-cell table:formula="of:=[.B112]/55435.69" office:value-type="float" office:value="0.0119180726351562" calcext:value-type="float">
            <text:p>0.011918072635156</text:p>
          </table:table-cell>
          <table:table-cell office:value-type="float" office:value="53574.397718052" calcext:value-type="float">
            <text:p>53574.397718052</text:p>
          </table:table-cell>
        </table:table-row>
        <table:table-row table:style-name="ro1">
          <table:table-cell office:value-type="float" office:value="112.99" calcext:value-type="float">
            <text:p>112.99</text:p>
          </table:table-cell>
          <table:table-cell office:value-type="float" office:value="654.76138" calcext:value-type="float">
            <text:p>654.76138</text:p>
          </table:table-cell>
          <table:table-cell table:formula="of:=[.B113]/55435.69" office:value-type="float" office:value="0.0118111884239197" calcext:value-type="float">
            <text:p>0.01181118842392</text:p>
          </table:table-cell>
          <table:table-cell office:value-type="float" office:value="54240.916551024" calcext:value-type="float">
            <text:p>54240.916551024</text:p>
          </table:table-cell>
        </table:table-row>
        <table:table-row table:style-name="ro1">
          <table:table-cell office:value-type="float" office:value="114.01" calcext:value-type="float">
            <text:p>114.01</text:p>
          </table:table-cell>
          <table:table-cell office:value-type="float" office:value="649.47712" calcext:value-type="float">
            <text:p>649.47712</text:p>
          </table:table-cell>
          <table:table-cell table:formula="of:=[.B114]/55435.69" office:value-type="float" office:value="0.0117158660783333" calcext:value-type="float">
            <text:p>0.011715866078333</text:p>
          </table:table-cell>
          <table:table-cell office:value-type="float" office:value="54902.056230799" calcext:value-type="float">
            <text:p>54902.056230799</text:p>
          </table:table-cell>
        </table:table-row>
        <table:table-row table:style-name="ro1">
          <table:table-cell office:value-type="float" office:value="115.03" calcext:value-type="float">
            <text:p>115.03</text:p>
          </table:table-cell>
          <table:table-cell office:value-type="float" office:value="644.74718" calcext:value-type="float">
            <text:p>644.74718</text:p>
          </table:table-cell>
          <table:table-cell table:formula="of:=[.B115]/55435.69" office:value-type="float" office:value="0.0116305430671107" calcext:value-type="float">
            <text:p>0.011630543067111</text:p>
          </table:table-cell>
          <table:table-cell office:value-type="float" office:value="55558.381036496" calcext:value-type="float">
            <text:p>55558.381036496</text:p>
          </table:table-cell>
        </table:table-row>
        <table:table-row table:style-name="ro1">
          <table:table-cell office:value-type="float" office:value="116.05" calcext:value-type="float">
            <text:p>116.05</text:p>
          </table:table-cell>
          <table:table-cell office:value-type="float" office:value="640.08908" calcext:value-type="float">
            <text:p>640.08908</text:p>
          </table:table-cell>
          <table:table-cell table:formula="of:=[.B116]/55435.69" office:value-type="float" office:value="0.0115465159719307" calcext:value-type="float">
            <text:p>0.011546515971931</text:p>
          </table:table-cell>
          <table:table-cell office:value-type="float" office:value="56209.964099838" calcext:value-type="float">
            <text:p>56209.964099838</text:p>
          </table:table-cell>
        </table:table-row>
        <table:table-row table:style-name="ro1">
          <table:table-cell office:value-type="float" office:value="117.07" calcext:value-type="float">
            <text:p>117.07</text:p>
          </table:table-cell>
          <table:table-cell office:value-type="float" office:value="634.7969" calcext:value-type="float">
            <text:p>634.7969</text:p>
          </table:table-cell>
          <table:table-cell table:formula="of:=[.B117]/55435.69" office:value-type="float" office:value="0.0114510507580947" calcext:value-type="float">
            <text:p>0.011451050758095</text:p>
          </table:table-cell>
          <table:table-cell office:value-type="float" office:value="56856.159954095" calcext:value-type="float">
            <text:p>56856.159954095</text:p>
          </table:table-cell>
        </table:table-row>
        <table:table-row table:style-name="ro1">
          <table:table-cell office:value-type="float" office:value="118.08" calcext:value-type="float">
            <text:p>118.08</text:p>
          </table:table-cell>
          <table:table-cell office:value-type="float" office:value="628.20583" calcext:value-type="float">
            <text:p>628.20583</text:p>
          </table:table-cell>
          <table:table-cell table:formula="of:=[.B118]/55435.69" office:value-type="float" office:value="0.0113321549709222" calcext:value-type="float">
            <text:p>0.011332154970922</text:p>
          </table:table-cell>
          <table:table-cell office:value-type="float" office:value="57495.646378632" calcext:value-type="float">
            <text:p>57495.646378632</text:p>
          </table:table-cell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619.95261" calcext:value-type="float">
            <text:p>619.95261</text:p>
          </table:table-cell>
          <table:table-cell table:formula="of:=[.B119]/55435.69" office:value-type="float" office:value="0.0111832757921837" calcext:value-type="float">
            <text:p>0.011183275792184</text:p>
          </table:table-cell>
          <table:table-cell office:value-type="float" office:value="58126.731383324" calcext:value-type="float">
            <text:p>58126.731383324</text:p>
          </table:table-cell>
        </table:table-row>
        <table:table-row table:style-name="ro1">
          <table:table-cell office:value-type="float" office:value="120.12" calcext:value-type="float">
            <text:p>120.12</text:p>
          </table:table-cell>
          <table:table-cell office:value-type="float" office:value="610.13809" calcext:value-type="float">
            <text:p>610.13809</text:p>
          </table:table-cell>
          <table:table-cell table:formula="of:=[.B120]/55435.69" office:value-type="float" office:value="0.011006232447003" calcext:value-type="float">
            <text:p>0.011006232447003</text:p>
          </table:table-cell>
          <table:table-cell office:value-type="float" office:value="58747.825634384" calcext:value-type="float">
            <text:p>58747.825634384</text:p>
          </table:table-cell>
        </table:table-row>
        <table:table-row table:style-name="ro1">
          <table:table-cell office:value-type="float" office:value="121.14" calcext:value-type="float">
            <text:p>121.14</text:p>
          </table:table-cell>
          <table:table-cell office:value-type="float" office:value="599.3351" calcext:value-type="float">
            <text:p>599.3351</text:p>
          </table:table-cell>
          <table:table-cell table:formula="of:=[.B121]/55435.69" office:value-type="float" office:value="0.0108113581701608" calcext:value-type="float">
            <text:p>0.010811358170161</text:p>
          </table:table-cell>
          <table:table-cell office:value-type="float" office:value="59357.922905563" calcext:value-type="float">
            <text:p>59357.922905563</text:p>
          </table:table-cell>
        </table:table-row>
        <table:table-row table:style-name="ro1">
          <table:table-cell office:value-type="float" office:value="122.15" calcext:value-type="float">
            <text:p>122.15</text:p>
          </table:table-cell>
          <table:table-cell office:value-type="float" office:value="588.44176" calcext:value-type="float">
            <text:p>588.44176</text:p>
          </table:table-cell>
          <table:table-cell table:formula="of:=[.B122]/55435.69" office:value-type="float" office:value="0.0106148540768592" calcext:value-type="float">
            <text:p>0.010614854076859</text:p>
          </table:table-cell>
          <table:table-cell office:value-type="float" office:value="59956.93122888" calcext:value-type="float">
            <text:p>59956.93122888</text:p>
          </table:table-cell>
        </table:table-row>
        <table:table-row table:style-name="ro1">
          <table:table-cell office:value-type="float" office:value="123.17" calcext:value-type="float">
            <text:p>123.17</text:p>
          </table:table-cell>
          <table:table-cell office:value-type="float" office:value="578.43458" calcext:value-type="float">
            <text:p>578.43458</text:p>
          </table:table-cell>
          <table:table-cell table:formula="of:=[.B123]/55435.69" office:value-type="float" office:value="0.0104343353532715" calcext:value-type="float">
            <text:p>0.010434335353272</text:p>
          </table:table-cell>
          <table:table-cell office:value-type="float" office:value="60545.752670039" calcext:value-type="float">
            <text:p>60545.752670039</text:p>
          </table:table-cell>
        </table:table-row>
        <table:table-row table:style-name="ro1">
          <table:table-cell office:value-type="float" office:value="124.19" calcext:value-type="float">
            <text:p>124.19</text:p>
          </table:table-cell>
          <table:table-cell office:value-type="float" office:value="570.10689" calcext:value-type="float">
            <text:p>570.10689</text:p>
          </table:table-cell>
          <table:table-cell table:formula="of:=[.B124]/55435.69" office:value-type="float" office:value="0.0102841128161298" calcext:value-type="float">
            <text:p>0.01028411281613</text:p>
          </table:table-cell>
          <table:table-cell office:value-type="float" office:value="61126.096883622" calcext:value-type="float">
            <text:p>61126.096883622</text:p>
          </table:table-cell>
        </table:table-row>
        <table:table-row table:style-name="ro1">
          <table:table-cell office:value-type="float" office:value="125.21" calcext:value-type="float">
            <text:p>125.21</text:p>
          </table:table-cell>
          <table:table-cell office:value-type="float" office:value="563.87688" calcext:value-type="float">
            <text:p>563.87688</text:p>
          </table:table-cell>
          <table:table-cell table:formula="of:=[.B125]/55435.69" office:value-type="float" office:value="0.010171730161562" calcext:value-type="float">
            <text:p>0.010171730161562</text:p>
          </table:table-cell>
          <table:table-cell office:value-type="float" office:value="61700.099217251" calcext:value-type="float">
            <text:p>61700.099217251</text:p>
          </table:table-cell>
        </table:table-row>
        <table:table-row table:style-name="ro1">
          <table:table-cell office:value-type="float" office:value="126.23" calcext:value-type="float">
            <text:p>126.23</text:p>
          </table:table-cell>
          <table:table-cell office:value-type="float" office:value="559.71779" calcext:value-type="float">
            <text:p>559.71779</text:p>
          </table:table-cell>
          <table:table-cell table:formula="of:=[.B126]/55435.69" office:value-type="float" office:value="0.0100967046680577" calcext:value-type="float">
            <text:p>0.010096704668058</text:p>
          </table:table-cell>
          <table:table-cell office:value-type="float" office:value="62269.867772567" calcext:value-type="float">
            <text:p>62269.867772567</text:p>
          </table:table-cell>
        </table:table-row>
        <table:table-row table:style-name="ro1">
          <table:table-cell office:value-type="float" office:value="127.24" calcext:value-type="float">
            <text:p>127.24</text:p>
          </table:table-cell>
          <table:table-cell office:value-type="float" office:value="557.21618" calcext:value-type="float">
            <text:p>557.21618</text:p>
          </table:table-cell>
          <table:table-cell table:formula="of:=[.B127]/55435.69" office:value-type="float" office:value="0.0100515783243611" calcext:value-type="float">
            <text:p>0.010051578324361</text:p>
          </table:table-cell>
          <table:table-cell office:value-type="float" office:value="62837.089803201" calcext:value-type="float">
            <text:p>62837.089803201</text:p>
          </table:table-cell>
        </table:table-row>
        <table:table-row table:style-name="ro1">
          <table:table-cell office:value-type="float" office:value="128.26" calcext:value-type="float">
            <text:p>128.26</text:p>
          </table:table-cell>
          <table:table-cell office:value-type="float" office:value="555.72104" calcext:value-type="float">
            <text:p>555.72104</text:p>
          </table:table-cell>
          <table:table-cell table:formula="of:=[.B128]/55435.69" office:value-type="float" office:value="0.0100246076128934" calcext:value-type="float">
            <text:p>0.010024607612894</text:p>
          </table:table-cell>
          <table:table-cell office:value-type="float" office:value="63402.789839913" calcext:value-type="float">
            <text:p>63402.789839913</text:p>
          </table:table-cell>
        </table:table-row>
        <table:table-row table:style-name="ro1">
          <table:table-cell office:value-type="float" office:value="129.28" calcext:value-type="float">
            <text:p>129.28</text:p>
          </table:table-cell>
          <table:table-cell office:value-type="float" office:value="554.52236" calcext:value-type="float">
            <text:p>554.52236</text:p>
          </table:table-cell>
          <table:table-cell table:formula="of:=[.B129]/55435.69" office:value-type="float" office:value="0.0100029847197717" calcext:value-type="float">
            <text:p>0.010002984719772</text:p>
          </table:table-cell>
          <table:table-cell office:value-type="float" office:value="63967.269675032" calcext:value-type="float">
            <text:p>63967.269675032</text:p>
          </table:table-cell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553.00021" calcext:value-type="float">
            <text:p>553.00021</text:p>
          </table:table-cell>
          <table:table-cell table:formula="of:=[.B130]/55435.69" office:value-type="float" office:value="0.00997552677706366" calcext:value-type="float">
            <text:p>0.009975526777064</text:p>
          </table:table-cell>
          <table:table-cell office:value-type="float" office:value="64530.200025593" calcext:value-type="float">
            <text:p>64530.200025593</text:p>
          </table:table-cell>
        </table:table-row>
        <table:table-row table:style-name="ro1">
          <table:table-cell office:value-type="float" office:value="131.32" calcext:value-type="float">
            <text:p>131.32</text:p>
          </table:table-cell>
          <table:table-cell office:value-type="float" office:value="550.70795" calcext:value-type="float">
            <text:p>550.70795</text:p>
          </table:table-cell>
          <table:table-cell table:formula="of:=[.B131]/55435.69" office:value-type="float" office:value="0.00993417688135568" calcext:value-type="float">
            <text:p>0.009934176881356</text:p>
          </table:table-cell>
          <table:table-cell office:value-type="float" office:value="65090.796958316" calcext:value-type="float">
            <text:p>65090.796958316</text:p>
          </table:table-cell>
        </table:table-row>
        <table:table-row table:style-name="ro1">
          <table:table-cell office:value-type="float" office:value="132.33" calcext:value-type="float">
            <text:p>132.33</text:p>
          </table:table-cell>
          <table:table-cell office:value-type="float" office:value="547.38578" calcext:value-type="float">
            <text:p>547.38578</text:p>
          </table:table-cell>
          <table:table-cell table:formula="of:=[.B132]/55435.69" office:value-type="float" office:value="0.00987424852112421" calcext:value-type="float">
            <text:p>0.009874248521124</text:p>
          </table:table-cell>
          <table:table-cell office:value-type="float" office:value="65648.012058799" calcext:value-type="float">
            <text:p>65648.012058799</text:p>
          </table:table-cell>
        </table:table-row>
        <table:table-row table:style-name="ro1">
          <table:table-cell office:value-type="float" office:value="133.35" calcext:value-type="float">
            <text:p>133.35</text:p>
          </table:table-cell>
          <table:table-cell office:value-type="float" office:value="542.92715" calcext:value-type="float">
            <text:p>542.92715</text:p>
          </table:table-cell>
          <table:table-cell table:formula="of:=[.B133]/55435.69" office:value-type="float" office:value="0.00979381964939915" calcext:value-type="float">
            <text:p>0.009793819649399</text:p>
          </table:table-cell>
          <table:table-cell office:value-type="float" office:value="66200.688469145" calcext:value-type="float">
            <text:p>66200.688469145</text:p>
          </table:table-cell>
        </table:table-row>
        <table:table-row table:style-name="ro1">
          <table:table-cell office:value-type="float" office:value="134.37" calcext:value-type="float">
            <text:p>134.37</text:p>
          </table:table-cell>
          <table:table-cell office:value-type="float" office:value="537.33253" calcext:value-type="float">
            <text:p>537.33253</text:p>
          </table:table-cell>
          <table:table-cell table:formula="of:=[.B134]/55435.69" office:value-type="float" office:value="0.0096928987444731" calcext:value-type="float">
            <text:p>0.009692898744473</text:p>
          </table:table-cell>
          <table:table-cell office:value-type="float" office:value="66747.669799977" calcext:value-type="float">
            <text:p>66747.669799977</text:p>
          </table:table-cell>
        </table:table-row>
        <table:table-row table:style-name="ro1">
          <table:table-cell office:value-type="float" office:value="135.39" calcext:value-type="float">
            <text:p>135.39</text:p>
          </table:table-cell>
          <table:table-cell office:value-type="float" office:value="530.67882" calcext:value-type="float">
            <text:p>530.67882</text:p>
          </table:table-cell>
          <table:table-cell table:formula="of:=[.B135]/55435.69" office:value-type="float" office:value="0.00957287299932588" calcext:value-type="float">
            <text:p>0.009572872999326</text:p>
          </table:table-cell>
          <table:table-cell office:value-type="float" office:value="67287.877938265" calcext:value-type="float">
            <text:p>67287.877938265</text:p>
          </table:table-cell>
        </table:table-row>
        <table:table-row table:style-name="ro1">
          <table:table-cell office:value-type="float" office:value="136.41" calcext:value-type="float">
            <text:p>136.41</text:p>
          </table:table-cell>
          <table:table-cell office:value-type="float" office:value="523.11558" calcext:value-type="float">
            <text:p>523.11558</text:p>
          </table:table-cell>
          <table:table-cell table:formula="of:=[.B136]/55435.69" office:value-type="float" office:value="0.00943644031489461" calcext:value-type="float">
            <text:p>0.009436440314895</text:p>
          </table:table-cell>
          <table:table-cell office:value-type="float" office:value="67820.38702207" calcext:value-type="float">
            <text:p>67820.38702207</text:p>
          </table:table-cell>
        </table:table-row>
        <table:table-row table:style-name="ro1">
          <table:table-cell office:value-type="float" office:value="137.42" calcext:value-type="float">
            <text:p>137.42</text:p>
          </table:table-cell>
          <table:table-cell office:value-type="float" office:value="514.87978" calcext:value-type="float">
            <text:p>514.87978</text:p>
          </table:table-cell>
          <table:table-cell table:formula="of:=[.B137]/55435.69" office:value-type="float" office:value="0.00928787537414976" calcext:value-type="float">
            <text:p>0.00928787537415</text:p>
          </table:table-cell>
          <table:table-cell office:value-type="float" office:value="68344.512417951" calcext:value-type="float">
            <text:p>68344.512417951</text:p>
          </table:table-cell>
        </table:table-row>
        <table:table-row table:style-name="ro1">
          <table:table-cell office:value-type="float" office:value="138.44" calcext:value-type="float">
            <text:p>138.44</text:p>
          </table:table-cell>
          <table:table-cell office:value-type="float" office:value="506.30868" calcext:value-type="float">
            <text:p>506.30868</text:p>
          </table:table-cell>
          <table:table-cell table:formula="of:=[.B138]/55435.69" office:value-type="float" office:value="0.00913326198339012" calcext:value-type="float">
            <text:p>0.00913326198339</text:p>
          </table:table-cell>
          <table:table-cell office:value-type="float" office:value="68859.912810142" calcext:value-type="float">
            <text:p>68859.912810142</text:p>
          </table:table-cell>
        </table:table-row>
        <table:table-row table:style-name="ro1">
          <table:table-cell office:value-type="float" office:value="139.46" calcext:value-type="float">
            <text:p>139.46</text:p>
          </table:table-cell>
          <table:table-cell office:value-type="float" office:value="497.83027" calcext:value-type="float">
            <text:p>497.83027</text:p>
          </table:table-cell>
          <table:table-cell table:formula="of:=[.B139]/55435.69" office:value-type="float" office:value="0.00898032062016365" calcext:value-type="float">
            <text:p>0.008980320620164</text:p>
          </table:table-cell>
          <table:table-cell office:value-type="float" office:value="69366.68253855" calcext:value-type="float">
            <text:p>69366.68253855</text:p>
          </table:table-cell>
        </table:table-row>
        <table:table-row table:style-name="ro1">
          <table:table-cell office:value-type="float" office:value="140.48" calcext:value-type="float">
            <text:p>140.48</text:p>
          </table:table-cell>
          <table:table-cell office:value-type="float" office:value="489.92078" calcext:value-type="float">
            <text:p>489.92078</text:p>
          </table:table-cell>
          <table:table-cell table:formula="of:=[.B140]/55435.69" office:value-type="float" office:value="0.00883764195953906" calcext:value-type="float">
            <text:p>0.008837641959539</text:p>
          </table:table-cell>
          <table:table-cell office:value-type="float" office:value="69865.400753299" calcext:value-type="float">
            <text:p>69865.400753299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office:value-type="float" office:value="483.03397" calcext:value-type="float">
            <text:p>483.03397</text:p>
          </table:table-cell>
          <table:table-cell table:formula="of:=[.B141]/55435.69" office:value-type="float" office:value="0.00871341134204337" calcext:value-type="float">
            <text:p>0.008713411342043</text:p>
          </table:table-cell>
          <table:table-cell office:value-type="float" office:value="70357.108489602" calcext:value-type="float">
            <text:p>70357.108489602</text:p>
          </table:table-cell>
        </table:table-row>
        <table:table-row table:style-name="ro1">
          <table:table-cell office:value-type="float" office:value="142.51" calcext:value-type="float">
            <text:p>142.51</text:p>
          </table:table-cell>
          <table:table-cell office:value-type="float" office:value="477.51872" calcext:value-type="float">
            <text:p>477.51872</text:p>
          </table:table-cell>
          <table:table-cell table:formula="of:=[.B142]/55435.69" office:value-type="float" office:value="0.00861392218623057" calcext:value-type="float">
            <text:p>0.008613922186231</text:p>
          </table:table-cell>
          <table:table-cell office:value-type="float" office:value="70843.201944165" calcext:value-type="float">
            <text:p>70843.201944165</text:p>
          </table:table-cell>
        </table:table-row>
        <table:table-row table:style-name="ro1">
          <table:table-cell office:value-type="float" office:value="143.53" calcext:value-type="float">
            <text:p>143.53</text:p>
          </table:table-cell>
          <table:table-cell office:value-type="float" office:value="473.54722" calcext:value-type="float">
            <text:p>473.54722</text:p>
          </table:table-cell>
          <table:table-cell table:formula="of:=[.B143]/55435.69" office:value-type="float" office:value="0.00854228061380674" calcext:value-type="float">
            <text:p>0.008542280613807</text:p>
          </table:table-cell>
          <table:table-cell office:value-type="float" office:value="71325.252577127" calcext:value-type="float">
            <text:p>71325.252577127</text:p>
          </table:table-cell>
        </table:table-row>
        <table:table-row table:style-name="ro1">
          <table:table-cell office:value-type="float" office:value="144.55" calcext:value-type="float">
            <text:p>144.55</text:p>
          </table:table-cell>
          <table:table-cell office:value-type="float" office:value="471.07215" calcext:value-type="float">
            <text:p>471.07215</text:p>
          </table:table-cell>
          <table:table-cell table:formula="of:=[.B144]/55435.69" office:value-type="float" office:value="0.00849763302305789" calcext:value-type="float">
            <text:p>0.008497633023058</text:p>
          </table:table-cell>
          <table:table-cell office:value-type="float" office:value="71804.783696304" calcext:value-type="float">
            <text:p>71804.783696304</text:p>
          </table:table-cell>
        </table:table-row>
        <table:table-row table:style-name="ro1">
          <table:table-cell office:value-type="float" office:value="145.57" calcext:value-type="float">
            <text:p>145.57</text:p>
          </table:table-cell>
          <table:table-cell office:value-type="float" office:value="469.82291" calcext:value-type="float">
            <text:p>469.82291</text:p>
          </table:table-cell>
          <table:table-cell table:formula="of:=[.B145]/55435.69" office:value-type="float" office:value="0.00847509808212002" calcext:value-type="float">
            <text:p>0.00847509808212</text:p>
          </table:table-cell>
          <table:table-cell office:value-type="float" office:value="72283.043142927" calcext:value-type="float">
            <text:p>72283.043142927</text:p>
          </table:table-cell>
        </table:table-row>
        <table:table-row table:style-name="ro1">
          <table:table-cell office:value-type="float" office:value="146.59" calcext:value-type="float">
            <text:p>146.59</text:p>
          </table:table-cell>
          <table:table-cell office:value-type="float" office:value="469.34027" calcext:value-type="float">
            <text:p>469.34027</text:p>
          </table:table-cell>
          <table:table-cell table:formula="of:=[.B146]/55435.69" office:value-type="float" office:value="0.00846639177757145" calcext:value-type="float">
            <text:p>0.008466391777571</text:p>
          </table:table-cell>
          <table:table-cell office:value-type="float" office:value="72760.811283938" calcext:value-type="float">
            <text:p>72760.811283938</text:p>
          </table:table-cell>
        </table:table-row>
        <table:table-row table:style-name="ro1">
          <table:table-cell office:value-type="float" office:value="147.6" calcext:value-type="float">
            <text:p>147.6</text:p>
          </table:table-cell>
          <table:table-cell office:value-type="float" office:value="469.04141" calcext:value-type="float">
            <text:p>469.04141</text:p>
          </table:table-cell>
          <table:table-cell table:formula="of:=[.B147]/55435.69" office:value-type="float" office:value="0.00846100066581655" calcext:value-type="float">
            <text:p>0.008461000665817</text:p>
          </table:table-cell>
          <table:table-cell office:value-type="float" office:value="73238.275200889" calcext:value-type="float">
            <text:p>73238.275200889</text:p>
          </table:table-cell>
        </table:table-row>
        <table:table-row table:style-name="ro1">
          <table:table-cell office:value-type="float" office:value="148.62" calcext:value-type="float">
            <text:p>148.62</text:p>
          </table:table-cell>
          <table:table-cell office:value-type="float" office:value="468.30331" calcext:value-type="float">
            <text:p>468.30331</text:p>
          </table:table-cell>
          <table:table-cell table:formula="of:=[.B148]/55435.69" office:value-type="float" office:value="0.00844768613865905" calcext:value-type="float">
            <text:p>0.008447686138659</text:p>
          </table:table-cell>
          <table:table-cell office:value-type="float" office:value="73714.987759307" calcext:value-type="float">
            <text:p>73714.987759307</text:p>
          </table:table-cell>
        </table:table-row>
        <table:table-row table:style-name="ro1">
          <table:table-cell office:value-type="float" office:value="149.64" calcext:value-type="float">
            <text:p>149.64</text:p>
          </table:table-cell>
          <table:table-cell office:value-type="float" office:value="466.55182" calcext:value-type="float">
            <text:p>466.55182</text:p>
          </table:table-cell>
          <table:table-cell table:formula="of:=[.B149]/55435.69" office:value-type="float" office:value="0.0084160911499433" calcext:value-type="float">
            <text:p>0.008416091149943</text:p>
          </table:table-cell>
          <table:table-cell office:value-type="float" office:value="74189.917376018" calcext:value-type="float">
            <text:p>74189.917376018</text:p>
          </table:table-cell>
        </table:table-row>
        <table:table-row table:style-name="ro1">
          <table:table-cell office:value-type="float" office:value="150.66" calcext:value-type="float">
            <text:p>150.66</text:p>
          </table:table-cell>
          <table:table-cell office:value-type="float" office:value="463.34455" calcext:value-type="float">
            <text:p>463.34455</text:p>
          </table:table-cell>
          <table:table-cell table:formula="of:=[.B150]/55435.69" office:value-type="float" office:value="0.00835823546166739" calcext:value-type="float">
            <text:p>0.008358235461667</text:p>
          </table:table-cell>
          <table:table-cell office:value-type="float" office:value="74661.582133364" calcext:value-type="float">
            <text:p>74661.582133364</text:p>
          </table:table-cell>
        </table:table-row>
        <table:table-row table:style-name="ro1">
          <table:table-cell office:value-type="float" office:value="151.68" calcext:value-type="float">
            <text:p>151.68</text:p>
          </table:table-cell>
          <table:table-cell office:value-type="float" office:value="458.43621" calcext:value-type="float">
            <text:p>458.43621</text:p>
          </table:table-cell>
          <table:table-cell table:formula="of:=[.B151]/55435.69" office:value-type="float" office:value="0.00826969430704299" calcext:value-type="float">
            <text:p>0.008269694307043</text:p>
          </table:table-cell>
          <table:table-cell office:value-type="float" office:value="75128.250413579" calcext:value-type="float">
            <text:p>75128.250413579</text:p>
          </table:table-cell>
        </table:table-row>
        <table:table-row table:style-name="ro1">
          <table:table-cell office:value-type="float" office:value="152.69" calcext:value-type="float">
            <text:p>152.69</text:p>
          </table:table-cell>
          <table:table-cell office:value-type="float" office:value="451.81595" calcext:value-type="float">
            <text:p>451.81595</text:p>
          </table:table-cell>
          <table:table-cell table:formula="of:=[.B152]/55435.69" office:value-type="float" office:value="0.00815027196378362" calcext:value-type="float">
            <text:p>0.008150271963784</text:p>
          </table:table-cell>
          <table:table-cell office:value-type="float" office:value="75588.179557573" calcext:value-type="float">
            <text:p>75588.179557573</text:p>
          </table:table-cell>
        </table:table-row>
        <table:table-row table:style-name="ro1">
          <table:table-cell office:value-type="float" office:value="153.71" calcext:value-type="float">
            <text:p>153.71</text:p>
          </table:table-cell>
          <table:table-cell office:value-type="float" office:value="443.70852" calcext:value-type="float">
            <text:p>443.70852</text:p>
          </table:table-cell>
          <table:table-cell table:formula="of:=[.B153]/55435.69" office:value-type="float" office:value="0.0080040226792523" calcext:value-type="float">
            <text:p>0.008004022679252</text:p>
          </table:table-cell>
          <table:table-cell office:value-type="float" office:value="76039.855679595" calcext:value-type="float">
            <text:p>76039.855679595</text:p>
          </table:table-cell>
        </table:table-row>
        <table:table-row table:style-name="ro1">
          <table:table-cell office:value-type="float" office:value="154.73" calcext:value-type="float">
            <text:p>154.73</text:p>
          </table:table-cell>
          <table:table-cell office:value-type="float" office:value="434.53602" calcext:value-type="float">
            <text:p>434.53602</text:p>
          </table:table-cell>
          <table:table-cell table:formula="of:=[.B154]/55435.69" office:value-type="float" office:value="0.00783856068175574" calcext:value-type="float">
            <text:p>0.007838560681756</text:p>
          </table:table-cell>
          <table:table-cell office:value-type="float" office:value="76482.194592766" calcext:value-type="float">
            <text:p>76482.194592766</text:p>
          </table:table-cell>
        </table:table-row>
        <table:table-row table:style-name="ro1">
          <table:table-cell office:value-type="float" office:value="155.75" calcext:value-type="float">
            <text:p>155.75</text:p>
          </table:table-cell>
          <table:table-cell office:value-type="float" office:value="424.84528" calcext:value-type="float">
            <text:p>424.84528</text:p>
          </table:table-cell>
          <table:table-cell table:formula="of:=[.B155]/55435.69" office:value-type="float" office:value="0.00766375019414388" calcext:value-type="float">
            <text:p>0.007663750194144</text:p>
          </table:table-cell>
          <table:table-cell office:value-type="float" office:value="76914.668751931" calcext:value-type="float">
            <text:p>76914.668751931</text:p>
          </table:table-cell>
        </table:table-row>
        <table:table-row table:style-name="ro1">
          <table:table-cell office:value-type="float" office:value="156.77" calcext:value-type="float">
            <text:p>156.77</text:p>
          </table:table-cell>
          <table:table-cell office:value-type="float" office:value="415.21443" calcext:value-type="float">
            <text:p>415.21443</text:p>
          </table:table-cell>
          <table:table-cell table:formula="of:=[.B156]/55435.69" office:value-type="float" office:value="0.00749002005747561" calcext:value-type="float">
            <text:p>0.007490020057476</text:p>
          </table:table-cell>
          <table:table-cell office:value-type="float" office:value="77337.339119744" calcext:value-type="float">
            <text:p>77337.339119744</text:p>
          </table:table-cell>
        </table:table-row>
        <table:table-row table:style-name="ro1">
          <table:table-cell office:value-type="float" office:value="157.78" calcext:value-type="float">
            <text:p>157.78</text:p>
          </table:table-cell>
          <table:table-cell office:value-type="float" office:value="406.15892" calcext:value-type="float">
            <text:p>406.15892</text:p>
          </table:table-cell>
          <table:table-cell table:formula="of:=[.B157]/55435.69" office:value-type="float" office:value="0.00732666843327827" calcext:value-type="float">
            <text:p>0.007326668433278</text:p>
          </table:table-cell>
          <table:table-cell office:value-type="float" office:value="77750.791378162" calcext:value-type="float">
            <text:p>77750.791378162</text:p>
          </table:table-cell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398.05793" calcext:value-type="float">
            <text:p>398.05793</text:p>
          </table:table-cell>
          <table:table-cell table:formula="of:=[.B158]/55435.69" office:value-type="float" office:value="0.00718053531939442" calcext:value-type="float">
            <text:p>0.007180535319394</text:p>
          </table:table-cell>
          <table:table-cell office:value-type="float" office:value="78155.997169673" calcext:value-type="float">
            <text:p>78155.997169673</text:p>
          </table:table-cell>
        </table:table-row>
        <table:table-row table:style-name="ro1">
          <table:table-cell office:value-type="float" office:value="159.82" calcext:value-type="float">
            <text:p>159.82</text:p>
          </table:table-cell>
          <table:table-cell office:value-type="float" office:value="391.11572" calcext:value-type="float">
            <text:p>391.11572</text:p>
          </table:table-cell>
          <table:table-cell table:formula="of:=[.B159]/55435.69" office:value-type="float" office:value="0.00705530534570779" calcext:value-type="float">
            <text:p>0.007055305345708</text:p>
          </table:table-cell>
          <table:table-cell office:value-type="float" office:value="78554.136098908" calcext:value-type="float">
            <text:p>78554.136098908</text:p>
          </table:table-cell>
        </table:table-row>
        <table:table-row table:style-name="ro1">
          <table:table-cell office:value-type="float" office:value="160.84" calcext:value-type="float">
            <text:p>160.84</text:p>
          </table:table-cell>
          <table:table-cell office:value-type="float" office:value="385.36195" calcext:value-type="float">
            <text:p>385.36195</text:p>
          </table:table-cell>
          <table:table-cell table:formula="of:=[.B160]/55435.69" office:value-type="float" office:value="0.00695151354659787" calcext:value-type="float">
            <text:p>0.006951513546598</text:p>
          </table:table-cell>
          <table:table-cell office:value-type="float" office:value="78946.417933968" calcext:value-type="float">
            <text:p>78946.417933968</text:p>
          </table:table-cell>
        </table:table-row>
        <table:table-row table:style-name="ro1">
          <table:table-cell office:value-type="float" office:value="161.86" calcext:value-type="float">
            <text:p>161.86</text:p>
          </table:table-cell>
          <table:table-cell office:value-type="float" office:value="380.68226" calcext:value-type="float">
            <text:p>380.68226</text:p>
          </table:table-cell>
          <table:table-cell table:formula="of:=[.B161]/55435.69" office:value-type="float" office:value="0.00686709699112611" calcext:value-type="float">
            <text:p>0.006867096991126</text:p>
          </table:table-cell>
          <table:table-cell office:value-type="float" office:value="79333.936043503" calcext:value-type="float">
            <text:p>79333.936043503</text:p>
          </table:table-cell>
        </table:table-row>
        <table:table-row table:style-name="ro1">
          <table:table-cell office:value-type="float" office:value="162.87" calcext:value-type="float">
            <text:p>162.87</text:p>
          </table:table-cell>
          <table:table-cell office:value-type="float" office:value="376.86345" calcext:value-type="float">
            <text:p>376.86345</text:p>
          </table:table-cell>
          <table:table-cell table:formula="of:=[.B162]/55435.69" office:value-type="float" office:value="0.00679820978146028" calcext:value-type="float">
            <text:p>0.00679820978146</text:p>
          </table:table-cell>
          <table:table-cell office:value-type="float" office:value="79717.566777067" calcext:value-type="float">
            <text:p>79717.566777067</text:p>
          </table:table-cell>
        </table:table-row>
        <table:table-row table:style-name="ro1">
          <table:table-cell office:value-type="float" office:value="163.89" calcext:value-type="float">
            <text:p>163.89</text:p>
          </table:table-cell>
          <table:table-cell office:value-type="float" office:value="373.63652" calcext:value-type="float">
            <text:p>373.63652</text:p>
          </table:table-cell>
          <table:table-cell table:formula="of:=[.B163]/55435.69" office:value-type="float" office:value="0.00673999944800904" calcext:value-type="float">
            <text:p>0.006739999448009</text:p>
          </table:table-cell>
          <table:table-cell office:value-type="float" office:value="80097.912629028" calcext:value-type="float">
            <text:p>80097.912629028</text:p>
          </table:table-cell>
        </table:table-row>
        <table:table-row table:style-name="ro1">
          <table:table-cell office:value-type="float" office:value="164.91" calcext:value-type="float">
            <text:p>164.91</text:p>
          </table:table-cell>
          <table:table-cell office:value-type="float" office:value="370.70743" calcext:value-type="float">
            <text:p>370.70743</text:p>
          </table:table-cell>
          <table:table-cell table:formula="of:=[.B164]/55435.69" office:value-type="float" office:value="0.00668716182661386" calcext:value-type="float">
            <text:p>0.006687161826614</text:p>
          </table:table-cell>
          <table:table-cell office:value-type="float" office:value="80475.276794665" calcext:value-type="float">
            <text:p>80475.276794665</text:p>
          </table:table-cell>
        </table:table-row>
        <table:table-row table:style-name="ro1">
          <table:table-cell office:value-type="float" office:value="165.93" calcext:value-type="float">
            <text:p>165.93</text:p>
          </table:table-cell>
          <table:table-cell office:value-type="float" office:value="367.77578" calcext:value-type="float">
            <text:p>367.77578</text:p>
          </table:table-cell>
          <table:table-cell table:formula="of:=[.B165]/55435.69" office:value-type="float" office:value="0.00663427802558244" calcext:value-type="float">
            <text:p>0.006634278025582</text:p>
          </table:table-cell>
          <table:table-cell office:value-type="float" office:value="80849.656665406" calcext:value-type="float">
            <text:p>80849.656665406</text:p>
          </table:table-cell>
        </table:table-row>
        <table:table-row table:style-name="ro1">
          <table:table-cell office:value-type="float" office:value="166.94" calcext:value-type="float">
            <text:p>166.94</text:p>
          </table:table-cell>
          <table:table-cell office:value-type="float" office:value="364.54928" calcext:value-type="float">
            <text:p>364.54928</text:p>
          </table:table-cell>
          <table:table-cell table:formula="of:=[.B166]/55435.69" office:value-type="float" office:value="0.00657607544886697" calcext:value-type="float">
            <text:p>0.006576075448867</text:p>
          </table:table-cell>
          <table:table-cell office:value-type="float" office:value="81220.752103131" calcext:value-type="float">
            <text:p>81220.752103131</text:p>
          </table:table-cell>
        </table:table-row>
        <table:table-row table:style-name="ro1">
          <table:table-cell office:value-type="float" office:value="167.96" calcext:value-type="float">
            <text:p>167.96</text:p>
          </table:table-cell>
          <table:table-cell office:value-type="float" office:value="360.76447" calcext:value-type="float">
            <text:p>360.76447</text:p>
          </table:table-cell>
          <table:table-cell table:formula="of:=[.B167]/55435.69" office:value-type="float" office:value="0.00650780156249521" calcext:value-type="float">
            <text:p>0.006507801562495</text:p>
          </table:table-cell>
          <table:table-cell office:value-type="float" office:value="81587.994768956" calcext:value-type="float">
            <text:p>81587.994768956</text:p>
          </table:table-cell>
        </table:table-row>
        <table:table-row table:style-name="ro1">
          <table:table-cell office:value-type="float" office:value="168.98" calcext:value-type="float">
            <text:p>168.98</text:p>
          </table:table-cell>
          <table:table-cell office:value-type="float" office:value="356.21866" calcext:value-type="float">
            <text:p>356.21866</text:p>
          </table:table-cell>
          <table:table-cell table:formula="of:=[.B168]/55435.69" office:value-type="float" office:value="0.00642580005768847" calcext:value-type="float">
            <text:p>0.006425800057688</text:p>
          </table:table-cell>
          <table:table-cell office:value-type="float" office:value="81950.609988502" calcext:value-type="float">
            <text:p>81950.6099885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0.80863" calcext:value-type="float">
            <text:p>350.80863</text:p>
          </table:table-cell>
          <table:table-cell table:formula="of:=[.B169]/55435.69" office:value-type="float" office:value="0.00632820895708162" calcext:value-type="float">
            <text:p>0.006328208957082</text:p>
          </table:table-cell>
          <table:table-cell office:value-type="float" office:value="82307.718033378" calcext:value-type="float">
            <text:p>82307.718033378</text:p>
          </table:table-cell>
        </table:table-row>
        <table:table-row table:style-name="ro1">
          <table:table-cell office:value-type="float" office:value="171.02" calcext:value-type="float">
            <text:p>171.02</text:p>
          </table:table-cell>
          <table:table-cell office:value-type="float" office:value="344.56286" calcext:value-type="float">
            <text:p>344.56286</text:p>
          </table:table-cell>
          <table:table-cell table:formula="of:=[.B170]/55435.69" office:value-type="float" office:value="0.00621554200912805" calcext:value-type="float">
            <text:p>0.006215542009128</text:p>
          </table:table-cell>
          <table:table-cell office:value-type="float" office:value="82658.468151721" calcext:value-type="float">
            <text:p>82658.468151721</text:p>
          </table:table-cell>
        </table:table-row>
        <table:table-row table:style-name="ro1">
          <table:table-cell office:value-type="float" office:value="172.03" calcext:value-type="float">
            <text:p>172.03</text:p>
          </table:table-cell>
          <table:table-cell office:value-type="float" office:value="337.65111" calcext:value-type="float">
            <text:p>337.65111</text:p>
          </table:table-cell>
          <table:table-cell table:formula="of:=[.B171]/55435.69" office:value-type="float" office:value="0.00609086150095724" calcext:value-type="float">
            <text:p>0.006090861500957</text:p>
          </table:table-cell>
          <table:table-cell office:value-type="float" office:value="83002.182410275" calcext:value-type="float">
            <text:p>83002.182410275</text:p>
          </table:table-cell>
        </table:table-row>
        <table:table-row table:style-name="ro1">
          <table:table-cell office:value-type="float" office:value="173.05" calcext:value-type="float">
            <text:p>173.05</text:p>
          </table:table-cell>
          <table:table-cell office:value-type="float" office:value="330.3614" calcext:value-type="float">
            <text:p>330.3614</text:p>
          </table:table-cell>
          <table:table-cell table:formula="of:=[.B172]/55435.69" office:value-type="float" office:value="0.00595936300242678" calcext:value-type="float">
            <text:p>0.005959363002427</text:p>
          </table:table-cell>
          <table:table-cell office:value-type="float" office:value="83338.476063636" calcext:value-type="float">
            <text:p>83338.476063636</text:p>
          </table:table-cell>
        </table:table-row>
        <table:table-row table:style-name="ro1">
          <table:table-cell office:value-type="float" office:value="174.07" calcext:value-type="float">
            <text:p>174.07</text:p>
          </table:table-cell>
          <table:table-cell office:value-type="float" office:value="323.04644" calcext:value-type="float">
            <text:p>323.04644</text:p>
          </table:table-cell>
          <table:table-cell table:formula="of:=[.B173]/55435.69" office:value-type="float" office:value="0.00582740902115587" calcext:value-type="float">
            <text:p>0.005827409021156</text:p>
          </table:table-cell>
          <table:table-cell office:value-type="float" office:value="83667.323395888" calcext:value-type="float">
            <text:p>83667.323395888</text:p>
          </table:table-cell>
        </table:table-row>
        <table:table-row table:style-name="ro1">
          <table:table-cell office:value-type="float" office:value="175.09" calcext:value-type="float">
            <text:p>175.09</text:p>
          </table:table-cell>
          <table:table-cell office:value-type="float" office:value="316.05498" calcext:value-type="float">
            <text:p>316.05498</text:p>
          </table:table-cell>
          <table:table-cell table:formula="of:=[.B174]/55435.69" office:value-type="float" office:value="0.00570129063063885" calcext:value-type="float">
            <text:p>0.005701290630639</text:p>
          </table:table-cell>
          <table:table-cell office:value-type="float" office:value="83989.053728227" calcext:value-type="float">
            <text:p>83989.053728227</text:p>
          </table:table-cell>
        </table:table-row>
        <table:table-row table:style-name="ro1">
          <table:table-cell office:value-type="float" office:value="176.11" calcext:value-type="float">
            <text:p>176.11</text:p>
          </table:table-cell>
          <table:table-cell office:value-type="float" office:value="309.67129" calcext:value-type="float">
            <text:p>309.67129</text:p>
          </table:table-cell>
          <table:table-cell table:formula="of:=[.B175]/55435.69" office:value-type="float" office:value="0.0055861357547818" calcext:value-type="float">
            <text:p>0.005586135754782</text:p>
          </table:table-cell>
          <table:table-cell office:value-type="float" office:value="84304.285734216" calcext:value-type="float">
            <text:p>84304.285734216</text:p>
          </table:table-cell>
        </table:table-row>
        <table:table-row table:style-name="ro1">
          <table:table-cell office:value-type="float" office:value="177.12" calcext:value-type="float">
            <text:p>177.12</text:p>
          </table:table-cell>
          <table:table-cell office:value-type="float" office:value="304.083" calcext:value-type="float">
            <text:p>304.083</text:p>
          </table:table-cell>
          <table:table-cell table:formula="of:=[.B176]/55435.69" office:value-type="float" office:value="0.00548532903622197" calcext:value-type="float">
            <text:p>0.005485329036222</text:p>
          </table:table-cell>
          <table:table-cell office:value-type="float" office:value="84613.829105285" calcext:value-type="float">
            <text:p>84613.829105285</text:p>
          </table:table-cell>
        </table:table-row>
        <table:table-row table:style-name="ro1">
          <table:table-cell office:value-type="float" office:value="178.14" calcext:value-type="float">
            <text:p>178.14</text:p>
          </table:table-cell>
          <table:table-cell office:value-type="float" office:value="299.38593" calcext:value-type="float">
            <text:p>299.38593</text:p>
          </table:table-cell>
          <table:table-cell table:formula="of:=[.B177]/55435.69" office:value-type="float" office:value="0.00540059896431342" calcext:value-type="float">
            <text:p>0.005400598964313</text:p>
          </table:table-cell>
          <table:table-cell office:value-type="float" office:value="84918.591058132" calcext:value-type="float">
            <text:p>84918.591058132</text:p>
          </table:table-cell>
        </table:table-row>
        <table:table-row table:style-name="ro1">
          <table:table-cell office:value-type="float" office:value="179.16" calcext:value-type="float">
            <text:p>179.16</text:p>
          </table:table-cell>
          <table:table-cell office:value-type="float" office:value="295.61717" calcext:value-type="float">
            <text:p>295.61717</text:p>
          </table:table-cell>
          <table:table-cell table:formula="of:=[.B178]/55435.69" office:value-type="float" office:value="0.00533261460261431" calcext:value-type="float">
            <text:p>0.005332614602614</text:p>
          </table:table-cell>
          <table:table-cell office:value-type="float" office:value="85219.516577489" calcext:value-type="float">
            <text:p>85219.516577489</text:p>
          </table:table-cell>
        </table:table-row>
        <table:table-row table:style-name="ro1">
          <table:table-cell office:value-type="float" office:value="180.18" calcext:value-type="float">
            <text:p>180.18</text:p>
          </table:table-cell>
          <table:table-cell office:value-type="float" office:value="292.7948" calcext:value-type="float">
            <text:p>292.7948</text:p>
          </table:table-cell>
          <table:table-cell table:formula="of:=[.B179]/55435.69" office:value-type="float" office:value="0.00528170209480571" calcext:value-type="float">
            <text:p>0.005281702094806</text:p>
          </table:table-cell>
          <table:table-cell office:value-type="float" office:value="85517.569050939" calcext:value-type="float">
            <text:p>85517.569050939</text:p>
          </table:table-cell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290.93902" calcext:value-type="float">
            <text:p>290.93902</text:p>
          </table:table-cell>
          <table:table-cell table:formula="of:=[.B180]/55435.69" office:value-type="float" office:value="0.00524822582707999" calcext:value-type="float">
            <text:p>0.00524822582708</text:p>
          </table:table-cell>
          <table:table-cell office:value-type="float" office:value="85813.732415418" calcext:value-type="float">
            <text:p>85813.732415418</text:p>
          </table:table-cell>
        </table:table-row>
        <table:table-row table:style-name="ro1">
          <table:table-cell office:value-type="float" office:value="182.21" calcext:value-type="float">
            <text:p>182.21</text:p>
          </table:table-cell>
          <table:table-cell office:value-type="float" office:value="290.05884" calcext:value-type="float">
            <text:p>290.05884</text:p>
          </table:table-cell>
          <table:table-cell table:formula="of:=[.B181]/55435.69" office:value-type="float" office:value="0.00523234833011008" calcext:value-type="float">
            <text:p>0.00523234833011</text:p>
          </table:table-cell>
          <table:table-cell office:value-type="float" office:value="86108.999801925" calcext:value-type="float">
            <text:p>86108.999801925</text:p>
          </table:table-cell>
        </table:table-row>
        <table:table-row table:style-name="ro1">
          <table:table-cell office:value-type="float" office:value="183.23" calcext:value-type="float">
            <text:p>183.23</text:p>
          </table:table-cell>
          <table:table-cell office:value-type="float" office:value="290.10676" calcext:value-type="float">
            <text:p>290.10676</text:p>
          </table:table-cell>
          <table:table-cell table:formula="of:=[.B182]/55435.69" office:value-type="float" office:value="0.00523321275517631" calcext:value-type="float">
            <text:p>0.005233212755176</text:p>
          </table:table-cell>
          <table:table-cell office:value-type="float" office:value="86404.315961677" calcext:value-type="float">
            <text:p>86404.315961677</text:p>
          </table:table-cell>
        </table:table-row>
        <table:table-row table:style-name="ro1">
          <table:table-cell office:value-type="float" office:value="184.25" calcext:value-type="float">
            <text:p>184.25</text:p>
          </table:table-cell>
          <table:table-cell office:value-type="float" office:value="290.92215" calcext:value-type="float">
            <text:p>290.92215</text:p>
          </table:table-cell>
          <table:table-cell table:formula="of:=[.B183]/55435.69" office:value-type="float" office:value="0.00524792151049261" calcext:value-type="float">
            <text:p>0.005247921510493</text:p>
          </table:table-cell>
          <table:table-cell office:value-type="float" office:value="86700.462154343" calcext:value-type="float">
            <text:p>86700.462154343</text:p>
          </table:table-cell>
        </table:table-row>
        <table:table-row table:style-name="ro1">
          <table:table-cell office:value-type="float" office:value="185.27" calcext:value-type="float">
            <text:p>185.27</text:p>
          </table:table-cell>
          <table:table-cell office:value-type="float" office:value="292.19498" calcext:value-type="float">
            <text:p>292.19498</text:p>
          </table:table-cell>
          <table:table-cell table:formula="of:=[.B184]/55435.69" office:value-type="float" office:value="0.00527088198956304" calcext:value-type="float">
            <text:p>0.005270881989563</text:p>
          </table:table-cell>
          <table:table-cell office:value-type="float" office:value="86997.904032553" calcext:value-type="float">
            <text:p>86997.904032553</text:p>
          </table:table-cell>
        </table:table-row>
        <table:table-row table:style-name="ro1">
          <table:table-cell office:value-type="float" office:value="186.29" calcext:value-type="float">
            <text:p>186.29</text:p>
          </table:table-cell>
          <table:table-cell office:value-type="float" office:value="293.47689" calcext:value-type="float">
            <text:p>293.47689</text:p>
          </table:table-cell>
          <table:table-cell table:formula="of:=[.B185]/55435.69" office:value-type="float" office:value="0.00529400626203083" calcext:value-type="float">
            <text:p>0.005294006262031</text:p>
          </table:table-cell>
          <table:table-cell office:value-type="float" office:value="87296.650846647" calcext:value-type="float">
            <text:p>87296.650846647</text:p>
          </table:table-cell>
        </table:table-row>
        <table:table-row table:style-name="ro1">
          <table:table-cell office:value-type="float" office:value="187.3" calcext:value-type="float">
            <text:p>187.3</text:p>
          </table:table-cell>
          <table:table-cell office:value-type="float" office:value="294.24944" calcext:value-type="float">
            <text:p>294.24944</text:p>
          </table:table-cell>
          <table:table-cell table:formula="of:=[.B186]/55435.69" office:value-type="float" office:value="0.0053079422299966" calcext:value-type="float">
            <text:p>0.005307942229997</text:p>
          </table:table-cell>
          <table:table-cell office:value-type="float" office:value="87596.184082103" calcext:value-type="float">
            <text:p>87596.184082103</text:p>
          </table:table-cell>
        </table:table-row>
        <table:table-row table:style-name="ro1">
          <table:table-cell office:value-type="float" office:value="188.32" calcext:value-type="float">
            <text:p>188.32</text:p>
          </table:table-cell>
          <table:table-cell office:value-type="float" office:value="294.03464" calcext:value-type="float">
            <text:p>294.03464</text:p>
          </table:table-cell>
          <table:table-cell table:formula="of:=[.B187]/55435.69" office:value-type="float" office:value="0.00530406746989169" calcext:value-type="float">
            <text:p>0.005304067469892</text:p>
          </table:table-cell>
          <table:table-cell office:value-type="float" office:value="87895.498659388" calcext:value-type="float">
            <text:p>87895.498659388</text:p>
          </table:table-cell>
        </table:table-row>
        <table:table-row table:style-name="ro1">
          <table:table-cell office:value-type="float" office:value="189.34" calcext:value-type="float">
            <text:p>189.34</text:p>
          </table:table-cell>
          <table:table-cell office:value-type="float" office:value="292.51283" calcext:value-type="float">
            <text:p>292.51283</text:p>
          </table:table-cell>
          <table:table-cell table:formula="of:=[.B188]/55435.69" office:value-type="float" office:value="0.0052766156604166" calcext:value-type="float">
            <text:p>0.005276615660417</text:p>
          </table:table-cell>
          <table:table-cell office:value-type="float" office:value="88193.264096987" calcext:value-type="float">
            <text:p>88193.264096987</text:p>
          </table:table-cell>
        </table:table-row>
        <table:table-row table:style-name="ro1">
          <table:table-cell office:value-type="float" office:value="190.36" calcext:value-type="float">
            <text:p>190.36</text:p>
          </table:table-cell>
          <table:table-cell office:value-type="float" office:value="289.60571" calcext:value-type="float">
            <text:p>289.60571</text:p>
          </table:table-cell>
          <table:table-cell table:formula="of:=[.B189]/55435.69" office:value-type="float" office:value="0.00522417435410292" calcext:value-type="float">
            <text:p>0.005224174354103</text:p>
          </table:table-cell>
          <table:table-cell office:value-type="float" office:value="88488.07021734" calcext:value-type="float">
            <text:p>88488.07021734</text:p>
          </table:table-cell>
        </table:table-row>
        <table:table-row table:style-name="ro1">
          <table:table-cell office:value-type="float" office:value="191.38" calcext:value-type="float">
            <text:p>191.38</text:p>
          </table:table-cell>
          <table:table-cell office:value-type="float" office:value="285.49294" calcext:value-type="float">
            <text:p>285.49294</text:p>
          </table:table-cell>
          <table:table-cell table:formula="of:=[.B190]/55435.69" office:value-type="float" office:value="0.00514998442339222" calcext:value-type="float">
            <text:p>0.005149984423392</text:p>
          </table:table-cell>
          <table:table-cell office:value-type="float" office:value="88778.689715199" calcext:value-type="float">
            <text:p>88778.689715199</text:p>
          </table:table-cell>
        </table:table-row>
        <table:table-row table:style-name="ro1">
          <table:table-cell office:value-type="float" office:value="192.39" calcext:value-type="float">
            <text:p>192.39</text:p>
          </table:table-cell>
          <table:table-cell office:value-type="float" office:value="280.55458" calcext:value-type="float">
            <text:p>280.55458</text:p>
          </table:table-cell>
          <table:table-cell table:formula="of:=[.B191]/55435.69" office:value-type="float" office:value="0.005060901740377" calcext:value-type="float">
            <text:p>0.005060901740377</text:p>
          </table:table-cell>
          <table:table-cell office:value-type="float" office:value="89064.28217394" calcext:value-type="float">
            <text:p>89064.28217394</text:p>
          </table:table-cell>
        </table:table-row>
        <table:table-row table:style-name="ro1">
          <table:table-cell office:value-type="float" office:value="193.41" calcext:value-type="float">
            <text:p>193.41</text:p>
          </table:table-cell>
          <table:table-cell office:value-type="float" office:value="275.25991" calcext:value-type="float">
            <text:p>275.25991</text:p>
          </table:table-cell>
          <table:table-cell table:formula="of:=[.B192]/55435.69" office:value-type="float" office:value="0.0049653916096291" calcext:value-type="float">
            <text:p>0.004965391609629</text:p>
          </table:table-cell>
          <table:table-cell office:value-type="float" office:value="89344.484883232" calcext:value-type="float">
            <text:p>89344.484883232</text:p>
          </table:table-cell>
        </table:table-row>
        <table:table-row table:style-name="ro1">
          <table:table-cell office:value-type="float" office:value="194.43" calcext:value-type="float">
            <text:p>194.43</text:p>
          </table:table-cell>
          <table:table-cell office:value-type="float" office:value="270.04304" calcext:value-type="float">
            <text:p>270.04304</text:p>
          </table:table-cell>
          <table:table-cell table:formula="of:=[.B193]/55435.69" office:value-type="float" office:value="0.00487128490688941" calcext:value-type="float">
            <text:p>0.004871284906889</text:p>
          </table:table-cell>
          <table:table-cell office:value-type="float" office:value="89619.377047596" calcext:value-type="float">
            <text:p>89619.377047596</text:p>
          </table:table-cell>
        </table:table-row>
        <table:table-row table:style-name="ro1">
          <table:table-cell office:value-type="float" office:value="195.45" calcext:value-type="float">
            <text:p>195.45</text:p>
          </table:table-cell>
          <table:table-cell office:value-type="float" office:value="265.20954" calcext:value-type="float">
            <text:p>265.20954</text:p>
          </table:table-cell>
          <table:table-cell table:formula="of:=[.B194]/55435.69" office:value-type="float" office:value="0.00478409378506879" calcext:value-type="float">
            <text:p>0.004784093785069</text:p>
          </table:table-cell>
          <table:table-cell office:value-type="float" office:value="89889.348915286" calcext:value-type="float">
            <text:p>89889.348915286</text:p>
          </table:table-cell>
        </table:table-row>
        <table:table-row table:style-name="ro1">
          <table:table-cell office:value-type="float" office:value="196.47" calcext:value-type="float">
            <text:p>196.47</text:p>
          </table:table-cell>
          <table:table-cell office:value-type="float" office:value="260.90378" calcext:value-type="float">
            <text:p>260.90378</text:p>
          </table:table-cell>
          <table:table-cell table:formula="of:=[.B195]/55435.69" office:value-type="float" office:value="0.00470642252310741" calcext:value-type="float">
            <text:p>0.004706422523107</text:p>
          </table:table-cell>
          <table:table-cell office:value-type="float" office:value="90154.937700574" calcext:value-type="float">
            <text:p>90154.937700574</text:p>
          </table:table-cell>
        </table:table-row>
        <table:table-row table:style-name="ro1">
          <table:table-cell office:value-type="float" office:value="197.48" calcext:value-type="float">
            <text:p>197.48</text:p>
          </table:table-cell>
          <table:table-cell office:value-type="float" office:value="257.14088" calcext:value-type="float">
            <text:p>257.14088</text:p>
          </table:table-cell>
          <table:table-cell table:formula="of:=[.B196]/55435.69" office:value-type="float" office:value="0.00463854386948192" calcext:value-type="float">
            <text:p>0.004638543869482</text:p>
          </table:table-cell>
          <table:table-cell office:value-type="float" office:value="90416.696017723" calcext:value-type="float">
            <text:p>90416.696017723</text:p>
          </table:table-cell>
        </table:table-row>
        <table:table-row table:style-name="ro1">
          <table:table-cell office:value-type="float" office:value="198.5" calcext:value-type="float">
            <text:p>198.5</text:p>
          </table:table-cell>
          <table:table-cell office:value-type="float" office:value="253.8806" calcext:value-type="float">
            <text:p>253.8806</text:p>
          </table:table-cell>
          <table:table-cell table:formula="of:=[.B197]/55435.69" office:value-type="float" office:value="0.00457973193803486" calcext:value-type="float">
            <text:p>0.004579731938035</text:p>
          </table:table-cell>
          <table:table-cell office:value-type="float" office:value="90675.135509866" calcext:value-type="float">
            <text:p>90675.135509866</text:p>
          </table:table-cell>
        </table:table-row>
        <table:table-row table:style-name="ro1">
          <table:table-cell office:value-type="float" office:value="199.52" calcext:value-type="float">
            <text:p>199.52</text:p>
          </table:table-cell>
          <table:table-cell office:value-type="float" office:value="251.10503" calcext:value-type="float">
            <text:p>251.10503</text:p>
          </table:table-cell>
          <table:table-cell table:formula="of:=[.B198]/55435.69" office:value-type="float" office:value="0.00452966365170164" calcext:value-type="float">
            <text:p>0.004529663651702</text:p>
          </table:table-cell>
          <table:table-cell office:value-type="float" office:value="90930.749590675" calcext:value-type="float">
            <text:p>90930.749590675</text:p>
          </table:table-cell>
        </table:table-row>
        <table:table-row table:style-name="ro1">
          <table:table-cell office:value-type="float" office:value="200.54" calcext:value-type="float">
            <text:p>200.54</text:p>
          </table:table-cell>
          <table:table-cell office:value-type="float" office:value="248.8639" calcext:value-type="float">
            <text:p>248.8639</text:p>
          </table:table-cell>
          <table:table-cell table:formula="of:=[.B199]/55435.69" office:value-type="float" office:value="0.00448923608599442" calcext:value-type="float">
            <text:p>0.004489236085994</text:p>
          </table:table-cell>
          <table:table-cell office:value-type="float" office:value="91184.082305747" calcext:value-type="float">
            <text:p>91184.082305747</text:p>
          </table:table-cell>
        </table:table-row>
        <table:table-row table:style-name="ro1">
          <table:table-cell office:value-type="float" office:value="201.56" calcext:value-type="float">
            <text:p>201.56</text:p>
          </table:table-cell>
          <table:table-cell office:value-type="float" office:value="247.26892" calcext:value-type="float">
            <text:p>247.26892</text:p>
          </table:table-cell>
          <table:table-cell table:formula="of:=[.B200]/55435.69" office:value-type="float" office:value="0.00446046436871265" calcext:value-type="float">
            <text:p>0.004460464368713</text:p>
          </table:table-cell>
          <table:table-cell office:value-type="float" office:value="91435.791393065" calcext:value-type="float">
            <text:p>91435.791393065</text:p>
          </table:table-cell>
        </table:table-row>
        <table:table-row table:style-name="ro1">
          <table:table-cell office:value-type="float" office:value="202.57" calcext:value-type="float">
            <text:p>202.57</text:p>
          </table:table-cell>
          <table:table-cell office:value-type="float" office:value="246.44349" calcext:value-type="float">
            <text:p>246.44349</text:p>
          </table:table-cell>
          <table:table-cell table:formula="of:=[.B201]/55435.69" office:value-type="float" office:value="0.0044455745026354" calcext:value-type="float">
            <text:p>0.004445574502635</text:p>
          </table:table-cell>
          <table:table-cell office:value-type="float" office:value="91686.660231746" calcext:value-type="float">
            <text:p>91686.660231746</text:p>
          </table:table-cell>
        </table:table-row>
        <table:table-row table:style-name="ro1">
          <table:table-cell office:value-type="float" office:value="203.59" calcext:value-type="float">
            <text:p>203.59</text:p>
          </table:table-cell>
          <table:table-cell office:value-type="float" office:value="246.45555" calcext:value-type="float">
            <text:p>246.45555</text:p>
          </table:table-cell>
          <table:table-cell table:formula="of:=[.B202]/55435.69" office:value-type="float" office:value="0.00444579205201559" calcext:value-type="float">
            <text:p>0.004445792052016</text:p>
          </table:table-cell>
          <table:table-cell office:value-type="float" office:value="91937.541343227" calcext:value-type="float">
            <text:p>91937.541343227</text:p>
          </table:table-cell>
        </table:table-row>
        <table:table-row table:style-name="ro1">
          <table:table-cell office:value-type="float" office:value="204.61" calcext:value-type="float">
            <text:p>204.61</text:p>
          </table:table-cell>
          <table:table-cell office:value-type="float" office:value="247.26823" calcext:value-type="float">
            <text:p>247.26823</text:p>
          </table:table-cell>
          <table:table-cell table:formula="of:=[.B203]/55435.69" office:value-type="float" office:value="0.00446045192185756" calcext:value-type="float">
            <text:p>0.004460451921858</text:p>
          </table:table-cell>
          <table:table-cell office:value-type="float" office:value="92189.249727642" calcext:value-type="float">
            <text:p>92189.249727642</text:p>
          </table:table-cell>
        </table:table-row>
        <table:table-row table:style-name="ro1">
          <table:table-cell office:value-type="float" office:value="205.63" calcext:value-type="float">
            <text:p>205.63</text:p>
          </table:table-cell>
          <table:table-cell office:value-type="float" office:value="248.73453" calcext:value-type="float">
            <text:p>248.73453</text:p>
          </table:table-cell>
          <table:table-cell table:formula="of:=[.B204]/55435.69" office:value-type="float" office:value="0.00448690239086047" calcext:value-type="float">
            <text:p>0.00448690239086</text:p>
          </table:table-cell>
          <table:table-cell office:value-type="float" office:value="92442.450750439" calcext:value-type="float">
            <text:p>92442.450750439</text:p>
          </table:table-cell>
        </table:table-row>
        <table:table-row table:style-name="ro1">
          <table:table-cell office:value-type="float" office:value="206.65" calcext:value-type="float">
            <text:p>206.65</text:p>
          </table:table-cell>
          <table:table-cell office:value-type="float" office:value="250.64084" calcext:value-type="float">
            <text:p>250.64084</text:p>
          </table:table-cell>
          <table:table-cell table:formula="of:=[.B205]/55435.69" office:value-type="float" office:value="0.00452129016523471" calcext:value-type="float">
            <text:p>0.004521290165235</text:p>
          </table:table-cell>
          <table:table-cell office:value-type="float" office:value="92697.592312028" calcext:value-type="float">
            <text:p>92697.592312028</text:p>
          </table:table-cell>
        </table:table-row>
        <table:table-row table:style-name="ro1">
          <table:table-cell office:value-type="float" office:value="207.66" calcext:value-type="float">
            <text:p>207.66</text:p>
          </table:table-cell>
          <table:table-cell office:value-type="float" office:value="252.78101" calcext:value-type="float">
            <text:p>252.78101</text:p>
          </table:table-cell>
          <table:table-cell table:formula="of:=[.B206]/55435.69" office:value-type="float" office:value="0.00455989652153694" calcext:value-type="float">
            <text:p>0.004559896521537</text:p>
          </table:table-cell>
          <table:table-cell office:value-type="float" office:value="92954.912473296" calcext:value-type="float">
            <text:p>92954.912473296</text:p>
          </table:table-cell>
        </table:table-row>
        <table:table-row table:style-name="ro1">
          <table:table-cell office:value-type="float" office:value="208.68" calcext:value-type="float">
            <text:p>208.68</text:p>
          </table:table-cell>
          <table:table-cell office:value-type="float" office:value="255.02828" calcext:value-type="float">
            <text:p>255.02828</text:p>
          </table:table-cell>
          <table:table-cell table:formula="of:=[.B207]/55435.69" office:value-type="float" office:value="0.0046004348462155" calcext:value-type="float">
            <text:p>0.004600434846216</text:p>
          </table:table-cell>
          <table:table-cell office:value-type="float" office:value="93214.520254606" calcext:value-type="float">
            <text:p>93214.520254606</text:p>
          </table:table-cell>
        </table:table-row>
        <table:table-row table:style-name="ro1">
          <table:table-cell office:value-type="float" office:value="209.7" calcext:value-type="float">
            <text:p>209.7</text:p>
          </table:table-cell>
          <table:table-cell office:value-type="float" office:value="257.3725" calcext:value-type="float">
            <text:p>257.3725</text:p>
          </table:table-cell>
          <table:table-cell table:formula="of:=[.B208]/55435.69" office:value-type="float" office:value="0.00464272204422819" calcext:value-type="float">
            <text:p>0.004642722044228</text:p>
          </table:table-cell>
          <table:table-cell office:value-type="float" office:value="93476.514350106" calcext:value-type="float">
            <text:p>93476.514350106</text:p>
          </table:table-cell>
        </table:table-row>
        <table:table-row table:style-name="ro1">
          <table:table-cell office:value-type="float" office:value="210.72" calcext:value-type="float">
            <text:p>210.72</text:p>
          </table:table-cell>
          <table:table-cell office:value-type="float" office:value="259.90555" calcext:value-type="float">
            <text:p>259.90555</text:p>
          </table:table-cell>
          <table:table-cell table:formula="of:=[.B209]/55435.69" office:value-type="float" office:value="0.00468841553158263" calcext:value-type="float">
            <text:p>0.004688415531583</text:p>
          </table:table-cell>
          <table:table-cell office:value-type="float" office:value="93741.086981712" calcext:value-type="float">
            <text:p>93741.086981712</text:p>
          </table:table-cell>
        </table:table-row>
        <table:table-row table:style-name="ro1">
          <table:table-cell office:value-type="float" office:value="211.74" calcext:value-type="float">
            <text:p>211.74</text:p>
          </table:table-cell>
          <table:table-cell office:value-type="float" office:value="262.76057" calcext:value-type="float">
            <text:p>262.76057</text:p>
          </table:table-cell>
          <table:table-cell table:formula="of:=[.B210]/55435.69" office:value-type="float" office:value="0.00473991701014274" calcext:value-type="float">
            <text:p>0.004739917010143</text:p>
          </table:table-cell>
          <table:table-cell office:value-type="float" office:value="94008.56590675" calcext:value-type="float">
            <text:p>94008.56590675</text:p>
          </table:table-cell>
        </table:table-row>
        <table:table-row table:style-name="ro1">
          <table:table-cell office:value-type="float" office:value="212.75" calcext:value-type="float">
            <text:p>212.75</text:p>
          </table:table-cell>
          <table:table-cell office:value-type="float" office:value="266.03108" calcext:value-type="float">
            <text:p>266.03108</text:p>
          </table:table-cell>
          <table:table-cell table:formula="of:=[.B211]/55435.69" office:value-type="float" office:value="0.00479891347974563" calcext:value-type="float">
            <text:p>0.004798913479746</text:p>
          </table:table-cell>
          <table:table-cell office:value-type="float" office:value="94279.374066609" calcext:value-type="float">
            <text:p>94279.374066609</text:p>
          </table:table-cell>
        </table:table-row>
        <table:table-row table:style-name="ro1">
          <table:table-cell office:value-type="float" office:value="213.77" calcext:value-type="float">
            <text:p>213.77</text:p>
          </table:table-cell>
          <table:table-cell office:value-type="float" office:value="269.70476" calcext:value-type="float">
            <text:p>269.70476</text:p>
          </table:table-cell>
          <table:table-cell table:formula="of:=[.B212]/55435.69" office:value-type="float" office:value="0.00486518270089179" calcext:value-type="float">
            <text:p>0.004865182700892</text:p>
          </table:table-cell>
          <table:table-cell office:value-type="float" office:value="94553.921877374" calcext:value-type="float">
            <text:p>94553.921877374</text:p>
          </table:table-cell>
        </table:table-row>
        <table:table-row table:style-name="ro1">
          <table:table-cell office:value-type="float" office:value="214.79" calcext:value-type="float">
            <text:p>214.79</text:p>
          </table:table-cell>
          <table:table-cell office:value-type="float" office:value="273.64087" calcext:value-type="float">
            <text:p>273.64087</text:p>
          </table:table-cell>
          <table:table-cell table:formula="of:=[.B213]/55435.69" office:value-type="float" office:value="0.00493618587592217" calcext:value-type="float">
            <text:p>0.004936185875922</text:p>
          </table:table-cell>
          <table:table-cell office:value-type="float" office:value="94832.476473037" calcext:value-type="float">
            <text:p>94832.476473037</text:p>
          </table:table-cell>
        </table:table-row>
        <table:table-row table:style-name="ro1">
          <table:table-cell office:value-type="float" office:value="215.81" calcext:value-type="float">
            <text:p>215.81</text:p>
          </table:table-cell>
          <table:table-cell office:value-type="float" office:value="277.60193" calcext:value-type="float">
            <text:p>277.60193</text:p>
          </table:table-cell>
          <table:table-cell table:formula="of:=[.B214]/55435.69" office:value-type="float" office:value="0.00500763912201688" calcext:value-type="float">
            <text:p>0.005007639122017</text:p>
          </table:table-cell>
          <table:table-cell office:value-type="float" office:value="95115.063257242" calcext:value-type="float">
            <text:p>95115.063257242</text:p>
          </table:table-cell>
        </table:table-row>
        <table:table-row table:style-name="ro1">
          <table:table-cell office:value-type="float" office:value="216.82" calcext:value-type="float">
            <text:p>216.82</text:p>
          </table:table-cell>
          <table:table-cell office:value-type="float" office:value="281.32902" calcext:value-type="float">
            <text:p>281.32902</text:p>
          </table:table-cell>
          <table:table-cell table:formula="of:=[.B215]/55435.69" office:value-type="float" office:value="0.00507487180190235" calcext:value-type="float">
            <text:p>0.005074871801902</text:p>
          </table:table-cell>
          <table:table-cell office:value-type="float" office:value="95401.444061009" calcext:value-type="float">
            <text:p>95401.444061009</text:p>
          </table:table-cell>
        </table:table-row>
        <table:table-row table:style-name="ro1">
          <table:table-cell office:value-type="float" office:value="217.84" calcext:value-type="float">
            <text:p>217.84</text:p>
          </table:table-cell>
          <table:table-cell office:value-type="float" office:value="284.63336" calcext:value-type="float">
            <text:p>284.63336</text:p>
          </table:table-cell>
          <table:table-cell table:formula="of:=[.B216]/55435.69" office:value-type="float" office:value="0.00513447852818284" calcext:value-type="float">
            <text:p>0.005134478528183</text:p>
          </table:table-cell>
          <table:table-cell office:value-type="float" office:value="95691.188543251" calcext:value-type="float">
            <text:p>95691.188543251</text:p>
          </table:table-cell>
        </table:table-row>
        <table:table-row table:style-name="ro1">
          <table:table-cell office:value-type="float" office:value="218.86" calcext:value-type="float">
            <text:p>218.86</text:p>
          </table:table-cell>
          <table:table-cell office:value-type="float" office:value="287.47235" calcext:value-type="float">
            <text:p>287.47235</text:p>
          </table:table-cell>
          <table:table-cell table:formula="of:=[.B217]/55435.69" office:value-type="float" office:value="0.00518569084284871" calcext:value-type="float">
            <text:p>0.005185690842849</text:p>
          </table:table-cell>
          <table:table-cell office:value-type="float" office:value="95983.822994132" calcext:value-type="float">
            <text:p>95983.822994132</text:p>
          </table:table-cell>
        </table:table-row>
        <table:table-row table:style-name="ro1">
          <table:table-cell office:value-type="float" office:value="219.88" calcext:value-type="float">
            <text:p>219.88</text:p>
          </table:table-cell>
          <table:table-cell office:value-type="float" office:value="289.98569" calcext:value-type="float">
            <text:p>289.98569</text:p>
          </table:table-cell>
          <table:table-cell table:formula="of:=[.B218]/55435.69" office:value-type="float" office:value="0.0052310287830818" calcext:value-type="float">
            <text:p>0.005231028783082</text:p>
          </table:table-cell>
          <table:table-cell office:value-type="float" office:value="96279.01591673" calcext:value-type="float">
            <text:p>96279.01591673</text:p>
          </table:table-cell>
        </table:table-row>
        <table:table-row table:style-name="ro1">
          <table:table-cell office:value-type="float" office:value="220.9" calcext:value-type="float">
            <text:p>220.9</text:p>
          </table:table-cell>
          <table:table-cell office:value-type="float" office:value="292.48258" calcext:value-type="float">
            <text:p>292.48258</text:p>
          </table:table-cell>
          <table:table-cell table:formula="of:=[.B219]/55435.69" office:value-type="float" office:value="0.00527606998307408" calcext:value-type="float">
            <text:p>0.005276069983074</text:p>
          </table:table-cell>
          <table:table-cell office:value-type="float" office:value="96576.750558301" calcext:value-type="float">
            <text:p>96576.750558301</text:p>
          </table:table-cell>
        </table:table-row>
        <table:table-row table:style-name="ro1">
          <table:table-cell office:value-type="float" office:value="221.91" calcext:value-type="float">
            <text:p>221.91</text:p>
          </table:table-cell>
          <table:table-cell office:value-type="float" office:value="295.38674" calcext:value-type="float">
            <text:p>295.38674</text:p>
          </table:table-cell>
          <table:table-cell table:formula="of:=[.B220]/55435.69" office:value-type="float" office:value="0.00532845789418333" calcext:value-type="float">
            <text:p>0.005328457894183</text:p>
          </table:table-cell>
          <table:table-cell office:value-type="float" office:value="96877.441514341" calcext:value-type="float">
            <text:p>96877.441514341</text:p>
          </table:table-cell>
        </table:table-row>
        <table:table-row table:style-name="ro1">
          <table:table-cell office:value-type="float" office:value="222.93" calcext:value-type="float">
            <text:p>222.93</text:p>
          </table:table-cell>
          <table:table-cell office:value-type="float" office:value="299.15643" calcext:value-type="float">
            <text:p>299.15643</text:p>
          </table:table-cell>
          <table:table-cell table:formula="of:=[.B221]/55435.69" office:value-type="float" office:value="0.00539645903207843" calcext:value-type="float">
            <text:p>0.005396459032078</text:p>
          </table:table-cell>
          <table:table-cell office:value-type="float" office:value="97181.969855568" calcext:value-type="float">
            <text:p>97181.969855568</text:p>
          </table:table-cell>
        </table:table-row>
        <table:table-row table:style-name="ro1">
          <table:table-cell office:value-type="float" office:value="223.95" calcext:value-type="float">
            <text:p>223.95</text:p>
          </table:table-cell>
          <table:table-cell office:value-type="float" office:value="304.19826" calcext:value-type="float">
            <text:p>304.19826</text:p>
          </table:table-cell>
          <table:table-cell table:formula="of:=[.B222]/55435.69" office:value-type="float" office:value="0.00548740820218888" calcext:value-type="float">
            <text:p>0.005487408202189</text:p>
          </table:table-cell>
          <table:table-cell office:value-type="float" office:value="97491.630561835" calcext:value-type="float">
            <text:p>97491.630561835</text:p>
          </table:table-cell>
        </table:table-row>
        <table:table-row table:style-name="ro1">
          <table:table-cell office:value-type="float" office:value="224.97" calcext:value-type="float">
            <text:p>224.97</text:p>
          </table:table-cell>
          <table:table-cell office:value-type="float" office:value="310.78951" calcext:value-type="float">
            <text:p>310.78951</text:p>
          </table:table-cell>
          <table:table-cell table:formula="of:=[.B223]/55435.69" office:value-type="float" office:value="0.00560630723636704" calcext:value-type="float">
            <text:p>0.005606307236367</text:p>
          </table:table-cell>
          <table:table-cell office:value-type="float" office:value="97808.000869407" calcext:value-type="float">
            <text:p>97808.000869407</text:p>
          </table:table-cell>
        </table:table-row>
        <table:table-row table:style-name="ro1">
          <table:table-cell office:value-type="float" office:value="225.99" calcext:value-type="float">
            <text:p>225.99</text:p>
          </table:table-cell>
          <table:table-cell office:value-type="float" office:value="319.01715" calcext:value-type="float">
            <text:p>319.01715</text:p>
          </table:table-cell>
          <table:table-cell table:formula="of:=[.B224]/55435.69" office:value-type="float" office:value="0.00575472497952132" calcext:value-type="float">
            <text:p>0.005754724979521</text:p>
          </table:table-cell>
          <table:table-cell office:value-type="float" office:value="98132.746563057" calcext:value-type="float">
            <text:p>98132.74656305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28.73817" calcext:value-type="float">
            <text:p>328.73817</text:p>
          </table:table-cell>
          <table:table-cell table:formula="of:=[.B225]/55435.69" office:value-type="float" office:value="0.00593008168564331" calcext:value-type="float">
            <text:p>0.005930081685643</text:p>
          </table:table-cell>
          <table:table-cell office:value-type="float" office:value="98467.387837512" calcext:value-type="float">
            <text:p>98467.387837512</text:p>
          </table:table-cell>
        </table:table-row>
        <table:table-row table:style-name="ro1">
          <table:table-cell office:value-type="float" office:value="228.02" calcext:value-type="float">
            <text:p>228.02</text:p>
          </table:table-cell>
          <table:table-cell office:value-type="float" office:value="339.56595" calcext:value-type="float">
            <text:p>339.56595</text:p>
          </table:table-cell>
          <table:table-cell table:formula="of:=[.B226]/55435.69" office:value-type="float" office:value="0.0061254031473226" calcext:value-type="float">
            <text:p>0.006125403147323</text:p>
          </table:table-cell>
          <table:table-cell office:value-type="float" office:value="98813.051322388" calcext:value-type="float">
            <text:p>98813.051322388</text:p>
          </table:table-cell>
        </table:table-row>
        <table:table-row table:style-name="ro1">
          <table:table-cell office:value-type="float" office:value="229.04" calcext:value-type="float">
            <text:p>229.04</text:p>
          </table:table-cell>
          <table:table-cell office:value-type="float" office:value="350.89017" calcext:value-type="float">
            <text:p>350.89017</text:p>
          </table:table-cell>
          <table:table-cell table:formula="of:=[.B227]/55435.69" office:value-type="float" office:value="0.00632967985065217" calcext:value-type="float">
            <text:p>0.006329679850652</text:p>
          </table:table-cell>
          <table:table-cell office:value-type="float" office:value="99170.242378449" calcext:value-type="float">
            <text:p>99170.242378449</text:p>
          </table:table-cell>
        </table:table-row>
        <table:table-row table:style-name="ro1">
          <table:table-cell office:value-type="float" office:value="230.06" calcext:value-type="float">
            <text:p>230.06</text:p>
          </table:table-cell>
          <table:table-cell office:value-type="float" office:value="361.93797" calcext:value-type="float">
            <text:p>361.93797</text:p>
          </table:table-cell>
          <table:table-cell table:formula="of:=[.B228]/55435.69" office:value-type="float" office:value="0.00652897023560093" calcext:value-type="float">
            <text:p>0.006528970235601</text:p>
          </table:table-cell>
          <table:table-cell office:value-type="float" office:value="99538.67961703" calcext:value-type="float">
            <text:p>99538.67961703</text:p>
          </table:table-cell>
        </table:table-row>
        <table:table-row table:style-name="ro1">
          <table:table-cell office:value-type="float" office:value="231.08" calcext:value-type="float">
            <text:p>231.08</text:p>
          </table:table-cell>
          <table:table-cell office:value-type="float" office:value="371.87829" calcext:value-type="float">
            <text:p>371.87829</text:p>
          </table:table-cell>
          <table:table-cell table:formula="of:=[.B229]/55435.69" office:value-type="float" office:value="0.00670828287696969" calcext:value-type="float">
            <text:p>0.00670828287697</text:p>
          </table:table-cell>
          <table:table-cell office:value-type="float" office:value="99917.235663934" calcext:value-type="float">
            <text:p>99917.235663934</text:p>
          </table:table-cell>
        </table:table-row>
        <table:table-row table:style-name="ro1">
          <table:table-cell office:value-type="float" office:value="232.09" calcext:value-type="float">
            <text:p>232.09</text:p>
          </table:table-cell>
          <table:table-cell office:value-type="float" office:value="379.95922" calcext:value-type="float">
            <text:p>379.95922</text:p>
          </table:table-cell>
          <table:table-cell table:formula="of:=[.B230]/55435.69" office:value-type="float" office:value="0.00685405413011004" calcext:value-type="float">
            <text:p>0.00685405413011</text:p>
          </table:table-cell>
          <table:table-cell office:value-type="float" office:value="100304.01775179" calcext:value-type="float">
            <text:p>100304.01775179</text:p>
          </table:table-cell>
        </table:table-row>
        <table:table-row table:style-name="ro1">
          <table:table-cell office:value-type="float" office:value="233.11" calcext:value-type="float">
            <text:p>233.11</text:p>
          </table:table-cell>
          <table:table-cell office:value-type="float" office:value="385.65297" calcext:value-type="float">
            <text:p>385.65297</text:p>
          </table:table-cell>
          <table:table-cell table:formula="of:=[.B231]/55435.69" office:value-type="float" office:value="0.00695676323321672" calcext:value-type="float">
            <text:p>0.006956763233217</text:p>
          </table:table-cell>
          <table:table-cell office:value-type="float" office:value="100696.59583442" calcext:value-type="float">
            <text:p>100696.59583442</text:p>
          </table:table-cell>
        </table:table-row>
        <table:table-row table:style-name="ro1">
          <table:table-cell office:value-type="float" office:value="234.13" calcext:value-type="float">
            <text:p>234.13</text:p>
          </table:table-cell>
          <table:table-cell office:value-type="float" office:value="388.77163" calcext:value-type="float">
            <text:p>388.77163</text:p>
          </table:table-cell>
          <table:table-cell table:formula="of:=[.B232]/55435.69" office:value-type="float" office:value="0.00701302049275476" calcext:value-type="float">
            <text:p>0.007013020492755</text:p>
          </table:table-cell>
          <table:table-cell office:value-type="float" office:value="101092.34858033" calcext:value-type="float">
            <text:p>101092.34858033</text:p>
          </table:table-cell>
        </table:table-row>
        <table:table-row table:style-name="ro1">
          <table:table-cell office:value-type="float" office:value="235.15" calcext:value-type="float">
            <text:p>235.15</text:p>
          </table:table-cell>
          <table:table-cell office:value-type="float" office:value="389.51669" calcext:value-type="float">
            <text:p>389.51669</text:p>
          </table:table-cell>
          <table:table-cell table:formula="of:=[.B233]/55435.69" office:value-type="float" office:value="0.00702646057079834" calcext:value-type="float">
            <text:p>0.007026460570798</text:p>
          </table:table-cell>
          <table:table-cell office:value-type="float" office:value="101488.85976377" calcext:value-type="float">
            <text:p>101488.85976377</text:p>
          </table:table-cell>
        </table:table-row>
        <table:table-row table:style-name="ro1">
          <table:table-cell office:value-type="float" office:value="236.17" calcext:value-type="float">
            <text:p>236.17</text:p>
          </table:table-cell>
          <table:table-cell office:value-type="float" office:value="388.43857" calcext:value-type="float">
            <text:p>388.43857</text:p>
          </table:table-cell>
          <table:table-cell table:formula="of:=[.B234]/55435.69" office:value-type="float" office:value="0.0070070124499217" calcext:value-type="float">
            <text:p>0.007007012449922</text:p>
          </table:table-cell>
          <table:table-cell office:value-type="float" office:value="101884.27346229" calcext:value-type="float">
            <text:p>101884.27346229</text:p>
          </table:table-cell>
        </table:table-row>
        <table:table-row table:style-name="ro1">
          <table:table-cell office:value-type="float" office:value="237.18" calcext:value-type="float">
            <text:p>237.18</text:p>
          </table:table-cell>
          <table:table-cell office:value-type="float" office:value="386.30737" calcext:value-type="float">
            <text:p>386.30737</text:p>
          </table:table-cell>
          <table:table-cell table:formula="of:=[.B235]/55435.69" office:value-type="float" office:value="0.00696856790273558" calcext:value-type="float">
            <text:p>0.006968567902736</text:p>
          </table:table-cell>
          <table:table-cell office:value-type="float" office:value="102277.51769939" calcext:value-type="float">
            <text:p>102277.51769939</text:p>
          </table:table-cell>
        </table:table-row>
        <table:table-row table:style-name="ro1">
          <table:table-cell office:value-type="float" office:value="238.2" calcext:value-type="float">
            <text:p>238.2</text:p>
          </table:table-cell>
          <table:table-cell office:value-type="float" office:value="383.92441" calcext:value-type="float">
            <text:p>383.92441</text:p>
          </table:table-cell>
          <table:table-cell table:formula="of:=[.B236]/55435.69" office:value-type="float" office:value="0.00692558187694606" calcext:value-type="float">
            <text:p>0.006925581876946</text:p>
          </table:table-cell>
          <table:table-cell office:value-type="float" office:value="102668.33617685" calcext:value-type="float">
            <text:p>102668.33617685</text:p>
          </table:table-cell>
        </table:table-row>
        <table:table-row table:style-name="ro1">
          <table:table-cell office:value-type="float" office:value="239.22" calcext:value-type="float">
            <text:p>239.22</text:p>
          </table:table-cell>
          <table:table-cell office:value-type="float" office:value="381.92491" calcext:value-type="float">
            <text:p>381.92491</text:p>
          </table:table-cell>
          <table:table-cell table:formula="of:=[.B237]/55435.69" office:value-type="float" office:value="0.00688951305557846" calcext:value-type="float">
            <text:p>0.006889513055578</text:p>
          </table:table-cell>
          <table:table-cell office:value-type="float" office:value="103057.11925564" calcext:value-type="float">
            <text:p>103057.11925564</text:p>
          </table:table-cell>
        </table:table-row>
        <table:table-row table:style-name="ro1">
          <table:table-cell office:value-type="float" office:value="240.24" calcext:value-type="float">
            <text:p>240.24</text:p>
          </table:table-cell>
          <table:table-cell office:value-type="float" office:value="380.62815" calcext:value-type="float">
            <text:p>380.62815</text:p>
          </table:table-cell>
          <table:table-cell table:formula="of:=[.B238]/55435.69" office:value-type="float" office:value="0.00686612090514252" calcext:value-type="float">
            <text:p>0.006866120905143</text:p>
          </table:table-cell>
          <table:table-cell office:value-type="float" office:value="103444.58228853" calcext:value-type="float">
            <text:p>103444.58228853</text:p>
          </table:table-cell>
        </table:table-row>
        <table:table-row table:style-name="ro1">
          <table:table-cell office:value-type="float" office:value="241.26" calcext:value-type="float">
            <text:p>241.26</text:p>
          </table:table-cell>
          <table:table-cell office:value-type="float" office:value="379.9772" calcext:value-type="float">
            <text:p>379.9772</text:p>
          </table:table-cell>
          <table:table-cell table:formula="of:=[.B239]/55435.69" office:value-type="float" office:value="0.00685437846989908" calcext:value-type="float">
            <text:p>0.006854378469899</text:p>
          </table:table-cell>
          <table:table-cell office:value-type="float" office:value="103831.38268064" calcext:value-type="float">
            <text:p>103831.38268064</text:p>
          </table:table-cell>
        </table:table-row>
        <table:table-row table:style-name="ro1">
          <table:table-cell office:value-type="float" office:value="242.27" calcext:value-type="float">
            <text:p>242.27</text:p>
          </table:table-cell>
          <table:table-cell office:value-type="float" office:value="379.58307" calcext:value-type="float">
            <text:p>379.58307</text:p>
          </table:table-cell>
          <table:table-cell table:formula="of:=[.B240]/55435.69" office:value-type="float" office:value="0.00684726879019635" calcext:value-type="float">
            <text:p>0.006847268790196</text:p>
          </table:table-cell>
          <table:table-cell office:value-type="float" office:value="104217.78186531" calcext:value-type="float">
            <text:p>104217.78186531</text:p>
          </table:table-cell>
        </table:table-row>
        <table:table-row table:style-name="ro1">
          <table:table-cell office:value-type="float" office:value="243.29" calcext:value-type="float">
            <text:p>243.29</text:p>
          </table:table-cell>
          <table:table-cell office:value-type="float" office:value="378.85515" calcext:value-type="float">
            <text:p>378.85515</text:p>
          </table:table-cell>
          <table:table-cell table:formula="of:=[.B241]/55435.69" office:value-type="float" office:value="0.00683413789924866" calcext:value-type="float">
            <text:p>0.006834137899249</text:p>
          </table:table-cell>
          <table:table-cell office:value-type="float" office:value="104603.44005964" calcext:value-type="float">
            <text:p>104603.44005964</text:p>
          </table:table-cell>
        </table:table-row>
        <table:table-row table:style-name="ro1">
          <table:table-cell office:value-type="float" office:value="244.31" calcext:value-type="float">
            <text:p>244.31</text:p>
          </table:table-cell>
          <table:table-cell office:value-type="float" office:value="377.17451" calcext:value-type="float">
            <text:p>377.17451</text:p>
          </table:table-cell>
          <table:table-cell table:formula="of:=[.B242]/55435.69" office:value-type="float" office:value="0.00680382096804423" calcext:value-type="float">
            <text:p>0.006803820968044</text:p>
          </table:table-cell>
          <table:table-cell office:value-type="float" office:value="104987.3874311" calcext:value-type="float">
            <text:p>104987.3874311</text:p>
          </table:table-cell>
        </table:table-row>
        <table:table-row table:style-name="ro1">
          <table:table-cell office:value-type="float" office:value="245.33" calcext:value-type="float">
            <text:p>245.33</text:p>
          </table:table-cell>
          <table:table-cell office:value-type="float" office:value="374.057" calcext:value-type="float">
            <text:p>374.057</text:p>
          </table:table-cell>
          <table:table-cell table:formula="of:=[.B243]/55435.69" office:value-type="float" office:value="0.00674758445326467" calcext:value-type="float">
            <text:p>0.006747584453265</text:p>
          </table:table-cell>
          <table:table-cell office:value-type="float" office:value="105368.16131672" calcext:value-type="float">
            <text:p>105368.16131672</text:p>
          </table:table-cell>
        </table:table-row>
        <table:table-row table:style-name="ro1">
          <table:table-cell office:value-type="float" office:value="246.35" calcext:value-type="float">
            <text:p>246.35</text:p>
          </table:table-cell>
          <table:table-cell office:value-type="float" office:value="369.26193" calcext:value-type="float">
            <text:p>369.26193</text:p>
          </table:table-cell>
          <table:table-cell table:formula="of:=[.B244]/55435.69" office:value-type="float" office:value="0.00666108656715556" calcext:value-type="float">
            <text:p>0.006661086567156</text:p>
          </table:table-cell>
          <table:table-cell office:value-type="float" office:value="105744.05403217" calcext:value-type="float">
            <text:p>105744.05403217</text:p>
          </table:table-cell>
        </table:table-row>
        <table:table-row table:style-name="ro1">
          <table:table-cell office:value-type="float" office:value="247.36" calcext:value-type="float">
            <text:p>247.36</text:p>
          </table:table-cell>
          <table:table-cell office:value-type="float" office:value="362.82436" calcext:value-type="float">
            <text:p>362.82436</text:p>
          </table:table-cell>
          <table:table-cell table:formula="of:=[.B245]/55435.69" office:value-type="float" office:value="0.00654495975426661" calcext:value-type="float">
            <text:p>0.006544959754267</text:p>
          </table:table-cell>
          <table:table-cell office:value-type="float" office:value="106113.39357529" calcext:value-type="float">
            <text:p>106113.39357529</text:p>
          </table:table-cell>
        </table:table-row>
        <table:table-row table:style-name="ro1">
          <table:table-cell office:value-type="float" office:value="248.38" calcext:value-type="float">
            <text:p>248.38</text:p>
          </table:table-cell>
          <table:table-cell office:value-type="float" office:value="355.01605" calcext:value-type="float">
            <text:p>355.01605</text:p>
          </table:table-cell>
          <table:table-cell table:formula="of:=[.B246]/55435.69" office:value-type="float" office:value="0.0064041062716095" calcext:value-type="float">
            <text:p>0.00640410627161</text:p>
          </table:table-cell>
          <table:table-cell office:value-type="float" office:value="106474.78459352" calcext:value-type="float">
            <text:p>106474.78459352</text:p>
          </table:table-cell>
        </table:table-row>
        <table:table-row table:style-name="ro1">
          <table:table-cell office:value-type="float" office:value="249.4" calcext:value-type="float">
            <text:p>249.4</text:p>
          </table:table-cell>
          <table:table-cell office:value-type="float" office:value="346.26109" calcext:value-type="float">
            <text:p>346.26109</text:p>
          </table:table-cell>
          <table:table-cell table:formula="of:=[.B247]/55435.69" office:value-type="float" office:value="0.00624617624494256" calcext:value-type="float">
            <text:p>0.006246176244943</text:p>
          </table:table-cell>
          <table:table-cell office:value-type="float" office:value="106827.26344107" calcext:value-type="float">
            <text:p>106827.26344107</text:p>
          </table:table-cell>
        </table:table-row>
        <table:table-row table:style-name="ro1">
          <table:table-cell office:value-type="float" office:value="250.42" calcext:value-type="float">
            <text:p>250.42</text:p>
          </table:table-cell>
          <table:table-cell office:value-type="float" office:value="337.04052" calcext:value-type="float">
            <text:p>337.04052</text:p>
          </table:table-cell>
          <table:table-cell table:formula="of:=[.B248]/55435.69" office:value-type="float" office:value="0.00607984711654171" calcext:value-type="float">
            <text:p>0.006079847116542</text:p>
          </table:table-cell>
          <table:table-cell office:value-type="float" office:value="107170.35614263" calcext:value-type="float">
            <text:p>107170.35614263</text:p>
          </table:table-cell>
        </table:table-row>
        <table:table-row table:style-name="ro1">
          <table:table-cell office:value-type="float" office:value="251.44" calcext:value-type="float">
            <text:p>251.44</text:p>
          </table:table-cell>
          <table:table-cell office:value-type="float" office:value="327.81496" calcext:value-type="float">
            <text:p>327.81496</text:p>
          </table:table-cell>
          <table:table-cell table:formula="of:=[.B249]/55435.69" office:value-type="float" office:value="0.00591342797392799" calcext:value-type="float">
            <text:p>0.005913427973928</text:p>
          </table:table-cell>
          <table:table-cell office:value-type="float" office:value="107504.0576232" calcext:value-type="float">
            <text:p>107504.0576232</text:p>
          </table:table-cell>
        </table:table-row>
        <table:table-row table:style-name="ro1">
          <table:table-cell office:value-type="float" office:value="252.45" calcext:value-type="float">
            <text:p>252.45</text:p>
          </table:table-cell>
          <table:table-cell office:value-type="float" office:value="318.97969" calcext:value-type="float">
            <text:p>318.97969</text:p>
          </table:table-cell>
          <table:table-cell table:formula="of:=[.B250]/55435.69" office:value-type="float" office:value="0.00575404924156261" calcext:value-type="float">
            <text:p>0.005754049241563</text:p>
          </table:table-cell>
          <table:table-cell office:value-type="float" office:value="107828.76518463" calcext:value-type="float">
            <text:p>107828.76518463</text:p>
          </table:table-cell>
        </table:table-row>
        <table:table-row table:style-name="ro1">
          <table:table-cell office:value-type="float" office:value="253.47" calcext:value-type="float">
            <text:p>253.47</text:p>
          </table:table-cell>
          <table:table-cell office:value-type="float" office:value="310.85" calcext:value-type="float">
            <text:p>310.85</text:p>
          </table:table-cell>
          <table:table-cell table:formula="of:=[.B251]/55435.69" office:value-type="float" office:value="0.00560739841066288" calcext:value-type="float">
            <text:p>0.005607398410663</text:p>
          </table:table-cell>
          <table:table-cell office:value-type="float" office:value="108145.19706775" calcext:value-type="float">
            <text:p>108145.19706775</text:p>
          </table:table-cell>
        </table:table-row>
        <table:table-row table:style-name="ro1">
          <table:table-cell office:value-type="float" office:value="254.49" calcext:value-type="float">
            <text:p>254.49</text:p>
          </table:table-cell>
          <table:table-cell office:value-type="float" office:value="303.66349" calcext:value-type="float">
            <text:p>303.66349</text:p>
          </table:table-cell>
          <table:table-cell table:formula="of:=[.B252]/55435.69" office:value-type="float" office:value="0.00547776152871913" calcext:value-type="float">
            <text:p>0.005477761528719</text:p>
          </table:table-cell>
          <table:table-cell office:value-type="float" office:value="108454.3134004" calcext:value-type="float">
            <text:p>108454.3134004</text:p>
          </table:table-cell>
        </table:table-row>
        <table:table-row table:style-name="ro1">
          <table:table-cell office:value-type="float" office:value="255.51" calcext:value-type="float">
            <text:p>255.51</text:p>
          </table:table-cell>
          <table:table-cell office:value-type="float" office:value="297.584" calcext:value-type="float">
            <text:p>297.584</text:p>
          </table:table-cell>
          <table:table-cell table:formula="of:=[.B253]/55435.69" office:value-type="float" office:value="0.00536809409245199" calcext:value-type="float">
            <text:p>0.005368094092452</text:p>
          </table:table-cell>
          <table:table-cell office:value-type="float" office:value="108757.24106857" calcext:value-type="float">
            <text:p>108757.24106857</text:p>
          </table:table-cell>
        </table:table-row>
        <table:table-row table:style-name="ro1">
          <table:table-cell office:value-type="float" office:value="256.53" calcext:value-type="float">
            <text:p>256.53</text:p>
          </table:table-cell>
          <table:table-cell office:value-type="float" office:value="292.69749" calcext:value-type="float">
            <text:p>292.69749</text:p>
          </table:table-cell>
          <table:table-cell table:formula="of:=[.B254]/55435.69" office:value-type="float" office:value="0.00527994672746023" calcext:value-type="float">
            <text:p>0.00527994672746</text:p>
          </table:table-cell>
          <table:table-cell office:value-type="float" office:value="109055.19447919" calcext:value-type="float">
            <text:p>109055.19447919</text:p>
          </table:table-cell>
        </table:table-row>
        <table:table-row table:style-name="ro1">
          <table:table-cell office:value-type="float" office:value="257.54" calcext:value-type="float">
            <text:p>257.54</text:p>
          </table:table-cell>
          <table:table-cell office:value-type="float" office:value="289.00082" calcext:value-type="float">
            <text:p>289.00082</text:p>
          </table:table-cell>
          <table:table-cell table:formula="of:=[.B255]/55435.69" office:value-type="float" office:value="0.00521326279153376" calcext:value-type="float">
            <text:p>0.005213262791534</text:p>
          </table:table-cell>
          <table:table-cell office:value-type="float" office:value="109349.38484202" calcext:value-type="float">
            <text:p>109349.38484202</text:p>
          </table:table-cell>
        </table:table-row>
        <table:table-row table:style-name="ro1">
          <table:table-cell office:value-type="float" office:value="258.56" calcext:value-type="float">
            <text:p>258.56</text:p>
          </table:table-cell>
          <table:table-cell office:value-type="float" office:value="286.39236" calcext:value-type="float">
            <text:p>286.39236</text:p>
          </table:table-cell>
          <table:table-cell table:formula="of:=[.B256]/55435.69" office:value-type="float" office:value="0.0051662089891909" calcext:value-type="float">
            <text:p>0.005166208989191</text:p>
          </table:table-cell>
          <table:table-cell office:value-type="float" office:value="109640.91990491" calcext:value-type="float">
            <text:p>109640.91990491</text:p>
          </table:table-cell>
        </table:table-row>
        <table:table-row table:style-name="ro1">
          <table:table-cell office:value-type="float" office:value="259.58" calcext:value-type="float">
            <text:p>259.58</text:p>
          </table:table-cell>
          <table:table-cell office:value-type="float" office:value="284.67644" calcext:value-type="float">
            <text:p>284.67644</text:p>
          </table:table-cell>
          <table:table-cell table:formula="of:=[.B257]/55435.69" office:value-type="float" office:value="0.00513525564487427" calcext:value-type="float">
            <text:p>0.005135255644874</text:p>
          </table:table-cell>
          <table:table-cell office:value-type="float" office:value="109930.70823779" calcext:value-type="float">
            <text:p>109930.70823779</text:p>
          </table:table-cell>
        </table:table-row>
        <table:table-row table:style-name="ro1">
          <table:table-cell office:value-type="float" office:value="260.6" calcext:value-type="float">
            <text:p>260.6</text:p>
          </table:table-cell>
          <table:table-cell office:value-type="float" office:value="283.58965" calcext:value-type="float">
            <text:p>283.58965</text:p>
          </table:table-cell>
          <table:table-cell table:formula="of:=[.B258]/55435.69" office:value-type="float" office:value="0.00511565112655764" calcext:value-type="float">
            <text:p>0.005115651126558</text:p>
          </table:table-cell>
          <table:table-cell office:value-type="float" office:value="110219.39026599" calcext:value-type="float">
            <text:p>110219.39026599</text:p>
          </table:table-cell>
        </table:table-row>
        <table:table-row table:style-name="ro1">
          <table:table-cell office:value-type="float" office:value="261.61" calcext:value-type="float">
            <text:p>261.61</text:p>
          </table:table-cell>
          <table:table-cell office:value-type="float" office:value="282.84818" calcext:value-type="float">
            <text:p>282.84818</text:p>
          </table:table-cell>
          <table:table-cell table:formula="of:=[.B259]/55435.69" office:value-type="float" office:value="0.00510227580823834" calcext:value-type="float">
            <text:p>0.005102275808238</text:p>
          </table:table-cell>
          <table:table-cell office:value-type="float" office:value="110507.31750674" calcext:value-type="float">
            <text:p>110507.31750674</text:p>
          </table:table-cell>
        </table:table-row>
        <table:table-row table:style-name="ro1">
          <table:table-cell office:value-type="float" office:value="262.63" calcext:value-type="float">
            <text:p>262.63</text:p>
          </table:table-cell>
          <table:table-cell office:value-type="float" office:value="282.20611" calcext:value-type="float">
            <text:p>282.20611</text:p>
          </table:table-cell>
          <table:table-cell table:formula="of:=[.B260]/55435.69" office:value-type="float" office:value="0.00509069355860818" calcext:value-type="float">
            <text:p>0.005090693558608</text:p>
          </table:table-cell>
          <table:table-cell office:value-type="float" office:value="110794.59115017" calcext:value-type="float">
            <text:p>110794.59115017</text:p>
          </table:table-cell>
        </table:table-row>
        <table:table-row table:style-name="ro1">
          <table:table-cell office:value-type="float" office:value="263.65" calcext:value-type="float">
            <text:p>263.65</text:p>
          </table:table-cell>
          <table:table-cell office:value-type="float" office:value="281.5085" calcext:value-type="float">
            <text:p>281.5085</text:p>
          </table:table-cell>
          <table:table-cell table:formula="of:=[.B261]/55435.69" office:value-type="float" office:value="0.00507810942733824" calcext:value-type="float">
            <text:p>0.005078109427338</text:p>
          </table:table-cell>
          <table:table-cell office:value-type="float" office:value="111081.15465392" calcext:value-type="float">
            <text:p>111081.15465392</text:p>
          </table:table-cell>
        </table:table-row>
        <table:table-row table:style-name="ro1">
          <table:table-cell office:value-type="float" office:value="264.67" calcext:value-type="float">
            <text:p>264.67</text:p>
          </table:table-cell>
          <table:table-cell office:value-type="float" office:value="280.72273" calcext:value-type="float">
            <text:p>280.72273</text:p>
          </table:table-cell>
          <table:table-cell table:formula="of:=[.B262]/55435.69" office:value-type="float" office:value="0.0050639349848446" calcext:value-type="float">
            <text:p>0.005063934984845</text:p>
          </table:table-cell>
          <table:table-cell office:value-type="float" office:value="111366.91827623" calcext:value-type="float">
            <text:p>111366.91827623</text:p>
          </table:table-cell>
        </table:table-row>
        <table:table-row table:style-name="ro1">
          <table:table-cell office:value-type="float" office:value="265.69" calcext:value-type="float">
            <text:p>265.69</text:p>
          </table:table-cell>
          <table:table-cell office:value-type="float" office:value="279.93736" calcext:value-type="float">
            <text:p>279.93736</text:p>
          </table:table-cell>
          <table:table-cell table:formula="of:=[.B263]/55435.69" office:value-type="float" office:value="0.00504976775791913" calcext:value-type="float">
            <text:p>0.005049767757919</text:p>
          </table:table-cell>
          <table:table-cell office:value-type="float" office:value="111651.88242806" calcext:value-type="float">
            <text:p>111651.88242806</text:p>
          </table:table-cell>
        </table:table-row>
        <table:table-row table:style-name="ro1">
          <table:table-cell office:value-type="float" office:value="266.7" calcext:value-type="float">
            <text:p>266.7</text:p>
          </table:table-cell>
          <table:table-cell office:value-type="float" office:value="279.32704" calcext:value-type="float">
            <text:p>279.32704</text:p>
          </table:table-cell>
          <table:table-cell table:formula="of:=[.B264]/55435.69" office:value-type="float" office:value="0.00503875824401212" calcext:value-type="float">
            <text:p>0.005038758244012</text:p>
          </table:table-cell>
          <table:table-cell office:value-type="float" office:value="111936.22530363" calcext:value-type="float">
            <text:p>111936.22530363</text:p>
          </table:table-cell>
        </table:table-row>
        <table:table-row table:style-name="ro1">
          <table:table-cell office:value-type="float" office:value="267.72" calcext:value-type="float">
            <text:p>267.72</text:p>
          </table:table-cell>
          <table:table-cell office:value-type="float" office:value="279.09227" calcext:value-type="float">
            <text:p>279.09227</text:p>
          </table:table-cell>
          <table:table-cell table:formula="of:=[.B265]/55435.69" office:value-type="float" office:value="0.00503452324666654" calcext:value-type="float">
            <text:p>0.005034523246667</text:p>
          </table:table-cell>
          <table:table-cell office:value-type="float" office:value="112220.32919569" calcext:value-type="float">
            <text:p>112220.32919569</text:p>
          </table:table-cell>
        </table:table-row>
        <table:table-row table:style-name="ro1">
          <table:table-cell office:value-type="float" office:value="268.74" calcext:value-type="float">
            <text:p>268.74</text:p>
          </table:table-cell>
          <table:table-cell office:value-type="float" office:value="279.39064" calcext:value-type="float">
            <text:p>279.39064</text:p>
          </table:table-cell>
          <table:table-cell table:formula="of:=[.B266]/55435.69" office:value-type="float" office:value="0.00503990551935044" calcext:value-type="float">
            <text:p>0.00503990551935</text:p>
          </table:table-cell>
          <table:table-cell office:value-type="float" office:value="112504.73680629" calcext:value-type="float">
            <text:p>112504.73680629</text:p>
          </table:table-cell>
        </table:table-row>
        <table:table-row table:style-name="ro1">
          <table:table-cell office:value-type="float" office:value="269.76" calcext:value-type="float">
            <text:p>269.76</text:p>
          </table:table-cell>
          <table:table-cell office:value-type="float" office:value="280.27933" calcext:value-type="float">
            <text:p>280.27933</text:p>
          </table:table-cell>
          <table:table-cell table:formula="of:=[.B267]/55435.69" office:value-type="float" office:value="0.00505593652753308" calcext:value-type="float">
            <text:p>0.005055936527533</text:p>
          </table:table-cell>
          <table:table-cell office:value-type="float" office:value="112790.0490702" calcext:value-type="float">
            <text:p>112790.0490702</text:p>
          </table:table-cell>
        </table:table-row>
        <table:table-row table:style-name="ro1">
          <table:table-cell office:value-type="float" office:value="270.78" calcext:value-type="float">
            <text:p>270.78</text:p>
          </table:table-cell>
          <table:table-cell office:value-type="float" office:value="281.68666" calcext:value-type="float">
            <text:p>281.68666</text:p>
          </table:table-cell>
          <table:table-cell table:formula="of:=[.B268]/55435.69" office:value-type="float" office:value="0.00508132324139918" calcext:value-type="float">
            <text:p>0.005081323241399</text:p>
          </table:table-cell>
          <table:table-cell office:value-type="float" office:value="113076.7939318" calcext:value-type="float">
            <text:p>113076.7939318</text:p>
          </table:table-cell>
        </table:table-row>
        <table:table-row table:style-name="ro1">
          <table:table-cell office:value-type="float" office:value="271.79" calcext:value-type="float">
            <text:p>271.79</text:p>
          </table:table-cell>
          <table:table-cell office:value-type="float" office:value="283.42271" calcext:value-type="float">
            <text:p>283.42271</text:p>
          </table:table-cell>
          <table:table-cell table:formula="of:=[.B269]/55435.69" office:value-type="float" office:value="0.00511263970918374" calcext:value-type="float">
            <text:p>0.005112639709184</text:p>
          </table:table-cell>
          <table:table-cell office:value-type="float" office:value="113365.30601636" calcext:value-type="float">
            <text:p>113365.30601636</text:p>
          </table:table-cell>
        </table:table-row>
        <table:table-row table:style-name="ro1">
          <table:table-cell office:value-type="float" office:value="272.81" calcext:value-type="float">
            <text:p>272.81</text:p>
          </table:table-cell>
          <table:table-cell office:value-type="float" office:value="285.22889" calcext:value-type="float">
            <text:p>285.22889</text:p>
          </table:table-cell>
          <table:table-cell table:formula="of:=[.B270]/55435.69" office:value-type="float" office:value="0.00514522124645693" calcext:value-type="float">
            <text:p>0.005145221246457</text:p>
          </table:table-cell>
          <table:table-cell office:value-type="float" office:value="113655.65671731" calcext:value-type="float">
            <text:p>113655.65671731</text:p>
          </table:table-cell>
        </table:table-row>
        <table:table-row table:style-name="ro1">
          <table:table-cell office:value-type="float" office:value="273.83" calcext:value-type="float">
            <text:p>273.83</text:p>
          </table:table-cell>
          <table:table-cell office:value-type="float" office:value="286.8543" calcext:value-type="float">
            <text:p>286.8543</text:p>
          </table:table-cell>
          <table:table-cell table:formula="of:=[.B271]/55435.69" office:value-type="float" office:value="0.0051745418880869" calcext:value-type="float">
            <text:p>0.005174541888087</text:p>
          </table:table-cell>
          <table:table-cell office:value-type="float" office:value="113947.66201395" calcext:value-type="float">
            <text:p>113947.66201395</text:p>
          </table:table-cell>
        </table:table-row>
        <table:table-row table:style-name="ro1">
          <table:table-cell office:value-type="float" office:value="274.85" calcext:value-type="float">
            <text:p>274.85</text:p>
          </table:table-cell>
          <table:table-cell office:value-type="float" office:value="288.13761" calcext:value-type="float">
            <text:p>288.13761</text:p>
          </table:table-cell>
          <table:table-cell table:formula="of:=[.B272]/55435.69" office:value-type="float" office:value="0.00519769141504327" calcext:value-type="float">
            <text:p>0.005197691415043</text:p>
          </table:table-cell>
          <table:table-cell office:value-type="float" office:value="114240.97367117" calcext:value-type="float">
            <text:p>114240.97367117</text:p>
          </table:table-cell>
        </table:table-row>
        <table:table-row table:style-name="ro1">
          <table:table-cell office:value-type="float" office:value="275.87" calcext:value-type="float">
            <text:p>275.87</text:p>
          </table:table-cell>
          <table:table-cell office:value-type="float" office:value="289.06937" calcext:value-type="float">
            <text:p>289.06937</text:p>
          </table:table-cell>
          <table:table-cell table:formula="of:=[.B273]/55435.69" office:value-type="float" office:value="0.00521449935952813" calcext:value-type="float">
            <text:p>0.005214499359528</text:p>
          </table:table-cell>
          <table:table-cell office:value-type="float" office:value="114535.23381956" calcext:value-type="float">
            <text:p>114535.23381956</text:p>
          </table:table-cell>
        </table:table-row>
        <table:table-row table:style-name="ro1">
          <table:table-cell office:value-type="float" office:value="276.88" calcext:value-type="float">
            <text:p>276.88</text:p>
          </table:table-cell>
          <table:table-cell office:value-type="float" office:value="289.81289" calcext:value-type="float">
            <text:p>289.81289</text:p>
          </table:table-cell>
          <table:table-cell table:formula="of:=[.B274]/55435.69" office:value-type="float" office:value="0.00522791165763428" calcext:value-type="float">
            <text:p>0.005227911657634</text:p>
          </table:table-cell>
          <table:table-cell office:value-type="float" office:value="114830.25083834" calcext:value-type="float">
            <text:p>114830.25083834</text:p>
          </table:table-cell>
        </table:table-row>
        <table:table-row table:style-name="ro1">
          <table:table-cell office:value-type="float" office:value="277.9" calcext:value-type="float">
            <text:p>277.9</text:p>
          </table:table-cell>
          <table:table-cell office:value-type="float" office:value="290.6732" calcext:value-type="float">
            <text:p>290.6732</text:p>
          </table:table-cell>
          <table:table-cell table:formula="of:=[.B275]/55435.69" office:value-type="float" office:value="0.00524343072125557" calcext:value-type="float">
            <text:p>0.005243430721256</text:p>
          </table:table-cell>
          <table:table-cell office:value-type="float" office:value="115126.14360986" calcext:value-type="float">
            <text:p>115126.14360986</text:p>
          </table:table-cell>
        </table:table-row>
        <table:table-row table:style-name="ro1">
          <table:table-cell office:value-type="float" office:value="278.92" calcext:value-type="float">
            <text:p>278.92</text:p>
          </table:table-cell>
          <table:table-cell office:value-type="float" office:value="292.01931" calcext:value-type="float">
            <text:p>292.01931</text:p>
          </table:table-cell>
          <table:table-cell table:formula="of:=[.B276]/55435.69" office:value-type="float" office:value="0.00526771309241393" calcext:value-type="float">
            <text:p>0.005267713092414</text:p>
          </table:table-cell>
          <table:table-cell office:value-type="float" office:value="115423.40666392" calcext:value-type="float">
            <text:p>115423.40666392</text:p>
          </table:table-cell>
        </table:table-row>
        <table:table-row table:style-name="ro1">
          <table:table-cell office:value-type="float" office:value="279.94" calcext:value-type="float">
            <text:p>279.94</text:p>
          </table:table-cell>
          <table:table-cell office:value-type="float" office:value="294.18142" calcext:value-type="float">
            <text:p>294.18142</text:p>
          </table:table-cell>
          <table:table-cell table:formula="of:=[.B277]/55435.69" office:value-type="float" office:value="0.00530671522263004" calcext:value-type="float">
            <text:p>0.00530671522263</text:p>
          </table:table-cell>
          <table:table-cell office:value-type="float" office:value="115722.87065374" calcext:value-type="float">
            <text:p>115722.87065374</text:p>
          </table:table-cell>
        </table:table-row>
        <table:table-row table:style-name="ro1">
          <table:table-cell office:value-type="float" office:value="280.96" calcext:value-type="float">
            <text:p>280.96</text:p>
          </table:table-cell>
          <table:table-cell office:value-type="float" office:value="297.35506" calcext:value-type="float">
            <text:p>297.35506</text:p>
          </table:table-cell>
          <table:table-cell table:formula="of:=[.B278]/55435.69" office:value-type="float" office:value="0.00536396426201243" calcext:value-type="float">
            <text:p>0.005363964262012</text:p>
          </table:table-cell>
          <table:table-cell office:value-type="float" office:value="116025.56527038" calcext:value-type="float">
            <text:p>116025.56527038</text:p>
          </table:table-cell>
        </table:table-row>
        <table:table-row table:style-name="ro1">
          <table:table-cell office:value-type="float" office:value="281.97" calcext:value-type="float">
            <text:p>281.97</text:p>
          </table:table-cell>
          <table:table-cell office:value-type="float" office:value="301.54458" calcext:value-type="float">
            <text:p>301.54458</text:p>
          </table:table-cell>
          <table:table-cell table:formula="of:=[.B279]/55435.69" office:value-type="float" office:value="0.0054395386798649" calcext:value-type="float">
            <text:p>0.005439538679865</text:p>
          </table:table-cell>
          <table:table-cell office:value-type="float" office:value="116332.52464061" calcext:value-type="float">
            <text:p>116332.52464061</text:p>
          </table:table-cell>
        </table:table-row>
        <table:table-row table:style-name="ro1">
          <table:table-cell office:value-type="float" office:value="282.99" calcext:value-type="float">
            <text:p>282.99</text:p>
          </table:table-cell>
          <table:table-cell office:value-type="float" office:value="306.56694" calcext:value-type="float">
            <text:p>306.56694</text:p>
          </table:table-cell>
          <table:table-cell table:formula="of:=[.B280]/55435.69" office:value-type="float" office:value="0.00553013663219489" calcext:value-type="float">
            <text:p>0.005530136632195</text:p>
          </table:table-cell>
          <table:table-cell office:value-type="float" office:value="116644.59655936" calcext:value-type="float">
            <text:p>116644.59655936</text:p>
          </table:table-cell>
        </table:table-row>
        <table:table-row table:style-name="ro1">
          <table:table-cell office:value-type="float" office:value="284.01" calcext:value-type="float">
            <text:p>284.01</text:p>
          </table:table-cell>
          <table:table-cell office:value-type="float" office:value="312.11651" calcext:value-type="float">
            <text:p>312.11651</text:p>
          </table:table-cell>
          <table:table-cell table:formula="of:=[.B281]/55435.69" office:value-type="float" office:value="0.0056302448837563" calcext:value-type="float">
            <text:p>0.005630244883756</text:p>
          </table:table-cell>
          <table:table-cell office:value-type="float" office:value="116962.31769354" calcext:value-type="float">
            <text:p>116962.31769354</text:p>
          </table:table-cell>
        </table:table-row>
        <table:table-row table:style-name="ro1">
          <table:table-cell office:value-type="float" office:value="285.03" calcext:value-type="float">
            <text:p>285.03</text:p>
          </table:table-cell>
          <table:table-cell office:value-type="float" office:value="317.86954" calcext:value-type="float">
            <text:p>317.86954</text:p>
          </table:table-cell>
          <table:table-cell table:formula="of:=[.B282]/55435.69" office:value-type="float" office:value="0.00573402333406511" calcext:value-type="float">
            <text:p>0.005734023334065</text:p>
          </table:table-cell>
          <table:table-cell office:value-type="float" office:value="117285.89516891" calcext:value-type="float">
            <text:p>117285.89516891</text:p>
          </table:table-cell>
        </table:table-row>
        <table:table-row table:style-name="ro1">
          <table:table-cell office:value-type="float" office:value="286.05" calcext:value-type="float">
            <text:p>286.05</text:p>
          </table:table-cell>
          <table:table-cell office:value-type="float" office:value="323.59134" calcext:value-type="float">
            <text:p>323.59134</text:p>
          </table:table-cell>
          <table:table-cell table:formula="of:=[.B283]/55435.69" office:value-type="float" office:value="0.0058372384288894" calcext:value-type="float">
            <text:p>0.005837238428889</text:p>
          </table:table-cell>
          <table:table-cell office:value-type="float" office:value="117615.29718931" calcext:value-type="float">
            <text:p>117615.29718931</text:p>
          </table:table-cell>
        </table:table-row>
        <table:table-row table:style-name="ro1">
          <table:table-cell office:value-type="float" office:value="287.06" calcext:value-type="float">
            <text:p>287.06</text:p>
          </table:table-cell>
          <table:table-cell office:value-type="float" office:value="329.20605" calcext:value-type="float">
            <text:p>329.20605</text:p>
          </table:table-cell>
          <table:table-cell table:formula="of:=[.B284]/55435.69" office:value-type="float" office:value="0.00593852173572657" calcext:value-type="float">
            <text:p>0.005938521735727</text:p>
          </table:table-cell>
          <table:table-cell office:value-type="float" office:value="117950.41474596" calcext:value-type="float">
            <text:p>117950.41474596</text:p>
          </table:table-cell>
        </table:table-row>
        <table:table-row table:style-name="ro1">
          <table:table-cell office:value-type="float" office:value="288.08" calcext:value-type="float">
            <text:p>288.08</text:p>
          </table:table-cell>
          <table:table-cell office:value-type="float" office:value="334.80159" calcext:value-type="float">
            <text:p>334.80159</text:p>
          </table:table-cell>
          <table:table-cell table:formula="of:=[.B285]/55435.69" office:value-type="float" office:value="0.0060394592364594" calcext:value-type="float">
            <text:p>0.006039459236459</text:p>
          </table:table-cell>
          <table:table-cell office:value-type="float" office:value="118291.22831691" calcext:value-type="float">
            <text:p>118291.22831691</text:p>
          </table:table-cell>
        </table:table-row>
        <table:table-row table:style-name="ro1">
          <table:table-cell office:value-type="float" office:value="289.1" calcext:value-type="float">
            <text:p>289.1</text:p>
          </table:table-cell>
          <table:table-cell office:value-type="float" office:value="340.56533" calcext:value-type="float">
            <text:p>340.56533</text:p>
          </table:table-cell>
          <table:table-cell table:formula="of:=[.B286]/55435.69" office:value-type="float" office:value="0.00614343088360585" calcext:value-type="float">
            <text:p>0.006143430883606</text:p>
          </table:table-cell>
          <table:table-cell office:value-type="float" office:value="118637.90912461" calcext:value-type="float">
            <text:p>118637.90912461</text:p>
          </table:table-cell>
        </table:table-row>
        <table:table-row table:style-name="ro1">
          <table:table-cell office:value-type="float" office:value="290.12" calcext:value-type="float">
            <text:p>290.12</text:p>
          </table:table-cell>
          <table:table-cell office:value-type="float" office:value="346.67247" calcext:value-type="float">
            <text:p>346.67247</text:p>
          </table:table-cell>
          <table:table-cell table:formula="of:=[.B287]/55435.69" office:value-type="float" office:value="0.00625359709602244" calcext:value-type="float">
            <text:p>0.006253597096022</text:p>
          </table:table-cell>
          <table:table-cell office:value-type="float" office:value="118990.80674262" calcext:value-type="float">
            <text:p>118990.80674262</text:p>
          </table:table-cell>
        </table:table-row>
        <table:table-row table:style-name="ro1">
          <table:table-cell office:value-type="float" office:value="291.14" calcext:value-type="float">
            <text:p>291.14</text:p>
          </table:table-cell>
          <table:table-cell office:value-type="float" office:value="353.16763" calcext:value-type="float">
            <text:p>353.16763</text:p>
          </table:table-cell>
          <table:table-cell table:formula="of:=[.B288]/55435.69" office:value-type="float" office:value="0.00637076277033803" calcext:value-type="float">
            <text:p>0.006370762770338</text:p>
          </table:table-cell>
          <table:table-cell office:value-type="float" office:value="119350.31614577" calcext:value-type="float">
            <text:p>119350.31614577</text:p>
          </table:table-cell>
        </table:table-row>
        <table:table-row table:style-name="ro1">
          <table:table-cell office:value-type="float" office:value="292.15" calcext:value-type="float">
            <text:p>292.15</text:p>
          </table:table-cell>
          <table:table-cell office:value-type="float" office:value="359.88402" calcext:value-type="float">
            <text:p>359.88402</text:p>
          </table:table-cell>
          <table:table-cell table:formula="of:=[.B289]/55435.69" office:value-type="float" office:value="0.00649191919501678" calcext:value-type="float">
            <text:p>0.006491919195017</text:p>
          </table:table-cell>
          <table:table-cell office:value-type="float" office:value="119716.66254709" calcext:value-type="float">
            <text:p>119716.66254709</text:p>
          </table:table-cell>
        </table:table-row>
        <table:table-row table:style-name="ro1">
          <table:table-cell office:value-type="float" office:value="293.17" calcext:value-type="float">
            <text:p>293.17</text:p>
          </table:table-cell>
          <table:table-cell office:value-type="float" office:value="366.43201" calcext:value-type="float">
            <text:p>366.43201</text:p>
          </table:table-cell>
          <table:table-cell table:formula="of:=[.B290]/55435.69" office:value-type="float" office:value="0.00661003786549784" calcext:value-type="float">
            <text:p>0.006610037865498</text:p>
          </table:table-cell>
          <table:table-cell office:value-type="float" office:value="120089.67452563" calcext:value-type="float">
            <text:p>120089.67452563</text:p>
          </table:table-cell>
        </table:table-row>
        <table:table-row table:style-name="ro1">
          <table:table-cell office:value-type="float" office:value="294.19" calcext:value-type="float">
            <text:p>294.19</text:p>
          </table:table-cell>
          <table:table-cell office:value-type="float" office:value="372.26358" calcext:value-type="float">
            <text:p>372.26358</text:p>
          </table:table-cell>
          <table:table-cell table:formula="of:=[.B291]/55435.69" office:value-type="float" office:value="0.00671523309261597" calcext:value-type="float">
            <text:p>0.006715233092616</text:p>
          </table:table-cell>
          <table:table-cell office:value-type="float" office:value="120468.62278954" calcext:value-type="float">
            <text:p>120468.62278954</text:p>
          </table:table-cell>
        </table:table-row>
        <table:table-row table:style-name="ro1">
          <table:table-cell office:value-type="float" office:value="295.21" calcext:value-type="float">
            <text:p>295.21</text:p>
          </table:table-cell>
          <table:table-cell office:value-type="float" office:value="376.79209" calcext:value-type="float">
            <text:p>376.79209</text:p>
          </table:table-cell>
          <table:table-cell table:formula="of:=[.B292]/55435.69" office:value-type="float" office:value="0.00679692252409955" calcext:value-type="float">
            <text:p>0.0067969225241</text:p>
          </table:table-cell>
          <table:table-cell office:value-type="float" office:value="120852.18087703" calcext:value-type="float">
            <text:p>120852.18087703</text:p>
          </table:table-cell>
        </table:table-row>
        <table:table-row table:style-name="ro1">
          <table:table-cell office:value-type="float" office:value="296.23" calcext:value-type="float">
            <text:p>296.23</text:p>
          </table:table-cell>
          <table:table-cell office:value-type="float" office:value="379.52729" calcext:value-type="float">
            <text:p>379.52729</text:p>
          </table:table-cell>
          <table:table-cell table:formula="of:=[.B293]/55435.69" office:value-type="float" office:value="0.00684626257921566" calcext:value-type="float">
            <text:p>0.006846262579216</text:p>
          </table:table-cell>
          <table:table-cell office:value-type="float" office:value="121238.52328437" calcext:value-type="float">
            <text:p>121238.52328437</text:p>
          </table:table-cell>
        </table:table-row>
        <table:table-row table:style-name="ro1">
          <table:table-cell office:value-type="float" office:value="297.24" calcext:value-type="float">
            <text:p>297.24</text:p>
          </table:table-cell>
          <table:table-cell office:value-type="float" office:value="380.18126" calcext:value-type="float">
            <text:p>380.18126</text:p>
          </table:table-cell>
          <table:table-cell table:formula="of:=[.B294]/55435.69" office:value-type="float" office:value="0.00685805949199875" calcext:value-type="float">
            <text:p>0.006858059491999</text:p>
          </table:table-cell>
          <table:table-cell office:value-type="float" office:value="121625.53139803" calcext:value-type="float">
            <text:p>121625.53139803</text:p>
          </table:table-cell>
        </table:table-row>
        <table:table-row table:style-name="ro1">
          <table:table-cell office:value-type="float" office:value="298.26" calcext:value-type="float">
            <text:p>298.26</text:p>
          </table:table-cell>
          <table:table-cell office:value-type="float" office:value="378.71293" calcext:value-type="float">
            <text:p>378.71293</text:p>
          </table:table-cell>
          <table:table-cell table:formula="of:=[.B295]/55435.69" office:value-type="float" office:value="0.00683157240398739" calcext:value-type="float">
            <text:p>0.006831572403987</text:p>
          </table:table-cell>
          <table:table-cell office:value-type="float" office:value="122011.04481616" calcext:value-type="float">
            <text:p>122011.04481616</text:p>
          </table:table-cell>
        </table:table-row>
        <table:table-row table:style-name="ro1">
          <table:table-cell office:value-type="float" office:value="299.28" calcext:value-type="float">
            <text:p>299.28</text:p>
          </table:table-cell>
          <table:table-cell office:value-type="float" office:value="375.30235" calcext:value-type="float">
            <text:p>375.30235</text:p>
          </table:table-cell>
          <table:table-cell table:formula="of:=[.B296]/55435.69" office:value-type="float" office:value="0.00677004922280213" calcext:value-type="float">
            <text:p>0.006770049222802</text:p>
          </table:table-cell>
          <table:table-cell office:value-type="float" office:value="122393.08641207" calcext:value-type="float">
            <text:p>122393.08641207</text:p>
          </table:table-cell>
        </table:table-row>
        <table:table-row table:style-name="ro1">
          <table:table-cell office:value-type="float" office:value="300.3" calcext:value-type="float">
            <text:p>300.3</text:p>
          </table:table-cell>
          <table:table-cell office:value-type="float" office:value="370.27025" calcext:value-type="float">
            <text:p>370.27025</text:p>
          </table:table-cell>
          <table:table-cell table:formula="of:=[.B297]/55435.69" office:value-type="float" office:value="0.00667927557138731" calcext:value-type="float">
            <text:p>0.006679275571387</text:p>
          </table:table-cell>
          <table:table-cell office:value-type="float" office:value="122770.00554928" calcext:value-type="float">
            <text:p>122770.00554928</text:p>
          </table:table-cell>
        </table:table-row>
        <table:table-row table:style-name="ro1">
          <table:table-cell office:value-type="float" office:value="301.32" calcext:value-type="float">
            <text:p>301.32</text:p>
          </table:table-cell>
          <table:table-cell office:value-type="float" office:value="363.97589" calcext:value-type="float">
            <text:p>363.97589</text:p>
          </table:table-cell>
          <table:table-cell table:formula="of:=[.B298]/55435.69" office:value-type="float" office:value="0.00656573211229084" calcext:value-type="float">
            <text:p>0.006565732112291</text:p>
          </table:table-cell>
          <table:table-cell office:value-type="float" office:value="123140.51729882" calcext:value-type="float">
            <text:p>123140.51729882</text:p>
          </table:table-cell>
        </table:table-row>
        <table:table-row table:style-name="ro1">
          <table:table-cell office:value-type="float" office:value="302.33" calcext:value-type="float">
            <text:p>302.33</text:p>
          </table:table-cell>
          <table:table-cell office:value-type="float" office:value="356.72951" calcext:value-type="float">
            <text:p>356.72951</text:p>
          </table:table-cell>
          <table:table-cell table:formula="of:=[.B299]/55435.69" office:value-type="float" office:value="0.00643501524018191" calcext:value-type="float">
            <text:p>0.006435015240182</text:p>
          </table:table-cell>
          <table:table-cell office:value-type="float" office:value="123503.65254281" calcext:value-type="float">
            <text:p>123503.65254281</text:p>
          </table:table-cell>
        </table:table-row>
        <table:table-row table:style-name="ro1">
          <table:table-cell office:value-type="float" office:value="303.35" calcext:value-type="float">
            <text:p>303.35</text:p>
          </table:table-cell>
          <table:table-cell office:value-type="float" office:value="348.74573" calcext:value-type="float">
            <text:p>348.74573</text:p>
          </table:table-cell>
          <table:table-cell table:formula="of:=[.B300]/55435.69" office:value-type="float" office:value="0.00629099646815977" calcext:value-type="float">
            <text:p>0.00629099646816</text:p>
          </table:table-cell>
          <table:table-cell office:value-type="float" office:value="123858.66064338" calcext:value-type="float">
            <text:p>123858.66064338</text:p>
          </table:table-cell>
        </table:table-row>
        <table:table-row table:style-name="ro1">
          <table:table-cell office:value-type="float" office:value="304.37" calcext:value-type="float">
            <text:p>304.37</text:p>
          </table:table-cell>
          <table:table-cell office:value-type="float" office:value="340.14586" calcext:value-type="float">
            <text:p>340.14586</text:p>
          </table:table-cell>
          <table:table-cell table:formula="of:=[.B301]/55435.69" office:value-type="float" office:value="0.00613586409765983" calcext:value-type="float">
            <text:p>0.00613586409766</text:p>
          </table:table-cell>
          <table:table-cell office:value-type="float" office:value="124204.91444706" calcext:value-type="float">
            <text:p>124204.91444706</text:p>
          </table:table-cell>
        </table:table-row>
        <table:table-row table:style-name="ro1">
          <table:table-cell office:value-type="float" office:value="305.39" calcext:value-type="float">
            <text:p>305.39</text:p>
          </table:table-cell>
          <table:table-cell office:value-type="float" office:value="330.99828" calcext:value-type="float">
            <text:p>330.99828</text:p>
          </table:table-cell>
          <table:table-cell table:formula="of:=[.B302]/55435.69" office:value-type="float" office:value="0.00597085163005999" calcext:value-type="float">
            <text:p>0.00597085163006</text:p>
          </table:table-cell>
          <table:table-cell office:value-type="float" office:value="124541.85641432" calcext:value-type="float">
            <text:p>124541.85641432</text:p>
          </table:table-cell>
        </table:table-row>
        <table:table-row table:style-name="ro1">
          <table:table-cell office:value-type="float" office:value="306.41" calcext:value-type="float">
            <text:p>306.41</text:p>
          </table:table-cell>
          <table:table-cell office:value-type="float" office:value="321.37424" calcext:value-type="float">
            <text:p>321.37424</text:p>
          </table:table-cell>
          <table:table-cell table:formula="of:=[.B303]/55435.69" office:value-type="float" office:value="0.00579724433843973" calcext:value-type="float">
            <text:p>0.00579724433844</text:p>
          </table:table-cell>
          <table:table-cell office:value-type="float" office:value="124869.00152039" calcext:value-type="float">
            <text:p>124869.00152039</text:p>
          </table:table-cell>
        </table:table-row>
        <table:table-row table:style-name="ro1">
          <table:table-cell office:value-type="float" office:value="307.42" calcext:value-type="float">
            <text:p>307.42</text:p>
          </table:table-cell>
          <table:table-cell office:value-type="float" office:value="311.39457" calcext:value-type="float">
            <text:p>311.39457</text:p>
          </table:table-cell>
          <table:table-cell table:formula="of:=[.B304]/55435.69" office:value-type="float" office:value="0.00561722186555268" calcext:value-type="float">
            <text:p>0.005617221865553</text:p>
          </table:table-cell>
          <table:table-cell office:value-type="float" office:value="125185.98775528" calcext:value-type="float">
            <text:p>125185.98775528</text:p>
          </table:table-cell>
        </table:table-row>
        <table:table-row table:style-name="ro1">
          <table:table-cell office:value-type="float" office:value="308.44" calcext:value-type="float">
            <text:p>308.44</text:p>
          </table:table-cell>
          <table:table-cell office:value-type="float" office:value="301.25067" calcext:value-type="float">
            <text:p>301.25067</text:p>
          </table:table-cell>
          <table:table-cell table:formula="of:=[.B305]/55435.69" office:value-type="float" office:value="0.00543423686076605" calcext:value-type="float">
            <text:p>0.005434236860766</text:p>
          </table:table-cell>
          <table:table-cell office:value-type="float" office:value="125492.64794256" calcext:value-type="float">
            <text:p>125492.64794256</text:p>
          </table:table-cell>
        </table:table-row>
        <table:table-row table:style-name="ro1">
          <table:table-cell office:value-type="float" office:value="309.46" calcext:value-type="float">
            <text:p>309.46</text:p>
          </table:table-cell>
          <table:table-cell office:value-type="float" office:value="291.19503" calcext:value-type="float">
            <text:p>291.19503</text:p>
          </table:table-cell>
          <table:table-cell table:formula="of:=[.B306]/55435.69" office:value-type="float" office:value="0.00525284397109516" calcext:value-type="float">
            <text:p>0.005252843971095</text:p>
          </table:table-cell>
          <table:table-cell office:value-type="float" office:value="125789.07191995" calcext:value-type="float">
            <text:p>125789.07191995</text:p>
          </table:table-cell>
        </table:table-row>
        <table:table-row table:style-name="ro1">
          <table:table-cell office:value-type="float" office:value="310.48" calcext:value-type="float">
            <text:p>310.48</text:p>
          </table:table-cell>
          <table:table-cell office:value-type="float" office:value="281.50799" calcext:value-type="float">
            <text:p>281.50799</text:p>
          </table:table-cell>
          <table:table-cell table:formula="of:=[.B307]/55435.69" office:value-type="float" office:value="0.00507810022748883" calcext:value-type="float">
            <text:p>0.005078100227489</text:p>
          </table:table-cell>
          <table:table-cell office:value-type="float" office:value="126075.63490559" calcext:value-type="float">
            <text:p>126075.63490559</text:p>
          </table:table-cell>
        </table:table-row>
        <table:table-row table:style-name="ro1">
          <table:table-cell office:value-type="float" office:value="311.49" calcext:value-type="float">
            <text:p>311.49</text:p>
          </table:table-cell>
          <table:table-cell office:value-type="float" office:value="272.45369" calcext:value-type="float">
            <text:p>272.45369</text:p>
          </table:table-cell>
          <table:table-cell table:formula="of:=[.B308]/55435.69" office:value-type="float" office:value="0.00491477043038519" calcext:value-type="float">
            <text:p>0.004914770430385</text:p>
          </table:table-cell>
          <table:table-cell office:value-type="float" office:value="126352.98100889" calcext:value-type="float">
            <text:p>126352.98100889</text:p>
          </table:table-cell>
        </table:table-row>
        <table:table-row table:style-name="ro1">
          <table:table-cell office:value-type="float" office:value="312.51" calcext:value-type="float">
            <text:p>312.51</text:p>
          </table:table-cell>
          <table:table-cell office:value-type="float" office:value="264.23829" calcext:value-type="float">
            <text:p>264.23829</text:p>
          </table:table-cell>
          <table:table-cell table:formula="of:=[.B309]/55435.69" office:value-type="float" office:value="0.00476657348361678" calcext:value-type="float">
            <text:p>0.004766573483617</text:p>
          </table:table-cell>
          <table:table-cell office:value-type="float" office:value="126621.96418685" calcext:value-type="float">
            <text:p>126621.96418685</text:p>
          </table:table-cell>
        </table:table-row>
        <table:table-row table:style-name="ro1">
          <table:table-cell office:value-type="float" office:value="313.53" calcext:value-type="float">
            <text:p>313.53</text:p>
          </table:table-cell>
          <table:table-cell office:value-type="float" office:value="256.97947" calcext:value-type="float">
            <text:p>256.97947</text:p>
          </table:table-cell>
          <table:table-cell table:formula="of:=[.B310]/55435.69" office:value-type="float" office:value="0.00463563220733791" calcext:value-type="float">
            <text:p>0.004635632207338</text:p>
          </table:table-cell>
          <table:table-cell office:value-type="float" office:value="126883.55820271" calcext:value-type="float">
            <text:p>126883.55820271</text:p>
          </table:table-cell>
        </table:table-row>
        <table:table-row table:style-name="ro1">
          <table:table-cell office:value-type="float" office:value="314.55" calcext:value-type="float">
            <text:p>314.55</text:p>
          </table:table-cell>
          <table:table-cell office:value-type="float" office:value="250.69142" calcext:value-type="float">
            <text:p>250.69142</text:p>
          </table:table-cell>
          <table:table-cell table:formula="of:=[.B311]/55435.69" office:value-type="float" office:value="0.00452220257382924" calcext:value-type="float">
            <text:p>0.004522202573829</text:p>
          </table:table-cell>
          <table:table-cell office:value-type="float" office:value="127138.75125392" calcext:value-type="float">
            <text:p>127138.75125392</text:p>
          </table:table-cell>
        </table:table-row>
        <table:table-row table:style-name="ro1">
          <table:table-cell office:value-type="float" office:value="315.57" calcext:value-type="float">
            <text:p>315.57</text:p>
          </table:table-cell>
          <table:table-cell office:value-type="float" office:value="245.28567" calcext:value-type="float">
            <text:p>245.28567</text:p>
          </table:table-cell>
          <table:table-cell table:formula="of:=[.B312]/55435.69" office:value-type="float" office:value="0.00442468867980177" calcext:value-type="float">
            <text:p>0.004424688679802</text:p>
          </table:table-cell>
          <table:table-cell office:value-type="float" office:value="127388.44148601" calcext:value-type="float">
            <text:p>127388.44148601</text:p>
          </table:table-cell>
        </table:table-row>
        <table:table-row table:style-name="ro1">
          <table:table-cell office:value-type="float" office:value="316.58" calcext:value-type="float">
            <text:p>316.58</text:p>
          </table:table-cell>
          <table:table-cell office:value-type="float" office:value="240.58725" calcext:value-type="float">
            <text:p>240.58725</text:p>
          </table:table-cell>
          <table:table-cell table:formula="of:=[.B313]/55435.69" office:value-type="float" office:value="0.00433993425535066" calcext:value-type="float">
            <text:p>0.004339934255351</text:p>
          </table:table-cell>
          <table:table-cell office:value-type="float" office:value="127633.3489265" calcext:value-type="float">
            <text:p>127633.3489265</text:p>
          </table:table-cell>
        </table:table-row>
        <table:table-row table:style-name="ro1">
          <table:table-cell office:value-type="float" office:value="317.6" calcext:value-type="float">
            <text:p>317.6</text:p>
          </table:table-cell>
          <table:table-cell office:value-type="float" office:value="236.36529" calcext:value-type="float">
            <text:p>236.36529</text:p>
          </table:table-cell>
          <table:table-cell table:formula="of:=[.B314]/55435.69" office:value-type="float" office:value="0.00426377465491996" calcext:value-type="float">
            <text:p>0.00426377465492</text:p>
          </table:table-cell>
          <table:table-cell office:value-type="float" office:value="127873.9585894" calcext:value-type="float">
            <text:p>127873.9585894</text:p>
          </table:table-cell>
        </table:table-row>
        <table:table-row table:style-name="ro1">
          <table:table-cell office:value-type="float" office:value="318.62" calcext:value-type="float">
            <text:p>318.62</text:p>
          </table:table-cell>
          <table:table-cell office:value-type="float" office:value="232.37639" calcext:value-type="float">
            <text:p>232.37639</text:p>
          </table:table-cell>
          <table:table-cell table:formula="of:=[.B315]/55435.69" office:value-type="float" office:value="0.00419181920528093" calcext:value-type="float">
            <text:p>0.004191819205281</text:p>
          </table:table-cell>
          <table:table-cell office:value-type="float" office:value="128110.50772969" calcext:value-type="float">
            <text:p>128110.50772969</text:p>
          </table:table-cell>
        </table:table-row>
        <table:table-row table:style-name="ro1">
          <table:table-cell office:value-type="float" office:value="319.64" calcext:value-type="float">
            <text:p>319.64</text:p>
          </table:table-cell>
          <table:table-cell office:value-type="float" office:value="228.41597" calcext:value-type="float">
            <text:p>228.41597</text:p>
          </table:table-cell>
          <table:table-cell table:formula="of:=[.B316]/55435.69" office:value-type="float" office:value="0.00412037750409529" calcext:value-type="float">
            <text:p>0.004120377504095</text:p>
          </table:table-cell>
          <table:table-cell office:value-type="float" office:value="128343.02533531" calcext:value-type="float">
            <text:p>128343.02533531</text:p>
          </table:table-cell>
        </table:table-row>
        <table:table-row table:style-name="ro1">
          <table:table-cell office:value-type="float" office:value="320.66" calcext:value-type="float">
            <text:p>320.66</text:p>
          </table:table-cell>
          <table:table-cell office:value-type="float" office:value="224.36811" calcext:value-type="float">
            <text:p>224.36811</text:p>
          </table:table-cell>
          <table:table-cell table:formula="of:=[.B317]/55435.69" office:value-type="float" office:value="0.00404735847970865" calcext:value-type="float">
            <text:p>0.004047358479709</text:p>
          </table:table-cell>
          <table:table-cell office:value-type="float" office:value="128571.4223925" calcext:value-type="float">
            <text:p>128571.4223925</text:p>
          </table:table-cell>
        </table:table-row>
        <table:table-row table:style-name="ro1">
          <table:table-cell office:value-type="float" office:value="321.67" calcext:value-type="float">
            <text:p>321.67</text:p>
          </table:table-cell>
          <table:table-cell office:value-type="float" office:value="220.24085" calcext:value-type="float">
            <text:p>220.24085</text:p>
          </table:table-cell>
          <table:table-cell table:formula="of:=[.B318]/55435.69" office:value-type="float" office:value="0.00397290716504115" calcext:value-type="float">
            <text:p>0.003972907165041</text:p>
          </table:table-cell>
          <table:table-cell office:value-type="float" office:value="128795.618079" calcext:value-type="float">
            <text:p>128795.618079</text:p>
          </table:table-cell>
        </table:table-row>
        <table:table-row table:style-name="ro1">
          <table:table-cell office:value-type="float" office:value="322.69" calcext:value-type="float">
            <text:p>322.69</text:p>
          </table:table-cell>
          <table:table-cell office:value-type="float" office:value="216.17371" calcext:value-type="float">
            <text:p>216.17371</text:p>
          </table:table-cell>
          <table:table-cell table:formula="of:=[.B319]/55435.69" office:value-type="float" office:value="0.00389954035026893" calcext:value-type="float">
            <text:p>0.003899540350269</text:p>
          </table:table-cell>
          <table:table-cell office:value-type="float" office:value="129015.67358785" calcext:value-type="float">
            <text:p>129015.67358785</text:p>
          </table:table-cell>
        </table:table-row>
        <table:table-row table:style-name="ro1">
          <table:table-cell office:value-type="float" office:value="323.71" calcext:value-type="float">
            <text:p>323.71</text:p>
          </table:table-cell>
          <table:table-cell office:value-type="float" office:value="212.40949" calcext:value-type="float">
            <text:p>212.40949</text:p>
          </table:table-cell>
          <table:table-cell table:formula="of:=[.B320]/55435.69" office:value-type="float" office:value="0.0038316378852685" calcext:value-type="float">
            <text:p>0.003831637885269</text:p>
          </table:table-cell>
          <table:table-cell office:value-type="float" office:value="129231.89727954" calcext:value-type="float">
            <text:p>129231.89727954</text:p>
          </table:table-cell>
        </table:table-row>
        <table:table-row table:style-name="ro1">
          <table:table-cell office:value-type="float" office:value="324.73" calcext:value-type="float">
            <text:p>324.73</text:p>
          </table:table-cell>
          <table:table-cell office:value-type="float" office:value="209.23269" calcext:value-type="float">
            <text:p>209.23269</text:p>
          </table:table-cell>
          <table:table-cell table:formula="of:=[.B321]/55435.69" office:value-type="float" office:value="0.0037743318428976" calcext:value-type="float">
            <text:p>0.003774331842898</text:p>
          </table:table-cell>
          <table:table-cell office:value-type="float" office:value="129444.88712703" calcext:value-type="float">
            <text:p>129444.88712703</text:p>
          </table:table-cell>
        </table:table-row>
        <table:table-row table:style-name="ro1">
          <table:table-cell office:value-type="float" office:value="325.75" calcext:value-type="float">
            <text:p>325.75</text:p>
          </table:table-cell>
          <table:table-cell office:value-type="float" office:value="206.88833" calcext:value-type="float">
            <text:p>206.88833</text:p>
          </table:table-cell>
          <table:table-cell table:formula="of:=[.B322]/55435.69" office:value-type="float" office:value="0.00373204211943605" calcext:value-type="float">
            <text:p>0.003732042119436</text:p>
          </table:table-cell>
          <table:table-cell office:value-type="float" office:value="129655.49052078" calcext:value-type="float">
            <text:p>129655.49052078</text:p>
          </table:table-cell>
        </table:table-row>
        <table:table-row table:style-name="ro1">
          <table:table-cell office:value-type="float" office:value="326.76" calcext:value-type="float">
            <text:p>326.76</text:p>
          </table:table-cell>
          <table:table-cell office:value-type="float" office:value="205.50367" calcext:value-type="float">
            <text:p>205.50367</text:p>
          </table:table-cell>
          <table:table-cell table:formula="of:=[.B323]/55435.69" office:value-type="float" office:value="0.00370706434789573" calcext:value-type="float">
            <text:p>0.003707064347896</text:p>
          </table:table-cell>
          <table:table-cell office:value-type="float" office:value="129864.68439394" calcext:value-type="float">
            <text:p>129864.68439394</text:p>
          </table:table-cell>
        </table:table-row>
        <table:table-row table:style-name="ro1">
          <table:table-cell office:value-type="float" office:value="327.78" calcext:value-type="float">
            <text:p>327.78</text:p>
          </table:table-cell>
          <table:table-cell office:value-type="float" office:value="205.0371" calcext:value-type="float">
            <text:p>205.0371</text:p>
          </table:table-cell>
          <table:table-cell table:formula="of:=[.B324]/55435.69" office:value-type="float" office:value="0.00369864792879822" calcext:value-type="float">
            <text:p>0.003698647928798</text:p>
          </table:table-cell>
          <table:table-cell office:value-type="float" office:value="130073.4033155" calcext:value-type="float">
            <text:p>130073.4033155</text:p>
          </table:table-cell>
        </table:table-row>
        <table:table-row table:style-name="ro1">
          <table:table-cell office:value-type="float" office:value="328.8" calcext:value-type="float">
            <text:p>328.8</text:p>
          </table:table-cell>
          <table:table-cell office:value-type="float" office:value="205.27188" calcext:value-type="float">
            <text:p>205.27188</text:p>
          </table:table-cell>
          <table:table-cell table:formula="of:=[.B325]/55435.69" office:value-type="float" office:value="0.00370288310653299" calcext:value-type="float">
            <text:p>0.003702883106533</text:p>
          </table:table-cell>
          <table:table-cell office:value-type="float" office:value="130282.36123156" calcext:value-type="float">
            <text:p>130282.36123156</text:p>
          </table:table-cell>
        </table:table-row>
        <table:table-row table:style-name="ro1">
          <table:table-cell office:value-type="float" office:value="329.82" calcext:value-type="float">
            <text:p>329.82</text:p>
          </table:table-cell>
          <table:table-cell office:value-type="float" office:value="205.85948" calcext:value-type="float">
            <text:p>205.85948</text:p>
          </table:table-cell>
          <table:table-cell table:formula="of:=[.B326]/55435.69" office:value-type="float" office:value="0.0037134827761682" calcext:value-type="float">
            <text:p>0.003713482776168</text:p>
          </table:table-cell>
          <table:table-cell office:value-type="float" office:value="130491.91729501" calcext:value-type="float">
            <text:p>130491.91729501</text:p>
          </table:table-cell>
        </table:table-row>
        <table:table-row table:style-name="ro1">
          <table:table-cell office:value-type="float" office:value="330.84" calcext:value-type="float">
            <text:p>330.84</text:p>
          </table:table-cell>
          <table:table-cell office:value-type="float" office:value="206.40193" calcext:value-type="float">
            <text:p>206.40193</text:p>
          </table:table-cell>
          <table:table-cell table:formula="of:=[.B327]/55435.69" office:value-type="float" office:value="0.00372326798854673" calcext:value-type="float">
            <text:p>0.003723267988547</text:p>
          </table:table-cell>
          <table:table-cell office:value-type="float" office:value="130702.02555443" calcext:value-type="float">
            <text:p>130702.02555443</text:p>
          </table:table-cell>
        </table:table-row>
        <table:table-row table:style-name="ro1">
          <table:table-cell office:value-type="float" office:value="331.85" calcext:value-type="float">
            <text:p>331.85</text:p>
          </table:table-cell>
          <table:table-cell office:value-type="float" office:value="206.55076" calcext:value-type="float">
            <text:p>206.55076</text:p>
          </table:table-cell>
          <table:table-cell table:formula="of:=[.B328]/55435.69" office:value-type="float" office:value="0.00372595272107193" calcext:value-type="float">
            <text:p>0.003725952721072</text:p>
          </table:table-cell>
          <table:table-cell office:value-type="float" office:value="130912.28531477" calcext:value-type="float">
            <text:p>130912.28531477</text:p>
          </table:table-cell>
        </table:table-row>
        <table:table-row table:style-name="ro1">
          <table:table-cell office:value-type="float" office:value="332.87" calcext:value-type="float">
            <text:p>332.87</text:p>
          </table:table-cell>
          <table:table-cell office:value-type="float" office:value="206.0948" calcext:value-type="float">
            <text:p>206.0948</text:p>
          </table:table-cell>
          <table:table-cell table:formula="of:=[.B329]/55435.69" office:value-type="float" office:value="0.00371772769492" calcext:value-type="float">
            <text:p>0.00371772769492</text:p>
          </table:table-cell>
          <table:table-cell office:value-type="float" office:value="131122.08092302" calcext:value-type="float">
            <text:p>131122.08092302</text:p>
          </table:table-cell>
        </table:table-row>
        <table:table-row table:style-name="ro1">
          <table:table-cell office:value-type="float" office:value="333.89" calcext:value-type="float">
            <text:p>333.89</text:p>
          </table:table-cell>
          <table:table-cell office:value-type="float" office:value="205.0128" calcext:value-type="float">
            <text:p>205.0128</text:p>
          </table:table-cell>
          <table:table-cell table:formula="of:=[.B330]/55435.69" office:value-type="float" office:value="0.00369820958303216" calcext:value-type="float">
            <text:p>0.003698209583032</text:p>
          </table:table-cell>
          <table:table-cell office:value-type="float" office:value="131330.7751051" calcext:value-type="float">
            <text:p>131330.7751051</text:p>
          </table:table-cell>
        </table:table-row>
        <table:table-row table:style-name="ro1">
          <table:table-cell office:value-type="float" office:value="334.91" calcext:value-type="float">
            <text:p>334.91</text:p>
          </table:table-cell>
          <table:table-cell office:value-type="float" office:value="203.47683" calcext:value-type="float">
            <text:p>203.47683</text:p>
          </table:table-cell>
          <table:table-cell table:formula="of:=[.B331]/55435.69" office:value-type="float" office:value="0.00367050234244401" calcext:value-type="float">
            <text:p>0.003670502342444</text:p>
          </table:table-cell>
          <table:table-cell office:value-type="float" office:value="131537.90573482" calcext:value-type="float">
            <text:p>131537.90573482</text:p>
          </table:table-cell>
        </table:table-row>
        <table:table-row table:style-name="ro1">
          <table:table-cell office:value-type="float" office:value="335.93" calcext:value-type="float">
            <text:p>335.93</text:p>
          </table:table-cell>
          <table:table-cell office:value-type="float" office:value="201.8059" calcext:value-type="float">
            <text:p>201.8059</text:p>
          </table:table-cell>
          <table:table-cell table:formula="of:=[.B332]/55435.69" office:value-type="float" office:value="0.0036403605691568" calcext:value-type="float">
            <text:p>0.003640360569157</text:p>
          </table:table-cell>
          <table:table-cell office:value-type="float" office:value="131743.33542854" calcext:value-type="float">
            <text:p>131743.33542854</text:p>
          </table:table-cell>
        </table:table-row>
        <table:table-row table:style-name="ro1">
          <table:table-cell office:value-type="float" office:value="336.94" calcext:value-type="float">
            <text:p>336.94</text:p>
          </table:table-cell>
          <table:table-cell office:value-type="float" office:value="200.38233" calcext:value-type="float">
            <text:p>200.38233</text:p>
          </table:table-cell>
          <table:table-cell table:formula="of:=[.B333]/55435.69" office:value-type="float" office:value="0.00361468090322318" calcext:value-type="float">
            <text:p>0.003614680903223</text:p>
          </table:table-cell>
          <table:table-cell office:value-type="float" office:value="131947.31599036" calcext:value-type="float">
            <text:p>131947.31599036</text:p>
          </table:table-cell>
        </table:table-row>
        <table:table-row table:style-name="ro1">
          <table:table-cell office:value-type="float" office:value="337.96" calcext:value-type="float">
            <text:p>337.96</text:p>
          </table:table-cell>
          <table:table-cell office:value-type="float" office:value="199.5524" calcext:value-type="float">
            <text:p>199.5524</text:p>
          </table:table-cell>
          <table:table-cell table:formula="of:=[.B334]/55435.69" office:value-type="float" office:value="0.00359970986200406" calcext:value-type="float">
            <text:p>0.003599709862004</text:p>
          </table:table-cell>
          <table:table-cell office:value-type="float" office:value="132150.45172031" calcext:value-type="float">
            <text:p>132150.45172031</text:p>
          </table:table-cell>
        </table:table-row>
        <table:table-row table:style-name="ro1">
          <table:table-cell office:value-type="float" office:value="338.98" calcext:value-type="float">
            <text:p>338.98</text:p>
          </table:table-cell>
          <table:table-cell office:value-type="float" office:value="199.53678" calcext:value-type="float">
            <text:p>199.53678</text:p>
          </table:table-cell>
          <table:table-cell table:formula="of:=[.B335]/55435.69" office:value-type="float" office:value="0.0035994280940672" calcext:value-type="float">
            <text:p>0.003599428094067</text:p>
          </table:table-cell>
          <table:table-cell office:value-type="float" office:value="132353.57155622" calcext:value-type="float">
            <text:p>132353.5715562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0.37459" calcext:value-type="float">
            <text:p>200.37459</text:p>
          </table:table-cell>
          <table:table-cell table:formula="of:=[.B336]/55435.69" office:value-type="float" office:value="0.00361454128197917" calcext:value-type="float">
            <text:p>0.003614541281979</text:p>
          </table:table-cell>
          <table:table-cell office:value-type="float" office:value="132557.54424076" calcext:value-type="float">
            <text:p>132557.54424076</text:p>
          </table:table-cell>
        </table:table-row>
        <table:table-row table:style-name="ro1">
          <table:table-cell office:value-type="float" office:value="341.02" calcext:value-type="float">
            <text:p>341.02</text:p>
          </table:table-cell>
          <table:table-cell office:value-type="float" office:value="201.91785" calcext:value-type="float">
            <text:p>201.91785</text:p>
          </table:table-cell>
          <table:table-cell table:formula="of:=[.B337]/55435.69" office:value-type="float" office:value="0.00364238002629714" calcext:value-type="float">
            <text:p>0.003642380026297</text:p>
          </table:table-cell>
          <table:table-cell office:value-type="float" office:value="132763.08790326" calcext:value-type="float">
            <text:p>132763.08790326</text:p>
          </table:table-cell>
        </table:table-row>
        <table:table-row table:style-name="ro1">
          <table:table-cell office:value-type="float" office:value="342.03" calcext:value-type="float">
            <text:p>342.03</text:p>
          </table:table-cell>
          <table:table-cell office:value-type="float" office:value="203.88217" calcext:value-type="float">
            <text:p>203.88217</text:p>
          </table:table-cell>
          <table:table-cell table:formula="of:=[.B338]/55435.69" office:value-type="float" office:value="0.00367781423844458" calcext:value-type="float">
            <text:p>0.003677814238445</text:p>
          </table:table-cell>
          <table:table-cell office:value-type="float" office:value="132970.6311508" calcext:value-type="float">
            <text:p>132970.6311508</text:p>
          </table:table-cell>
        </table:table-row>
        <table:table-row table:style-name="ro1">
          <table:table-cell office:value-type="float" office:value="343.05" calcext:value-type="float">
            <text:p>343.05</text:p>
          </table:table-cell>
          <table:table-cell office:value-type="float" office:value="205.94464" calcext:value-type="float">
            <text:p>205.94464</text:p>
          </table:table-cell>
          <table:table-cell table:formula="of:=[.B339]/55435.69" office:value-type="float" office:value="0.00371501897063065" calcext:value-type="float">
            <text:p>0.003715018970631</text:p>
          </table:table-cell>
          <table:table-cell office:value-type="float" office:value="133180.27390575" calcext:value-type="float">
            <text:p>133180.27390575</text:p>
          </table:table-cell>
        </table:table-row>
        <table:table-row table:style-name="ro1">
          <table:table-cell office:value-type="float" office:value="344.07" calcext:value-type="float">
            <text:p>344.07</text:p>
          </table:table-cell>
          <table:table-cell office:value-type="float" office:value="207.86575" calcext:value-type="float">
            <text:p>207.86575</text:p>
          </table:table-cell>
          <table:table-cell table:formula="of:=[.B340]/55435.69" office:value-type="float" office:value="0.00374967372102701" calcext:value-type="float">
            <text:p>0.003749673721027</text:p>
          </table:table-cell>
          <table:table-cell office:value-type="float" office:value="133391.87227249" calcext:value-type="float">
            <text:p>133391.87227249</text:p>
          </table:table-cell>
        </table:table-row>
        <table:table-row table:style-name="ro1">
          <table:table-cell office:value-type="float" office:value="345.09" calcext:value-type="float">
            <text:p>345.09</text:p>
          </table:table-cell>
          <table:table-cell office:value-type="float" office:value="209.60007" calcext:value-type="float">
            <text:p>209.60007</text:p>
          </table:table-cell>
          <table:table-cell table:formula="of:=[.B341]/55435.69" office:value-type="float" office:value="0.00378095898147926" calcext:value-type="float">
            <text:p>0.003780958981479</text:p>
          </table:table-cell>
          <table:table-cell office:value-type="float" office:value="133605.23609584" calcext:value-type="float">
            <text:p>133605.23609584</text:p>
          </table:table-cell>
        </table:table-row>
        <table:table-row table:style-name="ro1">
          <table:table-cell office:value-type="float" office:value="346.11" calcext:value-type="float">
            <text:p>346.11</text:p>
          </table:table-cell>
          <table:table-cell office:value-type="float" office:value="211.3574" calcext:value-type="float">
            <text:p>211.3574</text:p>
          </table:table-cell>
          <table:table-cell table:formula="of:=[.B342]/55435.69" office:value-type="float" office:value="0.00381265931749023" calcext:value-type="float">
            <text:p>0.00381265931749</text:p>
          </table:table-cell>
          <table:table-cell office:value-type="float" office:value="133820.3888126" calcext:value-type="float">
            <text:p>133820.3888126</text:p>
          </table:table-cell>
        </table:table-row>
        <table:table-row table:style-name="ro1">
          <table:table-cell office:value-type="float" office:value="347.12" calcext:value-type="float">
            <text:p>347.12</text:p>
          </table:table-cell>
          <table:table-cell office:value-type="float" office:value="213.58468" calcext:value-type="float">
            <text:p>213.58468</text:p>
          </table:table-cell>
          <table:table-cell table:formula="of:=[.B343]/55435.69" office:value-type="float" office:value="0.00385283704414972" calcext:value-type="float">
            <text:p>0.00385283704415</text:p>
          </table:table-cell>
          <table:table-cell office:value-type="float" office:value="134037.80880405" calcext:value-type="float">
            <text:p>134037.80880405</text:p>
          </table:table-cell>
        </table:table-row>
        <table:table-row table:style-name="ro1">
          <table:table-cell office:value-type="float" office:value="348.14" calcext:value-type="float">
            <text:p>348.14</text:p>
          </table:table-cell>
          <table:table-cell office:value-type="float" office:value="216.85958" calcext:value-type="float">
            <text:p>216.85958</text:p>
          </table:table-cell>
          <table:table-cell table:formula="of:=[.B344]/55435.69" office:value-type="float" office:value="0.00391191270461322" calcext:value-type="float">
            <text:p>0.003911912704613</text:p>
          </table:table-cell>
          <table:table-cell office:value-type="float" office:value="134258.56249738" calcext:value-type="float">
            <text:p>134258.56249738</text:p>
          </table:table-cell>
        </table:table-row>
        <table:table-row table:style-name="ro1">
          <table:table-cell office:value-type="float" office:value="349.16" calcext:value-type="float">
            <text:p>349.16</text:p>
          </table:table-cell>
          <table:table-cell office:value-type="float" office:value="221.71655" calcext:value-type="float">
            <text:p>221.71655</text:p>
          </table:table-cell>
          <table:table-cell table:formula="of:=[.B345]/55435.69" office:value-type="float" office:value="0.00399952719989595" calcext:value-type="float">
            <text:p>0.003999527199896</text:p>
          </table:table-cell>
          <table:table-cell office:value-type="float" office:value="134484.2603741" calcext:value-type="float">
            <text:p>134484.2603741</text:p>
          </table:table-cell>
        </table:table-row>
        <table:table-row table:style-name="ro1">
          <table:table-cell office:value-type="float" office:value="350.18" calcext:value-type="float">
            <text:p>350.18</text:p>
          </table:table-cell>
          <table:table-cell office:value-type="float" office:value="228.45433" calcext:value-type="float">
            <text:p>228.45433</text:p>
          </table:table-cell>
          <table:table-cell table:formula="of:=[.B346]/55435.69" office:value-type="float" office:value="0.00412106947708236" calcext:value-type="float">
            <text:p>0.004121069477082</text:p>
          </table:table-cell>
          <table:table-cell office:value-type="float" office:value="134716.81702355" calcext:value-type="float">
            <text:p>134716.81702355</text:p>
          </table:table-cell>
        </table:table-row>
        <table:table-row table:style-name="ro1">
          <table:table-cell office:value-type="float" office:value="351.2" calcext:value-type="float">
            <text:p>351.2</text:p>
          </table:table-cell>
          <table:table-cell office:value-type="float" office:value="236.99041" calcext:value-type="float">
            <text:p>236.99041</text:p>
          </table:table-cell>
          <table:table-cell table:formula="of:=[.B347]/55435.69" office:value-type="float" office:value="0.0042750511448491" calcext:value-type="float">
            <text:p>0.004275051144849</text:p>
          </table:table-cell>
          <table:table-cell office:value-type="float" office:value="134958.0630336" calcext:value-type="float">
            <text:p>134958.0630336</text:p>
          </table:table-cell>
        </table:table-row>
        <table:table-row table:style-name="ro1">
          <table:table-cell office:value-type="float" office:value="352.21" calcext:value-type="float">
            <text:p>352.21</text:p>
          </table:table-cell>
          <table:table-cell office:value-type="float" office:value="246.82279" calcext:value-type="float">
            <text:p>246.82279</text:p>
          </table:table-cell>
          <table:table-cell table:formula="of:=[.B348]/55435.69" office:value-type="float" office:value="0.00445241666514839" calcext:value-type="float">
            <text:p>0.004452416665148</text:p>
          </table:table-cell>
          <table:table-cell office:value-type="float" office:value="135209.31798192" calcext:value-type="float">
            <text:p>135209.31798192</text:p>
          </table:table-cell>
        </table:table-row>
        <table:table-row table:style-name="ro1">
          <table:table-cell office:value-type="float" office:value="353.23" calcext:value-type="float">
            <text:p>353.23</text:p>
          </table:table-cell>
          <table:table-cell office:value-type="float" office:value="257.13041" calcext:value-type="float">
            <text:p>257.13041</text:p>
          </table:table-cell>
          <table:table-cell table:formula="of:=[.B349]/55435.69" office:value-type="float" office:value="0.00463835500198518" calcext:value-type="float">
            <text:p>0.004638355001985</text:p>
          </table:table-cell>
          <table:table-cell office:value-type="float" office:value="135471.06564146" calcext:value-type="float">
            <text:p>135471.06564146</text:p>
          </table:table-cell>
        </table:table-row>
        <table:table-row table:style-name="ro1">
          <table:table-cell office:value-type="float" office:value="354.25" calcext:value-type="float">
            <text:p>354.25</text:p>
          </table:table-cell>
          <table:table-cell office:value-type="float" office:value="266.99728" calcext:value-type="float">
            <text:p>266.99728</text:p>
          </table:table-cell>
          <table:table-cell table:formula="of:=[.B350]/55435.69" office:value-type="float" office:value="0.00481634268464955" calcext:value-type="float">
            <text:p>0.00481634268465</text:p>
          </table:table-cell>
          <table:table-cell office:value-type="float" office:value="135742.85734805" calcext:value-type="float">
            <text:p>135742.85734805</text:p>
          </table:table-cell>
        </table:table-row>
        <table:table-row table:style-name="ro1">
          <table:table-cell office:value-type="float" office:value="355.27" calcext:value-type="float">
            <text:p>355.27</text:p>
          </table:table-cell>
          <table:table-cell office:value-type="float" office:value="275.69753" calcext:value-type="float">
            <text:p>275.69753</text:p>
          </table:table-cell>
          <table:table-cell table:formula="of:=[.B351]/55435.69" office:value-type="float" office:value="0.00497328580198064" calcext:value-type="float">
            <text:p>0.004973285801981</text:p>
          </table:table-cell>
          <table:table-cell office:value-type="float" office:value="136023.50553545" calcext:value-type="float">
            <text:p>136023.50553545</text:p>
          </table:table-cell>
        </table:table-row>
        <table:table-row table:style-name="ro1">
          <table:table-cell office:value-type="float" office:value="356.28" calcext:value-type="float">
            <text:p>356.28</text:p>
          </table:table-cell>
          <table:table-cell office:value-type="float" office:value="282.94771" calcext:value-type="float">
            <text:p>282.94771</text:p>
          </table:table-cell>
          <table:table-cell table:formula="of:=[.B352]/55435.69" office:value-type="float" office:value="0.00510407122198713" calcext:value-type="float">
            <text:p>0.005104071221987</text:p>
          </table:table-cell>
          <table:table-cell office:value-type="float" office:value="136311.53409068" calcext:value-type="float">
            <text:p>136311.53409068</text:p>
          </table:table-cell>
        </table:table-row>
        <table:table-row table:style-name="ro1">
          <table:table-cell office:value-type="float" office:value="357.3" calcext:value-type="float">
            <text:p>357.3</text:p>
          </table:table-cell>
          <table:table-cell office:value-type="float" office:value="289.03359" calcext:value-type="float">
            <text:p>289.03359</text:p>
          </table:table-cell>
          <table:table-cell table:formula="of:=[.B353]/55435.69" office:value-type="float" office:value="0.00521385392695572" calcext:value-type="float">
            <text:p>0.005213853926956</text:p>
          </table:table-cell>
          <table:table-cell office:value-type="float" office:value="136605.75781742" calcext:value-type="float">
            <text:p>136605.75781742</text:p>
          </table:table-cell>
        </table:table-row>
        <table:table-row table:style-name="ro1">
          <table:table-cell office:value-type="float" office:value="358.32" calcext:value-type="float">
            <text:p>358.32</text:p>
          </table:table-cell>
          <table:table-cell office:value-type="float" office:value="294.75551" calcext:value-type="float">
            <text:p>294.75551</text:p>
          </table:table-cell>
          <table:table-cell table:formula="of:=[.B354]/55435.69" office:value-type="float" office:value="0.00531707118645046" calcext:value-type="float">
            <text:p>0.00531707118645</text:p>
          </table:table-cell>
          <table:table-cell office:value-type="float" office:value="136905.80620624" calcext:value-type="float">
            <text:p>136905.80620624</text:p>
          </table:table-cell>
        </table:table-row>
        <table:table-row table:style-name="ro1">
          <table:table-cell office:value-type="float" office:value="359.34" calcext:value-type="float">
            <text:p>359.34</text:p>
          </table:table-cell>
          <table:table-cell office:value-type="float" office:value="301.19793" calcext:value-type="float">
            <text:p>301.19793</text:p>
          </table:table-cell>
          <table:table-cell table:formula="of:=[.B355]/55435.69" office:value-type="float" office:value="0.00543328548810342" calcext:value-type="float">
            <text:p>0.005433285488103</text:p>
          </table:table-cell>
          <table:table-cell office:value-type="float" office:value="137212.41270494" calcext:value-type="float">
            <text:p>137212.41270494</text:p>
          </table:table-cell>
        </table:table-row>
        <table:table-row table:style-name="ro1">
          <table:table-cell office:value-type="float" office:value="360.36" calcext:value-type="float">
            <text:p>360.36</text:p>
          </table:table-cell>
          <table:table-cell office:value-type="float" office:value="309.39481" calcext:value-type="float">
            <text:p>309.39481</text:p>
          </table:table-cell>
          <table:table-cell table:formula="of:=[.B356]/55435.69" office:value-type="float" office:value="0.00558114835406577" calcext:value-type="float">
            <text:p>0.005581148354066</text:p>
          </table:table-cell>
          <table:table-cell office:value-type="float" office:value="137527.36327517" calcext:value-type="float">
            <text:p>137527.36327517</text:p>
          </table:table-cell>
        </table:table-row>
        <table:table-row table:style-name="ro1">
          <table:table-cell office:value-type="float" office:value="361.37" calcext:value-type="float">
            <text:p>361.37</text:p>
          </table:table-cell>
          <table:table-cell office:value-type="float" office:value="320.00506" calcext:value-type="float">
            <text:p>320.00506</text:p>
          </table:table-cell>
          <table:table-cell table:formula="of:=[.B357]/55435.69" office:value-type="float" office:value="0.00577254580938742" calcext:value-type="float">
            <text:p>0.005772545809387</text:p>
          </table:table-cell>
          <table:table-cell office:value-type="float" office:value="137853.11461622" calcext:value-type="float">
            <text:p>137853.11461622</text:p>
          </table:table-cell>
        </table:table-row>
        <table:table-row table:style-name="ro1">
          <table:table-cell office:value-type="float" office:value="362.39" calcext:value-type="float">
            <text:p>362.39</text:p>
          </table:table-cell>
          <table:table-cell office:value-type="float" office:value="333.11474" calcext:value-type="float">
            <text:p>333.11474</text:p>
          </table:table-cell>
          <table:table-cell table:formula="of:=[.B358]/55435.69" office:value-type="float" office:value="0.0060090302835592" calcext:value-type="float">
            <text:p>0.006009030283559</text:p>
          </table:table-cell>
          <table:table-cell office:value-type="float" office:value="138192.21104262" calcext:value-type="float">
            <text:p>138192.21104262</text:p>
          </table:table-cell>
        </table:table-row>
        <table:table-row table:style-name="ro1">
          <table:table-cell office:value-type="float" office:value="363.41" calcext:value-type="float">
            <text:p>363.41</text:p>
          </table:table-cell>
          <table:table-cell office:value-type="float" office:value="348.23939" calcext:value-type="float">
            <text:p>348.23939</text:p>
          </table:table-cell>
          <table:table-cell table:formula="of:=[.B359]/55435.69" office:value-type="float" office:value="0.00628186264119739" calcext:value-type="float">
            <text:p>0.006281862641197</text:p>
          </table:table-cell>
          <table:table-cell office:value-type="float" office:value="138546.70371572" calcext:value-type="float">
            <text:p>138546.70371572</text:p>
          </table:table-cell>
        </table:table-row>
        <table:table-row table:style-name="ro1">
          <table:table-cell office:value-type="float" office:value="364.43" calcext:value-type="float">
            <text:p>364.43</text:p>
          </table:table-cell>
          <table:table-cell office:value-type="float" office:value="364.52594" calcext:value-type="float">
            <text:p>364.52594</text:p>
          </table:table-cell>
          <table:table-cell table:formula="of:=[.B360]/55435.69" office:value-type="float" office:value="0.00657565442046451" calcext:value-type="float">
            <text:p>0.006575654420465</text:p>
          </table:table-cell>
          <table:table-cell office:value-type="float" office:value="138917.77539298" calcext:value-type="float">
            <text:p>138917.77539298</text:p>
          </table:table-cell>
        </table:table-row>
        <table:table-row table:style-name="ro1">
          <table:table-cell office:value-type="float" office:value="365.45" calcext:value-type="float">
            <text:p>365.45</text:p>
          </table:table-cell>
          <table:table-cell office:value-type="float" office:value="381.07676" calcext:value-type="float">
            <text:p>381.07676</text:p>
          </table:table-cell>
          <table:table-cell table:formula="of:=[.B361]/55435.69" office:value-type="float" office:value="0.0068742133452294" calcext:value-type="float">
            <text:p>0.006874213345229</text:p>
          </table:table-cell>
          <table:table-cell office:value-type="float" office:value="139305.6950909" calcext:value-type="float">
            <text:p>139305.6950909</text:p>
          </table:table-cell>
        </table:table-row>
        <table:table-row table:style-name="ro1">
          <table:table-cell office:value-type="float" office:value="366.46" calcext:value-type="float">
            <text:p>366.46</text:p>
          </table:table-cell>
          <table:table-cell office:value-type="float" office:value="397.26962" calcext:value-type="float">
            <text:p>397.26962</text:p>
          </table:table-cell>
          <table:table-cell table:formula="of:=[.B362]/55435.69" office:value-type="float" office:value="0.00716631505804293" calcext:value-type="float">
            <text:p>0.007166315058043</text:p>
          </table:table-cell>
          <table:table-cell office:value-type="float" office:value="139710.09841733" calcext:value-type="float">
            <text:p>139710.09841733</text:p>
          </table:table-cell>
        </table:table-row>
        <table:table-row table:style-name="ro1">
          <table:table-cell office:value-type="float" office:value="367.48" calcext:value-type="float">
            <text:p>367.48</text:p>
          </table:table-cell>
          <table:table-cell office:value-type="float" office:value="412.94695" calcext:value-type="float">
            <text:p>412.94695</text:p>
          </table:table-cell>
          <table:table-cell table:formula="of:=[.B363]/55435.69" office:value-type="float" office:value="0.00744911716621548" calcext:value-type="float">
            <text:p>0.007449117166215</text:p>
          </table:table-cell>
          <table:table-cell office:value-type="float" office:value="140130.46058967" calcext:value-type="float">
            <text:p>140130.46058967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428.39879" calcext:value-type="float">
            <text:p>428.39879</text:p>
          </table:table-cell>
          <table:table-cell table:formula="of:=[.B364]/55435.69" office:value-type="float" office:value="0.0077278516782239" calcext:value-type="float">
            <text:p>0.007727851678224</text:p>
          </table:table-cell>
          <table:table-cell office:value-type="float" office:value="140566.55207264" calcext:value-type="float">
            <text:p>140566.55207264</text:p>
          </table:table-cell>
        </table:table-row>
        <table:table-row table:style-name="ro1">
          <table:table-cell office:value-type="float" office:value="369.52" calcext:value-type="float">
            <text:p>369.52</text:p>
          </table:table-cell>
          <table:table-cell office:value-type="float" office:value="444.14629" calcext:value-type="float">
            <text:p>444.14629</text:p>
          </table:table-cell>
          <table:table-cell table:formula="of:=[.B365]/55435.69" office:value-type="float" office:value="0.0080119195774419" calcext:value-type="float">
            <text:p>0.008011919577442</text:p>
          </table:table-cell>
          <table:table-cell office:value-type="float" office:value="141018.6738325" calcext:value-type="float">
            <text:p>141018.6738325</text:p>
          </table:table-cell>
        </table:table-row>
        <table:table-row table:style-name="ro1">
          <table:table-cell office:value-type="float" office:value="370.54" calcext:value-type="float">
            <text:p>370.54</text:p>
          </table:table-cell>
          <table:table-cell office:value-type="float" office:value="460.61446" calcext:value-type="float">
            <text:p>460.61446</text:p>
          </table:table-cell>
          <table:table-cell table:formula="of:=[.B366]/55435.69" office:value-type="float" office:value="0.00830898758543458" calcext:value-type="float">
            <text:p>0.008308987585435</text:p>
          </table:table-cell>
          <table:table-cell office:value-type="float" office:value="141487.5594792" calcext:value-type="float">
            <text:p>141487.5594792</text:p>
          </table:table-cell>
        </table:table-row>
        <table:table-row table:style-name="ro1">
          <table:table-cell office:value-type="float" office:value="371.55" calcext:value-type="float">
            <text:p>371.55</text:p>
          </table:table-cell>
          <table:table-cell office:value-type="float" office:value="477.83015" calcext:value-type="float">
            <text:p>477.83015</text:p>
          </table:table-cell>
          <table:table-cell table:formula="of:=[.B367]/55435.69" office:value-type="float" office:value="0.00861954004721507" calcext:value-type="float">
            <text:p>0.008619540047215</text:p>
          </table:table-cell>
          <table:table-cell office:value-type="float" office:value="141973.96995016" calcext:value-type="float">
            <text:p>141973.96995016</text:p>
          </table:table-cell>
        </table:table-row>
        <table:table-row table:style-name="ro1">
          <table:table-cell office:value-type="float" office:value="372.57" calcext:value-type="float">
            <text:p>372.57</text:p>
          </table:table-cell>
          <table:table-cell office:value-type="float" office:value="495.27364" calcext:value-type="float">
            <text:p>495.27364</text:p>
          </table:table-cell>
          <table:table-cell table:formula="of:=[.B368]/55435.69" office:value-type="float" office:value="0.00893420177506585" calcext:value-type="float">
            <text:p>0.008934201775066</text:p>
          </table:table-cell>
          <table:table-cell office:value-type="float" office:value="142478.13713876" calcext:value-type="float">
            <text:p>142478.13713876</text:p>
          </table:table-cell>
        </table:table-row>
        <table:table-row table:style-name="ro1">
          <table:table-cell office:value-type="float" office:value="373.59" calcext:value-type="float">
            <text:p>373.59</text:p>
          </table:table-cell>
          <table:table-cell office:value-type="float" office:value="511.95203" calcext:value-type="float">
            <text:p>511.95203</text:p>
          </table:table-cell>
          <table:table-cell table:formula="of:=[.B369]/55435.69" office:value-type="float" office:value="0.00923506192490794" calcext:value-type="float">
            <text:p>0.009235061924908</text:p>
          </table:table-cell>
          <table:table-cell office:value-type="float" office:value="142999.28221208" calcext:value-type="float">
            <text:p>142999.28221208</text:p>
          </table:table-cell>
        </table:table-row>
        <table:table-row table:style-name="ro1">
          <table:table-cell office:value-type="float" office:value="374.61" calcext:value-type="float">
            <text:p>374.61</text:p>
          </table:table-cell>
          <table:table-cell office:value-type="float" office:value="526.67326" calcext:value-type="float">
            <text:p>526.67326</text:p>
          </table:table-cell>
          <table:table-cell table:formula="of:=[.B370]/55435.69" office:value-type="float" office:value="0.00950061702127276" calcext:value-type="float">
            <text:p>0.009500617021273</text:p>
          </table:table-cell>
          <table:table-cell office:value-type="float" office:value="143535.41286766" calcext:value-type="float">
            <text:p>143535.41286766</text:p>
          </table:table-cell>
        </table:table-row>
        <table:table-row table:style-name="ro1">
          <table:table-cell office:value-type="float" office:value="375.63" calcext:value-type="float">
            <text:p>375.63</text:p>
          </table:table-cell>
          <table:table-cell office:value-type="float" office:value="538.41788" calcext:value-type="float">
            <text:p>538.41788</text:p>
          </table:table-cell>
          <table:table-cell table:formula="of:=[.B371]/55435.69" office:value-type="float" office:value="0.00971247728674433" calcext:value-type="float">
            <text:p>0.009712477286744</text:p>
          </table:table-cell>
          <table:table-cell office:value-type="float" office:value="144083.49903166" calcext:value-type="float">
            <text:p>144083.49903166</text:p>
          </table:table-cell>
        </table:table-row>
        <table:table-row table:style-name="ro1">
          <table:table-cell office:value-type="float" office:value="376.64" calcext:value-type="float">
            <text:p>376.64</text:p>
          </table:table-cell>
          <table:table-cell office:value-type="float" office:value="546.66505" calcext:value-type="float">
            <text:p>546.66505</text:p>
          </table:table-cell>
          <table:table-cell table:formula="of:=[.B372]/55435.69" office:value-type="float" office:value="0.00986124733001429" calcext:value-type="float">
            <text:p>0.009861247330014</text:p>
          </table:table-cell>
          <table:table-cell office:value-type="float" office:value="144639.98045964" calcext:value-type="float">
            <text:p>144639.98045964</text:p>
          </table:table-cell>
        </table:table-row>
        <table:table-row table:style-name="ro1">
          <table:table-cell office:value-type="float" office:value="377.66" calcext:value-type="float">
            <text:p>377.66</text:p>
          </table:table-cell>
          <table:table-cell office:value-type="float" office:value="551.54706" calcext:value-type="float">
            <text:p>551.54706</text:p>
          </table:table-cell>
          <table:table-cell table:formula="of:=[.B373]/55435.69" office:value-type="float" office:value="0.00994931351986419" calcext:value-type="float">
            <text:p>0.009949313519864</text:p>
          </table:table-cell>
          <table:table-cell office:value-type="float" office:value="145201.43156378" calcext:value-type="float">
            <text:p>145201.43156378</text:p>
          </table:table-cell>
        </table:table-row>
        <table:table-row table:style-name="ro1">
          <table:table-cell office:value-type="float" office:value="378.68" calcext:value-type="float">
            <text:p>378.68</text:p>
          </table:table-cell>
          <table:table-cell office:value-type="float" office:value="553.77482" calcext:value-type="float">
            <text:p>553.77482</text:p>
          </table:table-cell>
          <table:table-cell table:formula="of:=[.B374]/55435.69" office:value-type="float" office:value="0.00998949990520547" calcext:value-type="float">
            <text:p>0.009989499905205</text:p>
          </table:table-cell>
          <table:table-cell office:value-type="float" office:value="145765.15042914" calcext:value-type="float">
            <text:p>145765.15042914</text:p>
          </table:table-cell>
        </table:table-row>
        <table:table-row table:style-name="ro1">
          <table:table-cell office:value-type="float" office:value="379.7" calcext:value-type="float">
            <text:p>379.7</text:p>
          </table:table-cell>
          <table:table-cell office:value-type="float" office:value="554.36815" calcext:value-type="float">
            <text:p>554.36815</text:p>
          </table:table-cell>
          <table:table-cell table:formula="of:=[.B375]/55435.69" office:value-type="float" office:value="0.0100002029378547" calcext:value-type="float">
            <text:p>0.010000202937855</text:p>
          </table:table-cell>
          <table:table-cell office:value-type="float" office:value="146329.47328224" calcext:value-type="float">
            <text:p>146329.47328224</text:p>
          </table:table-cell>
        </table:table-row>
        <table:table-row table:style-name="ro1">
          <table:table-cell office:value-type="float" office:value="380.72" calcext:value-type="float">
            <text:p>380.72</text:p>
          </table:table-cell>
          <table:table-cell office:value-type="float" office:value="554.30029" calcext:value-type="float">
            <text:p>554.30029</text:p>
          </table:table-cell>
          <table:table-cell table:formula="of:=[.B376]/55435.69" office:value-type="float" office:value="0.00999897881671537" calcext:value-type="float">
            <text:p>0.009998978816715</text:p>
          </table:table-cell>
          <table:table-cell office:value-type="float" office:value="146893.72705437" calcext:value-type="float">
            <text:p>146893.72705437</text:p>
          </table:table-cell>
        </table:table-row>
        <table:table-row table:style-name="ro1">
          <table:table-cell office:value-type="float" office:value="381.73" calcext:value-type="float">
            <text:p>381.73</text:p>
          </table:table-cell>
          <table:table-cell office:value-type="float" office:value="554.19522" calcext:value-type="float">
            <text:p>554.19522</text:p>
          </table:table-cell>
          <table:table-cell table:formula="of:=[.B377]/55435.69" office:value-type="float" office:value="0.00999708346734748" calcext:value-type="float">
            <text:p>0.009997083467347</text:p>
          </table:table-cell>
          <table:table-cell office:value-type="float" office:value="147457.87386998" calcext:value-type="float">
            <text:p>147457.87386998</text:p>
          </table:table-cell>
        </table:table-row>
        <table:table-row table:style-name="ro1">
          <table:table-cell office:value-type="float" office:value="382.75" calcext:value-type="float">
            <text:p>382.75</text:p>
          </table:table-cell>
          <table:table-cell office:value-type="float" office:value="554.18821" calcext:value-type="float">
            <text:p>554.18821</text:p>
          </table:table-cell>
          <table:table-cell table:formula="of:=[.B378]/55435.69" office:value-type="float" office:value="0.00999695701451538" calcext:value-type="float">
            <text:p>0.009996957014515</text:p>
          </table:table-cell>
          <table:table-cell office:value-type="float" office:value="148022.01355034" calcext:value-type="float">
            <text:p>148022.01355034</text:p>
          </table:table-cell>
        </table:table-row>
        <table:table-row table:style-name="ro1">
          <table:table-cell office:value-type="float" office:value="383.77" calcext:value-type="float">
            <text:p>383.77</text:p>
          </table:table-cell>
          <table:table-cell office:value-type="float" office:value="553.98693" calcext:value-type="float">
            <text:p>553.98693</text:p>
          </table:table-cell>
          <table:table-cell table:formula="of:=[.B379]/55435.69" office:value-type="float" office:value="0.00999332614061447" calcext:value-type="float">
            <text:p>0.009993326140614</text:p>
          </table:table-cell>
          <table:table-cell office:value-type="float" office:value="148585.94833805" calcext:value-type="float">
            <text:p>148585.94833805</text:p>
          </table:table-cell>
        </table:table-row>
        <table:table-row table:style-name="ro1">
          <table:table-cell office:value-type="float" office:value="384.79" calcext:value-type="float">
            <text:p>384.79</text:p>
          </table:table-cell>
          <table:table-cell office:value-type="float" office:value="553.08533" calcext:value-type="float">
            <text:p>553.08533</text:p>
          </table:table-cell>
          <table:table-cell table:formula="of:=[.B380]/55435.69" office:value-type="float" office:value="0.00997706224996929" calcext:value-type="float">
            <text:p>0.009977062249969</text:p>
          </table:table-cell>
          <table:table-cell office:value-type="float" office:value="149148.96533634" calcext:value-type="float">
            <text:p>149148.96533634</text:p>
          </table:table-cell>
        </table:table-row>
        <table:table-row table:style-name="ro1">
          <table:table-cell office:value-type="float" office:value="385.81" calcext:value-type="float">
            <text:p>385.81</text:p>
          </table:table-cell>
          <table:table-cell office:value-type="float" office:value="551.0214" calcext:value-type="float">
            <text:p>551.0214</text:p>
          </table:table-cell>
          <table:table-cell table:formula="of:=[.B381]/55435.69" office:value-type="float" office:value="0.00993983118095941" calcext:value-type="float">
            <text:p>0.009939831180959</text:p>
          </table:table-cell>
          <table:table-cell office:value-type="float" office:value="149709.88134845" calcext:value-type="float">
            <text:p>149709.88134845</text:p>
          </table:table-cell>
        </table:table-row>
        <table:table-row table:style-name="ro1">
          <table:table-cell office:value-type="float" office:value="386.82" calcext:value-type="float">
            <text:p>386.82</text:p>
          </table:table-cell>
          <table:table-cell office:value-type="float" office:value="547.55895" calcext:value-type="float">
            <text:p>547.55895</text:p>
          </table:table-cell>
          <table:table-cell table:formula="of:=[.B382]/55435.69" office:value-type="float" office:value="0.00987737232097228" calcext:value-type="float">
            <text:p>0.009877372320972</text:p>
          </table:table-cell>
          <table:table-cell office:value-type="float" office:value="150267.27273379" calcext:value-type="float">
            <text:p>150267.27273379</text:p>
          </table:table-cell>
        </table:table-row>
        <table:table-row table:style-name="ro1">
          <table:table-cell office:value-type="float" office:value="387.84" calcext:value-type="float">
            <text:p>387.84</text:p>
          </table:table-cell>
          <table:table-cell office:value-type="float" office:value="542.71582" calcext:value-type="float">
            <text:p>542.71582</text:p>
          </table:table-cell>
          <table:table-cell table:formula="of:=[.B383]/55435.69" office:value-type="float" office:value="0.00979000748434808" calcext:value-type="float">
            <text:p>0.009790007484348</text:p>
          </table:table-cell>
          <table:table-cell office:value-type="float" office:value="150819.73401706" calcext:value-type="float">
            <text:p>150819.73401706</text:p>
          </table:table-cell>
        </table:table-row>
        <table:table-row table:style-name="ro1">
          <table:table-cell office:value-type="float" office:value="388.86" calcext:value-type="float">
            <text:p>388.86</text:p>
          </table:table-cell>
          <table:table-cell office:value-type="float" office:value="536.63717" calcext:value-type="float">
            <text:p>536.63717</text:p>
          </table:table-cell>
          <table:table-cell table:formula="of:=[.B384]/55435.69" office:value-type="float" office:value="0.00968035520077408" calcext:value-type="float">
            <text:p>0.009680355200774</text:p>
          </table:table-cell>
          <table:table-cell office:value-type="float" office:value="151366.00750418" calcext:value-type="float">
            <text:p>151366.00750418</text:p>
          </table:table-cell>
        </table:table-row>
        <table:table-row table:style-name="ro1">
          <table:table-cell office:value-type="float" office:value="389.88" calcext:value-type="float">
            <text:p>389.88</text:p>
          </table:table-cell>
          <table:table-cell office:value-type="float" office:value="529.38761" calcext:value-type="float">
            <text:p>529.38761</text:p>
          </table:table-cell>
          <table:table-cell table:formula="of:=[.B385]/55435.69" office:value-type="float" office:value="0.00954958096489825" calcext:value-type="float">
            <text:p>0.009549580964898</text:p>
          </table:table-cell>
          <table:table-cell office:value-type="float" office:value="151904.90124282" calcext:value-type="float">
            <text:p>151904.90124282</text:p>
          </table:table-cell>
        </table:table-row>
        <table:table-row table:style-name="ro1">
          <table:table-cell office:value-type="float" office:value="390.9" calcext:value-type="float">
            <text:p>390.9</text:p>
          </table:table-cell>
          <table:table-cell office:value-type="float" office:value="520.77634" calcext:value-type="float">
            <text:p>520.77634</text:p>
          </table:table-cell>
          <table:table-cell table:formula="of:=[.B386]/55435.69" office:value-type="float" office:value="0.00939424295070558" calcext:value-type="float">
            <text:p>0.009394242950706</text:p>
          </table:table-cell>
          <table:table-cell office:value-type="float" office:value="152435.02908718" calcext:value-type="float">
            <text:p>152435.02908718</text:p>
          </table:table-cell>
        </table:table-row>
        <table:table-row table:style-name="ro1">
          <table:table-cell office:value-type="float" office:value="391.91" calcext:value-type="float">
            <text:p>391.91</text:p>
          </table:table-cell>
          <table:table-cell office:value-type="float" office:value="510.31771" calcext:value-type="float">
            <text:p>510.31771</text:p>
          </table:table-cell>
          <table:table-cell table:formula="of:=[.B387]/55435.69" office:value-type="float" office:value="0.00920558055649709" calcext:value-type="float">
            <text:p>0.009205580556497</text:p>
          </table:table-cell>
          <table:table-cell office:value-type="float" office:value="152954.51049578" calcext:value-type="float">
            <text:p>152954.51049578</text:p>
          </table:table-cell>
        </table:table-row>
        <table:table-row table:style-name="ro1">
          <table:table-cell office:value-type="float" office:value="392.93" calcext:value-type="float">
            <text:p>392.93</text:p>
          </table:table-cell>
          <table:table-cell office:value-type="float" office:value="497.36866" calcext:value-type="float">
            <text:p>497.36866</text:p>
          </table:table-cell>
          <table:table-cell table:formula="of:=[.B388]/55435.69" office:value-type="float" office:value="0.00897199367411139" calcext:value-type="float">
            <text:p>0.008971993674111</text:p>
          </table:table-cell>
          <table:table-cell office:value-type="float" office:value="153460.81032762" calcext:value-type="float">
            <text:p>153460.81032762</text:p>
          </table:table-cell>
        </table:table-row>
        <table:table-row table:style-name="ro1">
          <table:table-cell office:value-type="float" office:value="393.95" calcext:value-type="float">
            <text:p>393.95</text:p>
          </table:table-cell>
          <table:table-cell office:value-type="float" office:value="481.40356" calcext:value-type="float">
            <text:p>481.40356</text:p>
          </table:table-cell>
          <table:table-cell table:formula="of:=[.B389]/55435.69" office:value-type="float" office:value="0.00868400050581133" calcext:value-type="float">
            <text:p>0.008684000505811</text:p>
          </table:table-cell>
          <table:table-cell office:value-type="float" office:value="153950.85838002" calcext:value-type="float">
            <text:p>153950.85838002</text:p>
          </table:table-cell>
        </table:table-row>
        <table:table-row table:style-name="ro1">
          <table:table-cell office:value-type="float" office:value="394.97" calcext:value-type="float">
            <text:p>394.97</text:p>
          </table:table-cell>
          <table:table-cell office:value-type="float" office:value="462.31921" calcext:value-type="float">
            <text:p>462.31921</text:p>
          </table:table-cell>
          <table:table-cell table:formula="of:=[.B390]/55435.69" office:value-type="float" office:value="0.00833973943501019" calcext:value-type="float">
            <text:p>0.00833973943501</text:p>
          </table:table-cell>
          <table:table-cell office:value-type="float" office:value="154421.47938957" calcext:value-type="float">
            <text:p>154421.47938957</text:p>
          </table:table-cell>
        </table:table-row>
        <table:table-row table:style-name="ro1">
          <table:table-cell office:value-type="float" office:value="395.99" calcext:value-type="float">
            <text:p>395.99</text:p>
          </table:table-cell>
          <table:table-cell office:value-type="float" office:value="440.63992" calcext:value-type="float">
            <text:p>440.63992</text:p>
          </table:table-cell>
          <table:table-cell table:formula="of:=[.B391]/55435.69" office:value-type="float" office:value="0.00794866844807019" calcext:value-type="float">
            <text:p>0.00794866844807</text:p>
          </table:table-cell>
          <table:table-cell office:value-type="float" office:value="154870.03181505" calcext:value-type="float">
            <text:p>154870.0318150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17.52495" calcext:value-type="float">
            <text:p>417.52495</text:p>
          </table:table-cell>
          <table:table-cell table:formula="of:=[.B392]/55435.69" office:value-type="float" office:value="0.00753169934387035" calcext:value-type="float">
            <text:p>0.00753169934387</text:p>
          </table:table-cell>
          <table:table-cell office:value-type="float" office:value="155295.05419329" calcext:value-type="float">
            <text:p>155295.05419329</text:p>
          </table:table-cell>
        </table:table-row>
        <table:table-row table:style-name="ro1">
          <table:table-cell office:value-type="float" office:value="398.02" calcext:value-type="float">
            <text:p>398.02</text:p>
          </table:table-cell>
          <table:table-cell office:value-type="float" office:value="394.55533" calcext:value-type="float">
            <text:p>394.55533</text:p>
          </table:table-cell>
          <table:table-cell table:formula="of:=[.B393]/55435.69" office:value-type="float" office:value="0.00711735219675267" calcext:value-type="float">
            <text:p>0.007117352196753</text:p>
          </table:table-cell>
          <table:table-cell office:value-type="float" office:value="155696.69449126" calcext:value-type="float">
            <text:p>155696.69449126</text:p>
          </table:table-cell>
        </table:table-row>
        <table:table-row table:style-name="ro1">
          <table:table-cell office:value-type="float" office:value="399.04" calcext:value-type="float">
            <text:p>399.04</text:p>
          </table:table-cell>
          <table:table-cell office:value-type="float" office:value="373.36361" calcext:value-type="float">
            <text:p>373.36361</text:p>
          </table:table-cell>
          <table:table-cell table:formula="of:=[.B394]/55435.69" office:value-type="float" office:value="0.00673507644623888" calcext:value-type="float">
            <text:p>0.006735076446239</text:p>
          </table:table-cell>
          <table:table-cell office:value-type="float" office:value="156076.76253568" calcext:value-type="float">
            <text:p>156076.76253568</text:p>
          </table:table-cell>
        </table:table-row>
        <table:table-row table:style-name="ro1">
          <table:table-cell office:value-type="float" office:value="400.06" calcext:value-type="float">
            <text:p>400.06</text:p>
          </table:table-cell>
          <table:table-cell office:value-type="float" office:value="355.23238" calcext:value-type="float">
            <text:p>355.23238</text:p>
          </table:table-cell>
          <table:table-cell table:formula="of:=[.B395]/55435.69" office:value-type="float" office:value="0.00640800863126264" calcext:value-type="float">
            <text:p>0.006408008631263</text:p>
          </table:table-cell>
          <table:table-cell office:value-type="float" office:value="156438.37377451" calcext:value-type="float">
            <text:p>156438.37377451</text:p>
          </table:table-cell>
        </table:table-row>
        <table:table-row table:style-name="ro1">
          <table:table-cell office:value-type="float" office:value="401.07" calcext:value-type="float">
            <text:p>401.07</text:p>
          </table:table-cell>
          <table:table-cell office:value-type="float" office:value="340.80042" calcext:value-type="float">
            <text:p>340.80042</text:p>
          </table:table-cell>
          <table:table-cell table:formula="of:=[.B396]/55435.69" office:value-type="float" office:value="0.00614767165340596" calcext:value-type="float">
            <text:p>0.006147671653406</text:p>
          </table:table-cell>
          <table:table-cell office:value-type="float" office:value="156785.29390047" calcext:value-type="float">
            <text:p>156785.29390047</text:p>
          </table:table-cell>
        </table:table-row>
        <table:table-row table:style-name="ro1">
          <table:table-cell office:value-type="float" office:value="402.09" calcext:value-type="float">
            <text:p>402.09</text:p>
          </table:table-cell>
          <table:table-cell office:value-type="float" office:value="329.97393" calcext:value-type="float">
            <text:p>329.97393</text:p>
          </table:table-cell>
          <table:table-cell table:formula="of:=[.B397]/55435.69" office:value-type="float" office:value="0.005952373461934" calcext:value-type="float">
            <text:p>0.005952373461934</text:p>
          </table:table-cell>
          <table:table-cell office:value-type="float" office:value="157121.19311881" calcext:value-type="float">
            <text:p>157121.19311881</text:p>
          </table:table-cell>
        </table:table-row>
        <table:table-row table:style-name="ro1">
          <table:table-cell office:value-type="float" office:value="403.11" calcext:value-type="float">
            <text:p>403.11</text:p>
          </table:table-cell>
          <table:table-cell office:value-type="float" office:value="322.06259" calcext:value-type="float">
            <text:p>322.06259</text:p>
          </table:table-cell>
          <table:table-cell table:formula="of:=[.B398]/55435.69" office:value-type="float" office:value="0.00580966142930664" calcext:value-type="float">
            <text:p>0.005809661429307</text:p>
          </table:table-cell>
          <table:table-cell office:value-type="float" office:value="157449.03893291" calcext:value-type="float">
            <text:p>157449.03893291</text:p>
          </table:table-cell>
        </table:table-row>
        <table:table-row table:style-name="ro1">
          <table:table-cell office:value-type="float" office:value="404.13" calcext:value-type="float">
            <text:p>404.13</text:p>
          </table:table-cell>
          <table:table-cell office:value-type="float" office:value="316.07801" calcext:value-type="float">
            <text:p>316.07801</text:p>
          </table:table-cell>
          <table:table-cell table:formula="of:=[.B399]/55435.69" office:value-type="float" office:value="0.00570170606697599" calcext:value-type="float">
            <text:p>0.005701706066976</text:p>
          </table:table-cell>
          <table:table-cell office:value-type="float" office:value="157770.79270858" calcext:value-type="float">
            <text:p>157770.79270858</text:p>
          </table:table-cell>
        </table:table-row>
        <table:table-row table:style-name="ro1">
          <table:table-cell office:value-type="float" office:value="405.15" calcext:value-type="float">
            <text:p>405.15</text:p>
          </table:table-cell>
          <table:table-cell office:value-type="float" office:value="311.07794" calcext:value-type="float">
            <text:p>311.07794</text:p>
          </table:table-cell>
          <table:table-cell table:formula="of:=[.B400]/55435.69" office:value-type="float" office:value="0.00561151020218202" calcext:value-type="float">
            <text:p>0.005611510202182</text:p>
          </table:table-cell>
          <table:table-cell office:value-type="float" office:value="158087.45663192" calcext:value-type="float">
            <text:p>158087.45663192</text:p>
          </table:table-cell>
        </table:table-row>
        <table:table-row table:style-name="ro1">
          <table:table-cell office:value-type="float" office:value="406.16" calcext:value-type="float">
            <text:p>406.16</text:p>
          </table:table-cell>
          <table:table-cell office:value-type="float" office:value="306.43354" calcext:value-type="float">
            <text:p>306.43354</text:p>
          </table:table-cell>
          <table:table-cell table:formula="of:=[.B401]/55435.69" office:value-type="float" office:value="0.00552773024021168" calcext:value-type="float">
            <text:p>0.005527730240212</text:p>
          </table:table-cell>
          <table:table-cell office:value-type="float" office:value="158399.39275477" calcext:value-type="float">
            <text:p>158399.39275477</text:p>
          </table:table-cell>
        </table:table-row>
        <table:table-row table:style-name="ro1">
          <table:table-cell office:value-type="float" office:value="407.18" calcext:value-type="float">
            <text:p>407.18</text:p>
          </table:table-cell>
          <table:table-cell office:value-type="float" office:value="301.93807" calcext:value-type="float">
            <text:p>301.93807</text:p>
          </table:table-cell>
          <table:table-cell table:formula="of:=[.B402]/55435.69" office:value-type="float" office:value="0.00544663681465857" calcext:value-type="float">
            <text:p>0.005446636814659</text:p>
          </table:table-cell>
          <table:table-cell office:value-type="float" office:value="158706.75268443" calcext:value-type="float">
            <text:p>158706.75268443</text:p>
          </table:table-cell>
        </table:table-row>
        <table:table-row table:style-name="ro1">
          <table:table-cell office:value-type="float" office:value="408.2" calcext:value-type="float">
            <text:p>408.2</text:p>
          </table:table-cell>
          <table:table-cell office:value-type="float" office:value="297.74386" calcext:value-type="float">
            <text:p>297.74386</text:p>
          </table:table-cell>
          <table:table-cell table:formula="of:=[.B403]/55435.69" office:value-type="float" office:value="0.00537097779426936" calcext:value-type="float">
            <text:p>0.005370977794269</text:p>
          </table:table-cell>
          <table:table-cell office:value-type="float" office:value="159009.84308258" calcext:value-type="float">
            <text:p>159009.84308258</text:p>
          </table:table-cell>
        </table:table-row>
        <table:table-row table:style-name="ro1">
          <table:table-cell office:value-type="float" office:value="409.22" calcext:value-type="float">
            <text:p>409.22</text:p>
          </table:table-cell>
          <table:table-cell office:value-type="float" office:value="294.1808" calcext:value-type="float">
            <text:p>294.1808</text:p>
          </table:table-cell>
          <table:table-cell table:formula="of:=[.B404]/55435.69" office:value-type="float" office:value="0.00530670403849939" calcext:value-type="float">
            <text:p>0.005306704038499</text:p>
          </table:table-cell>
          <table:table-cell office:value-type="float" office:value="159309.30644211" calcext:value-type="float">
            <text:p>159309.30644211</text:p>
          </table:table-cell>
        </table:table-row>
        <table:table-row table:style-name="ro1">
          <table:table-cell office:value-type="float" office:value="410.24" calcext:value-type="float">
            <text:p>410.24</text:p>
          </table:table-cell>
          <table:table-cell office:value-type="float" office:value="291.54798" calcext:value-type="float">
            <text:p>291.54798</text:p>
          </table:table-cell>
          <table:table-cell table:formula="of:=[.B405]/55435.69" office:value-type="float" office:value="0.00525921080805524" calcext:value-type="float">
            <text:p>0.005259210808055</text:p>
          </table:table-cell>
          <table:table-cell office:value-type="float" office:value="159606.08970587" calcext:value-type="float">
            <text:p>159606.08970587</text:p>
          </table:table-cell>
        </table:table-row>
        <table:table-row table:style-name="ro1">
          <table:table-cell office:value-type="float" office:value="411.25" calcext:value-type="float">
            <text:p>411.25</text:p>
          </table:table-cell>
          <table:table-cell office:value-type="float" office:value="289.96694" calcext:value-type="float">
            <text:p>289.96694</text:p>
          </table:table-cell>
          <table:table-cell table:formula="of:=[.B406]/55435.69" office:value-type="float" office:value="0.00523069055332404" calcext:value-type="float">
            <text:p>0.005230690553324</text:p>
          </table:table-cell>
          <table:table-cell office:value-type="float" office:value="159901.2635364" calcext:value-type="float">
            <text:p>159901.2635364</text:p>
          </table:table-cell>
        </table:table-row>
        <table:table-row table:style-name="ro1">
          <table:table-cell office:value-type="float" office:value="412.27" calcext:value-type="float">
            <text:p>412.27</text:p>
          </table:table-cell>
          <table:table-cell office:value-type="float" office:value="289.3471" calcext:value-type="float">
            <text:p>289.3471</text:p>
          </table:table-cell>
          <table:table-cell table:formula="of:=[.B407]/55435.69" office:value-type="float" office:value="0.00521950930889468" calcext:value-type="float">
            <text:p>0.005219509308895</text:p>
          </table:table-cell>
          <table:table-cell office:value-type="float" office:value="160195.80639581" calcext:value-type="float">
            <text:p>160195.80639581</text:p>
          </table:table-cell>
        </table:table-row>
        <table:table-row table:style-name="ro1">
          <table:table-cell office:value-type="float" office:value="413.29" calcext:value-type="float">
            <text:p>413.29</text:p>
          </table:table-cell>
          <table:table-cell office:value-type="float" office:value="289.45989" calcext:value-type="float">
            <text:p>289.45989</text:p>
          </table:table-cell>
          <table:table-cell table:formula="of:=[.B408]/55435.69" office:value-type="float" office:value="0.00522154391872817" calcext:value-type="float">
            <text:p>0.005221543918728</text:p>
          </table:table-cell>
          <table:table-cell office:value-type="float" office:value="160490.46407438" calcext:value-type="float">
            <text:p>160490.46407438</text:p>
          </table:table-cell>
        </table:table-row>
        <table:table-row table:style-name="ro1">
          <table:table-cell office:value-type="float" office:value="414.31" calcext:value-type="float">
            <text:p>414.31</text:p>
          </table:table-cell>
          <table:table-cell office:value-type="float" office:value="290.07283" calcext:value-type="float">
            <text:p>290.07283</text:p>
          </table:table-cell>
          <table:table-cell table:formula="of:=[.B409]/55435.69" office:value-type="float" office:value="0.00523260069460667" calcext:value-type="float">
            <text:p>0.005232600694607</text:p>
          </table:table-cell>
          <table:table-cell office:value-type="float" office:value="160785.74569756" calcext:value-type="float">
            <text:p>160785.74569756</text:p>
          </table:table-cell>
        </table:table-row>
        <table:table-row table:style-name="ro1">
          <table:table-cell office:value-type="float" office:value="415.33" calcext:value-type="float">
            <text:p>415.33</text:p>
          </table:table-cell>
          <table:table-cell office:value-type="float" office:value="291.07624" calcext:value-type="float">
            <text:p>291.07624</text:p>
          </table:table-cell>
          <table:table-cell table:formula="of:=[.B410]/55435.69" office:value-type="float" office:value="0.00525070112773919" calcext:value-type="float">
            <text:p>0.005250701127739</text:p>
          </table:table-cell>
          <table:table-cell office:value-type="float" office:value="161082.0487533" calcext:value-type="float">
            <text:p>161082.0487533</text:p>
          </table:table-cell>
        </table:table-row>
        <table:table-row table:style-name="ro1">
          <table:table-cell office:value-type="float" office:value="416.34" calcext:value-type="float">
            <text:p>416.34</text:p>
          </table:table-cell>
          <table:table-cell office:value-type="float" office:value="292.54825" calcext:value-type="float">
            <text:p>292.54825</text:p>
          </table:table-cell>
          <table:table-cell table:formula="of:=[.B411]/55435.69" office:value-type="float" office:value="0.00527725459897766" calcext:value-type="float">
            <text:p>0.005277254598978</text:p>
          </table:table-cell>
          <table:table-cell office:value-type="float" office:value="161379.85025146" calcext:value-type="float">
            <text:p>161379.85025146</text:p>
          </table:table-cell>
        </table:table-row>
        <table:table-row table:style-name="ro1">
          <table:table-cell office:value-type="float" office:value="417.36" calcext:value-type="float">
            <text:p>417.36</text:p>
          </table:table-cell>
          <table:table-cell office:value-type="float" office:value="294.73817" calcext:value-type="float">
            <text:p>294.73817</text:p>
          </table:table-cell>
          <table:table-cell table:formula="of:=[.B412]/55435.69" office:value-type="float" office:value="0.00531675839157048" calcext:value-type="float">
            <text:p>0.00531675839157</text:p>
          </table:table-cell>
          <table:table-cell office:value-type="float" office:value="161679.88099065" calcext:value-type="float">
            <text:p>161679.88099065</text:p>
          </table:table-cell>
        </table:table-row>
        <table:table-row table:style-name="ro1">
          <table:table-cell office:value-type="float" office:value="418.38" calcext:value-type="float">
            <text:p>418.38</text:p>
          </table:table-cell>
          <table:table-cell office:value-type="float" office:value="297.98699" calcext:value-type="float">
            <text:p>297.98699</text:p>
          </table:table-cell>
          <table:table-cell table:formula="of:=[.B413]/55435.69" office:value-type="float" office:value="0.00537536359698959" calcext:value-type="float">
            <text:p>0.00537536359699</text:p>
          </table:table-cell>
          <table:table-cell office:value-type="float" office:value="161983.21889228" calcext:value-type="float">
            <text:p>161983.21889228</text:p>
          </table:table-cell>
        </table:table-row>
        <table:table-row table:style-name="ro1">
          <table:table-cell office:value-type="float" office:value="419.4" calcext:value-type="float">
            <text:p>419.4</text:p>
          </table:table-cell>
          <table:table-cell office:value-type="float" office:value="302.62816" calcext:value-type="float">
            <text:p>302.62816</text:p>
          </table:table-cell>
          <table:table-cell table:formula="of:=[.B414]/55435.69" office:value-type="float" office:value="0.005459085293247" calcext:value-type="float">
            <text:p>0.005459085293247</text:p>
          </table:table-cell>
          <table:table-cell office:value-type="float" office:value="162291.28129672" calcext:value-type="float">
            <text:p>162291.28129672</text:p>
          </table:table-cell>
        </table:table-row>
        <table:table-row table:style-name="ro1">
          <table:table-cell office:value-type="float" office:value="420.42" calcext:value-type="float">
            <text:p>420.42</text:p>
          </table:table-cell>
          <table:table-cell office:value-type="float" office:value="308.91297" calcext:value-type="float">
            <text:p>308.91297</text:p>
          </table:table-cell>
          <table:table-cell table:formula="of:=[.B415]/55435.69" office:value-type="float" office:value="0.00557245648065353" calcext:value-type="float">
            <text:p>0.005572456480654</text:p>
          </table:table-cell>
          <table:table-cell office:value-type="float" office:value="162605.74136761" calcext:value-type="float">
            <text:p>162605.74136761</text:p>
          </table:table-cell>
        </table:table-row>
        <table:table-row table:style-name="ro1">
          <table:table-cell office:value-type="float" office:value="421.43" calcext:value-type="float">
            <text:p>421.43</text:p>
          </table:table-cell>
          <table:table-cell office:value-type="float" office:value="316.98579" calcext:value-type="float">
            <text:p>316.98579</text:p>
          </table:table-cell>
          <table:table-cell table:formula="of:=[.B416]/55435.69" office:value-type="float" office:value="0.00571808143814932" calcext:value-type="float">
            <text:p>0.005718081438149</text:p>
          </table:table-cell>
          <table:table-cell office:value-type="float" office:value="162928.41922827" calcext:value-type="float">
            <text:p>162928.41922827</text:p>
          </table:table-cell>
        </table:table-row>
        <table:table-row table:style-name="ro1">
          <table:table-cell office:value-type="float" office:value="422.45" calcext:value-type="float">
            <text:p>422.45</text:p>
          </table:table-cell>
          <table:table-cell office:value-type="float" office:value="326.90581" calcext:value-type="float">
            <text:p>326.90581</text:p>
          </table:table-cell>
          <table:table-cell table:formula="of:=[.B417]/55435.69" office:value-type="float" office:value="0.00589702788943368" calcext:value-type="float">
            <text:p>0.005897027889434</text:p>
          </table:table-cell>
          <table:table-cell office:value-type="float" office:value="163261.19523734" calcext:value-type="float">
            <text:p>163261.19523734</text:p>
          </table:table-cell>
        </table:table-row>
        <table:table-row table:style-name="ro1">
          <table:table-cell office:value-type="float" office:value="423.47" calcext:value-type="float">
            <text:p>423.47</text:p>
          </table:table-cell>
          <table:table-cell office:value-type="float" office:value="338.68998" calcext:value-type="float">
            <text:p>338.68998</text:p>
          </table:table-cell>
          <table:table-cell table:formula="of:=[.B418]/55435.69" office:value-type="float" office:value="0.00610960159420763" calcext:value-type="float">
            <text:p>0.006109601594208</text:p>
          </table:table-cell>
          <table:table-cell office:value-type="float" office:value="163605.96702436" calcext:value-type="float">
            <text:p>163605.96702436</text:p>
          </table:table-cell>
        </table:table-row>
        <table:table-row table:style-name="ro1">
          <table:table-cell office:value-type="float" office:value="424.49" calcext:value-type="float">
            <text:p>424.49</text:p>
          </table:table-cell>
          <table:table-cell office:value-type="float" office:value="352.34603" calcext:value-type="float">
            <text:p>352.34603</text:p>
          </table:table-cell>
          <table:table-cell table:formula="of:=[.B419]/55435.69" office:value-type="float" office:value="0.00635594199332596" calcext:value-type="float">
            <text:p>0.006355941993326</text:p>
          </table:table-cell>
          <table:table-cell office:value-type="float" office:value="163964.64007449" calcext:value-type="float">
            <text:p>163964.64007449</text:p>
          </table:table-cell>
        </table:table-row>
        <table:table-row table:style-name="ro1">
          <table:table-cell office:value-type="float" office:value="425.51" calcext:value-type="float">
            <text:p>425.51</text:p>
          </table:table-cell>
          <table:table-cell office:value-type="float" office:value="367.87539" calcext:value-type="float">
            <text:p>367.87539</text:p>
          </table:table-cell>
          <table:table-cell table:formula="of:=[.B420]/55435.69" office:value-type="float" office:value="0.00663607488244486" calcext:value-type="float">
            <text:p>0.006636074882445</text:p>
          </table:table-cell>
          <table:table-cell office:value-type="float" office:value="164339.12134652" calcext:value-type="float">
            <text:p>164339.12134652</text:p>
          </table:table-cell>
        </table:table-row>
        <table:table-row table:style-name="ro1">
          <table:table-cell office:value-type="float" office:value="426.52" calcext:value-type="float">
            <text:p>426.52</text:p>
          </table:table-cell>
          <table:table-cell office:value-type="float" office:value="385.247" calcext:value-type="float">
            <text:p>385.247</text:p>
          </table:table-cell>
          <table:table-cell table:formula="of:=[.B421]/55435.69" office:value-type="float" office:value="0.00694943997269629" calcext:value-type="float">
            <text:p>0.006949439972696</text:p>
          </table:table-cell>
          <table:table-cell office:value-type="float" office:value="164731.28616887" calcext:value-type="float">
            <text:p>164731.28616887</text:p>
          </table:table-cell>
        </table:table-row>
        <table:table-row table:style-name="ro1">
          <table:table-cell office:value-type="float" office:value="427.54" calcext:value-type="float">
            <text:p>427.54</text:p>
          </table:table-cell>
          <table:table-cell office:value-type="float" office:value="404.36049" calcext:value-type="float">
            <text:p>404.36049</text:p>
          </table:table-cell>
          <table:table-cell table:formula="of:=[.B422]/55435.69" office:value-type="float" office:value="0.00729422669763829" calcext:value-type="float">
            <text:p>0.007294226697638</text:p>
          </table:table-cell>
          <table:table-cell office:value-type="float" office:value="165142.9077006" calcext:value-type="float">
            <text:p>165142.9077006</text:p>
          </table:table-cell>
        </table:table-row>
        <table:table-row table:style-name="ro1">
          <table:table-cell office:value-type="float" office:value="428.56" calcext:value-type="float">
            <text:p>428.56</text:p>
          </table:table-cell>
          <table:table-cell office:value-type="float" office:value="425.02309" calcext:value-type="float">
            <text:p>425.02309</text:p>
          </table:table-cell>
          <table:table-cell table:formula="of:=[.B423]/55435.69" office:value-type="float" office:value="0.00766695769458268" calcext:value-type="float">
            <text:p>0.007666957694583</text:p>
          </table:table-cell>
          <table:table-cell office:value-type="float" office:value="165575.56286456" calcext:value-type="float">
            <text:p>165575.56286456</text:p>
          </table:table-cell>
        </table:table-row>
        <table:table-row table:style-name="ro1">
          <table:table-cell office:value-type="float" office:value="429.58" calcext:value-type="float">
            <text:p>429.58</text:p>
          </table:table-cell>
          <table:table-cell office:value-type="float" office:value="446.95502" calcext:value-type="float">
            <text:p>446.95502</text:p>
          </table:table-cell>
          <table:table-cell table:formula="of:=[.B424]/55435.69" office:value-type="float" office:value="0.00806258603437605" calcext:value-type="float">
            <text:p>0.008062586034376</text:p>
          </table:table-cell>
          <table:table-cell office:value-type="float" office:value="166030.54378583" calcext:value-type="float">
            <text:p>166030.54378583</text:p>
          </table:table-cell>
        </table:table-row>
        <table:table-row table:style-name="ro1">
          <table:table-cell office:value-type="float" office:value="430.6" calcext:value-type="float">
            <text:p>430.6</text:p>
          </table:table-cell>
          <table:table-cell office:value-type="float" office:value="469.82024" calcext:value-type="float">
            <text:p>469.82024</text:p>
          </table:table-cell>
          <table:table-cell table:formula="of:=[.B425]/55435.69" office:value-type="float" office:value="0.00847504991820252" calcext:value-type="float">
            <text:p>0.008475049918203</text:p>
          </table:table-cell>
          <table:table-cell office:value-type="float" office:value="166508.80051231" calcext:value-type="float">
            <text:p>166508.80051231</text:p>
          </table:table-cell>
        </table:table-row>
        <table:table-row table:style-name="ro1">
          <table:table-cell office:value-type="float" office:value="431.61" calcext:value-type="float">
            <text:p>431.61</text:p>
          </table:table-cell>
          <table:table-cell office:value-type="float" office:value="493.26349" calcext:value-type="float">
            <text:p>493.26349</text:p>
          </table:table-cell>
          <table:table-cell table:formula="of:=[.B426]/55435.69" office:value-type="float" office:value="0.00889794083919583" calcext:value-type="float">
            <text:p>0.008897940839196</text:p>
          </table:table-cell>
          <table:table-cell office:value-type="float" office:value="167010.92145542" calcext:value-type="float">
            <text:p>167010.92145542</text:p>
          </table:table-cell>
        </table:table-row>
        <table:table-row table:style-name="ro1">
          <table:table-cell office:value-type="float" office:value="432.63" calcext:value-type="float">
            <text:p>432.63</text:p>
          </table:table-cell>
          <table:table-cell office:value-type="float" office:value="516.93095" calcext:value-type="float">
            <text:p>516.93095</text:p>
          </table:table-cell>
          <table:table-cell table:formula="of:=[.B427]/55435.69" office:value-type="float" office:value="0.00932487626653515" calcext:value-type="float">
            <text:p>0.009324876266535</text:p>
          </table:table-cell>
          <table:table-cell office:value-type="float" office:value="167537.13485223" calcext:value-type="float">
            <text:p>167537.13485223</text:p>
          </table:table-cell>
        </table:table-row>
        <table:table-row table:style-name="ro1">
          <table:table-cell office:value-type="float" office:value="433.65" calcext:value-type="float">
            <text:p>433.65</text:p>
          </table:table-cell>
          <table:table-cell office:value-type="float" office:value="540.46318" calcext:value-type="float">
            <text:p>540.46318</text:p>
          </table:table-cell>
          <table:table-cell table:formula="of:=[.B428]/55435.69" office:value-type="float" office:value="0.0097493722906669" calcext:value-type="float">
            <text:p>0.009749372290667</text:p>
          </table:table-cell>
          <table:table-cell office:value-type="float" office:value="168087.3030442" calcext:value-type="float">
            <text:p>168087.3030442</text:p>
          </table:table-cell>
        </table:table-row>
        <table:table-row table:style-name="ro1">
          <table:table-cell office:value-type="float" office:value="434.67" calcext:value-type="float">
            <text:p>434.67</text:p>
          </table:table-cell>
          <table:table-cell office:value-type="float" office:value="563.46996" calcext:value-type="float">
            <text:p>563.46996</text:p>
          </table:table-cell>
          <table:table-cell table:formula="of:=[.B429]/55435.69" office:value-type="float" office:value="0.0101643897640672" calcext:value-type="float">
            <text:p>0.010164389764067</text:p>
          </table:table-cell>
          <table:table-cell office:value-type="float" office:value="168660.89114678" calcext:value-type="float">
            <text:p>168660.89114678</text:p>
          </table:table-cell>
        </table:table-row>
        <table:table-row table:style-name="ro1">
          <table:table-cell office:value-type="float" office:value="435.69" calcext:value-type="float">
            <text:p>435.69</text:p>
          </table:table-cell>
          <table:table-cell office:value-type="float" office:value="585.5152" calcext:value-type="float">
            <text:p>585.5152</text:p>
          </table:table-cell>
          <table:table-cell table:formula="of:=[.B430]/55435.69" office:value-type="float" office:value="0.0105620620939326" calcext:value-type="float">
            <text:p>0.010562062093933</text:p>
          </table:table-cell>
          <table:table-cell office:value-type="float" office:value="169256.92034957" calcext:value-type="float">
            <text:p>169256.92034957</text:p>
          </table:table-cell>
        </table:table-row>
        <table:table-row table:style-name="ro1">
          <table:table-cell office:value-type="float" office:value="436.7" calcext:value-type="float">
            <text:p>436.7</text:p>
          </table:table-cell>
          <table:table-cell office:value-type="float" office:value="606.14428" calcext:value-type="float">
            <text:p>606.14428</text:p>
          </table:table-cell>
          <table:table-cell table:formula="of:=[.B431]/55435.69" office:value-type="float" office:value="0.0109341884262647" calcext:value-type="float">
            <text:p>0.010934188426265</text:p>
          </table:table-cell>
          <table:table-cell office:value-type="float" office:value="169873.94907503" calcext:value-type="float">
            <text:p>169873.94907503</text:p>
          </table:table-cell>
        </table:table-row>
        <table:table-row table:style-name="ro1">
          <table:table-cell office:value-type="float" office:value="437.72" calcext:value-type="float">
            <text:p>437.72</text:p>
          </table:table-cell>
          <table:table-cell office:value-type="float" office:value="624.97077" calcext:value-type="float">
            <text:p>624.97077</text:p>
          </table:table-cell>
          <table:table-cell table:formula="of:=[.B432]/55435.69" office:value-type="float" office:value="0.011273797981048" calcext:value-type="float">
            <text:p>0.011273797981048</text:p>
          </table:table-cell>
          <table:table-cell office:value-type="float" office:value="170510.1423464" calcext:value-type="float">
            <text:p>170510.1423464</text:p>
          </table:table-cell>
        </table:table-row>
        <table:table-row table:style-name="ro1">
          <table:table-cell office:value-type="float" office:value="438.74" calcext:value-type="float">
            <text:p>438.74</text:p>
          </table:table-cell>
          <table:table-cell office:value-type="float" office:value="641.80825" calcext:value-type="float">
            <text:p>641.80825</text:p>
          </table:table-cell>
          <table:table-cell table:formula="of:=[.B433]/55435.69" office:value-type="float" office:value="0.0115775279427387" calcext:value-type="float">
            <text:p>0.011577527942739</text:p>
          </table:table-cell>
          <table:table-cell office:value-type="float" office:value="171163.47544619" calcext:value-type="float">
            <text:p>171163.47544619</text:p>
          </table:table-cell>
        </table:table-row>
        <table:table-row table:style-name="ro1">
          <table:table-cell office:value-type="float" office:value="439.76" calcext:value-type="float">
            <text:p>439.76</text:p>
          </table:table-cell>
          <table:table-cell office:value-type="float" office:value="656.80094" calcext:value-type="float">
            <text:p>656.80094</text:p>
          </table:table-cell>
          <table:table-cell table:formula="of:=[.B434]/55435.69" office:value-type="float" office:value="0.0118479798844391" calcext:value-type="float">
            <text:p>0.011847979884439</text:p>
          </table:table-cell>
          <table:table-cell office:value-type="float" office:value="171832.07046244" calcext:value-type="float">
            <text:p>171832.07046244</text:p>
          </table:table-cell>
        </table:table-row>
        <table:table-row table:style-name="ro1">
          <table:table-cell office:value-type="float" office:value="440.78" calcext:value-type="float">
            <text:p>440.78</text:p>
          </table:table-cell>
          <table:table-cell office:value-type="float" office:value="670.48833" calcext:value-type="float">
            <text:p>670.48833</text:p>
          </table:table-cell>
          <table:table-cell table:formula="of:=[.B435]/55435.69" office:value-type="float" office:value="0.0120948856233232" calcext:value-type="float">
            <text:p>0.012094885623323</text:p>
          </table:table-cell>
          <table:table-cell office:value-type="float" office:value="172514.598647" calcext:value-type="float">
            <text:p>172514.598647</text:p>
          </table:table-cell>
        </table:table-row>
        <table:table-row table:style-name="ro1">
          <table:table-cell office:value-type="float" office:value="441.79" calcext:value-type="float">
            <text:p>441.79</text:p>
          </table:table-cell>
          <table:table-cell office:value-type="float" office:value="683.74808" calcext:value-type="float">
            <text:p>683.74808</text:p>
          </table:table-cell>
          <table:table-cell table:formula="of:=[.B436]/55435.69" office:value-type="float" office:value="0.0123340771982815" calcext:value-type="float">
            <text:p>0.012334077198282</text:p>
          </table:table-cell>
          <table:table-cell office:value-type="float" office:value="173210.62468407" calcext:value-type="float">
            <text:p>173210.62468407</text:p>
          </table:table-cell>
        </table:table-row>
        <table:table-row table:style-name="ro1">
          <table:table-cell office:value-type="float" office:value="442.81" calcext:value-type="float">
            <text:p>442.81</text:p>
          </table:table-cell>
          <table:table-cell office:value-type="float" office:value="697.59758" calcext:value-type="float">
            <text:p>697.59758</text:p>
          </table:table-cell>
          <table:table-cell table:formula="of:=[.B437]/55435.69" office:value-type="float" office:value="0.0125839072265539" calcext:value-type="float">
            <text:p>0.012583907226554</text:p>
          </table:table-cell>
          <table:table-cell office:value-type="float" office:value="173920.74891583" calcext:value-type="float">
            <text:p>173920.74891583</text:p>
          </table:table-cell>
        </table:table-row>
        <table:table-row table:style-name="ro1">
          <table:table-cell office:value-type="float" office:value="443.83" calcext:value-type="float">
            <text:p>443.83</text:p>
          </table:table-cell>
          <table:table-cell office:value-type="float" office:value="712.88634" calcext:value-type="float">
            <text:p>712.88634</text:p>
          </table:table-cell>
          <table:table-cell table:formula="of:=[.B438]/55435.69" office:value-type="float" office:value="0.0128596999514212" calcext:value-type="float">
            <text:p>0.012859699951421</text:p>
          </table:table-cell>
          <table:table-cell office:value-type="float" office:value="174646.43645229" calcext:value-type="float">
            <text:p>174646.43645229</text:p>
          </table:table-cell>
        </table:table-row>
        <table:table-row table:style-name="ro1">
          <table:table-cell office:value-type="float" office:value="444.85" calcext:value-type="float">
            <text:p>444.85</text:p>
          </table:table-cell>
          <table:table-cell office:value-type="float" office:value="729.95962" calcext:value-type="float">
            <text:p>729.95962</text:p>
          </table:table-cell>
          <table:table-cell table:formula="of:=[.B439]/55435.69" office:value-type="float" office:value="0.0131676834905455" calcext:value-type="float">
            <text:p>0.013167683490546</text:p>
          </table:table-cell>
          <table:table-cell office:value-type="float" office:value="175389.50384374" calcext:value-type="float">
            <text:p>175389.50384374</text:p>
          </table:table-cell>
        </table:table-row>
        <table:table-row table:style-name="ro1">
          <table:table-cell office:value-type="float" office:value="445.87" calcext:value-type="float">
            <text:p>445.87</text:p>
          </table:table-cell>
          <table:table-cell office:value-type="float" office:value="748.39744" calcext:value-type="float">
            <text:p>748.39744</text:p>
          </table:table-cell>
          <table:table-cell table:formula="of:=[.B440]/55435.69" office:value-type="float" office:value="0.0135002818581315" calcext:value-type="float">
            <text:p>0.013500281858132</text:p>
          </table:table-cell>
          <table:table-cell office:value-type="float" office:value="176151.34014486" calcext:value-type="float">
            <text:p>176151.34014486</text:p>
          </table:table-cell>
        </table:table-row>
        <table:table-row table:style-name="ro1">
          <table:table-cell office:value-type="float" office:value="446.88" calcext:value-type="float">
            <text:p>446.88</text:p>
          </table:table-cell>
          <table:table-cell office:value-type="float" office:value="766.92179" calcext:value-type="float">
            <text:p>766.92179</text:p>
          </table:table-cell>
          <table:table-cell table:formula="of:=[.B441]/55435.69" office:value-type="float" office:value="0.0138344411335008" calcext:value-type="float">
            <text:p>0.013834441133501</text:p>
          </table:table-cell>
          <table:table-cell office:value-type="float" office:value="176932.03343062" calcext:value-type="float">
            <text:p>176932.03343062</text:p>
          </table:table-cell>
        </table:table-row>
        <table:table-row table:style-name="ro1">
          <table:table-cell office:value-type="float" office:value="447.9" calcext:value-type="float">
            <text:p>447.9</text:p>
          </table:table-cell>
          <table:table-cell office:value-type="float" office:value="783.51891" calcext:value-type="float">
            <text:p>783.51891</text:p>
          </table:table-cell>
          <table:table-cell table:formula="of:=[.B442]/55435.69" office:value-type="float" office:value="0.0141338352602809" calcext:value-type="float">
            <text:p>0.014133835260281</text:p>
          </table:table-cell>
          <table:table-cell office:value-type="float" office:value="177729.62187327" calcext:value-type="float">
            <text:p>177729.62187327</text:p>
          </table:table-cell>
        </table:table-row>
        <table:table-row table:style-name="ro1">
          <table:table-cell office:value-type="float" office:value="448.92" calcext:value-type="float">
            <text:p>448.92</text:p>
          </table:table-cell>
          <table:table-cell office:value-type="float" office:value="795.76038" calcext:value-type="float">
            <text:p>795.76038</text:p>
          </table:table-cell>
          <table:table-cell table:formula="of:=[.B443]/55435.69" office:value-type="float" office:value="0.0143546581633601" calcext:value-type="float">
            <text:p>0.01435465816336</text:p>
          </table:table-cell>
          <table:table-cell office:value-type="float" office:value="178539.67160285" calcext:value-type="float">
            <text:p>178539.67160285</text:p>
          </table:table-cell>
        </table:table-row>
        <table:table-row table:style-name="ro1">
          <table:table-cell office:value-type="float" office:value="449.94" calcext:value-type="float">
            <text:p>449.94</text:p>
          </table:table-cell>
          <table:table-cell office:value-type="float" office:value="801.24639" calcext:value-type="float">
            <text:p>801.24639</text:p>
          </table:table-cell>
          <table:table-cell table:formula="of:=[.B444]/55435.69" office:value-type="float" office:value="0.01445361986114" calcext:value-type="float">
            <text:p>0.01445361986114</text:p>
          </table:table-cell>
          <table:table-cell office:value-type="float" office:value="179355.30585336" calcext:value-type="float">
            <text:p>179355.30585336</text:p>
          </table:table-cell>
        </table:table-row>
        <table:table-row table:style-name="ro1">
          <table:table-cell office:value-type="float" office:value="450.95" calcext:value-type="float">
            <text:p>450.95</text:p>
          </table:table-cell>
          <table:table-cell office:value-type="float" office:value="798.06005" calcext:value-type="float">
            <text:p>798.06005</text:p>
          </table:table-cell>
          <table:table-cell table:formula="of:=[.B445]/55435.69" office:value-type="float" office:value="0.0143961417274684" calcext:value-type="float">
            <text:p>0.014396141727468</text:p>
          </table:table-cell>
          <table:table-cell office:value-type="float" office:value="180167.69654891" calcext:value-type="float">
            <text:p>180167.69654891</text:p>
          </table:table-cell>
        </table:table-row>
        <table:table-row table:style-name="ro1">
          <table:table-cell office:value-type="float" office:value="451.97" calcext:value-type="float">
            <text:p>451.97</text:p>
          </table:table-cell>
          <table:table-cell office:value-type="float" office:value="785.12202" calcext:value-type="float">
            <text:p>785.12202</text:p>
          </table:table-cell>
          <table:table-cell table:formula="of:=[.B446]/55435.69" office:value-type="float" office:value="0.0141627536339856" calcext:value-type="float">
            <text:p>0.014162753633986</text:p>
          </table:table-cell>
          <table:table-cell office:value-type="float" office:value="180966.91688993" calcext:value-type="float">
            <text:p>180966.91688993</text:p>
          </table:table-cell>
        </table:table-row>
        <table:table-row table:style-name="ro1">
          <table:table-cell office:value-type="float" office:value="452.99" calcext:value-type="float">
            <text:p>452.99</text:p>
          </table:table-cell>
          <table:table-cell office:value-type="float" office:value="762.36881" calcext:value-type="float">
            <text:p>762.36881</text:p>
          </table:table-cell>
          <table:table-cell table:formula="of:=[.B447]/55435.69" office:value-type="float" office:value="0.0137523102896347" calcext:value-type="float">
            <text:p>0.013752310289635</text:p>
          </table:table-cell>
          <table:table-cell office:value-type="float" office:value="181742.9754434" calcext:value-type="float">
            <text:p>181742.9754434</text:p>
          </table:table-cell>
        </table:table-row>
        <table:table-row table:style-name="ro1">
          <table:table-cell office:value-type="float" office:value="454.01" calcext:value-type="float">
            <text:p>454.01</text:p>
          </table:table-cell>
          <table:table-cell office:value-type="float" office:value="730.731" calcext:value-type="float">
            <text:p>730.731</text:p>
          </table:table-cell>
          <table:table-cell table:formula="of:=[.B448]/55435.69" office:value-type="float" office:value="0.0131815983529744" calcext:value-type="float">
            <text:p>0.013181598352974</text:p>
          </table:table-cell>
          <table:table-cell office:value-type="float" office:value="182486.82807209" calcext:value-type="float">
            <text:p>182486.82807209</text:p>
          </table:table-cell>
        </table:table-row>
        <table:table-row table:style-name="ro1">
          <table:table-cell office:value-type="float" office:value="455.03" calcext:value-type="float">
            <text:p>455.03</text:p>
          </table:table-cell>
          <table:table-cell office:value-type="float" office:value="691.94024" calcext:value-type="float">
            <text:p>691.94024</text:p>
          </table:table-cell>
          <table:table-cell table:formula="of:=[.B449]/55435.69" office:value-type="float" office:value="0.0124818549205395" calcext:value-type="float">
            <text:p>0.01248185492054</text:p>
          </table:table-cell>
          <table:table-cell office:value-type="float" office:value="183191.1933777" calcext:value-type="float">
            <text:p>183191.1933777</text:p>
          </table:table-cell>
        </table:table-row>
        <table:table-row table:style-name="ro1">
          <table:table-cell office:value-type="float" office:value="456.04" calcext:value-type="float">
            <text:p>456.04</text:p>
          </table:table-cell>
          <table:table-cell office:value-type="float" office:value="648.22935" calcext:value-type="float">
            <text:p>648.22935</text:p>
          </table:table-cell>
          <table:table-cell table:formula="of:=[.B450]/55435.69" office:value-type="float" office:value="0.0116933576546084" calcext:value-type="float">
            <text:p>0.011693357654609</text:p>
          </table:table-cell>
          <table:table-cell office:value-type="float" office:value="183851.06287933" calcext:value-type="float">
            <text:p>183851.06287933</text:p>
          </table:table-cell>
        </table:table-row>
        <table:table-row table:style-name="ro1">
          <table:table-cell office:value-type="float" office:value="457.06" calcext:value-type="float">
            <text:p>457.06</text:p>
          </table:table-cell>
          <table:table-cell office:value-type="float" office:value="602.00067" calcext:value-type="float">
            <text:p>602.00067</text:p>
          </table:table-cell>
          <table:table-cell table:formula="of:=[.B451]/55435.69" office:value-type="float" office:value="0.0108594421752485" calcext:value-type="float">
            <text:p>0.010859442175249</text:p>
          </table:table-cell>
          <table:table-cell office:value-type="float" office:value="184463.87358037" calcext:value-type="float">
            <text:p>184463.87358037</text:p>
          </table:table-cell>
        </table:table-row>
        <table:table-row table:style-name="ro1">
          <table:table-cell office:value-type="float" office:value="458.08" calcext:value-type="float">
            <text:p>458.08</text:p>
          </table:table-cell>
          <table:table-cell office:value-type="float" office:value="555.52607" calcext:value-type="float">
            <text:p>555.52607</text:p>
          </table:table-cell>
          <table:table-cell table:formula="of:=[.B452]/55435.69" office:value-type="float" office:value="0.0100210905645803" calcext:value-type="float">
            <text:p>0.01002109056458</text:p>
          </table:table-cell>
          <table:table-cell office:value-type="float" office:value="185029.37514648" calcext:value-type="float">
            <text:p>185029.37514648</text:p>
          </table:table-cell>
        </table:table-row>
        <table:table-row table:style-name="ro1">
          <table:table-cell office:value-type="float" office:value="459.1" calcext:value-type="float">
            <text:p>459.1</text:p>
          </table:table-cell>
          <table:table-cell office:value-type="float" office:value="510.71805" calcext:value-type="float">
            <text:p>510.71805</text:p>
          </table:table-cell>
          <table:table-cell table:formula="of:=[.B453]/55435.69" office:value-type="float" office:value="0.00921280225789559" calcext:value-type="float">
            <text:p>0.009212802257896</text:p>
          </table:table-cell>
          <table:table-cell office:value-type="float" office:value="185549.26408304" calcext:value-type="float">
            <text:p>185549.26408304</text:p>
          </table:table-cell>
        </table:table-row>
        <table:table-row table:style-name="ro1">
          <table:table-cell office:value-type="float" office:value="460.12" calcext:value-type="float">
            <text:p>460.12</text:p>
          </table:table-cell>
          <table:table-cell office:value-type="float" office:value="468.987" calcext:value-type="float">
            <text:p>468.987</text:p>
          </table:table-cell>
          <table:table-cell table:formula="of:=[.B454]/55435.69" office:value-type="float" office:value="0.00846001916815683" calcext:value-type="float">
            <text:p>0.008460019168157</text:p>
          </table:table-cell>
          <table:table-cell office:value-type="float" office:value="186026.67260707" calcext:value-type="float">
            <text:p>186026.67260707</text:p>
          </table:table-cell>
        </table:table-row>
        <table:table-row table:style-name="ro1">
          <table:table-cell office:value-type="float" office:value="461.13" calcext:value-type="float">
            <text:p>461.13</text:p>
          </table:table-cell>
          <table:table-cell office:value-type="float" office:value="431.18295" calcext:value-type="float">
            <text:p>431.18295</text:p>
          </table:table-cell>
          <table:table-cell table:formula="of:=[.B455]/55435.69" office:value-type="float" office:value="0.00777807491888348" calcext:value-type="float">
            <text:p>0.007778074918883</text:p>
          </table:table-cell>
          <table:table-cell office:value-type="float" office:value="186465.59824526" calcext:value-type="float">
            <text:p>186465.59824526</text:p>
          </table:table-cell>
        </table:table-row>
        <table:table-row table:style-name="ro1">
          <table:table-cell office:value-type="float" office:value="462.15" calcext:value-type="float">
            <text:p>462.15</text:p>
          </table:table-cell>
          <table:table-cell office:value-type="float" office:value="397.61306" calcext:value-type="float">
            <text:p>397.61306</text:p>
          </table:table-cell>
          <table:table-cell table:formula="of:=[.B456]/55435.69" office:value-type="float" office:value="0.00717251034486988" calcext:value-type="float">
            <text:p>0.00717251034487</text:p>
          </table:table-cell>
          <table:table-cell office:value-type="float" office:value="186870.35118516" calcext:value-type="float">
            <text:p>186870.35118516</text:p>
          </table:table-cell>
        </table:table-row>
        <table:table-row table:style-name="ro1">
          <table:table-cell office:value-type="float" office:value="463.17" calcext:value-type="float">
            <text:p>463.17</text:p>
          </table:table-cell>
          <table:table-cell office:value-type="float" office:value="368.12415" calcext:value-type="float">
            <text:p>368.12415</text:p>
          </table:table-cell>
          <table:table-cell table:formula="of:=[.B457]/55435.69" office:value-type="float" office:value="0.00664056224428703" calcext:value-type="float">
            <text:p>0.006640562244287</text:p>
          </table:table-cell>
          <table:table-cell office:value-type="float" office:value="187245.08568253" calcext:value-type="float">
            <text:p>187245.08568253</text:p>
          </table:table-cell>
        </table:table-row>
        <table:table-row table:style-name="ro1">
          <table:table-cell office:value-type="float" office:value="464.19" calcext:value-type="float">
            <text:p>464.19</text:p>
          </table:table-cell>
          <table:table-cell office:value-type="float" office:value="342.23778" calcext:value-type="float">
            <text:p>342.23778</text:p>
          </table:table-cell>
          <table:table-cell table:formula="of:=[.B458]/55435.69" office:value-type="float" office:value="0.00617360007605209" calcext:value-type="float">
            <text:p>0.006173600076052</text:p>
          </table:table-cell>
          <table:table-cell office:value-type="float" office:value="187593.46897544" calcext:value-type="float">
            <text:p>187593.46897544</text:p>
          </table:table-cell>
        </table:table-row>
        <table:table-row table:style-name="ro1">
          <table:table-cell office:value-type="float" office:value="465.21" calcext:value-type="float">
            <text:p>465.21</text:p>
          </table:table-cell>
          <table:table-cell office:value-type="float" office:value="319.31907" calcext:value-type="float">
            <text:p>319.31907</text:p>
          </table:table-cell>
          <table:table-cell table:formula="of:=[.B459]/55435.69" office:value-type="float" office:value="0.00576017129037268" calcext:value-type="float">
            <text:p>0.005760171290373</text:p>
          </table:table-cell>
          <table:table-cell office:value-type="float" office:value="187918.52201238" calcext:value-type="float">
            <text:p>187918.52201238</text:p>
          </table:table-cell>
        </table:table-row>
        <table:table-row table:style-name="ro1">
          <table:table-cell office:value-type="float" office:value="466.22" calcext:value-type="float">
            <text:p>466.22</text:p>
          </table:table-cell>
          <table:table-cell office:value-type="float" office:value="298.75113" calcext:value-type="float">
            <text:p>298.75113</text:p>
          </table:table-cell>
          <table:table-cell table:formula="of:=[.B460]/55435.69" office:value-type="float" office:value="0.00538914785763468" calcext:value-type="float">
            <text:p>0.005389147857635</text:p>
          </table:table-cell>
          <table:table-cell office:value-type="float" office:value="188222.63777369" calcext:value-type="float">
            <text:p>188222.63777369</text:p>
          </table:table-cell>
        </table:table-row>
        <table:table-row table:style-name="ro1">
          <table:table-cell office:value-type="float" office:value="467.24" calcext:value-type="float">
            <text:p>467.24</text:p>
          </table:table-cell>
          <table:table-cell office:value-type="float" office:value="280.08017" calcext:value-type="float">
            <text:p>280.08017</text:p>
          </table:table-cell>
          <table:table-cell table:formula="of:=[.B461]/55435.69" office:value-type="float" office:value="0.00505234389614344" calcext:value-type="float">
            <text:p>0.005052343896143</text:p>
          </table:table-cell>
          <table:table-cell office:value-type="float" office:value="188507.74730567" calcext:value-type="float">
            <text:p>188507.74730567</text:p>
          </table:table-cell>
        </table:table-row>
        <table:table-row table:style-name="ro1">
          <table:table-cell office:value-type="float" office:value="468.26" calcext:value-type="float">
            <text:p>468.26</text:p>
          </table:table-cell>
          <table:table-cell office:value-type="float" office:value="263.09776" calcext:value-type="float">
            <text:p>263.09776</text:p>
          </table:table-cell>
          <table:table-cell table:formula="of:=[.B462]/55435.69" office:value-type="float" office:value="0.00474599955371711" calcext:value-type="float">
            <text:p>0.004745999553717</text:p>
          </table:table-cell>
          <table:table-cell office:value-type="float" office:value="188775.56947168" calcext:value-type="float">
            <text:p>188775.56947168</text:p>
          </table:table-cell>
        </table:table-row>
        <table:table-row table:style-name="ro1">
          <table:table-cell office:value-type="float" office:value="469.28" calcext:value-type="float">
            <text:p>469.28</text:p>
          </table:table-cell>
          <table:table-cell office:value-type="float" office:value="247.84006" calcext:value-type="float">
            <text:p>247.84006</text:p>
          </table:table-cell>
          <table:table-cell table:formula="of:=[.B463]/55435.69" office:value-type="float" office:value="0.00447076711771785" calcext:value-type="float">
            <text:p>0.004470767117718</text:p>
          </table:table-cell>
          <table:table-cell office:value-type="float" office:value="189027.85995411" calcext:value-type="float">
            <text:p>189027.85995411</text:p>
          </table:table-cell>
        </table:table-row>
        <table:table-row table:style-name="ro1">
          <table:table-cell office:value-type="float" office:value="470.3" calcext:value-type="float">
            <text:p>470.3</text:p>
          </table:table-cell>
          <table:table-cell office:value-type="float" office:value="234.50709" calcext:value-type="float">
            <text:p>234.50709</text:p>
          </table:table-cell>
          <table:table-cell table:formula="of:=[.B464]/55435.69" office:value-type="float" office:value="0.00423025473300684" calcext:value-type="float">
            <text:p>0.004230254733007</text:p>
          </table:table-cell>
          <table:table-cell office:value-type="float" office:value="189266.57804932" calcext:value-type="float">
            <text:p>189266.57804932</text:p>
          </table:table-cell>
        </table:table-row>
        <table:table-row table:style-name="ro1">
          <table:table-cell office:value-type="float" office:value="471.31" calcext:value-type="float">
            <text:p>471.31</text:p>
          </table:table-cell>
          <table:table-cell office:value-type="float" office:value="223.33004" calcext:value-type="float">
            <text:p>223.33004</text:p>
          </table:table-cell>
          <table:table-cell table:formula="of:=[.B465]/55435.69" office:value-type="float" office:value="0.00402863281759459" calcext:value-type="float">
            <text:p>0.004028632817595</text:p>
          </table:table-cell>
          <table:table-cell office:value-type="float" office:value="189493.918394" calcext:value-type="float">
            <text:p>189493.918394</text:p>
          </table:table-cell>
        </table:table-row>
        <table:table-row table:style-name="ro1">
          <table:table-cell office:value-type="float" office:value="472.33" calcext:value-type="float">
            <text:p>472.33</text:p>
          </table:table-cell>
          <table:table-cell office:value-type="float" office:value="214.4321" calcext:value-type="float">
            <text:p>214.4321</text:p>
          </table:table-cell>
          <table:table-cell table:formula="of:=[.B466]/55435.69" office:value-type="float" office:value="0.00386812358608687" calcext:value-type="float">
            <text:p>0.003868123586087</text:p>
          </table:table-cell>
          <table:table-cell office:value-type="float" office:value="189712.20102112" calcext:value-type="float">
            <text:p>189712.20102112</text:p>
          </table:table-cell>
        </table:table-row>
        <table:table-row table:style-name="ro1">
          <table:table-cell office:value-type="float" office:value="473.35" calcext:value-type="float">
            <text:p>473.35</text:p>
          </table:table-cell>
          <table:table-cell office:value-type="float" office:value="207.73019" calcext:value-type="float">
            <text:p>207.73019</text:p>
          </table:table-cell>
          <table:table-cell table:formula="of:=[.B467]/55435.69" office:value-type="float" office:value="0.0037472283649757" calcext:value-type="float">
            <text:p>0.003747228364976</text:p>
          </table:table-cell>
          <table:table-cell office:value-type="float" office:value="189923.66139377" calcext:value-type="float">
            <text:p>189923.66139377</text:p>
          </table:table-cell>
        </table:table-row>
        <table:table-row table:style-name="ro1">
          <table:table-cell office:value-type="float" office:value="474.37" calcext:value-type="float">
            <text:p>474.37</text:p>
          </table:table-cell>
          <table:table-cell office:value-type="float" office:value="202.90994" calcext:value-type="float">
            <text:p>202.90994</text:p>
          </table:table-cell>
          <table:table-cell table:formula="of:=[.B468]/55435.69" office:value-type="float" office:value="0.00366027625885057" calcext:value-type="float">
            <text:p>0.003660276258851</text:p>
          </table:table-cell>
          <table:table-cell office:value-type="float" office:value="190130.21495491" calcext:value-type="float">
            <text:p>190130.21495491</text:p>
          </table:table-cell>
        </table:table-row>
        <table:table-row table:style-name="ro1">
          <table:table-cell office:value-type="float" office:value="475.39" calcext:value-type="float">
            <text:p>475.39</text:p>
          </table:table-cell>
          <table:table-cell office:value-type="float" office:value="199.47943" calcext:value-type="float">
            <text:p>199.47943</text:p>
          </table:table-cell>
          <table:table-cell table:formula="of:=[.B469]/55435.69" office:value-type="float" office:value="0.00359839356198146" calcext:value-type="float">
            <text:p>0.003598393561981</text:p>
          </table:table-cell>
          <table:table-cell office:value-type="float" office:value="190333.27640761" calcext:value-type="float">
            <text:p>190333.27640761</text:p>
          </table:table-cell>
        </table:table-row>
        <table:table-row table:style-name="ro1">
          <table:table-cell office:value-type="float" office:value="476.4" calcext:value-type="float">
            <text:p>476.4</text:p>
          </table:table-cell>
          <table:table-cell office:value-type="float" office:value="196.87931" calcext:value-type="float">
            <text:p>196.87931</text:p>
          </table:table-cell>
          <table:table-cell table:formula="of:=[.B470]/55435.69" office:value-type="float" office:value="0.00355149020423485" calcext:value-type="float">
            <text:p>0.003551490204235</text:p>
          </table:table-cell>
          <table:table-cell office:value-type="float" office:value="190533.69105147" calcext:value-type="float">
            <text:p>190533.69105147</text:p>
          </table:table-cell>
        </table:table-row>
        <table:table-row table:style-name="ro1">
          <table:table-cell office:value-type="float" office:value="477.42" calcext:value-type="float">
            <text:p>477.42</text:p>
          </table:table-cell>
          <table:table-cell office:value-type="float" office:value="194.60814" calcext:value-type="float">
            <text:p>194.60814</text:p>
          </table:table-cell>
          <table:table-cell table:formula="of:=[.B471]/55435.69" office:value-type="float" office:value="0.0035105207493584" calcext:value-type="float">
            <text:p>0.003510520749358</text:p>
          </table:table-cell>
          <table:table-cell office:value-type="float" office:value="190731.7937371" calcext:value-type="float">
            <text:p>190731.7937371</text:p>
          </table:table-cell>
        </table:table-row>
        <table:table-row table:style-name="ro1">
          <table:table-cell office:value-type="float" office:value="478.44" calcext:value-type="float">
            <text:p>478.44</text:p>
          </table:table-cell>
          <table:table-cell office:value-type="float" office:value="192.31974" calcext:value-type="float">
            <text:p>192.31974</text:p>
          </table:table-cell>
          <table:table-cell table:formula="of:=[.B472]/55435.69" office:value-type="float" office:value="0.00346924048388322" calcext:value-type="float">
            <text:p>0.003469240483883</text:p>
          </table:table-cell>
          <table:table-cell office:value-type="float" office:value="190927.5669377" calcext:value-type="float">
            <text:p>190927.5669377</text:p>
          </table:table-cell>
        </table:table-row>
        <table:table-row table:style-name="ro1">
          <table:table-cell office:value-type="float" office:value="479.46" calcext:value-type="float">
            <text:p>479.46</text:p>
          </table:table-cell>
          <table:table-cell office:value-type="float" office:value="189.86329" calcext:value-type="float">
            <text:p>189.86329</text:p>
          </table:table-cell>
          <table:table-cell table:formula="of:=[.B473]/55435.69" office:value-type="float" office:value="0.00342492877783248" calcext:value-type="float">
            <text:p>0.003424928777832</text:p>
          </table:table-cell>
          <table:table-cell office:value-type="float" office:value="191120.83957793" calcext:value-type="float">
            <text:p>191120.83957793</text:p>
          </table:table-cell>
        </table:table-row>
        <table:table-row table:style-name="ro1">
          <table:table-cell office:value-type="float" office:value="480.48" calcext:value-type="float">
            <text:p>480.48</text:p>
          </table:table-cell>
          <table:table-cell office:value-type="float" office:value="187.26021" calcext:value-type="float">
            <text:p>187.26021</text:p>
          </table:table-cell>
          <table:table-cell table:formula="of:=[.B474]/55435.69" office:value-type="float" office:value="0.00337797202488144" calcext:value-type="float">
            <text:p>0.003377972024881</text:p>
          </table:table-cell>
          <table:table-cell office:value-type="float" office:value="191311.46239354" calcext:value-type="float">
            <text:p>191311.46239354</text:p>
          </table:table-cell>
        </table:table-row>
        <table:table-row table:style-name="ro1">
          <table:table-cell office:value-type="float" office:value="481.49" calcext:value-type="float">
            <text:p>481.49</text:p>
          </table:table-cell>
          <table:table-cell office:value-type="float" office:value="184.63546" calcext:value-type="float">
            <text:p>184.63546</text:p>
          </table:table-cell>
          <table:table-cell table:formula="of:=[.B475]/55435.69" office:value-type="float" office:value="0.00333062436852504" calcext:value-type="float">
            <text:p>0.003330624368525</text:p>
          </table:table-cell>
          <table:table-cell office:value-type="float" office:value="191499.41332395" calcext:value-type="float">
            <text:p>191499.41332395</text:p>
          </table:table-cell>
        </table:table-row>
        <table:table-row table:style-name="ro1">
          <table:table-cell office:value-type="float" office:value="482.51" calcext:value-type="float">
            <text:p>482.51</text:p>
          </table:table-cell>
          <table:table-cell office:value-type="float" office:value="182.13432" calcext:value-type="float">
            <text:p>182.13432</text:p>
          </table:table-cell>
          <table:table-cell table:formula="of:=[.B476]/55435.69" office:value-type="float" office:value="0.003285506503121" calcext:value-type="float">
            <text:p>0.003285506503121</text:p>
          </table:table-cell>
          <table:table-cell office:value-type="float" office:value="191684.81820161" calcext:value-type="float">
            <text:p>191684.81820161</text:p>
          </table:table-cell>
        </table:table-row>
        <table:table-row table:style-name="ro1">
          <table:table-cell office:value-type="float" office:value="483.53" calcext:value-type="float">
            <text:p>483.53</text:p>
          </table:table-cell>
          <table:table-cell office:value-type="float" office:value="179.85599" calcext:value-type="float">
            <text:p>179.85599</text:p>
          </table:table-cell>
          <table:table-cell table:formula="of:=[.B477]/55435.69" office:value-type="float" office:value="0.00324440788957439" calcext:value-type="float">
            <text:p>0.003244407889574</text:p>
          </table:table-cell>
          <table:table-cell office:value-type="float" office:value="191867.90383593" calcext:value-type="float">
            <text:p>191867.90383593</text:p>
          </table:table-cell>
        </table:table-row>
        <table:table-row table:style-name="ro1">
          <table:table-cell office:value-type="float" office:value="484.55" calcext:value-type="float">
            <text:p>484.55</text:p>
          </table:table-cell>
          <table:table-cell office:value-type="float" office:value="177.82333" calcext:value-type="float">
            <text:p>177.82333</text:p>
          </table:table-cell>
          <table:table-cell table:formula="of:=[.B478]/55435.69" office:value-type="float" office:value="0.00320774089760586" calcext:value-type="float">
            <text:p>0.003207740897606</text:p>
          </table:table-cell>
          <table:table-cell office:value-type="float" office:value="192048.9203112" calcext:value-type="float">
            <text:p>192048.9203112</text:p>
          </table:table-cell>
        </table:table-row>
        <table:table-row table:style-name="ro1">
          <table:table-cell office:value-type="float" office:value="485.57" calcext:value-type="float">
            <text:p>485.57</text:p>
          </table:table-cell>
          <table:table-cell office:value-type="float" office:value="175.99076" calcext:value-type="float">
            <text:p>175.99076</text:p>
          </table:table-cell>
          <table:table-cell table:formula="of:=[.B479]/55435.69" office:value-type="float" office:value="0.00317468331322294" calcext:value-type="float">
            <text:p>0.003174683313223</text:p>
          </table:table-cell>
          <table:table-cell office:value-type="float" office:value="192228.07131141" calcext:value-type="float">
            <text:p>192228.07131141</text:p>
          </table:table-cell>
        </table:table-row>
        <table:table-row table:style-name="ro1">
          <table:table-cell office:value-type="float" office:value="486.58" calcext:value-type="float">
            <text:p>486.58</text:p>
          </table:table-cell>
          <table:table-cell office:value-type="float" office:value="174.2772" calcext:value-type="float">
            <text:p>174.2772</text:p>
          </table:table-cell>
          <table:table-cell table:formula="of:=[.B480]/55435.69" office:value-type="float" office:value="0.00314377254075849" calcext:value-type="float">
            <text:p>0.003143772540758</text:p>
          </table:table-cell>
          <table:table-cell office:value-type="float" office:value="192405.47798286" calcext:value-type="float">
            <text:p>192405.47798286</text:p>
          </table:table-cell>
        </table:table-row>
        <table:table-row table:style-name="ro1">
          <table:table-cell office:value-type="float" office:value="487.6" calcext:value-type="float">
            <text:p>487.6</text:p>
          </table:table-cell>
          <table:table-cell office:value-type="float" office:value="172.60418" calcext:value-type="float">
            <text:p>172.60418</text:p>
          </table:table-cell>
          <table:table-cell table:formula="of:=[.B481]/55435.69" office:value-type="float" office:value="0.00311359306612762" calcext:value-type="float">
            <text:p>0.003113593066128</text:p>
          </table:table-cell>
          <table:table-cell office:value-type="float" office:value="192581.18159392" calcext:value-type="float">
            <text:p>192581.18159392</text:p>
          </table:table-cell>
        </table:table-row>
        <table:table-row table:style-name="ro1">
          <table:table-cell office:value-type="float" office:value="488.62" calcext:value-type="float">
            <text:p>488.62</text:p>
          </table:table-cell>
          <table:table-cell office:value-type="float" office:value="170.92208" calcext:value-type="float">
            <text:p>170.92208</text:p>
          </table:table-cell>
          <table:table-cell table:formula="of:=[.B482]/55435.69" office:value-type="float" office:value="0.00308324979809938" calcext:value-type="float">
            <text:p>0.003083249798099</text:p>
          </table:table-cell>
          <table:table-cell office:value-type="float" office:value="192755.17289763" calcext:value-type="float">
            <text:p>192755.17289763</text:p>
          </table:table-cell>
        </table:table-row>
        <table:table-row table:style-name="ro1">
          <table:table-cell office:value-type="float" office:value="489.64" calcext:value-type="float">
            <text:p>489.64</text:p>
          </table:table-cell>
          <table:table-cell office:value-type="float" office:value="169.21701" calcext:value-type="float">
            <text:p>169.21701</text:p>
          </table:table-cell>
          <table:table-cell table:formula="of:=[.B483]/55435.69" office:value-type="float" office:value="0.00305249217606924" calcext:value-type="float">
            <text:p>0.003052492176069</text:p>
          </table:table-cell>
          <table:table-cell office:value-type="float" office:value="192927.42851108" calcext:value-type="float">
            <text:p>192927.42851108</text:p>
          </table:table-cell>
        </table:table-row>
        <table:table-row table:style-name="ro1">
          <table:table-cell office:value-type="float" office:value="490.66" calcext:value-type="float">
            <text:p>490.66</text:p>
          </table:table-cell>
          <table:table-cell office:value-type="float" office:value="167.5018" calcext:value-type="float">
            <text:p>167.5018</text:p>
          </table:table-cell>
          <table:table-cell table:formula="of:=[.B484]/55435.69" office:value-type="float" office:value="0.00302155163938611" calcext:value-type="float">
            <text:p>0.003021551639386</text:p>
          </table:table-cell>
          <table:table-cell office:value-type="float" office:value="193097.93811296" calcext:value-type="float">
            <text:p>193097.93811296</text:p>
          </table:table-cell>
        </table:table-row>
        <table:table-row table:style-name="ro1">
          <table:table-cell office:value-type="float" office:value="491.67" calcext:value-type="float">
            <text:p>491.67</text:p>
          </table:table-cell>
          <table:table-cell office:value-type="float" office:value="165.80147" calcext:value-type="float">
            <text:p>165.80147</text:p>
          </table:table-cell>
          <table:table-cell table:formula="of:=[.B485]/55435.69" office:value-type="float" office:value="0.00299087952183873" calcext:value-type="float">
            <text:p>0.002990879521839</text:p>
          </table:table-cell>
          <table:table-cell office:value-type="float" office:value="193266.71685062" calcext:value-type="float">
            <text:p>193266.71685062</text:p>
          </table:table-cell>
        </table:table-row>
        <table:table-row table:style-name="ro1">
          <table:table-cell office:value-type="float" office:value="492.69" calcext:value-type="float">
            <text:p>492.69</text:p>
          </table:table-cell>
          <table:table-cell office:value-type="float" office:value="164.14401" calcext:value-type="float">
            <text:p>164.14401</text:p>
          </table:table-cell>
          <table:table-cell table:formula="of:=[.B486]/55435.69" office:value-type="float" office:value="0.00296098073280949" calcext:value-type="float">
            <text:p>0.00296098073281</text:p>
          </table:table-cell>
          <table:table-cell office:value-type="float" office:value="193433.80837462" calcext:value-type="float">
            <text:p>193433.80837462</text:p>
          </table:table-cell>
        </table:table-row>
        <table:table-row table:style-name="ro1">
          <table:table-cell office:value-type="float" office:value="493.71" calcext:value-type="float">
            <text:p>493.71</text:p>
          </table:table-cell>
          <table:table-cell office:value-type="float" office:value="162.56202" calcext:value-type="float">
            <text:p>162.56202</text:p>
          </table:table-cell>
          <table:table-cell table:formula="of:=[.B487]/55435.69" office:value-type="float" office:value="0.0029324433411039" calcext:value-type="float">
            <text:p>0.002932443341104</text:p>
          </table:table-cell>
          <table:table-cell office:value-type="float" office:value="193599.28949976" calcext:value-type="float">
            <text:p>193599.28949976</text:p>
          </table:table-cell>
        </table:table-row>
        <table:table-row table:style-name="ro1">
          <table:table-cell office:value-type="float" office:value="494.73" calcext:value-type="float">
            <text:p>494.73</text:p>
          </table:table-cell>
          <table:table-cell office:value-type="float" office:value="161.1028" calcext:value-type="float">
            <text:p>161.1028</text:p>
          </table:table-cell>
          <table:table-cell table:formula="of:=[.B488]/55435.69" office:value-type="float" office:value="0.00290612058765752" calcext:value-type="float">
            <text:p>0.002906120587658</text:p>
          </table:table-cell>
          <table:table-cell office:value-type="float" office:value="193763.28519511" calcext:value-type="float">
            <text:p>193763.28519511</text:p>
          </table:table-cell>
        </table:table-row>
        <table:table-row table:style-name="ro1">
          <table:table-cell office:value-type="float" office:value="495.74" calcext:value-type="float">
            <text:p>495.74</text:p>
          </table:table-cell>
          <table:table-cell office:value-type="float" office:value="159.83881" calcext:value-type="float">
            <text:p>159.83881</text:p>
          </table:table-cell>
          <table:table-cell table:formula="of:=[.B489]/55435.69" office:value-type="float" office:value="0.00288331957264354" calcext:value-type="float">
            <text:p>0.002883319572644</text:p>
          </table:table-cell>
          <table:table-cell office:value-type="float" office:value="193925.99420234" calcext:value-type="float">
            <text:p>193925.99420234</text:p>
          </table:table-cell>
        </table:table-row>
        <table:table-row table:style-name="ro1">
          <table:table-cell office:value-type="float" office:value="496.76" calcext:value-type="float">
            <text:p>496.76</text:p>
          </table:table-cell>
          <table:table-cell office:value-type="float" office:value="158.86881" calcext:value-type="float">
            <text:p>158.86881</text:p>
          </table:table-cell>
          <table:table-cell table:formula="of:=[.B490]/55435.69" office:value-type="float" office:value="0.00286582181984205" calcext:value-type="float">
            <text:p>0.002865821819842</text:p>
          </table:table-cell>
          <table:table-cell office:value-type="float" office:value="194087.71579503" calcext:value-type="float">
            <text:p>194087.71579503</text:p>
          </table:table-cell>
        </table:table-row>
        <table:table-row table:style-name="ro1">
          <table:table-cell office:value-type="float" office:value="497.78" calcext:value-type="float">
            <text:p>497.78</text:p>
          </table:table-cell>
          <table:table-cell office:value-type="float" office:value="158.30381" calcext:value-type="float">
            <text:p>158.30381</text:p>
          </table:table-cell>
          <table:table-cell table:formula="of:=[.B491]/55435.69" office:value-type="float" office:value="0.0028556298298082" calcext:value-type="float">
            <text:p>0.002855629829808</text:p>
          </table:table-cell>
          <table:table-cell office:value-type="float" office:value="194248.8622404" calcext:value-type="float">
            <text:p>194248.8622404</text:p>
          </table:table-cell>
        </table:table-row>
        <table:table-row table:style-name="ro1">
          <table:table-cell office:value-type="float" office:value="498.8" calcext:value-type="float">
            <text:p>498.8</text:p>
          </table:table-cell>
          <table:table-cell office:value-type="float" office:value="158.239" calcext:value-type="float">
            <text:p>158.239</text:p>
          </table:table-cell>
          <table:table-cell table:formula="of:=[.B492]/55435.69" office:value-type="float" office:value="0.00285446072737617" calcext:value-type="float">
            <text:p>0.002854460727376</text:p>
          </table:table-cell>
          <table:table-cell office:value-type="float" office:value="194409.94271384" calcext:value-type="float">
            <text:p>194409.94271384</text:p>
          </table:table-cell>
        </table:table-row>
        <table:table-row table:style-name="ro1">
          <table:table-cell office:value-type="float" office:value="499.82" calcext:value-type="float">
            <text:p>499.82</text:p>
          </table:table-cell>
          <table:table-cell office:value-type="float" office:value="158.71996" calcext:value-type="float">
            <text:p>158.71996</text:p>
          </table:table-cell>
          <table:table-cell table:formula="of:=[.B493]/55435.69" office:value-type="float" office:value="0.00286313672653844" calcext:value-type="float">
            <text:p>0.002863136726538</text:p>
          </table:table-cell>
          <table:table-cell office:value-type="float" office:value="194571.51278753" calcext:value-type="float">
            <text:p>194571.51278753</text:p>
          </table:table-cell>
        </table:table-row>
        <table:table-row table:style-name="ro1">
          <table:table-cell office:value-type="float" office:value="500.83" calcext:value-type="float">
            <text:p>500.83</text:p>
          </table:table-cell>
          <table:table-cell office:value-type="float" office:value="159.71534" calcext:value-type="float">
            <text:p>159.71534</text:p>
          </table:table-cell>
          <table:table-cell table:formula="of:=[.B494]/55435.69" office:value-type="float" office:value="0.00288109230714004" calcext:value-type="float">
            <text:p>0.00288109230714</text:p>
          </table:table-cell>
          <table:table-cell office:value-type="float" office:value="194734.09610771" calcext:value-type="float">
            <text:p>194734.09610771</text:p>
          </table:table-cell>
        </table:table-row>
        <table:table-row table:style-name="ro1">
          <table:table-cell office:value-type="float" office:value="501.85" calcext:value-type="float">
            <text:p>501.85</text:p>
          </table:table-cell>
          <table:table-cell office:value-type="float" office:value="161.10763" calcext:value-type="float">
            <text:p>161.10763</text:p>
          </table:table-cell>
          <table:table-cell table:formula="of:=[.B495]/55435.69" office:value-type="float" office:value="0.00290620771564312" calcext:value-type="float">
            <text:p>0.002906207715643</text:p>
          </table:table-cell>
          <table:table-cell office:value-type="float" office:value="194898.0967223" calcext:value-type="float">
            <text:p>194898.0967223</text:p>
          </table:table-cell>
        </table:table-row>
        <table:table-row table:style-name="ro1">
          <table:table-cell office:value-type="float" office:value="502.87" calcext:value-type="float">
            <text:p>502.87</text:p>
          </table:table-cell>
          <table:table-cell office:value-type="float" office:value="162.7087" calcext:value-type="float">
            <text:p>162.7087</text:p>
          </table:table-cell>
          <table:table-cell table:formula="of:=[.B496]/55435.69" office:value-type="float" office:value="0.00293508928995021" calcext:value-type="float">
            <text:p>0.00293508928995</text:p>
          </table:table-cell>
          <table:table-cell office:value-type="float" office:value="195063.72715323" calcext:value-type="float">
            <text:p>195063.72715323</text:p>
          </table:table-cell>
        </table:table-row>
        <table:table-row table:style-name="ro1">
          <table:table-cell office:value-type="float" office:value="503.89" calcext:value-type="float">
            <text:p>503.89</text:p>
          </table:table-cell>
          <table:table-cell office:value-type="float" office:value="164.29856" calcext:value-type="float">
            <text:p>164.29856</text:p>
          </table:table-cell>
          <table:table-cell table:formula="of:=[.B497]/55435.69" office:value-type="float" office:value="0.00296376864795946" calcext:value-type="float">
            <text:p>0.002963768647959</text:p>
          </table:table-cell>
          <table:table-cell office:value-type="float" office:value="195230.97599866" calcext:value-type="float">
            <text:p>195230.97599866</text:p>
          </table:table-cell>
        </table:table-row>
        <table:table-row table:style-name="ro1">
          <table:table-cell office:value-type="float" office:value="504.91" calcext:value-type="float">
            <text:p>504.91</text:p>
          </table:table-cell>
          <table:table-cell office:value-type="float" office:value="165.67849" calcext:value-type="float">
            <text:p>165.67849</text:p>
          </table:table-cell>
          <table:table-cell table:formula="of:=[.B498]/55435.69" office:value-type="float" office:value="0.00298866109540623" calcext:value-type="float">
            <text:p>0.002988661095406</text:p>
          </table:table-cell>
          <table:table-cell office:value-type="float" office:value="195399.62955322" calcext:value-type="float">
            <text:p>195399.62955322</text:p>
          </table:table-cell>
        </table:table-row>
        <table:table-row table:style-name="ro1">
          <table:table-cell office:value-type="float" office:value="505.92" calcext:value-type="float">
            <text:p>505.92</text:p>
          </table:table-cell>
          <table:table-cell office:value-type="float" office:value="166.7238" calcext:value-type="float">
            <text:p>166.7238</text:p>
          </table:table-cell>
          <table:table-cell table:formula="of:=[.B499]/55435.69" office:value-type="float" office:value="0.00300751735930409" calcext:value-type="float">
            <text:p>0.003007517359304</text:p>
          </table:table-cell>
          <table:table-cell office:value-type="float" office:value="195569.34718653" calcext:value-type="float">
            <text:p>195569.34718653</text:p>
          </table:table-cell>
        </table:table-row>
        <table:table-row table:style-name="ro1">
          <table:table-cell office:value-type="float" office:value="506.94" calcext:value-type="float">
            <text:p>506.94</text:p>
          </table:table-cell>
          <table:table-cell office:value-type="float" office:value="167.42075" calcext:value-type="float">
            <text:p>167.42075</text:p>
          </table:table-cell>
          <table:table-cell table:formula="of:=[.B500]/55435.69" office:value-type="float" office:value="0.00302008958488656" calcext:value-type="float">
            <text:p>0.003020089584887</text:p>
          </table:table-cell>
          <table:table-cell office:value-type="float" office:value="195739.77428096" calcext:value-type="float">
            <text:p>195739.77428096</text:p>
          </table:table-cell>
        </table:table-row>
        <table:table-row table:style-name="ro1">
          <table:table-cell office:value-type="float" office:value="507.96" calcext:value-type="float">
            <text:p>507.96</text:p>
          </table:table-cell>
          <table:table-cell office:value-type="float" office:value="167.87533" calcext:value-type="float">
            <text:p>167.87533</text:p>
          </table:table-cell>
          <table:table-cell table:formula="of:=[.B501]/55435.69" office:value-type="float" office:value="0.00302828971732831" calcext:value-type="float">
            <text:p>0.003028289717328</text:p>
          </table:table-cell>
          <table:table-cell office:value-type="float" office:value="195910.66412414" calcext:value-type="float">
            <text:p>195910.66412414</text:p>
          </table:table-cell>
        </table:table-row>
        <table:table-row table:style-name="ro1">
          <table:table-cell office:value-type="float" office:value="508.98" calcext:value-type="float">
            <text:p>508.98</text:p>
          </table:table-cell>
          <table:table-cell office:value-type="float" office:value="168.28908" calcext:value-type="float">
            <text:p>168.28908</text:p>
          </table:table-cell>
          <table:table-cell table:formula="of:=[.B502]/55435.69" office:value-type="float" office:value="0.00303575332064957" calcext:value-type="float">
            <text:p>0.00303575332065</text:p>
          </table:table-cell>
          <table:table-cell office:value-type="float" office:value="196081.97514542" calcext:value-type="float">
            <text:p>196081.9751454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68.90605" calcext:value-type="float">
            <text:p>168.90605</text:p>
          </table:table-cell>
          <table:table-cell table:formula="of:=[.B503]/55435.69" office:value-type="float" office:value="0.00304688279337733" calcext:value-type="float">
            <text:p>0.003046882793377</text:p>
          </table:table-cell>
          <table:table-cell office:value-type="float" office:value="196253.91421291" calcext:value-type="float">
            <text:p>196253.91421291</text:p>
          </table:table-cell>
        </table:table-row>
        <table:table-row table:style-name="ro1">
          <table:table-cell office:value-type="float" office:value="511.01" calcext:value-type="float">
            <text:p>511.01</text:p>
          </table:table-cell>
          <table:table-cell office:value-type="float" office:value="169.94389" calcext:value-type="float">
            <text:p>169.94389</text:p>
          </table:table-cell>
          <table:table-cell table:formula="of:=[.B504]/55435.69" office:value-type="float" office:value="0.0030656043065397" calcext:value-type="float">
            <text:p>0.00306560430654</text:p>
          </table:table-cell>
          <table:table-cell office:value-type="float" office:value="196426.90975721" calcext:value-type="float">
            <text:p>196426.90975721</text:p>
          </table:table-cell>
        </table:table-row>
        <table:table-row table:style-name="ro1">
          <table:table-cell office:value-type="float" office:value="512.03" calcext:value-type="float">
            <text:p>512.03</text:p>
          </table:table-cell>
          <table:table-cell office:value-type="float" office:value="171.52727" calcext:value-type="float">
            <text:p>171.52727</text:p>
          </table:table-cell>
          <table:table-cell table:formula="of:=[.B505]/55435.69" office:value-type="float" office:value="0.00309416677234467" calcext:value-type="float">
            <text:p>0.003094166772345</text:p>
          </table:table-cell>
          <table:table-cell office:value-type="float" office:value="196601.51711752" calcext:value-type="float">
            <text:p>196601.51711752</text:p>
          </table:table-cell>
        </table:table-row>
        <table:table-row table:style-name="ro1">
          <table:table-cell office:value-type="float" office:value="513.05" calcext:value-type="float">
            <text:p>513.05</text:p>
          </table:table-cell>
          <table:table-cell office:value-type="float" office:value="173.64256" calcext:value-type="float">
            <text:p>173.64256</text:p>
          </table:table-cell>
          <table:table-cell table:formula="of:=[.B506]/55435.69" office:value-type="float" office:value="0.00313232432030701" calcext:value-type="float">
            <text:p>0.003132324320307</text:p>
          </table:table-cell>
          <table:table-cell office:value-type="float" office:value="196778.27775291" calcext:value-type="float">
            <text:p>196778.27775291</text:p>
          </table:table-cell>
        </table:table-row>
        <table:table-row table:style-name="ro1">
          <table:table-cell office:value-type="float" office:value="514.07" calcext:value-type="float">
            <text:p>514.07</text:p>
          </table:table-cell>
          <table:table-cell office:value-type="float" office:value="176.1279" calcext:value-type="float">
            <text:p>176.1279</text:p>
          </table:table-cell>
          <table:table-cell table:formula="of:=[.B507]/55435.69" office:value-type="float" office:value="0.00317715717076851" calcext:value-type="float">
            <text:p>0.003177157170769</text:p>
          </table:table-cell>
          <table:table-cell office:value-type="float" office:value="196957.56835304" calcext:value-type="float">
            <text:p>196957.56835304</text:p>
          </table:table-cell>
        </table:table-row>
        <table:table-row table:style-name="ro1">
          <table:table-cell office:value-type="float" office:value="515.09" calcext:value-type="float">
            <text:p>515.09</text:p>
          </table:table-cell>
          <table:table-cell office:value-type="float" office:value="178.70372" calcext:value-type="float">
            <text:p>178.70372</text:p>
          </table:table-cell>
          <table:table-cell table:formula="of:=[.B508]/55435.69" office:value-type="float" office:value="0.00322362218274906" calcext:value-type="float">
            <text:p>0.003223622182749</text:p>
          </table:table-cell>
          <table:table-cell office:value-type="float" office:value="197139.48102587" calcext:value-type="float">
            <text:p>197139.48102587</text:p>
          </table:table-cell>
        </table:table-row>
        <table:table-row table:style-name="ro1">
          <table:table-cell office:value-type="float" office:value="516.1" calcext:value-type="float">
            <text:p>516.1</text:p>
          </table:table-cell>
          <table:table-cell office:value-type="float" office:value="181.03783" calcext:value-type="float">
            <text:p>181.03783</text:p>
          </table:table-cell>
          <table:table-cell table:formula="of:=[.B509]/55435.69" office:value-type="float" office:value="0.00326572700727636" calcext:value-type="float">
            <text:p>0.003265727007276</text:p>
          </table:table-cell>
          <table:table-cell office:value-type="float" office:value="197323.76972834" calcext:value-type="float">
            <text:p>197323.76972834</text:p>
          </table:table-cell>
        </table:table-row>
        <table:table-row table:style-name="ro1">
          <table:table-cell office:value-type="float" office:value="517.12" calcext:value-type="float">
            <text:p>517.12</text:p>
          </table:table-cell>
          <table:table-cell office:value-type="float" office:value="182.82945" calcext:value-type="float">
            <text:p>182.82945</text:p>
          </table:table-cell>
          <table:table-cell table:formula="of:=[.B510]/55435.69" office:value-type="float" office:value="0.00329804589786832" calcext:value-type="float">
            <text:p>0.003298045897868</text:p>
          </table:table-cell>
          <table:table-cell office:value-type="float" office:value="197509.88221641" calcext:value-type="float">
            <text:p>197509.88221641</text:p>
          </table:table-cell>
        </table:table-row>
        <table:table-row table:style-name="ro1">
          <table:table-cell office:value-type="float" office:value="518.14" calcext:value-type="float">
            <text:p>518.14</text:p>
          </table:table-cell>
          <table:table-cell office:value-type="float" office:value="183.89088" calcext:value-type="float">
            <text:p>183.89088</text:p>
          </table:table-cell>
          <table:table-cell table:formula="of:=[.B511]/55435.69" office:value-type="float" office:value="0.00331719294916326" calcext:value-type="float">
            <text:p>0.003317192949163</text:p>
          </table:table-cell>
          <table:table-cell office:value-type="float" office:value="197697.07519447" calcext:value-type="float">
            <text:p>197697.07519447</text:p>
          </table:table-cell>
        </table:table-row>
        <table:table-row table:style-name="ro1">
          <table:table-cell office:value-type="float" office:value="519.16" calcext:value-type="float">
            <text:p>519.16</text:p>
          </table:table-cell>
          <table:table-cell office:value-type="float" office:value="184.2059" calcext:value-type="float">
            <text:p>184.2059</text:p>
          </table:table-cell>
          <table:table-cell table:formula="of:=[.B512]/55435.69" office:value-type="float" office:value="0.00332287556987204" calcext:value-type="float">
            <text:p>0.003322875569872</text:p>
          </table:table-cell>
          <table:table-cell office:value-type="float" office:value="197884.58885458" calcext:value-type="float">
            <text:p>197884.58885458</text:p>
          </table:table-cell>
        </table:table-row>
        <table:table-row table:style-name="ro1">
          <table:table-cell office:value-type="float" office:value="520.18" calcext:value-type="float">
            <text:p>520.18</text:p>
          </table:table-cell>
          <table:table-cell office:value-type="float" office:value="183.94931" calcext:value-type="float">
            <text:p>183.94931</text:p>
          </table:table-cell>
          <table:table-cell table:formula="of:=[.B513]/55435.69" office:value-type="float" office:value="0.00331824696328304" calcext:value-type="float">
            <text:p>0.003318246963283</text:p>
          </table:table-cell>
          <table:table-cell office:value-type="float" office:value="198071.84131037" calcext:value-type="float">
            <text:p>198071.84131037</text:p>
          </table:table-cell>
        </table:table-row>
        <table:table-row table:style-name="ro1">
          <table:table-cell office:value-type="float" office:value="521.19" calcext:value-type="float">
            <text:p>521.19</text:p>
          </table:table-cell>
          <table:table-cell office:value-type="float" office:value="183.46177" calcext:value-type="float">
            <text:p>183.46177</text:p>
          </table:table-cell>
          <table:table-cell table:formula="of:=[.B514]/55435.69" office:value-type="float" office:value="0.00330945226802444" calcext:value-type="float">
            <text:p>0.003309452268024</text:p>
          </table:table-cell>
          <table:table-cell office:value-type="float" office:value="198258.59747833" calcext:value-type="float">
            <text:p>198258.59747833</text:p>
          </table:table-cell>
        </table:table-row>
        <table:table-row table:style-name="ro1">
          <table:table-cell office:value-type="float" office:value="522.21" calcext:value-type="float">
            <text:p>522.21</text:p>
          </table:table-cell>
          <table:table-cell office:value-type="float" office:value="183.18503" calcext:value-type="float">
            <text:p>183.18503</text:p>
          </table:table-cell>
          <table:table-cell table:formula="of:=[.B515]/55435.69" office:value-type="float" office:value="0.0033044601771891" calcext:value-type="float">
            <text:p>0.003304460177189</text:p>
          </table:table-cell>
          <table:table-cell office:value-type="float" office:value="198445.07193757" calcext:value-type="float">
            <text:p>198445.07193757</text:p>
          </table:table-cell>
        </table:table-row>
        <table:table-row table:style-name="ro1">
          <table:table-cell office:value-type="float" office:value="523.23" calcext:value-type="float">
            <text:p>523.23</text:p>
          </table:table-cell>
          <table:table-cell office:value-type="float" office:value="183.57135" calcext:value-type="float">
            <text:p>183.57135</text:p>
          </table:table-cell>
          <table:table-cell table:formula="of:=[.B516]/55435.69" office:value-type="float" office:value="0.0033114289729234" calcext:value-type="float">
            <text:p>0.003311428972923</text:p>
          </table:table-cell>
          <table:table-cell office:value-type="float" office:value="198631.93964534" calcext:value-type="float">
            <text:p>198631.93964534</text:p>
          </table:table-cell>
        </table:table-row>
        <table:table-row table:style-name="ro1">
          <table:table-cell office:value-type="float" office:value="524.25" calcext:value-type="float">
            <text:p>524.25</text:p>
          </table:table-cell>
          <table:table-cell office:value-type="float" office:value="184.98709" calcext:value-type="float">
            <text:p>184.98709</text:p>
          </table:table-cell>
          <table:table-cell table:formula="of:=[.B517]/55435.69" office:value-type="float" office:value="0.00333696739411018" calcext:value-type="float">
            <text:p>0.00333696739411</text:p>
          </table:table-cell>
          <table:table-cell office:value-type="float" office:value="198820.24852536" calcext:value-type="float">
            <text:p>198820.24852536</text:p>
          </table:table-cell>
        </table:table-row>
        <table:table-row table:style-name="ro1">
          <table:table-cell office:value-type="float" office:value="525.27" calcext:value-type="float">
            <text:p>525.27</text:p>
          </table:table-cell>
          <table:table-cell office:value-type="float" office:value="187.63161" calcext:value-type="float">
            <text:p>187.63161</text:p>
          </table:table-cell>
          <table:table-cell table:formula="of:=[.B518]/55435.69" office:value-type="float" office:value="0.00338467167992317" calcext:value-type="float">
            <text:p>0.003384671679923</text:p>
          </table:table-cell>
          <table:table-cell office:value-type="float" office:value="199011.24940336" calcext:value-type="float">
            <text:p>199011.24940336</text:p>
          </table:table-cell>
        </table:table-row>
        <table:table-row table:style-name="ro1">
          <table:table-cell office:value-type="float" office:value="526.28" calcext:value-type="float">
            <text:p>526.28</text:p>
          </table:table-cell>
          <table:table-cell office:value-type="float" office:value="191.4892" calcext:value-type="float">
            <text:p>191.4892</text:p>
          </table:table-cell>
          <table:table-cell table:formula="of:=[.B519]/55435.69" office:value-type="float" office:value="0.00345425843892265" calcext:value-type="float">
            <text:p>0.003454258438923</text:p>
          </table:table-cell>
          <table:table-cell office:value-type="float" office:value="199206.17714754" calcext:value-type="float">
            <text:p>199206.17714754</text:p>
          </table:table-cell>
        </table:table-row>
        <table:table-row table:style-name="ro1">
          <table:table-cell office:value-type="float" office:value="527.3" calcext:value-type="float">
            <text:p>527.3</text:p>
          </table:table-cell>
          <table:table-cell office:value-type="float" office:value="196.32598" calcext:value-type="float">
            <text:p>196.32598</text:p>
          </table:table-cell>
          <table:table-cell table:formula="of:=[.B520]/55435.69" office:value-type="float" office:value="0.00354150872840223" calcext:value-type="float">
            <text:p>0.003541508728402</text:p>
          </table:table-cell>
          <table:table-cell office:value-type="float" office:value="199406.02852486" calcext:value-type="float">
            <text:p>199406.02852486</text:p>
          </table:table-cell>
        </table:table-row>
        <table:table-row table:style-name="ro1">
          <table:table-cell office:value-type="float" office:value="528.32" calcext:value-type="float">
            <text:p>528.32</text:p>
          </table:table-cell>
          <table:table-cell office:value-type="float" office:value="201.73362" calcext:value-type="float">
            <text:p>201.73362</text:p>
          </table:table-cell>
          <table:table-cell table:formula="of:=[.B521]/55435.69" office:value-type="float" office:value="0.00363905671598928" calcext:value-type="float">
            <text:p>0.003639056715989</text:p>
          </table:table-cell>
          <table:table-cell office:value-type="float" office:value="199611.38464609" calcext:value-type="float">
            <text:p>199611.38464609</text:p>
          </table:table-cell>
        </table:table-row>
        <table:table-row table:style-name="ro1">
          <table:table-cell office:value-type="float" office:value="529.34" calcext:value-type="float">
            <text:p>529.34</text:p>
          </table:table-cell>
          <table:table-cell office:value-type="float" office:value="207.21228" calcext:value-type="float">
            <text:p>207.21228</text:p>
          </table:table-cell>
          <table:table-cell table:formula="of:=[.B522]/55435.69" office:value-type="float" office:value="0.00373788582770414" calcext:value-type="float">
            <text:p>0.003737885827704</text:p>
          </table:table-cell>
          <table:table-cell office:value-type="float" office:value="199822.3178014" calcext:value-type="float">
            <text:p>199822.3178014</text:p>
          </table:table-cell>
        </table:table-row>
        <table:table-row table:style-name="ro1">
          <table:table-cell office:value-type="float" office:value="530.36" calcext:value-type="float">
            <text:p>530.36</text:p>
          </table:table-cell>
          <table:table-cell office:value-type="float" office:value="212.27512" calcext:value-type="float">
            <text:p>212.27512</text:p>
          </table:table-cell>
          <table:table-cell table:formula="of:=[.B523]/55435.69" office:value-type="float" office:value="0.00382921399553248" calcext:value-type="float">
            <text:p>0.003829213995532</text:p>
          </table:table-cell>
          <table:table-cell office:value-type="float" office:value="200038.40471304" calcext:value-type="float">
            <text:p>200038.40471304</text:p>
          </table:table-cell>
        </table:table-row>
        <table:table-row table:style-name="ro1">
          <table:table-cell office:value-type="float" office:value="531.37" calcext:value-type="float">
            <text:p>531.37</text:p>
          </table:table-cell>
          <table:table-cell office:value-type="float" office:value="216.55053" calcext:value-type="float">
            <text:p>216.55053</text:p>
          </table:table-cell>
          <table:table-cell table:formula="of:=[.B524]/55435.69" office:value-type="float" office:value="0.0039063377762593" calcext:value-type="float">
            <text:p>0.003906337776259</text:p>
          </table:table-cell>
          <table:table-cell office:value-type="float" office:value="200258.84381025" calcext:value-type="float">
            <text:p>200258.84381025</text:p>
          </table:table-cell>
        </table:table-row>
        <table:table-row table:style-name="ro1">
          <table:table-cell office:value-type="float" office:value="532.39" calcext:value-type="float">
            <text:p>532.39</text:p>
          </table:table-cell>
          <table:table-cell office:value-type="float" office:value="219.85676" calcext:value-type="float">
            <text:p>219.85676</text:p>
          </table:table-cell>
          <table:table-cell table:formula="of:=[.B525]/55435.69" office:value-type="float" office:value="0.00396597859609937" calcext:value-type="float">
            <text:p>0.003965978596099</text:p>
          </table:table-cell>
          <table:table-cell office:value-type="float" office:value="200482.64850577" calcext:value-type="float">
            <text:p>200482.64850577</text:p>
          </table:table-cell>
        </table:table-row>
        <table:table-row table:style-name="ro1">
          <table:table-cell office:value-type="float" office:value="533.41" calcext:value-type="float">
            <text:p>533.41</text:p>
          </table:table-cell>
          <table:table-cell office:value-type="float" office:value="222.22956" calcext:value-type="float">
            <text:p>222.22956</text:p>
          </table:table-cell>
          <table:table-cell table:formula="of:=[.B526]/55435.69" office:value-type="float" office:value="0.00400878134645749" calcext:value-type="float">
            <text:p>0.004008781346457</text:p>
          </table:table-cell>
          <table:table-cell office:value-type="float" office:value="200708.86861091" calcext:value-type="float">
            <text:p>200708.86861091</text:p>
          </table:table-cell>
        </table:table-row>
        <table:table-row table:style-name="ro1">
          <table:table-cell office:value-type="float" office:value="534.43" calcext:value-type="float">
            <text:p>534.43</text:p>
          </table:table-cell>
          <table:table-cell office:value-type="float" office:value="223.89555" calcext:value-type="float">
            <text:p>223.89555</text:p>
          </table:table-cell>
          <table:table-cell table:formula="of:=[.B527]/55435.69" office:value-type="float" office:value="0.00403883400747785" calcext:value-type="float">
            <text:p>0.004038834007478</text:p>
          </table:table-cell>
          <table:table-cell office:value-type="float" office:value="200936.78461983" calcext:value-type="float">
            <text:p>200936.78461983</text:p>
          </table:table-cell>
        </table:table-row>
        <table:table-row table:style-name="ro1">
          <table:table-cell office:value-type="float" office:value="535.45" calcext:value-type="float">
            <text:p>535.45</text:p>
          </table:table-cell>
          <table:table-cell office:value-type="float" office:value="225.19991" calcext:value-type="float">
            <text:p>225.19991</text:p>
          </table:table-cell>
          <table:table-cell table:formula="of:=[.B528]/55435.69" office:value-type="float" office:value="0.00406236325370894" calcext:value-type="float">
            <text:p>0.004062363253709</text:p>
          </table:table-cell>
          <table:table-cell office:value-type="float" office:value="201166.02841324" calcext:value-type="float">
            <text:p>201166.02841324</text:p>
          </table:table-cell>
        </table:table-row>
        <table:table-row table:style-name="ro1">
          <table:table-cell office:value-type="float" office:value="536.46" calcext:value-type="float">
            <text:p>536.46</text:p>
          </table:table-cell>
          <table:table-cell office:value-type="float" office:value="226.51189" calcext:value-type="float">
            <text:p>226.51189</text:p>
          </table:table-cell>
          <table:table-cell table:formula="of:=[.B529]/55435.69" office:value-type="float" office:value="0.00408602995651358" calcext:value-type="float">
            <text:p>0.004086029956514</text:p>
          </table:table-cell>
          <table:table-cell office:value-type="float" office:value="201396.60774146" calcext:value-type="float">
            <text:p>201396.60774146</text:p>
          </table:table-cell>
        </table:table-row>
        <table:table-row table:style-name="ro1">
          <table:table-cell office:value-type="float" office:value="537.48" calcext:value-type="float">
            <text:p>537.48</text:p>
          </table:table-cell>
          <table:table-cell office:value-type="float" office:value="228.13933" calcext:value-type="float">
            <text:p>228.13933</text:p>
          </table:table-cell>
          <table:table-cell table:formula="of:=[.B530]/55435.69" office:value-type="float" office:value="0.00411538721715198" calcext:value-type="float">
            <text:p>0.004115387217152</text:p>
          </table:table-cell>
          <table:table-cell office:value-type="float" office:value="201628.84373844" calcext:value-type="float">
            <text:p>201628.84373844</text:p>
          </table:table-cell>
        </table:table-row>
        <table:table-row table:style-name="ro1">
          <table:table-cell office:value-type="float" office:value="538.5" calcext:value-type="float">
            <text:p>538.5</text:p>
          </table:table-cell>
          <table:table-cell office:value-type="float" office:value="230.2809" calcext:value-type="float">
            <text:p>230.2809</text:p>
          </table:table-cell>
          <table:table-cell table:formula="of:=[.B531]/55435.69" office:value-type="float" office:value="0.00415401882794279" calcext:value-type="float">
            <text:p>0.004154018827943</text:p>
          </table:table-cell>
          <table:table-cell office:value-type="float" office:value="201863.25975708" calcext:value-type="float">
            <text:p>201863.25975708</text:p>
          </table:table-cell>
        </table:table-row>
        <table:table-row table:style-name="ro1">
          <table:table-cell office:value-type="float" office:value="539.52" calcext:value-type="float">
            <text:p>539.52</text:p>
          </table:table-cell>
          <table:table-cell office:value-type="float" office:value="233.03054" calcext:value-type="float">
            <text:p>233.03054</text:p>
          </table:table-cell>
          <table:table-cell table:formula="of:=[.B532]/55435.69" office:value-type="float" office:value="0.00420361936506969" calcext:value-type="float">
            <text:p>0.00420361936507</text:p>
          </table:table-cell>
          <table:table-cell office:value-type="float" office:value="202100.47478697" calcext:value-type="float">
            <text:p>202100.47478697</text:p>
          </table:table-cell>
        </table:table-row>
        <table:table-row table:style-name="ro1">
          <table:table-cell office:value-type="float" office:value="540.54" calcext:value-type="float">
            <text:p>540.54</text:p>
          </table:table-cell>
          <table:table-cell office:value-type="float" office:value="236.42843" calcext:value-type="float">
            <text:p>236.42843</text:p>
          </table:table-cell>
          <table:table-cell table:formula="of:=[.B533]/55435.69" office:value-type="float" office:value="0.0042649136323549" calcext:value-type="float">
            <text:p>0.004264913632355</text:p>
          </table:table-cell>
          <table:table-cell office:value-type="float" office:value="202341.1487236" calcext:value-type="float">
            <text:p>202341.1487236</text:p>
          </table:table-cell>
        </table:table-row>
        <table:table-row table:style-name="ro1">
          <table:table-cell office:value-type="float" office:value="541.55" calcext:value-type="float">
            <text:p>541.55</text:p>
          </table:table-cell>
          <table:table-cell office:value-type="float" office:value="240.53281" calcext:value-type="float">
            <text:p>240.53281</text:p>
          </table:table-cell>
          <table:table-cell table:formula="of:=[.B534]/55435.69" office:value-type="float" office:value="0.00433895221652333" calcext:value-type="float">
            <text:p>0.004338952216523</text:p>
          </table:table-cell>
          <table:table-cell office:value-type="float" office:value="202586.00074535" calcext:value-type="float">
            <text:p>202586.00074535</text:p>
          </table:table-cell>
        </table:table-row>
        <table:table-row table:style-name="ro1">
          <table:table-cell office:value-type="float" office:value="542.57" calcext:value-type="float">
            <text:p>542.57</text:p>
          </table:table-cell>
          <table:table-cell office:value-type="float" office:value="245.47673" calcext:value-type="float">
            <text:p>245.47673</text:p>
          </table:table-cell>
          <table:table-cell table:formula="of:=[.B535]/55435.69" office:value-type="float" office:value="0.00442813519593605" calcext:value-type="float">
            <text:p>0.004428135195936</text:p>
          </table:table-cell>
          <table:table-cell office:value-type="float" office:value="202835.88545925" calcext:value-type="float">
            <text:p>202835.88545925</text:p>
          </table:table-cell>
        </table:table-row>
        <table:table-row table:style-name="ro1">
          <table:table-cell office:value-type="float" office:value="543.59" calcext:value-type="float">
            <text:p>543.59</text:p>
          </table:table-cell>
          <table:table-cell office:value-type="float" office:value="251.47805" calcext:value-type="float">
            <text:p>251.47805</text:p>
          </table:table-cell>
          <table:table-cell table:formula="of:=[.B536]/55435.69" office:value-type="float" office:value="0.00453639252979443" calcext:value-type="float">
            <text:p>0.004536392529794</text:p>
          </table:table-cell>
          <table:table-cell office:value-type="float" office:value="203091.87926589" calcext:value-type="float">
            <text:p>203091.87926589</text:p>
          </table:table-cell>
        </table:table-row>
        <table:table-row table:style-name="ro1">
          <table:table-cell office:value-type="float" office:value="544.61" calcext:value-type="float">
            <text:p>544.61</text:p>
          </table:table-cell>
          <table:table-cell office:value-type="float" office:value="258.78997" calcext:value-type="float">
            <text:p>258.78997</text:p>
          </table:table-cell>
          <table:table-cell table:formula="of:=[.B537]/55435.69" office:value-type="float" office:value="0.00466829167274729" calcext:value-type="float">
            <text:p>0.004668291672747</text:p>
          </table:table-cell>
          <table:table-cell office:value-type="float" office:value="203355.31628635" calcext:value-type="float">
            <text:p>203355.31628635</text:p>
          </table:table-cell>
        </table:table-row>
        <table:table-row table:style-name="ro1">
          <table:table-cell office:value-type="float" office:value="545.62" calcext:value-type="float">
            <text:p>545.62</text:p>
          </table:table-cell>
          <table:table-cell office:value-type="float" office:value="267.60561" calcext:value-type="float">
            <text:p>267.60561</text:p>
          </table:table-cell>
          <table:table-cell table:formula="of:=[.B538]/55435.69" office:value-type="float" office:value="0.00482731630110494" calcext:value-type="float">
            <text:p>0.004827316301105</text:p>
          </table:table-cell>
          <table:table-cell office:value-type="float" office:value="203627.72724527" calcext:value-type="float">
            <text:p>203627.72724527</text:p>
          </table:table-cell>
        </table:table-row>
        <table:table-row table:style-name="ro1">
          <table:table-cell office:value-type="float" office:value="546.64" calcext:value-type="float">
            <text:p>546.64</text:p>
          </table:table-cell>
          <table:table-cell office:value-type="float" office:value="277.95459" calcext:value-type="float">
            <text:p>277.95459</text:p>
          </table:table-cell>
          <table:table-cell table:formula="of:=[.B539]/55435.69" office:value-type="float" office:value="0.00501400072769005" calcext:value-type="float">
            <text:p>0.00501400072769</text:p>
          </table:table-cell>
          <table:table-cell office:value-type="float" office:value="203910.67302507" calcext:value-type="float">
            <text:p>203910.67302507</text:p>
          </table:table-cell>
        </table:table-row>
        <table:table-row table:style-name="ro1">
          <table:table-cell office:value-type="float" office:value="547.66" calcext:value-type="float">
            <text:p>547.66</text:p>
          </table:table-cell>
          <table:table-cell office:value-type="float" office:value="289.6393" calcext:value-type="float">
            <text:p>289.6393</text:p>
          </table:table-cell>
          <table:table-cell table:formula="of:=[.B540]/55435.69" office:value-type="float" office:value="0.00522478028143963" calcext:value-type="float">
            <text:p>0.00522478028144</text:p>
          </table:table-cell>
          <table:table-cell office:value-type="float" office:value="204205.51333734" calcext:value-type="float">
            <text:p>204205.51333734</text:p>
          </table:table-cell>
        </table:table-row>
        <table:table-row table:style-name="ro1">
          <table:table-cell office:value-type="float" office:value="548.68" calcext:value-type="float">
            <text:p>548.68</text:p>
          </table:table-cell>
          <table:table-cell office:value-type="float" office:value="302.24921" calcext:value-type="float">
            <text:p>302.24921</text:p>
          </table:table-cell>
          <table:table-cell table:formula="of:=[.B541]/55435.69" office:value-type="float" office:value="0.00545224944435615" calcext:value-type="float">
            <text:p>0.005452249444356</text:p>
          </table:table-cell>
          <table:table-cell office:value-type="float" office:value="204513.18998669" calcext:value-type="float">
            <text:p>204513.18998669</text:p>
          </table:table-cell>
        </table:table-row>
        <table:table-row table:style-name="ro1">
          <table:table-cell office:value-type="float" office:value="549.7" calcext:value-type="float">
            <text:p>549.7</text:p>
          </table:table-cell>
          <table:table-cell office:value-type="float" office:value="315.26395" calcext:value-type="float">
            <text:p>315.26395</text:p>
          </table:table-cell>
          <table:table-cell table:formula="of:=[.B542]/55435.69" office:value-type="float" office:value="0.00568702130342384" calcext:value-type="float">
            <text:p>0.005687021303424</text:p>
          </table:table-cell>
          <table:table-cell office:value-type="float" office:value="204834.11508636" calcext:value-type="float">
            <text:p>204834.11508636</text:p>
          </table:table-cell>
        </table:table-row>
        <table:table-row table:style-name="ro1">
          <table:table-cell office:value-type="float" office:value="550.71" calcext:value-type="float">
            <text:p>550.71</text:p>
          </table:table-cell>
          <table:table-cell office:value-type="float" office:value="328.21973" calcext:value-type="float">
            <text:p>328.21973</text:p>
          </table:table-cell>
          <table:table-cell table:formula="of:=[.B543]/55435.69" office:value-type="float" office:value="0.00592072958774393" calcext:value-type="float">
            <text:p>0.005920729587744</text:p>
          </table:table-cell>
          <table:table-cell office:value-type="float" office:value="205168.22860688" calcext:value-type="float">
            <text:p>205168.22860688</text:p>
          </table:table-cell>
        </table:table-row>
        <table:table-row table:style-name="ro1">
          <table:table-cell office:value-type="float" office:value="551.73" calcext:value-type="float">
            <text:p>551.73</text:p>
          </table:table-cell>
          <table:table-cell office:value-type="float" office:value="340.88282" calcext:value-type="float">
            <text:p>340.88282</text:p>
          </table:table-cell>
          <table:table-cell table:formula="of:=[.B544]/55435.69" office:value-type="float" office:value="0.00614915806044806" calcext:value-type="float">
            <text:p>0.006149158060448</text:p>
          </table:table-cell>
          <table:table-cell office:value-type="float" office:value="205515.23261072" calcext:value-type="float">
            <text:p>205515.23261072</text:p>
          </table:table-cell>
        </table:table-row>
        <table:table-row table:style-name="ro1">
          <table:table-cell office:value-type="float" office:value="552.75" calcext:value-type="float">
            <text:p>552.75</text:p>
          </table:table-cell>
          <table:table-cell office:value-type="float" office:value="353.36311" calcext:value-type="float">
            <text:p>353.36311</text:p>
          </table:table-cell>
          <table:table-cell table:formula="of:=[.B545]/55435.69" office:value-type="float" office:value="0.00637428901850054" calcext:value-type="float">
            <text:p>0.006374289018501</text:p>
          </table:table-cell>
          <table:table-cell office:value-type="float" office:value="205874.94101252" calcext:value-type="float">
            <text:p>205874.94101252</text:p>
          </table:table-cell>
        </table:table-row>
        <table:table-row table:style-name="ro1">
          <table:table-cell office:value-type="float" office:value="553.77" calcext:value-type="float">
            <text:p>553.77</text:p>
          </table:table-cell>
          <table:table-cell office:value-type="float" office:value="366.11522" calcext:value-type="float">
            <text:p>366.11522</text:p>
          </table:table-cell>
          <table:table-cell table:formula="of:=[.B546]/55435.69" office:value-type="float" office:value="0.00660432331589992" calcext:value-type="float">
            <text:p>0.0066043233159</text:p>
          </table:table-cell>
          <table:table-cell office:value-type="float" office:value="206247.63050808" calcext:value-type="float">
            <text:p>206247.63050808</text:p>
          </table:table-cell>
        </table:table-row>
        <table:table-row table:style-name="ro1">
          <table:table-cell office:value-type="float" office:value="554.79" calcext:value-type="float">
            <text:p>554.79</text:p>
          </table:table-cell>
          <table:table-cell office:value-type="float" office:value="379.81359" calcext:value-type="float">
            <text:p>379.81359</text:p>
          </table:table-cell>
          <table:table-cell table:formula="of:=[.B547]/55435.69" office:value-type="float" office:value="0.00685142712213017" calcext:value-type="float">
            <text:p>0.00685142712213</text:p>
          </table:table-cell>
          <table:table-cell office:value-type="float" office:value="206634.26435785" calcext:value-type="float">
            <text:p>206634.26435785</text:p>
          </table:table-cell>
        </table:table-row>
        <table:table-row table:style-name="ro1">
          <table:table-cell office:value-type="float" office:value="555.8" calcext:value-type="float">
            <text:p>555.8</text:p>
          </table:table-cell>
          <table:table-cell office:value-type="float" office:value="395.13731" calcext:value-type="float">
            <text:p>395.13731</text:p>
          </table:table-cell>
          <table:table-cell table:formula="of:=[.B548]/55435.69" office:value-type="float" office:value="0.00712785048765516" calcext:value-type="float">
            <text:p>0.007127850487655</text:p>
          </table:table-cell>
          <table:table-cell office:value-type="float" office:value="207036.49708506" calcext:value-type="float">
            <text:p>207036.49708506</text:p>
          </table:table-cell>
        </table:table-row>
        <table:table-row table:style-name="ro1">
          <table:table-cell office:value-type="float" office:value="556.82" calcext:value-type="float">
            <text:p>556.82</text:p>
          </table:table-cell>
          <table:table-cell office:value-type="float" office:value="412.54224" calcext:value-type="float">
            <text:p>412.54224</text:p>
          </table:table-cell>
          <table:table-cell table:formula="of:=[.B549]/55435.69" office:value-type="float" office:value="0.00744181663473477" calcext:value-type="float">
            <text:p>0.007441816634735</text:p>
          </table:table-cell>
          <table:table-cell office:value-type="float" office:value="207456.44728107" calcext:value-type="float">
            <text:p>207456.44728107</text:p>
          </table:table-cell>
        </table:table-row>
        <table:table-row table:style-name="ro1">
          <table:table-cell office:value-type="float" office:value="557.84" calcext:value-type="float">
            <text:p>557.84</text:p>
          </table:table-cell>
          <table:table-cell office:value-type="float" office:value="432.11552" calcext:value-type="float">
            <text:p>432.11552</text:p>
          </table:table-cell>
          <table:table-cell table:formula="of:=[.B550]/55435.69" office:value-type="float" office:value="0.00779489747489388" calcext:value-type="float">
            <text:p>0.007794897474894</text:p>
          </table:table-cell>
          <table:table-cell office:value-type="float" office:value="207896.32223542" calcext:value-type="float">
            <text:p>207896.32223542</text:p>
          </table:table-cell>
        </table:table-row>
        <table:table-row table:style-name="ro1">
          <table:table-cell office:value-type="float" office:value="558.86" calcext:value-type="float">
            <text:p>558.86</text:p>
          </table:table-cell>
          <table:table-cell office:value-type="float" office:value="453.58939" calcext:value-type="float">
            <text:p>453.58939</text:p>
          </table:table-cell>
          <table:table-cell table:formula="of:=[.B551]/55435.69" office:value-type="float" office:value="0.00818226290680246" calcext:value-type="float">
            <text:p>0.008182262906802</text:p>
          </table:table-cell>
          <table:table-cell office:value-type="float" office:value="208358.0566626" calcext:value-type="float">
            <text:p>208358.0566626</text:p>
          </table:table-cell>
        </table:table-row>
        <table:table-row table:style-name="ro1">
          <table:table-cell office:value-type="float" office:value="559.88" calcext:value-type="float">
            <text:p>559.88</text:p>
          </table:table-cell>
          <table:table-cell office:value-type="float" office:value="476.54147" calcext:value-type="float">
            <text:p>476.54147</text:p>
          </table:table-cell>
          <table:table-cell table:formula="of:=[.B552]/55435.69" office:value-type="float" office:value="0.00859629365125608" calcext:value-type="float">
            <text:p>0.008596293651256</text:p>
          </table:table-cell>
          <table:table-cell office:value-type="float" office:value="208843.15531907" calcext:value-type="float">
            <text:p>208843.15531907</text:p>
          </table:table-cell>
        </table:table-row>
        <table:table-row table:style-name="ro1">
          <table:table-cell office:value-type="float" office:value="560.89" calcext:value-type="float">
            <text:p>560.89</text:p>
          </table:table-cell>
          <table:table-cell office:value-type="float" office:value="500.74059" calcext:value-type="float">
            <text:p>500.74059</text:p>
          </table:table-cell>
          <table:table-cell table:formula="of:=[.B553]/55435.69" office:value-type="float" office:value="0.00903281965102265" calcext:value-type="float">
            <text:p>0.009032819651023</text:p>
          </table:table-cell>
          <table:table-cell office:value-type="float" office:value="209352.88763044" calcext:value-type="float">
            <text:p>209352.88763044</text:p>
          </table:table-cell>
        </table:table-row>
        <table:table-row table:style-name="ro1">
          <table:table-cell office:value-type="float" office:value="561.91" calcext:value-type="float">
            <text:p>561.91</text:p>
          </table:table-cell>
          <table:table-cell office:value-type="float" office:value="526.53408" calcext:value-type="float">
            <text:p>526.53408</text:p>
          </table:table-cell>
          <table:table-cell table:formula="of:=[.B554]/55435.69" office:value-type="float" office:value="0.00949810636432955" calcext:value-type="float">
            <text:p>0.00949810636433</text:p>
          </table:table-cell>
          <table:table-cell office:value-type="float" office:value="209888.87660181" calcext:value-type="float">
            <text:p>209888.87660181</text:p>
          </table:table-cell>
        </table:table-row>
        <table:table-row table:style-name="ro1">
          <table:table-cell office:value-type="float" office:value="562.93" calcext:value-type="float">
            <text:p>562.93</text:p>
          </table:table-cell>
          <table:table-cell office:value-type="float" office:value="555.13799" calcext:value-type="float">
            <text:p>555.13799</text:p>
          </table:table-cell>
          <table:table-cell table:formula="of:=[.B555]/55435.69" office:value-type="float" office:value="0.0100140900203461" calcext:value-type="float">
            <text:p>0.010014090020346</text:p>
          </table:table-cell>
          <table:table-cell office:value-type="float" office:value="210453.98311605" calcext:value-type="float">
            <text:p>210453.98311605</text:p>
          </table:table-cell>
        </table:table-row>
        <table:table-row table:style-name="ro1">
          <table:table-cell office:value-type="float" office:value="563.95" calcext:value-type="float">
            <text:p>563.95</text:p>
          </table:table-cell>
          <table:table-cell office:value-type="float" office:value="588.70076" calcext:value-type="float">
            <text:p>588.70076</text:p>
          </table:table-cell>
          <table:table-cell table:formula="of:=[.B556]/55435.69" office:value-type="float" office:value="0.0106195261572464" calcext:value-type="float">
            <text:p>0.010619526157246</text:p>
          </table:table-cell>
          <table:table-cell office:value-type="float" office:value="211053.25508621" calcext:value-type="float">
            <text:p>211053.25508621</text:p>
          </table:table-cell>
        </table:table-row>
        <table:table-row table:style-name="ro1">
          <table:table-cell office:value-type="float" office:value="564.97" calcext:value-type="float">
            <text:p>564.97</text:p>
          </table:table-cell>
          <table:table-cell office:value-type="float" office:value="630.06638" calcext:value-type="float">
            <text:p>630.06638</text:p>
          </table:table-cell>
          <table:table-cell table:formula="of:=[.B557]/55435.69" office:value-type="float" office:value="0.0113657172842983" calcext:value-type="float">
            <text:p>0.011365717284298</text:p>
          </table:table-cell>
          <table:table-cell office:value-type="float" office:value="211694.63547492" calcext:value-type="float">
            <text:p>211694.63547492</text:p>
          </table:table-cell>
        </table:table-row>
        <table:table-row table:style-name="ro1">
          <table:table-cell office:value-type="float" office:value="565.98" calcext:value-type="float">
            <text:p>565.98</text:p>
          </table:table-cell>
          <table:table-cell office:value-type="float" office:value="682.2498" calcext:value-type="float">
            <text:p>682.2498</text:p>
          </table:table-cell>
          <table:table-cell table:formula="of:=[.B558]/55435.69" office:value-type="float" office:value="0.0123070498446037" calcext:value-type="float">
            <text:p>0.012307049844604</text:p>
          </table:table-cell>
          <table:table-cell office:value-type="float" office:value="212389.13633345" calcext:value-type="float">
            <text:p>212389.1363334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47.73026" calcext:value-type="float">
            <text:p>747.73026</text:p>
          </table:table-cell>
          <table:table-cell table:formula="of:=[.B559]/55435.69" office:value-type="float" office:value="0.0134882466512097" calcext:value-type="float">
            <text:p>0.01348824665121</text:p>
          </table:table-cell>
          <table:table-cell office:value-type="float" office:value="213150.29347631" calcext:value-type="float">
            <text:p>213150.29347631</text:p>
          </table:table-cell>
        </table:table-row>
        <table:table-row table:style-name="ro1">
          <table:table-cell office:value-type="float" office:value="568.02" calcext:value-type="float">
            <text:p>568.02</text:p>
          </table:table-cell>
          <table:table-cell office:value-type="float" office:value="827.73608" calcext:value-type="float">
            <text:p>827.73608</text:p>
          </table:table-cell>
          <table:table-cell table:formula="of:=[.B560]/55435.69" office:value-type="float" office:value="0.0149314652708391" calcext:value-type="float">
            <text:p>0.014931465270839</text:p>
          </table:table-cell>
          <table:table-cell office:value-type="float" office:value="213992.89308399" calcext:value-type="float">
            <text:p>213992.89308399</text:p>
          </table:table-cell>
        </table:table-row>
        <table:table-row table:style-name="ro1">
          <table:table-cell office:value-type="float" office:value="569.04" calcext:value-type="float">
            <text:p>569.04</text:p>
          </table:table-cell>
          <table:table-cell office:value-type="float" office:value="921.71351" calcext:value-type="float">
            <text:p>921.71351</text:p>
          </table:table-cell>
          <table:table-cell table:formula="of:=[.B561]/55435.69" office:value-type="float" office:value="0.0166267166513125" calcext:value-type="float">
            <text:p>0.016626716651313</text:p>
          </table:table-cell>
          <table:table-cell office:value-type="float" office:value="214931.15765853" calcext:value-type="float">
            <text:p>214931.15765853</text:p>
          </table:table-cell>
        </table:table-row>
        <table:table-row table:style-name="ro1">
          <table:table-cell office:value-type="float" office:value="570.06" calcext:value-type="float">
            <text:p>570.06</text:p>
          </table:table-cell>
          <table:table-cell office:value-type="float" office:value="1027.1333" calcext:value-type="float">
            <text:p>1027.1333</text:p>
          </table:table-cell>
          <table:table-cell table:formula="of:=[.B562]/55435.69" office:value-type="float" office:value="0.0185283758531733" calcext:value-type="float">
            <text:p>0.018528375853173</text:p>
          </table:table-cell>
          <table:table-cell office:value-type="float" office:value="215976.73507978" calcext:value-type="float">
            <text:p>215976.73507978</text:p>
          </table:table-cell>
        </table:table-row>
        <table:table-row table:style-name="ro1">
          <table:table-cell office:value-type="float" office:value="571.07" calcext:value-type="float">
            <text:p>571.07</text:p>
          </table:table-cell>
          <table:table-cell office:value-type="float" office:value="1139.7011" calcext:value-type="float">
            <text:p>1139.7011</text:p>
          </table:table-cell>
          <table:table-cell table:formula="of:=[.B563]/55435.69" office:value-type="float" office:value="0.0205589774385418" calcext:value-type="float">
            <text:p>0.020558977438542</text:p>
          </table:table-cell>
          <table:table-cell office:value-type="float" office:value="217136.90164871" calcext:value-type="float">
            <text:p>217136.90164871</text:p>
          </table:table-cell>
        </table:table-row>
        <table:table-row table:style-name="ro1">
          <table:table-cell office:value-type="float" office:value="572.09" calcext:value-type="float">
            <text:p>572.09</text:p>
          </table:table-cell>
          <table:table-cell office:value-type="float" office:value="1253.9273" calcext:value-type="float">
            <text:p>1253.9273</text:p>
          </table:table-cell>
          <table:table-cell table:formula="of:=[.B564]/55435.69" office:value-type="float" office:value="0.0226194947695248" calcext:value-type="float">
            <text:p>0.022619494769525</text:p>
          </table:table-cell>
          <table:table-cell office:value-type="float" office:value="218413.34550545" calcext:value-type="float">
            <text:p>218413.34550545</text:p>
          </table:table-cell>
        </table:table-row>
        <table:table-row table:style-name="ro1">
          <table:table-cell office:value-type="float" office:value="573.11" calcext:value-type="float">
            <text:p>573.11</text:p>
          </table:table-cell>
          <table:table-cell office:value-type="float" office:value="1363.9165" calcext:value-type="float">
            <text:p>1363.9165</text:p>
          </table:table-cell>
          <table:table-cell table:formula="of:=[.B565]/55435.69" office:value-type="float" office:value="0.0246035811947141" calcext:value-type="float">
            <text:p>0.024603581194714</text:p>
          </table:table-cell>
          <table:table-cell office:value-type="float" office:value="219801.75360975" calcext:value-type="float">
            <text:p>219801.75360975</text:p>
          </table:table-cell>
        </table:table-row>
        <table:table-row table:style-name="ro1">
          <table:table-cell office:value-type="float" office:value="574.13" calcext:value-type="float">
            <text:p>574.13</text:p>
          </table:table-cell>
          <table:table-cell office:value-type="float" office:value="1464.1825" calcext:value-type="float">
            <text:p>1464.1825</text:p>
          </table:table-cell>
          <table:table-cell table:formula="of:=[.B566]/55435.69" office:value-type="float" office:value="0.0264122715889348" calcext:value-type="float">
            <text:p>0.026412271588935</text:p>
          </table:table-cell>
          <table:table-cell office:value-type="float" office:value="221292.22824402" calcext:value-type="float">
            <text:p>221292.22824402</text:p>
          </table:table-cell>
        </table:table-row>
        <table:table-row table:style-name="ro1">
          <table:table-cell office:value-type="float" office:value="575.15" calcext:value-type="float">
            <text:p>575.15</text:p>
          </table:table-cell>
          <table:table-cell office:value-type="float" office:value="1550.3024" calcext:value-type="float">
            <text:p>1550.3024</text:p>
          </table:table-cell>
          <table:table-cell table:formula="of:=[.B567]/55435.69" office:value-type="float" office:value="0.0279657816110885" calcext:value-type="float">
            <text:p>0.027965781611089</text:p>
          </table:table-cell>
          <table:table-cell office:value-type="float" office:value="222870.36918183" calcext:value-type="float">
            <text:p>222870.36918183</text:p>
          </table:table-cell>
        </table:table-row>
        <table:table-row table:style-name="ro1">
          <table:table-cell office:value-type="float" office:value="576.16" calcext:value-type="float">
            <text:p>576.16</text:p>
          </table:table-cell>
          <table:table-cell office:value-type="float" office:value="1619.2858" calcext:value-type="float">
            <text:p>1619.2858</text:p>
          </table:table-cell>
          <table:table-cell table:formula="of:=[.B568]/55435.69" office:value-type="float" office:value="0.0292101676735691" calcext:value-type="float">
            <text:p>0.029210167673569</text:p>
          </table:table-cell>
          <table:table-cell office:value-type="float" office:value="224518.73223465" calcext:value-type="float">
            <text:p>224518.73223465</text:p>
          </table:table-cell>
        </table:table-row>
        <table:table-row table:style-name="ro1">
          <table:table-cell office:value-type="float" office:value="577.18" calcext:value-type="float">
            <text:p>577.18</text:p>
          </table:table-cell>
          <table:table-cell office:value-type="float" office:value="1669.6331" calcext:value-type="float">
            <text:p>1669.6331</text:p>
          </table:table-cell>
          <table:table-cell table:formula="of:=[.B569]/55435.69" office:value-type="float" office:value="0.0301183786113242" calcext:value-type="float">
            <text:p>0.030118378611324</text:p>
          </table:table-cell>
          <table:table-cell office:value-type="float" office:value="226218.34664809" calcext:value-type="float">
            <text:p>226218.34664809</text:p>
          </table:table-cell>
        </table:table-row>
        <table:table-row table:style-name="ro1">
          <table:table-cell office:value-type="float" office:value="578.2" calcext:value-type="float">
            <text:p>578.2</text:p>
          </table:table-cell>
          <table:table-cell office:value-type="float" office:value="1701.1468" calcext:value-type="float">
            <text:p>1701.1468</text:p>
          </table:table-cell>
          <table:table-cell table:formula="of:=[.B570]/55435.69" office:value-type="float" office:value="0.0306868517375719" calcext:value-type="float">
            <text:p>0.030686851737572</text:p>
          </table:table-cell>
          <table:table-cell office:value-type="float" office:value="227950.04070271" calcext:value-type="float">
            <text:p>227950.04070271</text:p>
          </table:table-cell>
        </table:table-row>
        <table:table-row table:style-name="ro1">
          <table:table-cell office:value-type="float" office:value="579.22" calcext:value-type="float">
            <text:p>579.22</text:p>
          </table:table-cell>
          <table:table-cell office:value-type="float" office:value="1714.6226" calcext:value-type="float">
            <text:p>1714.6226</text:p>
          </table:table-cell>
          <table:table-cell table:formula="of:=[.B571]/55435.69" office:value-type="float" office:value="0.0309299406212857" calcext:value-type="float">
            <text:p>0.030929940621286</text:p>
          </table:table-cell>
          <table:table-cell office:value-type="float" office:value="229695.45250396" calcext:value-type="float">
            <text:p>229695.45250396</text:p>
          </table:table-cell>
        </table:table-row>
        <table:table-row table:style-name="ro1">
          <table:table-cell office:value-type="float" office:value="580.24" calcext:value-type="float">
            <text:p>580.24</text:p>
          </table:table-cell>
          <table:table-cell office:value-type="float" office:value="1711.5528" calcext:value-type="float">
            <text:p>1711.5528</text:p>
          </table:table-cell>
          <table:table-cell table:formula="of:=[.B572]/55435.69" office:value-type="float" office:value="0.0308745647433991" calcext:value-type="float">
            <text:p>0.030874564743399</text:p>
          </table:table-cell>
          <table:table-cell office:value-type="float" office:value="231437.73942177" calcext:value-type="float">
            <text:p>231437.73942177</text:p>
          </table:table-cell>
        </table:table-row>
        <table:table-row table:style-name="ro1">
          <table:table-cell office:value-type="float" office:value="581.25" calcext:value-type="float">
            <text:p>581.25</text:p>
          </table:table-cell>
          <table:table-cell office:value-type="float" office:value="1693.9393" calcext:value-type="float">
            <text:p>1693.9393</text:p>
          </table:table-cell>
          <table:table-cell table:formula="of:=[.B573]/55435.69" office:value-type="float" office:value="0.0305568362186887" calcext:value-type="float">
            <text:p>0.030556836218689</text:p>
          </table:table-cell>
          <table:table-cell office:value-type="float" office:value="233162.0965196" calcext:value-type="float">
            <text:p>233162.0965196</text:p>
          </table:table-cell>
        </table:table-row>
        <table:table-row table:style-name="ro1">
          <table:table-cell office:value-type="float" office:value="582.27" calcext:value-type="float">
            <text:p>582.27</text:p>
          </table:table-cell>
          <table:table-cell office:value-type="float" office:value="1664.2439" calcext:value-type="float">
            <text:p>1664.2439</text:p>
          </table:table-cell>
          <table:table-cell table:formula="of:=[.B574]/55435.69" office:value-type="float" office:value="0.0300211632614296" calcext:value-type="float">
            <text:p>0.03002116326143</text:p>
          </table:table-cell>
          <table:table-cell office:value-type="float" office:value="234856.22501354" calcext:value-type="float">
            <text:p>234856.22501354</text:p>
          </table:table-cell>
        </table:table-row>
        <table:table-row table:style-name="ro1">
          <table:table-cell office:value-type="float" office:value="583.29" calcext:value-type="float">
            <text:p>583.29</text:p>
          </table:table-cell>
          <table:table-cell office:value-type="float" office:value="1625.4468" calcext:value-type="float">
            <text:p>1625.4468</text:p>
          </table:table-cell>
          <table:table-cell table:formula="of:=[.B575]/55435.69" office:value-type="float" office:value="0.0293213054622392" calcext:value-type="float">
            <text:p>0.029321305462239</text:p>
          </table:table-cell>
          <table:table-cell office:value-type="float" office:value="236510.85969193" calcext:value-type="float">
            <text:p>236510.85969193</text:p>
          </table:table-cell>
        </table:table-row>
        <table:table-row table:style-name="ro1">
          <table:table-cell office:value-type="float" office:value="584.31" calcext:value-type="float">
            <text:p>584.31</text:p>
          </table:table-cell>
          <table:table-cell office:value-type="float" office:value="1581.1451" calcext:value-type="float">
            <text:p>1581.1451</text:p>
          </table:table-cell>
          <table:table-cell table:formula="of:=[.B576]/55435.69" office:value-type="float" office:value="0.0285221506217384" calcext:value-type="float">
            <text:p>0.028522150621739</text:p>
          </table:table-cell>
          <table:table-cell office:value-type="float" office:value="238120.39715959" calcext:value-type="float">
            <text:p>238120.39715959</text:p>
          </table:table-cell>
        </table:table-row>
        <table:table-row table:style-name="ro1">
          <table:table-cell office:value-type="float" office:value="585.33" calcext:value-type="float">
            <text:p>585.33</text:p>
          </table:table-cell>
          <table:table-cell office:value-type="float" office:value="1535.6288" calcext:value-type="float">
            <text:p>1535.6288</text:p>
          </table:table-cell>
          <table:table-cell table:formula="of:=[.B577]/55435.69" office:value-type="float" office:value="0.0277010857085029" calcext:value-type="float">
            <text:p>0.027701085708503</text:p>
          </table:table-cell>
          <table:table-cell office:value-type="float" office:value="239683.60101368" calcext:value-type="float">
            <text:p>239683.60101368</text:p>
          </table:table-cell>
        </table:table-row>
        <table:table-row table:style-name="ro1">
          <table:table-cell office:value-type="float" office:value="586.34" calcext:value-type="float">
            <text:p>586.34</text:p>
          </table:table-cell>
          <table:table-cell office:value-type="float" office:value="1493.8949" calcext:value-type="float">
            <text:p>1493.8949</text:p>
          </table:table-cell>
          <table:table-cell table:formula="of:=[.B578]/55435.69" office:value-type="float" office:value="0.026948251207841" calcext:value-type="float">
            <text:p>0.026948251207841</text:p>
          </table:table-cell>
          <table:table-cell office:value-type="float" office:value="241204.3215345" calcext:value-type="float">
            <text:p>241204.3215345</text:p>
          </table:table-cell>
        </table:table-row>
        <table:table-row table:style-name="ro1">
          <table:table-cell office:value-type="float" office:value="587.36" calcext:value-type="float">
            <text:p>587.36</text:p>
          </table:table-cell>
          <table:table-cell office:value-type="float" office:value="1461.5926" calcext:value-type="float">
            <text:p>1461.5926</text:p>
          </table:table-cell>
          <table:table-cell table:formula="of:=[.B579]/55435.69" office:value-type="float" office:value="0.0263655525889549" calcext:value-type="float">
            <text:p>0.026365552588955</text:p>
          </table:table-cell>
          <table:table-cell office:value-type="float" office:value="242692.15974421" calcext:value-type="float">
            <text:p>242692.15974421</text:p>
          </table:table-cell>
        </table:table-row>
        <table:table-row table:style-name="ro1">
          <table:table-cell office:value-type="float" office:value="588.38" calcext:value-type="float">
            <text:p>588.38</text:p>
          </table:table-cell>
          <table:table-cell office:value-type="float" office:value="1444.9052" calcext:value-type="float">
            <text:p>1444.9052</text:p>
          </table:table-cell>
          <table:table-cell table:formula="of:=[.B580]/55435.69" office:value-type="float" office:value="0.0260645299084398" calcext:value-type="float">
            <text:p>0.02606452990844</text:p>
          </table:table-cell>
          <table:table-cell office:value-type="float" office:value="244163.01090541" calcext:value-type="float">
            <text:p>244163.01090541</text:p>
          </table:table-cell>
        </table:table-row>
        <table:table-row table:style-name="ro1">
          <table:table-cell office:value-type="float" office:value="589.4" calcext:value-type="float">
            <text:p>589.4</text:p>
          </table:table-cell>
          <table:table-cell office:value-type="float" office:value="1450.3604" calcext:value-type="float">
            <text:p>1450.3604</text:p>
          </table:table-cell>
          <table:table-cell table:formula="of:=[.B581]/55435.69" office:value-type="float" office:value="0.0261629358270818" calcext:value-type="float">
            <text:p>0.026162935827082</text:p>
          </table:table-cell>
          <table:table-cell office:value-type="float" office:value="245639.41520807" calcext:value-type="float">
            <text:p>245639.41520807</text:p>
          </table:table-cell>
        </table:table-row>
        <table:table-row table:style-name="ro1">
          <table:table-cell office:value-type="float" office:value="590.41" calcext:value-type="float">
            <text:p>590.41</text:p>
          </table:table-cell>
          <table:table-cell office:value-type="float" office:value="1484.537" calcext:value-type="float">
            <text:p>1484.537</text:p>
          </table:table-cell>
          <table:table-cell table:formula="of:=[.B582]/55435.69" office:value-type="float" office:value="0.0267794447944997" calcext:value-type="float">
            <text:p>0.0267794447945</text:p>
          </table:table-cell>
          <table:table-cell office:value-type="float" office:value="247150.6098563" calcext:value-type="float">
            <text:p>247150.6098563</text:p>
          </table:table-cell>
        </table:table-row>
        <table:table-row table:style-name="ro1">
          <table:table-cell office:value-type="float" office:value="591.43" calcext:value-type="float">
            <text:p>591.43</text:p>
          </table:table-cell>
          <table:table-cell office:value-type="float" office:value="1553.6215" calcext:value-type="float">
            <text:p>1553.6215</text:p>
          </table:table-cell>
          <table:table-cell table:formula="of:=[.B583]/55435.69" office:value-type="float" office:value="0.0280256545918343" calcext:value-type="float">
            <text:p>0.028025654591834</text:p>
          </table:table-cell>
          <table:table-cell office:value-type="float" office:value="248732.12945547" calcext:value-type="float">
            <text:p>248732.12945547</text:p>
          </table:table-cell>
        </table:table-row>
        <table:table-row table:style-name="ro1">
          <table:table-cell office:value-type="float" office:value="592.45" calcext:value-type="float">
            <text:p>592.45</text:p>
          </table:table-cell>
          <table:table-cell office:value-type="float" office:value="1662.7909" calcext:value-type="float">
            <text:p>1662.7909</text:p>
          </table:table-cell>
          <table:table-cell table:formula="of:=[.B584]/55435.69" office:value-type="float" office:value="0.0299949527100682" calcext:value-type="float">
            <text:p>0.029994952710068</text:p>
          </table:table-cell>
          <table:table-cell office:value-type="float" office:value="250424.77881616" calcext:value-type="float">
            <text:p>250424.77881616</text:p>
          </table:table-cell>
        </table:table-row>
        <table:table-row table:style-name="ro1">
          <table:table-cell office:value-type="float" office:value="593.47" calcext:value-type="float">
            <text:p>593.47</text:p>
          </table:table-cell>
          <table:table-cell office:value-type="float" office:value="1815.4718" calcext:value-type="float">
            <text:p>1815.4718</text:p>
          </table:table-cell>
          <table:table-cell table:formula="of:=[.B585]/55435.69" office:value-type="float" office:value="0.0327491513138918" calcext:value-type="float">
            <text:p>0.032749151313892</text:p>
          </table:table-cell>
          <table:table-cell office:value-type="float" office:value="252272.85074729" calcext:value-type="float">
            <text:p>252272.85074729</text:p>
          </table:table-cell>
        </table:table-row>
        <table:table-row table:style-name="ro1">
          <table:table-cell office:value-type="float" office:value="594.49" calcext:value-type="float">
            <text:p>594.49</text:p>
          </table:table-cell>
          <table:table-cell office:value-type="float" office:value="2012.6171" calcext:value-type="float">
            <text:p>2012.6171</text:p>
          </table:table-cell>
          <table:table-cell table:formula="of:=[.B586]/55435.69" office:value-type="float" office:value="0.0363054396905676" calcext:value-type="float">
            <text:p>0.036305439690568</text:p>
          </table:table-cell>
          <table:table-cell office:value-type="float" office:value="254321.60806179" calcext:value-type="float">
            <text:p>254321.60806179</text:p>
          </table:table-cell>
        </table:table-row>
        <table:table-row table:style-name="ro1">
          <table:table-cell office:value-type="float" office:value="595.5" calcext:value-type="float">
            <text:p>595.5</text:p>
          </table:table-cell>
          <table:table-cell office:value-type="float" office:value="2252.2248" calcext:value-type="float">
            <text:p>2252.2248</text:p>
          </table:table-cell>
          <table:table-cell table:formula="of:=[.B587]/55435.69" office:value-type="float" office:value="0.0406277039214268" calcext:value-type="float">
            <text:p>0.040627703921427</text:p>
          </table:table-cell>
          <table:table-cell office:value-type="float" office:value="256614.2757635" calcext:value-type="float">
            <text:p>256614.2757635</text:p>
          </table:table-cell>
        </table:table-row>
        <table:table-row table:style-name="ro1">
          <table:table-cell office:value-type="float" office:value="596.52" calcext:value-type="float">
            <text:p>596.52</text:p>
          </table:table-cell>
          <table:table-cell office:value-type="float" office:value="2529.3309" calcext:value-type="float">
            <text:p>2529.3309</text:p>
          </table:table-cell>
          <table:table-cell table:formula="of:=[.B588]/55435.69" office:value-type="float" office:value="0.0456263988055348" calcext:value-type="float">
            <text:p>0.045626398805535</text:p>
          </table:table-cell>
          <table:table-cell office:value-type="float" office:value="259189.02544146" calcext:value-type="float">
            <text:p>259189.02544146</text:p>
          </table:table-cell>
        </table:table-row>
        <table:table-row table:style-name="ro1">
          <table:table-cell office:value-type="float" office:value="597.54" calcext:value-type="float">
            <text:p>597.54</text:p>
          </table:table-cell>
          <table:table-cell office:value-type="float" office:value="2836.6124" calcext:value-type="float">
            <text:p>2836.6124</text:p>
          </table:table-cell>
          <table:table-cell table:formula="of:=[.B589]/55435.69" office:value-type="float" office:value="0.0511694253287007" calcext:value-type="float">
            <text:p>0.051169425328701</text:p>
          </table:table-cell>
          <table:table-cell office:value-type="float" office:value="262076.57441692" calcext:value-type="float">
            <text:p>262076.57441692</text:p>
          </table:table-cell>
        </table:table-row>
        <table:table-row table:style-name="ro1">
          <table:table-cell office:value-type="float" office:value="598.56" calcext:value-type="float">
            <text:p>598.56</text:p>
          </table:table-cell>
          <table:table-cell office:value-type="float" office:value="3165.5522" calcext:value-type="float">
            <text:p>3165.5522</text:p>
          </table:table-cell>
          <table:table-cell table:formula="of:=[.B590]/55435.69" office:value-type="float" office:value="0.0571031442018671" calcext:value-type="float">
            <text:p>0.057103144201867</text:p>
          </table:table-cell>
          <table:table-cell office:value-type="float" office:value="265298.96991124" calcext:value-type="float">
            <text:p>265298.96991124</text:p>
          </table:table-cell>
        </table:table-row>
        <table:table-row table:style-name="ro1">
          <table:table-cell office:value-type="float" office:value="599.58" calcext:value-type="float">
            <text:p>599.58</text:p>
          </table:table-cell>
          <table:table-cell office:value-type="float" office:value="3507.8826" calcext:value-type="float">
            <text:p>3507.8826</text:p>
          </table:table-cell>
          <table:table-cell table:formula="of:=[.B591]/55435.69" office:value-type="float" office:value="0.0632784150427279" calcext:value-type="float">
            <text:p>0.063278415042728</text:p>
          </table:table-cell>
          <table:table-cell office:value-type="float" office:value="268869.8430696" calcext:value-type="float">
            <text:p>268869.8430696</text:p>
          </table:table-cell>
        </table:table-row>
        <table:table-row table:style-name="ro1">
          <table:table-cell office:value-type="float" office:value="600.59" calcext:value-type="float">
            <text:p>600.59</text:p>
          </table:table-cell>
          <table:table-cell office:value-type="float" office:value="3856.8504" calcext:value-type="float">
            <text:p>3856.8504</text:p>
          </table:table-cell>
          <table:table-cell table:formula="of:=[.B592]/55435.69" office:value-type="float" office:value="0.069573417413944" calcext:value-type="float">
            <text:p>0.069573417413944</text:p>
          </table:table-cell>
          <table:table-cell office:value-type="float" office:value="272795.95031013" calcext:value-type="float">
            <text:p>272795.95031013</text:p>
          </table:table-cell>
        </table:table-row>
        <table:table-row table:style-name="ro1">
          <table:table-cell office:value-type="float" office:value="601.61" calcext:value-type="float">
            <text:p>601.61</text:p>
          </table:table-cell>
          <table:table-cell office:value-type="float" office:value="4207.8043" calcext:value-type="float">
            <text:p>4207.8043</text:p>
          </table:table-cell>
          <table:table-cell table:formula="of:=[.B593]/55435.69" office:value-type="float" office:value="0.0759042468849941" calcext:value-type="float">
            <text:p>0.075904246884994</text:p>
          </table:table-cell>
          <table:table-cell office:value-type="float" office:value="277079.31348024" calcext:value-type="float">
            <text:p>277079.31348024</text:p>
          </table:table-cell>
        </table:table-row>
        <table:table-row table:style-name="ro1">
          <table:table-cell office:value-type="float" office:value="602.63" calcext:value-type="float">
            <text:p>602.63</text:p>
          </table:table-cell>
          <table:table-cell office:value-type="float" office:value="4557.7637" calcext:value-type="float">
            <text:p>4557.7637</text:p>
          </table:table-cell>
          <table:table-cell table:formula="of:=[.B594]/55435.69" office:value-type="float" office:value="0.0822171366496927" calcext:value-type="float">
            <text:p>0.082217136649693</text:p>
          </table:table-cell>
          <table:table-cell office:value-type="float" office:value="281718.92022312" calcext:value-type="float">
            <text:p>281718.92022312</text:p>
          </table:table-cell>
        </table:table-row>
        <table:table-row table:style-name="ro1">
          <table:table-cell office:value-type="float" office:value="603.65" calcext:value-type="float">
            <text:p>603.65</text:p>
          </table:table-cell>
          <table:table-cell office:value-type="float" office:value="4903.9462" calcext:value-type="float">
            <text:p>4903.9462</text:p>
          </table:table-cell>
          <table:table-cell table:formula="of:=[.B595]/55435.69" office:value-type="float" office:value="0.0884618952158799" calcext:value-type="float">
            <text:p>0.08846189521588</text:p>
          </table:table-cell>
          <table:table-cell office:value-type="float" office:value="286710.92582664" calcext:value-type="float">
            <text:p>286710.92582664</text:p>
          </table:table-cell>
        </table:table-row>
        <table:table-row table:style-name="ro1">
          <table:table-cell office:value-type="float" office:value="604.67" calcext:value-type="float">
            <text:p>604.67</text:p>
          </table:table-cell>
          <table:table-cell office:value-type="float" office:value="5241.6356" calcext:value-type="float">
            <text:p>5241.6356</text:p>
          </table:table-cell>
          <table:table-cell table:formula="of:=[.B596]/55435.69" office:value-type="float" office:value="0.0945534474270998" calcext:value-type="float">
            <text:p>0.0945534474271</text:p>
          </table:table-cell>
          <table:table-cell office:value-type="float" office:value="292046.6847191" calcext:value-type="float">
            <text:p>292046.6847191</text:p>
          </table:table-cell>
        </table:table-row>
        <table:table-row table:style-name="ro1">
          <table:table-cell office:value-type="float" office:value="605.68" calcext:value-type="float">
            <text:p>605.68</text:p>
          </table:table-cell>
          <table:table-cell office:value-type="float" office:value="5562.1022" calcext:value-type="float">
            <text:p>5562.1022</text:p>
          </table:table-cell>
          <table:table-cell table:formula="of:=[.B597]/55435.69" office:value-type="float" office:value="0.100334318919815" calcext:value-type="float">
            <text:p>0.100334318919815</text:p>
          </table:table-cell>
          <table:table-cell office:value-type="float" office:value="297708.66476677" calcext:value-type="float">
            <text:p>297708.66476677</text:p>
          </table:table-cell>
        </table:table-row>
        <table:table-row table:style-name="ro1">
          <table:table-cell office:value-type="float" office:value="606.7" calcext:value-type="float">
            <text:p>606.7</text:p>
          </table:table-cell>
          <table:table-cell office:value-type="float" office:value="5851.4113" calcext:value-type="float">
            <text:p>5851.4113</text:p>
          </table:table-cell>
          <table:table-cell table:formula="of:=[.B598]/55435.69" office:value-type="float" office:value="0.105553142749734" calcext:value-type="float">
            <text:p>0.105553142749734</text:p>
          </table:table-cell>
          <table:table-cell office:value-type="float" office:value="303665.14900274" calcext:value-type="float">
            <text:p>303665.14900274</text:p>
          </table:table-cell>
        </table:table-row>
        <table:table-row table:style-name="ro1">
          <table:table-cell office:value-type="float" office:value="607.72" calcext:value-type="float">
            <text:p>607.72</text:p>
          </table:table-cell>
          <table:table-cell office:value-type="float" office:value="6090.7941" calcext:value-type="float">
            <text:p>6090.7941</text:p>
          </table:table-cell>
          <table:table-cell table:formula="of:=[.B599]/55435.69" office:value-type="float" office:value="0.109871350027392" calcext:value-type="float">
            <text:p>0.109871350027392</text:p>
          </table:table-cell>
          <table:table-cell office:value-type="float" office:value="309865.31458005" calcext:value-type="float">
            <text:p>309865.31458005</text:p>
          </table:table-cell>
        </table:table-row>
        <table:table-row table:style-name="ro1">
          <table:table-cell office:value-type="float" office:value="608.74" calcext:value-type="float">
            <text:p>608.74</text:p>
          </table:table-cell>
          <table:table-cell office:value-type="float" office:value="6258.8221" calcext:value-type="float">
            <text:p>6258.8221</text:p>
          </table:table-cell>
          <table:table-cell table:formula="of:=[.B600]/55435.69" office:value-type="float" office:value="0.1129023937467" calcext:value-type="float">
            <text:p>0.1129023937467</text:p>
          </table:table-cell>
          <table:table-cell office:value-type="float" office:value="316236.52544329" calcext:value-type="float">
            <text:p>316236.52544329</text:p>
          </table:table-cell>
        </table:table-row>
        <table:table-row table:style-name="ro1">
          <table:table-cell office:value-type="float" office:value="609.76" calcext:value-type="float">
            <text:p>609.76</text:p>
          </table:table-cell>
          <table:table-cell office:value-type="float" office:value="6335.0545" calcext:value-type="float">
            <text:p>6335.0545</text:p>
          </table:table-cell>
          <table:table-cell table:formula="of:=[.B601]/55435.69" office:value-type="float" office:value="0.114277543943261" calcext:value-type="float">
            <text:p>0.114277543943261</text:p>
          </table:table-cell>
          <table:table-cell office:value-type="float" office:value="322685.33753194" calcext:value-type="float">
            <text:p>322685.33753194</text:p>
          </table:table-cell>
        </table:table-row>
        <table:table-row table:style-name="ro1">
          <table:table-cell office:value-type="float" office:value="610.77" calcext:value-type="float">
            <text:p>610.77</text:p>
          </table:table-cell>
          <table:table-cell office:value-type="float" office:value="6304.2984" calcext:value-type="float">
            <text:p>6304.2984</text:p>
          </table:table-cell>
          <table:table-cell table:formula="of:=[.B602]/55435.69" office:value-type="float" office:value="0.113722737103119" calcext:value-type="float">
            <text:p>0.113722737103119</text:p>
          </table:table-cell>
          <table:table-cell office:value-type="float" office:value="329102.84124031" calcext:value-type="float">
            <text:p>329102.84124031</text:p>
          </table:table-cell>
        </table:table-row>
        <table:table-row table:style-name="ro1">
          <table:table-cell office:value-type="float" office:value="611.79" calcext:value-type="float">
            <text:p>611.79</text:p>
          </table:table-cell>
          <table:table-cell office:value-type="float" office:value="6160.3355" calcext:value-type="float">
            <text:p>6160.3355</text:p>
          </table:table-cell>
          <table:table-cell table:formula="of:=[.B603]/55435.69" office:value-type="float" office:value="0.111125801807464" calcext:value-type="float">
            <text:p>0.111125801807464</text:p>
          </table:table-cell>
          <table:table-cell office:value-type="float" office:value="335373.79699806" calcext:value-type="float">
            <text:p>335373.79699806</text:p>
          </table:table-cell>
        </table:table-row>
        <table:table-row table:style-name="ro1">
          <table:table-cell office:value-type="float" office:value="612.81" calcext:value-type="float">
            <text:p>612.81</text:p>
          </table:table-cell>
          <table:table-cell office:value-type="float" office:value="5908.0317" calcext:value-type="float">
            <text:p>5908.0317</text:p>
          </table:table-cell>
          <table:table-cell table:formula="of:=[.B604]/55435.69" office:value-type="float" office:value="0.106574513639138" calcext:value-type="float">
            <text:p>0.106574513639138</text:p>
          </table:table-cell>
          <table:table-cell office:value-type="float" office:value="341387.91827943" calcext:value-type="float">
            <text:p>341387.91827943</text:p>
          </table:table-cell>
        </table:table-row>
        <table:table-row table:style-name="ro1">
          <table:table-cell office:value-type="float" office:value="613.83" calcext:value-type="float">
            <text:p>613.83</text:p>
          </table:table-cell>
          <table:table-cell office:value-type="float" office:value="5563.1668" calcext:value-type="float">
            <text:p>5563.1668</text:p>
          </table:table-cell>
          <table:table-cell table:formula="of:=[.B605]/55435.69" office:value-type="float" office:value="0.100353523154488" calcext:value-type="float">
            <text:p>0.100353523154488</text:p>
          </table:table-cell>
          <table:table-cell office:value-type="float" office:value="347050.98197505" calcext:value-type="float">
            <text:p>347050.98197505</text:p>
          </table:table-cell>
        </table:table-row>
        <table:table-row table:style-name="ro1">
          <table:table-cell office:value-type="float" office:value="614.85" calcext:value-type="float">
            <text:p>614.85</text:p>
          </table:table-cell>
          <table:table-cell office:value-type="float" office:value="5149.9695" calcext:value-type="float">
            <text:p>5149.9695</text:p>
          </table:table-cell>
          <table:table-cell table:formula="of:=[.B606]/55435.69" office:value-type="float" office:value="0.0928998899445466" calcext:value-type="float">
            <text:p>0.092899889944547</text:p>
          </table:table-cell>
          <table:table-cell office:value-type="float" office:value="352293.42871991" calcext:value-type="float">
            <text:p>352293.42871991</text:p>
          </table:table-cell>
        </table:table-row>
        <table:table-row table:style-name="ro1">
          <table:table-cell office:value-type="float" office:value="615.86" calcext:value-type="float">
            <text:p>615.86</text:p>
          </table:table-cell>
          <table:table-cell office:value-type="float" office:value="4696.9986" calcext:value-type="float">
            <text:p>4696.9986</text:p>
          </table:table-cell>
          <table:table-cell table:formula="of:=[.B607]/55435.69" office:value-type="float" office:value="0.0847287839296309" calcext:value-type="float">
            <text:p>0.084728783929631</text:p>
          </table:table-cell>
          <table:table-cell office:value-type="float" office:value="357074.77056465" calcext:value-type="float">
            <text:p>357074.77056465</text:p>
          </table:table-cell>
        </table:table-row>
        <table:table-row table:style-name="ro1">
          <table:table-cell office:value-type="float" office:value="616.88" calcext:value-type="float">
            <text:p>616.88</text:p>
          </table:table-cell>
          <table:table-cell office:value-type="float" office:value="4232.4697" calcext:value-type="float">
            <text:p>4232.4697</text:p>
          </table:table-cell>
          <table:table-cell table:formula="of:=[.B608]/55435.69" office:value-type="float" office:value="0.0763491840725713" calcext:value-type="float">
            <text:p>0.076349184072571</text:p>
          </table:table-cell>
          <table:table-cell office:value-type="float" office:value="361383.24212301" calcext:value-type="float">
            <text:p>361383.24212301</text:p>
          </table:table-cell>
        </table:table-row>
        <table:table-row table:style-name="ro1">
          <table:table-cell office:value-type="float" office:value="617.9" calcext:value-type="float">
            <text:p>617.9</text:p>
          </table:table-cell>
          <table:table-cell office:value-type="float" office:value="3780.2316" calcext:value-type="float">
            <text:p>3780.2316</text:p>
          </table:table-cell>
          <table:table-cell table:formula="of:=[.B609]/55435.69" office:value-type="float" office:value="0.0681912969785349" calcext:value-type="float">
            <text:p>0.068191296978535</text:p>
          </table:table-cell>
          <table:table-cell office:value-type="float" office:value="365231.35476692" calcext:value-type="float">
            <text:p>365231.35476692</text:p>
          </table:table-cell>
        </table:table-row>
        <table:table-row table:style-name="ro1">
          <table:table-cell office:value-type="float" office:value="618.92" calcext:value-type="float">
            <text:p>618.92</text:p>
          </table:table-cell>
          <table:table-cell office:value-type="float" office:value="3357.3161" calcext:value-type="float">
            <text:p>3357.3161</text:p>
          </table:table-cell>
          <table:table-cell table:formula="of:=[.B610]/55435.69" office:value-type="float" office:value="0.0605623579322274" calcext:value-type="float">
            <text:p>0.060562357932227</text:p>
          </table:table-cell>
          <table:table-cell office:value-type="float" office:value="368648.95770394" calcext:value-type="float">
            <text:p>368648.95770394</text:p>
          </table:table-cell>
        </table:table-row>
        <table:table-row table:style-name="ro1">
          <table:table-cell office:value-type="float" office:value="619.94" calcext:value-type="float">
            <text:p>619.94</text:p>
          </table:table-cell>
          <table:table-cell office:value-type="float" office:value="2973.4484" calcext:value-type="float">
            <text:p>2973.4484</text:p>
          </table:table-cell>
          <table:table-cell table:formula="of:=[.B611]/55435.69" office:value-type="float" office:value="0.053637799042458" calcext:value-type="float">
            <text:p>0.053637799042458</text:p>
          </table:table-cell>
          <table:table-cell office:value-type="float" office:value="371675.79982377" calcext:value-type="float">
            <text:p>371675.79982377</text:p>
          </table:table-cell>
        </table:table-row>
        <table:table-row table:style-name="ro1">
          <table:table-cell office:value-type="float" office:value="620.95" calcext:value-type="float">
            <text:p>620.95</text:p>
          </table:table-cell>
          <table:table-cell office:value-type="float" office:value="2632.2794" calcext:value-type="float">
            <text:p>2632.2794</text:p>
          </table:table-cell>
          <table:table-cell table:formula="of:=[.B612]/55435.69" office:value-type="float" office:value="0.0474834786037659" calcext:value-type="float">
            <text:p>0.047483478603766</text:p>
          </table:table-cell>
          <table:table-cell office:value-type="float" office:value="374355.346636" calcext:value-type="float">
            <text:p>374355.346636</text:p>
          </table:table-cell>
        </table:table-row>
        <table:table-row table:style-name="ro1">
          <table:table-cell office:value-type="float" office:value="621.97" calcext:value-type="float">
            <text:p>621.97</text:p>
          </table:table-cell>
          <table:table-cell office:value-type="float" office:value="2333.6261" calcext:value-type="float">
            <text:p>2333.6261</text:p>
          </table:table-cell>
          <table:table-cell table:formula="of:=[.B613]/55435.69" office:value-type="float" office:value="0.0420960954937153" calcext:value-type="float">
            <text:p>0.042096095493715</text:p>
          </table:table-cell>
          <table:table-cell office:value-type="float" office:value="376730.87726671" calcext:value-type="float">
            <text:p>376730.87726671</text:p>
          </table:table-cell>
        </table:table-row>
        <table:table-row table:style-name="ro1">
          <table:table-cell office:value-type="float" office:value="622.99" calcext:value-type="float">
            <text:p>622.99</text:p>
          </table:table-cell>
          <table:table-cell office:value-type="float" office:value="2075.8076" calcext:value-type="float">
            <text:p>2075.8076</text:p>
          </table:table-cell>
          <table:table-cell table:formula="of:=[.B614]/55435.69" office:value-type="float" office:value="0.0374453280909825" calcext:value-type="float">
            <text:p>0.037445328090983</text:p>
          </table:table-cell>
          <table:table-cell office:value-type="float" office:value="378843.95978096" calcext:value-type="float">
            <text:p>378843.95978096</text:p>
          </table:table-cell>
        </table:table-row>
        <table:table-row table:style-name="ro1">
          <table:table-cell office:value-type="float" office:value="624.01" calcext:value-type="float">
            <text:p>624.01</text:p>
          </table:table-cell>
          <table:table-cell office:value-type="float" office:value="1857.2991" calcext:value-type="float">
            <text:p>1857.2991</text:p>
          </table:table-cell>
          <table:table-cell table:formula="of:=[.B615]/55435.69" office:value-type="float" office:value="0.0335036706497204" calcext:value-type="float">
            <text:p>0.033503670649721</text:p>
          </table:table-cell>
          <table:table-cell office:value-type="float" office:value="380734.61012023" calcext:value-type="float">
            <text:p>380734.61012023</text:p>
          </table:table-cell>
        </table:table-row>
        <table:table-row table:style-name="ro1">
          <table:table-cell office:value-type="float" office:value="625.03" calcext:value-type="float">
            <text:p>625.03</text:p>
          </table:table-cell>
          <table:table-cell office:value-type="float" office:value="1677.3011" calcext:value-type="float">
            <text:p>1677.3011</text:p>
          </table:table-cell>
          <table:table-cell table:formula="of:=[.B616]/55435.69" office:value-type="float" office:value="0.0302567010530581" calcext:value-type="float">
            <text:p>0.030256701053058</text:p>
          </table:table-cell>
          <table:table-cell office:value-type="float" office:value="382442.03030653" calcext:value-type="float">
            <text:p>382442.03030653</text:p>
          </table:table-cell>
        </table:table-row>
        <table:table-row table:style-name="ro1">
          <table:table-cell office:value-type="float" office:value="626.04" calcext:value-type="float">
            <text:p>626.04</text:p>
          </table:table-cell>
          <table:table-cell office:value-type="float" office:value="1535.2833" calcext:value-type="float">
            <text:p>1535.2833</text:p>
          </table:table-cell>
          <table:table-cell table:formula="of:=[.B617]/55435.69" office:value-type="float" office:value="0.0276948532614999" calcext:value-type="float">
            <text:p>0.0276948532615</text:p>
          </table:table-cell>
          <table:table-cell office:value-type="float" office:value="384004.88241753" calcext:value-type="float">
            <text:p>384004.88241753</text:p>
          </table:table-cell>
        </table:table-row>
        <table:table-row table:style-name="ro1">
          <table:table-cell office:value-type="float" office:value="627.06" calcext:value-type="float">
            <text:p>627.06</text:p>
          </table:table-cell>
          <table:table-cell office:value-type="float" office:value="1429.9368" calcext:value-type="float">
            <text:p>1429.9368</text:p>
          </table:table-cell>
          <table:table-cell table:formula="of:=[.B618]/55435.69" office:value-type="float" office:value="0.0257945161321163" calcext:value-type="float">
            <text:p>0.025794516132116</text:p>
          </table:table-cell>
          <table:table-cell office:value-type="float" office:value="385460.49636181" calcext:value-type="float">
            <text:p>385460.49636181</text:p>
          </table:table-cell>
        </table:table-row>
        <table:table-row table:style-name="ro1">
          <table:table-cell office:value-type="float" office:value="628.08" calcext:value-type="float">
            <text:p>628.08</text:p>
          </table:table-cell>
          <table:table-cell office:value-type="float" office:value="1358.1327" calcext:value-type="float">
            <text:p>1358.1327</text:p>
          </table:table-cell>
          <table:table-cell table:formula="of:=[.B619]/55435.69" office:value-type="float" office:value="0.0244992476868241" calcext:value-type="float">
            <text:p>0.024499247686824</text:p>
          </table:table-cell>
          <table:table-cell office:value-type="float" office:value="386843.01685375" calcext:value-type="float">
            <text:p>386843.01685375</text:p>
          </table:table-cell>
        </table:table-row>
        <table:table-row table:style-name="ro1">
          <table:table-cell office:value-type="float" office:value="629.1" calcext:value-type="float">
            <text:p>629.1</text:p>
          </table:table-cell>
          <table:table-cell office:value-type="float" office:value="1314.4018" calcext:value-type="float">
            <text:p>1314.4018</text:p>
          </table:table-cell>
          <table:table-cell table:formula="of:=[.B620]/55435.69" office:value-type="float" office:value="0.0237103894620956" calcext:value-type="float">
            <text:p>0.023710389462096</text:p>
          </table:table-cell>
          <table:table-cell office:value-type="float" office:value="388181.02117043" calcext:value-type="float">
            <text:p>388181.02117043</text:p>
          </table:table-cell>
        </table:table-row>
        <table:table-row table:style-name="ro1">
          <table:table-cell office:value-type="float" office:value="630.12" calcext:value-type="float">
            <text:p>630.12</text:p>
          </table:table-cell>
          <table:table-cell office:value-type="float" office:value="1291.1925" calcext:value-type="float">
            <text:p>1291.1925</text:p>
          </table:table-cell>
          <table:table-cell table:formula="of:=[.B621]/55435.69" office:value-type="float" office:value="0.0232917187465331" calcext:value-type="float">
            <text:p>0.023291718746533</text:p>
          </table:table-cell>
          <table:table-cell office:value-type="float" office:value="389495.39946009" calcext:value-type="float">
            <text:p>389495.39946009</text:p>
          </table:table-cell>
        </table:table-row>
        <table:table-row table:style-name="ro1">
          <table:table-cell office:value-type="float" office:value="631.13" calcext:value-type="float">
            <text:p>631.13</text:p>
          </table:table-cell>
          <table:table-cell office:value-type="float" office:value="1279.8396" calcext:value-type="float">
            <text:p>1279.8396</text:p>
          </table:table-cell>
          <table:table-cell table:formula="of:=[.B622]/55435.69" office:value-type="float" office:value="0.0230869246869661" calcext:value-type="float">
            <text:p>0.023086924686966</text:p>
          </table:table-cell>
          <table:table-cell office:value-type="float" office:value="390798.22095548" calcext:value-type="float">
            <text:p>390798.22095548</text:p>
          </table:table-cell>
        </table:table-row>
        <table:table-row table:style-name="ro1">
          <table:table-cell office:value-type="float" office:value="632.15" calcext:value-type="float">
            <text:p>632.15</text:p>
          </table:table-cell>
          <table:table-cell office:value-type="float" office:value="1271.918" calcext:value-type="float">
            <text:p>1271.918</text:p>
          </table:table-cell>
          <table:table-cell table:formula="of:=[.B623]/55435.69" office:value-type="float" office:value="0.0229440275750153" calcext:value-type="float">
            <text:p>0.022944027575015</text:p>
          </table:table-cell>
          <table:table-cell office:value-type="float" office:value="392092.97860053" calcext:value-type="float">
            <text:p>392092.97860053</text:p>
          </table:table-cell>
        </table:table-row>
        <table:table-row table:style-name="ro1">
          <table:table-cell office:value-type="float" office:value="633.17" calcext:value-type="float">
            <text:p>633.17</text:p>
          </table:table-cell>
          <table:table-cell office:value-type="float" office:value="1260.5495" calcext:value-type="float">
            <text:p>1260.5495</text:p>
          </table:table-cell>
          <table:table-cell table:formula="of:=[.B624]/55435.69" office:value-type="float" office:value="0.0227389521082898" calcext:value-type="float">
            <text:p>0.02273895210829</text:p>
          </table:table-cell>
          <table:table-cell office:value-type="float" office:value="393376.16358723" calcext:value-type="float">
            <text:p>393376.16358723</text:p>
          </table:table-cell>
        </table:table-row>
        <table:table-row table:style-name="ro1">
          <table:table-cell office:value-type="float" office:value="634.19" calcext:value-type="float">
            <text:p>634.19</text:p>
          </table:table-cell>
          <table:table-cell office:value-type="float" office:value="1241.2863" calcext:value-type="float">
            <text:p>1241.2863</text:p>
          </table:table-cell>
          <table:table-cell table:formula="of:=[.B625]/55435.69" office:value-type="float" office:value="0.0223914647765726" calcext:value-type="float">
            <text:p>0.022391464776573</text:p>
          </table:table-cell>
          <table:table-cell office:value-type="float" office:value="394639.73952166" calcext:value-type="float">
            <text:p>394639.73952166</text:p>
          </table:table-cell>
        </table:table-row>
        <table:table-row table:style-name="ro1">
          <table:table-cell office:value-type="float" office:value="635.21" calcext:value-type="float">
            <text:p>635.21</text:p>
          </table:table-cell>
          <table:table-cell office:value-type="float" office:value="1212.3752" calcext:value-type="float">
            <text:p>1212.3752</text:p>
          </table:table-cell>
          <table:table-cell table:formula="of:=[.B626]/55435.69" office:value-type="float" office:value="0.0218699397445941" calcext:value-type="float">
            <text:p>0.021869939744594</text:p>
          </table:table-cell>
          <table:table-cell office:value-type="float" office:value="395873.885122" calcext:value-type="float">
            <text:p>395873.885122</text:p>
          </table:table-cell>
        </table:table-row>
        <table:table-row table:style-name="ro1">
          <table:table-cell office:value-type="float" office:value="636.22" calcext:value-type="float">
            <text:p>636.22</text:p>
          </table:table-cell>
          <table:table-cell office:value-type="float" office:value="1174.4184" calcext:value-type="float">
            <text:p>1174.4184</text:p>
          </table:table-cell>
          <table:table-cell table:formula="of:=[.B627]/55435.69" office:value-type="float" office:value="0.0211852400502276" calcext:value-type="float">
            <text:p>0.021185240050228</text:p>
          </table:table-cell>
          <table:table-cell office:value-type="float" office:value="397069.39237846" calcext:value-type="float">
            <text:p>397069.39237846</text:p>
          </table:table-cell>
        </table:table-row>
        <table:table-row table:style-name="ro1">
          <table:table-cell office:value-type="float" office:value="637.24" calcext:value-type="float">
            <text:p>637.24</text:p>
          </table:table-cell>
          <table:table-cell office:value-type="float" office:value="1129.6229" calcext:value-type="float">
            <text:p>1129.6229</text:p>
          </table:table-cell>
          <table:table-cell table:formula="of:=[.B628]/55435.69" office:value-type="float" office:value="0.0203771775908264" calcext:value-type="float">
            <text:p>0.020377177590827</text:p>
          </table:table-cell>
          <table:table-cell office:value-type="float" office:value="398219.29976617" calcext:value-type="float">
            <text:p>398219.29976617</text:p>
          </table:table-cell>
        </table:table-row>
        <table:table-row table:style-name="ro1">
          <table:table-cell office:value-type="float" office:value="638.26" calcext:value-type="float">
            <text:p>638.26</text:p>
          </table:table-cell>
          <table:table-cell office:value-type="float" office:value="1080.9039" calcext:value-type="float">
            <text:p>1080.9039</text:p>
          </table:table-cell>
          <table:table-cell table:formula="of:=[.B629]/55435.69" office:value-type="float" office:value="0.0194983394271813" calcext:value-type="float">
            <text:p>0.019498339427181</text:p>
          </table:table-cell>
          <table:table-cell office:value-type="float" office:value="399319.61327812" calcext:value-type="float">
            <text:p>399319.61327812</text:p>
          </table:table-cell>
        </table:table-row>
        <table:table-row table:style-name="ro1">
          <table:table-cell office:value-type="float" office:value="639.28" calcext:value-type="float">
            <text:p>639.28</text:p>
          </table:table-cell>
          <table:table-cell office:value-type="float" office:value="1031.0933" calcext:value-type="float">
            <text:p>1031.0933</text:p>
          </table:table-cell>
          <table:table-cell table:formula="of:=[.B630]/55435.69" office:value-type="float" office:value="0.0185998099780124" calcext:value-type="float">
            <text:p>0.018599809978012</text:p>
          </table:table-cell>
          <table:table-cell office:value-type="float" office:value="400369.22176066" calcext:value-type="float">
            <text:p>400369.22176066</text:p>
          </table:table-cell>
        </table:table-row>
        <table:table-row table:style-name="ro1">
          <table:table-cell office:value-type="float" office:value="640.29" calcext:value-type="float">
            <text:p>640.29</text:p>
          </table:table-cell>
          <table:table-cell office:value-type="float" office:value="982.41469" calcext:value-type="float">
            <text:p>982.41469</text:p>
          </table:table-cell>
          <table:table-cell table:formula="of:=[.B631]/55435.69" office:value-type="float" office:value="0.0177217004063628" calcext:value-type="float">
            <text:p>0.017721700406363</text:p>
          </table:table-cell>
          <table:table-cell office:value-type="float" office:value="401369.27752477" calcext:value-type="float">
            <text:p>401369.27752477</text:p>
          </table:table-cell>
        </table:table-row>
        <table:table-row table:style-name="ro1">
          <table:table-cell office:value-type="float" office:value="641.31" calcext:value-type="float">
            <text:p>641.31</text:p>
          </table:table-cell>
          <table:table-cell office:value-type="float" office:value="936.27458" calcext:value-type="float">
            <text:p>936.27458</text:p>
          </table:table-cell>
          <table:table-cell table:formula="of:=[.B632]/55435.69" office:value-type="float" office:value="0.0168893826341839" calcext:value-type="float">
            <text:p>0.016889382634184</text:p>
          </table:table-cell>
          <table:table-cell office:value-type="float" office:value="402322.36464076" calcext:value-type="float">
            <text:p>402322.36464076</text:p>
          </table:table-cell>
        </table:table-row>
        <table:table-row table:style-name="ro1">
          <table:table-cell office:value-type="float" office:value="642.33" calcext:value-type="float">
            <text:p>642.33</text:p>
          </table:table-cell>
          <table:table-cell office:value-type="float" office:value="893.32628" calcext:value-type="float">
            <text:p>893.32628</text:p>
          </table:table-cell>
          <table:table-cell table:formula="of:=[.B633]/55435.69" office:value-type="float" office:value="0.0161146416685713" calcext:value-type="float">
            <text:p>0.016114641668571</text:p>
          </table:table-cell>
          <table:table-cell office:value-type="float" office:value="403231.73224521" calcext:value-type="float">
            <text:p>403231.73224521</text:p>
          </table:table-cell>
        </table:table-row>
        <table:table-row table:style-name="ro1">
          <table:table-cell office:value-type="float" office:value="643.35" calcext:value-type="float">
            <text:p>643.35</text:p>
          </table:table-cell>
          <table:table-cell office:value-type="float" office:value="853.7051" calcext:value-type="float">
            <text:p>853.7051</text:p>
          </table:table-cell>
          <table:table-cell table:formula="of:=[.B634]/55435.69" office:value-type="float" office:value="0.0153999183558462" calcext:value-type="float">
            <text:p>0.015399918355846</text:p>
          </table:table-cell>
          <table:table-cell office:value-type="float" office:value="404100.76719986" calcext:value-type="float">
            <text:p>404100.76719986</text:p>
          </table:table-cell>
        </table:table-row>
        <table:table-row table:style-name="ro1">
          <table:table-cell office:value-type="float" office:value="644.37" calcext:value-type="float">
            <text:p>644.37</text:p>
          </table:table-cell>
          <table:table-cell office:value-type="float" office:value="817.31725" calcext:value-type="float">
            <text:p>817.31725</text:p>
          </table:table-cell>
          <table:table-cell table:formula="of:=[.B635]/55435.69" office:value-type="float" office:value="0.014743520825663" calcext:value-type="float">
            <text:p>0.014743520825663</text:p>
          </table:table-cell>
          <table:table-cell office:value-type="float" office:value="404932.76089123" calcext:value-type="float">
            <text:p>404932.76089123</text:p>
          </table:table-cell>
        </table:table-row>
        <table:table-row table:style-name="ro1">
          <table:table-cell office:value-type="float" office:value="645.38" calcext:value-type="float">
            <text:p>645.38</text:p>
          </table:table-cell>
          <table:table-cell office:value-type="float" office:value="784.08064" calcext:value-type="float">
            <text:p>784.08064</text:p>
          </table:table-cell>
          <table:table-cell table:formula="of:=[.B636]/55435.69" office:value-type="float" office:value="0.014143968263045" calcext:value-type="float">
            <text:p>0.014143968263045</text:p>
          </table:table-cell>
          <table:table-cell office:value-type="float" office:value="405730.92115317" calcext:value-type="float">
            <text:p>405730.92115317</text:p>
          </table:table-cell>
        </table:table-row>
        <table:table-row table:style-name="ro1">
          <table:table-cell office:value-type="float" office:value="646.4" calcext:value-type="float">
            <text:p>646.4</text:p>
          </table:table-cell>
          <table:table-cell office:value-type="float" office:value="754.05131" calcext:value-type="float">
            <text:p>754.05131</text:p>
          </table:table-cell>
          <table:table-cell table:formula="of:=[.B637]/55435.69" office:value-type="float" office:value="0.013602271569092" calcext:value-type="float">
            <text:p>0.013602271569092</text:p>
          </table:table-cell>
          <table:table-cell office:value-type="float" office:value="406498.5128503" calcext:value-type="float">
            <text:p>406498.5128503</text:p>
          </table:table-cell>
        </table:table-row>
        <table:table-row table:style-name="ro1">
          <table:table-cell office:value-type="float" office:value="647.42" calcext:value-type="float">
            <text:p>647.42</text:p>
          </table:table-cell>
          <table:table-cell office:value-type="float" office:value="727.41581" calcext:value-type="float">
            <text:p>727.41581</text:p>
          </table:table-cell>
          <table:table-cell table:formula="of:=[.B638]/55435.69" office:value-type="float" office:value="0.0131217959044074" calcext:value-type="float">
            <text:p>0.013121795904408</text:p>
          </table:table-cell>
          <table:table-cell office:value-type="float" office:value="407238.99075362" calcext:value-type="float">
            <text:p>407238.99075362</text:p>
          </table:table-cell>
        </table:table-row>
        <table:table-row table:style-name="ro1">
          <table:table-cell office:value-type="float" office:value="648.44" calcext:value-type="float">
            <text:p>648.44</text:p>
          </table:table-cell>
          <table:table-cell office:value-type="float" office:value="704.37975" calcext:value-type="float">
            <text:p>704.37975</text:p>
          </table:table-cell>
          <table:table-cell table:formula="of:=[.B639]/55435.69" office:value-type="float" office:value="0.0127062502514175" calcext:value-type="float">
            <text:p>0.012706250251418</text:p>
          </table:table-cell>
          <table:table-cell office:value-type="float" office:value="407956.01894024" calcext:value-type="float">
            <text:p>407956.01894024</text:p>
          </table:table-cell>
        </table:table-row>
        <table:table-row table:style-name="ro1">
          <table:table-cell office:value-type="float" office:value="649.46" calcext:value-type="float">
            <text:p>649.46</text:p>
          </table:table-cell>
          <table:table-cell office:value-type="float" office:value="685.02442" calcext:value-type="float">
            <text:p>685.02442</text:p>
          </table:table-cell>
          <table:table-cell table:formula="of:=[.B640]/55435.69" office:value-type="float" office:value="0.0123571009939626" calcext:value-type="float">
            <text:p>0.012357100993963</text:p>
          </table:table-cell>
          <table:table-cell office:value-type="float" office:value="408653.34424087" calcext:value-type="float">
            <text:p>408653.34424087</text:p>
          </table:table-cell>
        </table:table-row>
        <table:table-row table:style-name="ro1">
          <table:table-cell office:value-type="float" office:value="650.47" calcext:value-type="float">
            <text:p>650.47</text:p>
          </table:table-cell>
          <table:table-cell office:value-type="float" office:value="669.22333" calcext:value-type="float">
            <text:p>669.22333</text:p>
          </table:table-cell>
          <table:table-cell table:formula="of:=[.B641]/55435.69" office:value-type="float" office:value="0.0120720663889996" calcext:value-type="float">
            <text:p>0.012072066389</text:p>
          </table:table-cell>
          <table:table-cell office:value-type="float" office:value="409334.58471645" calcext:value-type="float">
            <text:p>409334.58471645</text:p>
          </table:table-cell>
        </table:table-row>
        <table:table-row table:style-name="ro1">
          <table:table-cell office:value-type="float" office:value="651.49" calcext:value-type="float">
            <text:p>651.49</text:p>
          </table:table-cell>
          <table:table-cell office:value-type="float" office:value="656.69427" calcext:value-type="float">
            <text:p>656.69427</text:p>
          </table:table-cell>
          <table:table-cell table:formula="of:=[.B642]/55435.69" office:value-type="float" office:value="0.0118460556727985" calcext:value-type="float">
            <text:p>0.011846055672799</text:p>
          </table:table-cell>
          <table:table-cell office:value-type="float" office:value="410003.07114979" calcext:value-type="float">
            <text:p>410003.07114979</text:p>
          </table:table-cell>
        </table:table-row>
        <table:table-row table:style-name="ro1">
          <table:table-cell office:value-type="float" office:value="652.51" calcext:value-type="float">
            <text:p>652.51</text:p>
          </table:table-cell>
          <table:table-cell office:value-type="float" office:value="647.20645" calcext:value-type="float">
            <text:p>647.20645</text:p>
          </table:table-cell>
          <table:table-cell table:formula="of:=[.B643]/55435.69" office:value-type="float" office:value="0.011674905642917" calcext:value-type="float">
            <text:p>0.011674905642917</text:p>
          </table:table-cell>
          <table:table-cell office:value-type="float" office:value="410661.89938268" calcext:value-type="float">
            <text:p>410661.89938268</text:p>
          </table:table-cell>
        </table:table-row>
        <table:table-row table:style-name="ro1">
          <table:table-cell office:value-type="float" office:value="653.53" calcext:value-type="float">
            <text:p>653.53</text:p>
          </table:table-cell>
          <table:table-cell office:value-type="float" office:value="640.88018" calcext:value-type="float">
            <text:p>640.88018</text:p>
          </table:table-cell>
          <table:table-cell table:formula="of:=[.B644]/55435.69" office:value-type="float" office:value="0.0115607865618702" calcext:value-type="float">
            <text:p>0.01156078656187</text:p>
          </table:table-cell>
          <table:table-cell office:value-type="float" office:value="411314.2877538" calcext:value-type="float">
            <text:p>411314.2877538</text:p>
          </table:table-cell>
        </table:table-row>
        <table:table-row table:style-name="ro1">
          <table:table-cell office:value-type="float" office:value="654.55" calcext:value-type="float">
            <text:p>654.55</text:p>
          </table:table-cell>
          <table:table-cell office:value-type="float" office:value="638.44219" calcext:value-type="float">
            <text:p>638.44219</text:p>
          </table:table-cell>
          <table:table-cell table:formula="of:=[.B645]/55435.69" office:value-type="float" office:value="0.0115168078542903" calcext:value-type="float">
            <text:p>0.01151680785429</text:p>
          </table:table-cell>
          <table:table-cell office:value-type="float" office:value="411964.19435318" calcext:value-type="float">
            <text:p>411964.19435318</text:p>
          </table:table-cell>
        </table:table-row>
        <table:table-row table:style-name="ro1">
          <table:table-cell office:value-type="float" office:value="655.56" calcext:value-type="float">
            <text:p>655.56</text:p>
          </table:table-cell>
          <table:table-cell office:value-type="float" office:value="641.27319" calcext:value-type="float">
            <text:p>641.27319</text:p>
          </table:table-cell>
          <table:table-cell table:formula="of:=[.B646]/55435.69" office:value-type="float" office:value="0.011567876037982" calcext:value-type="float">
            <text:p>0.011567876037982</text:p>
          </table:table-cell>
          <table:table-cell office:value-type="float" office:value="412616.98278644" calcext:value-type="float">
            <text:p>412616.98278644</text:p>
          </table:table-cell>
        </table:table-row>
        <table:table-row table:style-name="ro1">
          <table:table-cell office:value-type="float" office:value="656.58" calcext:value-type="float">
            <text:p>656.58</text:p>
          </table:table-cell>
          <table:table-cell office:value-type="float" office:value="651.13727" calcext:value-type="float">
            <text:p>651.13727</text:p>
          </table:table-cell>
          <table:table-cell table:formula="of:=[.B647]/55435.69" office:value-type="float" office:value="0.0117458133920584" calcext:value-type="float">
            <text:p>0.011745813392059</text:p>
          </table:table-cell>
          <table:table-cell office:value-type="float" office:value="413279.8124333" calcext:value-type="float">
            <text:p>413279.8124333</text:p>
          </table:table-cell>
        </table:table-row>
        <table:table-row table:style-name="ro1">
          <table:table-cell office:value-type="float" office:value="657.6" calcext:value-type="float">
            <text:p>657.6</text:p>
          </table:table-cell>
          <table:table-cell office:value-type="float" office:value="669.61153" calcext:value-type="float">
            <text:p>669.61153</text:p>
          </table:table-cell>
          <table:table-cell table:formula="of:=[.B648]/55435.69" office:value-type="float" office:value="0.0120790690979043" calcext:value-type="float">
            <text:p>0.012079069097904</text:p>
          </table:table-cell>
          <table:table-cell office:value-type="float" office:value="413961.4480743" calcext:value-type="float">
            <text:p>413961.4480743</text:p>
          </table:table-cell>
        </table:table-row>
        <table:table-row table:style-name="ro1">
          <table:table-cell office:value-type="float" office:value="658.62" calcext:value-type="float">
            <text:p>658.62</text:p>
          </table:table-cell>
          <table:table-cell office:value-type="float" office:value="697.39917" calcext:value-type="float">
            <text:p>697.39917</text:p>
          </table:table-cell>
          <table:table-cell table:formula="of:=[.B649]/55435.69" office:value-type="float" office:value="0.0125803281243545" calcext:value-type="float">
            <text:p>0.012580328124355</text:p>
          </table:table-cell>
          <table:table-cell office:value-type="float" office:value="414671.37033724" calcext:value-type="float">
            <text:p>414671.37033724</text:p>
          </table:table-cell>
        </table:table-row>
        <table:table-row table:style-name="ro1">
          <table:table-cell office:value-type="float" office:value="659.64" calcext:value-type="float">
            <text:p>659.64</text:p>
          </table:table-cell>
          <table:table-cell office:value-type="float" office:value="733.83839" calcext:value-type="float">
            <text:p>733.83839</text:p>
          </table:table-cell>
          <table:table-cell table:formula="of:=[.B650]/55435.69" office:value-type="float" office:value="0.0132376523138794" calcext:value-type="float">
            <text:p>0.013237652313879</text:p>
          </table:table-cell>
          <table:table-cell office:value-type="float" office:value="415418.38614976" calcext:value-type="float">
            <text:p>415418.38614976</text:p>
          </table:table-cell>
        </table:table-row>
        <table:table-row table:style-name="ro1">
          <table:table-cell office:value-type="float" office:value="660.65" calcext:value-type="float">
            <text:p>660.65</text:p>
          </table:table-cell>
          <table:table-cell office:value-type="float" office:value="776.93863" calcext:value-type="float">
            <text:p>776.93863</text:p>
          </table:table-cell>
          <table:table-cell table:formula="of:=[.B651]/55435.69" office:value-type="float" office:value="0.0140151341130597" calcext:value-type="float">
            <text:p>0.01401513411306</text:p>
          </table:table-cell>
          <table:table-cell office:value-type="float" office:value="416209.27615263" calcext:value-type="float">
            <text:p>416209.27615263</text:p>
          </table:table-cell>
        </table:table-row>
        <table:table-row table:style-name="ro1">
          <table:table-cell office:value-type="float" office:value="661.67" calcext:value-type="float">
            <text:p>661.67</text:p>
          </table:table-cell>
          <table:table-cell office:value-type="float" office:value="824.14693" calcext:value-type="float">
            <text:p>824.14693</text:p>
          </table:table-cell>
          <table:table-cell table:formula="of:=[.B652]/55435.69" office:value-type="float" office:value="0.0148667208796355" calcext:value-type="float">
            <text:p>0.014866720879636</text:p>
          </table:table-cell>
          <table:table-cell office:value-type="float" office:value="417048.22216872" calcext:value-type="float">
            <text:p>417048.22216872</text:p>
          </table:table-cell>
        </table:table-row>
        <table:table-row table:style-name="ro1">
          <table:table-cell office:value-type="float" office:value="662.69" calcext:value-type="float">
            <text:p>662.69</text:p>
          </table:table-cell>
          <table:table-cell office:value-type="float" office:value="873.78853" calcext:value-type="float">
            <text:p>873.78853</text:p>
          </table:table-cell>
          <table:table-cell table:formula="of:=[.B653]/55435.69" office:value-type="float" office:value="0.0157622017512545" calcext:value-type="float">
            <text:p>0.015762201751255</text:p>
          </table:table-cell>
          <table:table-cell office:value-type="float" office:value="417937.70118421" calcext:value-type="float">
            <text:p>417937.70118421</text:p>
          </table:table-cell>
        </table:table-row>
        <table:table-row table:style-name="ro1">
          <table:table-cell office:value-type="float" office:value="663.71" calcext:value-type="float">
            <text:p>663.71</text:p>
          </table:table-cell>
          <table:table-cell office:value-type="float" office:value="926.82235" calcext:value-type="float">
            <text:p>926.82235</text:p>
          </table:table-cell>
          <table:table-cell table:formula="of:=[.B654]/55435.69" office:value-type="float" office:value="0.0167188746094799" calcext:value-type="float">
            <text:p>0.01671887460948</text:p>
          </table:table-cell>
          <table:table-cell office:value-type="float" office:value="418881.16634584" calcext:value-type="float">
            <text:p>418881.16634584</text:p>
          </table:table-cell>
        </table:table-row>
        <table:table-row table:style-name="ro1">
          <table:table-cell office:value-type="float" office:value="664.73" calcext:value-type="float">
            <text:p>664.73</text:p>
          </table:table-cell>
          <table:table-cell office:value-type="float" office:value="988.32246" calcext:value-type="float">
            <text:p>988.32246</text:p>
          </table:table-cell>
          <table:table-cell table:formula="of:=[.B655]/55435.69" office:value-type="float" office:value="0.0178282701992164" calcext:value-type="float">
            <text:p>0.017828270199217</text:p>
          </table:table-cell>
          <table:table-cell office:value-type="float" office:value="419887.23596479" calcext:value-type="float">
            <text:p>419887.23596479</text:p>
          </table:table-cell>
        </table:table-row>
        <table:table-row table:style-name="ro1">
          <table:table-cell office:value-type="float" office:value="665.74" calcext:value-type="float">
            <text:p>665.74</text:p>
          </table:table-cell>
          <table:table-cell office:value-type="float" office:value="1068.0514" calcext:value-type="float">
            <text:p>1068.0514</text:p>
          </table:table-cell>
          <table:table-cell table:formula="of:=[.B656]/55435.69" office:value-type="float" office:value="0.0192664942025616" calcext:value-type="float">
            <text:p>0.019266494202562</text:p>
          </table:table-cell>
          <table:table-cell office:value-type="float" office:value="420974.46619729" calcext:value-type="float">
            <text:p>420974.46619729</text:p>
          </table:table-cell>
        </table:table-row>
        <table:table-row table:style-name="ro1">
          <table:table-cell office:value-type="float" office:value="666.76" calcext:value-type="float">
            <text:p>666.76</text:p>
          </table:table-cell>
          <table:table-cell office:value-type="float" office:value="1179.6815" calcext:value-type="float">
            <text:p>1179.6815</text:p>
          </table:table-cell>
          <table:table-cell table:formula="of:=[.B657]/55435.69" office:value-type="float" office:value="0.021280180692258" calcext:value-type="float">
            <text:p>0.021280180692258</text:p>
          </table:table-cell>
          <table:table-cell office:value-type="float" office:value="422175.33104972" calcext:value-type="float">
            <text:p>422175.33104972</text:p>
          </table:table-cell>
        </table:table-row>
        <table:table-row table:style-name="ro1">
          <table:table-cell office:value-type="float" office:value="667.78" calcext:value-type="float">
            <text:p>667.78</text:p>
          </table:table-cell>
          <table:table-cell office:value-type="float" office:value="1338.6062" calcext:value-type="float">
            <text:p>1338.6062</text:p>
          </table:table-cell>
          <table:table-cell table:formula="of:=[.B658]/55435.69" office:value-type="float" office:value="0.024147010707362" calcext:value-type="float">
            <text:p>0.024147010707362</text:p>
          </table:table-cell>
          <table:table-cell office:value-type="float" office:value="423537.97435556" calcext:value-type="float">
            <text:p>423537.97435556</text:p>
          </table:table-cell>
        </table:table-row>
        <table:table-row table:style-name="ro1">
          <table:table-cell office:value-type="float" office:value="668.8" calcext:value-type="float">
            <text:p>668.8</text:p>
          </table:table-cell>
          <table:table-cell office:value-type="float" office:value="1558.7434" calcext:value-type="float">
            <text:p>1558.7434</text:p>
          </table:table-cell>
          <table:table-cell table:formula="of:=[.B659]/55435.69" office:value-type="float" office:value="0.0281180481383022" calcext:value-type="float">
            <text:p>0.028118048138302</text:p>
          </table:table-cell>
          <table:table-cell office:value-type="float" office:value="425124.7078569" calcext:value-type="float">
            <text:p>425124.7078569</text:p>
          </table:table-cell>
        </table:table-row>
        <table:table-row table:style-name="ro1">
          <table:table-cell office:value-type="float" office:value="669.82" calcext:value-type="float">
            <text:p>669.82</text:p>
          </table:table-cell>
          <table:table-cell office:value-type="float" office:value="1849.1046" calcext:value-type="float">
            <text:p>1849.1046</text:p>
          </table:table-cell>
          <table:table-cell table:formula="of:=[.B660]/55435.69" office:value-type="float" office:value="0.0333558507163887" calcext:value-type="float">
            <text:p>0.033355850716389</text:p>
          </table:table-cell>
          <table:table-cell office:value-type="float" office:value="427007.01655406" calcext:value-type="float">
            <text:p>427007.01655406</text:p>
          </table:table-cell>
        </table:table-row>
        <table:table-row table:style-name="ro1">
          <table:table-cell office:value-type="float" office:value="670.83" calcext:value-type="float">
            <text:p>670.83</text:p>
          </table:table-cell>
          <table:table-cell office:value-type="float" office:value="2211.0417" calcext:value-type="float">
            <text:p>2211.0417</text:p>
          </table:table-cell>
          <table:table-cell table:formula="of:=[.B661]/55435.69" office:value-type="float" office:value="0.0398848052581288" calcext:value-type="float">
            <text:p>0.039884805258129</text:p>
          </table:table-cell>
          <table:table-cell office:value-type="float" office:value="429257.7615666" calcext:value-type="float">
            <text:p>429257.7615666</text:p>
          </table:table-cell>
        </table:table-row>
        <table:table-row table:style-name="ro1">
          <table:table-cell office:value-type="float" office:value="671.85" calcext:value-type="float">
            <text:p>671.85</text:p>
          </table:table-cell>
          <table:table-cell office:value-type="float" office:value="2636.9303" calcext:value-type="float">
            <text:p>2636.9303</text:p>
          </table:table-cell>
          <table:table-cell table:formula="of:=[.B662]/55435.69" office:value-type="float" office:value="0.047567375818719" calcext:value-type="float">
            <text:p>0.047567375818719</text:p>
          </table:table-cell>
          <table:table-cell office:value-type="float" office:value="431942.04284966" calcext:value-type="float">
            <text:p>431942.04284966</text:p>
          </table:table-cell>
        </table:table-row>
        <table:table-row table:style-name="ro1">
          <table:table-cell office:value-type="float" office:value="672.87" calcext:value-type="float">
            <text:p>672.87</text:p>
          </table:table-cell>
          <table:table-cell office:value-type="float" office:value="3110.6462" calcext:value-type="float">
            <text:p>3110.6462</text:p>
          </table:table-cell>
          <table:table-cell table:formula="of:=[.B663]/55435.69" office:value-type="float" office:value="0.0561126992376211" calcext:value-type="float">
            <text:p>0.056112699237621</text:p>
          </table:table-cell>
          <table:table-cell office:value-type="float" office:value="435108.54646325" calcext:value-type="float">
            <text:p>435108.54646325</text:p>
          </table:table-cell>
        </table:table-row>
        <table:table-row table:style-name="ro1">
          <table:table-cell office:value-type="float" office:value="673.89" calcext:value-type="float">
            <text:p>673.89</text:p>
          </table:table-cell>
          <table:table-cell office:value-type="float" office:value="3609.677" calcext:value-type="float">
            <text:p>3609.677</text:p>
          </table:table-cell>
          <table:table-cell table:formula="of:=[.B664]/55435.69" office:value-type="float" office:value="0.0651146761229093" calcext:value-type="float">
            <text:p>0.065114676122909</text:p>
          </table:table-cell>
          <table:table-cell office:value-type="float" office:value="438783.04190044" calcext:value-type="float">
            <text:p>438783.04190044</text:p>
          </table:table-cell>
        </table:table-row>
        <table:table-row table:style-name="ro1">
          <table:table-cell office:value-type="float" office:value="674.91" calcext:value-type="float">
            <text:p>674.91</text:p>
          </table:table-cell>
          <table:table-cell office:value-type="float" office:value="4108.2707" calcext:value-type="float">
            <text:p>4108.2707</text:p>
          </table:table-cell>
          <table:table-cell table:formula="of:=[.B665]/55435.69" office:value-type="float" office:value="0.0741087681960845" calcext:value-type="float">
            <text:p>0.074108768196085</text:p>
          </table:table-cell>
          <table:table-cell office:value-type="float" office:value="442965.08420601" calcext:value-type="float">
            <text:p>442965.08420601</text:p>
          </table:table-cell>
        </table:table-row>
        <table:table-row table:style-name="ro1">
          <table:table-cell office:value-type="float" office:value="675.92" calcext:value-type="float">
            <text:p>675.92</text:p>
          </table:table-cell>
          <table:table-cell office:value-type="float" office:value="4580.7941" calcext:value-type="float">
            <text:p>4580.7941</text:p>
          </table:table-cell>
          <table:table-cell table:formula="of:=[.B666]/55435.69" office:value-type="float" office:value="0.0826325802023931" calcext:value-type="float">
            <text:p>0.082632580202393</text:p>
          </table:table-cell>
          <table:table-cell office:value-type="float" office:value="447628.13497972" calcext:value-type="float">
            <text:p>447628.13497972</text:p>
          </table:table-cell>
        </table:table-row>
        <table:table-row table:style-name="ro1">
          <table:table-cell office:value-type="float" office:value="676.94" calcext:value-type="float">
            <text:p>676.94</text:p>
          </table:table-cell>
          <table:table-cell office:value-type="float" office:value="5004.5306" calcext:value-type="float">
            <text:p>5004.5306</text:p>
          </table:table-cell>
          <table:table-cell table:formula="of:=[.B667]/55435.69" office:value-type="float" office:value="0.0902763292023604" calcext:value-type="float">
            <text:p>0.090276329202361</text:p>
          </table:table-cell>
          <table:table-cell office:value-type="float" office:value="452722.53118217" calcext:value-type="float">
            <text:p>452722.53118217</text:p>
          </table:table-cell>
        </table:table-row>
        <table:table-row table:style-name="ro1">
          <table:table-cell office:value-type="float" office:value="677.96" calcext:value-type="float">
            <text:p>677.96</text:p>
          </table:table-cell>
          <table:table-cell office:value-type="float" office:value="5361.4348" calcext:value-type="float">
            <text:p>5361.4348</text:p>
          </table:table-cell>
          <table:table-cell table:formula="of:=[.B668]/55435.69" office:value-type="float" office:value="0.0967144956615494" calcext:value-type="float">
            <text:p>0.09671449566155</text:p>
          </table:table-cell>
          <table:table-cell office:value-type="float" office:value="458180.24043107" calcext:value-type="float">
            <text:p>458180.24043107</text:p>
          </table:table-cell>
        </table:table-row>
        <table:table-row table:style-name="ro1">
          <table:table-cell office:value-type="float" office:value="678.98" calcext:value-type="float">
            <text:p>678.98</text:p>
          </table:table-cell>
          <table:table-cell office:value-type="float" office:value="5638.7595" calcext:value-type="float">
            <text:p>5638.7595</text:p>
          </table:table-cell>
          <table:table-cell table:formula="of:=[.B669]/55435.69" office:value-type="float" office:value="0.10171713385366" calcext:value-type="float">
            <text:p>0.10171713385366</text:p>
          </table:table-cell>
          <table:table-cell office:value-type="float" office:value="463920.25424546" calcext:value-type="float">
            <text:p>463920.2542454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28.8138" calcext:value-type="float">
            <text:p>5828.8138</text:p>
          </table:table-cell>
          <table:table-cell table:formula="of:=[.B670]/55435.69" office:value-type="float" office:value="0.105145508245681" calcext:value-type="float">
            <text:p>0.105145508245681</text:p>
          </table:table-cell>
          <table:table-cell office:value-type="float" office:value="469853.73520544" calcext:value-type="float">
            <text:p>469853.73520544</text:p>
          </table:table-cell>
        </table:table-row>
        <table:table-row table:style-name="ro1">
          <table:table-cell office:value-type="float" office:value="681.01" calcext:value-type="float">
            <text:p>681.01</text:p>
          </table:table-cell>
          <table:table-cell office:value-type="float" office:value="5928.2891" calcext:value-type="float">
            <text:p>5928.2891</text:p>
          </table:table-cell>
          <table:table-cell table:formula="of:=[.B671]/55435.69" office:value-type="float" office:value="0.10693993526553" calcext:value-type="float">
            <text:p>0.10693993526553</text:p>
          </table:table-cell>
          <table:table-cell office:value-type="float" office:value="475888.47774083" calcext:value-type="float">
            <text:p>475888.47774083</text:p>
          </table:table-cell>
        </table:table-row>
        <table:table-row table:style-name="ro1">
          <table:table-cell office:value-type="float" office:value="682.03" calcext:value-type="float">
            <text:p>682.03</text:p>
          </table:table-cell>
          <table:table-cell office:value-type="float" office:value="5937.5578" calcext:value-type="float">
            <text:p>5937.5578</text:p>
          </table:table-cell>
          <table:table-cell table:formula="of:=[.B672]/55435.69" office:value-type="float" office:value="0.107107132607171" calcext:value-type="float">
            <text:p>0.107107132607171</text:p>
          </table:table-cell>
          <table:table-cell office:value-type="float" office:value="481932.65534638" calcext:value-type="float">
            <text:p>481932.65534638</text:p>
          </table:table-cell>
        </table:table-row>
        <table:table-row table:style-name="ro1">
          <table:table-cell office:value-type="float" office:value="683.05" calcext:value-type="float">
            <text:p>683.05</text:p>
          </table:table-cell>
          <table:table-cell office:value-type="float" office:value="5860.1675" calcext:value-type="float">
            <text:p>5860.1675</text:p>
          </table:table-cell>
          <table:table-cell table:formula="of:=[.B673]/55435.69" office:value-type="float" office:value="0.105711095144662" calcext:value-type="float">
            <text:p>0.105711095144662</text:p>
          </table:table-cell>
          <table:table-cell office:value-type="float" office:value="487898.0530224" calcext:value-type="float">
            <text:p>487898.0530224</text:p>
          </table:table-cell>
        </table:table-row>
        <table:table-row table:style-name="ro1">
          <table:table-cell office:value-type="float" office:value="684.07" calcext:value-type="float">
            <text:p>684.07</text:p>
          </table:table-cell>
          <table:table-cell office:value-type="float" office:value="5702.5257" calcext:value-type="float">
            <text:p>5702.5257</text:p>
          </table:table-cell>
          <table:table-cell table:formula="of:=[.B674]/55435.69" office:value-type="float" office:value="0.102867407260557" calcext:value-type="float">
            <text:p>0.102867407260557</text:p>
          </table:table-cell>
          <table:table-cell office:value-type="float" office:value="493702.97810556" calcext:value-type="float">
            <text:p>493702.97810556</text:p>
          </table:table-cell>
        </table:table-row>
        <table:table-row table:style-name="ro1">
          <table:table-cell office:value-type="float" office:value="685.08" calcext:value-type="float">
            <text:p>685.08</text:p>
          </table:table-cell>
          <table:table-cell office:value-type="float" office:value="5473.609" calcext:value-type="float">
            <text:p>5473.609</text:p>
          </table:table-cell>
          <table:table-cell table:formula="of:=[.B675]/55435.69" office:value-type="float" office:value="0.0987379971278431" calcext:value-type="float">
            <text:p>0.098737997127843</text:p>
          </table:table-cell>
          <table:table-cell office:value-type="float" office:value="499274.87584526" calcext:value-type="float">
            <text:p>499274.87584526</text:p>
          </table:table-cell>
        </table:table-row>
        <table:table-row table:style-name="ro1">
          <table:table-cell office:value-type="float" office:value="686.1" calcext:value-type="float">
            <text:p>686.1</text:p>
          </table:table-cell>
          <table:table-cell office:value-type="float" office:value="5184.5115" calcext:value-type="float">
            <text:p>5184.5115</text:p>
          </table:table-cell>
          <table:table-cell table:formula="of:=[.B676]/55435.69" office:value-type="float" office:value="0.0935229903334837" calcext:value-type="float">
            <text:p>0.093522990333484</text:p>
          </table:table-cell>
          <table:table-cell office:value-type="float" office:value="504552.48480038" calcext:value-type="float">
            <text:p>504552.48480038</text:p>
          </table:table-cell>
        </table:table-row>
        <table:table-row table:style-name="ro1">
          <table:table-cell office:value-type="float" office:value="687.12" calcext:value-type="float">
            <text:p>687.12</text:p>
          </table:table-cell>
          <table:table-cell office:value-type="float" office:value="4847.7451" calcext:value-type="float">
            <text:p>4847.7451</text:p>
          </table:table-cell>
          <table:table-cell table:formula="of:=[.B677]/55435.69" office:value-type="float" office:value="0.0874480880458059" calcext:value-type="float">
            <text:p>0.087448088045806</text:p>
          </table:table-cell>
          <table:table-cell office:value-type="float" office:value="509487.28015261" calcext:value-type="float">
            <text:p>509487.28015261</text:p>
          </table:table-cell>
        </table:table-row>
        <table:table-row table:style-name="ro1">
          <table:table-cell office:value-type="float" office:value="688.14" calcext:value-type="float">
            <text:p>688.14</text:p>
          </table:table-cell>
          <table:table-cell office:value-type="float" office:value="4476.3664" calcext:value-type="float">
            <text:p>4476.3664</text:p>
          </table:table-cell>
          <table:table-cell table:formula="of:=[.B678]/55435.69" office:value-type="float" office:value="0.0807488172330858" calcext:value-type="float">
            <text:p>0.080748817233086</text:p>
          </table:table-cell>
          <table:table-cell office:value-type="float" office:value="514044.02797123" calcext:value-type="float">
            <text:p>514044.02797123</text:p>
          </table:table-cell>
        </table:table-row>
        <table:table-row table:style-name="ro1">
          <table:table-cell office:value-type="float" office:value="689.16" calcext:value-type="float">
            <text:p>689.16</text:p>
          </table:table-cell>
          <table:table-cell office:value-type="float" office:value="4083.1254" calcext:value-type="float">
            <text:p>4083.1254</text:p>
          </table:table-cell>
          <table:table-cell table:formula="of:=[.B679]/55435.69" office:value-type="float" office:value="0.0736551741306007" calcext:value-type="float">
            <text:p>0.073655174130601</text:p>
          </table:table-cell>
          <table:table-cell office:value-type="float" office:value="518200.47345548" calcext:value-type="float">
            <text:p>518200.47345548</text:p>
          </table:table-cell>
        </table:table-row>
        <table:table-row table:style-name="ro1">
          <table:table-cell office:value-type="float" office:value="690.17" calcext:value-type="float">
            <text:p>690.17</text:p>
          </table:table-cell>
          <table:table-cell office:value-type="float" office:value="3679.8529" calcext:value-type="float">
            <text:p>3679.8529</text:p>
          </table:table-cell>
          <table:table-cell table:formula="of:=[.B680]/55435.69" office:value-type="float" office:value="0.0663805735979835" calcext:value-type="float">
            <text:p>0.066380573597984</text:p>
          </table:table-cell>
          <table:table-cell office:value-type="float" office:value="521946.40491299" calcext:value-type="float">
            <text:p>521946.40491299</text:p>
          </table:table-cell>
        </table:table-row>
        <table:table-row table:style-name="ro1">
          <table:table-cell office:value-type="float" office:value="691.19" calcext:value-type="float">
            <text:p>691.19</text:p>
          </table:table-cell>
          <table:table-cell office:value-type="float" office:value="3277.2023" calcext:value-type="float">
            <text:p>3277.2023</text:p>
          </table:table-cell>
          <table:table-cell table:formula="of:=[.B681]/55435.69" office:value-type="float" office:value="0.0591171914699718" calcext:value-type="float">
            <text:p>0.059117191469972</text:p>
          </table:table-cell>
          <table:table-cell office:value-type="float" office:value="525282.45540744" calcext:value-type="float">
            <text:p>525282.45540744</text:p>
          </table:table-cell>
        </table:table-row>
        <table:table-row table:style-name="ro1">
          <table:table-cell office:value-type="float" office:value="692.21" calcext:value-type="float">
            <text:p>692.21</text:p>
          </table:table-cell>
          <table:table-cell office:value-type="float" office:value="2884.7034" calcext:value-type="float">
            <text:p>2884.7034</text:p>
          </table:table-cell>
          <table:table-cell table:formula="of:=[.B682]/55435.69" office:value-type="float" office:value="0.0520369350503259" calcext:value-type="float">
            <text:p>0.052036935050326</text:p>
          </table:table-cell>
          <table:table-cell office:value-type="float" office:value="528218.95903545" calcext:value-type="float">
            <text:p>528218.95903545</text:p>
          </table:table-cell>
        </table:table-row>
        <table:table-row table:style-name="ro1">
          <table:table-cell office:value-type="float" office:value="693.23" calcext:value-type="float">
            <text:p>693.23</text:p>
          </table:table-cell>
          <table:table-cell office:value-type="float" office:value="2510.9397" calcext:value-type="float">
            <text:p>2510.9397</text:p>
          </table:table-cell>
          <table:table-cell table:formula="of:=[.B683]/55435.69" office:value-type="float" office:value="0.0452946414124186" calcext:value-type="float">
            <text:p>0.045294641412419</text:p>
          </table:table-cell>
          <table:table-cell office:value-type="float" office:value="530774.98729049" calcext:value-type="float">
            <text:p>530774.98729049</text:p>
          </table:table-cell>
        </table:table-row>
        <table:table-row table:style-name="ro1">
          <table:table-cell office:value-type="float" office:value="694.25" calcext:value-type="float">
            <text:p>694.25</text:p>
          </table:table-cell>
          <table:table-cell office:value-type="float" office:value="2163.609" calcext:value-type="float">
            <text:p>2163.609</text:p>
          </table:table-cell>
          <table:table-cell table:formula="of:=[.B684]/55435.69" office:value-type="float" office:value="0.0390291705578121" calcext:value-type="float">
            <text:p>0.039029170557812</text:p>
          </table:table-cell>
          <table:table-cell office:value-type="float" office:value="532977.44792401" calcext:value-type="float">
            <text:p>532977.44792401</text:p>
          </table:table-cell>
        </table:table-row>
        <table:table-row table:style-name="ro1">
          <table:table-cell office:value-type="float" office:value="695.26" calcext:value-type="float">
            <text:p>695.26</text:p>
          </table:table-cell>
          <table:table-cell office:value-type="float" office:value="1849.303" calcext:value-type="float">
            <text:p>1849.303</text:p>
          </table:table-cell>
          <table:table-cell table:formula="of:=[.B685]/55435.69" office:value-type="float" office:value="0.0333594296381988" calcext:value-type="float">
            <text:p>0.033359429638199</text:p>
          </table:table-cell>
          <table:table-cell office:value-type="float" office:value="534859.95858157" calcext:value-type="float">
            <text:p>534859.95858157</text:p>
          </table:table-cell>
        </table:table-row>
        <table:table-row table:style-name="ro1">
          <table:table-cell office:value-type="float" office:value="696.28" calcext:value-type="float">
            <text:p>696.28</text:p>
          </table:table-cell>
          <table:table-cell office:value-type="float" office:value="1572.9981" calcext:value-type="float">
            <text:p>1572.9981</text:p>
          </table:table-cell>
          <table:table-cell table:formula="of:=[.B686]/55435.69" office:value-type="float" office:value="0.0283751875371264" calcext:value-type="float">
            <text:p>0.028375187537126</text:p>
          </table:table-cell>
          <table:table-cell office:value-type="float" office:value="536461.20279751" calcext:value-type="float">
            <text:p>536461.20279751</text:p>
          </table:table-cell>
        </table:table-row>
        <table:table-row table:style-name="ro1">
          <table:table-cell office:value-type="float" office:value="697.3" calcext:value-type="float">
            <text:p>697.3</text:p>
          </table:table-cell>
          <table:table-cell office:value-type="float" office:value="1337.4324" calcext:value-type="float">
            <text:p>1337.4324</text:p>
          </table:table-cell>
          <table:table-cell table:formula="of:=[.B687]/55435.69" office:value-type="float" office:value="0.0241258366225801" calcext:value-type="float">
            <text:p>0.02412583662258</text:p>
          </table:table-cell>
          <table:table-cell office:value-type="float" office:value="537822.6512323" calcext:value-type="float">
            <text:p>537822.6512323</text:p>
          </table:table-cell>
        </table:table-row>
        <table:table-row table:style-name="ro1">
          <table:table-cell office:value-type="float" office:value="698.32" calcext:value-type="float">
            <text:p>698.32</text:p>
          </table:table-cell>
          <table:table-cell office:value-type="float" office:value="1142.6447" calcext:value-type="float">
            <text:p>1142.6447</text:p>
          </table:table-cell>
          <table:table-cell table:formula="of:=[.B688]/55435.69" office:value-type="float" office:value="0.0206120768046722" calcext:value-type="float">
            <text:p>0.020612076804672</text:p>
          </table:table-cell>
          <table:table-cell office:value-type="float" office:value="538985.81420308" calcext:value-type="float">
            <text:p>538985.81420308</text:p>
          </table:table-cell>
        </table:table-row>
        <table:table-row table:style-name="ro1">
          <table:table-cell office:value-type="float" office:value="699.34" calcext:value-type="float">
            <text:p>699.34</text:p>
          </table:table-cell>
          <table:table-cell office:value-type="float" office:value="985.93755" calcext:value-type="float">
            <text:p>985.93755</text:p>
          </table:table-cell>
          <table:table-cell table:formula="of:=[.B689]/55435.69" office:value-type="float" office:value="0.0177852489975321" calcext:value-type="float">
            <text:p>0.017785248997532</text:p>
          </table:table-cell>
          <table:table-cell office:value-type="float" office:value="539989.45608575" calcext:value-type="float">
            <text:p>539989.45608575</text:p>
          </table:table-cell>
        </table:table-row>
        <table:table-row table:style-name="ro1">
          <table:table-cell office:value-type="float" office:value="700.35" calcext:value-type="float">
            <text:p>700.35</text:p>
          </table:table-cell>
          <table:table-cell office:value-type="float" office:value="862.38312" calcext:value-type="float">
            <text:p>862.38312</text:p>
          </table:table-cell>
          <table:table-cell table:formula="of:=[.B690]/55435.69" office:value-type="float" office:value="0.0155564604679765" calcext:value-type="float">
            <text:p>0.015556460467977</text:p>
          </table:table-cell>
          <table:table-cell office:value-type="float" office:value="540867.32488438" calcext:value-type="float">
            <text:p>540867.32488438</text:p>
          </table:table-cell>
        </table:table-row>
        <table:table-row table:style-name="ro1">
          <table:table-cell office:value-type="float" office:value="701.37" calcext:value-type="float">
            <text:p>701.37</text:p>
          </table:table-cell>
          <table:table-cell office:value-type="float" office:value="765.79122" calcext:value-type="float">
            <text:p>765.79122</text:p>
          </table:table-cell>
          <table:table-cell table:formula="of:=[.B691]/55435.69" office:value-type="float" office:value="0.0138140468712485" calcext:value-type="float">
            <text:p>0.013814046871249</text:p>
          </table:table-cell>
          <table:table-cell office:value-type="float" office:value="541646.86729674" calcext:value-type="float">
            <text:p>541646.86729674</text:p>
          </table:table-cell>
        </table:table-row>
        <table:table-row table:style-name="ro1">
          <table:table-cell office:value-type="float" office:value="702.39" calcext:value-type="float">
            <text:p>702.39</text:p>
          </table:table-cell>
          <table:table-cell office:value-type="float" office:value="689.87964" calcext:value-type="float">
            <text:p>689.87964</text:p>
          </table:table-cell>
          <table:table-cell table:formula="of:=[.B692]/55435.69" office:value-type="float" office:value="0.0124446839211346" calcext:value-type="float">
            <text:p>0.012444683921135</text:p>
          </table:table-cell>
          <table:table-cell office:value-type="float" office:value="542349.1350008" calcext:value-type="float">
            <text:p>542349.1350008</text:p>
          </table:table-cell>
        </table:table-row>
        <table:table-row table:style-name="ro1">
          <table:table-cell office:value-type="float" office:value="703.41" calcext:value-type="float">
            <text:p>703.41</text:p>
          </table:table-cell>
          <table:table-cell office:value-type="float" office:value="629.30724" calcext:value-type="float">
            <text:p>629.30724</text:p>
          </table:table-cell>
          <table:table-cell table:formula="of:=[.B693]/55435.69" office:value-type="float" office:value="0.0113520232182552" calcext:value-type="float">
            <text:p>0.011352023218255</text:p>
          </table:table-cell>
          <table:table-cell office:value-type="float" office:value="542989.74261822" calcext:value-type="float">
            <text:p>542989.74261822</text:p>
          </table:table-cell>
        </table:table-row>
        <table:table-row table:style-name="ro1">
          <table:table-cell office:value-type="float" office:value="704.43" calcext:value-type="float">
            <text:p>704.43</text:p>
          </table:table-cell>
          <table:table-cell office:value-type="float" office:value="580.28262" calcext:value-type="float">
            <text:p>580.28262</text:p>
          </table:table-cell>
          <table:table-cell table:formula="of:=[.B694]/55435.69" office:value-type="float" office:value="0.0104676719997532" calcext:value-type="float">
            <text:p>0.010467671999753</text:p>
          </table:table-cell>
          <table:table-cell office:value-type="float" office:value="543580.44528159" calcext:value-type="float">
            <text:p>543580.44528159</text:p>
          </table:table-cell>
        </table:table-row>
        <table:table-row table:style-name="ro1">
          <table:table-cell office:value-type="float" office:value="705.44" calcext:value-type="float">
            <text:p>705.44</text:p>
          </table:table-cell>
          <table:table-cell office:value-type="float" office:value="540.61964" calcext:value-type="float">
            <text:p>540.61964</text:p>
          </table:table-cell>
          <table:table-cell table:formula="of:=[.B695]/55435.69" office:value-type="float" office:value="0.00975219466015486" calcext:value-type="float">
            <text:p>0.009752194660155</text:p>
          </table:table-cell>
          <table:table-cell office:value-type="float" office:value="544130.77274912" calcext:value-type="float">
            <text:p>544130.77274912</text:p>
          </table:table-cell>
        </table:table-row>
        <table:table-row table:style-name="ro1">
          <table:table-cell office:value-type="float" office:value="706.46" calcext:value-type="float">
            <text:p>706.46</text:p>
          </table:table-cell>
          <table:table-cell office:value-type="float" office:value="509.30942" calcext:value-type="float">
            <text:p>509.30942</text:p>
          </table:table-cell>
          <table:table-cell table:formula="of:=[.B696]/55435.69" office:value-type="float" office:value="0.00918739209343295" calcext:value-type="float">
            <text:p>0.009187392093433</text:p>
          </table:table-cell>
          <table:table-cell office:value-type="float" office:value="544649.22776333" calcext:value-type="float">
            <text:p>544649.22776333</text:p>
          </table:table-cell>
        </table:table-row>
        <table:table-row table:style-name="ro1">
          <table:table-cell office:value-type="float" office:value="707.48" calcext:value-type="float">
            <text:p>707.48</text:p>
          </table:table-cell>
          <table:table-cell office:value-type="float" office:value="485.83594" calcext:value-type="float">
            <text:p>485.83594</text:p>
          </table:table-cell>
          <table:table-cell table:formula="of:=[.B697]/55435.69" office:value-type="float" office:value="0.00876395585587552" calcext:value-type="float">
            <text:p>0.008763955855876</text:p>
          </table:table-cell>
          <table:table-cell office:value-type="float" office:value="545143.78778093" calcext:value-type="float">
            <text:p>545143.78778093</text:p>
          </table:table-cell>
        </table:table-row>
        <table:table-row table:style-name="ro1">
          <table:table-cell office:value-type="float" office:value="708.5" calcext:value-type="float">
            <text:p>708.5</text:p>
          </table:table-cell>
          <table:table-cell office:value-type="float" office:value="469.52228" calcext:value-type="float">
            <text:p>469.52228</text:p>
          </table:table-cell>
          <table:table-cell table:formula="of:=[.B698]/55435.69" office:value-type="float" office:value="0.00846967504147599" calcext:value-type="float">
            <text:p>0.008469675041476</text:p>
          </table:table-cell>
          <table:table-cell office:value-type="float" office:value="545621.74119828" calcext:value-type="float">
            <text:p>545621.74119828</text:p>
          </table:table-cell>
        </table:table-row>
        <table:table-row table:style-name="ro1">
          <table:table-cell office:value-type="float" office:value="709.52" calcext:value-type="float">
            <text:p>709.52</text:p>
          </table:table-cell>
          <table:table-cell office:value-type="float" office:value="459.14166" calcext:value-type="float">
            <text:p>459.14166</text:p>
          </table:table-cell>
          <table:table-cell table:formula="of:=[.B699]/55435.69" office:value-type="float" office:value="0.00828241986344898" calcext:value-type="float">
            <text:p>0.008282419863449</text:p>
          </table:table-cell>
          <table:table-cell office:value-type="float" office:value="546089.12759543" calcext:value-type="float">
            <text:p>546089.12759543</text:p>
          </table:table-cell>
        </table:table-row>
        <table:table-row table:style-name="ro1">
          <table:table-cell office:value-type="float" office:value="710.53" calcext:value-type="float">
            <text:p>710.53</text:p>
          </table:table-cell>
          <table:table-cell office:value-type="float" office:value="452.89477" calcext:value-type="float">
            <text:p>452.89477</text:p>
          </table:table-cell>
          <table:table-cell table:formula="of:=[.B700]/55435.69" office:value-type="float" office:value="0.00816973271190455" calcext:value-type="float">
            <text:p>0.008169732711905</text:p>
          </table:table-cell>
          <table:table-cell office:value-type="float" office:value="546550.15492634" calcext:value-type="float">
            <text:p>546550.15492634</text:p>
          </table:table-cell>
        </table:table-row>
        <table:table-row table:style-name="ro1">
          <table:table-cell office:value-type="float" office:value="711.55" calcext:value-type="float">
            <text:p>711.55</text:p>
          </table:table-cell>
          <table:table-cell office:value-type="float" office:value="448.70287" calcext:value-type="float">
            <text:p>448.70287</text:p>
          </table:table-cell>
          <table:table-cell table:formula="of:=[.B701]/55435.69" office:value-type="float" office:value="0.0080941153614215" calcext:value-type="float">
            <text:p>0.008094115361422</text:p>
          </table:table-cell>
          <table:table-cell office:value-type="float" office:value="547006.91509005" calcext:value-type="float">
            <text:p>547006.91509005</text:p>
          </table:table-cell>
        </table:table-row>
        <table:table-row table:style-name="ro1">
          <table:table-cell office:value-type="float" office:value="712.57" calcext:value-type="float">
            <text:p>712.57</text:p>
          </table:table-cell>
          <table:table-cell office:value-type="float" office:value="444.65526" calcext:value-type="float">
            <text:p>444.65526</text:p>
          </table:table-cell>
          <table:table-cell table:formula="of:=[.B702]/55435.69" office:value-type="float" office:value="0.00802110084676496" calcext:value-type="float">
            <text:p>0.008021100846765</text:p>
          </table:table-cell>
          <table:table-cell office:value-type="float" office:value="547459.55495692" calcext:value-type="float">
            <text:p>547459.55495692</text:p>
          </table:table-cell>
        </table:table-row>
        <table:table-row table:style-name="ro1">
          <table:table-cell office:value-type="float" office:value="713.59" calcext:value-type="float">
            <text:p>713.59</text:p>
          </table:table-cell>
          <table:table-cell office:value-type="float" office:value="439.41636" calcext:value-type="float">
            <text:p>439.41636</text:p>
          </table:table-cell>
          <table:table-cell table:formula="of:=[.B703]/55435.69" office:value-type="float" office:value="0.00792659674660855" calcext:value-type="float">
            <text:p>0.007926596746609</text:p>
          </table:table-cell>
          <table:table-cell office:value-type="float" office:value="547906.86185394" calcext:value-type="float">
            <text:p>547906.86185394</text:p>
          </table:table-cell>
        </table:table-row>
        <table:table-row table:style-name="ro1">
          <table:table-cell office:value-type="float" office:value="714.61" calcext:value-type="float">
            <text:p>714.61</text:p>
          </table:table-cell>
          <table:table-cell office:value-type="float" office:value="432.44333" calcext:value-type="float">
            <text:p>432.44333</text:p>
          </table:table-cell>
          <table:table-cell table:formula="of:=[.B704]/55435.69" office:value-type="float" office:value="0.00780081081339476" calcext:value-type="float">
            <text:p>0.007800810813395</text:p>
          </table:table-cell>
          <table:table-cell office:value-type="float" office:value="548347.07050362" calcext:value-type="float">
            <text:p>548347.07050362</text:p>
          </table:table-cell>
        </table:table-row>
        <table:table-row table:style-name="ro1">
          <table:table-cell office:value-type="float" office:value="715.62" calcext:value-type="float">
            <text:p>715.62</text:p>
          </table:table-cell>
          <table:table-cell office:value-type="float" office:value="423.95798" calcext:value-type="float">
            <text:p>423.95798</text:p>
          </table:table-cell>
          <table:table-cell table:formula="of:=[.B705]/55435.69" office:value-type="float" office:value="0.00764774426006062" calcext:value-type="float">
            <text:p>0.007647744260061</text:p>
          </table:table-cell>
          <table:table-cell office:value-type="float" office:value="548778.64143764" calcext:value-type="float">
            <text:p>548778.64143764</text:p>
          </table:table-cell>
        </table:table-row>
        <table:table-row table:style-name="ro1">
          <table:table-cell office:value-type="float" office:value="716.64" calcext:value-type="float">
            <text:p>716.64</text:p>
          </table:table-cell>
          <table:table-cell office:value-type="float" office:value="414.71479" calcext:value-type="float">
            <text:p>414.71479</text:p>
          </table:table-cell>
          <table:table-cell table:formula="of:=[.B706]/55435.69" office:value-type="float" office:value="0.00748100709128" calcext:value-type="float">
            <text:p>0.00748100709128</text:p>
          </table:table-cell>
          <table:table-cell office:value-type="float" office:value="549200.80319887" calcext:value-type="float">
            <text:p>549200.80319887</text:p>
          </table:table-cell>
        </table:table-row>
        <table:table-row table:style-name="ro1">
          <table:table-cell office:value-type="float" office:value="717.66" calcext:value-type="float">
            <text:p>717.66</text:p>
          </table:table-cell>
          <table:table-cell office:value-type="float" office:value="405.67045" calcext:value-type="float">
            <text:p>405.67045</text:p>
          </table:table-cell>
          <table:table-cell table:formula="of:=[.B707]/55435.69" office:value-type="float" office:value="0.00731785696182369" calcext:value-type="float">
            <text:p>0.007317856961824</text:p>
          </table:table-cell>
          <table:table-cell office:value-type="float" office:value="549613.75820704" calcext:value-type="float">
            <text:p>549613.75820704</text:p>
          </table:table-cell>
        </table:table-row>
        <table:table-row table:style-name="ro1">
          <table:table-cell office:value-type="float" office:value="718.68" calcext:value-type="float">
            <text:p>718.68</text:p>
          </table:table-cell>
          <table:table-cell office:value-type="float" office:value="397.67432" calcext:value-type="float">
            <text:p>397.67432</text:p>
          </table:table-cell>
          <table:table-cell table:formula="of:=[.B708]/55435.69" office:value-type="float" office:value="0.00717361540913444" calcext:value-type="float">
            <text:p>0.007173615409134</text:p>
          </table:table-cell>
          <table:table-cell office:value-type="float" office:value="550018.57350482" calcext:value-type="float">
            <text:p>550018.57350482</text:p>
          </table:table-cell>
        </table:table-row>
        <table:table-row table:style-name="ro1">
          <table:table-cell office:value-type="float" office:value="719.7" calcext:value-type="float">
            <text:p>719.7</text:p>
          </table:table-cell>
          <table:table-cell office:value-type="float" office:value="391.2679" calcext:value-type="float">
            <text:p>391.2679</text:p>
          </table:table-cell>
          <table:table-cell table:formula="of:=[.B709]/55435.69" office:value-type="float" office:value="0.00705805050861638" calcext:value-type="float">
            <text:p>0.007058050508616</text:p>
          </table:table-cell>
          <table:table-cell office:value-type="float" office:value="550416.86734286" calcext:value-type="float">
            <text:p>550416.86734286</text:p>
          </table:table-cell>
        </table:table-row>
        <table:table-row table:style-name="ro1">
          <table:table-cell office:value-type="float" office:value="720.71" calcext:value-type="float">
            <text:p>720.71</text:p>
          </table:table-cell>
          <table:table-cell office:value-type="float" office:value="386.62747" calcext:value-type="float">
            <text:p>386.62747</text:p>
          </table:table-cell>
          <table:table-cell table:formula="of:=[.B710]/55435.69" office:value-type="float" office:value="0.00697434216116008" calcext:value-type="float">
            <text:p>0.00697434216116</text:p>
          </table:table-cell>
          <table:table-cell office:value-type="float" office:value="550810.43741965" calcext:value-type="float">
            <text:p>550810.43741965</text:p>
          </table:table-cell>
        </table:table-row>
        <table:table-row table:style-name="ro1">
          <table:table-cell office:value-type="float" office:value="721.73" calcext:value-type="float">
            <text:p>721.73</text:p>
          </table:table-cell>
          <table:table-cell office:value-type="float" office:value="383.6324" calcext:value-type="float">
            <text:p>383.6324</text:p>
          </table:table-cell>
          <table:table-cell table:formula="of:=[.B711]/55435.69" office:value-type="float" office:value="0.006920314331796" calcext:value-type="float">
            <text:p>0.006920314331796</text:p>
          </table:table-cell>
          <table:table-cell office:value-type="float" office:value="551200.95864887" calcext:value-type="float">
            <text:p>551200.95864887</text:p>
          </table:table-cell>
        </table:table-row>
        <table:table-row table:style-name="ro1">
          <table:table-cell office:value-type="float" office:value="722.75" calcext:value-type="float">
            <text:p>722.75</text:p>
          </table:table-cell>
          <table:table-cell office:value-type="float" office:value="382.00891" calcext:value-type="float">
            <text:p>382.00891</text:p>
          </table:table-cell>
          <table:table-cell table:formula="of:=[.B712]/55435.69" office:value-type="float" office:value="0.00689102832489322" calcext:value-type="float">
            <text:p>0.006891028324893</text:p>
          </table:table-cell>
          <table:table-cell office:value-type="float" office:value="551589.82723101" calcext:value-type="float">
            <text:p>551589.82723101</text:p>
          </table:table-cell>
        </table:table-row>
        <table:table-row table:style-name="ro1">
          <table:table-cell office:value-type="float" office:value="723.77" calcext:value-type="float">
            <text:p>723.77</text:p>
          </table:table-cell>
          <table:table-cell office:value-type="float" office:value="381.49051" calcext:value-type="float">
            <text:p>381.49051</text:p>
          </table:table-cell>
          <table:table-cell table:formula="of:=[.B713]/55435.69" office:value-type="float" office:value="0.00688167694855065" calcext:value-type="float">
            <text:p>0.006881676948551</text:p>
          </table:table-cell>
          <table:table-cell office:value-type="float" office:value="551978.16811281" calcext:value-type="float">
            <text:p>551978.16811281</text:p>
          </table:table-cell>
        </table:table-row>
        <table:table-row table:style-name="ro1">
          <table:table-cell office:value-type="float" office:value="724.79" calcext:value-type="float">
            <text:p>724.79</text:p>
          </table:table-cell>
          <table:table-cell office:value-type="float" office:value="381.94684" calcext:value-type="float">
            <text:p>381.94684</text:p>
          </table:table-cell>
          <table:table-cell table:formula="of:=[.B714]/55435.69" office:value-type="float" office:value="0.00688990864910313" calcext:value-type="float">
            <text:p>0.006889908649103</text:p>
          </table:table-cell>
          <table:table-cell office:value-type="float" office:value="552366.97351603" calcext:value-type="float">
            <text:p>552366.97351603</text:p>
          </table:table-cell>
        </table:table-row>
        <table:table-row table:style-name="ro1">
          <table:table-cell office:value-type="float" office:value="725.8" calcext:value-type="float">
            <text:p>725.8</text:p>
          </table:table-cell>
          <table:table-cell office:value-type="float" office:value="383.45086" calcext:value-type="float">
            <text:p>383.45086</text:p>
          </table:table-cell>
          <table:table-cell table:formula="of:=[.B715]/55435.69" office:value-type="float" office:value="0.00691703954618406" calcext:value-type="float">
            <text:p>0.006917039546184</text:p>
          </table:table-cell>
          <table:table-cell office:value-type="float" office:value="552757.30994923" calcext:value-type="float">
            <text:p>552757.30994923</text:p>
          </table:table-cell>
        </table:table-row>
        <table:table-row table:style-name="ro1">
          <table:table-cell office:value-type="float" office:value="726.82" calcext:value-type="float">
            <text:p>726.82</text:p>
          </table:table-cell>
          <table:table-cell office:value-type="float" office:value="386.27429" calcext:value-type="float">
            <text:p>386.27429</text:p>
          </table:table-cell>
          <table:table-cell table:formula="of:=[.B716]/55435.69" office:value-type="float" office:value="0.00696797117524829" calcext:value-type="float">
            <text:p>0.006967971175248</text:p>
          </table:table-cell>
          <table:table-cell office:value-type="float" office:value="553150.52050839" calcext:value-type="float">
            <text:p>553150.52050839</text:p>
          </table:table-cell>
        </table:table-row>
        <table:table-row table:style-name="ro1">
          <table:table-cell office:value-type="float" office:value="727.84" calcext:value-type="float">
            <text:p>727.84</text:p>
          </table:table-cell>
          <table:table-cell office:value-type="float" office:value="390.81678" calcext:value-type="float">
            <text:p>390.81678</text:p>
          </table:table-cell>
          <table:table-cell table:formula="of:=[.B717]/55435.69" office:value-type="float" office:value="0.00704991279083926" calcext:value-type="float">
            <text:p>0.007049912790839</text:p>
          </table:table-cell>
          <table:table-cell office:value-type="float" office:value="553548.35512744" calcext:value-type="float">
            <text:p>553548.35512744</text:p>
          </table:table-cell>
        </table:table-row>
        <table:table-row table:style-name="ro1">
          <table:table-cell office:value-type="float" office:value="728.86" calcext:value-type="float">
            <text:p>728.86</text:p>
          </table:table-cell>
          <table:table-cell office:value-type="float" office:value="397.4877" calcext:value-type="float">
            <text:p>397.4877</text:p>
          </table:table-cell>
          <table:table-cell table:formula="of:=[.B718]/55435.69" office:value-type="float" office:value="0.0071702489858068" calcext:value-type="float">
            <text:p>0.007170248985807</text:p>
          </table:table-cell>
          <table:table-cell office:value-type="float" office:value="553952.98045873" calcext:value-type="float">
            <text:p>553952.98045873</text:p>
          </table:table-cell>
        </table:table-row>
        <table:table-row table:style-name="ro1">
          <table:table-cell office:value-type="float" office:value="729.88" calcext:value-type="float">
            <text:p>729.88</text:p>
          </table:table-cell>
          <table:table-cell office:value-type="float" office:value="406.56927" calcext:value-type="float">
            <text:p>406.56927</text:p>
          </table:table-cell>
          <table:table-cell table:formula="of:=[.B719]/55435.69" office:value-type="float" office:value="0.00733407070427012" calcext:value-type="float">
            <text:p>0.00733407070427</text:p>
          </table:table-cell>
          <table:table-cell office:value-type="float" office:value="554366.85042942" calcext:value-type="float">
            <text:p>554366.85042942</text:p>
          </table:table-cell>
        </table:table-row>
        <table:table-row table:style-name="ro1">
          <table:table-cell office:value-type="float" office:value="730.89" calcext:value-type="float">
            <text:p>730.89</text:p>
          </table:table-cell>
          <table:table-cell office:value-type="float" office:value="418.09595" calcext:value-type="float">
            <text:p>418.09595</text:p>
          </table:table-cell>
          <table:table-cell table:formula="of:=[.B720]/55435.69" office:value-type="float" office:value="0.00754199956742669" calcext:value-type="float">
            <text:p>0.007541999567427</text:p>
          </table:table-cell>
          <table:table-cell office:value-type="float" office:value="554792.45406787" calcext:value-type="float">
            <text:p>554792.45406787</text:p>
          </table:table-cell>
        </table:table-row>
        <table:table-row table:style-name="ro1">
          <table:table-cell office:value-type="float" office:value="731.91" calcext:value-type="float">
            <text:p>731.91</text:p>
          </table:table-cell>
          <table:table-cell office:value-type="float" office:value="431.78408" calcext:value-type="float">
            <text:p>431.78408</text:p>
          </table:table-cell>
          <table:table-cell table:formula="of:=[.B721]/55435.69" office:value-type="float" office:value="0.0077889186551119" calcext:value-type="float">
            <text:p>0.007788918655112</text:p>
          </table:table-cell>
          <table:table-cell office:value-type="float" office:value="555231.99162972" calcext:value-type="float">
            <text:p>555231.99162972</text:p>
          </table:table-cell>
        </table:table-row>
        <table:table-row table:style-name="ro1">
          <table:table-cell office:value-type="float" office:value="732.93" calcext:value-type="float">
            <text:p>732.93</text:p>
          </table:table-cell>
          <table:table-cell office:value-type="float" office:value="447.03456" calcext:value-type="float">
            <text:p>447.03456</text:p>
          </table:table-cell>
          <table:table-cell table:formula="of:=[.B722]/55435.69" office:value-type="float" office:value="0.00806402085010577" calcext:value-type="float">
            <text:p>0.008064020850106</text:p>
          </table:table-cell>
          <table:table-cell office:value-type="float" office:value="555687.05352584" calcext:value-type="float">
            <text:p>555687.05352584</text:p>
          </table:table-cell>
        </table:table-row>
        <table:table-row table:style-name="ro1">
          <table:table-cell office:value-type="float" office:value="733.95" calcext:value-type="float">
            <text:p>733.95</text:p>
          </table:table-cell>
          <table:table-cell office:value-type="float" office:value="463.01237" calcext:value-type="float">
            <text:p>463.01237</text:p>
          </table:table-cell>
          <table:table-cell table:formula="of:=[.B723]/55435.69" office:value-type="float" office:value="0.00835224329308429" calcext:value-type="float">
            <text:p>0.008352243293084</text:p>
          </table:table-cell>
          <table:table-cell office:value-type="float" office:value="556158.38014373" calcext:value-type="float">
            <text:p>556158.38014373</text:p>
          </table:table-cell>
        </table:table-row>
        <table:table-row table:style-name="ro1">
          <table:table-cell office:value-type="float" office:value="734.96" calcext:value-type="float">
            <text:p>734.96</text:p>
          </table:table-cell>
          <table:table-cell office:value-type="float" office:value="478.78344" calcext:value-type="float">
            <text:p>478.78344</text:p>
          </table:table-cell>
          <table:table-cell table:formula="of:=[.B724]/55435.69" office:value-type="float" office:value="0.00863673636965644" calcext:value-type="float">
            <text:p>0.008636736369656</text:p>
          </table:table-cell>
          <table:table-cell office:value-type="float" office:value="556645.7610282" calcext:value-type="float">
            <text:p>556645.7610282</text:p>
          </table:table-cell>
        </table:table-row>
        <table:table-row table:style-name="ro1">
          <table:table-cell office:value-type="float" office:value="735.98" calcext:value-type="float">
            <text:p>735.98</text:p>
          </table:table-cell>
          <table:table-cell office:value-type="float" office:value="493.47204" calcext:value-type="float">
            <text:p>493.47204</text:p>
          </table:table-cell>
          <table:table-cell table:formula="of:=[.B725]/55435.69" office:value-type="float" office:value="0.00890170285604815" calcext:value-type="float">
            <text:p>0.008901702856048</text:p>
          </table:table-cell>
          <table:table-cell office:value-type="float" office:value="557148.09426843" calcext:value-type="float">
            <text:p>557148.0942684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06.39655" calcext:value-type="float">
            <text:p>506.39655</text:p>
          </table:table-cell>
          <table:table-cell table:formula="of:=[.B726]/55435.69" office:value-type="float" office:value="0.00913484706332689" calcext:value-type="float">
            <text:p>0.009134847063327</text:p>
          </table:table-cell>
          <table:table-cell office:value-type="float" office:value="557663.58410067" calcext:value-type="float">
            <text:p>557663.58410067</text:p>
          </table:table-cell>
        </table:table-row>
        <table:table-row table:style-name="ro1">
          <table:table-cell office:value-type="float" office:value="738.02" calcext:value-type="float">
            <text:p>738.02</text:p>
          </table:table-cell>
          <table:table-cell office:value-type="float" office:value="517.15146" calcext:value-type="float">
            <text:p>517.15146</text:p>
          </table:table-cell>
          <table:table-cell table:formula="of:=[.B727]/55435.69" office:value-type="float" office:value="0.00932885402887562" calcext:value-type="float">
            <text:p>0.009328854028876</text:p>
          </table:table-cell>
          <table:table-cell office:value-type="float" office:value="558190.02197549" calcext:value-type="float">
            <text:p>558190.02197549</text:p>
          </table:table-cell>
        </table:table-row>
        <table:table-row table:style-name="ro1">
          <table:table-cell office:value-type="float" office:value="739.04" calcext:value-type="float">
            <text:p>739.04</text:p>
          </table:table-cell>
          <table:table-cell office:value-type="float" office:value="525.62415" calcext:value-type="float">
            <text:p>525.62415</text:p>
          </table:table-cell>
          <table:table-cell table:formula="of:=[.B728]/55435.69" office:value-type="float" office:value="0.00948169220947732" calcext:value-type="float">
            <text:p>0.009481692209477</text:p>
          </table:table-cell>
          <table:table-cell office:value-type="float" office:value="558725.08468042" calcext:value-type="float">
            <text:p>558725.08468042</text:p>
          </table:table-cell>
        </table:table-row>
        <table:table-row table:style-name="ro1">
          <table:table-cell office:value-type="float" office:value="740.05" calcext:value-type="float">
            <text:p>740.05</text:p>
          </table:table-cell>
          <table:table-cell office:value-type="float" office:value="531.95729" calcext:value-type="float">
            <text:p>531.95729</text:p>
          </table:table-cell>
          <table:table-cell table:formula="of:=[.B729]/55435.69" office:value-type="float" office:value="0.00959593521790745" calcext:value-type="float">
            <text:p>0.009595935217907</text:p>
          </table:table-cell>
          <table:table-cell office:value-type="float" office:value="559266.5942493" calcext:value-type="float">
            <text:p>559266.5942493</text:p>
          </table:table-cell>
        </table:table-row>
        <table:table-row table:style-name="ro1">
          <table:table-cell office:value-type="float" office:value="741.07" calcext:value-type="float">
            <text:p>741.07</text:p>
          </table:table-cell>
          <table:table-cell office:value-type="float" office:value="536.48235" calcext:value-type="float">
            <text:p>536.48235</text:p>
          </table:table-cell>
          <table:table-cell table:formula="of:=[.B730]/55435.69" office:value-type="float" office:value="0.0096775624151156" calcext:value-type="float">
            <text:p>0.009677562415116</text:p>
          </table:table-cell>
          <table:table-cell office:value-type="float" office:value="559812.71012899" calcext:value-type="float">
            <text:p>559812.71012899</text:p>
          </table:table-cell>
        </table:table-row>
        <table:table-row table:style-name="ro1">
          <table:table-cell office:value-type="float" office:value="742.09" calcext:value-type="float">
            <text:p>742.09</text:p>
          </table:table-cell>
          <table:table-cell office:value-type="float" office:value="539.65013" calcext:value-type="float">
            <text:p>539.65013</text:p>
          </table:table-cell>
          <table:table-cell table:formula="of:=[.B731]/55435.69" office:value-type="float" office:value="0.00973470574642437" calcext:value-type="float">
            <text:p>0.009734705746424</text:p>
          </table:table-cell>
          <table:table-cell office:value-type="float" office:value="560362.0506753" calcext:value-type="float">
            <text:p>560362.0506753</text:p>
          </table:table-cell>
        </table:table-row>
        <table:table-row table:style-name="ro1">
          <table:table-cell office:value-type="float" office:value="743.11" calcext:value-type="float">
            <text:p>743.11</text:p>
          </table:table-cell>
          <table:table-cell office:value-type="float" office:value="541.97352" calcext:value-type="float">
            <text:p>541.97352</text:p>
          </table:table-cell>
          <table:table-cell table:formula="of:=[.B732]/55435.69" office:value-type="float" office:value="0.00977661719372484" calcext:value-type="float">
            <text:p>0.009776617193725</text:p>
          </table:table-cell>
          <table:table-cell office:value-type="float" office:value="560913.75633129" calcext:value-type="float">
            <text:p>560913.75633129</text:p>
          </table:table-cell>
        </table:table-row>
        <table:table-row table:style-name="ro1">
          <table:table-cell office:value-type="float" office:value="744.13" calcext:value-type="float">
            <text:p>744.13</text:p>
          </table:table-cell>
          <table:table-cell office:value-type="float" office:value="543.98177" calcext:value-type="float">
            <text:p>543.98177</text:p>
          </table:table-cell>
          <table:table-cell table:formula="of:=[.B733]/55435.69" office:value-type="float" office:value="0.00981284385564606" calcext:value-type="float">
            <text:p>0.009812843855646</text:p>
          </table:table-cell>
          <table:table-cell office:value-type="float" office:value="561467.50629933" calcext:value-type="float">
            <text:p>561467.50629933</text:p>
          </table:table-cell>
        </table:table-row>
        <table:table-row table:style-name="ro1">
          <table:table-cell office:value-type="float" office:value="745.14" calcext:value-type="float">
            <text:p>745.14</text:p>
          </table:table-cell>
          <table:table-cell office:value-type="float" office:value="546.17537" calcext:value-type="float">
            <text:p>546.17537</text:p>
          </table:table-cell>
          <table:table-cell table:formula="of:=[.B734]/55435.69" office:value-type="float" office:value="0.00985241403146601" calcext:value-type="float">
            <text:p>0.009852414031466</text:p>
          </table:table-cell>
          <table:table-cell office:value-type="float" office:value="562023.48925752" calcext:value-type="float">
            <text:p>562023.48925752</text:p>
          </table:table-cell>
        </table:table-row>
        <table:table-row table:style-name="ro1">
          <table:table-cell office:value-type="float" office:value="746.16" calcext:value-type="float">
            <text:p>746.16</text:p>
          </table:table-cell>
          <table:table-cell office:value-type="float" office:value="548.97106" calcext:value-type="float">
            <text:p>548.97106</text:p>
          </table:table-cell>
          <table:table-cell table:formula="of:=[.B735]/55435.69" office:value-type="float" office:value="0.00990284526087796" calcext:value-type="float">
            <text:p>0.009902845260878</text:p>
          </table:table-cell>
          <table:table-cell office:value-type="float" office:value="562582.31810892" calcext:value-type="float">
            <text:p>562582.31810892</text:p>
          </table:table-cell>
        </table:table-row>
        <table:table-row table:style-name="ro1">
          <table:table-cell office:value-type="float" office:value="747.18" calcext:value-type="float">
            <text:p>747.18</text:p>
          </table:table-cell>
          <table:table-cell office:value-type="float" office:value="552.63813" calcext:value-type="float">
            <text:p>552.63813</text:p>
          </table:table-cell>
          <table:table-cell table:formula="of:=[.B736]/55435.69" office:value-type="float" office:value="0.00996899524476019" calcext:value-type="float">
            <text:p>0.00996899524476</text:p>
          </table:table-cell>
          <table:table-cell office:value-type="float" office:value="563144.87987811" calcext:value-type="float">
            <text:p>563144.87987811</text:p>
          </table:table-cell>
        </table:table-row>
        <table:table-row table:style-name="ro1">
          <table:table-cell office:value-type="float" office:value="748.2" calcext:value-type="float">
            <text:p>748.2</text:p>
          </table:table-cell>
          <table:table-cell office:value-type="float" office:value="557.24245" calcext:value-type="float">
            <text:p>557.24245</text:p>
          </table:table-cell>
          <table:table-cell table:formula="of:=[.B737]/55435.69" office:value-type="float" office:value="0.0100520522068003" calcext:value-type="float">
            <text:p>0.0100520522068</text:p>
          </table:table-cell>
          <table:table-cell office:value-type="float" office:value="563712.12864858" calcext:value-type="float">
            <text:p>563712.12864858</text:p>
          </table:table-cell>
        </table:table-row>
        <table:table-row table:style-name="ro1">
          <table:table-cell office:value-type="float" office:value="749.22" calcext:value-type="float">
            <text:p>749.22</text:p>
          </table:table-cell>
          <table:table-cell office:value-type="float" office:value="562.62433" calcext:value-type="float">
            <text:p>562.62433</text:p>
          </table:table-cell>
          <table:table-cell table:formula="of:=[.B738]/55435.69" office:value-type="float" office:value="0.0101491355117975" calcext:value-type="float">
            <text:p>0.010149135511798</text:p>
          </table:table-cell>
          <table:table-cell office:value-type="float" office:value="564284.85593788" calcext:value-type="float">
            <text:p>564284.85593788</text:p>
          </table:table-cell>
        </table:table-row>
        <table:table-row table:style-name="ro1">
          <table:table-cell office:value-type="float" office:value="750.23" calcext:value-type="float">
            <text:p>750.23</text:p>
          </table:table-cell>
          <table:table-cell office:value-type="float" office:value="568.43258" calcext:value-type="float">
            <text:p>568.43258</text:p>
          </table:table-cell>
          <table:table-cell table:formula="of:=[.B739]/55435.69" office:value-type="float" office:value="0.0102539100712916" calcext:value-type="float">
            <text:p>0.010253910071292</text:p>
          </table:table-cell>
          <table:table-cell office:value-type="float" office:value="564863.49578035" calcext:value-type="float">
            <text:p>564863.49578035</text:p>
          </table:table-cell>
        </table:table-row>
        <table:table-row table:style-name="ro1">
          <table:table-cell office:value-type="float" office:value="751.25" calcext:value-type="float">
            <text:p>751.25</text:p>
          </table:table-cell>
          <table:table-cell office:value-type="float" office:value="574.21995" calcext:value-type="float">
            <text:p>574.21995</text:p>
          </table:table-cell>
          <table:table-cell table:formula="of:=[.B740]/55435.69" office:value-type="float" office:value="0.0103583079781274" calcext:value-type="float">
            <text:p>0.010358307978128</text:p>
          </table:table-cell>
          <table:table-cell office:value-type="float" office:value="565448.026914" calcext:value-type="float">
            <text:p>565448.026914</text:p>
          </table:table-cell>
        </table:table-row>
        <table:table-row table:style-name="ro1">
          <table:table-cell office:value-type="float" office:value="752.27" calcext:value-type="float">
            <text:p>752.27</text:p>
          </table:table-cell>
          <table:table-cell office:value-type="float" office:value="579.58012" calcext:value-type="float">
            <text:p>579.58012</text:p>
          </table:table-cell>
          <table:table-cell table:formula="of:=[.B741]/55435.69" office:value-type="float" office:value="0.0104549996581625" calcext:value-type="float">
            <text:p>0.010454999658163</text:p>
          </table:table-cell>
          <table:table-cell office:value-type="float" office:value="566038.0144651" calcext:value-type="float">
            <text:p>566038.0144651</text:p>
          </table:table-cell>
        </table:table-row>
        <table:table-row table:style-name="ro1">
          <table:table-cell office:value-type="float" office:value="753.29" calcext:value-type="float">
            <text:p>753.29</text:p>
          </table:table-cell>
          <table:table-cell office:value-type="float" office:value="584.28585" calcext:value-type="float">
            <text:p>584.28585</text:p>
          </table:table-cell>
          <table:table-cell table:formula="of:=[.B742]/55435.69" office:value-type="float" office:value="0.0105398859471218" calcext:value-type="float">
            <text:p>0.010539885947122</text:p>
          </table:table-cell>
          <table:table-cell office:value-type="float" office:value="566632.79224574" calcext:value-type="float">
            <text:p>566632.79224574</text:p>
          </table:table-cell>
        </table:table-row>
        <table:table-row table:style-name="ro1">
          <table:table-cell office:value-type="float" office:value="754.31" calcext:value-type="float">
            <text:p>754.31</text:p>
          </table:table-cell>
          <table:table-cell office:value-type="float" office:value="588.38077" calcext:value-type="float">
            <text:p>588.38077</text:p>
          </table:table-cell>
          <table:table-cell table:formula="of:=[.B743]/55435.69" office:value-type="float" office:value="0.0106137538831031" calcext:value-type="float">
            <text:p>0.010613753883103</text:p>
          </table:table-cell>
          <table:table-cell office:value-type="float" office:value="567231.73847947" calcext:value-type="float">
            <text:p>567231.73847947</text:p>
          </table:table-cell>
        </table:table-row>
        <table:table-row table:style-name="ro1">
          <table:table-cell office:value-type="float" office:value="755.32" calcext:value-type="float">
            <text:p>755.32</text:p>
          </table:table-cell>
          <table:table-cell office:value-type="float" office:value="592.18888" calcext:value-type="float">
            <text:p>592.18888</text:p>
          </table:table-cell>
          <table:table-cell table:formula="of:=[.B744]/55435.69" office:value-type="float" office:value="0.0106824480763205" calcext:value-type="float">
            <text:p>0.010682448076321</text:p>
          </table:table-cell>
          <table:table-cell office:value-type="float" office:value="567834.56120891" calcext:value-type="float">
            <text:p>567834.56120891</text:p>
          </table:table-cell>
        </table:table-row>
        <table:table-row table:style-name="ro1">
          <table:table-cell office:value-type="float" office:value="756.34" calcext:value-type="float">
            <text:p>756.34</text:p>
          </table:table-cell>
          <table:table-cell office:value-type="float" office:value="596.23225" calcext:value-type="float">
            <text:p>596.23225</text:p>
          </table:table-cell>
          <table:table-cell table:formula="of:=[.B745]/55435.69" office:value-type="float" office:value="0.0107553861059545" calcext:value-type="float">
            <text:p>0.010755386105955</text:p>
          </table:table-cell>
          <table:table-cell office:value-type="float" office:value="568441.49990829" calcext:value-type="float">
            <text:p>568441.49990829</text:p>
          </table:table-cell>
        </table:table-row>
        <table:table-row table:style-name="ro1">
          <table:table-cell office:value-type="float" office:value="757.36" calcext:value-type="float">
            <text:p>757.36</text:p>
          </table:table-cell>
          <table:table-cell office:value-type="float" office:value="601.07833" calcext:value-type="float">
            <text:p>601.07833</text:p>
          </table:table-cell>
          <table:table-cell table:formula="of:=[.B746]/55435.69" office:value-type="float" office:value="0.0108428041573939" calcext:value-type="float">
            <text:p>0.010842804157394</text:p>
          </table:table-cell>
          <table:table-cell office:value-type="float" office:value="569053.37171023" calcext:value-type="float">
            <text:p>569053.37171023</text:p>
          </table:table-cell>
        </table:table-row>
        <table:table-row table:style-name="ro1">
          <table:table-cell office:value-type="float" office:value="758.38" calcext:value-type="float">
            <text:p>758.38</text:p>
          </table:table-cell>
          <table:table-cell office:value-type="float" office:value="607.16218" calcext:value-type="float">
            <text:p>607.16218</text:p>
          </table:table-cell>
          <table:table-cell table:formula="of:=[.B747]/55435.69" office:value-type="float" office:value="0.0109525502433541" calcext:value-type="float">
            <text:p>0.010952550243354</text:p>
          </table:table-cell>
          <table:table-cell office:value-type="float" office:value="569671.436607" calcext:value-type="float">
            <text:p>569671.436607</text:p>
          </table:table-cell>
        </table:table-row>
        <table:table-row table:style-name="ro1">
          <table:table-cell office:value-type="float" office:value="759.4" calcext:value-type="float">
            <text:p>759.4</text:p>
          </table:table-cell>
          <table:table-cell office:value-type="float" office:value="614.63594" calcext:value-type="float">
            <text:p>614.63594</text:p>
          </table:table-cell>
          <table:table-cell table:formula="of:=[.B748]/55435.69" office:value-type="float" office:value="0.0110873688051867" calcext:value-type="float">
            <text:p>0.011087368805187</text:p>
          </table:table-cell>
          <table:table-cell office:value-type="float" office:value="570297.10947141" calcext:value-type="float">
            <text:p>570297.10947141</text:p>
          </table:table-cell>
        </table:table-row>
        <table:table-row table:style-name="ro1">
          <table:table-cell office:value-type="float" office:value="760.41" calcext:value-type="float">
            <text:p>760.41</text:p>
          </table:table-cell>
          <table:table-cell office:value-type="float" office:value="623.28756" calcext:value-type="float">
            <text:p>623.28756</text:p>
          </table:table-cell>
          <table:table-cell table:formula="of:=[.B749]/55435.69" office:value-type="float" office:value="0.0112434346898181" calcext:value-type="float">
            <text:p>0.011243434689818</text:p>
          </table:table-cell>
          <table:table-cell office:value-type="float" office:value="570931.58931415" calcext:value-type="float">
            <text:p>570931.58931415</text:p>
          </table:table-cell>
        </table:table-row>
        <table:table-row table:style-name="ro1">
          <table:table-cell office:value-type="float" office:value="761.43" calcext:value-type="float">
            <text:p>761.43</text:p>
          </table:table-cell>
          <table:table-cell office:value-type="float" office:value="632.54708" calcext:value-type="float">
            <text:p>632.54708</text:p>
          </table:table-cell>
          <table:table-cell table:formula="of:=[.B750]/55435.69" office:value-type="float" office:value="0.011410466434169" calcext:value-type="float">
            <text:p>0.011410466434169</text:p>
          </table:table-cell>
          <table:table-cell office:value-type="float" office:value="571575.49494573" calcext:value-type="float">
            <text:p>571575.49494573</text:p>
          </table:table-cell>
        </table:table-row>
        <table:table-row table:style-name="ro1">
          <table:table-cell office:value-type="float" office:value="762.45" calcext:value-type="float">
            <text:p>762.45</text:p>
          </table:table-cell>
          <table:table-cell office:value-type="float" office:value="641.57274" calcext:value-type="float">
            <text:p>641.57274</text:p>
          </table:table-cell>
          <table:table-cell table:formula="of:=[.B751]/55435.69" office:value-type="float" office:value="0.011573279596592" calcext:value-type="float">
            <text:p>0.011573279596592</text:p>
          </table:table-cell>
          <table:table-cell office:value-type="float" office:value="572228.58831459" calcext:value-type="float">
            <text:p>572228.58831459</text:p>
          </table:table-cell>
        </table:table-row>
        <table:table-row table:style-name="ro1">
          <table:table-cell office:value-type="float" office:value="763.47" calcext:value-type="float">
            <text:p>763.47</text:p>
          </table:table-cell>
          <table:table-cell office:value-type="float" office:value="649.39006" calcext:value-type="float">
            <text:p>649.39006</text:p>
          </table:table-cell>
          <table:table-cell table:formula="of:=[.B752]/55435.69" office:value-type="float" office:value="0.0117142956099221" calcext:value-type="float">
            <text:p>0.011714295609922</text:p>
          </table:table-cell>
          <table:table-cell office:value-type="float" office:value="572889.63937697" calcext:value-type="float">
            <text:p>572889.63937697</text:p>
          </table:table-cell>
        </table:table-row>
        <table:table-row table:style-name="ro1">
          <table:table-cell office:value-type="float" office:value="764.49" calcext:value-type="float">
            <text:p>764.49</text:p>
          </table:table-cell>
          <table:table-cell office:value-type="float" office:value="655.05015" calcext:value-type="float">
            <text:p>655.05015</text:p>
          </table:table-cell>
          <table:table-cell table:formula="of:=[.B753]/55435.69" office:value-type="float" office:value="0.0118163975229676" calcext:value-type="float">
            <text:p>0.011816397522968</text:p>
          </table:table-cell>
          <table:table-cell office:value-type="float" office:value="573556.45215996" calcext:value-type="float">
            <text:p>573556.45215996</text:p>
          </table:table-cell>
        </table:table-row>
        <table:table-row table:style-name="ro1">
          <table:table-cell office:value-type="float" office:value="765.5" calcext:value-type="float">
            <text:p>765.5</text:p>
          </table:table-cell>
          <table:table-cell office:value-type="float" office:value="657.77903" calcext:value-type="float">
            <text:p>657.77903</text:p>
          </table:table-cell>
          <table:table-cell table:formula="of:=[.B754]/55435.69" office:value-type="float" office:value="0.0118656235721067" calcext:value-type="float">
            <text:p>0.011865623572107</text:p>
          </table:table-cell>
          <table:table-cell office:value-type="float" office:value="574226.04283204" calcext:value-type="float">
            <text:p>574226.04283204</text:p>
          </table:table-cell>
        </table:table-row>
        <table:table-row table:style-name="ro1">
          <table:table-cell office:value-type="float" office:value="766.52" calcext:value-type="float">
            <text:p>766.52</text:p>
          </table:table-cell>
          <table:table-cell office:value-type="float" office:value="657.10117" calcext:value-type="float">
            <text:p>657.10117</text:p>
          </table:table-cell>
          <table:table-cell table:formula="of:=[.B755]/55435.69" office:value-type="float" office:value="0.0118533957095149" calcext:value-type="float">
            <text:p>0.011853395709515</text:p>
          </table:table-cell>
          <table:table-cell office:value-type="float" office:value="574894.94346646" calcext:value-type="float">
            <text:p>574894.94346646</text:p>
          </table:table-cell>
        </table:table-row>
        <table:table-row table:style-name="ro1">
          <table:table-cell office:value-type="float" office:value="767.54" calcext:value-type="float">
            <text:p>767.54</text:p>
          </table:table-cell>
          <table:table-cell office:value-type="float" office:value="652.93056" calcext:value-type="float">
            <text:p>652.93056</text:p>
          </table:table-cell>
          <table:table-cell table:formula="of:=[.B756]/55435.69" office:value-type="float" office:value="0.0117781624076475" calcext:value-type="float">
            <text:p>0.011778162407648</text:p>
          </table:table-cell>
          <table:table-cell office:value-type="float" office:value="575559.59859787" calcext:value-type="float">
            <text:p>575559.59859787</text:p>
          </table:table-cell>
        </table:table-row>
        <table:table-row table:style-name="ro1">
          <table:table-cell office:value-type="float" office:value="768.56" calcext:value-type="float">
            <text:p>768.56</text:p>
          </table:table-cell>
          <table:table-cell office:value-type="float" office:value="645.62699" calcext:value-type="float">
            <text:p>645.62699</text:p>
          </table:table-cell>
          <table:table-cell table:formula="of:=[.B757]/55435.69" office:value-type="float" office:value="0.0116464138896801" calcext:value-type="float">
            <text:p>0.01164641388968</text:p>
          </table:table-cell>
          <table:table-cell office:value-type="float" office:value="576216.81901787" calcext:value-type="float">
            <text:p>576216.81901787</text:p>
          </table:table-cell>
        </table:table-row>
        <table:table-row table:style-name="ro1">
          <table:table-cell office:value-type="float" office:value="769.58" calcext:value-type="float">
            <text:p>769.58</text:p>
          </table:table-cell>
          <table:table-cell office:value-type="float" office:value="636.01143" calcext:value-type="float">
            <text:p>636.01143</text:p>
          </table:table-cell>
          <table:table-cell table:formula="of:=[.B758]/55435.69" office:value-type="float" office:value="0.011472959568105" calcext:value-type="float">
            <text:p>0.011472959568105</text:p>
          </table:table-cell>
          <table:table-cell office:value-type="float" office:value="576864.25120739" calcext:value-type="float">
            <text:p>576864.25120739</text:p>
          </table:table-cell>
        </table:table-row>
        <table:table-row table:style-name="ro1">
          <table:table-cell office:value-type="float" office:value="770.59" calcext:value-type="float">
            <text:p>770.59</text:p>
          </table:table-cell>
          <table:table-cell office:value-type="float" office:value="625.32813" calcext:value-type="float">
            <text:p>625.32813</text:p>
          </table:table-cell>
          <table:table-cell table:formula="of:=[.B759]/55435.69" office:value-type="float" office:value="0.0112802443696471" calcext:value-type="float">
            <text:p>0.011280244369647</text:p>
          </table:table-cell>
          <table:table-cell office:value-type="float" office:value="577500.80825899" calcext:value-type="float">
            <text:p>577500.80825899</text:p>
          </table:table-cell>
        </table:table-row>
        <table:table-row table:style-name="ro1">
          <table:table-cell office:value-type="float" office:value="771.61" calcext:value-type="float">
            <text:p>771.61</text:p>
          </table:table-cell>
          <table:table-cell office:value-type="float" office:value="615.13869" calcext:value-type="float">
            <text:p>615.13869</text:p>
          </table:table-cell>
          <table:table-cell table:formula="of:=[.B760]/55435.69" office:value-type="float" office:value="0.0110964378724248" calcext:value-type="float">
            <text:p>0.011096437872425</text:p>
          </table:table-cell>
          <table:table-cell office:value-type="float" office:value="578126.99290101" calcext:value-type="float">
            <text:p>578126.99290101</text:p>
          </table:table-cell>
        </table:table-row>
        <table:table-row table:style-name="ro1">
          <table:table-cell office:value-type="float" office:value="772.63" calcext:value-type="float">
            <text:p>772.63</text:p>
          </table:table-cell>
          <table:table-cell office:value-type="float" office:value="607.13984" calcext:value-type="float">
            <text:p>607.13984</text:p>
          </table:table-cell>
          <table:table-cell table:formula="of:=[.B761]/55435.69" office:value-type="float" office:value="0.010952147253872" calcext:value-type="float">
            <text:p>0.010952147253872</text:p>
          </table:table-cell>
          <table:table-cell office:value-type="float" office:value="578745.03505616" calcext:value-type="float">
            <text:p>578745.03505616</text:p>
          </table:table-cell>
        </table:table-row>
        <table:table-row table:style-name="ro1">
          <table:table-cell office:value-type="float" office:value="773.65" calcext:value-type="float">
            <text:p>773.65</text:p>
          </table:table-cell>
          <table:table-cell office:value-type="float" office:value="602.91512" calcext:value-type="float">
            <text:p>602.91512</text:p>
          </table:table-cell>
          <table:table-cell table:formula="of:=[.B762]/55435.69" office:value-type="float" office:value="0.010875937866021" calcext:value-type="float">
            <text:p>0.010875937866021</text:p>
          </table:table-cell>
          <table:table-cell office:value-type="float" office:value="579358.77663453" calcext:value-type="float">
            <text:p>579358.77663453</text:p>
          </table:table-cell>
        </table:table-row>
        <table:table-row table:style-name="ro1">
          <table:table-cell office:value-type="float" office:value="774.67" calcext:value-type="float">
            <text:p>774.67</text:p>
          </table:table-cell>
          <table:table-cell office:value-type="float" office:value="603.65566" calcext:value-type="float">
            <text:p>603.65566</text:p>
          </table:table-cell>
          <table:table-cell table:formula="of:=[.B763]/55435.69" office:value-type="float" office:value="0.0108892964081443" calcext:value-type="float">
            <text:p>0.010889296408144</text:p>
          </table:table-cell>
          <table:table-cell office:value-type="float" office:value="579973.27204302" calcext:value-type="float">
            <text:p>579973.27204302</text:p>
          </table:table-cell>
        </table:table-row>
        <table:table-row table:style-name="ro1">
          <table:table-cell office:value-type="float" office:value="775.68" calcext:value-type="float">
            <text:p>775.68</text:p>
          </table:table-cell>
          <table:table-cell office:value-type="float" office:value="609.90792" calcext:value-type="float">
            <text:p>609.90792</text:p>
          </table:table-cell>
          <table:table-cell table:formula="of:=[.B764]/55435.69" office:value-type="float" office:value="0.0110020804286913" calcext:value-type="float">
            <text:p>0.011002080428691</text:p>
          </table:table-cell>
          <table:table-cell office:value-type="float" office:value="580594.13198734" calcext:value-type="float">
            <text:p>580594.13198734</text:p>
          </table:table-cell>
        </table:table-row>
        <table:table-row table:style-name="ro1">
          <table:table-cell office:value-type="float" office:value="776.7" calcext:value-type="float">
            <text:p>776.7</text:p>
          </table:table-cell>
          <table:table-cell office:value-type="float" office:value="621.4168" calcext:value-type="float">
            <text:p>621.4168</text:p>
          </table:table-cell>
          <table:table-cell table:formula="of:=[.B765]/55435.69" office:value-type="float" office:value="0.0112096881990645" calcext:value-type="float">
            <text:p>0.011209688199065</text:p>
          </table:table-cell>
          <table:table-cell office:value-type="float" office:value="581226.70747045" calcext:value-type="float">
            <text:p>581226.70747045</text:p>
          </table:table-cell>
        </table:table-row>
        <table:table-row table:style-name="ro1">
          <table:table-cell office:value-type="float" office:value="777.72" calcext:value-type="float">
            <text:p>777.72</text:p>
          </table:table-cell>
          <table:table-cell office:value-type="float" office:value="637.12126" calcext:value-type="float">
            <text:p>637.12126</text:p>
          </table:table-cell>
          <table:table-cell table:formula="of:=[.B766]/55435.69" office:value-type="float" office:value="0.0114929797031479" calcext:value-type="float">
            <text:p>0.011492979703148</text:p>
          </table:table-cell>
          <table:table-cell office:value-type="float" office:value="581875.26942359" calcext:value-type="float">
            <text:p>581875.26942359</text:p>
          </table:table-cell>
        </table:table-row>
        <table:table-row table:style-name="ro1">
          <table:table-cell office:value-type="float" office:value="778.74" calcext:value-type="float">
            <text:p>778.74</text:p>
          </table:table-cell>
          <table:table-cell office:value-type="float" office:value="655.32798" calcext:value-type="float">
            <text:p>655.32798</text:p>
          </table:table-cell>
          <table:table-cell table:formula="of:=[.B767]/55435.69" office:value-type="float" office:value="0.0118214092762262" calcext:value-type="float">
            <text:p>0.011821409276226</text:p>
          </table:table-cell>
          <table:table-cell office:value-type="float" office:value="582542.36502885" calcext:value-type="float">
            <text:p>582542.36502885</text:p>
          </table:table-cell>
        </table:table-row>
        <table:table-row table:style-name="ro1">
          <table:table-cell office:value-type="float" office:value="779.75" calcext:value-type="float">
            <text:p>779.75</text:p>
          </table:table-cell>
          <table:table-cell office:value-type="float" office:value="674.04114" calcext:value-type="float">
            <text:p>674.04114</text:p>
          </table:table-cell>
          <table:table-cell table:formula="of:=[.B768]/55435.69" office:value-type="float" office:value="0.0121589744801589" calcext:value-type="float">
            <text:p>0.012158974480159</text:p>
          </table:table-cell>
          <table:table-cell office:value-type="float" office:value="583228.50982107" calcext:value-type="float">
            <text:p>583228.50982107</text:p>
          </table:table-cell>
        </table:table-row>
        <table:table-row table:style-name="ro1">
          <table:table-cell office:value-type="float" office:value="780.77" calcext:value-type="float">
            <text:p>780.77</text:p>
          </table:table-cell>
          <table:table-cell office:value-type="float" office:value="691.37993" calcext:value-type="float">
            <text:p>691.37993</text:p>
          </table:table-cell>
          <table:table-cell table:formula="of:=[.B769]/55435.69" office:value-type="float" office:value="0.0124717475330423" calcext:value-type="float">
            <text:p>0.012471747533042</text:p>
          </table:table-cell>
          <table:table-cell office:value-type="float" office:value="583932.30475907" calcext:value-type="float">
            <text:p>583932.30475907</text:p>
          </table:table-cell>
        </table:table-row>
        <table:table-row table:style-name="ro1">
          <table:table-cell office:value-type="float" office:value="781.79" calcext:value-type="float">
            <text:p>781.79</text:p>
          </table:table-cell>
          <table:table-cell office:value-type="float" office:value="705.98393" calcext:value-type="float">
            <text:p>705.98393</text:p>
          </table:table-cell>
          <table:table-cell table:formula="of:=[.B770]/55435.69" office:value-type="float" office:value="0.012735187926767" calcext:value-type="float">
            <text:p>0.012735187926767</text:p>
          </table:table-cell>
          <table:table-cell office:value-type="float" office:value="584650.96593915" calcext:value-type="float">
            <text:p>584650.96593915</text:p>
          </table:table-cell>
        </table:table-row>
        <table:table-row table:style-name="ro1">
          <table:table-cell office:value-type="float" office:value="782.81" calcext:value-type="float">
            <text:p>782.81</text:p>
          </table:table-cell>
          <table:table-cell office:value-type="float" office:value="717.30409" calcext:value-type="float">
            <text:p>717.30409</text:p>
          </table:table-cell>
          <table:table-cell table:formula="of:=[.B771]/55435.69" office:value-type="float" office:value="0.0129393913920797" calcext:value-type="float">
            <text:p>0.01293939139208</text:p>
          </table:table-cell>
          <table:table-cell office:value-type="float" office:value="585381.15055367" calcext:value-type="float">
            <text:p>585381.15055367</text:p>
          </table:table-cell>
        </table:table-row>
        <table:table-row table:style-name="ro1">
          <table:table-cell office:value-type="float" office:value="783.83" calcext:value-type="float">
            <text:p>783.83</text:p>
          </table:table-cell>
          <table:table-cell office:value-type="float" office:value="725.70665" calcext:value-type="float">
            <text:p>725.70665</text:p>
          </table:table-cell>
          <table:table-cell table:formula="of:=[.B772]/55435.69" office:value-type="float" office:value="0.0130909645031928" calcext:value-type="float">
            <text:p>0.013090964503193</text:p>
          </table:table-cell>
          <table:table-cell office:value-type="float" office:value="586119.88860428" calcext:value-type="float">
            <text:p>586119.88860428</text:p>
          </table:table-cell>
        </table:table-row>
        <table:table-row table:style-name="ro1">
          <table:table-cell office:value-type="float" office:value="784.84" calcext:value-type="float">
            <text:p>784.84</text:p>
          </table:table-cell>
          <table:table-cell office:value-type="float" office:value="732.37046" calcext:value-type="float">
            <text:p>732.37046</text:p>
          </table:table-cell>
          <table:table-cell table:formula="of:=[.B773]/55435.69" office:value-type="float" office:value="0.0132111724414362" calcext:value-type="float">
            <text:p>0.013211172441436</text:p>
          </table:table-cell>
          <table:table-cell office:value-type="float" office:value="586865.4101335" calcext:value-type="float">
            <text:p>586865.4101335</text:p>
          </table:table-cell>
        </table:table-row>
        <table:table-row table:style-name="ro1">
          <table:table-cell office:value-type="float" office:value="785.86" calcext:value-type="float">
            <text:p>785.86</text:p>
          </table:table-cell>
          <table:table-cell office:value-type="float" office:value="739.01843" calcext:value-type="float">
            <text:p>739.01843</text:p>
          </table:table-cell>
          <table:table-cell table:formula="of:=[.B774]/55435.69" office:value-type="float" office:value="0.0133310946431802" calcext:value-type="float">
            <text:p>0.01333109464318</text:p>
          </table:table-cell>
          <table:table-cell office:value-type="float" office:value="587617.6990071" calcext:value-type="float">
            <text:p>587617.6990071</text:p>
          </table:table-cell>
        </table:table-row>
        <table:table-row table:style-name="ro1">
          <table:table-cell office:value-type="float" office:value="786.88" calcext:value-type="float">
            <text:p>786.88</text:p>
          </table:table-cell>
          <table:table-cell office:value-type="float" office:value="747.56913" calcext:value-type="float">
            <text:p>747.56913</text:p>
          </table:table-cell>
          <table:table-cell table:formula="of:=[.B775]/55435.69" office:value-type="float" office:value="0.0134853400399634" calcext:value-type="float">
            <text:p>0.013485340039964</text:p>
          </table:table-cell>
          <table:table-cell office:value-type="float" office:value="588378.69211822" calcext:value-type="float">
            <text:p>588378.69211822</text:p>
          </table:table-cell>
        </table:table-row>
        <table:table-row table:style-name="ro1">
          <table:table-cell office:value-type="float" office:value="787.9" calcext:value-type="float">
            <text:p>787.9</text:p>
          </table:table-cell>
          <table:table-cell office:value-type="float" office:value="759.81046" calcext:value-type="float">
            <text:p>759.81046</text:p>
          </table:table-cell>
          <table:table-cell table:formula="of:=[.B776]/55435.69" office:value-type="float" office:value="0.0137061604175938" calcext:value-type="float">
            <text:p>0.013706160417594</text:p>
          </table:table-cell>
          <table:table-cell office:value-type="float" office:value="589152.14637691" calcext:value-type="float">
            <text:p>589152.14637691</text:p>
          </table:table-cell>
        </table:table-row>
        <table:table-row table:style-name="ro1">
          <table:table-cell office:value-type="float" office:value="788.92" calcext:value-type="float">
            <text:p>788.92</text:p>
          </table:table-cell>
          <table:table-cell office:value-type="float" office:value="777.17698" calcext:value-type="float">
            <text:p>777.17698</text:p>
          </table:table-cell>
          <table:table-cell table:formula="of:=[.B777]/55435.69" office:value-type="float" office:value="0.0140194336897403" calcext:value-type="float">
            <text:p>0.01401943368974</text:p>
          </table:table-cell>
          <table:table-cell office:value-type="float" office:value="589943.27900481" calcext:value-type="float">
            <text:p>589943.27900481</text:p>
          </table:table-cell>
        </table:table-row>
        <table:table-row table:style-name="ro1">
          <table:table-cell office:value-type="float" office:value="789.93" calcext:value-type="float">
            <text:p>789.93</text:p>
          </table:table-cell>
          <table:table-cell office:value-type="float" office:value="800.66584" calcext:value-type="float">
            <text:p>800.66584</text:p>
          </table:table-cell>
          <table:table-cell table:formula="of:=[.B778]/55435.69" office:value-type="float" office:value="0.0144431473658937" calcext:value-type="float">
            <text:p>0.014443147365894</text:p>
          </table:table-cell>
          <table:table-cell office:value-type="float" office:value="590758.32227505" calcext:value-type="float">
            <text:p>590758.32227505</text:p>
          </table:table-cell>
        </table:table-row>
        <table:table-row table:style-name="ro1">
          <table:table-cell office:value-type="float" office:value="790.95" calcext:value-type="float">
            <text:p>790.95</text:p>
          </table:table-cell>
          <table:table-cell office:value-type="float" office:value="830.87206" calcext:value-type="float">
            <text:p>830.87206</text:p>
          </table:table-cell>
          <table:table-cell table:formula="of:=[.B779]/55435.69" office:value-type="float" office:value="0.0149880349644787" calcext:value-type="float">
            <text:p>0.014988034964479</text:p>
          </table:table-cell>
          <table:table-cell office:value-type="float" office:value="591604.11417548" calcext:value-type="float">
            <text:p>591604.11417548</text:p>
          </table:table-cell>
        </table:table-row>
        <table:table-row table:style-name="ro1">
          <table:table-cell office:value-type="float" office:value="791.97" calcext:value-type="float">
            <text:p>791.97</text:p>
          </table:table-cell>
          <table:table-cell office:value-type="float" office:value="868.08379" calcext:value-type="float">
            <text:p>868.08379</text:p>
          </table:table-cell>
          <table:table-cell table:formula="of:=[.B780]/55435.69" office:value-type="float" office:value="0.0156592944004124" calcext:value-type="float">
            <text:p>0.015659294400413</text:p>
          </table:table-cell>
          <table:table-cell office:value-type="float" office:value="592487.7860107" calcext:value-type="float">
            <text:p>592487.7860107</text:p>
          </table:table-cell>
        </table:table-row>
        <table:table-row table:style-name="ro1">
          <table:table-cell office:value-type="float" office:value="792.99" calcext:value-type="float">
            <text:p>792.99</text:p>
          </table:table-cell>
          <table:table-cell office:value-type="float" office:value="912.36756" calcext:value-type="float">
            <text:p>912.36756</text:p>
          </table:table-cell>
          <table:table-cell table:formula="of:=[.B781]/55435.69" office:value-type="float" office:value="0.0164581258030702" calcext:value-type="float">
            <text:p>0.01645812580307</text:p>
          </table:table-cell>
          <table:table-cell office:value-type="float" office:value="593416.53681401" calcext:value-type="float">
            <text:p>593416.53681401</text:p>
          </table:table-cell>
        </table:table-row>
        <table:table-row table:style-name="ro1">
          <table:table-cell office:value-type="float" office:value="794.01" calcext:value-type="float">
            <text:p>794.01</text:p>
          </table:table-cell>
          <table:table-cell office:value-type="float" office:value="963.59508" calcext:value-type="float">
            <text:p>963.59508</text:p>
          </table:table-cell>
          <table:table-cell table:formula="of:=[.B782]/55435.69" office:value-type="float" office:value="0.017382214959352" calcext:value-type="float">
            <text:p>0.017382214959352</text:p>
          </table:table-cell>
          <table:table-cell office:value-type="float" office:value="594397.43502518" calcext:value-type="float">
            <text:p>594397.43502518</text:p>
          </table:table-cell>
        </table:table-row>
        <table:table-row table:style-name="ro1">
          <table:table-cell office:value-type="float" office:value="795.02" calcext:value-type="float">
            <text:p>795.02</text:p>
          </table:table-cell>
          <table:table-cell office:value-type="float" office:value="1021.4044" calcext:value-type="float">
            <text:p>1021.4044</text:p>
          </table:table-cell>
          <table:table-cell table:formula="of:=[.B783]/55435.69" office:value-type="float" office:value="0.0184250326820141" calcext:value-type="float">
            <text:p>0.018425032682014</text:p>
          </table:table-cell>
          <table:table-cell office:value-type="float" office:value="595437.18058465" calcext:value-type="float">
            <text:p>595437.18058465</text:p>
          </table:table-cell>
        </table:table-row>
        <table:table-row table:style-name="ro1">
          <table:table-cell office:value-type="float" office:value="796.04" calcext:value-type="float">
            <text:p>796.04</text:p>
          </table:table-cell>
          <table:table-cell office:value-type="float" office:value="1085.1288" calcext:value-type="float">
            <text:p>1085.1288</text:p>
          </table:table-cell>
          <table:table-cell table:formula="of:=[.B784]/55435.69" office:value-type="float" office:value="0.019574552062038" calcext:value-type="float">
            <text:p>0.019574552062038</text:p>
          </table:table-cell>
          <table:table-cell office:value-type="float" office:value="596541.79492365" calcext:value-type="float">
            <text:p>596541.79492365</text:p>
          </table:table-cell>
        </table:table-row>
        <table:table-row table:style-name="ro1">
          <table:table-cell office:value-type="float" office:value="797.06" calcext:value-type="float">
            <text:p>797.06</text:p>
          </table:table-cell>
          <table:table-cell office:value-type="float" office:value="1153.7492" calcext:value-type="float">
            <text:p>1153.7492</text:p>
          </table:table-cell>
          <table:table-cell table:formula="of:=[.B785]/55435.69" office:value-type="float" office:value="0.0208123899964084" calcext:value-type="float">
            <text:p>0.020812389996409</text:p>
          </table:table-cell>
          <table:table-cell office:value-type="float" office:value="597716.26178761" calcext:value-type="float">
            <text:p>597716.26178761</text:p>
          </table:table-cell>
        </table:table-row>
        <table:table-row table:style-name="ro1">
          <table:table-cell office:value-type="float" office:value="798.08" calcext:value-type="float">
            <text:p>798.08</text:p>
          </table:table-cell>
          <table:table-cell office:value-type="float" office:value="1225.9128" calcext:value-type="float">
            <text:p>1225.9128</text:p>
          </table:table-cell>
          <table:table-cell table:formula="of:=[.B786]/55435.69" office:value-type="float" office:value="0.0221141434335894" calcext:value-type="float">
            <text:p>0.02211414343359</text:p>
          </table:table-cell>
          <table:table-cell office:value-type="float" office:value="598964.18813712" calcext:value-type="float">
            <text:p>598964.18813712</text:p>
          </table:table-cell>
        </table:table-row>
        <table:table-row table:style-name="ro1">
          <table:table-cell office:value-type="float" office:value="799.1" calcext:value-type="float">
            <text:p>799.1</text:p>
          </table:table-cell>
          <table:table-cell office:value-type="float" office:value="1300.0338" calcext:value-type="float">
            <text:p>1300.0338</text:p>
          </table:table-cell>
          <table:table-cell table:formula="of:=[.B787]/55435.69" office:value-type="float" office:value="0.0234512062535886" calcext:value-type="float">
            <text:p>0.023451206253589</text:p>
          </table:table-cell>
          <table:table-cell office:value-type="float" office:value="600287.56643289" calcext:value-type="float">
            <text:p>600287.56643289</text:p>
          </table:table-cell>
        </table:table-row>
        <table:table-row table:style-name="ro1">
          <table:table-cell office:value-type="float" office:value="800.11" calcext:value-type="float">
            <text:p>800.11</text:p>
          </table:table-cell>
          <table:table-cell office:value-type="float" office:value="1374.443" calcext:value-type="float">
            <text:p>1374.443</text:p>
          </table:table-cell>
          <table:table-cell table:formula="of:=[.B788]/55435.69" office:value-type="float" office:value="0.0247934678904511" calcext:value-type="float">
            <text:p>0.024793467890451</text:p>
          </table:table-cell>
          <table:table-cell office:value-type="float" office:value="601686.69005042" calcext:value-type="float">
            <text:p>601686.69005042</text:p>
          </table:table-cell>
        </table:table-row>
        <table:table-row table:style-name="ro1">
          <table:table-cell office:value-type="float" office:value="801.13" calcext:value-type="float">
            <text:p>801.13</text:p>
          </table:table-cell>
          <table:table-cell office:value-type="float" office:value="1447.5334" calcext:value-type="float">
            <text:p>1447.5334</text:p>
          </table:table-cell>
          <table:table-cell table:formula="of:=[.B789]/55435.69" office:value-type="float" office:value="0.0261119397990717" calcext:value-type="float">
            <text:p>0.026111939799072</text:p>
          </table:table-cell>
          <table:table-cell office:value-type="float" office:value="603160.21663285" calcext:value-type="float">
            <text:p>603160.21663285</text:p>
          </table:table-cell>
        </table:table-row>
        <table:table-row table:style-name="ro1">
          <table:table-cell office:value-type="float" office:value="802.15" calcext:value-type="float">
            <text:p>802.15</text:p>
          </table:table-cell>
          <table:table-cell office:value-type="float" office:value="1517.8465" calcext:value-type="float">
            <text:p>1517.8465</text:p>
          </table:table-cell>
          <table:table-cell table:formula="of:=[.B790]/55435.69" office:value-type="float" office:value="0.0273803122140267" calcext:value-type="float">
            <text:p>0.027380312214027</text:p>
          </table:table-cell>
          <table:table-cell office:value-type="float" office:value="604705.31885658" calcext:value-type="float">
            <text:p>604705.31885658</text:p>
          </table:table-cell>
        </table:table-row>
        <table:table-row table:style-name="ro1">
          <table:table-cell office:value-type="float" office:value="803.17" calcext:value-type="float">
            <text:p>803.17</text:p>
          </table:table-cell>
          <table:table-cell office:value-type="float" office:value="1584.0737" calcext:value-type="float">
            <text:p>1584.0737</text:p>
          </table:table-cell>
          <table:table-cell table:formula="of:=[.B791]/55435.69" office:value-type="float" office:value="0.0285749794040626" calcext:value-type="float">
            <text:p>0.028574979404063</text:p>
          </table:table-cell>
          <table:table-cell office:value-type="float" office:value="606317.83750544" calcext:value-type="float">
            <text:p>606317.83750544</text:p>
          </table:table-cell>
        </table:table-row>
        <table:table-row table:style-name="ro1">
          <table:table-cell office:value-type="float" office:value="804.19" calcext:value-type="float">
            <text:p>804.19</text:p>
          </table:table-cell>
          <table:table-cell office:value-type="float" office:value="1644.9956" calcext:value-type="float">
            <text:p>1644.9956</text:p>
          </table:table-cell>
          <table:table-cell table:formula="of:=[.B792]/55435.69" office:value-type="float" office:value="0.0296739447096266" calcext:value-type="float">
            <text:p>0.029673944709627</text:p>
          </table:table-cell>
          <table:table-cell office:value-type="float" office:value="607992.37205798" calcext:value-type="float">
            <text:p>607992.37205798</text:p>
          </table:table-cell>
        </table:table-row>
        <table:table-row table:style-name="ro1">
          <table:table-cell office:value-type="float" office:value="805.2" calcext:value-type="float">
            <text:p>805.2</text:p>
          </table:table-cell>
          <table:table-cell office:value-type="float" office:value="1699.4121" calcext:value-type="float">
            <text:p>1699.4121</text:p>
          </table:table-cell>
          <table:table-cell table:formula="of:=[.B793]/55435.69" office:value-type="float" office:value="0.0306555596223299" calcext:value-type="float">
            <text:p>0.03065555962233</text:p>
          </table:table-cell>
          <table:table-cell office:value-type="float" office:value="609722.30020883" calcext:value-type="float">
            <text:p>609722.30020883</text:p>
          </table:table-cell>
        </table:table-row>
        <table:table-row table:style-name="ro1">
          <table:table-cell office:value-type="float" office:value="806.22" calcext:value-type="float">
            <text:p>806.22</text:p>
          </table:table-cell>
          <table:table-cell office:value-type="float" office:value="1746.1261" calcext:value-type="float">
            <text:p>1746.1261</text:p>
          </table:table-cell>
          <table:table-cell table:formula="of:=[.B794]/55435.69" office:value-type="float" office:value="0.0314982297505452" calcext:value-type="float">
            <text:p>0.031498229750545</text:p>
          </table:table-cell>
          <table:table-cell office:value-type="float" office:value="611499.78120424" calcext:value-type="float">
            <text:p>611499.78120424</text:p>
          </table:table-cell>
        </table:table-row>
        <table:table-row table:style-name="ro1">
          <table:table-cell office:value-type="float" office:value="807.24" calcext:value-type="float">
            <text:p>807.24</text:p>
          </table:table-cell>
          <table:table-cell office:value-type="float" office:value="1784.0175" calcext:value-type="float">
            <text:p>1784.0175</text:p>
          </table:table-cell>
          <table:table-cell table:formula="of:=[.B795]/55435.69" office:value-type="float" office:value="0.0321817496995167" calcext:value-type="float">
            <text:p>0.032181749699517</text:p>
          </table:table-cell>
          <table:table-cell office:value-type="float" office:value="613315.83405941" calcext:value-type="float">
            <text:p>613315.83405941</text:p>
          </table:table-cell>
        </table:table-row>
        <table:table-row table:style-name="ro1">
          <table:table-cell office:value-type="float" office:value="808.26" calcext:value-type="float">
            <text:p>808.26</text:p>
          </table:table-cell>
          <table:table-cell office:value-type="float" office:value="1812.1927" calcext:value-type="float">
            <text:p>1812.1927</text:p>
          </table:table-cell>
          <table:table-cell table:formula="of:=[.B796]/55435.69" office:value-type="float" office:value="0.0326899998899626" calcext:value-type="float">
            <text:p>0.032689999889963</text:p>
          </table:table-cell>
          <table:table-cell office:value-type="float" office:value="615160.56798709" calcext:value-type="float">
            <text:p>615160.56798709</text:p>
          </table:table-cell>
        </table:table-row>
        <table:table-row table:style-name="ro1">
          <table:table-cell office:value-type="float" office:value="809.28" calcext:value-type="float">
            <text:p>809.28</text:p>
          </table:table-cell>
          <table:table-cell office:value-type="float" office:value="1830.149" calcext:value-type="float">
            <text:p>1830.149</text:p>
          </table:table-cell>
          <table:table-cell table:formula="of:=[.B797]/55435.69" office:value-type="float" office:value="0.0330139121565908" calcext:value-type="float">
            <text:p>0.033013912156591</text:p>
          </table:table-cell>
          <table:table-cell office:value-type="float" office:value="617023.58069071" calcext:value-type="float">
            <text:p>617023.58069071</text:p>
          </table:table-cell>
        </table:table-row>
        <table:table-row table:style-name="ro1">
          <table:table-cell office:value-type="float" office:value="810.29" calcext:value-type="float">
            <text:p>810.29</text:p>
          </table:table-cell>
          <table:table-cell office:value-type="float" office:value="1837.8751" calcext:value-type="float">
            <text:p>1837.8751</text:p>
          </table:table-cell>
          <table:table-cell table:formula="of:=[.B798]/55435.69" office:value-type="float" office:value="0.0331532826596007" calcext:value-type="float">
            <text:p>0.033153282659601</text:p>
          </table:table-cell>
          <table:table-cell office:value-type="float" office:value="618894.45818699" calcext:value-type="float">
            <text:p>618894.45818699</text:p>
          </table:table-cell>
        </table:table-row>
        <table:table-row table:style-name="ro1">
          <table:table-cell office:value-type="float" office:value="811.31" calcext:value-type="float">
            <text:p>811.31</text:p>
          </table:table-cell>
          <table:table-cell office:value-type="float" office:value="1835.8249" calcext:value-type="float">
            <text:p>1835.8249</text:p>
          </table:table-cell>
          <table:table-cell table:formula="of:=[.B799]/55435.69" office:value-type="float" office:value="0.0331162992649681" calcext:value-type="float">
            <text:p>0.033116299264968</text:p>
          </table:table-cell>
          <table:table-cell office:value-type="float" office:value="620763.24869498" calcext:value-type="float">
            <text:p>620763.24869498</text:p>
          </table:table-cell>
        </table:table-row>
        <table:table-row table:style-name="ro1">
          <table:table-cell office:value-type="float" office:value="812.33" calcext:value-type="float">
            <text:p>812.33</text:p>
          </table:table-cell>
          <table:table-cell office:value-type="float" office:value="1824.762" calcext:value-type="float">
            <text:p>1824.762</text:p>
          </table:table-cell>
          <table:table-cell table:formula="of:=[.B800]/55435.69" office:value-type="float" office:value="0.0329167364923211" calcext:value-type="float">
            <text:p>0.032916736492321</text:p>
          </table:table-cell>
          <table:table-cell office:value-type="float" office:value="622620.77763123" calcext:value-type="float">
            <text:p>622620.77763123</text:p>
          </table:table-cell>
        </table:table-row>
        <table:table-row table:style-name="ro1">
          <table:table-cell office:value-type="float" office:value="813.35" calcext:value-type="float">
            <text:p>813.35</text:p>
          </table:table-cell>
          <table:table-cell office:value-type="float" office:value="1805.5316" calcext:value-type="float">
            <text:p>1805.5316</text:p>
          </table:table-cell>
          <table:table-cell table:formula="of:=[.B801]/55435.69" office:value-type="float" office:value="0.0325698408371935" calcext:value-type="float">
            <text:p>0.032569840837194</text:p>
          </table:table-cell>
          <table:table-cell office:value-type="float" office:value="624458.73090194" calcext:value-type="float">
            <text:p>624458.73090194</text:p>
          </table:table-cell>
        </table:table-row>
        <table:table-row table:style-name="ro1">
          <table:table-cell office:value-type="float" office:value="814.37" calcext:value-type="float">
            <text:p>814.37</text:p>
          </table:table-cell>
          <table:table-cell office:value-type="float" office:value="1778.8636" calcext:value-type="float">
            <text:p>1778.8636</text:p>
          </table:table-cell>
          <table:table-cell table:formula="of:=[.B802]/55435.69" office:value-type="float" office:value="0.0320887789075954" calcext:value-type="float">
            <text:p>0.032088778907596</text:p>
          </table:table-cell>
          <table:table-cell office:value-type="float" office:value="626269.53730351" calcext:value-type="float">
            <text:p>626269.53730351</text:p>
          </table:table-cell>
        </table:table-row>
        <table:table-row table:style-name="ro1">
          <table:table-cell office:value-type="float" office:value="815.38" calcext:value-type="float">
            <text:p>815.38</text:p>
          </table:table-cell>
          <table:table-cell office:value-type="float" office:value="1745.304" calcext:value-type="float">
            <text:p>1745.304</text:p>
          </table:table-cell>
          <table:table-cell table:formula="of:=[.B803]/55435.69" office:value-type="float" office:value="0.0314833999540729" calcext:value-type="float">
            <text:p>0.031483399954073</text:p>
          </table:table-cell>
          <table:table-cell office:value-type="float" office:value="628046.18147366" calcext:value-type="float">
            <text:p>628046.18147366</text:p>
          </table:table-cell>
        </table:table-row>
        <table:table-row table:style-name="ro1">
          <table:table-cell office:value-type="float" office:value="816.4" calcext:value-type="float">
            <text:p>816.4</text:p>
          </table:table-cell>
          <table:table-cell office:value-type="float" office:value="1705.3225" calcext:value-type="float">
            <text:p>1705.3225</text:p>
          </table:table-cell>
          <table:table-cell table:formula="of:=[.B804]/55435.69" office:value-type="float" office:value="0.0307621768575443" calcext:value-type="float">
            <text:p>0.030762176857544</text:p>
          </table:table-cell>
          <table:table-cell office:value-type="float" office:value="629782.12622817" calcext:value-type="float">
            <text:p>629782.12622817</text:p>
          </table:table-cell>
        </table:table-row>
        <table:table-row table:style-name="ro1">
          <table:table-cell office:value-type="float" office:value="817.42" calcext:value-type="float">
            <text:p>817.42</text:p>
          </table:table-cell>
          <table:table-cell office:value-type="float" office:value="1659.5605" calcext:value-type="float">
            <text:p>1659.5605</text:p>
          </table:table-cell>
          <table:table-cell table:formula="of:=[.B805]/55435.69" office:value-type="float" office:value="0.0299366797815631" calcext:value-type="float">
            <text:p>0.029936679781563</text:p>
          </table:table-cell>
          <table:table-cell office:value-type="float" office:value="631471.4872417" calcext:value-type="float">
            <text:p>631471.4872417</text:p>
          </table:table-cell>
        </table:table-row>
        <table:table-row table:style-name="ro1">
          <table:table-cell office:value-type="float" office:value="818.44" calcext:value-type="float">
            <text:p>818.44</text:p>
          </table:table-cell>
          <table:table-cell office:value-type="float" office:value="1609.1085" calcext:value-type="float">
            <text:p>1609.1085</text:p>
          </table:table-cell>
          <table:table-cell table:formula="of:=[.B806]/55435.69" office:value-type="float" office:value="0.0290265801688407" calcext:value-type="float">
            <text:p>0.029026580168841</text:p>
          </table:table-cell>
          <table:table-cell office:value-type="float" office:value="633109.49029266" calcext:value-type="float">
            <text:p>633109.49029266</text:p>
          </table:table-cell>
        </table:table-row>
        <table:table-row table:style-name="ro1">
          <table:table-cell office:value-type="float" office:value="819.46" calcext:value-type="float">
            <text:p>819.46</text:p>
          </table:table-cell>
          <table:table-cell office:value-type="float" office:value="1555.6696" calcext:value-type="float">
            <text:p>1555.6696</text:p>
          </table:table-cell>
          <table:table-cell table:formula="of:=[.B807]/55435.69" office:value-type="float" office:value="0.028062600104734" calcext:value-type="float">
            <text:p>0.028062600104734</text:p>
          </table:table-cell>
          <table:table-cell office:value-type="float" office:value="634693.0948247" calcext:value-type="float">
            <text:p>634693.0948247</text:p>
          </table:table-cell>
        </table:table-row>
        <table:table-row table:style-name="ro1">
          <table:table-cell office:value-type="float" office:value="820.47" calcext:value-type="float">
            <text:p>820.47</text:p>
          </table:table-cell>
          <table:table-cell office:value-type="float" office:value="1501.4936" calcext:value-type="float">
            <text:p>1501.4936</text:p>
          </table:table-cell>
          <table:table-cell table:formula="of:=[.B808]/55435.69" office:value-type="float" office:value="0.0270853235523902" calcext:value-type="float">
            <text:p>0.02708532355239</text:p>
          </table:table-cell>
          <table:table-cell office:value-type="float" office:value="636221.55050306" calcext:value-type="float">
            <text:p>636221.55050306</text:p>
          </table:table-cell>
        </table:table-row>
        <table:table-row table:style-name="ro1">
          <table:table-cell office:value-type="float" office:value="821.49" calcext:value-type="float">
            <text:p>821.49</text:p>
          </table:table-cell>
          <table:table-cell office:value-type="float" office:value="1449.051" calcext:value-type="float">
            <text:p>1449.051</text:p>
          </table:table-cell>
          <table:table-cell table:formula="of:=[.B809]/55435.69" office:value-type="float" office:value="0.0261393156646918" calcext:value-type="float">
            <text:p>0.026139315664692</text:p>
          </table:table-cell>
          <table:table-cell office:value-type="float" office:value="637696.62193731" calcext:value-type="float">
            <text:p>637696.62193731</text:p>
          </table:table-cell>
        </table:table-row>
        <table:table-row table:style-name="ro1">
          <table:table-cell office:value-type="float" office:value="822.51" calcext:value-type="float">
            <text:p>822.51</text:p>
          </table:table-cell>
          <table:table-cell office:value-type="float" office:value="1400.5237" calcext:value-type="float">
            <text:p>1400.5237</text:p>
          </table:table-cell>
          <table:table-cell table:formula="of:=[.B810]/55435.69" office:value-type="float" office:value="0.0252639355620901" calcext:value-type="float">
            <text:p>0.02526393556209</text:p>
          </table:table-cell>
          <table:table-cell office:value-type="float" office:value="639122.29463634" calcext:value-type="float">
            <text:p>639122.29463634</text:p>
          </table:table-cell>
        </table:table-row>
        <table:table-row table:style-name="ro1">
          <table:table-cell office:value-type="float" office:value="823.53" calcext:value-type="float">
            <text:p>823.53</text:p>
          </table:table-cell>
          <table:table-cell office:value-type="float" office:value="1357.2746" calcext:value-type="float">
            <text:p>1357.2746</text:p>
          </table:table-cell>
          <table:table-cell table:formula="of:=[.B811]/55435.69" office:value-type="float" office:value="0.024483768489217" calcext:value-type="float">
            <text:p>0.024483768489217</text:p>
          </table:table-cell>
          <table:table-cell office:value-type="float" office:value="640503.94163754" calcext:value-type="float">
            <text:p>640503.94163754</text:p>
          </table:table-cell>
        </table:table-row>
        <table:table-row table:style-name="ro1">
          <table:table-cell office:value-type="float" office:value="824.55" calcext:value-type="float">
            <text:p>824.55</text:p>
          </table:table-cell>
          <table:table-cell office:value-type="float" office:value="1319.4903" calcext:value-type="float">
            <text:p>1319.4903</text:p>
          </table:table-cell>
          <table:table-cell table:formula="of:=[.B812]/55435.69" office:value-type="float" office:value="0.0238021805086218" calcext:value-type="float">
            <text:p>0.023802180508622</text:p>
          </table:table-cell>
          <table:table-cell office:value-type="float" office:value="641847.12586085" calcext:value-type="float">
            <text:p>641847.12586085</text:p>
          </table:table-cell>
        </table:table-row>
        <table:table-row table:style-name="ro1">
          <table:table-cell office:value-type="float" office:value="825.56" calcext:value-type="float">
            <text:p>825.56</text:p>
          </table:table-cell>
          <table:table-cell office:value-type="float" office:value="1286.1425" calcext:value-type="float">
            <text:p>1286.1425</text:p>
          </table:table-cell>
          <table:table-cell table:formula="of:=[.B813]/55435.69" office:value-type="float" office:value="0.0232006221984429" calcext:value-type="float">
            <text:p>0.023200622198443</text:p>
          </table:table-cell>
          <table:table-cell office:value-type="float" office:value="643156.36341081" calcext:value-type="float">
            <text:p>643156.36341081</text:p>
          </table:table-cell>
        </table:table-row>
        <table:table-row table:style-name="ro1">
          <table:table-cell office:value-type="float" office:value="826.58" calcext:value-type="float">
            <text:p>826.58</text:p>
          </table:table-cell>
          <table:table-cell office:value-type="float" office:value="1255.3126" calcext:value-type="float">
            <text:p>1255.3126</text:p>
          </table:table-cell>
          <table:table-cell table:formula="of:=[.B814]/55435.69" office:value-type="float" office:value="0.0226444840859742" calcext:value-type="float">
            <text:p>0.022644484085974</text:p>
          </table:table-cell>
          <table:table-cell office:value-type="float" office:value="644434.21750534" calcext:value-type="float">
            <text:p>644434.21750534</text:p>
          </table:table-cell>
        </table:table-row>
        <table:table-row table:style-name="ro1">
          <table:table-cell office:value-type="float" office:value="827.6" calcext:value-type="float">
            <text:p>827.6</text:p>
          </table:table-cell>
          <table:table-cell office:value-type="float" office:value="1224.7987" calcext:value-type="float">
            <text:p>1224.7987</text:p>
          </table:table-cell>
          <table:table-cell table:formula="of:=[.B815]/55435.69" office:value-type="float" office:value="0.0220940462723563" calcext:value-type="float">
            <text:p>0.022094046272356</text:p>
          </table:table-cell>
          <table:table-cell office:value-type="float" office:value="645681.00977014" calcext:value-type="float">
            <text:p>645681.00977014</text:p>
          </table:table-cell>
        </table:table-row>
        <table:table-row table:style-name="ro1">
          <table:table-cell office:value-type="float" office:value="828.62" calcext:value-type="float">
            <text:p>828.62</text:p>
          </table:table-cell>
          <table:table-cell office:value-type="float" office:value="1192.8218" calcext:value-type="float">
            <text:p>1192.8218</text:p>
          </table:table-cell>
          <table:table-cell table:formula="of:=[.B816]/55435.69" office:value-type="float" office:value="0.0215172175181729" calcext:value-type="float">
            <text:p>0.021517217518173</text:p>
          </table:table-cell>
          <table:table-cell office:value-type="float" office:value="646895.2509068" calcext:value-type="float">
            <text:p>646895.2509068</text:p>
          </table:table-cell>
        </table:table-row>
        <table:table-row table:style-name="ro1">
          <table:table-cell office:value-type="float" office:value="829.63" calcext:value-type="float">
            <text:p>829.63</text:p>
          </table:table-cell>
          <table:table-cell office:value-type="float" office:value="1158.6131" calcext:value-type="float">
            <text:p>1158.6131</text:p>
          </table:table-cell>
          <table:table-cell table:formula="of:=[.B817]/55435.69" office:value-type="float" office:value="0.0209001295014096" calcext:value-type="float">
            <text:p>0.02090012950141</text:p>
          </table:table-cell>
          <table:table-cell office:value-type="float" office:value="648074.6690895" calcext:value-type="float">
            <text:p>648074.6690895</text:p>
          </table:table-cell>
        </table:table-row>
        <table:table-row table:style-name="ro1">
          <table:table-cell office:value-type="float" office:value="830.65" calcext:value-type="float">
            <text:p>830.65</text:p>
          </table:table-cell>
          <table:table-cell office:value-type="float" office:value="1122.6987" calcext:value-type="float">
            <text:p>1122.6987</text:p>
          </table:table-cell>
          <table:table-cell table:formula="of:=[.B818]/55435.69" office:value-type="float" office:value="0.0202522724980964" calcext:value-type="float">
            <text:p>0.020252272498097</text:p>
          </table:table-cell>
          <table:table-cell office:value-type="float" office:value="649217.52795977" calcext:value-type="float">
            <text:p>649217.52795977</text:p>
          </table:table-cell>
        </table:table-row>
        <table:table-row table:style-name="ro1">
          <table:table-cell office:value-type="float" office:value="831.67" calcext:value-type="float">
            <text:p>831.67</text:p>
          </table:table-cell>
          <table:table-cell office:value-type="float" office:value="1086.7948" calcext:value-type="float">
            <text:p>1086.7948</text:p>
          </table:table-cell>
          <table:table-cell table:formula="of:=[.B819]/55435.69" office:value-type="float" office:value="0.0196046049034476" calcext:value-type="float">
            <text:p>0.019604604903448</text:p>
          </table:table-cell>
          <table:table-cell office:value-type="float" office:value="650323.83813886" calcext:value-type="float">
            <text:p>650323.83813886</text:p>
          </table:table-cell>
        </table:table-row>
        <table:table-row table:style-name="ro1">
          <table:table-cell office:value-type="float" office:value="832.69" calcext:value-type="float">
            <text:p>832.69</text:p>
          </table:table-cell>
          <table:table-cell office:value-type="float" office:value="1053.3496" calcext:value-type="float">
            <text:p>1053.3496</text:p>
          </table:table-cell>
          <table:table-cell table:formula="of:=[.B820]/55435.69" office:value-type="float" office:value="0.0190012896024204" calcext:value-type="float">
            <text:p>0.01900128960242</text:p>
          </table:table-cell>
          <table:table-cell office:value-type="float" office:value="651396.10255711" calcext:value-type="float">
            <text:p>651396.10255711</text:p>
          </table:table-cell>
        </table:table-row>
        <table:table-row table:style-name="ro1">
          <table:table-cell office:value-type="float" office:value="833.71" calcext:value-type="float">
            <text:p>833.71</text:p>
          </table:table-cell>
          <table:table-cell office:value-type="float" office:value="1024.8743" calcext:value-type="float">
            <text:p>1024.8743</text:p>
          </table:table-cell>
          <table:table-cell table:formula="of:=[.B821]/55435.69" office:value-type="float" office:value="0.0184876259319583" calcext:value-type="float">
            <text:p>0.018487625931958</text:p>
          </table:table-cell>
          <table:table-cell office:value-type="float" office:value="652439.38033065" calcext:value-type="float">
            <text:p>652439.38033065</text:p>
          </table:table-cell>
        </table:table-row>
        <table:table-row table:style-name="ro1">
          <table:table-cell office:value-type="float" office:value="834.72" calcext:value-type="float">
            <text:p>834.72</text:p>
          </table:table-cell>
          <table:table-cell office:value-type="float" office:value="1003.2611" calcext:value-type="float">
            <text:p>1003.2611</text:p>
          </table:table-cell>
          <table:table-cell table:formula="of:=[.B822]/55435.69" office:value-type="float" office:value="0.0180977471372684" calcext:value-type="float">
            <text:p>0.018097747137269</text:p>
          </table:table-cell>
          <table:table-cell office:value-type="float" office:value="653460.65684696" calcext:value-type="float">
            <text:p>653460.65684696</text:p>
          </table:table-cell>
        </table:table-row>
        <table:table-row table:style-name="ro1">
          <table:table-cell office:value-type="float" office:value="835.74" calcext:value-type="float">
            <text:p>835.74</text:p>
          </table:table-cell>
          <table:table-cell office:value-type="float" office:value="989.28415" calcext:value-type="float">
            <text:p>989.28415</text:p>
          </table:table-cell>
          <table:table-cell table:formula="of:=[.B823]/55435.69" office:value-type="float" office:value="0.0178456180485893" calcext:value-type="float">
            <text:p>0.017845618048589</text:p>
          </table:table-cell>
          <table:table-cell office:value-type="float" office:value="654467.70542323" calcext:value-type="float">
            <text:p>654467.70542323</text:p>
          </table:table-cell>
        </table:table-row>
        <table:table-row table:style-name="ro1">
          <table:table-cell office:value-type="float" office:value="836.76" calcext:value-type="float">
            <text:p>836.76</text:p>
          </table:table-cell>
          <table:table-cell office:value-type="float" office:value="982.41524" calcext:value-type="float">
            <text:p>982.41524</text:p>
          </table:table-cell>
          <table:table-cell table:formula="of:=[.B824]/55435.69" office:value-type="float" office:value="0.017721710327769" calcext:value-type="float">
            <text:p>0.017721710327769</text:p>
          </table:table-cell>
          <table:table-cell office:value-type="float" office:value="655467.76174004" calcext:value-type="float">
            <text:p>655467.76174004</text:p>
          </table:table-cell>
        </table:table-row>
        <table:table-row table:style-name="ro1">
          <table:table-cell office:value-type="float" office:value="837.78" calcext:value-type="float">
            <text:p>837.78</text:p>
          </table:table-cell>
          <table:table-cell office:value-type="float" office:value="980.99527" calcext:value-type="float">
            <text:p>980.99527</text:p>
          </table:table-cell>
          <table:table-cell table:formula="of:=[.B825]/55435.69" office:value-type="float" office:value="0.0176960956019489" calcext:value-type="float">
            <text:p>0.017696095601949</text:p>
          </table:table-cell>
          <table:table-cell office:value-type="float" office:value="656466.37259151" calcext:value-type="float">
            <text:p>656466.37259151</text:p>
          </table:table-cell>
        </table:table-row>
        <table:table-row table:style-name="ro1">
          <table:table-cell office:value-type="float" office:value="838.8" calcext:value-type="float">
            <text:p>838.8</text:p>
          </table:table-cell>
          <table:table-cell office:value-type="float" office:value="982.70229" calcext:value-type="float">
            <text:p>982.70229</text:p>
          </table:table-cell>
          <table:table-cell table:formula="of:=[.B826]/55435.69" office:value-type="float" office:value="0.0177268883998738" calcext:value-type="float">
            <text:p>0.017726888399874</text:p>
          </table:table-cell>
          <table:table-cell office:value-type="float" office:value="657466.72111446" calcext:value-type="float">
            <text:p>657466.72111446</text:p>
          </table:table-cell>
        </table:table-row>
        <table:table-row table:style-name="ro1">
          <table:table-cell office:value-type="float" office:value="839.81" calcext:value-type="float">
            <text:p>839.81</text:p>
          </table:table-cell>
          <table:table-cell office:value-type="float" office:value="985.18194" calcext:value-type="float">
            <text:p>985.18194</text:p>
          </table:table-cell>
          <table:table-cell table:formula="of:=[.B827]/55435.69" office:value-type="float" office:value="0.0177716186088781" calcext:value-type="float">
            <text:p>0.017771618608878</text:p>
          </table:table-cell>
          <table:table-cell office:value-type="float" office:value="658469.59381252" calcext:value-type="float">
            <text:p>658469.59381252</text:p>
          </table:table-cell>
        </table:table-row>
        <table:table-row table:style-name="ro1">
          <table:table-cell office:value-type="float" office:value="840.83" calcext:value-type="float">
            <text:p>840.83</text:p>
          </table:table-cell>
          <table:table-cell office:value-type="float" office:value="986.66866" calcext:value-type="float">
            <text:p>986.66866</text:p>
          </table:table-cell>
          <table:table-cell table:formula="of:=[.B828]/55435.69" office:value-type="float" office:value="0.0177984374326359" calcext:value-type="float">
            <text:p>0.017798437432636</text:p>
          </table:table-cell>
          <table:table-cell office:value-type="float" office:value="659473.97992995" calcext:value-type="float">
            <text:p>659473.97992995</text:p>
          </table:table-cell>
        </table:table-row>
        <table:table-row table:style-name="ro1">
          <table:table-cell office:value-type="float" office:value="841.85" calcext:value-type="float">
            <text:p>841.85</text:p>
          </table:table-cell>
          <table:table-cell office:value-type="float" office:value="986.43344" calcext:value-type="float">
            <text:p>986.43344</text:p>
          </table:table-cell>
          <table:table-cell table:formula="of:=[.B829]/55435.69" office:value-type="float" office:value="0.0177941943177761" calcext:value-type="float">
            <text:p>0.017794194317776</text:p>
          </table:table-cell>
          <table:table-cell office:value-type="float" office:value="660478.12660091" calcext:value-type="float">
            <text:p>660478.12660091</text:p>
          </table:table-cell>
        </table:table-row>
        <table:table-row table:style-name="ro1">
          <table:table-cell office:value-type="float" office:value="842.87" calcext:value-type="float">
            <text:p>842.87</text:p>
          </table:table-cell>
          <table:table-cell office:value-type="float" office:value="984.94176" calcext:value-type="float">
            <text:p>984.94176</text:p>
          </table:table-cell>
          <table:table-cell table:formula="of:=[.B830]/55435.69" office:value-type="float" office:value="0.0177672860209731" calcext:value-type="float">
            <text:p>0.017767286020973</text:p>
          </table:table-cell>
          <table:table-cell office:value-type="float" office:value="661480.7548118" calcext:value-type="float">
            <text:p>661480.7548118</text:p>
          </table:table-cell>
        </table:table-row>
        <table:table-row table:style-name="ro1">
          <table:table-cell office:value-type="float" office:value="843.89" calcext:value-type="float">
            <text:p>843.89</text:p>
          </table:table-cell>
          <table:table-cell office:value-type="float" office:value="983.68145" calcext:value-type="float">
            <text:p>983.68145</text:p>
          </table:table-cell>
          <table:table-cell table:formula="of:=[.B831]/55435.69" office:value-type="float" office:value="0.0177445513891863" calcext:value-type="float">
            <text:p>0.017744551389186</text:p>
          </table:table-cell>
          <table:table-cell office:value-type="float" office:value="662482.10008297" calcext:value-type="float">
            <text:p>662482.10008297</text:p>
          </table:table-cell>
        </table:table-row>
        <table:table-row table:style-name="ro1">
          <table:table-cell office:value-type="float" office:value="844.9" calcext:value-type="float">
            <text:p>844.9</text:p>
          </table:table-cell>
          <table:table-cell office:value-type="float" office:value="984.7059" calcext:value-type="float">
            <text:p>984.7059</text:p>
          </table:table-cell>
          <table:table-cell table:formula="of:=[.B832]/55435.69" office:value-type="float" office:value="0.0177630313612043" calcext:value-type="float">
            <text:p>0.017763031361204</text:p>
          </table:table-cell>
          <table:table-cell office:value-type="float" office:value="663484.48819439" calcext:value-type="float">
            <text:p>663484.48819439</text:p>
          </table:table-cell>
        </table:table-row>
        <table:table-row table:style-name="ro1">
          <table:table-cell office:value-type="float" office:value="845.92" calcext:value-type="float">
            <text:p>845.92</text:p>
          </table:table-cell>
          <table:table-cell office:value-type="float" office:value="990.0138" calcext:value-type="float">
            <text:p>990.0138</text:p>
          </table:table-cell>
          <table:table-cell table:formula="of:=[.B833]/55435.69" office:value-type="float" office:value="0.0178587801468693" calcext:value-type="float">
            <text:p>0.017858780146869</text:p>
          </table:table-cell>
          <table:table-cell office:value-type="float" office:value="664492.27951799" calcext:value-type="float">
            <text:p>664492.27951799</text:p>
          </table:table-cell>
        </table:table-row>
        <table:table-row table:style-name="ro1">
          <table:table-cell office:value-type="float" office:value="846.94" calcext:value-type="float">
            <text:p>846.94</text:p>
          </table:table-cell>
          <table:table-cell office:value-type="float" office:value="1000.9317" calcext:value-type="float">
            <text:p>1000.9317</text:p>
          </table:table-cell>
          <table:table-cell table:formula="of:=[.B834]/55435.69" office:value-type="float" office:value="0.0180557272760563" calcext:value-type="float">
            <text:p>0.018055727276056</text:p>
          </table:table-cell>
          <table:table-cell office:value-type="float" office:value="665511.18476838" calcext:value-type="float">
            <text:p>665511.18476838</text:p>
          </table:table-cell>
        </table:table-row>
        <table:table-row table:style-name="ro1">
          <table:table-cell office:value-type="float" office:value="847.96" calcext:value-type="float">
            <text:p>847.96</text:p>
          </table:table-cell>
          <table:table-cell office:value-type="float" office:value="1017.6664" calcext:value-type="float">
            <text:p>1017.6664</text:p>
          </table:table-cell>
          <table:table-cell table:formula="of:=[.B835]/55435.69" office:value-type="float" office:value="0.0183576031975069" calcext:value-type="float">
            <text:p>0.018357603197507</text:p>
          </table:table-cell>
          <table:table-cell office:value-type="float" office:value="666547.12524845" calcext:value-type="float">
            <text:p>666547.12524845</text:p>
          </table:table-cell>
        </table:table-row>
        <table:table-row table:style-name="ro1">
          <table:table-cell office:value-type="float" office:value="848.98" calcext:value-type="float">
            <text:p>848.98</text:p>
          </table:table-cell>
          <table:table-cell office:value-type="float" office:value="1039.1487" calcext:value-type="float">
            <text:p>1039.1487</text:p>
          </table:table-cell>
          <table:table-cell table:formula="of:=[.B836]/55435.69" office:value-type="float" office:value="0.0187451206975145" calcext:value-type="float">
            <text:p>0.018745120697515</text:p>
          </table:table-cell>
          <table:table-cell office:value-type="float" office:value="667604.93380371" calcext:value-type="float">
            <text:p>667604.93380371</text:p>
          </table:table-cell>
        </table:table-row>
        <table:table-row table:style-name="ro1">
          <table:table-cell office:value-type="float" office:value="849.99" calcext:value-type="float">
            <text:p>849.99</text:p>
          </table:table-cell>
          <table:table-cell office:value-type="float" office:value="1063.206" calcext:value-type="float">
            <text:p>1063.206</text:p>
          </table:table-cell>
          <table:table-cell table:formula="of:=[.B837]/55435.69" office:value-type="float" office:value="0.019179088417588" calcext:value-type="float">
            <text:p>0.019179088417588</text:p>
          </table:table-cell>
          <table:table-cell office:value-type="float" office:value="668687.23164501" calcext:value-type="float">
            <text:p>668687.23164501</text:p>
          </table:table-cell>
        </table:table-row>
        <table:table-row table:style-name="ro1">
          <table:table-cell office:value-type="float" office:value="851.01" calcext:value-type="float">
            <text:p>851.01</text:p>
          </table:table-cell>
          <table:table-cell office:value-type="float" office:value="1087.0072" calcext:value-type="float">
            <text:p>1087.0072</text:p>
          </table:table-cell>
          <table:table-cell table:formula="of:=[.B838]/55435.69" office:value-type="float" office:value="0.0196084363701435" calcext:value-type="float">
            <text:p>0.019608436370144</text:p>
          </table:table-cell>
          <table:table-cell office:value-type="float" office:value="669793.75803586" calcext:value-type="float">
            <text:p>669793.75803586</text:p>
          </table:table-cell>
        </table:table-row>
        <table:table-row table:style-name="ro1">
          <table:table-cell office:value-type="float" office:value="852.03" calcext:value-type="float">
            <text:p>852.03</text:p>
          </table:table-cell>
          <table:table-cell office:value-type="float" office:value="1107.6445" calcext:value-type="float">
            <text:p>1107.6445</text:p>
          </table:table-cell>
          <table:table-cell table:formula="of:=[.B839]/55435.69" office:value-type="float" office:value="0.0199807109824014" calcext:value-type="float">
            <text:p>0.019980710982402</text:p>
          </table:table-cell>
          <table:table-cell office:value-type="float" office:value="670921.29235387" calcext:value-type="float">
            <text:p>670921.29235387</text:p>
          </table:table-cell>
        </table:table-row>
        <table:table-row table:style-name="ro1">
          <table:table-cell office:value-type="float" office:value="853.05" calcext:value-type="float">
            <text:p>853.05</text:p>
          </table:table-cell>
          <table:table-cell office:value-type="float" office:value="1122.6836" calcext:value-type="float">
            <text:p>1122.6836</text:p>
          </table:table-cell>
          <table:table-cell table:formula="of:=[.B840]/55435.69" office:value-type="float" office:value="0.0202520001103982" calcext:value-type="float">
            <text:p>0.020252000110398</text:p>
          </table:table-cell>
          <table:table-cell office:value-type="float" office:value="672064.13584149" calcext:value-type="float">
            <text:p>672064.13584149</text:p>
          </table:table-cell>
        </table:table-row>
        <table:table-row table:style-name="ro1">
          <table:table-cell office:value-type="float" office:value="854.07" calcext:value-type="float">
            <text:p>854.07</text:p>
          </table:table-cell>
          <table:table-cell office:value-type="float" office:value="1130.5338" calcext:value-type="float">
            <text:p>1130.5338</text:p>
          </table:table-cell>
          <table:table-cell table:formula="of:=[.B841]/55435.69" office:value-type="float" office:value="0.0203936092434314" calcext:value-type="float">
            <text:p>0.020393609243432</text:p>
          </table:table-cell>
          <table:table-cell office:value-type="float" office:value="673214.97046104" calcext:value-type="float">
            <text:p>673214.97046104</text:p>
          </table:table-cell>
        </table:table-row>
        <table:table-row table:style-name="ro1">
          <table:table-cell office:value-type="float" office:value="855.08" calcext:value-type="float">
            <text:p>855.08</text:p>
          </table:table-cell>
          <table:table-cell office:value-type="float" office:value="1130.5618" calcext:value-type="float">
            <text:p>1130.5618</text:p>
          </table:table-cell>
          <table:table-cell table:formula="of:=[.B842]/55435.69" office:value-type="float" office:value="0.020394114333203" calcext:value-type="float">
            <text:p>0.020394114333203</text:p>
          </table:table-cell>
          <table:table-cell office:value-type="float" office:value="674365.83357684" calcext:value-type="float">
            <text:p>674365.83357684</text:p>
          </table:table-cell>
        </table:table-row>
        <table:table-row table:style-name="ro1">
          <table:table-cell office:value-type="float" office:value="856.1" calcext:value-type="float">
            <text:p>856.1</text:p>
          </table:table-cell>
          <table:table-cell office:value-type="float" office:value="1122.9635" calcext:value-type="float">
            <text:p>1122.9635</text:p>
          </table:table-cell>
          <table:table-cell table:formula="of:=[.B843]/55435.69" office:value-type="float" office:value="0.020257049204222" calcext:value-type="float">
            <text:p>0.020257049204222</text:p>
          </table:table-cell>
          <table:table-cell office:value-type="float" office:value="675508.96191558" calcext:value-type="float">
            <text:p>675508.96191558</text:p>
          </table:table-cell>
        </table:table-row>
        <table:table-row table:style-name="ro1">
          <table:table-cell office:value-type="float" office:value="857.12" calcext:value-type="float">
            <text:p>857.12</text:p>
          </table:table-cell>
          <table:table-cell office:value-type="float" office:value="1108.4863" calcext:value-type="float">
            <text:p>1108.4863</text:p>
          </table:table-cell>
          <table:table-cell table:formula="of:=[.B844]/55435.69" office:value-type="float" office:value="0.0199958961456058" calcext:value-type="float">
            <text:p>0.019995896145606</text:p>
          </table:table-cell>
          <table:table-cell office:value-type="float" office:value="676637.35313579" calcext:value-type="float">
            <text:p>676637.35313579</text:p>
          </table:table-cell>
        </table:table-row>
        <table:table-row table:style-name="ro1">
          <table:table-cell office:value-type="float" office:value="858.14" calcext:value-type="float">
            <text:p>858.14</text:p>
          </table:table-cell>
          <table:table-cell office:value-type="float" office:value="1088.1325" calcext:value-type="float">
            <text:p>1088.1325</text:p>
          </table:table-cell>
          <table:table-cell table:formula="of:=[.B845]/55435.69" office:value-type="float" office:value="0.0196287355672853" calcext:value-type="float">
            <text:p>0.019628735567285</text:p>
          </table:table-cell>
          <table:table-cell office:value-type="float" office:value="677745.02505782" calcext:value-type="float">
            <text:p>677745.02505782</text:p>
          </table:table-cell>
        </table:table-row>
        <table:table-row table:style-name="ro1">
          <table:table-cell office:value-type="float" office:value="859.16" calcext:value-type="float">
            <text:p>859.16</text:p>
          </table:table-cell>
          <table:table-cell office:value-type="float" office:value="1062.9535" calcext:value-type="float">
            <text:p>1062.9535</text:p>
          </table:table-cell>
          <table:table-cell table:formula="of:=[.B846]/55435.69" office:value-type="float" office:value="0.0191745335901835" calcext:value-type="float">
            <text:p>0.019174533590184</text:p>
          </table:table-cell>
          <table:table-cell office:value-type="float" office:value="678827.06583009" calcext:value-type="float">
            <text:p>678827.06583009</text:p>
          </table:table-cell>
        </table:table-row>
        <table:table-row table:style-name="ro1">
          <table:table-cell office:value-type="float" office:value="860.17" calcext:value-type="float">
            <text:p>860.17</text:p>
          </table:table-cell>
          <table:table-cell office:value-type="float" office:value="1033.986" calcext:value-type="float">
            <text:p>1033.986</text:p>
          </table:table-cell>
          <table:table-cell table:formula="of:=[.B847]/55435.69" office:value-type="float" office:value="0.0186519911630937" calcext:value-type="float">
            <text:p>0.018651991163094</text:p>
          </table:table-cell>
          <table:table-cell office:value-type="float" office:value="679879.61891338" calcext:value-type="float">
            <text:p>679879.61891338</text:p>
          </table:table-cell>
        </table:table-row>
        <table:table-row table:style-name="ro1">
          <table:table-cell office:value-type="float" office:value="861.19" calcext:value-type="float">
            <text:p>861.19</text:p>
          </table:table-cell>
          <table:table-cell office:value-type="float" office:value="1002.3031" calcext:value-type="float">
            <text:p>1002.3031</text:p>
          </table:table-cell>
          <table:table-cell table:formula="of:=[.B848]/55435.69" office:value-type="float" office:value="0.0180804658515119" calcext:value-type="float">
            <text:p>0.018080465851512</text:p>
          </table:table-cell>
          <table:table-cell office:value-type="float" office:value="680899.92025225" calcext:value-type="float">
            <text:p>680899.92025225</text:p>
          </table:table-cell>
        </table:table-row>
        <table:table-row table:style-name="ro1">
          <table:table-cell office:value-type="float" office:value="862.21" calcext:value-type="float">
            <text:p>862.21</text:p>
          </table:table-cell>
          <table:table-cell office:value-type="float" office:value="969.09961" calcext:value-type="float">
            <text:p>969.09961</text:p>
          </table:table-cell>
          <table:table-cell table:formula="of:=[.B849]/55435.69" office:value-type="float" office:value="0.017481510737938" calcext:value-type="float">
            <text:p>0.017481510737938</text:p>
          </table:table-cell>
          <table:table-cell office:value-type="float" office:value="681886.42183192" calcext:value-type="float">
            <text:p>681886.42183192</text:p>
          </table:table-cell>
        </table:table-row>
        <table:table-row table:style-name="ro1">
          <table:table-cell office:value-type="float" office:value="863.23" calcext:value-type="float">
            <text:p>863.23</text:p>
          </table:table-cell>
          <table:table-cell office:value-type="float" office:value="935.71681" calcext:value-type="float">
            <text:p>935.71681</text:p>
          </table:table-cell>
          <table:table-cell table:formula="of:=[.B850]/55435.69" office:value-type="float" office:value="0.0168793210655446" calcext:value-type="float">
            <text:p>0.016879321065545</text:p>
          </table:table-cell>
          <table:table-cell office:value-type="float" office:value="682838.94116554" calcext:value-type="float">
            <text:p>682838.94116554</text:p>
          </table:table-cell>
        </table:table-row>
        <table:table-row table:style-name="ro1">
          <table:table-cell office:value-type="float" office:value="864.25" calcext:value-type="float">
            <text:p>864.25</text:p>
          </table:table-cell>
          <table:table-cell office:value-type="float" office:value="903.55262" calcext:value-type="float">
            <text:p>903.55262</text:p>
          </table:table-cell>
          <table:table-cell table:formula="of:=[.B851]/55435.69" office:value-type="float" office:value="0.0162991138019568" calcext:value-type="float">
            <text:p>0.016299113801957</text:p>
          </table:table-cell>
          <table:table-cell office:value-type="float" office:value="683758.71873923" calcext:value-type="float">
            <text:p>683758.71873923</text:p>
          </table:table-cell>
        </table:table-row>
        <table:table-row table:style-name="ro1">
          <table:table-cell office:value-type="float" office:value="865.26" calcext:value-type="float">
            <text:p>865.26</text:p>
          </table:table-cell>
          <table:table-cell office:value-type="float" office:value="873.86394" calcext:value-type="float">
            <text:p>873.86394</text:p>
          </table:table-cell>
          <table:table-cell table:formula="of:=[.B852]/55435.69" office:value-type="float" office:value="0.0157635620662429" calcext:value-type="float">
            <text:p>0.015763562066243</text:p>
          </table:table-cell>
          <table:table-cell office:value-type="float" office:value="684648.27452334" calcext:value-type="float">
            <text:p>684648.27452334</text:p>
          </table:table-cell>
        </table:table-row>
        <table:table-row table:style-name="ro1">
          <table:table-cell office:value-type="float" office:value="866.28" calcext:value-type="float">
            <text:p>866.28</text:p>
          </table:table-cell>
          <table:table-cell office:value-type="float" office:value="847.53358" calcext:value-type="float">
            <text:p>847.53358</text:p>
          </table:table-cell>
          <table:table-cell table:formula="of:=[.B853]/55435.69" office:value-type="float" office:value="0.0152885907977334" calcext:value-type="float">
            <text:p>0.015288590797733</text:p>
          </table:table-cell>
          <table:table-cell office:value-type="float" office:value="685511.02714014" calcext:value-type="float">
            <text:p>685511.02714014</text:p>
          </table:table-cell>
        </table:table-row>
        <table:table-row table:style-name="ro1">
          <table:table-cell office:value-type="float" office:value="867.3" calcext:value-type="float">
            <text:p>867.3</text:p>
          </table:table-cell>
          <table:table-cell office:value-type="float" office:value="824.90135" calcext:value-type="float">
            <text:p>824.90135</text:p>
          </table:table-cell>
          <table:table-cell table:formula="of:=[.B854]/55435.69" office:value-type="float" office:value="0.0148803298019741" calcext:value-type="float">
            <text:p>0.014880329801974</text:p>
          </table:table-cell>
          <table:table-cell office:value-type="float" office:value="686350.74111616" calcext:value-type="float">
            <text:p>686350.74111616</text:p>
          </table:table-cell>
        </table:table-row>
        <table:table-row table:style-name="ro1">
          <table:table-cell office:value-type="float" office:value="868.32" calcext:value-type="float">
            <text:p>868.32</text:p>
          </table:table-cell>
          <table:table-cell office:value-type="float" office:value="805.74054" calcext:value-type="float">
            <text:p>805.74054</text:p>
          </table:table-cell>
          <table:table-cell table:formula="of:=[.B855]/55435.69" office:value-type="float" office:value="0.0145346894753182" calcext:value-type="float">
            <text:p>0.014534689475318</text:p>
          </table:table-cell>
          <table:table-cell office:value-type="float" office:value="687170.95021579" calcext:value-type="float">
            <text:p>687170.95021579</text:p>
          </table:table-cell>
        </table:table-row>
        <table:table-row table:style-name="ro1">
          <table:table-cell office:value-type="float" office:value="869.34" calcext:value-type="float">
            <text:p>869.34</text:p>
          </table:table-cell>
          <table:table-cell office:value-type="float" office:value="789.40256" calcext:value-type="float">
            <text:p>789.40256</text:p>
          </table:table-cell>
          <table:table-cell table:formula="of:=[.B856]/55435.69" office:value-type="float" office:value="0.0142399699543742" calcext:value-type="float">
            <text:p>0.014239969954374</text:p>
          </table:table-cell>
          <table:table-cell office:value-type="float" office:value="687974.52795908" calcext:value-type="float">
            <text:p>687974.52795908</text:p>
          </table:table-cell>
        </table:table-row>
        <table:table-row table:style-name="ro1">
          <table:table-cell office:value-type="float" office:value="870.35" calcext:value-type="float">
            <text:p>870.35</text:p>
          </table:table-cell>
          <table:table-cell office:value-type="float" office:value="775.08128" calcext:value-type="float">
            <text:p>775.08128</text:p>
          </table:table-cell>
          <table:table-cell table:formula="of:=[.B857]/55435.69" office:value-type="float" office:value="0.0139816295242289" calcext:value-type="float">
            <text:p>0.013981629524229</text:p>
          </table:table-cell>
          <table:table-cell office:value-type="float" office:value="688763.52725848" calcext:value-type="float">
            <text:p>688763.52725848</text:p>
          </table:table-cell>
        </table:table-row>
        <table:table-row table:style-name="ro1">
          <table:table-cell office:value-type="float" office:value="871.37" calcext:value-type="float">
            <text:p>871.37</text:p>
          </table:table-cell>
          <table:table-cell office:value-type="float" office:value="762.09806" calcext:value-type="float">
            <text:p>762.09806</text:p>
          </table:table-cell>
          <table:table-cell table:formula="of:=[.B858]/55435.69" office:value-type="float" office:value="0.0137474262519326" calcext:value-type="float">
            <text:p>0.013747426251933</text:p>
          </table:table-cell>
          <table:table-cell office:value-type="float" office:value="689539.3102007" calcext:value-type="float">
            <text:p>689539.3102007</text:p>
          </table:table-cell>
        </table:table-row>
        <table:table-row table:style-name="ro1">
          <table:table-cell office:value-type="float" office:value="872.39" calcext:value-type="float">
            <text:p>872.39</text:p>
          </table:table-cell>
          <table:table-cell office:value-type="float" office:value="750.10088" calcext:value-type="float">
            <text:p>750.10088</text:p>
          </table:table-cell>
          <table:table-cell table:formula="of:=[.B859]/55435.69" office:value-type="float" office:value="0.0135310100767213" calcext:value-type="float">
            <text:p>0.013531010076721</text:p>
          </table:table-cell>
          <table:table-cell office:value-type="float" office:value="690302.88052723" calcext:value-type="float">
            <text:p>690302.88052723</text:p>
          </table:table-cell>
        </table:table-row>
        <table:table-row table:style-name="ro1">
          <table:table-cell office:value-type="float" office:value="873.41" calcext:value-type="float">
            <text:p>873.41</text:p>
          </table:table-cell>
          <table:table-cell office:value-type="float" office:value="739.10986" calcext:value-type="float">
            <text:p>739.10986</text:p>
          </table:table-cell>
          <table:table-cell table:formula="of:=[.B860]/55435.69" office:value-type="float" office:value="0.0133327439416737" calcext:value-type="float">
            <text:p>0.013332743941674</text:p>
          </table:table-cell>
          <table:table-cell office:value-type="float" office:value="691055.26247379" calcext:value-type="float">
            <text:p>691055.26247379</text:p>
          </table:table-cell>
        </table:table-row>
        <table:table-row table:style-name="ro1">
          <table:table-cell office:value-type="float" office:value="874.42" calcext:value-type="float">
            <text:p>874.42</text:p>
          </table:table-cell>
          <table:table-cell office:value-type="float" office:value="729.40832" calcext:value-type="float">
            <text:p>729.40832</text:p>
          </table:table-cell>
          <table:table-cell table:formula="of:=[.B861]/55435.69" office:value-type="float" office:value="0.0131577386337213" calcext:value-type="float">
            <text:p>0.013157738633721</text:p>
          </table:table-cell>
          <table:table-cell office:value-type="float" office:value="691797.76867184" calcext:value-type="float">
            <text:p>691797.76867184</text:p>
          </table:table-cell>
        </table:table-row>
        <table:table-row table:style-name="ro1">
          <table:table-cell office:value-type="float" office:value="875.44" calcext:value-type="float">
            <text:p>875.44</text:p>
          </table:table-cell>
          <table:table-cell office:value-type="float" office:value="721.34208" calcext:value-type="float">
            <text:p>721.34208</text:p>
          </table:table-cell>
          <table:table-cell table:formula="of:=[.B862]/55435.69" office:value-type="float" office:value="0.0130122323723219" calcext:value-type="float">
            <text:p>0.013012232372322</text:p>
          </table:table-cell>
          <table:table-cell office:value-type="float" office:value="692532.06377986" calcext:value-type="float">
            <text:p>692532.06377986</text:p>
          </table:table-cell>
        </table:table-row>
        <table:table-row table:style-name="ro1">
          <table:table-cell office:value-type="float" office:value="876.46" calcext:value-type="float">
            <text:p>876.46</text:p>
          </table:table-cell>
          <table:table-cell office:value-type="float" office:value="715.12226" calcext:value-type="float">
            <text:p>715.12226</text:p>
          </table:table-cell>
          <table:table-cell table:formula="of:=[.B863]/55435.69" office:value-type="float" office:value="0.012900033534353" calcext:value-type="float">
            <text:p>0.012900033534353</text:p>
          </table:table-cell>
          <table:table-cell office:value-type="float" office:value="693260.02737709" calcext:value-type="float">
            <text:p>693260.02737709</text:p>
          </table:table-cell>
        </table:table-row>
        <table:table-row table:style-name="ro1">
          <table:table-cell office:value-type="float" office:value="877.48" calcext:value-type="float">
            <text:p>877.48</text:p>
          </table:table-cell>
          <table:table-cell office:value-type="float" office:value="710.71469" calcext:value-type="float">
            <text:p>710.71469</text:p>
          </table:table-cell>
          <table:table-cell table:formula="of:=[.B864]/55435.69" office:value-type="float" office:value="0.0128205257299043" calcext:value-type="float">
            <text:p>0.012820525729904</text:p>
          </table:table-cell>
          <table:table-cell office:value-type="float" office:value="693983.50425782" calcext:value-type="float">
            <text:p>693983.50425782</text:p>
          </table:table-cell>
        </table:table-row>
        <table:table-row table:style-name="ro1">
          <table:table-cell office:value-type="float" office:value="878.5" calcext:value-type="float">
            <text:p>878.5</text:p>
          </table:table-cell>
          <table:table-cell office:value-type="float" office:value="707.85081" calcext:value-type="float">
            <text:p>707.85081</text:p>
          </table:table-cell>
          <table:table-cell table:formula="of:=[.B865]/55435.69" office:value-type="float" office:value="0.0127688644265093" calcext:value-type="float">
            <text:p>0.012768864426509</text:p>
          </table:table-cell>
          <table:table-cell office:value-type="float" office:value="694704.06583926" calcext:value-type="float">
            <text:p>694704.06583926</text:p>
          </table:table-cell>
        </table:table-row>
        <table:table-row table:style-name="ro1">
          <table:table-cell office:value-type="float" office:value="879.51" calcext:value-type="float">
            <text:p>879.51</text:p>
          </table:table-cell>
          <table:table-cell office:value-type="float" office:value="706.13556" calcext:value-type="float">
            <text:p>706.13556</text:p>
          </table:table-cell>
          <table:table-cell table:formula="of:=[.B866]/55435.69" office:value-type="float" office:value="0.0127379231682694" calcext:value-type="float">
            <text:p>0.012737923168269</text:p>
          </table:table-cell>
          <table:table-cell office:value-type="float" office:value="695422.88137164" calcext:value-type="float">
            <text:p>695422.88137164</text:p>
          </table:table-cell>
        </table:table-row>
        <table:table-row table:style-name="ro1">
          <table:table-cell office:value-type="float" office:value="880.53" calcext:value-type="float">
            <text:p>880.53</text:p>
          </table:table-cell>
          <table:table-cell office:value-type="float" office:value="705.18556" calcext:value-type="float">
            <text:p>705.18556</text:p>
          </table:table-cell>
          <table:table-cell table:formula="of:=[.B867]/55435.69" office:value-type="float" office:value="0.0127207861938762" calcext:value-type="float">
            <text:p>0.012720786193876</text:p>
          </table:table-cell>
          <table:table-cell office:value-type="float" office:value="696140.72984145" calcext:value-type="float">
            <text:p>696140.72984145</text:p>
          </table:table-cell>
        </table:table-row>
        <table:table-row table:style-name="ro1">
          <table:table-cell office:value-type="float" office:value="881.55" calcext:value-type="float">
            <text:p>881.55</text:p>
          </table:table-cell>
          <table:table-cell office:value-type="float" office:value="704.72556" calcext:value-type="float">
            <text:p>704.72556</text:p>
          </table:table-cell>
          <table:table-cell table:formula="of:=[.B868]/55435.69" office:value-type="float" office:value="0.0127124882904858" calcext:value-type="float">
            <text:p>0.012712488290486</text:p>
          </table:table-cell>
          <table:table-cell office:value-type="float" office:value="696858.1100542" calcext:value-type="float">
            <text:p>696858.1100542</text:p>
          </table:table-cell>
        </table:table-row>
        <table:table-row table:style-name="ro1">
          <table:table-cell office:value-type="float" office:value="882.57" calcext:value-type="float">
            <text:p>882.57</text:p>
          </table:table-cell>
          <table:table-cell office:value-type="float" office:value="704.60234" calcext:value-type="float">
            <text:p>704.60234</text:p>
          </table:table-cell>
          <table:table-cell table:formula="of:=[.B869]/55435.69" office:value-type="float" office:value="0.0127102655347124" calcext:value-type="float">
            <text:p>0.012710265534712</text:p>
          </table:table-cell>
          <table:table-cell office:value-type="float" office:value="697575.36483141" calcext:value-type="float">
            <text:p>697575.36483141</text:p>
          </table:table-cell>
        </table:table-row>
        <table:table-row table:style-name="ro1">
          <table:table-cell office:value-type="float" office:value="883.59" calcext:value-type="float">
            <text:p>883.59</text:p>
          </table:table-cell>
          <table:table-cell office:value-type="float" office:value="704.7253" calcext:value-type="float">
            <text:p>704.7253</text:p>
          </table:table-cell>
          <table:table-cell table:formula="of:=[.B870]/55435.69" office:value-type="float" office:value="0.0127124836003665" calcext:value-type="float">
            <text:p>0.012712483600367</text:p>
          </table:table-cell>
          <table:table-cell office:value-type="float" office:value="698292.74477533" calcext:value-type="float">
            <text:p>698292.74477533</text:p>
          </table:table-cell>
        </table:table-row>
        <table:table-row table:style-name="ro1">
          <table:table-cell office:value-type="float" office:value="884.6" calcext:value-type="float">
            <text:p>884.6</text:p>
          </table:table-cell>
          <table:table-cell office:value-type="float" office:value="704.98552" calcext:value-type="float">
            <text:p>704.98552</text:p>
          </table:table-cell>
          <table:table-cell table:formula="of:=[.B871]/55435.69" office:value-type="float" office:value="0.0127171776882366" calcext:value-type="float">
            <text:p>0.012717177688237</text:p>
          </table:table-cell>
          <table:table-cell office:value-type="float" office:value="699010.38961817" calcext:value-type="float">
            <text:p>699010.38961817</text:p>
          </table:table-cell>
        </table:table-row>
        <table:table-row table:style-name="ro1">
          <table:table-cell office:value-type="float" office:value="885.62" calcext:value-type="float">
            <text:p>885.62</text:p>
          </table:table-cell>
          <table:table-cell office:value-type="float" office:value="705.21714" calcext:value-type="float">
            <text:p>705.21714</text:p>
          </table:table-cell>
          <table:table-cell table:formula="of:=[.B872]/55435.69" office:value-type="float" office:value="0.0127213558629829" calcext:value-type="float">
            <text:p>0.012721355862983</text:p>
          </table:table-cell>
          <table:table-cell office:value-type="float" office:value="699728.27023904" calcext:value-type="float">
            <text:p>699728.27023904</text:p>
          </table:table-cell>
        </table:table-row>
        <table:table-row table:style-name="ro1">
          <table:table-cell office:value-type="float" office:value="886.64" calcext:value-type="float">
            <text:p>886.64</text:p>
          </table:table-cell>
          <table:table-cell office:value-type="float" office:value="705.24068" calcext:value-type="float">
            <text:p>705.24068</text:p>
          </table:table-cell>
          <table:table-cell table:formula="of:=[.B873]/55435.69" office:value-type="float" office:value="0.0127217804991694" calcext:value-type="float">
            <text:p>0.012721780499169</text:p>
          </table:table-cell>
          <table:table-cell office:value-type="float" office:value="700446.17481828" calcext:value-type="float">
            <text:p>700446.17481828</text:p>
          </table:table-cell>
        </table:table-row>
        <table:table-row table:style-name="ro1">
          <table:table-cell office:value-type="float" office:value="887.66" calcext:value-type="float">
            <text:p>887.66</text:p>
          </table:table-cell>
          <table:table-cell office:value-type="float" office:value="704.9795" calcext:value-type="float">
            <text:p>704.9795</text:p>
          </table:table-cell>
          <table:table-cell table:formula="of:=[.B874]/55435.69" office:value-type="float" office:value="0.0127170690939357" calcext:value-type="float">
            <text:p>0.012717069093936</text:p>
          </table:table-cell>
          <table:table-cell office:value-type="float" office:value="701163.81352901" calcext:value-type="float">
            <text:p>701163.81352901</text:p>
          </table:table-cell>
        </table:table-row>
        <table:table-row table:style-name="ro1">
          <table:table-cell office:value-type="float" office:value="888.68" calcext:value-type="float">
            <text:p>888.68</text:p>
          </table:table-cell>
          <table:table-cell office:value-type="float" office:value="704.59233" calcext:value-type="float">
            <text:p>704.59233</text:p>
          </table:table-cell>
          <table:table-cell table:formula="of:=[.B875]/55435.69" office:value-type="float" office:value="0.012710084965119" calcext:value-type="float">
            <text:p>0.012710084965119</text:p>
          </table:table-cell>
          <table:table-cell office:value-type="float" office:value="701881.05811294" calcext:value-type="float">
            <text:p>701881.05811294</text:p>
          </table:table-cell>
        </table:table-row>
        <table:table-row table:style-name="ro1">
          <table:table-cell office:value-type="float" office:value="889.69" calcext:value-type="float">
            <text:p>889.69</text:p>
          </table:table-cell>
          <table:table-cell office:value-type="float" office:value="704.54232" calcext:value-type="float">
            <text:p>704.54232</text:p>
          </table:table-cell>
          <table:table-cell table:formula="of:=[.B876]/55435.69" office:value-type="float" office:value="0.0127091828387091" calcext:value-type="float">
            <text:p>0.012709182838709</text:p>
          </table:table-cell>
          <table:table-cell office:value-type="float" office:value="702598.25179515" calcext:value-type="float">
            <text:p>702598.25179515</text:p>
          </table:table-cell>
        </table:table-row>
        <table:table-row table:style-name="ro1">
          <table:table-cell office:value-type="float" office:value="890.71" calcext:value-type="float">
            <text:p>890.71</text:p>
          </table:table-cell>
          <table:table-cell office:value-type="float" office:value="705.53987" calcext:value-type="float">
            <text:p>705.53987</text:p>
          </table:table-cell>
          <table:table-cell table:formula="of:=[.B877]/55435.69" office:value-type="float" office:value="0.012727177563768" calcext:value-type="float">
            <text:p>0.012727177563768</text:p>
          </table:table-cell>
          <table:table-cell office:value-type="float" office:value="703316.4609389" calcext:value-type="float">
            <text:p>703316.4609389</text:p>
          </table:table-cell>
        </table:table-row>
        <table:table-row table:style-name="ro1">
          <table:table-cell office:value-type="float" office:value="891.73" calcext:value-type="float">
            <text:p>891.73</text:p>
          </table:table-cell>
          <table:table-cell office:value-type="float" office:value="708.34646" calcext:value-type="float">
            <text:p>708.34646</text:p>
          </table:table-cell>
          <table:table-cell table:formula="of:=[.B878]/55435.69" office:value-type="float" office:value="0.0127778054174125" calcext:value-type="float">
            <text:p>0.012777805417413</text:p>
          </table:table-cell>
          <table:table-cell office:value-type="float" office:value="704037.52707143" calcext:value-type="float">
            <text:p>704037.52707143</text:p>
          </table:table-cell>
        </table:table-row>
        <table:table-row table:style-name="ro1">
          <table:table-cell office:value-type="float" office:value="892.75" calcext:value-type="float">
            <text:p>892.75</text:p>
          </table:table-cell>
          <table:table-cell office:value-type="float" office:value="713.49005" calcext:value-type="float">
            <text:p>713.49005</text:p>
          </table:table-cell>
          <table:table-cell table:formula="of:=[.B879]/55435.69" office:value-type="float" office:value="0.0128705902280643" calcext:value-type="float">
            <text:p>0.012870590228064</text:p>
          </table:table-cell>
          <table:table-cell office:value-type="float" office:value="704763.82915048" calcext:value-type="float">
            <text:p>704763.82915048</text:p>
          </table:table-cell>
        </table:table-row>
        <table:table-row table:style-name="ro1">
          <table:table-cell office:value-type="float" office:value="893.77" calcext:value-type="float">
            <text:p>893.77</text:p>
          </table:table-cell>
          <table:table-cell office:value-type="float" office:value="720.98984" calcext:value-type="float">
            <text:p>720.98984</text:p>
          </table:table-cell>
          <table:table-cell table:formula="of:=[.B880]/55435.69" office:value-type="float" office:value="0.0130058783429953" calcext:value-type="float">
            <text:p>0.013005878342995</text:p>
          </table:table-cell>
          <table:table-cell office:value-type="float" office:value="705497.76569534" calcext:value-type="float">
            <text:p>705497.76569534</text:p>
          </table:table-cell>
        </table:table-row>
        <table:table-row table:style-name="ro1">
          <table:table-cell office:value-type="float" office:value="894.78" calcext:value-type="float">
            <text:p>894.78</text:p>
          </table:table-cell>
          <table:table-cell office:value-type="float" office:value="730.19943" calcext:value-type="float">
            <text:p>730.19943</text:p>
          </table:table-cell>
          <table:table-cell table:formula="of:=[.B881]/55435.69" office:value-type="float" office:value="0.01317200940405" calcext:value-type="float">
            <text:p>0.01317200940405</text:p>
          </table:table-cell>
          <table:table-cell office:value-type="float" office:value="706241.07720621" calcext:value-type="float">
            <text:p>706241.07720621</text:p>
          </table:table-cell>
        </table:table-row>
        <table:table-row table:style-name="ro1">
          <table:table-cell office:value-type="float" office:value="895.8" calcext:value-type="float">
            <text:p>895.8</text:p>
          </table:table-cell>
          <table:table-cell office:value-type="float" office:value="739.84506" calcext:value-type="float">
            <text:p>739.84506</text:p>
          </table:table-cell>
          <table:table-cell table:formula="of:=[.B882]/55435.69" office:value-type="float" office:value="0.013346006155962" calcext:value-type="float">
            <text:p>0.013346006155962</text:p>
          </table:table-cell>
          <table:table-cell office:value-type="float" office:value="706994.20755475" calcext:value-type="float">
            <text:p>706994.20755475</text:p>
          </table:table-cell>
        </table:table-row>
        <table:table-row table:style-name="ro1">
          <table:table-cell office:value-type="float" office:value="896.82" calcext:value-type="float">
            <text:p>896.82</text:p>
          </table:table-cell>
          <table:table-cell office:value-type="float" office:value="748.27292" calcext:value-type="float">
            <text:p>748.27292</text:p>
          </table:table-cell>
          <table:table-cell table:formula="of:=[.B883]/55435.69" office:value-type="float" office:value="0.0134980356517615" calcext:value-type="float">
            <text:p>0.013498035651762</text:p>
          </table:table-cell>
          <table:table-cell office:value-type="float" office:value="707755.91709774" calcext:value-type="float">
            <text:p>707755.91709774</text:p>
          </table:table-cell>
        </table:table-row>
        <table:table-row table:style-name="ro1">
          <table:table-cell office:value-type="float" office:value="897.84" calcext:value-type="float">
            <text:p>897.84</text:p>
          </table:table-cell>
          <table:table-cell office:value-type="float" office:value="753.84892" calcext:value-type="float">
            <text:p>753.84892</text:p>
          </table:table-cell>
          <table:table-cell table:formula="of:=[.B884]/55435.69" office:value-type="float" office:value="0.0135986206719895" calcext:value-type="float">
            <text:p>0.01359862067199</text:p>
          </table:table-cell>
          <table:table-cell office:value-type="float" office:value="708523.3027689" calcext:value-type="float">
            <text:p>708523.3027689</text:p>
          </table:table-cell>
        </table:table-row>
        <table:table-row table:style-name="ro1">
          <table:table-cell office:value-type="float" office:value="898.86" calcext:value-type="float">
            <text:p>898.86</text:p>
          </table:table-cell>
          <table:table-cell office:value-type="float" office:value="755.40259" calcext:value-type="float">
            <text:p>755.40259</text:p>
          </table:table-cell>
          <table:table-cell table:formula="of:=[.B885]/55435.69" office:value-type="float" office:value="0.0136266472014689" calcext:value-type="float">
            <text:p>0.013626647201469</text:p>
          </table:table-cell>
          <table:table-cell office:value-type="float" office:value="709292.27001358" calcext:value-type="float">
            <text:p>709292.27001358</text:p>
          </table:table-cell>
        </table:table-row>
        <table:table-row table:style-name="ro1">
          <table:table-cell office:value-type="float" office:value="899.87" calcext:value-type="float">
            <text:p>899.87</text:p>
          </table:table-cell>
          <table:table-cell office:value-type="float" office:value="752.59015" calcext:value-type="float">
            <text:p>752.59015</text:p>
          </table:table-cell>
          <table:table-cell table:formula="of:=[.B886]/55435.69" office:value-type="float" office:value="0.0135759138201401" calcext:value-type="float">
            <text:p>0.01357591382014</text:p>
          </table:table-cell>
          <table:table-cell office:value-type="float" office:value="710058.37431007" calcext:value-type="float">
            <text:p>710058.37431007</text:p>
          </table:table-cell>
        </table:table-row>
        <table:table-row table:style-name="ro1">
          <table:table-cell office:value-type="float" office:value="900.89" calcext:value-type="float">
            <text:p>900.89</text:p>
          </table:table-cell>
          <table:table-cell office:value-type="float" office:value="746.07414" calcext:value-type="float">
            <text:p>746.07414</text:p>
          </table:table-cell>
          <table:table-cell table:formula="of:=[.B887]/55435.69" office:value-type="float" office:value="0.0134583720343338" calcext:value-type="float">
            <text:p>0.013458372034334</text:p>
          </table:table-cell>
          <table:table-cell office:value-type="float" office:value="710817.84559249" calcext:value-type="float">
            <text:p>710817.84559249</text:p>
          </table:table-cell>
        </table:table-row>
        <table:table-row table:style-name="ro1">
          <table:table-cell office:value-type="float" office:value="901.91" calcext:value-type="float">
            <text:p>901.91</text:p>
          </table:table-cell>
          <table:table-cell office:value-type="float" office:value="737.46819" calcext:value-type="float">
            <text:p>737.46819</text:p>
          </table:table-cell>
          <table:table-cell table:formula="of:=[.B888]/55435.69" office:value-type="float" office:value="0.0133031299871978" calcext:value-type="float">
            <text:p>0.013303129987198</text:p>
          </table:table-cell>
          <table:table-cell office:value-type="float" office:value="711568.55638818" calcext:value-type="float">
            <text:p>711568.55638818</text:p>
          </table:table-cell>
        </table:table-row>
        <table:table-row table:style-name="ro1">
          <table:table-cell office:value-type="float" office:value="902.93" calcext:value-type="float">
            <text:p>902.93</text:p>
          </table:table-cell>
          <table:table-cell office:value-type="float" office:value="729.05739" calcext:value-type="float">
            <text:p>729.05739</text:p>
          </table:table-cell>
          <table:table-cell table:formula="of:=[.B889]/55435.69" office:value-type="float" office:value="0.0131514082353805" calcext:value-type="float">
            <text:p>0.013151408235381</text:p>
          </table:table-cell>
          <table:table-cell office:value-type="float" office:value="712310.70535412" calcext:value-type="float">
            <text:p>712310.70535412</text:p>
          </table:table-cell>
        </table:table-row>
        <table:table-row table:style-name="ro1">
          <table:table-cell office:value-type="float" office:value="903.95" calcext:value-type="float">
            <text:p>903.95</text:p>
          </table:table-cell>
          <table:table-cell office:value-type="float" office:value="723.36097" calcext:value-type="float">
            <text:p>723.36097</text:p>
          </table:table-cell>
          <table:table-cell table:formula="of:=[.B890]/55435.69" office:value-type="float" office:value="0.0130486509683563" calcext:value-type="float">
            <text:p>0.013048650968356</text:p>
          </table:table-cell>
          <table:table-cell office:value-type="float" office:value="713047.0556052" calcext:value-type="float">
            <text:p>713047.0556052</text:p>
          </table:table-cell>
        </table:table-row>
        <table:table-row table:style-name="ro1">
          <table:table-cell office:value-type="float" office:value="904.96" calcext:value-type="float">
            <text:p>904.96</text:p>
          </table:table-cell>
          <table:table-cell office:value-type="float" office:value="722.64055" calcext:value-type="float">
            <text:p>722.64055</text:p>
          </table:table-cell>
          <table:table-cell table:formula="of:=[.B891]/55435.69" office:value-type="float" office:value="0.0130356553693117" calcext:value-type="float">
            <text:p>0.013035655369312</text:p>
          </table:table-cell>
          <table:table-cell office:value-type="float" office:value="713782.67250382" calcext:value-type="float">
            <text:p>713782.67250382</text:p>
          </table:table-cell>
        </table:table-row>
        <table:table-row table:style-name="ro1">
          <table:table-cell office:value-type="float" office:value="905.98" calcext:value-type="float">
            <text:p>905.98</text:p>
          </table:table-cell>
          <table:table-cell office:value-type="float" office:value="728.46981" calcext:value-type="float">
            <text:p>728.46981</text:p>
          </table:table-cell>
          <table:table-cell table:formula="of:=[.B892]/55435.69" office:value-type="float" office:value="0.0131408089265237" calcext:value-type="float">
            <text:p>0.013140808926524</text:p>
          </table:table-cell>
          <table:table-cell office:value-type="float" office:value="714524.22333353" calcext:value-type="float">
            <text:p>714524.2233335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41.46832" calcext:value-type="float">
            <text:p>741.46832</text:p>
          </table:table-cell>
          <table:table-cell table:formula="of:=[.B893]/55435.69" office:value-type="float" office:value="0.0133752880139131" calcext:value-type="float">
            <text:p>0.013375288013913</text:p>
          </table:table-cell>
          <table:table-cell office:value-type="float" office:value="715279.00608802" calcext:value-type="float">
            <text:p>715279.00608802</text:p>
          </table:table-cell>
        </table:table-row>
        <table:table-row table:style-name="ro1">
          <table:table-cell office:value-type="float" office:value="908.02" calcext:value-type="float">
            <text:p>908.02</text:p>
          </table:table-cell>
          <table:table-cell office:value-type="float" office:value="761.26785" calcext:value-type="float">
            <text:p>761.26785</text:p>
          </table:table-cell>
          <table:table-cell table:formula="of:=[.B894]/55435.69" office:value-type="float" office:value="0.0137324501598158" calcext:value-type="float">
            <text:p>0.013732450159816</text:p>
          </table:table-cell>
          <table:table-cell office:value-type="float" office:value="716053.94390546" calcext:value-type="float">
            <text:p>716053.94390546</text:p>
          </table:table-cell>
        </table:table-row>
        <table:table-row table:style-name="ro1">
          <table:table-cell office:value-type="float" office:value="909.04" calcext:value-type="float">
            <text:p>909.04</text:p>
          </table:table-cell>
          <table:table-cell office:value-type="float" office:value="786.72695" calcext:value-type="float">
            <text:p>786.72695</text:p>
          </table:table-cell>
          <table:table-cell table:formula="of:=[.B895]/55435.69" office:value-type="float" office:value="0.0141917048385255" calcext:value-type="float">
            <text:p>0.014191704838526</text:p>
          </table:table-cell>
          <table:table-cell office:value-type="float" office:value="716854.7979964" calcext:value-type="float">
            <text:p>716854.7979964</text:p>
          </table:table-cell>
        </table:table-row>
        <table:table-row table:style-name="ro1">
          <table:table-cell office:value-type="float" office:value="910.05" calcext:value-type="float">
            <text:p>910.05</text:p>
          </table:table-cell>
          <table:table-cell office:value-type="float" office:value="816.349" calcext:value-type="float">
            <text:p>816.349</text:p>
          </table:table-cell>
          <table:table-cell table:formula="of:=[.B896]/55435.69" office:value-type="float" office:value="0.0147260546409723" calcext:value-type="float">
            <text:p>0.014726054640972</text:p>
          </table:table-cell>
          <table:table-cell office:value-type="float" office:value="717685.80605585" calcext:value-type="float">
            <text:p>717685.80605585</text:p>
          </table:table-cell>
        </table:table-row>
        <table:table-row table:style-name="ro1">
          <table:table-cell office:value-type="float" office:value="911.07" calcext:value-type="float">
            <text:p>911.07</text:p>
          </table:table-cell>
          <table:table-cell office:value-type="float" office:value="848.80094" calcext:value-type="float">
            <text:p>848.80094</text:p>
          </table:table-cell>
          <table:table-cell table:formula="of:=[.B897]/55435.69" office:value-type="float" office:value="0.0153114526039091" calcext:value-type="float">
            <text:p>0.015311452603909</text:p>
          </table:table-cell>
          <table:table-cell office:value-type="float" office:value="718549.84878741" calcext:value-type="float">
            <text:p>718549.84878741</text:p>
          </table:table-cell>
        </table:table-row>
        <table:table-row table:style-name="ro1">
          <table:table-cell office:value-type="float" office:value="912.09" calcext:value-type="float">
            <text:p>912.09</text:p>
          </table:table-cell>
          <table:table-cell office:value-type="float" office:value="883.39306" calcext:value-type="float">
            <text:p>883.39306</text:p>
          </table:table-cell>
          <table:table-cell table:formula="of:=[.B898]/55435.69" office:value-type="float" office:value="0.0159354571035374" calcext:value-type="float">
            <text:p>0.015935457103538</text:p>
          </table:table-cell>
          <table:table-cell office:value-type="float" office:value="719449.10479994" calcext:value-type="float">
            <text:p>719449.10479994</text:p>
          </table:table-cell>
        </table:table-row>
        <table:table-row table:style-name="ro1">
          <table:table-cell office:value-type="float" office:value="913.11" calcext:value-type="float">
            <text:p>913.11</text:p>
          </table:table-cell>
          <table:table-cell office:value-type="float" office:value="920.37881" calcext:value-type="float">
            <text:p>920.37881</text:p>
          </table:table-cell>
          <table:table-cell table:formula="of:=[.B899]/55435.69" office:value-type="float" office:value="0.0166026401042361" calcext:value-type="float">
            <text:p>0.016602640104236</text:p>
          </table:table-cell>
          <table:table-cell office:value-type="float" office:value="720386.01071034" calcext:value-type="float">
            <text:p>720386.01071034</text:p>
          </table:table-cell>
        </table:table-row>
        <table:table-row table:style-name="ro1">
          <table:table-cell office:value-type="float" office:value="914.13" calcext:value-type="float">
            <text:p>914.13</text:p>
          </table:table-cell>
          <table:table-cell office:value-type="float" office:value="960.97755" calcext:value-type="float">
            <text:p>960.97755</text:p>
          </table:table-cell>
          <table:table-cell table:formula="of:=[.B900]/55435.69" office:value-type="float" office:value="0.017334997544001" calcext:value-type="float">
            <text:p>0.017334997544001</text:p>
          </table:table-cell>
          <table:table-cell office:value-type="float" office:value="721364.24439121" calcext:value-type="float">
            <text:p>721364.24439121</text:p>
          </table:table-cell>
        </table:table-row>
        <table:table-row table:style-name="ro1">
          <table:table-cell office:value-type="float" office:value="915.14" calcext:value-type="float">
            <text:p>915.14</text:p>
          </table:table-cell>
          <table:table-cell office:value-type="float" office:value="1007.1054" calcext:value-type="float">
            <text:p>1007.1054</text:p>
          </table:table-cell>
          <table:table-cell table:formula="of:=[.B901]/55435.69" office:value-type="float" office:value="0.0181670941590156" calcext:value-type="float">
            <text:p>0.018167094159016</text:p>
          </table:table-cell>
          <table:table-cell office:value-type="float" office:value="722389.43419548" calcext:value-type="float">
            <text:p>722389.43419548</text:p>
          </table:table-cell>
        </table:table-row>
        <table:table-row table:style-name="ro1">
          <table:table-cell office:value-type="float" office:value="916.16" calcext:value-type="float">
            <text:p>916.16</text:p>
          </table:table-cell>
          <table:table-cell office:value-type="float" office:value="1060.8966" calcext:value-type="float">
            <text:p>1060.8966</text:p>
          </table:table-cell>
          <table:table-cell table:formula="of:=[.B902]/55435.69" office:value-type="float" office:value="0.0191374293347841" calcext:value-type="float">
            <text:p>0.019137429334784</text:p>
          </table:table-cell>
          <table:table-cell office:value-type="float" office:value="723469.38114504" calcext:value-type="float">
            <text:p>723469.38114504</text:p>
          </table:table-cell>
        </table:table-row>
        <table:table-row table:style-name="ro1">
          <table:table-cell office:value-type="float" office:value="917.18" calcext:value-type="float">
            <text:p>917.18</text:p>
          </table:table-cell>
          <table:table-cell office:value-type="float" office:value="1124.1764" calcext:value-type="float">
            <text:p>1124.1764</text:p>
          </table:table-cell>
          <table:table-cell table:formula="of:=[.B903]/55435.69" office:value-type="float" office:value="0.0202789286107921" calcext:value-type="float">
            <text:p>0.020278928610792</text:p>
          </table:table-cell>
          <table:table-cell office:value-type="float" office:value="724613.74417986" calcext:value-type="float">
            <text:p>724613.74417986</text:p>
          </table:table-cell>
        </table:table-row>
        <table:table-row table:style-name="ro1">
          <table:table-cell office:value-type="float" office:value="918.2" calcext:value-type="float">
            <text:p>918.2</text:p>
          </table:table-cell>
          <table:table-cell office:value-type="float" office:value="1198.0678" calcext:value-type="float">
            <text:p>1198.0678</text:p>
          </table:table-cell>
          <table:table-cell table:formula="of:=[.B904]/55435.69" office:value-type="float" office:value="0.0216118496946642" calcext:value-type="float">
            <text:p>0.021611849694664</text:p>
          </table:table-cell>
          <table:table-cell office:value-type="float" office:value="725833.32552906" calcext:value-type="float">
            <text:p>725833.32552906</text:p>
          </table:table-cell>
        </table:table-row>
        <table:table-row table:style-name="ro1">
          <table:table-cell office:value-type="float" office:value="919.22" calcext:value-type="float">
            <text:p>919.22</text:p>
          </table:table-cell>
          <table:table-cell office:value-type="float" office:value="1282.8693" calcext:value-type="float">
            <text:p>1282.8693</text:p>
          </table:table-cell>
          <table:table-cell table:formula="of:=[.B905]/55435.69" office:value-type="float" office:value="0.0231415772041441" calcext:value-type="float">
            <text:p>0.023141577204144</text:p>
          </table:table-cell>
          <table:table-cell office:value-type="float" office:value="727139.23110456" calcext:value-type="float">
            <text:p>727139.23110456</text:p>
          </table:table-cell>
        </table:table-row>
        <table:table-row table:style-name="ro1">
          <table:table-cell office:value-type="float" office:value="920.23" calcext:value-type="float">
            <text:p>920.23</text:p>
          </table:table-cell>
          <table:table-cell office:value-type="float" office:value="1378.2274" calcext:value-type="float">
            <text:p>1378.2274</text:p>
          </table:table-cell>
          <table:table-cell table:formula="of:=[.B906]/55435.69" office:value-type="float" office:value="0.0248617343808655" calcext:value-type="float">
            <text:p>0.024861734380866</text:p>
          </table:table-cell>
          <table:table-cell office:value-type="float" office:value="728542.20713439" calcext:value-type="float">
            <text:p>728542.20713439</text:p>
          </table:table-cell>
        </table:table-row>
        <table:table-row table:style-name="ro1">
          <table:table-cell office:value-type="float" office:value="921.25" calcext:value-type="float">
            <text:p>921.25</text:p>
          </table:table-cell>
          <table:table-cell office:value-type="float" office:value="1483.5002" calcext:value-type="float">
            <text:p>1483.5002</text:p>
          </table:table-cell>
          <table:table-cell table:formula="of:=[.B907]/55435.69" office:value-type="float" office:value="0.0267607420418146" calcext:value-type="float">
            <text:p>0.026760742041815</text:p>
          </table:table-cell>
          <table:table-cell office:value-type="float" office:value="730052.34628073" calcext:value-type="float">
            <text:p>730052.34628073</text:p>
          </table:table-cell>
        </table:table-row>
        <table:table-row table:style-name="ro1">
          <table:table-cell office:value-type="float" office:value="922.27" calcext:value-type="float">
            <text:p>922.27</text:p>
          </table:table-cell>
          <table:table-cell office:value-type="float" office:value="1598.1041" calcext:value-type="float">
            <text:p>1598.1041</text:p>
          </table:table-cell>
          <table:table-cell table:formula="of:=[.B908]/55435.69" office:value-type="float" office:value="0.0288280726730379" calcext:value-type="float">
            <text:p>0.028828072673038</text:p>
          </table:table-cell>
          <table:table-cell office:value-type="float" office:value="731679.14730146" calcext:value-type="float">
            <text:p>731679.14730146</text:p>
          </table:table-cell>
        </table:table-row>
        <table:table-row table:style-name="ro1">
          <table:table-cell office:value-type="float" office:value="923.29" calcext:value-type="float">
            <text:p>923.29</text:p>
          </table:table-cell>
          <table:table-cell office:value-type="float" office:value="1721.6223" calcext:value-type="float">
            <text:p>1721.6223</text:p>
          </table:table-cell>
          <table:table-cell table:formula="of:=[.B909]/55435.69" office:value-type="float" office:value="0.0310562076525069" calcext:value-type="float">
            <text:p>0.031056207652507</text:p>
          </table:table-cell>
          <table:table-cell office:value-type="float" office:value="733431.68453918" calcext:value-type="float">
            <text:p>733431.68453918</text:p>
          </table:table-cell>
        </table:table-row>
        <table:table-row table:style-name="ro1">
          <table:table-cell office:value-type="float" office:value="924.3" calcext:value-type="float">
            <text:p>924.3</text:p>
          </table:table-cell>
          <table:table-cell office:value-type="float" office:value="1853.5318" calcext:value-type="float">
            <text:p>1853.5318</text:p>
          </table:table-cell>
          <table:table-cell table:formula="of:=[.B910]/55435.69" office:value-type="float" office:value="0.0334357126248451" calcext:value-type="float">
            <text:p>0.033435712624845</text:p>
          </table:table-cell>
          <table:table-cell office:value-type="float" office:value="735318.49988751" calcext:value-type="float">
            <text:p>735318.49988751</text:p>
          </table:table-cell>
        </table:table-row>
        <table:table-row table:style-name="ro1">
          <table:table-cell office:value-type="float" office:value="925.32" calcext:value-type="float">
            <text:p>925.32</text:p>
          </table:table-cell>
          <table:table-cell office:value-type="float" office:value="1992.5705" calcext:value-type="float">
            <text:p>1992.5705</text:p>
          </table:table-cell>
          <table:table-cell table:formula="of:=[.B911]/55435.69" office:value-type="float" office:value="0.0359438206685981" calcext:value-type="float">
            <text:p>0.035943820668598</text:p>
          </table:table-cell>
          <table:table-cell office:value-type="float" office:value="737346.85065274" calcext:value-type="float">
            <text:p>737346.85065274</text:p>
          </table:table-cell>
        </table:table-row>
        <table:table-row table:style-name="ro1">
          <table:table-cell office:value-type="float" office:value="926.34" calcext:value-type="float">
            <text:p>926.34</text:p>
          </table:table-cell>
          <table:table-cell office:value-type="float" office:value="2135.9459" calcext:value-type="float">
            <text:p>2135.9459</text:p>
          </table:table-cell>
          <table:table-cell table:formula="of:=[.B912]/55435.69" office:value-type="float" office:value="0.0385301580985102" calcext:value-type="float">
            <text:p>0.03853015809851</text:p>
          </table:table-cell>
          <table:table-cell office:value-type="float" office:value="739521.15139694" calcext:value-type="float">
            <text:p>739521.15139694</text:p>
          </table:table-cell>
        </table:table-row>
        <table:table-row table:style-name="ro1">
          <table:table-cell office:value-type="float" office:value="927.36" calcext:value-type="float">
            <text:p>927.36</text:p>
          </table:table-cell>
          <table:table-cell office:value-type="float" office:value="2278.7089" calcext:value-type="float">
            <text:p>2278.7089</text:p>
          </table:table-cell>
          <table:table-cell table:formula="of:=[.B913]/55435.69" office:value-type="float" office:value="0.0411054484935607" calcext:value-type="float">
            <text:p>0.041105448493561</text:p>
          </table:table-cell>
          <table:table-cell office:value-type="float" office:value="741840.77876957" calcext:value-type="float">
            <text:p>741840.77876957</text:p>
          </table:table-cell>
        </table:table-row>
        <table:table-row table:style-name="ro1">
          <table:table-cell office:value-type="float" office:value="928.38" calcext:value-type="float">
            <text:p>928.38</text:p>
          </table:table-cell>
          <table:table-cell office:value-type="float" office:value="2413.6261" calcext:value-type="float">
            <text:p>2413.6261</text:p>
          </table:table-cell>
          <table:table-cell table:formula="of:=[.B914]/55435.69" office:value-type="float" office:value="0.0435392091268279" calcext:value-type="float">
            <text:p>0.043539209126828</text:p>
          </table:table-cell>
          <table:table-cell office:value-type="float" office:value="744297.74599098" calcext:value-type="float">
            <text:p>744297.74599098</text:p>
          </table:table-cell>
        </table:table-row>
        <table:table-row table:style-name="ro1">
          <table:table-cell office:value-type="float" office:value="929.39" calcext:value-type="float">
            <text:p>929.39</text:p>
          </table:table-cell>
          <table:table-cell office:value-type="float" office:value="2531.7519" calcext:value-type="float">
            <text:p>2531.7519</text:p>
          </table:table-cell>
          <table:table-cell table:formula="of:=[.B915]/55435.69" office:value-type="float" office:value="0.0456700710318569" calcext:value-type="float">
            <text:p>0.045670071031857</text:p>
          </table:table-cell>
          <table:table-cell office:value-type="float" office:value="746874.9601991" calcext:value-type="float">
            <text:p>746874.9601991</text:p>
          </table:table-cell>
        </table:table-row>
        <table:table-row table:style-name="ro1">
          <table:table-cell office:value-type="float" office:value="930.41" calcext:value-type="float">
            <text:p>930.41</text:p>
          </table:table-cell>
          <table:table-cell office:value-type="float" office:value="2623.6775" calcext:value-type="float">
            <text:p>2623.6775</text:p>
          </table:table-cell>
          <table:table-cell table:formula="of:=[.B916]/55435.69" office:value-type="float" office:value="0.0473283096142575" calcext:value-type="float">
            <text:p>0.047328309614258</text:p>
          </table:table-cell>
          <table:table-cell office:value-type="float" office:value="749545.7507228" calcext:value-type="float">
            <text:p>749545.7507228</text:p>
          </table:table-cell>
        </table:table-row>
        <table:table-row table:style-name="ro1">
          <table:table-cell office:value-type="float" office:value="931.43" calcext:value-type="float">
            <text:p>931.43</text:p>
          </table:table-cell>
          <table:table-cell office:value-type="float" office:value="2681.1845" calcext:value-type="float">
            <text:p>2681.1845</text:p>
          </table:table-cell>
          <table:table-cell table:formula="of:=[.B917]/55435.69" office:value-type="float" office:value="0.0483656738105001" calcext:value-type="float">
            <text:p>0.0483656738105</text:p>
          </table:table-cell>
          <table:table-cell office:value-type="float" office:value="752275.08088897" calcext:value-type="float">
            <text:p>752275.08088897</text:p>
          </table:table-cell>
        </table:table-row>
        <table:table-row table:style-name="ro1">
          <table:table-cell office:value-type="float" office:value="932.45" calcext:value-type="float">
            <text:p>932.45</text:p>
          </table:table-cell>
          <table:table-cell office:value-type="float" office:value="2698.8636" calcext:value-type="float">
            <text:p>2698.8636</text:p>
          </table:table-cell>
          <table:table-cell table:formula="of:=[.B918]/55435.69" office:value-type="float" office:value="0.0486845856883896" calcext:value-type="float">
            <text:p>0.04868458568839</text:p>
          </table:table-cell>
          <table:table-cell office:value-type="float" office:value="755022.4075558" calcext:value-type="float">
            <text:p>755022.4075558</text:p>
          </table:table-cell>
        </table:table-row>
        <table:table-row table:style-name="ro1">
          <table:table-cell office:value-type="float" office:value="933.47" calcext:value-type="float">
            <text:p>933.47</text:p>
          </table:table-cell>
          <table:table-cell office:value-type="float" office:value="2675.2335" calcext:value-type="float">
            <text:p>2675.2335</text:p>
          </table:table-cell>
          <table:table-cell table:formula="of:=[.B919]/55435.69" office:value-type="float" office:value="0.0482583241951169" calcext:value-type="float">
            <text:p>0.048258324195117</text:p>
          </table:table-cell>
          <table:table-cell office:value-type="float" office:value="757745.67984238" calcext:value-type="float">
            <text:p>757745.67984238</text:p>
          </table:table-cell>
        </table:table-row>
        <table:table-row table:style-name="ro1">
          <table:table-cell office:value-type="float" office:value="934.48" calcext:value-type="float">
            <text:p>934.48</text:p>
          </table:table-cell>
          <table:table-cell office:value-type="float" office:value="2613.0347" calcext:value-type="float">
            <text:p>2613.0347</text:p>
          </table:table-cell>
          <table:table-cell table:formula="of:=[.B920]/55435.69" office:value-type="float" office:value="0.0471363249920764" calcext:value-type="float">
            <text:p>0.047136324992076</text:p>
          </table:table-cell>
          <table:table-cell office:value-type="float" office:value="760405.63640785" calcext:value-type="float">
            <text:p>760405.63640785</text:p>
          </table:table-cell>
        </table:table-row>
        <table:table-row table:style-name="ro1">
          <table:table-cell office:value-type="float" office:value="935.5" calcext:value-type="float">
            <text:p>935.5</text:p>
          </table:table-cell>
          <table:table-cell office:value-type="float" office:value="2518.6235" calcext:value-type="float">
            <text:p>2518.6235</text:p>
          </table:table-cell>
          <table:table-cell table:formula="of:=[.B921]/55435.69" office:value-type="float" office:value="0.045433248869095" calcext:value-type="float">
            <text:p>0.045433248869095</text:p>
          </table:table-cell>
          <table:table-cell office:value-type="float" office:value="762969.48649356" calcext:value-type="float">
            <text:p>762969.48649356</text:p>
          </table:table-cell>
        </table:table-row>
        <table:table-row table:style-name="ro1">
          <table:table-cell office:value-type="float" office:value="936.52" calcext:value-type="float">
            <text:p>936.52</text:p>
          </table:table-cell>
          <table:table-cell office:value-type="float" office:value="2400.6722" calcext:value-type="float">
            <text:p>2400.6722</text:p>
          </table:table-cell>
          <table:table-cell table:formula="of:=[.B922]/55435.69" office:value-type="float" office:value="0.0433055347556782" calcext:value-type="float">
            <text:p>0.043305534755678</text:p>
          </table:table-cell>
          <table:table-cell office:value-type="float" office:value="765413.26723659" calcext:value-type="float">
            <text:p>765413.26723659</text:p>
          </table:table-cell>
        </table:table-row>
        <table:table-row table:style-name="ro1">
          <table:table-cell office:value-type="float" office:value="937.54" calcext:value-type="float">
            <text:p>937.54</text:p>
          </table:table-cell>
          <table:table-cell office:value-type="float" office:value="2268.575" calcext:value-type="float">
            <text:p>2268.575</text:p>
          </table:table-cell>
          <table:table-cell table:formula="of:=[.B923]/55435.69" office:value-type="float" office:value="0.0409226438779782" calcext:value-type="float">
            <text:p>0.040922643877978</text:p>
          </table:table-cell>
          <table:table-cell office:value-type="float" office:value="767722.57865089" calcext:value-type="float">
            <text:p>767722.57865089</text:p>
          </table:table-cell>
        </table:table-row>
        <table:table-row table:style-name="ro1">
          <table:table-cell office:value-type="float" office:value="938.56" calcext:value-type="float">
            <text:p>938.56</text:p>
          </table:table-cell>
          <table:table-cell office:value-type="float" office:value="2131.0121" calcext:value-type="float">
            <text:p>2131.0121</text:p>
          </table:table-cell>
          <table:table-cell table:formula="of:=[.B924]/55435.69" office:value-type="float" office:value="0.038441157672972" calcext:value-type="float">
            <text:p>0.038441157672972</text:p>
          </table:table-cell>
          <table:table-cell office:value-type="float" office:value="769891.85701387" calcext:value-type="float">
            <text:p>769891.85701387</text:p>
          </table:table-cell>
        </table:table-row>
        <table:table-row table:style-name="ro1">
          <table:table-cell office:value-type="float" office:value="939.57" calcext:value-type="float">
            <text:p>939.57</text:p>
          </table:table-cell>
          <table:table-cell office:value-type="float" office:value="1995.0139" calcext:value-type="float">
            <text:p>1995.0139</text:p>
          </table:table-cell>
          <table:table-cell table:formula="of:=[.B925]/55435.69" office:value-type="float" office:value="0.0359878969667375" calcext:value-type="float">
            <text:p>0.035987896966738</text:p>
          </table:table-cell>
          <table:table-cell office:value-type="float" office:value="771922.69507611" calcext:value-type="float">
            <text:p>771922.69507611</text:p>
          </table:table-cell>
        </table:table-row>
        <table:table-row table:style-name="ro1">
          <table:table-cell office:value-type="float" office:value="940.59" calcext:value-type="float">
            <text:p>940.59</text:p>
          </table:table-cell>
          <table:table-cell office:value-type="float" office:value="1865.6478" calcext:value-type="float">
            <text:p>1865.6478</text:p>
          </table:table-cell>
          <table:table-cell table:formula="of:=[.B926]/55435.69" office:value-type="float" office:value="0.03365427218458" calcext:value-type="float">
            <text:p>0.03365427218458</text:p>
          </table:table-cell>
          <table:table-cell office:value-type="float" office:value="773821.84407909" calcext:value-type="float">
            <text:p>773821.84407909</text:p>
          </table:table-cell>
        </table:table-row>
        <table:table-row table:style-name="ro1">
          <table:table-cell office:value-type="float" office:value="941.61" calcext:value-type="float">
            <text:p>941.61</text:p>
          </table:table-cell>
          <table:table-cell office:value-type="float" office:value="1746.221" calcext:value-type="float">
            <text:p>1746.221</text:p>
          </table:table-cell>
          <table:table-cell table:formula="of:=[.B927]/55435.69" office:value-type="float" office:value="0.0314999416440925" calcext:value-type="float">
            <text:p>0.031499941644093</text:p>
          </table:table-cell>
          <table:table-cell office:value-type="float" office:value="775599.42174753" calcext:value-type="float">
            <text:p>775599.42174753</text:p>
          </table:table-cell>
        </table:table-row>
        <table:table-row table:style-name="ro1">
          <table:table-cell office:value-type="float" office:value="942.63" calcext:value-type="float">
            <text:p>942.63</text:p>
          </table:table-cell>
          <table:table-cell office:value-type="float" office:value="1638.7319" calcext:value-type="float">
            <text:p>1638.7319</text:p>
          </table:table-cell>
          <table:table-cell table:formula="of:=[.B928]/55435.69" office:value-type="float" office:value="0.02956095432383" calcext:value-type="float">
            <text:p>0.02956095432383</text:p>
          </table:table-cell>
          <table:table-cell office:value-type="float" office:value="777267.580123" calcext:value-type="float">
            <text:p>777267.580123</text:p>
          </table:table-cell>
        </table:table-row>
        <table:table-row table:style-name="ro1">
          <table:table-cell office:value-type="float" office:value="943.65" calcext:value-type="float">
            <text:p>943.65</text:p>
          </table:table-cell>
          <table:table-cell office:value-type="float" office:value="1544.2809" calcext:value-type="float">
            <text:p>1544.2809</text:p>
          </table:table-cell>
          <table:table-cell table:formula="of:=[.B929]/55435.69" office:value-type="float" office:value="0.0278571602518161" calcext:value-type="float">
            <text:p>0.027857160251816</text:p>
          </table:table-cell>
          <table:table-cell office:value-type="float" office:value="778839.59144526" calcext:value-type="float">
            <text:p>778839.59144526</text:p>
          </table:table-cell>
        </table:table-row>
        <table:table-row table:style-name="ro1">
          <table:table-cell office:value-type="float" office:value="944.66" calcext:value-type="float">
            <text:p>944.66</text:p>
          </table:table-cell>
          <table:table-cell office:value-type="float" office:value="1463.253" calcext:value-type="float">
            <text:p>1463.253</text:p>
          </table:table-cell>
          <table:table-cell table:formula="of:=[.B930]/55435.69" office:value-type="float" office:value="0.0263955044124101" calcext:value-type="float">
            <text:p>0.02639550441241</text:p>
          </table:table-cell>
          <table:table-cell office:value-type="float" office:value="780329.11985266" calcext:value-type="float">
            <text:p>780329.11985266</text:p>
          </table:table-cell>
        </table:table-row>
        <table:table-row table:style-name="ro1">
          <table:table-cell office:value-type="float" office:value="945.68" calcext:value-type="float">
            <text:p>945.68</text:p>
          </table:table-cell>
          <table:table-cell office:value-type="float" office:value="1395.2588" calcext:value-type="float">
            <text:p>1395.2588</text:p>
          </table:table-cell>
          <table:table-cell table:formula="of:=[.B931]/55435.69" office:value-type="float" office:value="0.0251689624500029" calcext:value-type="float">
            <text:p>0.025168962450003</text:p>
          </table:table-cell>
          <table:table-cell office:value-type="float" office:value="781749.43309389" calcext:value-type="float">
            <text:p>781749.43309389</text:p>
          </table:table-cell>
        </table:table-row>
        <table:table-row table:style-name="ro1">
          <table:table-cell office:value-type="float" office:value="946.7" calcext:value-type="float">
            <text:p>946.7</text:p>
          </table:table-cell>
          <table:table-cell office:value-type="float" office:value="1338.98" calcext:value-type="float">
            <text:p>1338.98</text:p>
          </table:table-cell>
          <table:table-cell table:formula="of:=[.B932]/55435.69" office:value-type="float" office:value="0.0241537536558127" calcext:value-type="float">
            <text:p>0.024153753655813</text:p>
          </table:table-cell>
          <table:table-cell office:value-type="float" office:value="783112.45692842" calcext:value-type="float">
            <text:p>783112.45692842</text:p>
          </table:table-cell>
        </table:table-row>
        <table:table-row table:style-name="ro1">
          <table:table-cell office:value-type="float" office:value="947.72" calcext:value-type="float">
            <text:p>947.72</text:p>
          </table:table-cell>
          <table:table-cell office:value-type="float" office:value="1292.136" calcext:value-type="float">
            <text:p>1292.136</text:p>
          </table:table-cell>
          <table:table-cell table:formula="of:=[.B933]/55435.69" office:value-type="float" office:value="0.0233087384679437" calcext:value-type="float">
            <text:p>0.023308738467944</text:p>
          </table:table-cell>
          <table:table-cell office:value-type="float" office:value="784427.79562362" calcext:value-type="float">
            <text:p>784427.79562362</text:p>
          </table:table-cell>
        </table:table-row>
        <table:table-row table:style-name="ro1">
          <table:table-cell office:value-type="float" office:value="948.74" calcext:value-type="float">
            <text:p>948.74</text:p>
          </table:table-cell>
          <table:table-cell office:value-type="float" office:value="1251.7411" calcext:value-type="float">
            <text:p>1251.7411</text:p>
          </table:table-cell>
          <table:table-cell table:formula="of:=[.B934]/55435.69" office:value-type="float" office:value="0.0225800580817159" calcext:value-type="float">
            <text:p>0.022580058081716</text:p>
          </table:table-cell>
          <table:table-cell office:value-type="float" office:value="785702.01409239" calcext:value-type="float">
            <text:p>785702.01409239</text:p>
          </table:table-cell>
        </table:table-row>
        <table:table-row table:style-name="ro1">
          <table:table-cell office:value-type="float" office:value="949.75" calcext:value-type="float">
            <text:p>949.75</text:p>
          </table:table-cell>
          <table:table-cell office:value-type="float" office:value="1214.6793" calcext:value-type="float">
            <text:p>1214.6793</text:p>
          </table:table-cell>
          <table:table-cell table:formula="of:=[.B935]/55435.69" office:value-type="float" office:value="0.0219115032211198" calcext:value-type="float">
            <text:p>0.02191150322112</text:p>
          </table:table-cell>
          <table:table-cell office:value-type="float" office:value="786938.50517922" calcext:value-type="float">
            <text:p>786938.50517922</text:p>
          </table:table-cell>
        </table:table-row>
        <table:table-row table:style-name="ro1">
          <table:table-cell office:value-type="float" office:value="950.77" calcext:value-type="float">
            <text:p>950.77</text:p>
          </table:table-cell>
          <table:table-cell office:value-type="float" office:value="1178.456" calcext:value-type="float">
            <text:p>1178.456</text:p>
          </table:table-cell>
          <table:table-cell table:formula="of:=[.B936]/55435.69" office:value-type="float" office:value="0.0212580739952908" calcext:value-type="float">
            <text:p>0.021258073995291</text:p>
          </table:table-cell>
          <table:table-cell office:value-type="float" office:value="788138.12254049" calcext:value-type="float">
            <text:p>788138.12254049</text:p>
          </table:table-cell>
        </table:table-row>
        <table:table-row table:style-name="ro1">
          <table:table-cell office:value-type="float" office:value="951.79" calcext:value-type="float">
            <text:p>951.79</text:p>
          </table:table-cell>
          <table:table-cell office:value-type="float" office:value="1141.8722" calcext:value-type="float">
            <text:p>1141.8722</text:p>
          </table:table-cell>
          <table:table-cell table:formula="of:=[.B937]/55435.69" office:value-type="float" office:value="0.0205981417386525" calcext:value-type="float">
            <text:p>0.020598141738653</text:p>
          </table:table-cell>
          <table:table-cell office:value-type="float" office:value="789300.49915779" calcext:value-type="float">
            <text:p>789300.49915779</text:p>
          </table:table-cell>
        </table:table-row>
        <table:table-row table:style-name="ro1">
          <table:table-cell office:value-type="float" office:value="952.81" calcext:value-type="float">
            <text:p>952.81</text:p>
          </table:table-cell>
          <table:table-cell office:value-type="float" office:value="1105.3559" calcext:value-type="float">
            <text:p>1105.3559</text:p>
          </table:table-cell>
          <table:table-cell table:formula="of:=[.B938]/55435.69" office:value-type="float" office:value="0.0199394271091421" calcext:value-type="float">
            <text:p>0.019939427109142</text:p>
          </table:table-cell>
          <table:table-cell office:value-type="float" office:value="790425.70374075" calcext:value-type="float">
            <text:p>790425.70374075</text:p>
          </table:table-cell>
        </table:table-row>
        <table:table-row table:style-name="ro1">
          <table:table-cell office:value-type="float" office:value="953.83" calcext:value-type="float">
            <text:p>953.83</text:p>
          </table:table-cell>
          <table:table-cell office:value-type="float" office:value="1070.7977" calcext:value-type="float">
            <text:p>1070.7977</text:p>
          </table:table-cell>
          <table:table-cell table:formula="of:=[.B939]/55435.69" office:value-type="float" office:value="0.0193160344896943" calcext:value-type="float">
            <text:p>0.019316034489694</text:p>
          </table:table-cell>
          <table:table-cell office:value-type="float" office:value="791515.72955225" calcext:value-type="float">
            <text:p>791515.72955225</text:p>
          </table:table-cell>
        </table:table-row>
        <table:table-row table:style-name="ro1">
          <table:table-cell office:value-type="float" office:value="954.84" calcext:value-type="float">
            <text:p>954.84</text:p>
          </table:table-cell>
          <table:table-cell office:value-type="float" office:value="1040.9148" calcext:value-type="float">
            <text:p>1040.9148</text:p>
          </table:table-cell>
          <table:table-cell table:formula="of:=[.B940]/55435.69" office:value-type="float" office:value="0.0187769792348575" calcext:value-type="float">
            <text:p>0.018776979234858</text:p>
          </table:table-cell>
          <table:table-cell office:value-type="float" office:value="792575.33594116" calcext:value-type="float">
            <text:p>792575.33594116</text:p>
          </table:table-cell>
        </table:table-row>
        <table:table-row table:style-name="ro1">
          <table:table-cell office:value-type="float" office:value="955.86" calcext:value-type="float">
            <text:p>955.86</text:p>
          </table:table-cell>
          <table:table-cell office:value-type="float" office:value="1018.3475" calcext:value-type="float">
            <text:p>1018.3475</text:p>
          </table:table-cell>
          <table:table-cell table:formula="of:=[.B941]/55435.69" office:value-type="float" office:value="0.0183698895062008" calcext:value-type="float">
            <text:p>0.018369889506201</text:p>
          </table:table-cell>
          <table:table-cell office:value-type="float" office:value="793611.96978127" calcext:value-type="float">
            <text:p>793611.96978127</text:p>
          </table:table-cell>
        </table:table-row>
        <table:table-row table:style-name="ro1">
          <table:table-cell office:value-type="float" office:value="956.88" calcext:value-type="float">
            <text:p>956.88</text:p>
          </table:table-cell>
          <table:table-cell office:value-type="float" office:value="1004.7926" calcext:value-type="float">
            <text:p>1004.7926</text:p>
          </table:table-cell>
          <table:table-cell table:formula="of:=[.B942]/55435.69" office:value-type="float" office:value="0.0181253737438823" calcext:value-type="float">
            <text:p>0.018125373743882</text:p>
          </table:table-cell>
          <table:table-cell office:value-type="float" office:value="794634.80525907" calcext:value-type="float">
            <text:p>794634.80525907</text:p>
          </table:table-cell>
        </table:table-row>
        <table:table-row table:style-name="ro1">
          <table:table-cell office:value-type="float" office:value="957.9" calcext:value-type="float">
            <text:p>957.9</text:p>
          </table:table-cell>
          <table:table-cell office:value-type="float" office:value="1000.4669" calcext:value-type="float">
            <text:p>1000.4669</text:p>
          </table:table-cell>
          <table:table-cell table:formula="of:=[.B943]/55435.69" office:value-type="float" office:value="0.0180473427858479" calcext:value-type="float">
            <text:p>0.018047342785848</text:p>
          </table:table-cell>
          <table:table-cell office:value-type="float" office:value="795653.23735951" calcext:value-type="float">
            <text:p>795653.23735951</text:p>
          </table:table-cell>
        </table:table-row>
        <table:table-row table:style-name="ro1">
          <table:table-cell office:value-type="float" office:value="958.92" calcext:value-type="float">
            <text:p>958.92</text:p>
          </table:table-cell>
          <table:table-cell office:value-type="float" office:value="1004.0684" calcext:value-type="float">
            <text:p>1004.0684</text:p>
          </table:table-cell>
          <table:table-cell table:formula="of:=[.B944]/55435.69" office:value-type="float" office:value="0.0181123099577186" calcext:value-type="float">
            <text:p>0.018112309957719</text:p>
          </table:table-cell>
          <table:table-cell office:value-type="float" office:value="796675.33568546" calcext:value-type="float">
            <text:p>796675.33568546</text:p>
          </table:table-cell>
        </table:table-row>
        <table:table-row table:style-name="ro1">
          <table:table-cell office:value-type="float" office:value="959.93" calcext:value-type="float">
            <text:p>959.93</text:p>
          </table:table-cell>
          <table:table-cell office:value-type="float" office:value="1013.2215" calcext:value-type="float">
            <text:p>1013.2215</text:p>
          </table:table-cell>
          <table:table-cell table:formula="of:=[.B945]/55435.69" office:value-type="float" office:value="0.0182774220001591" calcext:value-type="float">
            <text:p>0.018277422000159</text:p>
          </table:table-cell>
          <table:table-cell office:value-type="float" office:value="797706.75148197" calcext:value-type="float">
            <text:p>797706.75148197</text:p>
          </table:table-cell>
        </table:table-row>
        <table:table-row table:style-name="ro1">
          <table:table-cell office:value-type="float" office:value="960.95" calcext:value-type="float">
            <text:p>960.95</text:p>
          </table:table-cell>
          <table:table-cell office:value-type="float" office:value="1025.2245" calcext:value-type="float">
            <text:p>1025.2245</text:p>
          </table:table-cell>
          <table:table-cell table:formula="of:=[.B946]/55435.69" office:value-type="float" office:value="0.0184939431618872" calcext:value-type="float">
            <text:p>0.018493943161887</text:p>
          </table:table-cell>
          <table:table-cell office:value-type="float" office:value="798750.38574304" calcext:value-type="float">
            <text:p>798750.38574304</text:p>
          </table:table-cell>
        </table:table-row>
        <table:table-row table:style-name="ro1">
          <table:table-cell office:value-type="float" office:value="961.97" calcext:value-type="float">
            <text:p>961.97</text:p>
          </table:table-cell>
          <table:table-cell office:value-type="float" office:value="1037.826" calcext:value-type="float">
            <text:p>1037.826</text:p>
          </table:table-cell>
          <table:table-cell table:formula="of:=[.B947]/55435.69" office:value-type="float" office:value="0.0187212606174831" calcext:value-type="float">
            <text:p>0.018721260617483</text:p>
          </table:table-cell>
          <table:table-cell office:value-type="float" office:value="799806.84787594" calcext:value-type="float">
            <text:p>799806.84787594</text:p>
          </table:table-cell>
        </table:table-row>
        <table:table-row table:style-name="ro1">
          <table:table-cell office:value-type="float" office:value="962.99" calcext:value-type="float">
            <text:p>962.99</text:p>
          </table:table-cell>
          <table:table-cell office:value-type="float" office:value="1049.7717" calcext:value-type="float">
            <text:p>1049.7717</text:p>
          </table:table-cell>
          <table:table-cell table:formula="of:=[.B948]/55435.69" office:value-type="float" office:value="0.0189367481490715" calcext:value-type="float">
            <text:p>0.018936748149072</text:p>
          </table:table-cell>
          <table:table-cell office:value-type="float" office:value="800875.47015596" calcext:value-type="float">
            <text:p>800875.47015596</text:p>
          </table:table-cell>
        </table:table-row>
        <table:table-row table:style-name="ro1">
          <table:table-cell office:value-type="float" office:value="964.01" calcext:value-type="float">
            <text:p>964.01</text:p>
          </table:table-cell>
          <table:table-cell office:value-type="float" office:value="1060.9651" calcext:value-type="float">
            <text:p>1060.9651</text:p>
          </table:table-cell>
          <table:table-cell table:formula="of:=[.B949]/55435.69" office:value-type="float" office:value="0.0191386650008325" calcext:value-type="float">
            <text:p>0.019138665000833</text:p>
          </table:table-cell>
          <table:table-cell office:value-type="float" office:value="801955.48686566" calcext:value-type="float">
            <text:p>801955.48686566</text:p>
          </table:table-cell>
        </table:table-row>
        <table:table-row table:style-name="ro1">
          <table:table-cell office:value-type="float" office:value="965.02" calcext:value-type="float">
            <text:p>965.02</text:p>
          </table:table-cell>
          <table:table-cell office:value-type="float" office:value="1072.243" calcext:value-type="float">
            <text:p>1072.243</text:p>
          </table:table-cell>
          <table:table-cell table:formula="of:=[.B950]/55435.69" office:value-type="float" office:value="0.0193421061413685" calcext:value-type="float">
            <text:p>0.019342106141369</text:p>
          </table:table-cell>
          <table:table-cell office:value-type="float" office:value="803046.98393247" calcext:value-type="float">
            <text:p>803046.98393247</text:p>
          </table:table-cell>
        </table:table-row>
        <table:table-row table:style-name="ro1">
          <table:table-cell office:value-type="float" office:value="966.04" calcext:value-type="float">
            <text:p>966.04</text:p>
          </table:table-cell>
          <table:table-cell office:value-type="float" office:value="1084.8943" calcext:value-type="float">
            <text:p>1084.8943</text:p>
          </table:table-cell>
          <table:table-cell table:formula="of:=[.B951]/55435.69" office:value-type="float" office:value="0.019570321935201" calcext:value-type="float">
            <text:p>0.019570321935201</text:p>
          </table:table-cell>
          <table:table-cell office:value-type="float" office:value="804151.35950063" calcext:value-type="float">
            <text:p>804151.35950063</text:p>
          </table:table-cell>
        </table:table-row>
        <table:table-row table:style-name="ro1">
          <table:table-cell office:value-type="float" office:value="967.06" calcext:value-type="float">
            <text:p>967.06</text:p>
          </table:table-cell>
          <table:table-cell office:value-type="float" office:value="1100.1297" calcext:value-type="float">
            <text:p>1100.1297</text:p>
          </table:table-cell>
          <table:table-cell table:formula="of:=[.B952]/55435.69" office:value-type="float" office:value="0.019845152103275" calcext:value-type="float">
            <text:p>0.019845152103275</text:p>
          </table:table-cell>
          <table:table-cell office:value-type="float" office:value="805271.24406139" calcext:value-type="float">
            <text:p>805271.24406139</text:p>
          </table:table-cell>
        </table:table-row>
        <table:table-row table:style-name="ro1">
          <table:table-cell office:value-type="float" office:value="968.08" calcext:value-type="float">
            <text:p>968.08</text:p>
          </table:table-cell>
          <table:table-cell office:value-type="float" office:value="1118.695" calcext:value-type="float">
            <text:p>1118.695</text:p>
          </table:table-cell>
          <table:table-cell table:formula="of:=[.B953]/55435.69" office:value-type="float" office:value="0.0201800500724353" calcext:value-type="float">
            <text:p>0.020180050072435</text:p>
          </table:table-cell>
          <table:table-cell office:value-type="float" office:value="806410.02731875" calcext:value-type="float">
            <text:p>806410.02731875</text:p>
          </table:table-cell>
        </table:table-row>
        <table:table-row table:style-name="ro1">
          <table:table-cell office:value-type="float" office:value="969.09" calcext:value-type="float">
            <text:p>969.09</text:p>
          </table:table-cell>
          <table:table-cell office:value-type="float" office:value="1140.7471" calcext:value-type="float">
            <text:p>1140.7471</text:p>
          </table:table-cell>
          <table:table-cell table:formula="of:=[.B954]/55435.69" office:value-type="float" office:value="0.0205778461492948" calcext:value-type="float">
            <text:p>0.020577846149295</text:p>
          </table:table-cell>
          <table:table-cell office:value-type="float" office:value="807571.25863734" calcext:value-type="float">
            <text:p>807571.25863734</text:p>
          </table:table-cell>
        </table:table-row>
        <table:table-row table:style-name="ro1">
          <table:table-cell office:value-type="float" office:value="970.11" calcext:value-type="float">
            <text:p>970.11</text:p>
          </table:table-cell>
          <table:table-cell office:value-type="float" office:value="1166.0002" calcext:value-type="float">
            <text:p>1166.0002</text:p>
          </table:table-cell>
          <table:table-cell table:formula="of:=[.B955]/55435.69" office:value-type="float" office:value="0.0210333848103992" calcext:value-type="float">
            <text:p>0.021033384810399</text:p>
          </table:table-cell>
          <table:table-cell office:value-type="float" office:value="808758.19657449" calcext:value-type="float">
            <text:p>808758.19657449</text:p>
          </table:table-cell>
        </table:table-row>
        <table:table-row table:style-name="ro1">
          <table:table-cell office:value-type="float" office:value="971.13" calcext:value-type="float">
            <text:p>971.13</text:p>
          </table:table-cell>
          <table:table-cell office:value-type="float" office:value="1194.0535" calcext:value-type="float">
            <text:p>1194.0535</text:p>
          </table:table-cell>
          <table:table-cell table:formula="of:=[.B956]/55435.69" office:value-type="float" office:value="0.0215394360564467" calcext:value-type="float">
            <text:p>0.021539436056447</text:p>
          </table:table-cell>
          <table:table-cell office:value-type="float" office:value="809973.69154039" calcext:value-type="float">
            <text:p>809973.69154039</text:p>
          </table:table-cell>
        </table:table-row>
        <table:table-row table:style-name="ro1">
          <table:table-cell office:value-type="float" office:value="972.15" calcext:value-type="float">
            <text:p>972.15</text:p>
          </table:table-cell>
          <table:table-cell office:value-type="float" office:value="1224.7531" calcext:value-type="float">
            <text:p>1224.7531</text:p>
          </table:table-cell>
          <table:table-cell table:formula="of:=[.B957]/55435.69" office:value-type="float" office:value="0.0220932236975854" calcext:value-type="float">
            <text:p>0.022093223697586</text:p>
          </table:table-cell>
          <table:table-cell office:value-type="float" office:value="811220.43735013" calcext:value-type="float">
            <text:p>811220.43735013</text:p>
          </table:table-cell>
        </table:table-row>
        <table:table-row table:style-name="ro1">
          <table:table-cell office:value-type="float" office:value="973.17" calcext:value-type="float">
            <text:p>973.17</text:p>
          </table:table-cell>
          <table:table-cell office:value-type="float" office:value="1258.443" calcext:value-type="float">
            <text:p>1258.443</text:p>
          </table:table-cell>
          <table:table-cell table:formula="of:=[.B958]/55435.69" office:value-type="float" office:value="0.0227009531224379" calcext:value-type="float">
            <text:p>0.022700953122438</text:p>
          </table:table-cell>
          <table:table-cell office:value-type="float" office:value="812501.47801491" calcext:value-type="float">
            <text:p>812501.47801491</text:p>
          </table:table-cell>
        </table:table-row>
        <table:table-row table:style-name="ro1">
          <table:table-cell office:value-type="float" office:value="974.18" calcext:value-type="float">
            <text:p>974.18</text:p>
          </table:table-cell>
          <table:table-cell office:value-type="float" office:value="1296.0035" calcext:value-type="float">
            <text:p>1296.0035</text:p>
          </table:table-cell>
          <table:table-cell table:formula="of:=[.B959]/55435.69" office:value-type="float" office:value="0.0233785039926444" calcext:value-type="float">
            <text:p>0.023378503992645</text:p>
          </table:table-cell>
          <table:table-cell office:value-type="float" office:value="813820.75369281" calcext:value-type="float">
            <text:p>813820.75369281</text:p>
          </table:table-cell>
        </table:table-row>
        <table:table-row table:style-name="ro1">
          <table:table-cell office:value-type="float" office:value="975.2" calcext:value-type="float">
            <text:p>975.2</text:p>
          </table:table-cell>
          <table:table-cell office:value-type="float" office:value="1338.6504" calcext:value-type="float">
            <text:p>1338.6504</text:p>
          </table:table-cell>
          <table:table-cell table:formula="of:=[.B960]/55435.69" office:value-type="float" office:value="0.0241478080276443" calcext:value-type="float">
            <text:p>0.024147808027644</text:p>
          </table:table-cell>
          <table:table-cell office:value-type="float" office:value="815183.44207128" calcext:value-type="float">
            <text:p>815183.44207128</text:p>
          </table:table-cell>
        </table:table-row>
        <table:table-row table:style-name="ro1">
          <table:table-cell office:value-type="float" office:value="976.22" calcext:value-type="float">
            <text:p>976.22</text:p>
          </table:table-cell>
          <table:table-cell office:value-type="float" office:value="1387.5447" calcext:value-type="float">
            <text:p>1387.5447</text:p>
          </table:table-cell>
          <table:table-cell table:formula="of:=[.B961]/55435.69" office:value-type="float" office:value="0.025029808414038" calcext:value-type="float">
            <text:p>0.025029808414038</text:p>
          </table:table-cell>
          <table:table-cell office:value-type="float" office:value="816595.90266709" calcext:value-type="float">
            <text:p>816595.90266709</text:p>
          </table:table-cell>
        </table:table-row>
        <table:table-row table:style-name="ro1">
          <table:table-cell office:value-type="float" office:value="977.24" calcext:value-type="float">
            <text:p>977.24</text:p>
          </table:table-cell>
          <table:table-cell office:value-type="float" office:value="1443.3255" calcext:value-type="float">
            <text:p>1443.3255</text:p>
          </table:table-cell>
          <table:table-cell table:formula="of:=[.B962]/55435.69" office:value-type="float" office:value="0.026036033825862" calcext:value-type="float">
            <text:p>0.026036033825862</text:p>
          </table:table-cell>
          <table:table-cell office:value-type="float" office:value="818065.1457115" calcext:value-type="float">
            <text:p>818065.1457115</text:p>
          </table:table-cell>
        </table:table-row>
        <table:table-row table:style-name="ro1">
          <table:table-cell office:value-type="float" office:value="978.26" calcext:value-type="float">
            <text:p>978.26</text:p>
          </table:table-cell>
          <table:table-cell office:value-type="float" office:value="1505.7115" calcext:value-type="float">
            <text:p>1505.7115</text:p>
          </table:table-cell>
          <table:table-cell table:formula="of:=[.B963]/55435.69" office:value-type="float" office:value="0.027161409914804" calcext:value-type="float">
            <text:p>0.027161409914804</text:p>
          </table:table-cell>
          <table:table-cell office:value-type="float" office:value="819597.89507883" calcext:value-type="float">
            <text:p>819597.89507883</text:p>
          </table:table-cell>
        </table:table-row>
        <table:table-row table:style-name="ro1">
          <table:table-cell office:value-type="float" office:value="979.27" calcext:value-type="float">
            <text:p>979.27</text:p>
          </table:table-cell>
          <table:table-cell office:value-type="float" office:value="1573.3125" calcext:value-type="float">
            <text:p>1573.3125</text:p>
          </table:table-cell>
          <table:table-cell table:formula="of:=[.B964]/55435.69" office:value-type="float" office:value="0.0283808589737045" calcext:value-type="float">
            <text:p>0.028380858973705</text:p>
          </table:table-cell>
          <table:table-cell office:value-type="float" office:value="821199.45931763" calcext:value-type="float">
            <text:p>821199.45931763</text:p>
          </table:table-cell>
        </table:table-row>
        <table:table-row table:style-name="ro1">
          <table:table-cell office:value-type="float" office:value="980.29" calcext:value-type="float">
            <text:p>980.29</text:p>
          </table:table-cell>
          <table:table-cell office:value-type="float" office:value="1643.7512" calcext:value-type="float">
            <text:p>1643.7512</text:p>
          </table:table-cell>
          <table:table-cell table:formula="of:=[.B965]/55435.69" office:value-type="float" office:value="0.0296514970770635" calcext:value-type="float">
            <text:p>0.029651497077064</text:p>
          </table:table-cell>
          <table:table-cell office:value-type="float" office:value="822872.72712922" calcext:value-type="float">
            <text:p>822872.72712922</text:p>
          </table:table-cell>
        </table:table-row>
        <table:table-row table:style-name="ro1">
          <table:table-cell office:value-type="float" office:value="981.31" calcext:value-type="float">
            <text:p>981.31</text:p>
          </table:table-cell>
          <table:table-cell office:value-type="float" office:value="1714.1209" calcext:value-type="float">
            <text:p>1714.1209</text:p>
          </table:table-cell>
          <table:table-cell table:formula="of:=[.B966]/55435.69" office:value-type="float" office:value="0.030920890494914" calcext:value-type="float">
            <text:p>0.030920890494914</text:p>
          </table:table-cell>
          <table:table-cell office:value-type="float" office:value="824617.62818827" calcext:value-type="float">
            <text:p>824617.62818827</text:p>
          </table:table-cell>
        </table:table-row>
        <table:table-row table:style-name="ro1">
          <table:table-cell office:value-type="float" office:value="982.33" calcext:value-type="float">
            <text:p>982.33</text:p>
          </table:table-cell>
          <table:table-cell office:value-type="float" office:value="1781.7021" calcext:value-type="float">
            <text:p>1781.7021</text:p>
          </table:table-cell>
          <table:table-cell table:formula="of:=[.B967]/55435.69" office:value-type="float" office:value="0.0321399823831903" calcext:value-type="float">
            <text:p>0.03213998238319</text:p>
          </table:table-cell>
          <table:table-cell office:value-type="float" office:value="826431.32406643" calcext:value-type="float">
            <text:p>826431.32406643</text:p>
          </table:table-cell>
        </table:table-row>
        <table:table-row table:style-name="ro1">
          <table:table-cell office:value-type="float" office:value="983.35" calcext:value-type="float">
            <text:p>983.35</text:p>
          </table:table-cell>
          <table:table-cell office:value-type="float" office:value="1844.7673" calcext:value-type="float">
            <text:p>1844.7673</text:p>
          </table:table-cell>
          <table:table-cell table:formula="of:=[.B968]/55435.69" office:value-type="float" office:value="0.0332776105068774" calcext:value-type="float">
            <text:p>0.033277610506878</text:p>
          </table:table-cell>
          <table:table-cell office:value-type="float" office:value="828309.21752355" calcext:value-type="float">
            <text:p>828309.21752355</text:p>
          </table:table-cell>
        </table:table-row>
        <table:table-row table:style-name="ro1">
          <table:table-cell office:value-type="float" office:value="984.36" calcext:value-type="float">
            <text:p>984.36</text:p>
          </table:table-cell>
          <table:table-cell office:value-type="float" office:value="1903.2302" calcext:value-type="float">
            <text:p>1903.2302</text:p>
          </table:table-cell>
          <table:table-cell table:formula="of:=[.B969]/55435.69" office:value-type="float" office:value="0.0343322181071436" calcext:value-type="float">
            <text:p>0.034332218107144</text:p>
          </table:table-cell>
          <table:table-cell office:value-type="float" office:value="830246.62375479" calcext:value-type="float">
            <text:p>830246.62375479</text:p>
          </table:table-cell>
        </table:table-row>
        <table:table-row table:style-name="ro1">
          <table:table-cell office:value-type="float" office:value="985.38" calcext:value-type="float">
            <text:p>985.38</text:p>
          </table:table-cell>
          <table:table-cell office:value-type="float" office:value="1958.8991" calcext:value-type="float">
            <text:p>1958.8991</text:p>
          </table:table-cell>
          <table:table-cell table:formula="of:=[.B970]/55435.69" office:value-type="float" office:value="0.0353364249637733" calcext:value-type="float">
            <text:p>0.035336424963773</text:p>
          </table:table-cell>
          <table:table-cell office:value-type="float" office:value="832240.69855659" calcext:value-type="float">
            <text:p>832240.69855659</text:p>
          </table:table-cell>
        </table:table-row>
        <table:table-row table:style-name="ro1">
          <table:table-cell office:value-type="float" office:value="986.4" calcext:value-type="float">
            <text:p>986.4</text:p>
          </table:table-cell>
          <table:table-cell office:value-type="float" office:value="2015.1646" calcext:value-type="float">
            <text:p>2015.1646</text:p>
          </table:table-cell>
          <table:table-cell table:formula="of:=[.B971]/55435.69" office:value-type="float" office:value="0.036351393840322" calcext:value-type="float">
            <text:p>0.036351393840322</text:p>
          </table:table-cell>
          <table:table-cell office:value-type="float" office:value="834292.0491309" calcext:value-type="float">
            <text:p>834292.0491309</text:p>
          </table:table-cell>
        </table:table-row>
        <table:table-row table:style-name="ro1">
          <table:table-cell office:value-type="float" office:value="987.42" calcext:value-type="float">
            <text:p>987.42</text:p>
          </table:table-cell>
          <table:table-cell office:value-type="float" office:value="2076.1106" calcext:value-type="float">
            <text:p>2076.1106</text:p>
          </table:table-cell>
          <table:table-cell table:formula="of:=[.B972]/55435.69" office:value-type="float" office:value="0.037450793883868" calcext:value-type="float">
            <text:p>0.037450793883868</text:p>
          </table:table-cell>
          <table:table-cell office:value-type="float" office:value="836405.44014153" calcext:value-type="float">
            <text:p>836405.44014153</text:p>
          </table:table-cell>
        </table:table-row>
        <table:table-row table:style-name="ro1">
          <table:table-cell office:value-type="float" office:value="988.44" calcext:value-type="float">
            <text:p>988.44</text:p>
          </table:table-cell>
          <table:table-cell office:value-type="float" office:value="2145.228" calcext:value-type="float">
            <text:p>2145.228</text:p>
          </table:table-cell>
          <table:table-cell table:formula="of:=[.B973]/55435.69" office:value-type="float" office:value="0.0386975971616841" calcext:value-type="float">
            <text:p>0.038697597161684</text:p>
          </table:table-cell>
          <table:table-cell office:value-type="float" office:value="838589.18965408" calcext:value-type="float">
            <text:p>838589.18965408</text:p>
          </table:table-cell>
        </table:table-row>
        <table:table-row table:style-name="ro1">
          <table:table-cell office:value-type="float" office:value="989.45" calcext:value-type="float">
            <text:p>989.45</text:p>
          </table:table-cell>
          <table:table-cell office:value-type="float" office:value="2224.0765" calcext:value-type="float">
            <text:p>2224.0765</text:p>
          </table:table-cell>
          <table:table-cell table:formula="of:=[.B974]/55435.69" office:value-type="float" office:value="0.04011993897794" calcext:value-type="float">
            <text:p>0.04011993897794</text:p>
          </table:table-cell>
          <table:table-cell office:value-type="float" office:value="840853.20351443" calcext:value-type="float">
            <text:p>840853.20351443</text:p>
          </table:table-cell>
        </table:table-row>
        <table:table-row table:style-name="ro1">
          <table:table-cell office:value-type="float" office:value="990.47" calcext:value-type="float">
            <text:p>990.47</text:p>
          </table:table-cell>
          <table:table-cell office:value-type="float" office:value="2311.3244" calcext:value-type="float">
            <text:p>2311.3244</text:p>
          </table:table-cell>
          <table:table-cell table:formula="of:=[.B975]/55435.69" office:value-type="float" office:value="0.0416937969023205" calcext:value-type="float">
            <text:p>0.041693796902321</text:p>
          </table:table-cell>
          <table:table-cell office:value-type="float" office:value="843206.03198329" calcext:value-type="float">
            <text:p>843206.03198329</text:p>
          </table:table-cell>
        </table:table-row>
        <table:table-row table:style-name="ro1">
          <table:table-cell office:value-type="float" office:value="991.49" calcext:value-type="float">
            <text:p>991.49</text:p>
          </table:table-cell>
          <table:table-cell office:value-type="float" office:value="2402.538" calcext:value-type="float">
            <text:p>2402.538</text:p>
          </table:table-cell>
          <table:table-cell table:formula="of:=[.B976]/55435.69" office:value-type="float" office:value="0.0433391917733864" calcext:value-type="float">
            <text:p>0.043339191773387</text:p>
          </table:table-cell>
          <table:table-cell office:value-type="float" office:value="845651.7120041" calcext:value-type="float">
            <text:p>845651.7120041</text:p>
          </table:table-cell>
        </table:table-row>
        <table:table-row table:style-name="ro1">
          <table:table-cell office:value-type="float" office:value="992.51" calcext:value-type="float">
            <text:p>992.51</text:p>
          </table:table-cell>
          <table:table-cell office:value-type="float" office:value="2490.9015" calcext:value-type="float">
            <text:p>2490.9015</text:p>
          </table:table-cell>
          <table:table-cell table:formula="of:=[.B977]/55435.69" office:value-type="float" office:value="0.0449331739173807" calcext:value-type="float">
            <text:p>0.044933173917381</text:p>
          </table:table-cell>
          <table:table-cell office:value-type="float" office:value="848187.3422805" calcext:value-type="float">
            <text:p>848187.3422805</text:p>
          </table:table-cell>
        </table:table-row>
        <table:table-row table:style-name="ro1">
          <table:table-cell office:value-type="float" office:value="993.53" calcext:value-type="float">
            <text:p>993.53</text:p>
          </table:table-cell>
          <table:table-cell office:value-type="float" office:value="2568.7662" calcext:value-type="float">
            <text:p>2568.7662</text:p>
          </table:table-cell>
          <table:table-cell table:formula="of:=[.B978]/55435.69" office:value-type="float" office:value="0.0463377690437334" calcext:value-type="float">
            <text:p>0.046337769043733</text:p>
          </table:table-cell>
          <table:table-cell office:value-type="float" office:value="850802.23545707" calcext:value-type="float">
            <text:p>850802.23545707</text:p>
          </table:table-cell>
        </table:table-row>
        <table:table-row table:style-name="ro1">
          <table:table-cell office:value-type="float" office:value="994.54" calcext:value-type="float">
            <text:p>994.54</text:p>
          </table:table-cell>
          <table:table-cell office:value-type="float" office:value="2629.6457" calcext:value-type="float">
            <text:p>2629.6457</text:p>
          </table:table-cell>
          <table:table-cell table:formula="of:=[.B979]/55435.69" office:value-type="float" office:value="0.0474359694990718" calcext:value-type="float">
            <text:p>0.047435969499072</text:p>
          </table:table-cell>
          <table:table-cell office:value-type="float" office:value="853479.10128734" calcext:value-type="float">
            <text:p>853479.10128734</text:p>
          </table:table-cell>
        </table:table-row>
        <table:table-row table:style-name="ro1">
          <table:table-cell office:value-type="float" office:value="995.56" calcext:value-type="float">
            <text:p>995.56</text:p>
          </table:table-cell>
          <table:table-cell office:value-type="float" office:value="2670.09" calcext:value-type="float">
            <text:p>2670.09</text:p>
          </table:table-cell>
          <table:table-cell table:formula="of:=[.B980]/55435.69" office:value-type="float" office:value="0.048165541007968" calcext:value-type="float">
            <text:p>0.048165541007968</text:p>
          </table:table-cell>
          <table:table-cell office:value-type="float" office:value="856197.13764127" calcext:value-type="float">
            <text:p>856197.13764127</text:p>
          </table:table-cell>
        </table:table-row>
        <table:table-row table:style-name="ro1">
          <table:table-cell office:value-type="float" office:value="996.58" calcext:value-type="float">
            <text:p>996.58</text:p>
          </table:table-cell>
          <table:table-cell office:value-type="float" office:value="2690.8623" calcext:value-type="float">
            <text:p>2690.8623</text:p>
          </table:table-cell>
          <table:table-cell table:formula="of:=[.B981]/55435.69" office:value-type="float" office:value="0.0485402508744818" calcext:value-type="float">
            <text:p>0.048540250874482</text:p>
          </table:table-cell>
          <table:table-cell office:value-type="float" office:value="858936.31933823" calcext:value-type="float">
            <text:p>858936.31933823</text:p>
          </table:table-cell>
        </table:table-row>
        <table:table-row table:style-name="ro1">
          <table:table-cell office:value-type="float" office:value="997.6" calcext:value-type="float">
            <text:p>997.6</text:p>
          </table:table-cell>
          <table:table-cell office:value-type="float" office:value="2697.0241" calcext:value-type="float">
            <text:p>2697.0241</text:p>
          </table:table-cell>
          <table:table-cell table:formula="of:=[.B982]/55435.69" office:value-type="float" office:value="0.0486514030942882" calcext:value-type="float">
            <text:p>0.048651403094288</text:p>
          </table:table-cell>
          <table:table-cell office:value-type="float" office:value="861681.77350281" calcext:value-type="float">
            <text:p>861681.77350281</text:p>
          </table:table-cell>
        </table:table-row>
        <table:table-row table:style-name="ro1">
          <table:table-cell office:value-type="float" office:value="998.62" calcext:value-type="float">
            <text:p>998.62</text:p>
          </table:table-cell>
          <table:table-cell office:value-type="float" office:value="2696.8586" calcext:value-type="float">
            <text:p>2696.8586</text:p>
          </table:table-cell>
          <table:table-cell table:formula="of:=[.B983]/55435.69" office:value-type="float" office:value="0.0486484176529597" calcext:value-type="float">
            <text:p>0.04864841765296</text:p>
          </table:table-cell>
          <table:table-cell office:value-type="float" office:value="864427.05918454" calcext:value-type="float">
            <text:p>864427.05918454</text:p>
          </table:table-cell>
        </table:table-row>
        <table:table-row table:style-name="ro1">
          <table:table-cell office:value-type="float" office:value="999.63" calcext:value-type="float">
            <text:p>999.63</text:p>
          </table:table-cell>
          <table:table-cell office:value-type="float" office:value="2699.9256" calcext:value-type="float">
            <text:p>2699.9256</text:p>
          </table:table-cell>
          <table:table-cell table:formula="of:=[.B984]/55435.69" office:value-type="float" office:value="0.0487037430218691" calcext:value-type="float">
            <text:p>0.048703743021869</text:p>
          </table:table-cell>
          <table:table-cell office:value-type="float" office:value="867175.46698395" calcext:value-type="float">
            <text:p>867175.46698395</text:p>
          </table:table-cell>
        </table:table-row>
        <table:table-row table:style-name="ro1">
          <table:table-cell office:value-type="float" office:value="1000.65" calcext:value-type="float">
            <text:p>1000.65</text:p>
          </table:table-cell>
          <table:table-cell office:value-type="float" office:value="2714.8178" calcext:value-type="float">
            <text:p>2714.8178</text:p>
          </table:table-cell>
          <table:table-cell table:formula="of:=[.B985]/55435.69" office:value-type="float" office:value="0.0489723822324571" calcext:value-type="float">
            <text:p>0.048972382232457</text:p>
          </table:table-cell>
          <table:table-cell office:value-type="float" office:value="869939.03439041" calcext:value-type="float">
            <text:p>869939.03439041</text:p>
          </table:table-cell>
        </table:table-row>
        <table:table-row table:style-name="ro1">
          <table:table-cell office:value-type="float" office:value="1001.67" calcext:value-type="float">
            <text:p>1001.67</text:p>
          </table:table-cell>
          <table:table-cell office:value-type="float" office:value="2747.2809" calcext:value-type="float">
            <text:p>2747.2809</text:p>
          </table:table-cell>
          <table:table-cell table:formula="of:=[.B986]/55435.69" office:value-type="float" office:value="0.0495579815097458" calcext:value-type="float">
            <text:p>0.049557981509746</text:p>
          </table:table-cell>
          <table:table-cell office:value-type="float" office:value="872735.64776825" calcext:value-type="float">
            <text:p>872735.64776825</text:p>
          </table:table-cell>
        </table:table-row>
        <table:table-row table:style-name="ro1">
          <table:table-cell office:value-type="float" office:value="1002.69" calcext:value-type="float">
            <text:p>1002.69</text:p>
          </table:table-cell>
          <table:table-cell office:value-type="float" office:value="2799.2363" calcext:value-type="float">
            <text:p>2799.2363</text:p>
          </table:table-cell>
          <table:table-cell table:formula="of:=[.B987]/55435.69" office:value-type="float" office:value="0.0504952008354185" calcext:value-type="float">
            <text:p>0.050495200835419</text:p>
          </table:table-cell>
          <table:table-cell office:value-type="float" office:value="875585.14957103" calcext:value-type="float">
            <text:p>875585.14957103</text:p>
          </table:table-cell>
        </table:table-row>
        <table:table-row table:style-name="ro1">
          <table:table-cell office:value-type="float" office:value="1003.71" calcext:value-type="float">
            <text:p>1003.71</text:p>
          </table:table-cell>
          <table:table-cell office:value-type="float" office:value="2868.9422" calcext:value-type="float">
            <text:p>2868.9422</text:p>
          </table:table-cell>
          <table:table-cell table:formula="of:=[.B988]/55435.69" office:value-type="float" office:value="0.0517526200178982" calcext:value-type="float">
            <text:p>0.051752620017898</text:p>
          </table:table-cell>
          <table:table-cell office:value-type="float" office:value="878505.60891051" calcext:value-type="float">
            <text:p>878505.60891051</text:p>
          </table:table-cell>
        </table:table-row>
        <table:table-row table:style-name="ro1">
          <table:table-cell office:value-type="float" office:value="1004.72" calcext:value-type="float">
            <text:p>1004.72</text:p>
          </table:table-cell>
          <table:table-cell office:value-type="float" office:value="2952.1511" calcext:value-type="float">
            <text:p>2952.1511</text:p>
          </table:table-cell>
          <table:table-cell table:formula="of:=[.B989]/55435.69" office:value-type="float" office:value="0.0532536187427269" calcext:value-type="float">
            <text:p>0.053253618742727</text:p>
          </table:table-cell>
          <table:table-cell office:value-type="float" office:value="881510.7713027" calcext:value-type="float">
            <text:p>881510.7713027</text:p>
          </table:table-cell>
        </table:table-row>
        <table:table-row table:style-name="ro1">
          <table:table-cell office:value-type="float" office:value="1005.74" calcext:value-type="float">
            <text:p>1005.74</text:p>
          </table:table-cell>
          <table:table-cell office:value-type="float" office:value="3043.8098" calcext:value-type="float">
            <text:p>3043.8098</text:p>
          </table:table-cell>
          <table:table-cell table:formula="of:=[.B990]/55435.69" office:value-type="float" office:value="0.0549070427372691" calcext:value-type="float">
            <text:p>0.054907042737269</text:p>
          </table:table-cell>
          <table:table-cell office:value-type="float" office:value="884609.2382956" calcext:value-type="float">
            <text:p>884609.2382956</text:p>
          </table:table-cell>
        </table:table-row>
        <table:table-row table:style-name="ro1">
          <table:table-cell office:value-type="float" office:value="1006.76" calcext:value-type="float">
            <text:p>1006.76</text:p>
          </table:table-cell>
          <table:table-cell office:value-type="float" office:value="3139.692" calcext:value-type="float">
            <text:p>3139.692</text:p>
          </table:table-cell>
          <table:table-cell table:formula="of:=[.B991]/55435.69" office:value-type="float" office:value="0.0566366541121794" calcext:value-type="float">
            <text:p>0.056636654112179</text:p>
          </table:table-cell>
          <table:table-cell office:value-type="float" office:value="887805.3092774" calcext:value-type="float">
            <text:p>887805.3092774</text:p>
          </table:table-cell>
        </table:table-row>
        <table:table-row table:style-name="ro1">
          <table:table-cell office:value-type="float" office:value="1007.78" calcext:value-type="float">
            <text:p>1007.78</text:p>
          </table:table-cell>
          <table:table-cell office:value-type="float" office:value="3237.4207" calcext:value-type="float">
            <text:p>3237.4207</text:p>
          </table:table-cell>
          <table:table-cell table:formula="of:=[.B992]/55435.69" office:value-type="float" office:value="0.0583995743536339" calcext:value-type="float">
            <text:p>0.058399574353634</text:p>
          </table:table-cell>
          <table:table-cell office:value-type="float" office:value="891100.86381848" calcext:value-type="float">
            <text:p>891100.86381848</text:p>
          </table:table-cell>
        </table:table-row>
        <table:table-row table:style-name="ro1">
          <table:table-cell office:value-type="float" office:value="1008.8" calcext:value-type="float">
            <text:p>1008.8</text:p>
          </table:table-cell>
          <table:table-cell office:value-type="float" office:value="3336.5823" calcext:value-type="float">
            <text:p>3336.5823</text:p>
          </table:table-cell>
          <table:table-cell table:formula="of:=[.B993]/55435.69" office:value-type="float" office:value="0.0601883425641496" calcext:value-type="float">
            <text:p>0.06018834256415</text:p>
          </table:table-cell>
          <table:table-cell office:value-type="float" office:value="894497.3606128" calcext:value-type="float">
            <text:p>894497.3606128</text:p>
          </table:table-cell>
        </table:table-row>
        <table:table-row table:style-name="ro1">
          <table:table-cell office:value-type="float" office:value="1009.81" calcext:value-type="float">
            <text:p>1009.81</text:p>
          </table:table-cell>
          <table:table-cell office:value-type="float" office:value="3437.9735" calcext:value-type="float">
            <text:p>3437.9735</text:p>
          </table:table-cell>
          <table:table-cell table:formula="of:=[.B994]/55435.69" office:value-type="float" office:value="0.0620173303516201" calcext:value-type="float">
            <text:p>0.06201733035162</text:p>
          </table:table-cell>
          <table:table-cell office:value-type="float" office:value="897997.06930983" calcext:value-type="float">
            <text:p>897997.06930983</text:p>
          </table:table-cell>
        </table:table-row>
        <table:table-row table:style-name="ro1">
          <table:table-cell office:value-type="float" office:value="1010.83" calcext:value-type="float">
            <text:p>1010.83</text:p>
          </table:table-cell>
          <table:table-cell office:value-type="float" office:value="3542.3218" calcext:value-type="float">
            <text:p>3542.3218</text:p>
          </table:table-cell>
          <table:table-cell table:formula="of:=[.B995]/55435.69" office:value-type="float" office:value="0.0638996610306465" calcext:value-type="float">
            <text:p>0.063899661030647</text:p>
          </table:table-cell>
          <table:table-cell office:value-type="float" office:value="901603.00006735" calcext:value-type="float">
            <text:p>901603.00006735</text:p>
          </table:table-cell>
        </table:table-row>
        <table:table-row table:style-name="ro1">
          <table:table-cell office:value-type="float" office:value="1011.85" calcext:value-type="float">
            <text:p>1011.85</text:p>
          </table:table-cell>
          <table:table-cell office:value-type="float" office:value="3648.9868" calcext:value-type="float">
            <text:p>3648.9868</text:p>
          </table:table-cell>
          <table:table-cell table:formula="of:=[.B996]/55435.69" office:value-type="float" office:value="0.0658237824765959" calcext:value-type="float">
            <text:p>0.065823782476596</text:p>
          </table:table-cell>
          <table:table-cell office:value-type="float" office:value="905317.51118954" calcext:value-type="float">
            <text:p>905317.51118954</text:p>
          </table:table-cell>
        </table:table-row>
        <table:table-row table:style-name="ro1">
          <table:table-cell office:value-type="float" office:value="1012.87" calcext:value-type="float">
            <text:p>1012.87</text:p>
          </table:table-cell>
          <table:table-cell office:value-type="float" office:value="3755.1242" calcext:value-type="float">
            <text:p>3755.1242</text:p>
          </table:table-cell>
          <table:table-cell table:formula="of:=[.B997]/55435.69" office:value-type="float" office:value="0.0677383865881348" calcext:value-type="float">
            <text:p>0.067738386588135</text:p>
          </table:table-cell>
          <table:table-cell office:value-type="float" office:value="909140.06561984" calcext:value-type="float">
            <text:p>909140.06561984</text:p>
          </table:table-cell>
        </table:table-row>
        <table:table-row table:style-name="ro1">
          <table:table-cell office:value-type="float" office:value="1013.89" calcext:value-type="float">
            <text:p>1013.89</text:p>
          </table:table-cell>
          <table:table-cell office:value-type="float" office:value="3855.6015" calcext:value-type="float">
            <text:p>3855.6015</text:p>
          </table:table-cell>
          <table:table-cell table:formula="of:=[.B998]/55435.69" office:value-type="float" office:value="0.069550888606239" calcext:value-type="float">
            <text:p>0.069550888606239</text:p>
          </table:table-cell>
          <table:table-cell office:value-type="float" office:value="913064.90161189" calcext:value-type="float">
            <text:p>913064.90161189</text:p>
          </table:table-cell>
        </table:table-row>
        <table:table-row table:style-name="ro1">
          <table:table-cell office:value-type="float" office:value="1014.9" calcext:value-type="float">
            <text:p>1014.9</text:p>
          </table:table-cell>
          <table:table-cell office:value-type="float" office:value="3943.6752" calcext:value-type="float">
            <text:p>3943.6752</text:p>
          </table:table-cell>
          <table:table-cell table:formula="of:=[.B999]/55435.69" office:value-type="float" office:value="0.0711396430710973" calcext:value-type="float">
            <text:p>0.071139643071097</text:p>
          </table:table-cell>
          <table:table-cell office:value-type="float" office:value="917079.39276923" calcext:value-type="float">
            <text:p>917079.39276923</text:p>
          </table:table-cell>
        </table:table-row>
        <table:table-row table:style-name="ro1">
          <table:table-cell office:value-type="float" office:value="1015.92" calcext:value-type="float">
            <text:p>1015.92</text:p>
          </table:table-cell>
          <table:table-cell office:value-type="float" office:value="4012.1788" calcext:value-type="float">
            <text:p>4012.1788</text:p>
          </table:table-cell>
          <table:table-cell table:formula="of:=[.B1000]/55435.69" office:value-type="float" office:value="0.0723753740595634" calcext:value-type="float">
            <text:p>0.072375374059564</text:p>
          </table:table-cell>
          <table:table-cell office:value-type="float" office:value="921163.61762564" calcext:value-type="float">
            <text:p>921163.61762564</text:p>
          </table:table-cell>
        </table:table-row>
        <table:table-row table:style-name="ro1">
          <table:table-cell office:value-type="float" office:value="1016.94" calcext:value-type="float">
            <text:p>1016.94</text:p>
          </table:table-cell>
          <table:table-cell office:value-type="float" office:value="4054.8228" calcext:value-type="float">
            <text:p>4054.8228</text:p>
          </table:table-cell>
          <table:table-cell table:formula="of:=[.B1001]/55435.69" office:value-type="float" office:value="0.0731446257816941" calcext:value-type="float">
            <text:p>0.073144625781694</text:p>
          </table:table-cell>
          <table:table-cell office:value-type="float" office:value="925291.25228016" calcext:value-type="float">
            <text:p>925291.25228016</text:p>
          </table:table-cell>
        </table:table-row>
        <table:table-row table:style-name="ro1">
          <table:table-cell office:value-type="float" office:value="1017.96" calcext:value-type="float">
            <text:p>1017.96</text:p>
          </table:table-cell>
          <table:table-cell office:value-type="float" office:value="4067.2124" calcext:value-type="float">
            <text:p>4067.2124</text:p>
          </table:table-cell>
          <table:table-cell table:formula="of:=[.B1002]/55435.69" office:value-type="float" office:value="0.0733681207900542" calcext:value-type="float">
            <text:p>0.073368120790054</text:p>
          </table:table-cell>
          <table:table-cell office:value-type="float" office:value="929431.49903007" calcext:value-type="float">
            <text:p>929431.49903007</text:p>
          </table:table-cell>
        </table:table-row>
        <table:table-row table:style-name="ro1">
          <table:table-cell office:value-type="float" office:value="1018.97" calcext:value-type="float">
            <text:p>1018.97</text:p>
          </table:table-cell>
          <table:table-cell office:value-type="float" office:value="4047.3331" calcext:value-type="float">
            <text:p>4047.3331</text:p>
          </table:table-cell>
          <table:table-cell table:formula="of:=[.B1003]/55435.69" office:value-type="float" office:value="0.07300951967947" calcext:value-type="float">
            <text:p>0.07300951967947</text:p>
          </table:table-cell>
          <table:table-cell office:value-type="float" office:value="933551.50951897" calcext:value-type="float">
            <text:p>933551.50951897</text:p>
          </table:table-cell>
        </table:table-row>
        <table:table-row table:style-name="ro1">
          <table:table-cell office:value-type="float" office:value="1019.99" calcext:value-type="float">
            <text:p>1019.99</text:p>
          </table:table-cell>
          <table:table-cell office:value-type="float" office:value="3995.4687" calcext:value-type="float">
            <text:p>3995.4687</text:p>
          </table:table-cell>
          <table:table-cell table:formula="of:=[.B1004]/55435.69" office:value-type="float" office:value="0.072073941895555" calcext:value-type="float">
            <text:p>0.072073941895555</text:p>
          </table:table-cell>
          <table:table-cell office:value-type="float" office:value="937618.72422714" calcext:value-type="float">
            <text:p>937618.72422714</text:p>
          </table:table-cell>
        </table:table-row>
        <table:table-row table:style-name="ro1">
          <table:table-cell office:value-type="float" office:value="1021.01" calcext:value-type="float">
            <text:p>1021.01</text:p>
          </table:table-cell>
          <table:table-cell office:value-type="float" office:value="3913.7114" calcext:value-type="float">
            <text:p>3913.7114</text:p>
          </table:table-cell>
          <table:table-cell table:formula="of:=[.B1005]/55435.69" office:value-type="float" office:value="0.0705991284675991" calcext:value-type="float">
            <text:p>0.070599128467599</text:p>
          </table:table-cell>
          <table:table-cell office:value-type="float" office:value="941602.71356086" calcext:value-type="float">
            <text:p>941602.71356086</text:p>
          </table:table-cell>
        </table:table-row>
        <table:table-row table:style-name="ro1">
          <table:table-cell office:value-type="float" office:value="1022.03" calcext:value-type="float">
            <text:p>1022.03</text:p>
          </table:table-cell>
          <table:table-cell office:value-type="float" office:value="3805.3325" calcext:value-type="float">
            <text:p>3805.3325</text:p>
          </table:table-cell>
          <table:table-cell table:formula="of:=[.B1006]/55435.69" office:value-type="float" office:value="0.0686440901159524" calcext:value-type="float">
            <text:p>0.068644090115952</text:p>
          </table:table-cell>
          <table:table-cell office:value-type="float" office:value="945476.37781337" calcext:value-type="float">
            <text:p>945476.37781337</text:p>
          </table:table-cell>
        </table:table-row>
        <table:table-row table:style-name="ro1">
          <table:table-cell office:value-type="float" office:value="1023.05" calcext:value-type="float">
            <text:p>1023.05</text:p>
          </table:table-cell>
          <table:table-cell office:value-type="float" office:value="3674.2652" calcext:value-type="float">
            <text:p>3674.2652</text:p>
          </table:table-cell>
          <table:table-cell table:formula="of:=[.B1007]/55435.69" office:value-type="float" office:value="0.0662797775223867" calcext:value-type="float">
            <text:p>0.066279777522387</text:p>
          </table:table-cell>
          <table:table-cell office:value-type="float" office:value="949216.62128016" calcext:value-type="float">
            <text:p>949216.62128016</text:p>
          </table:table-cell>
        </table:table-row>
        <table:table-row table:style-name="ro1">
          <table:table-cell office:value-type="float" office:value="1024.06" calcext:value-type="float">
            <text:p>1024.06</text:p>
          </table:table-cell>
          <table:table-cell office:value-type="float" office:value="3524.8415" calcext:value-type="float">
            <text:p>3524.8415</text:p>
          </table:table-cell>
          <table:table-cell table:formula="of:=[.B1008]/55435.69" office:value-type="float" office:value="0.0635843352901353" calcext:value-type="float">
            <text:p>0.063584335290135</text:p>
          </table:table-cell>
          <table:table-cell office:value-type="float" office:value="952804.75781412" calcext:value-type="float">
            <text:p>952804.75781412</text:p>
          </table:table-cell>
        </table:table-row>
        <table:table-row table:style-name="ro1">
          <table:table-cell office:value-type="float" office:value="1025.08" calcext:value-type="float">
            <text:p>1025.08</text:p>
          </table:table-cell>
          <table:table-cell office:value-type="float" office:value="3361.7645" calcext:value-type="float">
            <text:p>3361.7645</text:p>
          </table:table-cell>
          <table:table-cell table:formula="of:=[.B1009]/55435.69" office:value-type="float" office:value="0.0606426022657966" calcext:value-type="float">
            <text:p>0.060642602265797</text:p>
          </table:table-cell>
          <table:table-cell office:value-type="float" office:value="956226.8889964" calcext:value-type="float">
            <text:p>956226.8889964</text:p>
          </table:table-cell>
        </table:table-row>
        <table:table-row table:style-name="ro1">
          <table:table-cell office:value-type="float" office:value="1026.1" calcext:value-type="float">
            <text:p>1026.1</text:p>
          </table:table-cell>
          <table:table-cell office:value-type="float" office:value="3190.1771" calcext:value-type="float">
            <text:p>3190.1771</text:p>
          </table:table-cell>
          <table:table-cell table:formula="of:=[.B1010]/55435.69" office:value-type="float" office:value="0.0575473508131675" calcext:value-type="float">
            <text:p>0.057547350813168</text:p>
          </table:table-cell>
          <table:table-cell office:value-type="float" office:value="959474.35166651" calcext:value-type="float">
            <text:p>959474.35166651</text:p>
          </table:table-cell>
        </table:table-row>
        <table:table-row table:style-name="ro1">
          <table:table-cell office:value-type="float" office:value="1027.12" calcext:value-type="float">
            <text:p>1027.12</text:p>
          </table:table-cell>
          <table:table-cell office:value-type="float" office:value="3015.639" calcext:value-type="float">
            <text:p>3015.639</text:p>
          </table:table-cell>
          <table:table-cell table:formula="of:=[.B1011]/55435.69" office:value-type="float" office:value="0.054398871918073" calcext:value-type="float">
            <text:p>0.054398871918073</text:p>
          </table:table-cell>
          <table:table-cell office:value-type="float" office:value="962544.14207278" calcext:value-type="float">
            <text:p>962544.14207278</text:p>
          </table:table-cell>
        </table:table-row>
        <table:table-row table:style-name="ro1">
          <table:table-cell office:value-type="float" office:value="1028.14" calcext:value-type="float">
            <text:p>1028.14</text:p>
          </table:table-cell>
          <table:table-cell office:value-type="float" office:value="2843.8776" calcext:value-type="float">
            <text:p>2843.8776</text:p>
          </table:table-cell>
          <table:table-cell table:formula="of:=[.B1012]/55435.69" office:value-type="float" office:value="0.0513004816932918" calcext:value-type="float">
            <text:p>0.051300481693292</text:p>
          </table:table-cell>
          <table:table-cell office:value-type="float" office:value="965439.08670479" calcext:value-type="float">
            <text:p>965439.08670479</text:p>
          </table:table-cell>
        </table:table-row>
        <table:table-row table:style-name="ro1">
          <table:table-cell office:value-type="float" office:value="1029.15" calcext:value-type="float">
            <text:p>1029.15</text:p>
          </table:table-cell>
          <table:table-cell office:value-type="float" office:value="2680.297" calcext:value-type="float">
            <text:p>2680.297</text:p>
          </table:table-cell>
          <table:table-cell table:formula="of:=[.B1013]/55435.69" office:value-type="float" office:value="0.0483496642686327" calcext:value-type="float">
            <text:p>0.048349664268633</text:p>
          </table:table-cell>
          <table:table-cell office:value-type="float" office:value="968167.51342902" calcext:value-type="float">
            <text:p>968167.51342902</text:p>
          </table:table-cell>
        </table:table-row>
        <table:table-row table:style-name="ro1">
          <table:table-cell office:value-type="float" office:value="1030.17" calcext:value-type="float">
            <text:p>1030.17</text:p>
          </table:table-cell>
          <table:table-cell office:value-type="float" office:value="2529.3594" calcext:value-type="float">
            <text:p>2529.3594</text:p>
          </table:table-cell>
          <table:table-cell table:formula="of:=[.B1014]/55435.69" office:value-type="float" office:value="0.0456269129147666" calcext:value-type="float">
            <text:p>0.045626912914767</text:p>
          </table:table-cell>
          <table:table-cell office:value-type="float" office:value="970742.29215389" calcext:value-type="float">
            <text:p>970742.29215389</text:p>
          </table:table-cell>
        </table:table-row>
        <table:table-row table:style-name="ro1">
          <table:table-cell office:value-type="float" office:value="1031.19" calcext:value-type="float">
            <text:p>1031.19</text:p>
          </table:table-cell>
          <table:table-cell office:value-type="float" office:value="2394.032" calcext:value-type="float">
            <text:p>2394.032</text:p>
          </table:table-cell>
          <table:table-cell table:formula="of:=[.B1015]/55435.69" office:value-type="float" office:value="0.0431857527163457" calcext:value-type="float">
            <text:p>0.043185752716346</text:p>
          </table:table-cell>
          <table:table-cell office:value-type="float" office:value="973179.31343797" calcext:value-type="float">
            <text:p>973179.31343797</text:p>
          </table:table-cell>
        </table:table-row>
        <table:table-row table:style-name="ro1">
          <table:table-cell office:value-type="float" office:value="1032.21" calcext:value-type="float">
            <text:p>1032.21</text:p>
          </table:table-cell>
          <table:table-cell office:value-type="float" office:value="2275.497" calcext:value-type="float">
            <text:p>2275.497</text:p>
          </table:table-cell>
          <table:table-cell table:formula="of:=[.B1016]/55435.69" office:value-type="float" office:value="0.0410475092850833" calcext:value-type="float">
            <text:p>0.041047509285083</text:p>
          </table:table-cell>
          <table:table-cell office:value-type="float" office:value="975495.67114946" calcext:value-type="float">
            <text:p>975495.67114946</text:p>
          </table:table-cell>
        </table:table-row>
        <table:table-row table:style-name="ro1">
          <table:table-cell office:value-type="float" office:value="1033.23" calcext:value-type="float">
            <text:p>1033.23</text:p>
          </table:table-cell>
          <table:table-cell office:value-type="float" office:value="2173.2322" calcext:value-type="float">
            <text:p>2173.2322</text:p>
          </table:table-cell>
          <table:table-cell table:formula="of:=[.B1017]/55435.69" office:value-type="float" office:value="0.0392027626967392" calcext:value-type="float">
            <text:p>0.039202762696739</text:p>
          </table:table-cell>
          <table:table-cell office:value-type="float" office:value="977707.92773552" calcext:value-type="float">
            <text:p>977707.92773552</text:p>
          </table:table-cell>
        </table:table-row>
        <table:table-row table:style-name="ro1">
          <table:table-cell office:value-type="float" office:value="1034.24" calcext:value-type="float">
            <text:p>1034.24</text:p>
          </table:table-cell>
          <table:table-cell office:value-type="float" office:value="2085.4457" calcext:value-type="float">
            <text:p>2085.4457</text:p>
          </table:table-cell>
          <table:table-cell table:formula="of:=[.B1018]/55435.69" office:value-type="float" office:value="0.0376191890098238" calcext:value-type="float">
            <text:p>0.037619189009824</text:p>
          </table:table-cell>
          <table:table-cell office:value-type="float" office:value="979830.82141846" calcext:value-type="float">
            <text:p>979830.82141846</text:p>
          </table:table-cell>
        </table:table-row>
        <table:table-row table:style-name="ro1">
          <table:table-cell office:value-type="float" office:value="1035.26" calcext:value-type="float">
            <text:p>1035.26</text:p>
          </table:table-cell>
          <table:table-cell office:value-type="float" office:value="2009.7235" calcext:value-type="float">
            <text:p>2009.7235</text:p>
          </table:table-cell>
          <table:table-cell table:formula="of:=[.B1019]/55435.69" office:value-type="float" office:value="0.0362532422704579" calcext:value-type="float">
            <text:p>0.036253242270458</text:p>
          </table:table-cell>
          <table:table-cell office:value-type="float" office:value="981876.63322725" calcext:value-type="float">
            <text:p>981876.63322725</text:p>
          </table:table-cell>
        </table:table-row>
        <table:table-row table:style-name="ro1">
          <table:table-cell office:value-type="float" office:value="1036.28" calcext:value-type="float">
            <text:p>1036.28</text:p>
          </table:table-cell>
          <table:table-cell office:value-type="float" office:value="1943.6918" calcext:value-type="float">
            <text:p>1943.6918</text:p>
          </table:table-cell>
          <table:table-cell table:formula="of:=[.B1020]/55435.69" office:value-type="float" office:value="0.0350621016893629" calcext:value-type="float">
            <text:p>0.035062101689363</text:p>
          </table:table-cell>
          <table:table-cell office:value-type="float" office:value="983855.22760017" calcext:value-type="float">
            <text:p>983855.22760017</text:p>
          </table:table-cell>
        </table:table-row>
        <table:table-row table:style-name="ro1">
          <table:table-cell office:value-type="float" office:value="1037.3" calcext:value-type="float">
            <text:p>1037.3</text:p>
          </table:table-cell>
          <table:table-cell office:value-type="float" office:value="1885.5098" calcext:value-type="float">
            <text:p>1885.5098</text:p>
          </table:table-cell>
          <table:table-cell table:formula="of:=[.B1021]/55435.69" office:value-type="float" office:value="0.034012561221841" calcext:value-type="float">
            <text:p>0.034012561221841</text:p>
          </table:table-cell>
          <table:table-cell office:value-type="float" office:value="985774.59524414" calcext:value-type="float">
            <text:p>985774.59524414</text:p>
          </table:table-cell>
        </table:table-row>
        <table:table-row table:style-name="ro1">
          <table:table-cell office:value-type="float" office:value="1038.32" calcext:value-type="float">
            <text:p>1038.32</text:p>
          </table:table-cell>
          <table:table-cell office:value-type="float" office:value="1834.0994" calcext:value-type="float">
            <text:p>1834.0994</text:p>
          </table:table-cell>
          <table:table-cell table:formula="of:=[.B1022]/55435.69" office:value-type="float" office:value="0.0330851731077939" calcext:value-type="float">
            <text:p>0.033085173107794</text:p>
          </table:table-cell>
          <table:table-cell office:value-type="float" office:value="987641.62926309" calcext:value-type="float">
            <text:p>987641.62926309</text:p>
          </table:table-cell>
        </table:table-row>
        <table:table-row table:style-name="ro1">
          <table:table-cell office:value-type="float" office:value="1039.33" calcext:value-type="float">
            <text:p>1039.33</text:p>
          </table:table-cell>
          <table:table-cell office:value-type="float" office:value="1789.1249" calcext:value-type="float">
            <text:p>1789.1249</text:p>
          </table:table-cell>
          <table:table-cell table:formula="of:=[.B1023]/55435.69" office:value-type="float" office:value="0.0322738816816387" calcext:value-type="float">
            <text:p>0.032273881681639</text:p>
          </table:table-cell>
          <table:table-cell office:value-type="float" office:value="989462.88116944" calcext:value-type="float">
            <text:p>989462.88116944</text:p>
          </table:table-cell>
        </table:table-row>
        <table:table-row table:style-name="ro1">
          <table:table-cell office:value-type="float" office:value="1040.35" calcext:value-type="float">
            <text:p>1040.35</text:p>
          </table:table-cell>
          <table:table-cell office:value-type="float" office:value="1750.8265" calcext:value-type="float">
            <text:p>1750.8265</text:p>
          </table:table-cell>
          <table:table-cell table:formula="of:=[.B1024]/55435.69" office:value-type="float" office:value="0.0315830198920587" calcext:value-type="float">
            <text:p>0.031583019892059</text:p>
          </table:table-cell>
          <table:table-cell office:value-type="float" office:value="991245.14695747" calcext:value-type="float">
            <text:p>991245.14695747</text:p>
          </table:table-cell>
        </table:table-row>
        <table:table-row table:style-name="ro1">
          <table:table-cell office:value-type="float" office:value="1041.37" calcext:value-type="float">
            <text:p>1041.37</text:p>
          </table:table-cell>
          <table:table-cell office:value-type="float" office:value="1719.8332" calcext:value-type="float">
            <text:p>1719.8332</text:p>
          </table:table-cell>
          <table:table-cell table:formula="of:=[.B1025]/55435.69" office:value-type="float" office:value="0.0310239342199944" calcext:value-type="float">
            <text:p>0.031023934219994</text:p>
          </table:table-cell>
          <table:table-cell office:value-type="float" office:value="992995.8628914" calcext:value-type="float">
            <text:p>992995.8628914</text:p>
          </table:table-cell>
        </table:table-row>
        <table:table-row table:style-name="ro1">
          <table:table-cell office:value-type="float" office:value="1042.39" calcext:value-type="float">
            <text:p>1042.39</text:p>
          </table:table-cell>
          <table:table-cell office:value-type="float" office:value="1697.0416" calcext:value-type="float">
            <text:p>1697.0416</text:p>
          </table:table-cell>
          <table:table-cell table:formula="of:=[.B1026]/55435.69" office:value-type="float" office:value="0.0306127983614888" calcext:value-type="float">
            <text:p>0.030612798361489</text:p>
          </table:table-cell>
          <table:table-cell office:value-type="float" office:value="994723.3780314" calcext:value-type="float">
            <text:p>994723.3780314</text:p>
          </table:table-cell>
        </table:table-row>
        <table:table-row table:style-name="ro1">
          <table:table-cell office:value-type="float" office:value="1043.41" calcext:value-type="float">
            <text:p>1043.41</text:p>
          </table:table-cell>
          <table:table-cell office:value-type="float" office:value="1683.5651" calcext:value-type="float">
            <text:p>1683.5651</text:p>
          </table:table-cell>
          <table:table-cell table:formula="of:=[.B1027]/55435.69" office:value-type="float" office:value="0.0303696968505308" calcext:value-type="float">
            <text:p>0.030369696850531</text:p>
          </table:table-cell>
          <table:table-cell office:value-type="float" office:value="996437.17462264" calcext:value-type="float">
            <text:p>996437.17462264</text:p>
          </table:table-cell>
        </table:table-row>
        <table:table-row table:style-name="ro1">
          <table:table-cell office:value-type="float" office:value="1044.42" calcext:value-type="float">
            <text:p>1044.42</text:p>
          </table:table-cell>
          <table:table-cell office:value-type="float" office:value="1680.6794" calcext:value-type="float">
            <text:p>1680.6794</text:p>
          </table:table-cell>
          <table:table-cell table:formula="of:=[.B1028]/55435.69" office:value-type="float" office:value="0.0303176419378924" calcext:value-type="float">
            <text:p>0.030317641937892</text:p>
          </table:table-cell>
          <table:table-cell office:value-type="float" office:value="998148.03371818" calcext:value-type="float">
            <text:p>998148.03371818</text:p>
          </table:table-cell>
        </table:table-row>
        <table:table-row table:style-name="ro1">
          <table:table-cell office:value-type="float" office:value="1045.44" calcext:value-type="float">
            <text:p>1045.44</text:p>
          </table:table-cell>
          <table:table-cell office:value-type="float" office:value="1689.6664" calcext:value-type="float">
            <text:p>1689.6664</text:p>
          </table:table-cell>
          <table:table-cell table:formula="of:=[.B1029]/55435.69" office:value-type="float" office:value="0.0304797577156521" calcext:value-type="float">
            <text:p>0.030479757715652</text:p>
          </table:table-cell>
          <table:table-cell office:value-type="float" office:value="999868.04123141" calcext:value-type="float">
            <text:p>999868.04123141</text:p>
          </table:table-cell>
        </table:table-row>
        <table:table-row table:style-name="ro1">
          <table:table-cell office:value-type="float" office:value="1046.46" calcext:value-type="float">
            <text:p>1046.46</text:p>
          </table:table-cell>
          <table:table-cell office:value-type="float" office:value="1711.4943" calcext:value-type="float">
            <text:p>1711.4943</text:p>
          </table:table-cell>
          <table:table-cell table:formula="of:=[.B1030]/55435.69" office:value-type="float" office:value="0.0308735094665548" calcext:value-type="float">
            <text:p>0.030873509466555</text:p>
          </table:table-cell>
          <table:table-cell office:value-type="float" office:value="1001610.2685632" calcext:value-type="float">
            <text:p>1001610.2685632</text:p>
          </table:table-cell>
        </table:table-row>
        <table:table-row table:style-name="ro1">
          <table:table-cell office:value-type="float" office:value="1047.48" calcext:value-type="float">
            <text:p>1047.48</text:p>
          </table:table-cell>
          <table:table-cell office:value-type="float" office:value="1746.3692" calcext:value-type="float">
            <text:p>1746.3692</text:p>
          </table:table-cell>
          <table:table-cell table:formula="of:=[.B1031]/55435.69" office:value-type="float" office:value="0.0315026150120978" calcext:value-type="float">
            <text:p>0.031502615012098</text:p>
          </table:table-cell>
          <table:table-cell office:value-type="float" office:value="1003387.9970652" calcext:value-type="float">
            <text:p>1003387.9970652</text:p>
          </table:table-cell>
        </table:table-row>
        <table:table-row table:style-name="ro1">
          <table:table-cell office:value-type="float" office:value="1048.5" calcext:value-type="float">
            <text:p>1048.5</text:p>
          </table:table-cell>
          <table:table-cell office:value-type="float" office:value="1793.2988" calcext:value-type="float">
            <text:p>1793.2988</text:p>
          </table:table-cell>
          <table:table-cell table:formula="of:=[.B1032]/55435.69" office:value-type="float" office:value="0.0323491743315543" calcext:value-type="float">
            <text:p>0.032349174331554</text:p>
          </table:table-cell>
          <table:table-cell office:value-type="float" office:value="1005213.4978745" calcext:value-type="float">
            <text:p>1005213.4978745</text:p>
          </table:table-cell>
        </table:table-row>
        <table:table-row table:style-name="ro1">
          <table:table-cell office:value-type="float" office:value="1049.51" calcext:value-type="float">
            <text:p>1049.51</text:p>
          </table:table-cell>
          <table:table-cell office:value-type="float" office:value="1849.8687" calcext:value-type="float">
            <text:p>1849.8687</text:p>
          </table:table-cell>
          <table:table-cell table:formula="of:=[.B1033]/55435.69" office:value-type="float" office:value="0.0333696342554769" calcext:value-type="float">
            <text:p>0.033369634255477</text:p>
          </table:table-cell>
          <table:table-cell office:value-type="float" office:value="1007096.5843808" calcext:value-type="float">
            <text:p>1007096.5843808</text:p>
          </table:table-cell>
        </table:table-row>
        <table:table-row table:style-name="ro1">
          <table:table-cell office:value-type="float" office:value="1050.53" calcext:value-type="float">
            <text:p>1050.53</text:p>
          </table:table-cell>
          <table:table-cell office:value-type="float" office:value="1912.4141" calcext:value-type="float">
            <text:p>1912.4141</text:p>
          </table:table-cell>
          <table:table-cell table:formula="of:=[.B1034]/55435.69" office:value-type="float" office:value="0.0344978857483329" calcext:value-type="float">
            <text:p>0.034497885748333</text:p>
          </table:table-cell>
          <table:table-cell office:value-type="float" office:value="1009043.3394539" calcext:value-type="float">
            <text:p>1009043.3394539</text:p>
          </table:table-cell>
        </table:table-row>
        <table:table-row table:style-name="ro1">
          <table:table-cell office:value-type="float" office:value="1051.55" calcext:value-type="float">
            <text:p>1051.55</text:p>
          </table:table-cell>
          <table:table-cell office:value-type="float" office:value="1976.6584" calcext:value-type="float">
            <text:p>1976.6584</text:p>
          </table:table-cell>
          <table:table-cell table:formula="of:=[.B1035]/55435.69" office:value-type="float" office:value="0.03565678356308" calcext:value-type="float">
            <text:p>0.03565678356308</text:p>
          </table:table-cell>
          <table:table-cell office:value-type="float" office:value="1011055.4923865" calcext:value-type="float">
            <text:p>1011055.4923865</text:p>
          </table:table-cell>
        </table:table-row>
        <table:table-row table:style-name="ro1">
          <table:table-cell office:value-type="float" office:value="1052.57" calcext:value-type="float">
            <text:p>1052.57</text:p>
          </table:table-cell>
          <table:table-cell office:value-type="float" office:value="2038.7216" calcext:value-type="float">
            <text:p>2038.7216</text:p>
          </table:table-cell>
          <table:table-cell table:formula="of:=[.B1036]/55435.69" office:value-type="float" office:value="0.0367763366885124" calcext:value-type="float">
            <text:p>0.036776336688512</text:p>
          </table:table-cell>
          <table:table-cell office:value-type="float" office:value="1013130.8230368" calcext:value-type="float">
            <text:p>1013130.8230368</text:p>
          </table:table-cell>
        </table:table-row>
        <table:table-row table:style-name="ro1">
          <table:table-cell office:value-type="float" office:value="1053.59" calcext:value-type="float">
            <text:p>1053.59</text:p>
          </table:table-cell>
          <table:table-cell office:value-type="float" office:value="2096.2416" calcext:value-type="float">
            <text:p>2096.2416</text:p>
          </table:table-cell>
          <table:table-cell table:formula="of:=[.B1037]/55435.69" office:value-type="float" office:value="0.0378139353907203" calcext:value-type="float">
            <text:p>0.03781393539072</text:p>
          </table:table-cell>
          <table:table-cell office:value-type="float" office:value="1015264.7065067" calcext:value-type="float">
            <text:p>1015264.7065067</text:p>
          </table:table-cell>
        </table:table-row>
        <table:table-row table:style-name="ro1">
          <table:table-cell office:value-type="float" office:value="1054.6" calcext:value-type="float">
            <text:p>1054.6</text:p>
          </table:table-cell>
          <table:table-cell office:value-type="float" office:value="2149.2517" calcext:value-type="float">
            <text:p>2149.2517</text:p>
          </table:table-cell>
          <table:table-cell table:formula="of:=[.B1038]/55435.69" office:value-type="float" office:value="0.0387701803657535" calcext:value-type="float">
            <text:p>0.038770180365754</text:p>
          </table:table-cell>
          <table:table-cell office:value-type="float" office:value="1017452.5519931" calcext:value-type="float">
            <text:p>1017452.5519931</text:p>
          </table:table-cell>
        </table:table-row>
        <table:table-row table:style-name="ro1">
          <table:table-cell office:value-type="float" office:value="1055.62" calcext:value-type="float">
            <text:p>1055.62</text:p>
          </table:table-cell>
          <table:table-cell office:value-type="float" office:value="2200.4859" calcext:value-type="float">
            <text:p>2200.4859</text:p>
          </table:table-cell>
          <table:table-cell table:formula="of:=[.B1039]/55435.69" office:value-type="float" office:value="0.0396943900220237" calcext:value-type="float">
            <text:p>0.039694390022024</text:p>
          </table:table-cell>
          <table:table-cell office:value-type="float" office:value="1019692.5517212" calcext:value-type="float">
            <text:p>1019692.5517212</text:p>
          </table:table-cell>
        </table:table-row>
        <table:table-row table:style-name="ro1">
          <table:table-cell office:value-type="float" office:value="1056.64" calcext:value-type="float">
            <text:p>1056.64</text:p>
          </table:table-cell>
          <table:table-cell office:value-type="float" office:value="2254.9206" calcext:value-type="float">
            <text:p>2254.9206</text:p>
          </table:table-cell>
          <table:table-cell table:formula="of:=[.B1040]/55435.69" office:value-type="float" office:value="0.0406763332430786" calcext:value-type="float">
            <text:p>0.040676333243079</text:p>
          </table:table-cell>
          <table:table-cell office:value-type="float" office:value="1021987.9636001" calcext:value-type="float">
            <text:p>1021987.9636001</text:p>
          </table:table-cell>
        </table:table-row>
        <table:table-row table:style-name="ro1">
          <table:table-cell office:value-type="float" office:value="1057.66" calcext:value-type="float">
            <text:p>1057.66</text:p>
          </table:table-cell>
          <table:table-cell office:value-type="float" office:value="2318.5908" calcext:value-type="float">
            <text:p>2318.5908</text:p>
          </table:table-cell>
          <table:table-cell table:formula="of:=[.B1041]/55435.69" office:value-type="float" office:value="0.0418248749136161" calcext:value-type="float">
            <text:p>0.041824874913616</text:p>
          </table:table-cell>
          <table:table-cell office:value-type="float" office:value="1024348.1889643" calcext:value-type="float">
            <text:p>1024348.1889643</text:p>
          </table:table-cell>
        </table:table-row>
        <table:table-row table:style-name="ro1">
          <table:table-cell office:value-type="float" office:value="1058.68" calcext:value-type="float">
            <text:p>1058.68</text:p>
          </table:table-cell>
          <table:table-cell office:value-type="float" office:value="2396.9566" calcext:value-type="float">
            <text:p>2396.9566</text:p>
          </table:table-cell>
          <table:table-cell table:formula="of:=[.B1042]/55435.69" office:value-type="float" office:value="0.0432385093429882" calcext:value-type="float">
            <text:p>0.043238509342988</text:p>
          </table:table-cell>
          <table:table-cell office:value-type="float" office:value="1026788.1873275" calcext:value-type="float">
            <text:p>1026788.1873275</text:p>
          </table:table-cell>
        </table:table-row>
        <table:table-row table:style-name="ro1">
          <table:table-cell office:value-type="float" office:value="1059.69" calcext:value-type="float">
            <text:p>1059.69</text:p>
          </table:table-cell>
          <table:table-cell office:value-type="float" office:value="2493.2672" calcext:value-type="float">
            <text:p>2493.2672</text:p>
          </table:table-cell>
          <table:table-cell table:formula="of:=[.B1043]/55435.69" office:value-type="float" office:value="0.0449758485914038" calcext:value-type="float">
            <text:p>0.044975848591404</text:p>
          </table:table-cell>
          <table:table-cell office:value-type="float" office:value="1029326.2257444" calcext:value-type="float">
            <text:p>1029326.2257444</text:p>
          </table:table-cell>
        </table:table-row>
        <table:table-row table:style-name="ro1">
          <table:table-cell office:value-type="float" office:value="1060.71" calcext:value-type="float">
            <text:p>1060.71</text:p>
          </table:table-cell>
          <table:table-cell office:value-type="float" office:value="2607.4144" calcext:value-type="float">
            <text:p>2607.4144</text:p>
          </table:table-cell>
          <table:table-cell table:formula="of:=[.B1044]/55435.69" office:value-type="float" office:value="0.0470349408476741" calcext:value-type="float">
            <text:p>0.047034940847674</text:p>
          </table:table-cell>
          <table:table-cell office:value-type="float" office:value="1031980.4610866" calcext:value-type="float">
            <text:p>1031980.4610866</text:p>
          </table:table-cell>
        </table:table-row>
        <table:table-row table:style-name="ro1">
          <table:table-cell office:value-type="float" office:value="1061.73" calcext:value-type="float">
            <text:p>1061.73</text:p>
          </table:table-cell>
          <table:table-cell office:value-type="float" office:value="2735.6609" calcext:value-type="float">
            <text:p>2735.6609</text:p>
          </table:table-cell>
          <table:table-cell table:formula="of:=[.B1045]/55435.69" office:value-type="float" office:value="0.0493483692545362" calcext:value-type="float">
            <text:p>0.049348369254536</text:p>
          </table:table-cell>
          <table:table-cell office:value-type="float" office:value="1034765.2458599" calcext:value-type="float">
            <text:p>1034765.2458599</text:p>
          </table:table-cell>
        </table:table-row>
        <table:table-row table:style-name="ro1">
          <table:table-cell office:value-type="float" office:value="1062.75" calcext:value-type="float">
            <text:p>1062.75</text:p>
          </table:table-cell>
          <table:table-cell office:value-type="float" office:value="2871.3954" calcext:value-type="float">
            <text:p>2871.3954</text:p>
          </table:table-cell>
          <table:table-cell table:formula="of:=[.B1046]/55435.69" office:value-type="float" office:value="0.0517968730974576" calcext:value-type="float">
            <text:p>0.051796873097458</text:p>
          </table:table-cell>
          <table:table-cell office:value-type="float" office:value="1037688.2024708" calcext:value-type="float">
            <text:p>1037688.2024708</text:p>
          </table:table-cell>
        </table:table-row>
        <table:table-row table:style-name="ro1">
          <table:table-cell office:value-type="float" office:value="1063.76" calcext:value-type="float">
            <text:p>1063.76</text:p>
          </table:table-cell>
          <table:table-cell office:value-type="float" office:value="3006.7675" calcext:value-type="float">
            <text:p>3006.7675</text:p>
          </table:table-cell>
          <table:table-cell table:formula="of:=[.B1047]/55435.69" office:value-type="float" office:value="0.054238839635621" calcext:value-type="float">
            <text:p>0.054238839635621</text:p>
          </table:table-cell>
          <table:table-cell office:value-type="float" office:value="1040748.9620044" calcext:value-type="float">
            <text:p>1040748.9620044</text:p>
          </table:table-cell>
        </table:table-row>
        <table:table-row table:style-name="ro1">
          <table:table-cell office:value-type="float" office:value="1064.78" calcext:value-type="float">
            <text:p>1064.78</text:p>
          </table:table-cell>
          <table:table-cell office:value-type="float" office:value="3134.7809" calcext:value-type="float">
            <text:p>3134.7809</text:p>
          </table:table-cell>
          <table:table-cell table:formula="of:=[.B1048]/55435.69" office:value-type="float" office:value="0.0565480631701346" calcext:value-type="float">
            <text:p>0.056548063170135</text:p>
          </table:table-cell>
          <table:table-cell office:value-type="float" office:value="1043940.0337365" calcext:value-type="float">
            <text:p>1043940.0337365</text:p>
          </table:table-cell>
        </table:table-row>
        <table:table-row table:style-name="ro1">
          <table:table-cell office:value-type="float" office:value="1065.8" calcext:value-type="float">
            <text:p>1065.8</text:p>
          </table:table-cell>
          <table:table-cell office:value-type="float" office:value="3251.2525" calcext:value-type="float">
            <text:p>3251.2525</text:p>
          </table:table-cell>
          <table:table-cell table:formula="of:=[.B1049]/55435.69" office:value-type="float" office:value="0.058649085093015" calcext:value-type="float">
            <text:p>0.058649085093015</text:p>
          </table:table-cell>
          <table:table-cell office:value-type="float" office:value="1047249.6684656" calcext:value-type="float">
            <text:p>1047249.6684656</text:p>
          </table:table-cell>
        </table:table-row>
        <table:table-row table:style-name="ro1">
          <table:table-cell office:value-type="float" office:value="1066.82" calcext:value-type="float">
            <text:p>1066.82</text:p>
          </table:table-cell>
          <table:table-cell office:value-type="float" office:value="3356.0375" calcext:value-type="float">
            <text:p>3356.0375</text:p>
          </table:table-cell>
          <table:table-cell table:formula="of:=[.B1050]/55435.69" office:value-type="float" office:value="0.0605392933685862" calcext:value-type="float">
            <text:p>0.060539293368586</text:p>
          </table:table-cell>
          <table:table-cell office:value-type="float" office:value="1050665.9698012" calcext:value-type="float">
            <text:p>1050665.9698012</text:p>
          </table:table-cell>
        </table:table-row>
        <table:table-row table:style-name="ro1">
          <table:table-cell office:value-type="float" office:value="1067.84" calcext:value-type="float">
            <text:p>1067.84</text:p>
          </table:table-cell>
          <table:table-cell office:value-type="float" office:value="3453.0996" calcext:value-type="float">
            <text:p>3453.0996</text:p>
          </table:table-cell>
          <table:table-cell table:formula="of:=[.B1051]/55435.69" office:value-type="float" office:value="0.0622901888656928" calcext:value-type="float">
            <text:p>0.062290188865693</text:p>
          </table:table-cell>
          <table:table-cell office:value-type="float" office:value="1054181.0762084" calcext:value-type="float">
            <text:p>1054181.0762084</text:p>
          </table:table-cell>
        </table:table-row>
        <table:table-row table:style-name="ro1">
          <table:table-cell office:value-type="float" office:value="1068.85" calcext:value-type="float">
            <text:p>1068.85</text:p>
          </table:table-cell>
          <table:table-cell office:value-type="float" office:value="3549.3195" calcext:value-type="float">
            <text:p>3549.3195</text:p>
          </table:table-cell>
          <table:table-cell table:formula="of:=[.B1052]/55435.69" office:value-type="float" office:value="0.0640258919840269" calcext:value-type="float">
            <text:p>0.064025891984027</text:p>
          </table:table-cell>
          <table:table-cell office:value-type="float" office:value="1057794.1302515" calcext:value-type="float">
            <text:p>1057794.1302515</text:p>
          </table:table-cell>
        </table:table-row>
        <table:table-row table:style-name="ro1">
          <table:table-cell office:value-type="float" office:value="1069.87" calcext:value-type="float">
            <text:p>1069.87</text:p>
          </table:table-cell>
          <table:table-cell office:value-type="float" office:value="3652.3199" calcext:value-type="float">
            <text:p>3652.3199</text:p>
          </table:table-cell>
          <table:table-cell table:formula="of:=[.B1053]/55435.69" office:value-type="float" office:value="0.0658839080022274" calcext:value-type="float">
            <text:p>0.065883908002228</text:p>
          </table:table-cell>
          <table:table-cell office:value-type="float" office:value="1061512.0343271" calcext:value-type="float">
            <text:p>1061512.0343271</text:p>
          </table:table-cell>
        </table:table-row>
        <table:table-row table:style-name="ro1">
          <table:table-cell office:value-type="float" office:value="1070.89" calcext:value-type="float">
            <text:p>1070.89</text:p>
          </table:table-cell>
          <table:table-cell office:value-type="float" office:value="3767.9217" calcext:value-type="float">
            <text:p>3767.9217</text:p>
          </table:table-cell>
          <table:table-cell table:formula="of:=[.B1054]/55435.69" office:value-type="float" office:value="0.0679692396721318" calcext:value-type="float">
            <text:p>0.067969239672132</text:p>
          </table:table-cell>
          <table:table-cell office:value-type="float" office:value="1065347.615984" calcext:value-type="float">
            <text:p>1065347.615984</text:p>
          </table:table-cell>
        </table:table-row>
        <table:table-row table:style-name="ro1">
          <table:table-cell office:value-type="float" office:value="1071.91" calcext:value-type="float">
            <text:p>1071.91</text:p>
          </table:table-cell>
          <table:table-cell office:value-type="float" office:value="3898.0179" calcext:value-type="float">
            <text:p>3898.0179</text:p>
          </table:table-cell>
          <table:table-cell table:formula="of:=[.B1055]/55435.69" office:value-type="float" office:value="0.0703160346700835" calcext:value-type="float">
            <text:p>0.070316034670084</text:p>
          </table:table-cell>
          <table:table-cell office:value-type="float" office:value="1069315.6300481" calcext:value-type="float">
            <text:p>1069315.6300481</text:p>
          </table:table-cell>
        </table:table-row>
        <table:table-row table:style-name="ro1">
          <table:table-cell office:value-type="float" office:value="1072.93" calcext:value-type="float">
            <text:p>1072.93</text:p>
          </table:table-cell>
          <table:table-cell office:value-type="float" office:value="4039.6021" calcext:value-type="float">
            <text:p>4039.6021</text:p>
          </table:table-cell>
          <table:table-cell table:formula="of:=[.B1056]/55435.69" office:value-type="float" office:value="0.0728700607857501" calcext:value-type="float">
            <text:p>0.07287006078575</text:p>
          </table:table-cell>
          <table:table-cell office:value-type="float" office:value="1073427.7706575" calcext:value-type="float">
            <text:p>1073427.7706575</text:p>
          </table:table-cell>
        </table:table-row>
        <table:table-row table:style-name="ro1">
          <table:table-cell office:value-type="float" office:value="1073.94" calcext:value-type="float">
            <text:p>1073.94</text:p>
          </table:table-cell>
          <table:table-cell office:value-type="float" office:value="4185.3761" calcext:value-type="float">
            <text:p>4185.3761</text:p>
          </table:table-cell>
          <table:table-cell table:formula="of:=[.B1057]/55435.69" office:value-type="float" office:value="0.0754996663701669" calcext:value-type="float">
            <text:p>0.075499666370167</text:p>
          </table:table-cell>
          <table:table-cell office:value-type="float" office:value="1077688.3029617" calcext:value-type="float">
            <text:p>1077688.3029617</text:p>
          </table:table-cell>
        </table:table-row>
        <table:table-row table:style-name="ro1">
          <table:table-cell office:value-type="float" office:value="1074.96" calcext:value-type="float">
            <text:p>1074.96</text:p>
          </table:table-cell>
          <table:table-cell office:value-type="float" office:value="4325.8871" calcext:value-type="float">
            <text:p>4325.8871</text:p>
          </table:table-cell>
          <table:table-cell table:formula="of:=[.B1058]/55435.69" office:value-type="float" office:value="0.0780343331164454" calcext:value-type="float">
            <text:p>0.078034333116445</text:p>
          </table:table-cell>
          <table:table-cell office:value-type="float" office:value="1082091.8693863" calcext:value-type="float">
            <text:p>1082091.8693863</text:p>
          </table:table-cell>
        </table:table-row>
        <table:table-row table:style-name="ro1">
          <table:table-cell office:value-type="float" office:value="1075.98" calcext:value-type="float">
            <text:p>1075.98</text:p>
          </table:table-cell>
          <table:table-cell office:value-type="float" office:value="4452.6137" calcext:value-type="float">
            <text:p>4452.6137</text:p>
          </table:table-cell>
          <table:table-cell table:formula="of:=[.B1059]/55435.69" office:value-type="float" office:value="0.0803203441681704" calcext:value-type="float">
            <text:p>0.08032034416817</text:p>
          </table:table-cell>
          <table:table-cell office:value-type="float" office:value="1086624.4380303" calcext:value-type="float">
            <text:p>1086624.4380303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4561.0377" calcext:value-type="float">
            <text:p>4561.0377</text:p>
          </table:table-cell>
          <table:table-cell table:formula="of:=[.B1060]/55435.69" office:value-type="float" office:value="0.0822761960751278" calcext:value-type="float">
            <text:p>0.082276196075128</text:p>
          </table:table-cell>
          <table:table-cell office:value-type="float" office:value="1091267.3775548" calcext:value-type="float">
            <text:p>1091267.3775548</text:p>
          </table:table-cell>
        </table:table-row>
        <table:table-row table:style-name="ro1">
          <table:table-cell office:value-type="float" office:value="1078.02" calcext:value-type="float">
            <text:p>1078.02</text:p>
          </table:table-cell>
          <table:table-cell office:value-type="float" office:value="4652.6333" calcext:value-type="float">
            <text:p>4652.6333</text:p>
          </table:table-cell>
          <table:table-cell table:formula="of:=[.B1061]/55435.69" office:value-type="float" office:value="0.0839284818137918" calcext:value-type="float">
            <text:p>0.083928481813792</text:p>
          </table:table-cell>
          <table:table-cell office:value-type="float" office:value="1096003.5574514" calcext:value-type="float">
            <text:p>1096003.5574514</text:p>
          </table:table-cell>
        </table:table-row>
        <table:table-row table:style-name="ro1">
          <table:table-cell office:value-type="float" office:value="1079.03" calcext:value-type="float">
            <text:p>1079.03</text:p>
          </table:table-cell>
          <table:table-cell office:value-type="float" office:value="4734.9716" calcext:value-type="float">
            <text:p>4734.9716</text:p>
          </table:table-cell>
          <table:table-cell table:formula="of:=[.B1062]/55435.69" office:value-type="float" office:value="0.0854137758545082" calcext:value-type="float">
            <text:p>0.085413775854508</text:p>
          </table:table-cell>
          <table:table-cell office:value-type="float" office:value="1100823.5542053" calcext:value-type="float">
            <text:p>1100823.5542053</text:p>
          </table:table-cell>
        </table:table-row>
        <table:table-row table:style-name="ro1">
          <table:table-cell office:value-type="float" office:value="1080.05" calcext:value-type="float">
            <text:p>1080.05</text:p>
          </table:table-cell>
          <table:table-cell office:value-type="float" office:value="4819.714" calcext:value-type="float">
            <text:p>4819.714</text:p>
          </table:table-cell>
          <table:table-cell table:formula="of:=[.B1063]/55435.69" office:value-type="float" office:value="0.0869424372637916" calcext:value-type="float">
            <text:p>0.086942437263792</text:p>
          </table:table-cell>
          <table:table-cell office:value-type="float" office:value="1105729.8150657" calcext:value-type="float">
            <text:p>1105729.8150657</text:p>
          </table:table-cell>
        </table:table-row>
        <table:table-row table:style-name="ro1">
          <table:table-cell office:value-type="float" office:value="1081.07" calcext:value-type="float">
            <text:p>1081.07</text:p>
          </table:table-cell>
          <table:table-cell office:value-type="float" office:value="4918.9978" calcext:value-type="float">
            <text:p>4918.9978</text:p>
          </table:table-cell>
          <table:table-cell table:formula="of:=[.B1064]/55435.69" office:value-type="float" office:value="0.0887334098303818" calcext:value-type="float">
            <text:p>0.088733409830382</text:p>
          </table:table-cell>
          <table:table-cell office:value-type="float" office:value="1110737.1425232" calcext:value-type="float">
            <text:p>1110737.1425232</text:p>
          </table:table-cell>
        </table:table-row>
        <table:table-row table:style-name="ro1">
          <table:table-cell office:value-type="float" office:value="1082.09" calcext:value-type="float">
            <text:p>1082.09</text:p>
          </table:table-cell>
          <table:table-cell office:value-type="float" office:value="5041.3446" calcext:value-type="float">
            <text:p>5041.3446</text:p>
          </table:table-cell>
          <table:table-cell table:formula="of:=[.B1065]/55435.69" office:value-type="float" office:value="0.090940414018478" calcext:value-type="float">
            <text:p>0.090940414018478</text:p>
          </table:table-cell>
          <table:table-cell office:value-type="float" office:value="1115869.0137338" calcext:value-type="float">
            <text:p>1115869.0137338</text:p>
          </table:table-cell>
        </table:table-row>
        <table:table-row table:style-name="ro1">
          <table:table-cell office:value-type="float" office:value="1083.11" calcext:value-type="float">
            <text:p>1083.11</text:p>
          </table:table-cell>
          <table:table-cell office:value-type="float" office:value="5188.5098" calcext:value-type="float">
            <text:p>5188.5098</text:p>
          </table:table-cell>
          <table:table-cell table:formula="of:=[.B1066]/55435.69" office:value-type="float" office:value="0.0935951153489746" calcext:value-type="float">
            <text:p>0.093595115348975</text:p>
          </table:table-cell>
          <table:table-cell office:value-type="float" office:value="1121150.6927876" calcext:value-type="float">
            <text:p>1121150.6927876</text:p>
          </table:table-cell>
        </table:table-row>
        <table:table-row table:style-name="ro1">
          <table:table-cell office:value-type="float" office:value="1084.12" calcext:value-type="float">
            <text:p>1084.12</text:p>
          </table:table-cell>
          <table:table-cell office:value-type="float" office:value="5354.4924" calcext:value-type="float">
            <text:p>5354.4924</text:p>
          </table:table-cell>
          <table:table-cell table:formula="of:=[.B1067]/55435.69" office:value-type="float" office:value="0.0965892622604679" calcext:value-type="float">
            <text:p>0.096589262260468</text:p>
          </table:table-cell>
          <table:table-cell office:value-type="float" office:value="1126601.3350345" calcext:value-type="float">
            <text:p>1126601.3350345</text:p>
          </table:table-cell>
        </table:table-row>
        <table:table-row table:style-name="ro1">
          <table:table-cell office:value-type="float" office:value="1085.14" calcext:value-type="float">
            <text:p>1085.14</text:p>
          </table:table-cell>
          <table:table-cell office:value-type="float" office:value="5527.2604" calcext:value-type="float">
            <text:p>5527.2604</text:p>
          </table:table-cell>
          <table:table-cell table:formula="of:=[.B1068]/55435.69" office:value-type="float" office:value="0.0997058104625378" calcext:value-type="float">
            <text:p>0.099705810462538</text:p>
          </table:table-cell>
          <table:table-cell office:value-type="float" office:value="1132227.8476007" calcext:value-type="float">
            <text:p>1132227.8476007</text:p>
          </table:table-cell>
        </table:table-row>
        <table:table-row table:style-name="ro1">
          <table:table-cell office:value-type="float" office:value="1086.16" calcext:value-type="float">
            <text:p>1086.16</text:p>
          </table:table-cell>
          <table:table-cell office:value-type="float" office:value="5692.814" calcext:value-type="float">
            <text:p>5692.814</text:p>
          </table:table-cell>
          <table:table-cell table:formula="of:=[.B1069]/55435.69" office:value-type="float" office:value="0.102692218677173" calcext:value-type="float">
            <text:p>0.102692218677173</text:p>
          </table:table-cell>
          <table:table-cell office:value-type="float" office:value="1138022.8866293" calcext:value-type="float">
            <text:p>1138022.8866293</text:p>
          </table:table-cell>
        </table:table-row>
        <table:table-row table:style-name="ro1">
          <table:table-cell office:value-type="float" office:value="1087.18" calcext:value-type="float">
            <text:p>1087.18</text:p>
          </table:table-cell>
          <table:table-cell office:value-type="float" office:value="5840.3328" calcext:value-type="float">
            <text:p>5840.3328</text:p>
          </table:table-cell>
          <table:table-cell table:formula="of:=[.B1070]/55435.69" office:value-type="float" office:value="0.105353298569929" calcext:value-type="float">
            <text:p>0.105353298569929</text:p>
          </table:table-cell>
          <table:table-cell office:value-type="float" office:value="1143968.093416" calcext:value-type="float">
            <text:p>1143968.093416</text:p>
          </table:table-cell>
        </table:table-row>
        <table:table-row table:style-name="ro1">
          <table:table-cell office:value-type="float" office:value="1088.2" calcext:value-type="float">
            <text:p>1088.2</text:p>
          </table:table-cell>
          <table:table-cell office:value-type="float" office:value="5966.6538" calcext:value-type="float">
            <text:p>5966.6538</text:p>
          </table:table-cell>
          <table:table-cell table:formula="of:=[.B1071]/55435.69" office:value-type="float" office:value="0.107631993035534" calcext:value-type="float">
            <text:p>0.107631993035534</text:p>
          </table:table-cell>
          <table:table-cell office:value-type="float" office:value="1150041.8894975" calcext:value-type="float">
            <text:p>1150041.8894975</text:p>
          </table:table-cell>
        </table:table-row>
        <table:table-row table:style-name="ro1">
          <table:table-cell office:value-type="float" office:value="1089.21" calcext:value-type="float">
            <text:p>1089.21</text:p>
          </table:table-cell>
          <table:table-cell office:value-type="float" office:value="6078.4362" calcext:value-type="float">
            <text:p>6078.4362</text:p>
          </table:table-cell>
          <table:table-cell table:formula="of:=[.B1072]/55435.69" office:value-type="float" office:value="0.109648426852809" calcext:value-type="float">
            <text:p>0.109648426852809</text:p>
          </table:table-cell>
          <table:table-cell office:value-type="float" office:value="1156229.4752996" calcext:value-type="float">
            <text:p>1156229.4752996</text:p>
          </table:table-cell>
        </table:table-row>
        <table:table-row table:style-name="ro1">
          <table:table-cell office:value-type="float" office:value="1090.23" calcext:value-type="float">
            <text:p>1090.23</text:p>
          </table:table-cell>
          <table:table-cell office:value-type="float" office:value="6191.077" calcext:value-type="float">
            <text:p>6191.077</text:p>
          </table:table-cell>
          <table:table-cell table:formula="of:=[.B1073]/55435.69" office:value-type="float" office:value="0.111680345279368" calcext:value-type="float">
            <text:p>0.111680345279368</text:p>
          </table:table-cell>
          <table:table-cell office:value-type="float" office:value="1162531.7245677" calcext:value-type="float">
            <text:p>1162531.7245677</text:p>
          </table:table-cell>
        </table:table-row>
        <table:table-row table:style-name="ro1">
          <table:table-cell office:value-type="float" office:value="1091.25" calcext:value-type="float">
            <text:p>1091.25</text:p>
          </table:table-cell>
          <table:table-cell office:value-type="float" office:value="6324.5333" calcext:value-type="float">
            <text:p>6324.5333</text:p>
          </table:table-cell>
          <table:table-cell table:formula="of:=[.B1074]/55435.69" office:value-type="float" office:value="0.114087752853802" calcext:value-type="float">
            <text:p>0.114087752853802</text:p>
          </table:table-cell>
          <table:table-cell office:value-type="float" office:value="1168969.8265624" calcext:value-type="float">
            <text:p>1168969.8265624</text:p>
          </table:table-cell>
        </table:table-row>
        <table:table-row table:style-name="ro1">
          <table:table-cell office:value-type="float" office:value="1092.27" calcext:value-type="float">
            <text:p>1092.27</text:p>
          </table:table-cell>
          <table:table-cell office:value-type="float" office:value="6497.3016" calcext:value-type="float">
            <text:p>6497.3016</text:p>
          </table:table-cell>
          <table:table-cell table:formula="of:=[.B1075]/55435.69" office:value-type="float" office:value="0.117204306467548" calcext:value-type="float">
            <text:p>0.117204306467548</text:p>
          </table:table-cell>
          <table:table-cell office:value-type="float" office:value="1175583.7991921" calcext:value-type="float">
            <text:p>1175583.7991921</text:p>
          </table:table-cell>
        </table:table-row>
        <table:table-row table:style-name="ro1">
          <table:table-cell office:value-type="float" office:value="1093.29" calcext:value-type="float">
            <text:p>1093.29</text:p>
          </table:table-cell>
          <table:table-cell office:value-type="float" office:value="6720.4886" calcext:value-type="float">
            <text:p>6720.4886</text:p>
          </table:table-cell>
          <table:table-cell table:formula="of:=[.B1076]/55435.69" office:value-type="float" office:value="0.121230358997967" calcext:value-type="float">
            <text:p>0.121230358997967</text:p>
          </table:table-cell>
          <table:table-cell office:value-type="float" office:value="1182424.9665839" calcext:value-type="float">
            <text:p>1182424.9665839</text:p>
          </table:table-cell>
        </table:table-row>
        <table:table-row table:style-name="ro1">
          <table:table-cell office:value-type="float" office:value="1094.3" calcext:value-type="float">
            <text:p>1094.3</text:p>
          </table:table-cell>
          <table:table-cell office:value-type="float" office:value="6993.9221" calcext:value-type="float">
            <text:p>6993.9221</text:p>
          </table:table-cell>
          <table:table-cell table:formula="of:=[.B1077]/55435.69" office:value-type="float" office:value="0.126162804142963" calcext:value-type="float">
            <text:p>0.126162804142963</text:p>
          </table:table-cell>
          <table:table-cell office:value-type="float" office:value="1189544.4775313" calcext:value-type="float">
            <text:p>1189544.4775313</text:p>
          </table:table-cell>
        </table:table-row>
        <table:table-row table:style-name="ro1">
          <table:table-cell office:value-type="float" office:value="1095.32" calcext:value-type="float">
            <text:p>1095.32</text:p>
          </table:table-cell>
          <table:table-cell office:value-type="float" office:value="7305.565" calcext:value-type="float">
            <text:p>7305.565</text:p>
          </table:table-cell>
          <table:table-cell table:formula="of:=[.B1078]/55435.69" office:value-type="float" office:value="0.131784505613622" calcext:value-type="float">
            <text:p>0.131784505613622</text:p>
          </table:table-cell>
          <table:table-cell office:value-type="float" office:value="1196981.2274596" calcext:value-type="float">
            <text:p>1196981.2274596</text:p>
          </table:table-cell>
        </table:table-row>
        <table:table-row table:style-name="ro1">
          <table:table-cell office:value-type="float" office:value="1096.34" calcext:value-type="float">
            <text:p>1096.34</text:p>
          </table:table-cell>
          <table:table-cell office:value-type="float" office:value="7634.3587" calcext:value-type="float">
            <text:p>7634.3587</text:p>
          </table:table-cell>
          <table:table-cell table:formula="of:=[.B1079]/55435.69" office:value-type="float" office:value="0.137715589000516" calcext:value-type="float">
            <text:p>0.137715589000516</text:p>
          </table:table-cell>
          <table:table-cell office:value-type="float" office:value="1204752.675191" calcext:value-type="float">
            <text:p>1204752.675191</text:p>
          </table:table-cell>
        </table:table-row>
        <table:table-row table:style-name="ro1">
          <table:table-cell office:value-type="float" office:value="1097.36" calcext:value-type="float">
            <text:p>1097.36</text:p>
          </table:table-cell>
          <table:table-cell office:value-type="float" office:value="7955.4574" calcext:value-type="float">
            <text:p>7955.4574</text:p>
          </table:table-cell>
          <table:table-cell table:formula="of:=[.B1080]/55435.69" office:value-type="float" office:value="0.143507862894825" calcext:value-type="float">
            <text:p>0.143507862894825</text:p>
          </table:table-cell>
          <table:table-cell office:value-type="float" office:value="1212850.9874862" calcext:value-type="float">
            <text:p>1212850.9874862</text:p>
          </table:table-cell>
        </table:table-row>
        <table:table-row table:style-name="ro1">
          <table:table-cell office:value-type="float" office:value="1098.38" calcext:value-type="float">
            <text:p>1098.38</text:p>
          </table:table-cell>
          <table:table-cell office:value-type="float" office:value="8246.0574" calcext:value-type="float">
            <text:p>8246.0574</text:p>
          </table:table-cell>
          <table:table-cell table:formula="of:=[.B1081]/55435.69" office:value-type="float" office:value="0.148749973167106" calcext:value-type="float">
            <text:p>0.148749973167106</text:p>
          </table:table-cell>
          <table:table-cell office:value-type="float" office:value="1221245.1180447" calcext:value-type="float">
            <text:p>1221245.1180447</text:p>
          </table:table-cell>
        </table:table-row>
        <table:table-row table:style-name="ro1">
          <table:table-cell office:value-type="float" office:value="1099.39" calcext:value-type="float">
            <text:p>1099.39</text:p>
          </table:table-cell>
          <table:table-cell office:value-type="float" office:value="8489.9671" calcext:value-type="float">
            <text:p>8489.9671</text:p>
          </table:table-cell>
          <table:table-cell table:formula="of:=[.B1082]/55435.69" office:value-type="float" office:value="0.153149840833586" calcext:value-type="float">
            <text:p>0.153149840833586</text:p>
          </table:table-cell>
          <table:table-cell office:value-type="float" office:value="1229887.5381448" calcext:value-type="float">
            <text:p>1229887.5381448</text:p>
          </table:table-cell>
        </table:table-row>
        <table:table-row table:style-name="ro1">
          <table:table-cell office:value-type="float" office:value="1100.41" calcext:value-type="float">
            <text:p>1100.41</text:p>
          </table:table-cell>
          <table:table-cell office:value-type="float" office:value="8679.6947" calcext:value-type="float">
            <text:p>8679.6947</text:p>
          </table:table-cell>
          <table:table-cell table:formula="of:=[.B1083]/55435.69" office:value-type="float" office:value="0.156572321910307" calcext:value-type="float">
            <text:p>0.156572321910307</text:p>
          </table:table-cell>
          <table:table-cell office:value-type="float" office:value="1238723.0928054" calcext:value-type="float">
            <text:p>1238723.0928054</text:p>
          </table:table-cell>
        </table:table-row>
        <table:table-row table:style-name="ro1">
          <table:table-cell office:value-type="float" office:value="1101.43" calcext:value-type="float">
            <text:p>1101.43</text:p>
          </table:table-cell>
          <table:table-cell office:value-type="float" office:value="8815.8878" calcext:value-type="float">
            <text:p>8815.8878</text:p>
          </table:table-cell>
          <table:table-cell table:formula="of:=[.B1084]/55435.69" office:value-type="float" office:value="0.15902909840213" calcext:value-type="float">
            <text:p>0.15902909840213</text:p>
          </table:table-cell>
          <table:table-cell office:value-type="float" office:value="1247697.2861586" calcext:value-type="float">
            <text:p>1247697.2861586</text:p>
          </table:table-cell>
        </table:table-row>
        <table:table-row table:style-name="ro1">
          <table:table-cell office:value-type="float" office:value="1102.45" calcext:value-type="float">
            <text:p>1102.45</text:p>
          </table:table-cell>
          <table:table-cell office:value-type="float" office:value="8904.9823" calcext:value-type="float">
            <text:p>8904.9823</text:p>
          </table:table-cell>
          <table:table-cell table:formula="of:=[.B1085]/55435.69" office:value-type="float" office:value="0.160636266996947" calcext:value-type="float">
            <text:p>0.160636266996947</text:p>
          </table:table-cell>
          <table:table-cell office:value-type="float" office:value="1256762.173863" calcext:value-type="float">
            <text:p>1256762.173863</text:p>
          </table:table-cell>
        </table:table-row>
        <table:table-row table:style-name="ro1">
          <table:table-cell office:value-type="float" office:value="1103.47" calcext:value-type="float">
            <text:p>1103.47</text:p>
          </table:table-cell>
          <table:table-cell office:value-type="float" office:value="8956.4876" calcext:value-type="float">
            <text:p>8956.4876</text:p>
          </table:table-cell>
          <table:table-cell table:formula="of:=[.B1086]/55435.69" office:value-type="float" office:value="0.161565367004542" calcext:value-type="float">
            <text:p>0.161565367004542</text:p>
          </table:table-cell>
          <table:table-cell office:value-type="float" office:value="1265879.4917522" calcext:value-type="float">
            <text:p>1265879.4917522</text:p>
          </table:table-cell>
        </table:table-row>
        <table:table-row table:style-name="ro1">
          <table:table-cell office:value-type="float" office:value="1104.48" calcext:value-type="float">
            <text:p>1104.48</text:p>
          </table:table-cell>
          <table:table-cell office:value-type="float" office:value="8981.2126" calcext:value-type="float">
            <text:p>8981.2126</text:p>
          </table:table-cell>
          <table:table-cell table:formula="of:=[.B1087]/55435.69" office:value-type="float" office:value="0.162011379311776" calcext:value-type="float">
            <text:p>0.162011379311776</text:p>
          </table:table-cell>
          <table:table-cell office:value-type="float" office:value="1275021.9785945" calcext:value-type="float">
            <text:p>1275021.9785945</text:p>
          </table:table-cell>
        </table:table-row>
        <table:table-row table:style-name="ro1">
          <table:table-cell office:value-type="float" office:value="1105.5" calcext:value-type="float">
            <text:p>1105.5</text:p>
          </table:table-cell>
          <table:table-cell office:value-type="float" office:value="8991.0062" calcext:value-type="float">
            <text:p>8991.0062</text:p>
          </table:table-cell>
          <table:table-cell table:formula="of:=[.B1088]/55435.69" office:value-type="float" office:value="0.162188045282741" calcext:value-type="float">
            <text:p>0.162188045282741</text:p>
          </table:table-cell>
          <table:table-cell office:value-type="float" office:value="1284174.434915" calcext:value-type="float">
            <text:p>1284174.434915</text:p>
          </table:table-cell>
        </table:table-row>
        <table:table-row table:style-name="ro1">
          <table:table-cell office:value-type="float" office:value="1106.52" calcext:value-type="float">
            <text:p>1106.52</text:p>
          </table:table-cell>
          <table:table-cell office:value-type="float" office:value="8999.5992" calcext:value-type="float">
            <text:p>8999.5992</text:p>
          </table:table-cell>
          <table:table-cell table:formula="of:=[.B1089]/55435.69" office:value-type="float" office:value="0.162343053725858" calcext:value-type="float">
            <text:p>0.162343053725858</text:p>
          </table:table-cell>
          <table:table-cell office:value-type="float" office:value="1293335.6385097" calcext:value-type="float">
            <text:p>1293335.6385097</text:p>
          </table:table-cell>
        </table:table-row>
        <table:table-row table:style-name="ro1">
          <table:table-cell office:value-type="float" office:value="1107.54" calcext:value-type="float">
            <text:p>1107.54</text:p>
          </table:table-cell>
          <table:table-cell office:value-type="float" office:value="9023.3705" calcext:value-type="float">
            <text:p>9023.3705</text:p>
          </table:table-cell>
          <table:table-cell table:formula="of:=[.B1090]/55435.69" office:value-type="float" office:value="0.162771862314693" calcext:value-type="float">
            <text:p>0.162771862314693</text:p>
          </table:table-cell>
          <table:table-cell office:value-type="float" office:value="1302521.0403408" calcext:value-type="float">
            <text:p>1302521.0403408</text:p>
          </table:table-cell>
        </table:table-row>
        <table:table-row table:style-name="ro1">
          <table:table-cell office:value-type="float" office:value="1108.56" calcext:value-type="float">
            <text:p>1108.56</text:p>
          </table:table-cell>
          <table:table-cell office:value-type="float" office:value="9080.7217" calcext:value-type="float">
            <text:p>9080.7217</text:p>
          </table:table-cell>
          <table:table-cell table:formula="of:=[.B1091]/55435.69" office:value-type="float" office:value="0.163806416047135" calcext:value-type="float">
            <text:p>0.163806416047135</text:p>
          </table:table-cell>
          <table:table-cell office:value-type="float" office:value="1311764.8231695" calcext:value-type="float">
            <text:p>1311764.8231695</text:p>
          </table:table-cell>
        </table:table-row>
        <table:table-row table:style-name="ro1">
          <table:table-cell office:value-type="float" office:value="1109.57" calcext:value-type="float">
            <text:p>1109.57</text:p>
          </table:table-cell>
          <table:table-cell office:value-type="float" office:value="9189.3387" calcext:value-type="float">
            <text:p>9189.3387</text:p>
          </table:table-cell>
          <table:table-cell table:formula="of:=[.B1092]/55435.69" office:value-type="float" office:value="0.165765749465732" calcext:value-type="float">
            <text:p>0.165765749465732</text:p>
          </table:table-cell>
          <table:table-cell office:value-type="float" office:value="1321119.1734784" calcext:value-type="float">
            <text:p>1321119.1734784</text:p>
          </table:table-cell>
        </table:table-row>
        <table:table-row table:style-name="ro1">
          <table:table-cell office:value-type="float" office:value="1110.59" calcext:value-type="float">
            <text:p>1110.59</text:p>
          </table:table-cell>
          <table:table-cell office:value-type="float" office:value="9361.7374" calcext:value-type="float">
            <text:p>9361.7374</text:p>
          </table:table-cell>
          <table:table-cell table:formula="of:=[.B1093]/55435.69" office:value-type="float" office:value="0.168875635894493" calcext:value-type="float">
            <text:p>0.168875635894493</text:p>
          </table:table-cell>
          <table:table-cell office:value-type="float" office:value="1330649.0181765" calcext:value-type="float">
            <text:p>1330649.0181765</text:p>
          </table:table-cell>
        </table:table-row>
        <table:table-row table:style-name="ro1">
          <table:table-cell office:value-type="float" office:value="1111.61" calcext:value-type="float">
            <text:p>1111.61</text:p>
          </table:table-cell>
          <table:table-cell office:value-type="float" office:value="9600.6159" calcext:value-type="float">
            <text:p>9600.6159</text:p>
          </table:table-cell>
          <table:table-cell table:formula="of:=[.B1094]/55435.69" office:value-type="float" office:value="0.173184746144587" calcext:value-type="float">
            <text:p>0.173184746144587</text:p>
          </table:table-cell>
          <table:table-cell office:value-type="float" office:value="1340422.0308518" calcext:value-type="float">
            <text:p>1340422.0308518</text:p>
          </table:table-cell>
        </table:table-row>
        <table:table-row table:style-name="ro1">
          <table:table-cell office:value-type="float" office:value="1112.63" calcext:value-type="float">
            <text:p>1112.63</text:p>
          </table:table-cell>
          <table:table-cell office:value-type="float" office:value="9896.1366" calcext:value-type="float">
            <text:p>9896.1366</text:p>
          </table:table-cell>
          <table:table-cell table:formula="of:=[.B1095]/55435.69" office:value-type="float" office:value="0.178515620532549" calcext:value-type="float">
            <text:p>0.178515620532549</text:p>
          </table:table-cell>
          <table:table-cell office:value-type="float" office:value="1350495.8709183" calcext:value-type="float">
            <text:p>1350495.8709183</text:p>
          </table:table-cell>
        </table:table-row>
        <table:table-row table:style-name="ro1">
          <table:table-cell office:value-type="float" office:value="1113.64" calcext:value-type="float">
            <text:p>1113.64</text:p>
          </table:table-cell>
          <table:table-cell office:value-type="float" office:value="10226.946" calcext:value-type="float">
            <text:p>10226.946</text:p>
          </table:table-cell>
          <table:table-cell table:formula="of:=[.B1096]/55435.69" office:value-type="float" office:value="0.184483064971321" calcext:value-type="float">
            <text:p>0.184483064971321</text:p>
          </table:table-cell>
          <table:table-cell office:value-type="float" office:value="1360906.4605805" calcext:value-type="float">
            <text:p>1360906.4605805</text:p>
          </table:table-cell>
        </table:table-row>
        <table:table-row table:style-name="ro1">
          <table:table-cell office:value-type="float" office:value="1114.66" calcext:value-type="float">
            <text:p>1114.66</text:p>
          </table:table-cell>
          <table:table-cell office:value-type="float" office:value="10565.527" calcext:value-type="float">
            <text:p>10565.527</text:p>
          </table:table-cell>
          <table:table-cell table:formula="of:=[.B1097]/55435.69" office:value-type="float" office:value="0.190590700683982" calcext:value-type="float">
            <text:p>0.190590700683982</text:p>
          </table:table-cell>
          <table:table-cell office:value-type="float" office:value="1371661.711623" calcext:value-type="float">
            <text:p>1371661.711623</text:p>
          </table:table-cell>
        </table:table-row>
        <table:table-row table:style-name="ro1">
          <table:table-cell office:value-type="float" office:value="1115.68" calcext:value-type="float">
            <text:p>1115.68</text:p>
          </table:table-cell>
          <table:table-cell office:value-type="float" office:value="10886.785" calcext:value-type="float">
            <text:p>10886.785</text:p>
          </table:table-cell>
          <table:table-cell table:formula="of:=[.B1098]/55435.69" office:value-type="float" office:value="0.196385848178313" calcext:value-type="float">
            <text:p>0.196385848178313</text:p>
          </table:table-cell>
          <table:table-cell office:value-type="float" office:value="1382743.9888669" calcext:value-type="float">
            <text:p>1382743.9888669</text:p>
          </table:table-cell>
        </table:table-row>
        <table:table-row table:style-name="ro1">
          <table:table-cell office:value-type="float" office:value="1116.7" calcext:value-type="float">
            <text:p>1116.7</text:p>
          </table:table-cell>
          <table:table-cell office:value-type="float" office:value="11177.234" calcext:value-type="float">
            <text:p>11177.234</text:p>
          </table:table-cell>
          <table:table-cell table:formula="of:=[.B1099]/55435.69" office:value-type="float" office:value="0.201625234573611" calcext:value-type="float">
            <text:p>0.201625234573611</text:p>
          </table:table-cell>
          <table:table-cell office:value-type="float" office:value="1394121.9305563" calcext:value-type="float">
            <text:p>1394121.9305563</text:p>
          </table:table-cell>
        </table:table-row>
        <table:table-row table:style-name="ro1">
          <table:table-cell office:value-type="float" office:value="1117.72" calcext:value-type="float">
            <text:p>1117.72</text:p>
          </table:table-cell>
          <table:table-cell office:value-type="float" office:value="11441.526" calcext:value-type="float">
            <text:p>11441.526</text:p>
          </table:table-cell>
          <table:table-cell table:formula="of:=[.B1100]/55435.69" office:value-type="float" office:value="0.206392776927644" calcext:value-type="float">
            <text:p>0.206392776927644</text:p>
          </table:table-cell>
          <table:table-cell office:value-type="float" office:value="1405768.9104304" calcext:value-type="float">
            <text:p>1405768.9104304</text:p>
          </table:table-cell>
        </table:table-row>
        <table:table-row table:style-name="ro1">
          <table:table-cell office:value-type="float" office:value="1118.73" calcext:value-type="float">
            <text:p>1118.73</text:p>
          </table:table-cell>
          <table:table-cell office:value-type="float" office:value="11703.604" calcext:value-type="float">
            <text:p>11703.604</text:p>
          </table:table-cell>
          <table:table-cell table:formula="of:=[.B1101]/55435.69" office:value-type="float" office:value="0.211120381111879" calcext:value-type="float">
            <text:p>0.211120381111879</text:p>
          </table:table-cell>
          <table:table-cell office:value-type="float" office:value="1417682.6740167" calcext:value-type="float">
            <text:p>1417682.6740167</text:p>
          </table:table-cell>
        </table:table-row>
        <table:table-row table:style-name="ro1">
          <table:table-cell office:value-type="float" office:value="1119.75" calcext:value-type="float">
            <text:p>1119.75</text:p>
          </table:table-cell>
          <table:table-cell office:value-type="float" office:value="12001.473" calcext:value-type="float">
            <text:p>12001.473</text:p>
          </table:table-cell>
          <table:table-cell table:formula="of:=[.B1102]/55435.69" office:value-type="float" office:value="0.216493616296649" calcext:value-type="float">
            <text:p>0.216493616296649</text:p>
          </table:table-cell>
          <table:table-cell office:value-type="float" office:value="1429899.6552859" calcext:value-type="float">
            <text:p>1429899.6552859</text:p>
          </table:table-cell>
        </table:table-row>
        <table:table-row table:style-name="ro1">
          <table:table-cell office:value-type="float" office:value="1120.77" calcext:value-type="float">
            <text:p>1120.77</text:p>
          </table:table-cell>
          <table:table-cell office:value-type="float" office:value="12376.826" calcext:value-type="float">
            <text:p>12376.826</text:p>
          </table:table-cell>
          <table:table-cell table:formula="of:=[.B1103]/55435.69" office:value-type="float" office:value="0.22326457919077" calcext:value-type="float">
            <text:p>0.22326457919077</text:p>
          </table:table-cell>
          <table:table-cell office:value-type="float" office:value="1442498.7305655" calcext:value-type="float">
            <text:p>1442498.7305655</text:p>
          </table:table-cell>
        </table:table-row>
        <table:table-row table:style-name="ro1">
          <table:table-cell office:value-type="float" office:value="1121.79" calcext:value-type="float">
            <text:p>1121.79</text:p>
          </table:table-cell>
          <table:table-cell office:value-type="float" office:value="12862.682" calcext:value-type="float">
            <text:p>12862.682</text:p>
          </table:table-cell>
          <table:table-cell table:formula="of:=[.B1104]/55435.69" office:value-type="float" office:value="0.232028896907389" calcext:value-type="float">
            <text:p>0.232028896907389</text:p>
          </table:table-cell>
          <table:table-cell office:value-type="float" office:value="1455592.3856082" calcext:value-type="float">
            <text:p>1455592.3856082</text:p>
          </table:table-cell>
        </table:table-row>
        <table:table-row table:style-name="ro1">
          <table:table-cell office:value-type="float" office:value="1122.81" calcext:value-type="float">
            <text:p>1122.81</text:p>
          </table:table-cell>
          <table:table-cell office:value-type="float" office:value="13473.041" calcext:value-type="float">
            <text:p>13473.041</text:p>
          </table:table-cell>
          <table:table-cell table:formula="of:=[.B1105]/55435.69" office:value-type="float" office:value="0.243039114332301" calcext:value-type="float">
            <text:p>0.243039114332301</text:p>
          </table:table-cell>
          <table:table-cell office:value-type="float" office:value="1469307.3598103" calcext:value-type="float">
            <text:p>1469307.3598103</text:p>
          </table:table-cell>
        </table:table-row>
        <table:table-row table:style-name="ro1">
          <table:table-cell office:value-type="float" office:value="1123.82" calcext:value-type="float">
            <text:p>1123.82</text:p>
          </table:table-cell>
          <table:table-cell office:value-type="float" office:value="14197.988" calcext:value-type="float">
            <text:p>14197.988</text:p>
          </table:table-cell>
          <table:table-cell table:formula="of:=[.B1106]/55435.69" office:value-type="float" office:value="0.256116375569601" calcext:value-type="float">
            <text:p>0.256116375569601</text:p>
          </table:table-cell>
          <table:table-cell office:value-type="float" office:value="1483760.2984988" calcext:value-type="float">
            <text:p>1483760.2984988</text:p>
          </table:table-cell>
        </table:table-row>
        <table:table-row table:style-name="ro1">
          <table:table-cell office:value-type="float" office:value="1124.84" calcext:value-type="float">
            <text:p>1124.84</text:p>
          </table:table-cell>
          <table:table-cell office:value-type="float" office:value="15005.733" calcext:value-type="float">
            <text:p>15005.733</text:p>
          </table:table-cell>
          <table:table-cell table:formula="of:=[.B1107]/55435.69" office:value-type="float" office:value="0.270687223339332" calcext:value-type="float">
            <text:p>0.270687223339332</text:p>
          </table:table-cell>
          <table:table-cell office:value-type="float" office:value="1499035.4874154" calcext:value-type="float">
            <text:p>1499035.4874154</text:p>
          </table:table-cell>
        </table:table-row>
        <table:table-row table:style-name="ro1">
          <table:table-cell office:value-type="float" office:value="1125.86" calcext:value-type="float">
            <text:p>1125.86</text:p>
          </table:table-cell>
          <table:table-cell office:value-type="float" office:value="15850.66" calcext:value-type="float">
            <text:p>15850.66</text:p>
          </table:table-cell>
          <table:table-cell table:formula="of:=[.B1108]/55435.69" office:value-type="float" office:value="0.285928794247893" calcext:value-type="float">
            <text:p>0.285928794247893</text:p>
          </table:table-cell>
          <table:table-cell office:value-type="float" office:value="1515170.7748633" calcext:value-type="float">
            <text:p>1515170.7748633</text:p>
          </table:table-cell>
        </table:table-row>
        <table:table-row table:style-name="ro1">
          <table:table-cell office:value-type="float" office:value="1126.88" calcext:value-type="float">
            <text:p>1126.88</text:p>
          </table:table-cell>
          <table:table-cell office:value-type="float" office:value="16684.314" calcext:value-type="float">
            <text:p>16684.314</text:p>
          </table:table-cell>
          <table:table-cell table:formula="of:=[.B1109]/55435.69" office:value-type="float" office:value="0.300967012406628" calcext:value-type="float">
            <text:p>0.300967012406628</text:p>
          </table:table-cell>
          <table:table-cell office:value-type="float" office:value="1532154.6866988" calcext:value-type="float">
            <text:p>1532154.6866988</text:p>
          </table:table-cell>
        </table:table-row>
        <table:table-row table:style-name="ro1">
          <table:table-cell office:value-type="float" office:value="1127.9" calcext:value-type="float">
            <text:p>1127.9</text:p>
          </table:table-cell>
          <table:table-cell office:value-type="float" office:value="17465.412" calcext:value-type="float">
            <text:p>17465.412</text:p>
          </table:table-cell>
          <table:table-cell table:formula="of:=[.B1110]/55435.69" office:value-type="float" office:value="0.31505717706409" calcext:value-type="float">
            <text:p>0.31505717706409</text:p>
          </table:table-cell>
          <table:table-cell office:value-type="float" office:value="1549933.7228438" calcext:value-type="float">
            <text:p>1549933.7228438</text:p>
          </table:table-cell>
        </table:table-row>
        <table:table-row table:style-name="ro1">
          <table:table-cell office:value-type="float" office:value="1128.91" calcext:value-type="float">
            <text:p>1128.91</text:p>
          </table:table-cell>
          <table:table-cell office:value-type="float" office:value="18165.545" calcext:value-type="float">
            <text:p>18165.545</text:p>
          </table:table-cell>
          <table:table-cell table:formula="of:=[.B1111]/55435.69" office:value-type="float" office:value="0.32768682053024" calcext:value-type="float">
            <text:p>0.32768682053024</text:p>
          </table:table-cell>
          <table:table-cell office:value-type="float" office:value="1568425.4641687" calcext:value-type="float">
            <text:p>1568425.4641687</text:p>
          </table:table-cell>
        </table:table-row>
        <table:table-row table:style-name="ro1">
          <table:table-cell office:value-type="float" office:value="1129.93" calcext:value-type="float">
            <text:p>1129.93</text:p>
          </table:table-cell>
          <table:table-cell office:value-type="float" office:value="18769.212" calcext:value-type="float">
            <text:p>18769.212</text:p>
          </table:table-cell>
          <table:table-cell table:formula="of:=[.B1112]/55435.69" office:value-type="float" office:value="0.338576321499741" calcext:value-type="float">
            <text:p>0.338576321499741</text:p>
          </table:table-cell>
          <table:table-cell office:value-type="float" office:value="1587531.7122781" calcext:value-type="float">
            <text:p>1587531.7122781</text:p>
          </table:table-cell>
        </table:table-row>
        <table:table-row table:style-name="ro1">
          <table:table-cell office:value-type="float" office:value="1130.95" calcext:value-type="float">
            <text:p>1130.95</text:p>
          </table:table-cell>
          <table:table-cell office:value-type="float" office:value="19269.196" calcext:value-type="float">
            <text:p>19269.196</text:p>
          </table:table-cell>
          <table:table-cell table:formula="of:=[.B1113]/55435.69" office:value-type="float" office:value="0.347595493083968" calcext:value-type="float">
            <text:p>0.347595493083968</text:p>
          </table:table-cell>
          <table:table-cell office:value-type="float" office:value="1607146.9221421" calcext:value-type="float">
            <text:p>1607146.9221421</text:p>
          </table:table-cell>
        </table:table-row>
        <table:table-row table:style-name="ro1">
          <table:table-cell office:value-type="float" office:value="1131.97" calcext:value-type="float">
            <text:p>1131.97</text:p>
          </table:table-cell>
          <table:table-cell office:value-type="float" office:value="19660.19" calcext:value-type="float">
            <text:p>19660.19</text:p>
          </table:table-cell>
          <table:table-cell table:formula="of:=[.B1114]/55435.69" office:value-type="float" office:value="0.354648602732283" calcext:value-type="float">
            <text:p>0.354648602732283</text:p>
          </table:table-cell>
          <table:table-cell office:value-type="float" office:value="1627160.1471995" calcext:value-type="float">
            <text:p>1627160.1471995</text:p>
          </table:table-cell>
        </table:table-row>
        <table:table-row table:style-name="ro1">
          <table:table-cell office:value-type="float" office:value="1132.99" calcext:value-type="float">
            <text:p>1132.99</text:p>
          </table:table-cell>
          <table:table-cell office:value-type="float" office:value="19934.175" calcext:value-type="float">
            <text:p>19934.175</text:p>
          </table:table-cell>
          <table:table-cell table:formula="of:=[.B1115]/55435.69" office:value-type="float" office:value="0.359590996341887" calcext:value-type="float">
            <text:p>0.359590996341887</text:p>
          </table:table-cell>
          <table:table-cell office:value-type="float" office:value="1647452.2774317" calcext:value-type="float">
            <text:p>1647452.2774317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20080.088" calcext:value-type="float">
            <text:p>20080.088</text:p>
          </table:table-cell>
          <table:table-cell table:formula="of:=[.B1116]/55435.69" office:value-type="float" office:value="0.362223109336242" calcext:value-type="float">
            <text:p>0.362223109336242</text:p>
          </table:table-cell>
          <table:table-cell office:value-type="float" office:value="1667892.9401847" calcext:value-type="float">
            <text:p>1667892.9401847</text:p>
          </table:table-cell>
        </table:table-row>
        <table:table-row table:style-name="ro1">
          <table:table-cell office:value-type="float" office:value="1135.02" calcext:value-type="float">
            <text:p>1135.02</text:p>
          </table:table-cell>
          <table:table-cell office:value-type="float" office:value="20088.226" calcext:value-type="float">
            <text:p>20088.226</text:p>
          </table:table-cell>
          <table:table-cell table:formula="of:=[.B1117]/55435.69" office:value-type="float" office:value="0.36236991007057" calcext:value-type="float">
            <text:p>0.36236991007057</text:p>
          </table:table-cell>
          <table:table-cell office:value-type="float" office:value="1688341.887099" calcext:value-type="float">
            <text:p>1688341.887099</text:p>
          </table:table-cell>
        </table:table-row>
        <table:table-row table:style-name="ro1">
          <table:table-cell office:value-type="float" office:value="1136.04" calcext:value-type="float">
            <text:p>1136.04</text:p>
          </table:table-cell>
          <table:table-cell office:value-type="float" office:value="19957.491" calcext:value-type="float">
            <text:p>19957.491</text:p>
          </table:table-cell>
          <table:table-cell table:formula="of:=[.B1118]/55435.69" office:value-type="float" office:value="0.360011591810258" calcext:value-type="float">
            <text:p>0.360011591810258</text:p>
          </table:table-cell>
          <table:table-cell office:value-type="float" office:value="1708657.7514042" calcext:value-type="float">
            <text:p>1708657.7514042</text:p>
          </table:table-cell>
        </table:table-row>
        <table:table-row table:style-name="ro1">
          <table:table-cell office:value-type="float" office:value="1137.06" calcext:value-type="float">
            <text:p>1137.06</text:p>
          </table:table-cell>
          <table:table-cell office:value-type="float" office:value="19701.967" calcext:value-type="float">
            <text:p>19701.967</text:p>
          </table:table-cell>
          <table:table-cell table:formula="of:=[.B1119]/55435.69" office:value-type="float" office:value="0.355402214710415" calcext:value-type="float">
            <text:p>0.355402214710415</text:p>
          </table:table-cell>
          <table:table-cell office:value-type="float" office:value="1728713.5035647" calcext:value-type="float">
            <text:p>1728713.5035647</text:p>
          </table:table-cell>
        </table:table-row>
        <table:table-row table:style-name="ro1">
          <table:table-cell office:value-type="float" office:value="1138.08" calcext:value-type="float">
            <text:p>1138.08</text:p>
          </table:table-cell>
          <table:table-cell office:value-type="float" office:value="19353.236" calcext:value-type="float">
            <text:p>19353.236</text:p>
          </table:table-cell>
          <table:table-cell table:formula="of:=[.B1120]/55435.69" office:value-type="float" office:value="0.349111483955553" calcext:value-type="float">
            <text:p>0.349111483955553</text:p>
          </table:table-cell>
          <table:table-cell office:value-type="float" office:value="1748414.2622093" calcext:value-type="float">
            <text:p>1748414.2622093</text:p>
          </table:table-cell>
        </table:table-row>
        <table:table-row table:style-name="ro1">
          <table:table-cell office:value-type="float" office:value="1139.09" calcext:value-type="float">
            <text:p>1139.09</text:p>
          </table:table-cell>
          <table:table-cell office:value-type="float" office:value="18956.288" calcext:value-type="float">
            <text:p>18956.288</text:p>
          </table:table-cell>
          <table:table-cell table:formula="of:=[.B1121]/55435.69" office:value-type="float" office:value="0.341950970575093" calcext:value-type="float">
            <text:p>0.341950970575093</text:p>
          </table:table-cell>
          <table:table-cell office:value-type="float" office:value="1767710.9452929" calcext:value-type="float">
            <text:p>1767710.9452929</text:p>
          </table:table-cell>
        </table:table-row>
        <table:table-row table:style-name="ro1">
          <table:table-cell office:value-type="float" office:value="1140.11" calcext:value-type="float">
            <text:p>1140.11</text:p>
          </table:table-cell>
          <table:table-cell office:value-type="float" office:value="18559.412" calcext:value-type="float">
            <text:p>18559.412</text:p>
          </table:table-cell>
          <table:table-cell table:formula="of:=[.B1122]/55435.69" office:value-type="float" office:value="0.334791755996904" calcext:value-type="float">
            <text:p>0.334791755996904</text:p>
          </table:table-cell>
          <table:table-cell office:value-type="float" office:value="1786603.6257053" calcext:value-type="float">
            <text:p>1786603.6257053</text:p>
          </table:table-cell>
        </table:table-row>
        <table:table-row table:style-name="ro1">
          <table:table-cell office:value-type="float" office:value="1141.13" calcext:value-type="float">
            <text:p>1141.13</text:p>
          </table:table-cell>
          <table:table-cell office:value-type="float" office:value="18200.966" calcext:value-type="float">
            <text:p>18200.966</text:p>
          </table:table-cell>
          <table:table-cell table:formula="of:=[.B1123]/55435.69" office:value-type="float" office:value="0.328325777130221" calcext:value-type="float">
            <text:p>0.328325777130221</text:p>
          </table:table-cell>
          <table:table-cell office:value-type="float" office:value="1805131.4239166" calcext:value-type="float">
            <text:p>1805131.4239166</text:p>
          </table:table-cell>
        </table:table-row>
        <table:table-row table:style-name="ro1">
          <table:table-cell office:value-type="float" office:value="1142.15" calcext:value-type="float">
            <text:p>1142.15</text:p>
          </table:table-cell>
          <table:table-cell office:value-type="float" office:value="17897.502" calcext:value-type="float">
            <text:p>17897.502</text:p>
          </table:table-cell>
          <table:table-cell table:formula="of:=[.B1124]/55435.69" office:value-type="float" office:value="0.322851614185735" calcext:value-type="float">
            <text:p>0.322851614185735</text:p>
          </table:table-cell>
          <table:table-cell office:value-type="float" office:value="1823350.3082888" calcext:value-type="float">
            <text:p>1823350.3082888</text:p>
          </table:table-cell>
        </table:table-row>
        <table:table-row table:style-name="ro1">
          <table:table-cell office:value-type="float" office:value="1143.17" calcext:value-type="float">
            <text:p>1143.17</text:p>
          </table:table-cell>
          <table:table-cell office:value-type="float" office:value="17637.569" calcext:value-type="float">
            <text:p>17637.569</text:p>
          </table:table-cell>
          <table:table-cell table:formula="of:=[.B1125]/55435.69" office:value-type="float" office:value="0.318162703485787" calcext:value-type="float">
            <text:p>0.318162703485787</text:p>
          </table:table-cell>
          <table:table-cell office:value-type="float" office:value="1841304.5921483" calcext:value-type="float">
            <text:p>1841304.5921483</text:p>
          </table:table-cell>
        </table:table-row>
        <table:table-row table:style-name="ro1">
          <table:table-cell office:value-type="float" office:value="1144.18" calcext:value-type="float">
            <text:p>1144.18</text:p>
          </table:table-cell>
          <table:table-cell office:value-type="float" office:value="17383.769" calcext:value-type="float">
            <text:p>17383.769</text:p>
          </table:table-cell>
          <table:table-cell table:formula="of:=[.B1126]/55435.69" office:value-type="float" office:value="0.313584425484737" calcext:value-type="float">
            <text:p>0.313584425484737</text:p>
          </table:table-cell>
          <table:table-cell office:value-type="float" office:value="1859000.5186476" calcext:value-type="float">
            <text:p>1859000.5186476</text:p>
          </table:table-cell>
        </table:table-row>
        <table:table-row table:style-name="ro1">
          <table:table-cell office:value-type="float" office:value="1145.2" calcext:value-type="float">
            <text:p>1145.2</text:p>
          </table:table-cell>
          <table:table-cell office:value-type="float" office:value="17082.802" calcext:value-type="float">
            <text:p>17082.802</text:p>
          </table:table-cell>
          <table:table-cell table:formula="of:=[.B1127]/55435.69" office:value-type="float" office:value="0.308155305724525" calcext:value-type="float">
            <text:p>0.308155305724525</text:p>
          </table:table-cell>
          <table:table-cell office:value-type="float" office:value="1876390.0739885" calcext:value-type="float">
            <text:p>1876390.0739885</text:p>
          </table:table-cell>
        </table:table-row>
        <table:table-row table:style-name="ro1">
          <table:table-cell office:value-type="float" office:value="1146.22" calcext:value-type="float">
            <text:p>1146.22</text:p>
          </table:table-cell>
          <table:table-cell office:value-type="float" office:value="16680.495" calcext:value-type="float">
            <text:p>16680.495</text:p>
          </table:table-cell>
          <table:table-cell table:formula="of:=[.B1128]/55435.69" office:value-type="float" office:value="0.300898121769568" calcext:value-type="float">
            <text:p>0.300898121769568</text:p>
          </table:table-cell>
          <table:table-cell office:value-type="float" office:value="1893370.0985903" calcext:value-type="float">
            <text:p>1893370.0985903</text:p>
          </table:table-cell>
        </table:table-row>
        <table:table-row table:style-name="ro1">
          <table:table-cell office:value-type="float" office:value="1147.24" calcext:value-type="float">
            <text:p>1147.24</text:p>
          </table:table-cell>
          <table:table-cell office:value-type="float" office:value="16137.089" calcext:value-type="float">
            <text:p>16137.089</text:p>
          </table:table-cell>
          <table:table-cell table:formula="of:=[.B1129]/55435.69" office:value-type="float" office:value="0.291095664183128" calcext:value-type="float">
            <text:p>0.291095664183128</text:p>
          </table:table-cell>
          <table:table-cell office:value-type="float" office:value="1909796.9585203" calcext:value-type="float">
            <text:p>1909796.9585203</text:p>
          </table:table-cell>
        </table:table-row>
        <table:table-row table:style-name="ro1">
          <table:table-cell office:value-type="float" office:value="1148.26" calcext:value-type="float">
            <text:p>1148.26</text:p>
          </table:table-cell>
          <table:table-cell office:value-type="float" office:value="15438.031" calcext:value-type="float">
            <text:p>15438.031</text:p>
          </table:table-cell>
          <table:table-cell table:formula="of:=[.B1130]/55435.69" office:value-type="float" office:value="0.278485412556423" calcext:value-type="float">
            <text:p>0.278485412556423</text:p>
          </table:table-cell>
          <table:table-cell office:value-type="float" office:value="1925512.2078746" calcext:value-type="float">
            <text:p>1925512.2078746</text:p>
          </table:table-cell>
        </table:table-row>
        <table:table-row table:style-name="ro1">
          <table:table-cell office:value-type="float" office:value="1149.27" calcext:value-type="float">
            <text:p>1149.27</text:p>
          </table:table-cell>
          <table:table-cell office:value-type="float" office:value="14597.172" calcext:value-type="float">
            <text:p>14597.172</text:p>
          </table:table-cell>
          <table:table-cell table:formula="of:=[.B1131]/55435.69" office:value-type="float" office:value="0.263317223976106" calcext:value-type="float">
            <text:p>0.263317223976106</text:p>
          </table:table-cell>
          <table:table-cell office:value-type="float" office:value="1940371.4987099" calcext:value-type="float">
            <text:p>1940371.4987099</text:p>
          </table:table-cell>
        </table:table-row>
        <table:table-row table:style-name="ro1">
          <table:table-cell office:value-type="float" office:value="1150.29" calcext:value-type="float">
            <text:p>1150.29</text:p>
          </table:table-cell>
          <table:table-cell office:value-type="float" office:value="13651.861" calcext:value-type="float">
            <text:p>13651.861</text:p>
          </table:table-cell>
          <table:table-cell table:formula="of:=[.B1132]/55435.69" office:value-type="float" office:value="0.246264834080716" calcext:value-type="float">
            <text:p>0.246264834080716</text:p>
          </table:table-cell>
          <table:table-cell office:value-type="float" office:value="1954268.5041447" calcext:value-type="float">
            <text:p>1954268.5041447</text:p>
          </table:table-cell>
        </table:table-row>
        <table:table-row table:style-name="ro1">
          <table:table-cell office:value-type="float" office:value="1151.31" calcext:value-type="float">
            <text:p>1151.31</text:p>
          </table:table-cell>
          <table:table-cell office:value-type="float" office:value="12652.133" calcext:value-type="float">
            <text:p>12652.133</text:p>
          </table:table-cell>
          <table:table-cell table:formula="of:=[.B1133]/55435.69" office:value-type="float" office:value="0.228230820253162" calcext:value-type="float">
            <text:p>0.228230820253162</text:p>
          </table:table-cell>
          <table:table-cell office:value-type="float" office:value="1967147.8295716" calcext:value-type="float">
            <text:p>1967147.8295716</text:p>
          </table:table-cell>
        </table:table-row>
        <table:table-row table:style-name="ro1">
          <table:table-cell office:value-type="float" office:value="1152.33" calcext:value-type="float">
            <text:p>1152.33</text:p>
          </table:table-cell>
          <table:table-cell office:value-type="float" office:value="11647.864" calcext:value-type="float">
            <text:p>11647.864</text:p>
          </table:table-cell>
          <table:table-cell table:formula="of:=[.B1134]/55435.69" office:value-type="float" office:value="0.210114891688008" calcext:value-type="float">
            <text:p>0.210114891688008</text:p>
          </table:table-cell>
          <table:table-cell office:value-type="float" office:value="1979004.8523091" calcext:value-type="float">
            <text:p>1979004.8523091</text:p>
          </table:table-cell>
        </table:table-row>
        <table:table-row table:style-name="ro1">
          <table:table-cell office:value-type="float" office:value="1153.35" calcext:value-type="float">
            <text:p>1153.35</text:p>
          </table:table-cell>
          <table:table-cell office:value-type="float" office:value="10678.056" calcext:value-type="float">
            <text:p>10678.056</text:p>
          </table:table-cell>
          <table:table-cell table:formula="of:=[.B1135]/55435.69" office:value-type="float" office:value="0.192620602359238" calcext:value-type="float">
            <text:p>0.192620602359238</text:p>
          </table:table-cell>
          <table:table-cell office:value-type="float" office:value="1989874.6528854" calcext:value-type="float">
            <text:p>1989874.6528854</text:p>
          </table:table-cell>
        </table:table-row>
        <table:table-row table:style-name="ro1">
          <table:table-cell office:value-type="float" office:value="1154.36" calcext:value-type="float">
            <text:p>1154.36</text:p>
          </table:table-cell>
          <table:table-cell office:value-type="float" office:value="9765.2124" calcext:value-type="float">
            <text:p>9765.2124</text:p>
          </table:table-cell>
          <table:table-cell table:formula="of:=[.B1136]/55435.69" office:value-type="float" office:value="0.176153889308494" calcext:value-type="float">
            <text:p>0.176153889308494</text:p>
          </table:table-cell>
          <table:table-cell office:value-type="float" office:value="1999815.2177118" calcext:value-type="float">
            <text:p>1999815.2177118</text:p>
          </table:table-cell>
        </table:table-row>
        <table:table-row table:style-name="ro1">
          <table:table-cell office:value-type="float" office:value="1155.38" calcext:value-type="float">
            <text:p>1155.38</text:p>
          </table:table-cell>
          <table:table-cell office:value-type="float" office:value="8915.691" calcext:value-type="float">
            <text:p>8915.691</text:p>
          </table:table-cell>
          <table:table-cell table:formula="of:=[.B1137]/55435.69" office:value-type="float" office:value="0.160829440383984" calcext:value-type="float">
            <text:p>0.160829440383984</text:p>
          </table:table-cell>
          <table:table-cell office:value-type="float" office:value="2008891.0064456" calcext:value-type="float">
            <text:p>2008891.0064456</text:p>
          </table:table-cell>
        </table:table-row>
        <table:table-row table:style-name="ro1">
          <table:table-cell office:value-type="float" office:value="1156.4" calcext:value-type="float">
            <text:p>1156.4</text:p>
          </table:table-cell>
          <table:table-cell office:value-type="float" office:value="8124.8304" calcext:value-type="float">
            <text:p>8124.8304</text:p>
          </table:table-cell>
          <table:table-cell table:formula="of:=[.B1138]/55435.69" office:value-type="float" office:value="0.146563168962089" calcext:value-type="float">
            <text:p>0.146563168962089</text:p>
          </table:table-cell>
          <table:table-cell office:value-type="float" office:value="2017161.7332316" calcext:value-type="float">
            <text:p>2017161.7332316</text:p>
          </table:table-cell>
        </table:table-row>
        <table:table-row table:style-name="ro1">
          <table:table-cell office:value-type="float" office:value="1157.42" calcext:value-type="float">
            <text:p>1157.42</text:p>
          </table:table-cell>
          <table:table-cell office:value-type="float" office:value="7384.2001" calcext:value-type="float">
            <text:p>7384.2001</text:p>
          </table:table-cell>
          <table:table-cell table:formula="of:=[.B1139]/55435.69" office:value-type="float" office:value="0.133202997924261" calcext:value-type="float">
            <text:p>0.133202997924261</text:p>
          </table:table-cell>
          <table:table-cell office:value-type="float" office:value="2024678.5302587" calcext:value-type="float">
            <text:p>2024678.5302587</text:p>
          </table:table-cell>
        </table:table-row>
        <table:table-row table:style-name="ro1">
          <table:table-cell office:value-type="float" office:value="1158.43" calcext:value-type="float">
            <text:p>1158.43</text:p>
          </table:table-cell>
          <table:table-cell office:value-type="float" office:value="6688.0628" calcext:value-type="float">
            <text:p>6688.0628</text:p>
          </table:table-cell>
          <table:table-cell table:formula="of:=[.B1140]/55435.69" office:value-type="float" office:value="0.12064543257241" calcext:value-type="float">
            <text:p>0.12064543257241</text:p>
          </table:table-cell>
          <table:table-cell office:value-type="float" office:value="2031486.6896145" calcext:value-type="float">
            <text:p>2031486.6896145</text:p>
          </table:table-cell>
        </table:table-row>
        <table:table-row table:style-name="ro1">
          <table:table-cell office:value-type="float" office:value="1159.45" calcext:value-type="float">
            <text:p>1159.45</text:p>
          </table:table-cell>
          <table:table-cell office:value-type="float" office:value="6036.9172" calcext:value-type="float">
            <text:p>6036.9172</text:p>
          </table:table-cell>
          <table:table-cell table:formula="of:=[.B1141]/55435.69" office:value-type="float" office:value="0.108899468916144" calcext:value-type="float">
            <text:p>0.108899468916144</text:p>
          </table:table-cell>
          <table:table-cell office:value-type="float" office:value="2037632.0108378" calcext:value-type="float">
            <text:p>2037632.0108378</text:p>
          </table:table-cell>
        </table:table-row>
        <table:table-row table:style-name="ro1">
          <table:table-cell office:value-type="float" office:value="1160.47" calcext:value-type="float">
            <text:p>1160.47</text:p>
          </table:table-cell>
          <table:table-cell office:value-type="float" office:value="5437.4137" calcext:value-type="float">
            <text:p>5437.4137</text:p>
          </table:table-cell>
          <table:table-cell table:formula="of:=[.B1142]/55435.69" office:value-type="float" office:value="0.0980850729917856" calcext:value-type="float">
            <text:p>0.098085072991786</text:p>
          </table:table-cell>
          <table:table-cell office:value-type="float" office:value="2043167.0633853" calcext:value-type="float">
            <text:p>2043167.0633853</text:p>
          </table:table-cell>
        </table:table-row>
        <table:table-row table:style-name="ro1">
          <table:table-cell office:value-type="float" office:value="1161.49" calcext:value-type="float">
            <text:p>1161.49</text:p>
          </table:table-cell>
          <table:table-cell office:value-type="float" office:value="4899.3827" calcext:value-type="float">
            <text:p>4899.3827</text:p>
          </table:table-cell>
          <table:table-cell table:formula="of:=[.B1143]/55435.69" office:value-type="float" office:value="0.088379574602571" calcext:value-type="float">
            <text:p>0.088379574602571</text:p>
          </table:table-cell>
          <table:table-cell office:value-type="float" office:value="2048154.4235157" calcext:value-type="float">
            <text:p>2048154.4235157</text:p>
          </table:table-cell>
        </table:table-row>
        <table:table-row table:style-name="ro1">
          <table:table-cell office:value-type="float" office:value="1162.51" calcext:value-type="float">
            <text:p>1162.51</text:p>
          </table:table-cell>
          <table:table-cell office:value-type="float" office:value="4431.6357" calcext:value-type="float">
            <text:p>4431.6357</text:p>
          </table:table-cell>
          <table:table-cell table:formula="of:=[.B1144]/55435.69" office:value-type="float" office:value="0.0799419236957274" calcext:value-type="float">
            <text:p>0.079941923695728</text:p>
          </table:table-cell>
          <table:table-cell office:value-type="float" office:value="2052665.6373912" calcext:value-type="float">
            <text:p>2052665.6373912</text:p>
          </table:table-cell>
        </table:table-row>
        <table:table-row table:style-name="ro1">
          <table:table-cell office:value-type="float" office:value="1163.52" calcext:value-type="float">
            <text:p>1163.52</text:p>
          </table:table-cell>
          <table:table-cell office:value-type="float" office:value="4038.3532" calcext:value-type="float">
            <text:p>4038.3532</text:p>
          </table:table-cell>
          <table:table-cell table:formula="of:=[.B1145]/55435.69" office:value-type="float" office:value="0.0728475319780452" calcext:value-type="float">
            <text:p>0.072847531978045</text:p>
          </table:table-cell>
          <table:table-cell office:value-type="float" office:value="2056776.5067016" calcext:value-type="float">
            <text:p>2056776.5067016</text:p>
          </table:table-cell>
        </table:table-row>
        <table:table-row table:style-name="ro1">
          <table:table-cell office:value-type="float" office:value="1164.54" calcext:value-type="float">
            <text:p>1164.54</text:p>
          </table:table-cell>
          <table:table-cell office:value-type="float" office:value="3717.3204" calcext:value-type="float">
            <text:p>3717.3204</text:p>
          </table:table-cell>
          <table:table-cell table:formula="of:=[.B1146]/55435.69" office:value-type="float" office:value="0.0670564468485916" calcext:value-type="float">
            <text:p>0.067056446848592</text:p>
          </table:table-cell>
          <table:table-cell office:value-type="float" office:value="2060560.5784738" calcext:value-type="float">
            <text:p>2060560.5784738</text:p>
          </table:table-cell>
        </table:table-row>
        <table:table-row table:style-name="ro1">
          <table:table-cell office:value-type="float" office:value="1165.56" calcext:value-type="float">
            <text:p>1165.56</text:p>
          </table:table-cell>
          <table:table-cell office:value-type="float" office:value="3460.3575" calcext:value-type="float">
            <text:p>3460.3575</text:p>
          </table:table-cell>
          <table:table-cell table:formula="of:=[.B1147]/55435.69" office:value-type="float" office:value="0.0624211135461649" calcext:value-type="float">
            <text:p>0.062421113546165</text:p>
          </table:table-cell>
          <table:table-cell office:value-type="float" office:value="2064083.073071" calcext:value-type="float">
            <text:p>2064083.073071</text:p>
          </table:table-cell>
        </table:table-row>
        <table:table-row table:style-name="ro1">
          <table:table-cell office:value-type="float" office:value="1166.58" calcext:value-type="float">
            <text:p>1166.58</text:p>
          </table:table-cell>
          <table:table-cell office:value-type="float" office:value="3255.423" calcext:value-type="float">
            <text:p>3255.423</text:p>
          </table:table-cell>
          <table:table-cell table:formula="of:=[.B1148]/55435.69" office:value-type="float" office:value="0.0587243164106012" calcext:value-type="float">
            <text:p>0.058724316410601</text:p>
          </table:table-cell>
          <table:table-cell office:value-type="float" office:value="2067396.9531781" calcext:value-type="float">
            <text:p>2067396.9531781</text:p>
          </table:table-cell>
        </table:table-row>
        <table:table-row table:style-name="ro1">
          <table:table-cell office:value-type="float" office:value="1167.6" calcext:value-type="float">
            <text:p>1167.6</text:p>
          </table:table-cell>
          <table:table-cell office:value-type="float" office:value="3089.3709" calcext:value-type="float">
            <text:p>3089.3709</text:p>
          </table:table-cell>
          <table:table-cell table:formula="of:=[.B1149]/55435.69" office:value-type="float" office:value="0.0557289157941391" calcext:value-type="float">
            <text:p>0.055728915794139</text:p>
          </table:table-cell>
          <table:table-cell office:value-type="float" office:value="2070541.7994365" calcext:value-type="float">
            <text:p>2070541.7994365</text:p>
          </table:table-cell>
        </table:table-row>
        <table:table-row table:style-name="ro1">
          <table:table-cell office:value-type="float" office:value="1168.61" calcext:value-type="float">
            <text:p>1168.61</text:p>
          </table:table-cell>
          <table:table-cell office:value-type="float" office:value="2950.334" calcext:value-type="float">
            <text:p>2950.334</text:p>
          </table:table-cell>
          <table:table-cell table:formula="of:=[.B1150]/55435.69" office:value-type="float" office:value="0.0532208402204428" calcext:value-type="float">
            <text:p>0.053220840220443</text:p>
          </table:table-cell>
          <table:table-cell office:value-type="float" office:value="2073545.1121214" calcext:value-type="float">
            <text:p>2073545.1121214</text:p>
          </table:table-cell>
        </table:table-row>
        <table:table-row table:style-name="ro1">
          <table:table-cell office:value-type="float" office:value="1169.63" calcext:value-type="float">
            <text:p>1169.63</text:p>
          </table:table-cell>
          <table:table-cell office:value-type="float" office:value="2829.086" calcext:value-type="float">
            <text:p>2829.086</text:p>
          </table:table-cell>
          <table:table-cell table:formula="of:=[.B1151]/55435.69" office:value-type="float" office:value="0.0510336571980975" calcext:value-type="float">
            <text:p>0.051033657198098</text:p>
          </table:table-cell>
          <table:table-cell office:value-type="float" office:value="2076424.9996132" calcext:value-type="float">
            <text:p>2076424.9996132</text:p>
          </table:table-cell>
        </table:table-row>
        <table:table-row table:style-name="ro1">
          <table:table-cell office:value-type="float" office:value="1170.65" calcext:value-type="float">
            <text:p>1170.65</text:p>
          </table:table-cell>
          <table:table-cell office:value-type="float" office:value="2719.2728" calcext:value-type="float">
            <text:p>2719.2728</text:p>
          </table:table-cell>
          <table:table-cell table:formula="of:=[.B1152]/55435.69" office:value-type="float" office:value="0.0490527456229011" calcext:value-type="float">
            <text:p>0.049052745622901</text:p>
          </table:table-cell>
          <table:table-cell office:value-type="float" office:value="2079193.1019557" calcext:value-type="float">
            <text:p>2079193.1019557</text:p>
          </table:table-cell>
        </table:table-row>
        <table:table-row table:style-name="ro1">
          <table:table-cell office:value-type="float" office:value="1171.67" calcext:value-type="float">
            <text:p>1171.67</text:p>
          </table:table-cell>
          <table:table-cell office:value-type="float" office:value="2616.8452" calcext:value-type="float">
            <text:p>2616.8452</text:p>
          </table:table-cell>
          <table:table-cell table:formula="of:=[.B1153]/55435.69" office:value-type="float" office:value="0.0472050622983136" calcext:value-type="float">
            <text:p>0.047205062298314</text:p>
          </table:table-cell>
          <table:table-cell office:value-type="float" office:value="2081856.9374327" calcext:value-type="float">
            <text:p>2081856.9374327</text:p>
          </table:table-cell>
        </table:table-row>
        <table:table-row table:style-name="ro1">
          <table:table-cell office:value-type="float" office:value="1172.69" calcext:value-type="float">
            <text:p>1172.69</text:p>
          </table:table-cell>
          <table:table-cell office:value-type="float" office:value="2519.2229" calcext:value-type="float">
            <text:p>2519.2229</text:p>
          </table:table-cell>
          <table:table-cell table:formula="of:=[.B1154]/55435.69" office:value-type="float" office:value="0.0454440613979911" calcext:value-type="float">
            <text:p>0.045444061397991</text:p>
          </table:table-cell>
          <table:table-cell office:value-type="float" office:value="2084421.3976239" calcext:value-type="float">
            <text:p>2084421.3976239</text:p>
          </table:table-cell>
        </table:table-row>
        <table:table-row table:style-name="ro1">
          <table:table-cell office:value-type="float" office:value="1173.7" calcext:value-type="float">
            <text:p>1173.7</text:p>
          </table:table-cell>
          <table:table-cell office:value-type="float" office:value="2424.6415" calcext:value-type="float">
            <text:p>2424.6415</text:p>
          </table:table-cell>
          <table:table-cell table:formula="of:=[.B1155]/55435.69" office:value-type="float" office:value="0.0437379150507552" calcext:value-type="float">
            <text:p>0.043737915050755</text:p>
          </table:table-cell>
          <table:table-cell office:value-type="float" office:value="2086889.5780902" calcext:value-type="float">
            <text:p>2086889.5780902</text:p>
          </table:table-cell>
        </table:table-row>
        <table:table-row table:style-name="ro1">
          <table:table-cell office:value-type="float" office:value="1174.72" calcext:value-type="float">
            <text:p>1174.72</text:p>
          </table:table-cell>
          <table:table-cell office:value-type="float" office:value="2331.8924" calcext:value-type="float">
            <text:p>2331.8924</text:p>
          </table:table-cell>
          <table:table-cell table:formula="of:=[.B1156]/55435.69" office:value-type="float" office:value="0.0420648214173937" calcext:value-type="float">
            <text:p>0.042064821417394</text:p>
          </table:table-cell>
          <table:table-cell office:value-type="float" office:value="2089263.3439213" calcext:value-type="float">
            <text:p>2089263.3439213</text:p>
          </table:table-cell>
        </table:table-row>
        <table:table-row table:style-name="ro1">
          <table:table-cell office:value-type="float" office:value="1175.74" calcext:value-type="float">
            <text:p>1175.74</text:p>
          </table:table-cell>
          <table:table-cell office:value-type="float" office:value="2240.3951" calcext:value-type="float">
            <text:p>2240.3951</text:p>
          </table:table-cell>
          <table:table-cell table:formula="of:=[.B1157]/55435.69" office:value-type="float" office:value="0.0404143089046064" calcext:value-type="float">
            <text:p>0.040414308904606</text:p>
          </table:table-cell>
          <table:table-cell office:value-type="float" office:value="2091543.9694507" calcext:value-type="float">
            <text:p>2091543.9694507</text:p>
          </table:table-cell>
        </table:table-row>
        <table:table-row table:style-name="ro1">
          <table:table-cell office:value-type="float" office:value="1176.76" calcext:value-type="float">
            <text:p>1176.76</text:p>
          </table:table-cell>
          <table:table-cell office:value-type="float" office:value="2150.3797" calcext:value-type="float">
            <text:p>2150.3797</text:p>
          </table:table-cell>
          <table:table-cell table:formula="of:=[.B1158]/55435.69" office:value-type="float" office:value="0.0387905282679804" calcext:value-type="float">
            <text:p>0.038790528267981</text:p>
          </table:table-cell>
          <table:table-cell office:value-type="float" office:value="2093732.9631631" calcext:value-type="float">
            <text:p>2093732.9631631</text:p>
          </table:table-cell>
        </table:table-row>
        <table:table-row table:style-name="ro1">
          <table:table-cell office:value-type="float" office:value="1177.78" calcext:value-type="float">
            <text:p>1177.78</text:p>
          </table:table-cell>
          <table:table-cell office:value-type="float" office:value="2062.9399" calcext:value-type="float">
            <text:p>2062.9399</text:p>
          </table:table-cell>
          <table:table-cell table:formula="of:=[.B1159]/55435.69" office:value-type="float" office:value="0.0372132086747725" calcext:value-type="float">
            <text:p>0.037213208674773</text:p>
          </table:table-cell>
          <table:table-cell office:value-type="float" office:value="2095832.9470061" calcext:value-type="float">
            <text:p>2095832.9470061</text:p>
          </table:table-cell>
        </table:table-row>
        <table:table-row table:style-name="ro1">
          <table:table-cell office:value-type="float" office:value="1178.79" calcext:value-type="float">
            <text:p>1178.79</text:p>
          </table:table-cell>
          <table:table-cell office:value-type="float" office:value="1979.8305" calcext:value-type="float">
            <text:p>1979.8305</text:p>
          </table:table-cell>
          <table:table-cell table:formula="of:=[.B1160]/55435.69" office:value-type="float" office:value="0.035714004822525" calcext:value-type="float">
            <text:p>0.035714004822525</text:p>
          </table:table-cell>
          <table:table-cell office:value-type="float" office:value="2097848.329009" calcext:value-type="float">
            <text:p>2097848.329009</text:p>
          </table:table-cell>
        </table:table-row>
        <table:table-row table:style-name="ro1">
          <table:table-cell office:value-type="float" office:value="1179.81" calcext:value-type="float">
            <text:p>1179.81</text:p>
          </table:table-cell>
          <table:table-cell office:value-type="float" office:value="1903.0337" calcext:value-type="float">
            <text:p>1903.0337</text:p>
          </table:table-cell>
          <table:table-cell table:formula="of:=[.B1161]/55435.69" office:value-type="float" office:value="0.0343286734592823" calcext:value-type="float">
            <text:p>0.034328673459282</text:p>
          </table:table-cell>
          <table:table-cell office:value-type="float" office:value="2099785.5351721" calcext:value-type="float">
            <text:p>2099785.5351721</text:p>
          </table:table-cell>
        </table:table-row>
        <table:table-row table:style-name="ro1">
          <table:table-cell office:value-type="float" office:value="1180.83" calcext:value-type="float">
            <text:p>1180.83</text:p>
          </table:table-cell>
          <table:table-cell office:value-type="float" office:value="1834.2426" calcext:value-type="float">
            <text:p>1834.2426</text:p>
          </table:table-cell>
          <table:table-cell table:formula="of:=[.B1162]/55435.69" office:value-type="float" office:value="0.0330877562811972" calcext:value-type="float">
            <text:p>0.033087756281197</text:p>
          </table:table-cell>
          <table:table-cell office:value-type="float" office:value="2101652.7150297" calcext:value-type="float">
            <text:p>2101652.7150297</text:p>
          </table:table-cell>
        </table:table-row>
        <table:table-row table:style-name="ro1">
          <table:table-cell office:value-type="float" office:value="1181.85" calcext:value-type="float">
            <text:p>1181.85</text:p>
          </table:table-cell>
          <table:table-cell office:value-type="float" office:value="1774.4433" calcext:value-type="float">
            <text:p>1774.4433</text:p>
          </table:table-cell>
          <table:table-cell table:formula="of:=[.B1163]/55435.69" office:value-type="float" office:value="0.0320090414676899" calcext:value-type="float">
            <text:p>0.03200904146769</text:p>
          </table:table-cell>
          <table:table-cell office:value-type="float" office:value="2103459.0217632" calcext:value-type="float">
            <text:p>2103459.0217632</text:p>
          </table:table-cell>
        </table:table-row>
        <table:table-row table:style-name="ro1">
          <table:table-cell office:value-type="float" office:value="1182.87" calcext:value-type="float">
            <text:p>1182.87</text:p>
          </table:table-cell>
          <table:table-cell office:value-type="float" office:value="1723.7342" calcext:value-type="float">
            <text:p>1723.7342</text:p>
          </table:table-cell>
          <table:table-cell table:formula="of:=[.B1164]/55435.69" office:value-type="float" office:value="0.031094304048529" calcext:value-type="float">
            <text:p>0.031094304048529</text:p>
          </table:table-cell>
          <table:table-cell office:value-type="float" office:value="2105213.7087593" calcext:value-type="float">
            <text:p>2105213.7087593</text:p>
          </table:table-cell>
        </table:table-row>
        <table:table-row table:style-name="ro1">
          <table:table-cell office:value-type="float" office:value="1183.88" calcext:value-type="float">
            <text:p>1183.88</text:p>
          </table:table-cell>
          <table:table-cell office:value-type="float" office:value="1681.4295" calcext:value-type="float">
            <text:p>1681.4295</text:p>
          </table:table-cell>
          <table:table-cell table:formula="of:=[.B1165]/55435.69" office:value-type="float" office:value="0.0303311729320948" calcext:value-type="float">
            <text:p>0.030331172932095</text:p>
          </table:table-cell>
          <table:table-cell office:value-type="float" office:value="2106925.3314643" calcext:value-type="float">
            <text:p>2106925.3314643</text:p>
          </table:table-cell>
        </table:table-row>
        <table:table-row table:style-name="ro1">
          <table:table-cell office:value-type="float" office:value="1184.9" calcext:value-type="float">
            <text:p>1184.9</text:p>
          </table:table-cell>
          <table:table-cell office:value-type="float" office:value="1646.3973" calcext:value-type="float">
            <text:p>1646.3973</text:p>
          </table:table-cell>
          <table:table-cell table:formula="of:=[.B1166]/55435.69" office:value-type="float" office:value="0.0296992298643708" calcext:value-type="float">
            <text:p>0.029699229864371</text:p>
          </table:table-cell>
          <table:table-cell office:value-type="float" office:value="2108601.2928693" calcext:value-type="float">
            <text:p>2108601.2928693</text:p>
          </table:table-cell>
        </table:table-row>
        <table:table-row table:style-name="ro1">
          <table:table-cell office:value-type="float" office:value="1185.92" calcext:value-type="float">
            <text:p>1185.92</text:p>
          </table:table-cell>
          <table:table-cell office:value-type="float" office:value="1617.5145" calcext:value-type="float">
            <text:p>1617.5145</text:p>
          </table:table-cell>
          <table:table-cell table:formula="of:=[.B1167]/55435.69" office:value-type="float" office:value="0.02917821533384" calcext:value-type="float">
            <text:p>0.02917821533384</text:p>
          </table:table-cell>
          <table:table-cell office:value-type="float" office:value="2110247.8528583" calcext:value-type="float">
            <text:p>2110247.8528583</text:p>
          </table:table-cell>
        </table:table-row>
        <table:table-row table:style-name="ro1">
          <table:table-cell office:value-type="float" office:value="1186.94" calcext:value-type="float">
            <text:p>1186.94</text:p>
          </table:table-cell>
          <table:table-cell office:value-type="float" office:value="1594.1002" calcext:value-type="float">
            <text:p>1594.1002</text:p>
          </table:table-cell>
          <table:table-cell table:formula="of:=[.B1168]/55435.69" office:value-type="float" office:value="0.0287558466395927" calcext:value-type="float">
            <text:p>0.028755846639593</text:p>
          </table:table-cell>
          <table:table-cell office:value-type="float" office:value="2111870.5780625" calcext:value-type="float">
            <text:p>2111870.5780625</text:p>
          </table:table-cell>
        </table:table-row>
        <table:table-row table:style-name="ro1">
          <table:table-cell office:value-type="float" office:value="1187.96" calcext:value-type="float">
            <text:p>1187.96</text:p>
          </table:table-cell>
          <table:table-cell office:value-type="float" office:value="1576.1958" calcext:value-type="float">
            <text:p>1576.1958</text:p>
          </table:table-cell>
          <table:table-cell table:formula="of:=[.B1169]/55435.69" office:value-type="float" office:value="0.0284328705929339" calcext:value-type="float">
            <text:p>0.028432870592934</text:p>
          </table:table-cell>
          <table:table-cell office:value-type="float" office:value="2113475.077357" calcext:value-type="float">
            <text:p>2113475.077357</text:p>
          </table:table-cell>
        </table:table-row>
        <table:table-row table:style-name="ro1">
          <table:table-cell office:value-type="float" office:value="1188.97" calcext:value-type="float">
            <text:p>1188.97</text:p>
          </table:table-cell>
          <table:table-cell office:value-type="float" office:value="1564.6031" calcext:value-type="float">
            <text:p>1564.6031</text:p>
          </table:table-cell>
          <table:table-cell table:formula="of:=[.B1170]/55435.69" office:value-type="float" office:value="0.0282237508002516" calcext:value-type="float">
            <text:p>0.028223750800252</text:p>
          </table:table-cell>
          <table:table-cell office:value-type="float" office:value="2115067.7758441" calcext:value-type="float">
            <text:p>2115067.7758441</text:p>
          </table:table-cell>
        </table:table-row>
        <table:table-row table:style-name="ro1">
          <table:table-cell office:value-type="float" office:value="1189.99" calcext:value-type="float">
            <text:p>1189.99</text:p>
          </table:table-cell>
          <table:table-cell office:value-type="float" office:value="1560.6457" calcext:value-type="float">
            <text:p>1560.6457</text:p>
          </table:table-cell>
          <table:table-cell table:formula="of:=[.B1171]/55435.69" office:value-type="float" office:value="0.0281523635766056" calcext:value-type="float">
            <text:p>0.028152363576606</text:p>
          </table:table-cell>
          <table:table-cell office:value-type="float" office:value="2116656.4458613" calcext:value-type="float">
            <text:p>2116656.4458613</text:p>
          </table:table-cell>
        </table:table-row>
        <table:table-row table:style-name="ro1">
          <table:table-cell office:value-type="float" office:value="1191.01" calcext:value-type="float">
            <text:p>1191.01</text:p>
          </table:table-cell>
          <table:table-cell office:value-type="float" office:value="1565.6894" calcext:value-type="float">
            <text:p>1565.6894</text:p>
          </table:table-cell>
          <table:table-cell table:formula="of:=[.B1172]/55435.69" office:value-type="float" office:value="0.0282433464794972" calcext:value-type="float">
            <text:p>0.028243346479497</text:p>
          </table:table-cell>
          <table:table-cell office:value-type="float" office:value="2118250.2501248" calcext:value-type="float">
            <text:p>2118250.2501248</text:p>
          </table:table-cell>
        </table:table-row>
        <table:table-row table:style-name="ro1">
          <table:table-cell office:value-type="float" office:value="1192.03" calcext:value-type="float">
            <text:p>1192.03</text:p>
          </table:table-cell>
          <table:table-cell office:value-type="float" office:value="1580.5316" calcext:value-type="float">
            <text:p>1580.5316</text:p>
          </table:table-cell>
          <table:table-cell table:formula="of:=[.B1173]/55435.69" office:value-type="float" office:value="0.0285110837440645" calcext:value-type="float">
            <text:p>0.028511083744065</text:p>
          </table:table-cell>
          <table:table-cell office:value-type="float" office:value="2119859.1630751" calcext:value-type="float">
            <text:p>2119859.1630751</text:p>
          </table:table-cell>
        </table:table-row>
        <table:table-row table:style-name="ro1">
          <table:table-cell office:value-type="float" office:value="1193.05" calcext:value-type="float">
            <text:p>1193.05</text:p>
          </table:table-cell>
          <table:table-cell office:value-type="float" office:value="1604.8268" calcext:value-type="float">
            <text:p>1604.8268</text:p>
          </table:table-cell>
          <table:table-cell table:formula="of:=[.B1174]/55435.69" office:value-type="float" office:value="0.0289493429233045" calcext:value-type="float">
            <text:p>0.028949342923305</text:p>
          </table:table-cell>
          <table:table-cell office:value-type="float" office:value="2121492.8074743" calcext:value-type="float">
            <text:p>2121492.8074743</text:p>
          </table:table-cell>
        </table:table-row>
        <table:table-row table:style-name="ro1">
          <table:table-cell office:value-type="float" office:value="1194.06" calcext:value-type="float">
            <text:p>1194.06</text:p>
          </table:table-cell>
          <table:table-cell office:value-type="float" office:value="1636.7373" calcext:value-type="float">
            <text:p>1636.7373</text:p>
          </table:table-cell>
          <table:table-cell table:formula="of:=[.B1175]/55435.69" office:value-type="float" office:value="0.0295249738931724" calcext:value-type="float">
            <text:p>0.029524973893173</text:p>
          </table:table-cell>
          <table:table-cell office:value-type="float" office:value="2123158.9353758" calcext:value-type="float">
            <text:p>2123158.9353758</text:p>
          </table:table-cell>
        </table:table-row>
        <table:table-row table:style-name="ro1">
          <table:table-cell office:value-type="float" office:value="1195.08" calcext:value-type="float">
            <text:p>1195.08</text:p>
          </table:table-cell>
          <table:table-cell office:value-type="float" office:value="1672.9598" calcext:value-type="float">
            <text:p>1672.9598</text:p>
          </table:table-cell>
          <table:table-cell table:formula="of:=[.B1176]/55435.69" office:value-type="float" office:value="0.0301783886878652" calcext:value-type="float">
            <text:p>0.030178388687865</text:p>
          </table:table-cell>
          <table:table-cell office:value-type="float" office:value="2124861.9362407" calcext:value-type="float">
            <text:p>2124861.9362407</text:p>
          </table:table-cell>
        </table:table-row>
        <table:table-row table:style-name="ro1">
          <table:table-cell office:value-type="float" office:value="1196.1" calcext:value-type="float">
            <text:p>1196.1</text:p>
          </table:table-cell>
          <table:table-cell office:value-type="float" office:value="1709.1805" calcext:value-type="float">
            <text:p>1709.1805</text:p>
          </table:table-cell>
          <table:table-cell table:formula="of:=[.B1177]/55435.69" office:value-type="float" office:value="0.0308317710125011" calcext:value-type="float">
            <text:p>0.030831771012501</text:p>
          </table:table-cell>
          <table:table-cell office:value-type="float" office:value="2126601.8081845" calcext:value-type="float">
            <text:p>2126601.8081845</text:p>
          </table:table-cell>
        </table:table-row>
        <table:table-row table:style-name="ro1">
          <table:table-cell office:value-type="float" office:value="1197.12" calcext:value-type="float">
            <text:p>1197.12</text:p>
          </table:table-cell>
          <table:table-cell office:value-type="float" office:value="1740.8747" calcext:value-type="float">
            <text:p>1740.8747</text:p>
          </table:table-cell>
          <table:table-cell table:formula="of:=[.B1178]/55435.69" office:value-type="float" office:value="0.0314035001638836" calcext:value-type="float">
            <text:p>0.031403500163884</text:p>
          </table:table-cell>
          <table:table-cell office:value-type="float" office:value="2128373.9434622" calcext:value-type="float">
            <text:p>2128373.9434622</text:p>
          </table:table-cell>
        </table:table-row>
        <table:table-row table:style-name="ro1">
          <table:table-cell office:value-type="float" office:value="1198.14" calcext:value-type="float">
            <text:p>1198.14</text:p>
          </table:table-cell>
          <table:table-cell office:value-type="float" office:value="1764.2423" calcext:value-type="float">
            <text:p>1764.2423</text:p>
          </table:table-cell>
          <table:table-cell table:formula="of:=[.B1179]/55435.69" office:value-type="float" office:value="0.0318250264405476" calcext:value-type="float">
            <text:p>0.031825026440548</text:p>
          </table:table-cell>
          <table:table-cell office:value-type="float" office:value="2130169.8660298" calcext:value-type="float">
            <text:p>2130169.8660298</text:p>
          </table:table-cell>
        </table:table-row>
        <table:table-row table:style-name="ro1">
          <table:table-cell office:value-type="float" office:value="1199.15" calcext:value-type="float">
            <text:p>1199.15</text:p>
          </table:table-cell>
          <table:table-cell office:value-type="float" office:value="1777.0043" calcext:value-type="float">
            <text:p>1777.0043</text:p>
          </table:table-cell>
          <table:table-cell table:formula="of:=[.B1180]/55435.69" office:value-type="float" office:value="0.0320552391428699" calcext:value-type="float">
            <text:p>0.03205523914287</text:p>
          </table:table-cell>
          <table:table-cell office:value-type="float" office:value="2131978.7797461" calcext:value-type="float">
            <text:p>2131978.7797461</text:p>
          </table:table-cell>
        </table:table-row>
        <table:table-row table:style-name="ro1">
          <table:table-cell office:value-type="float" office:value="1200.17" calcext:value-type="float">
            <text:p>1200.17</text:p>
          </table:table-cell>
          <table:table-cell office:value-type="float" office:value="1778.8153" calcext:value-type="float">
            <text:p>1778.8153</text:p>
          </table:table-cell>
          <table:table-cell table:formula="of:=[.B1181]/55435.69" office:value-type="float" office:value="0.0320879076277395" calcext:value-type="float">
            <text:p>0.03208790762774</text:p>
          </table:table-cell>
          <table:table-cell office:value-type="float" office:value="2133789.5370078" calcext:value-type="float">
            <text:p>2133789.5370078</text:p>
          </table:table-cell>
        </table:table-row>
        <table:table-row table:style-name="ro1">
          <table:table-cell office:value-type="float" office:value="1201.19" calcext:value-type="float">
            <text:p>1201.19</text:p>
          </table:table-cell>
          <table:table-cell office:value-type="float" office:value="1771.171" calcext:value-type="float">
            <text:p>1771.171</text:p>
          </table:table-cell>
          <table:table-cell table:formula="of:=[.B1182]/55435.69" office:value-type="float" office:value="0.0319500127084194" calcext:value-type="float">
            <text:p>0.03195001270842</text:p>
          </table:table-cell>
          <table:table-cell office:value-type="float" office:value="2135592.5126126" calcext:value-type="float">
            <text:p>2135592.5126126</text:p>
          </table:table-cell>
        </table:table-row>
        <table:table-row table:style-name="ro1">
          <table:table-cell office:value-type="float" office:value="1202.21" calcext:value-type="float">
            <text:p>1202.21</text:p>
          </table:table-cell>
          <table:table-cell office:value-type="float" office:value="1756.8561" calcext:value-type="float">
            <text:p>1756.8561</text:p>
          </table:table-cell>
          <table:table-cell table:formula="of:=[.B1183]/55435.69" office:value-type="float" office:value="0.0316917873665864" calcext:value-type="float">
            <text:p>0.031691787366586</text:p>
          </table:table-cell>
          <table:table-cell office:value-type="float" office:value="2137380.9163338" calcext:value-type="float">
            <text:p>2137380.9163338</text:p>
          </table:table-cell>
        </table:table-row>
        <table:table-row table:style-name="ro1">
          <table:table-cell office:value-type="float" office:value="1203.22" calcext:value-type="float">
            <text:p>1203.22</text:p>
          </table:table-cell>
          <table:table-cell office:value-type="float" office:value="1739.1369" calcext:value-type="float">
            <text:p>1739.1369</text:p>
          </table:table-cell>
          <table:table-cell table:formula="of:=[.B1184]/55435.69" office:value-type="float" office:value="0.0313721521279883" calcext:value-type="float">
            <text:p>0.031372152127988</text:p>
          </table:table-cell>
          <table:table-cell office:value-type="float" office:value="2139151.2826112" calcext:value-type="float">
            <text:p>2139151.2826112</text:p>
          </table:table-cell>
        </table:table-row>
        <table:table-row table:style-name="ro1">
          <table:table-cell office:value-type="float" office:value="1204.24" calcext:value-type="float">
            <text:p>1204.24</text:p>
          </table:table-cell>
          <table:table-cell office:value-type="float" office:value="1720.9711" calcext:value-type="float">
            <text:p>1720.9711</text:p>
          </table:table-cell>
          <table:table-cell table:formula="of:=[.B1185]/55435.69" office:value-type="float" office:value="0.0310444607075334" calcext:value-type="float">
            <text:p>0.031044460707533</text:p>
          </table:table-cell>
          <table:table-cell office:value-type="float" office:value="2140903.1569511" calcext:value-type="float">
            <text:p>2140903.1569511</text:p>
          </table:table-cell>
        </table:table-row>
        <table:table-row table:style-name="ro1">
          <table:table-cell office:value-type="float" office:value="1205.26" calcext:value-type="float">
            <text:p>1205.26</text:p>
          </table:table-cell>
          <table:table-cell office:value-type="float" office:value="1704.4824" calcext:value-type="float">
            <text:p>1704.4824</text:p>
          </table:table-cell>
          <table:table-cell table:formula="of:=[.B1186]/55435.69" office:value-type="float" office:value="0.0307470223605046" calcext:value-type="float">
            <text:p>0.030747022360505</text:p>
          </table:table-cell>
          <table:table-cell office:value-type="float" office:value="2142638.2465296" calcext:value-type="float">
            <text:p>2142638.2465296</text:p>
          </table:table-cell>
        </table:table-row>
        <table:table-row table:style-name="ro1">
          <table:table-cell office:value-type="float" office:value="1206.28" calcext:value-type="float">
            <text:p>1206.28</text:p>
          </table:table-cell>
          <table:table-cell office:value-type="float" office:value="1690.8165" calcext:value-type="float">
            <text:p>1690.8165</text:p>
          </table:table-cell>
          <table:table-cell table:formula="of:=[.B1187]/55435.69" office:value-type="float" office:value="0.0305005042780202" calcext:value-type="float">
            <text:p>0.03050050427802</text:p>
          </table:table-cell>
          <table:table-cell office:value-type="float" office:value="2144359.4247633" calcext:value-type="float">
            <text:p>2144359.4247633</text:p>
          </table:table-cell>
        </table:table-row>
        <table:table-row table:style-name="ro1">
          <table:table-cell office:value-type="float" office:value="1207.3" calcext:value-type="float">
            <text:p>1207.3</text:p>
          </table:table-cell>
          <table:table-cell office:value-type="float" office:value="1680.3418" calcext:value-type="float">
            <text:p>1680.3418</text:p>
          </table:table-cell>
          <table:table-cell table:formula="of:=[.B1188]/55435.69" office:value-type="float" office:value="0.0303115519983606" calcext:value-type="float">
            <text:p>0.030311551998361</text:p>
          </table:table-cell>
          <table:table-cell office:value-type="float" office:value="2146069.9402462" calcext:value-type="float">
            <text:p>2146069.9402462</text:p>
          </table:table-cell>
        </table:table-row>
        <table:table-row table:style-name="ro1">
          <table:table-cell office:value-type="float" office:value="1208.31" calcext:value-type="float">
            <text:p>1208.31</text:p>
          </table:table-cell>
          <table:table-cell office:value-type="float" office:value="1673.0306" calcext:value-type="float">
            <text:p>1673.0306</text:p>
          </table:table-cell>
          <table:table-cell table:formula="of:=[.B1189]/55435.69" office:value-type="float" office:value="0.0301796658434305" calcext:value-type="float">
            <text:p>0.030179665843431</text:p>
          </table:table-cell>
          <table:table-cell office:value-type="float" office:value="2147773.0131603" calcext:value-type="float">
            <text:p>2147773.0131603</text:p>
          </table:table-cell>
        </table:table-row>
        <table:table-row table:style-name="ro1">
          <table:table-cell office:value-type="float" office:value="1209.33" calcext:value-type="float">
            <text:p>1209.33</text:p>
          </table:table-cell>
          <table:table-cell office:value-type="float" office:value="1668.8124" calcext:value-type="float">
            <text:p>1668.8124</text:p>
          </table:table-cell>
          <table:table-cell table:formula="of:=[.B1190]/55435.69" office:value-type="float" office:value="0.0301035740693405" calcext:value-type="float">
            <text:p>0.030103574069341</text:p>
          </table:table-cell>
          <table:table-cell office:value-type="float" office:value="2149471.7921617" calcext:value-type="float">
            <text:p>2149471.7921617</text:p>
          </table:table-cell>
        </table:table-row>
        <table:table-row table:style-name="ro1">
          <table:table-cell office:value-type="float" office:value="1210.35" calcext:value-type="float">
            <text:p>1210.35</text:p>
          </table:table-cell>
          <table:table-cell office:value-type="float" office:value="1667.7478" calcext:value-type="float">
            <text:p>1667.7478</text:p>
          </table:table-cell>
          <table:table-cell table:formula="of:=[.B1191]/55435.69" office:value-type="float" office:value="0.0300843698346679" calcext:value-type="float">
            <text:p>0.030084369834668</text:p>
          </table:table-cell>
          <table:table-cell office:value-type="float" office:value="2151169.4874482" calcext:value-type="float">
            <text:p>2151169.4874482</text:p>
          </table:table-cell>
        </table:table-row>
        <table:table-row table:style-name="ro1">
          <table:table-cell office:value-type="float" office:value="1211.37" calcext:value-type="float">
            <text:p>1211.37</text:p>
          </table:table-cell>
          <table:table-cell office:value-type="float" office:value="1669.9788" calcext:value-type="float">
            <text:p>1669.9788</text:p>
          </table:table-cell>
          <table:table-cell table:formula="of:=[.B1192]/55435.69" office:value-type="float" office:value="0.0301246146661113" calcext:value-type="float">
            <text:p>0.030124614666111</text:p>
          </table:table-cell>
          <table:table-cell office:value-type="float" office:value="2152869.4538195" calcext:value-type="float">
            <text:p>2152869.4538195</text:p>
          </table:table-cell>
        </table:table-row>
        <table:table-row table:style-name="ro1">
          <table:table-cell office:value-type="float" office:value="1212.39" calcext:value-type="float">
            <text:p>1212.39</text:p>
          </table:table-cell>
          <table:table-cell office:value-type="float" office:value="1675.5337" calcext:value-type="float">
            <text:p>1675.5337</text:p>
          </table:table-cell>
          <table:table-cell table:formula="of:=[.B1193]/55435.69" office:value-type="float" office:value="0.0302248190651185" calcext:value-type="float">
            <text:p>0.030224819065119</text:p>
          </table:table-cell>
          <table:table-cell office:value-type="float" office:value="2154575.0748255" calcext:value-type="float">
            <text:p>2154575.0748255</text:p>
          </table:table-cell>
        </table:table-row>
        <table:table-row table:style-name="ro1">
          <table:table-cell office:value-type="float" office:value="1213.4" calcext:value-type="float">
            <text:p>1213.4</text:p>
          </table:table-cell>
          <table:table-cell office:value-type="float" office:value="1684.1274" calcext:value-type="float">
            <text:p>1684.1274</text:p>
          </table:table-cell>
          <table:table-cell table:formula="of:=[.B1194]/55435.69" office:value-type="float" office:value="0.0303798401354795" calcext:value-type="float">
            <text:p>0.03037984013548</text:p>
          </table:table-cell>
          <table:table-cell office:value-type="float" office:value="2156289.4438804" calcext:value-type="float">
            <text:p>2156289.4438804</text:p>
          </table:table-cell>
        </table:table-row>
        <table:table-row table:style-name="ro1">
          <table:table-cell office:value-type="float" office:value="1214.42" calcext:value-type="float">
            <text:p>1214.42</text:p>
          </table:table-cell>
          <table:table-cell office:value-type="float" office:value="1695.0902" calcext:value-type="float">
            <text:p>1695.0902</text:p>
          </table:table-cell>
          <table:table-cell table:formula="of:=[.B1195]/55435.69" office:value-type="float" office:value="0.0305775972121931" calcext:value-type="float">
            <text:p>0.030577597212193</text:p>
          </table:table-cell>
          <table:table-cell office:value-type="float" office:value="2158014.9725619" calcext:value-type="float">
            <text:p>2158014.9725619</text:p>
          </table:table-cell>
        </table:table-row>
        <table:table-row table:style-name="ro1">
          <table:table-cell office:value-type="float" office:value="1215.44" calcext:value-type="float">
            <text:p>1215.44</text:p>
          </table:table-cell>
          <table:table-cell office:value-type="float" office:value="1707.4819" calcext:value-type="float">
            <text:p>1707.4819</text:p>
          </table:table-cell>
          <table:table-cell table:formula="of:=[.B1196]/55435.69" office:value-type="float" office:value="0.0308011301022861" calcext:value-type="float">
            <text:p>0.030801130102286</text:p>
          </table:table-cell>
          <table:table-cell office:value-type="float" office:value="2159753.1154454" calcext:value-type="float">
            <text:p>2159753.1154454</text:p>
          </table:table-cell>
        </table:table-row>
        <table:table-row table:style-name="ro1">
          <table:table-cell office:value-type="float" office:value="1216.46" calcext:value-type="float">
            <text:p>1216.46</text:p>
          </table:table-cell>
          <table:table-cell office:value-type="float" office:value="1720.3553" calcext:value-type="float">
            <text:p>1720.3553</text:p>
          </table:table-cell>
          <table:table-cell table:formula="of:=[.B1197]/55435.69" office:value-type="float" office:value="0.0310333523403425" calcext:value-type="float">
            <text:p>0.031033352340343</text:p>
          </table:table-cell>
          <table:table-cell office:value-type="float" office:value="2161504.3629394" calcext:value-type="float">
            <text:p>2161504.3629394</text:p>
          </table:table-cell>
        </table:table-row>
        <table:table-row table:style-name="ro1">
          <table:table-cell office:value-type="float" office:value="1217.48" calcext:value-type="float">
            <text:p>1217.48</text:p>
          </table:table-cell>
          <table:table-cell office:value-type="float" office:value="1733.0628" calcext:value-type="float">
            <text:p>1733.0628</text:p>
          </table:table-cell>
          <table:table-cell table:formula="of:=[.B1198]/55435.69" office:value-type="float" office:value="0.0312625819215022" calcext:value-type="float">
            <text:p>0.031262581921502</text:p>
          </table:table-cell>
          <table:table-cell office:value-type="float" office:value="2163268.5461149" calcext:value-type="float">
            <text:p>2163268.5461149</text:p>
          </table:table-cell>
        </table:table-row>
        <table:table-row table:style-name="ro1">
          <table:table-cell office:value-type="float" office:value="1218.49" calcext:value-type="float">
            <text:p>1218.49</text:p>
          </table:table-cell>
          <table:table-cell office:value-type="float" office:value="1745.4888" calcext:value-type="float">
            <text:p>1745.4888</text:p>
          </table:table-cell>
          <table:table-cell table:formula="of:=[.B1199]/55435.69" office:value-type="float" office:value="0.0314867335465654" calcext:value-type="float">
            <text:p>0.031486733546565</text:p>
          </table:table-cell>
          <table:table-cell office:value-type="float" office:value="2165045.378414" calcext:value-type="float">
            <text:p>2165045.378414</text:p>
          </table:table-cell>
        </table:table-row>
        <table:table-row table:style-name="ro1">
          <table:table-cell office:value-type="float" office:value="1219.51" calcext:value-type="float">
            <text:p>1219.51</text:p>
          </table:table-cell>
          <table:table-cell office:value-type="float" office:value="1758.1356" calcext:value-type="float">
            <text:p>1758.1356</text:p>
          </table:table-cell>
          <table:table-cell table:formula="of:=[.B1200]/55435.69" office:value-type="float" office:value="0.031714868165256" calcext:value-type="float">
            <text:p>0.031714868165256</text:p>
          </table:table-cell>
          <table:table-cell office:value-type="float" office:value="2166835.0845847" calcext:value-type="float">
            <text:p>2166835.0845847</text:p>
          </table:table-cell>
        </table:table-row>
        <table:table-row table:style-name="ro1">
          <table:table-cell office:value-type="float" office:value="1220.53" calcext:value-type="float">
            <text:p>1220.53</text:p>
          </table:table-cell>
          <table:table-cell office:value-type="float" office:value="1772.0581" calcext:value-type="float">
            <text:p>1772.0581</text:p>
          </table:table-cell>
          <table:table-cell table:formula="of:=[.B1201]/55435.69" office:value-type="float" office:value="0.0319660150347186" calcext:value-type="float">
            <text:p>0.031966015034719</text:p>
          </table:table-cell>
          <table:table-cell office:value-type="float" office:value="2168638.9632836" calcext:value-type="float">
            <text:p>2168638.9632836</text:p>
          </table:table-cell>
        </table:table-row>
        <table:table-row table:style-name="ro1">
          <table:table-cell office:value-type="float" office:value="1221.55" calcext:value-type="float">
            <text:p>1221.55</text:p>
          </table:table-cell>
          <table:table-cell office:value-type="float" office:value="1788.6998" calcext:value-type="float">
            <text:p>1788.6998</text:p>
          </table:table-cell>
          <table:table-cell table:formula="of:=[.B1202]/55435.69" office:value-type="float" office:value="0.0322662133365707" calcext:value-type="float">
            <text:p>0.032266213336571</text:p>
          </table:table-cell>
          <table:table-cell office:value-type="float" office:value="2170459.7824598" calcext:value-type="float">
            <text:p>2170459.7824598</text:p>
          </table:table-cell>
        </table:table-row>
        <table:table-row table:style-name="ro1">
          <table:table-cell office:value-type="float" office:value="1222.57" calcext:value-type="float">
            <text:p>1222.57</text:p>
          </table:table-cell>
          <table:table-cell office:value-type="float" office:value="1809.6952" calcext:value-type="float">
            <text:p>1809.6952</text:p>
          </table:table-cell>
          <table:table-cell table:formula="of:=[.B1203]/55435.69" office:value-type="float" office:value="0.0326449476862289" calcext:value-type="float">
            <text:p>0.032644947686229</text:p>
          </table:table-cell>
          <table:table-cell office:value-type="float" office:value="2172301.9740964" calcext:value-type="float">
            <text:p>2172301.9740964</text:p>
          </table:table-cell>
        </table:table-row>
        <table:table-row table:style-name="ro1">
          <table:table-cell office:value-type="float" office:value="1223.58" calcext:value-type="float">
            <text:p>1223.58</text:p>
          </table:table-cell>
          <table:table-cell office:value-type="float" office:value="1836.6793" calcext:value-type="float">
            <text:p>1836.6793</text:p>
          </table:table-cell>
          <table:table-cell table:formula="of:=[.B1204]/55435.69" office:value-type="float" office:value="0.0331317117185698" calcext:value-type="float">
            <text:p>0.03313171171857</text:p>
          </table:table-cell>
          <table:table-cell office:value-type="float" office:value="2174171.6343436" calcext:value-type="float">
            <text:p>2174171.6343436</text:p>
          </table:table-cell>
        </table:table-row>
        <table:table-row table:style-name="ro1">
          <table:table-cell office:value-type="float" office:value="1224.6" calcext:value-type="float">
            <text:p>1224.6</text:p>
          </table:table-cell>
          <table:table-cell office:value-type="float" office:value="1871.095" calcext:value-type="float">
            <text:p>1871.095</text:p>
          </table:table-cell>
          <table:table-cell table:formula="of:=[.B1205]/55435.69" office:value-type="float" office:value="0.0337525337918586" calcext:value-type="float">
            <text:p>0.033752533791859</text:p>
          </table:table-cell>
          <table:table-cell office:value-type="float" office:value="2176076.3283042" calcext:value-type="float">
            <text:p>2176076.3283042</text:p>
          </table:table-cell>
        </table:table-row>
        <table:table-row table:style-name="ro1">
          <table:table-cell office:value-type="float" office:value="1225.62" calcext:value-type="float">
            <text:p>1225.62</text:p>
          </table:table-cell>
          <table:table-cell office:value-type="float" office:value="1913.9653" calcext:value-type="float">
            <text:p>1913.9653</text:p>
          </table:table-cell>
          <table:table-cell table:formula="of:=[.B1206]/55435.69" office:value-type="float" office:value="0.0345258677216789" calcext:value-type="float">
            <text:p>0.034525867721679</text:p>
          </table:table-cell>
          <table:table-cell office:value-type="float" office:value="2178024.6623399" calcext:value-type="float">
            <text:p>2178024.6623399</text:p>
          </table:table-cell>
        </table:table-row>
        <table:table-row table:style-name="ro1">
          <table:table-cell office:value-type="float" office:value="1226.64" calcext:value-type="float">
            <text:p>1226.64</text:p>
          </table:table-cell>
          <table:table-cell office:value-type="float" office:value="1965.6033" calcext:value-type="float">
            <text:p>1965.6033</text:p>
          </table:table-cell>
          <table:table-cell table:formula="of:=[.B1207]/55435.69" office:value-type="float" office:value="0.0354573614940122" calcext:value-type="float">
            <text:p>0.035457361494012</text:p>
          </table:table-cell>
          <table:table-cell office:value-type="float" office:value="2180025.5616544" calcext:value-type="float">
            <text:p>2180025.5616544</text:p>
          </table:table-cell>
        </table:table-row>
        <table:table-row table:style-name="ro1">
          <table:table-cell office:value-type="float" office:value="1227.66" calcext:value-type="float">
            <text:p>1227.66</text:p>
          </table:table-cell>
          <table:table-cell office:value-type="float" office:value="2025.2876" calcext:value-type="float">
            <text:p>2025.2876</text:p>
          </table:table-cell>
          <table:table-cell table:formula="of:=[.B1208]/55435.69" office:value-type="float" office:value="0.036534001831672" calcext:value-type="float">
            <text:p>0.036534001831672</text:p>
          </table:table-cell>
          <table:table-cell office:value-type="float" office:value="2182087.2170123" calcext:value-type="float">
            <text:p>2182087.2170123</text:p>
          </table:table-cell>
        </table:table-row>
        <table:table-row table:style-name="ro1">
          <table:table-cell office:value-type="float" office:value="1228.67" calcext:value-type="float">
            <text:p>1228.67</text:p>
          </table:table-cell>
          <table:table-cell office:value-type="float" office:value="2090.9903" calcext:value-type="float">
            <text:p>2090.9903</text:p>
          </table:table-cell>
          <table:table-cell table:formula="of:=[.B1209]/55435.69" office:value-type="float" office:value="0.0377192076079508" calcext:value-type="float">
            <text:p>0.037719207607951</text:p>
          </table:table-cell>
          <table:table-cell office:value-type="float" office:value="2184215.7548857" calcext:value-type="float">
            <text:p>2184215.7548857</text:p>
          </table:table-cell>
        </table:table-row>
        <table:table-row table:style-name="ro1">
          <table:table-cell office:value-type="float" office:value="1229.69" calcext:value-type="float">
            <text:p>1229.69</text:p>
          </table:table-cell>
          <table:table-cell office:value-type="float" office:value="2159.2856" calcext:value-type="float">
            <text:p>2159.2856</text:p>
          </table:table-cell>
          <table:table-cell table:formula="of:=[.B1210]/55435.69" office:value-type="float" office:value="0.0389511810892946" calcext:value-type="float">
            <text:p>0.038951181089295</text:p>
          </table:table-cell>
          <table:table-cell office:value-type="float" office:value="2186413.814457" calcext:value-type="float">
            <text:p>2186413.814457</text:p>
          </table:table-cell>
        </table:table-row>
        <table:table-row table:style-name="ro1">
          <table:table-cell office:value-type="float" office:value="1230.71" calcext:value-type="float">
            <text:p>1230.71</text:p>
          </table:table-cell>
          <table:table-cell office:value-type="float" office:value="2225.5491" calcext:value-type="float">
            <text:p>2225.5491</text:p>
          </table:table-cell>
          <table:table-cell table:formula="of:=[.B1211]/55435.69" office:value-type="float" office:value="0.0401465030921415" calcext:value-type="float">
            <text:p>0.040146503092142</text:p>
          </table:table-cell>
          <table:table-cell office:value-type="float" office:value="2188679.3274118" calcext:value-type="float">
            <text:p>2188679.3274118</text:p>
          </table:table-cell>
        </table:table-row>
        <table:table-row table:style-name="ro1">
          <table:table-cell office:value-type="float" office:value="1231.73" calcext:value-type="float">
            <text:p>1231.73</text:p>
          </table:table-cell>
          <table:table-cell office:value-type="float" office:value="2284.4837" calcext:value-type="float">
            <text:p>2284.4837</text:p>
          </table:table-cell>
          <table:table-cell table:formula="of:=[.B1212]/55435.69" office:value-type="float" office:value="0.041209619651167" calcext:value-type="float">
            <text:p>0.041209619651167</text:p>
          </table:table-cell>
          <table:table-cell office:value-type="float" office:value="2191004.8332037" calcext:value-type="float">
            <text:p>2191004.8332037</text:p>
          </table:table-cell>
        </table:table-row>
        <table:table-row table:style-name="ro1">
          <table:table-cell office:value-type="float" office:value="1232.75" calcext:value-type="float">
            <text:p>1232.75</text:p>
          </table:table-cell>
          <table:table-cell office:value-type="float" office:value="2330.9014" calcext:value-type="float">
            <text:p>2330.9014</text:p>
          </table:table-cell>
          <table:table-cell table:formula="of:=[.B1213]/55435.69" office:value-type="float" office:value="0.0420469448472636" calcext:value-type="float">
            <text:p>0.042046944847264</text:p>
          </table:table-cell>
          <table:table-cell office:value-type="float" office:value="2193377.5902459" calcext:value-type="float">
            <text:p>2193377.5902459</text:p>
          </table:table-cell>
        </table:table-row>
        <table:table-row table:style-name="ro1">
          <table:table-cell office:value-type="float" office:value="1233.76" calcext:value-type="float">
            <text:p>1233.76</text:p>
          </table:table-cell>
          <table:table-cell office:value-type="float" office:value="2360.5942" calcext:value-type="float">
            <text:p>2360.5942</text:p>
          </table:table-cell>
          <table:table-cell table:formula="of:=[.B1214]/55435.69" office:value-type="float" office:value="0.0425825709033296" calcext:value-type="float">
            <text:p>0.04258257090333</text:p>
          </table:table-cell>
          <table:table-cell office:value-type="float" office:value="2195780.5733262" calcext:value-type="float">
            <text:p>2195780.5733262</text:p>
          </table:table-cell>
        </table:table-row>
        <table:table-row table:style-name="ro1">
          <table:table-cell office:value-type="float" office:value="1234.78" calcext:value-type="float">
            <text:p>1234.78</text:p>
          </table:table-cell>
          <table:table-cell office:value-type="float" office:value="2371.0819" calcext:value-type="float">
            <text:p>2371.0819</text:p>
          </table:table-cell>
          <table:table-cell table:formula="of:=[.B1215]/55435.69" office:value-type="float" office:value="0.0427717576889545" calcext:value-type="float">
            <text:p>0.042771757688955</text:p>
          </table:table-cell>
          <table:table-cell office:value-type="float" office:value="2198194.2323537" calcext:value-type="float">
            <text:p>2198194.2323537</text:p>
          </table:table-cell>
        </table:table-row>
        <table:table-row table:style-name="ro1">
          <table:table-cell office:value-type="float" office:value="1235.8" calcext:value-type="float">
            <text:p>1235.8</text:p>
          </table:table-cell>
          <table:table-cell office:value-type="float" office:value="2362.0528" calcext:value-type="float">
            <text:p>2362.0528</text:p>
          </table:table-cell>
          <table:table-cell table:formula="of:=[.B1216]/55435.69" office:value-type="float" office:value="0.0426088824726453" calcext:value-type="float">
            <text:p>0.042608882472645</text:p>
          </table:table-cell>
          <table:table-cell office:value-type="float" office:value="2200598.7001658" calcext:value-type="float">
            <text:p>2200598.7001658</text:p>
          </table:table-cell>
        </table:table-row>
        <table:table-row table:style-name="ro1">
          <table:table-cell office:value-type="float" office:value="1236.82" calcext:value-type="float">
            <text:p>1236.82</text:p>
          </table:table-cell>
          <table:table-cell office:value-type="float" office:value="2335.4028" calcext:value-type="float">
            <text:p>2335.4028</text:p>
          </table:table-cell>
          <table:table-cell table:formula="of:=[.B1217]/55435.69" office:value-type="float" office:value="0.0421281452436147" calcext:value-type="float">
            <text:p>0.042128145243615</text:p>
          </table:table-cell>
          <table:table-cell office:value-type="float" office:value="2202976.0394662" calcext:value-type="float">
            <text:p>2202976.0394662</text:p>
          </table:table-cell>
        </table:table-row>
        <table:table-row table:style-name="ro1">
          <table:table-cell office:value-type="float" office:value="1237.84" calcext:value-type="float">
            <text:p>1237.84</text:p>
          </table:table-cell>
          <table:table-cell office:value-type="float" office:value="2294.8888" calcext:value-type="float">
            <text:p>2294.8888</text:p>
          </table:table-cell>
          <table:table-cell table:formula="of:=[.B1218]/55435.69" office:value-type="float" office:value="0.0413973164219657" calcext:value-type="float">
            <text:p>0.041397316421966</text:p>
          </table:table-cell>
          <table:table-cell office:value-type="float" office:value="2205312.1372287" calcext:value-type="float">
            <text:p>2205312.1372287</text:p>
          </table:table-cell>
        </table:table-row>
        <table:table-row table:style-name="ro1">
          <table:table-cell office:value-type="float" office:value="1238.85" calcext:value-type="float">
            <text:p>1238.85</text:p>
          </table:table-cell>
          <table:table-cell office:value-type="float" office:value="2245.5122" calcext:value-type="float">
            <text:p>2245.5122</text:p>
          </table:table-cell>
          <table:table-cell table:formula="of:=[.B1219]/55435.69" office:value-type="float" office:value="0.0405066158642564" calcext:value-type="float">
            <text:p>0.040506615864256</text:p>
          </table:table-cell>
          <table:table-cell office:value-type="float" office:value="2207597.9717026" calcext:value-type="float">
            <text:p>2207597.9717026</text:p>
          </table:table-cell>
        </table:table-row>
        <table:table-row table:style-name="ro1">
          <table:table-cell office:value-type="float" office:value="1239.87" calcext:value-type="float">
            <text:p>1239.87</text:p>
          </table:table-cell>
          <table:table-cell office:value-type="float" office:value="2192.7956" calcext:value-type="float">
            <text:p>2192.7956</text:p>
          </table:table-cell>
          <table:table-cell table:formula="of:=[.B1220]/55435.69" office:value-type="float" office:value="0.0395556653123647" calcext:value-type="float">
            <text:p>0.039555665312365</text:p>
          </table:table-cell>
          <table:table-cell office:value-type="float" office:value="2209830.1430345" calcext:value-type="float">
            <text:p>2209830.1430345</text:p>
          </table:table-cell>
        </table:table-row>
        <table:table-row table:style-name="ro1">
          <table:table-cell office:value-type="float" office:value="1240.89" calcext:value-type="float">
            <text:p>1240.89</text:p>
          </table:table-cell>
          <table:table-cell office:value-type="float" office:value="2142.1071" calcext:value-type="float">
            <text:p>2142.1071</text:p>
          </table:table-cell>
          <table:table-cell table:formula="of:=[.B1221]/55435.69" office:value-type="float" office:value="0.0386412994949643" calcext:value-type="float">
            <text:p>0.038641299494964</text:p>
          </table:table-cell>
          <table:table-cell office:value-type="float" office:value="2212010.7155931" calcext:value-type="float">
            <text:p>2212010.7155931</text:p>
          </table:table-cell>
        </table:table-row>
        <table:table-row table:style-name="ro1">
          <table:table-cell office:value-type="float" office:value="1241.91" calcext:value-type="float">
            <text:p>1241.91</text:p>
          </table:table-cell>
          <table:table-cell office:value-type="float" office:value="2098.1342" calcext:value-type="float">
            <text:p>2098.1342</text:p>
          </table:table-cell>
          <table:table-cell table:formula="of:=[.B1222]/55435.69" office:value-type="float" office:value="0.0378480758514957" calcext:value-type="float">
            <text:p>0.037848075851496</text:p>
          </table:table-cell>
          <table:table-cell office:value-type="float" office:value="2214146.5256835" calcext:value-type="float">
            <text:p>2214146.5256835</text:p>
          </table:table-cell>
        </table:table-row>
        <table:table-row table:style-name="ro1">
          <table:table-cell office:value-type="float" office:value="1242.93" calcext:value-type="float">
            <text:p>1242.93</text:p>
          </table:table-cell>
          <table:table-cell office:value-type="float" office:value="2064.5495" calcext:value-type="float">
            <text:p>2064.5495</text:p>
          </table:table-cell>
          <table:table-cell table:formula="of:=[.B1223]/55435.69" office:value-type="float" office:value="0.0372422441210707" calcext:value-type="float">
            <text:p>0.037242244121071</text:p>
          </table:table-cell>
          <table:table-cell office:value-type="float" office:value="2216248.1480161" calcext:value-type="float">
            <text:p>2216248.1480161</text:p>
          </table:table-cell>
        </table:table-row>
        <table:table-row table:style-name="ro1">
          <table:table-cell office:value-type="float" office:value="1243.94" calcext:value-type="float">
            <text:p>1243.94</text:p>
          </table:table-cell>
          <table:table-cell office:value-type="float" office:value="2043.8511" calcext:value-type="float">
            <text:p>2043.8511</text:p>
          </table:table-cell>
          <table:table-cell table:formula="of:=[.B1224]/55435.69" office:value-type="float" office:value="0.0368688673307755" calcext:value-type="float">
            <text:p>0.036868867330776</text:p>
          </table:table-cell>
          <table:table-cell office:value-type="float" office:value="2218328.7001956" calcext:value-type="float">
            <text:p>2218328.7001956</text:p>
          </table:table-cell>
        </table:table-row>
        <table:table-row table:style-name="ro1">
          <table:table-cell office:value-type="float" office:value="1244.96" calcext:value-type="float">
            <text:p>1244.96</text:p>
          </table:table-cell>
          <table:table-cell office:value-type="float" office:value="2037.3385" calcext:value-type="float">
            <text:p>2037.3385</text:p>
          </table:table-cell>
          <table:table-cell table:formula="of:=[.B1225]/55435.69" office:value-type="float" office:value="0.0367513870576879" calcext:value-type="float">
            <text:p>0.036751387057688</text:p>
          </table:table-cell>
          <table:table-cell office:value-type="float" office:value="2220402.6228688" calcext:value-type="float">
            <text:p>2220402.6228688</text:p>
          </table:table-cell>
        </table:table-row>
        <table:table-row table:style-name="ro1">
          <table:table-cell office:value-type="float" office:value="1245.98" calcext:value-type="float">
            <text:p>1245.98</text:p>
          </table:table-cell>
          <table:table-cell office:value-type="float" office:value="2045.1816" calcext:value-type="float">
            <text:p>2045.1816</text:p>
          </table:table-cell>
          <table:table-cell table:formula="of:=[.B1226]/55435.69" office:value-type="float" office:value="0.0368928681143862" calcext:value-type="float">
            <text:p>0.036892868114386</text:p>
          </table:table-cell>
          <table:table-cell office:value-type="float" office:value="2222484.5295222" calcext:value-type="float">
            <text:p>2222484.5295222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2066.5513" calcext:value-type="float">
            <text:p>2066.5513</text:p>
          </table:table-cell>
          <table:table-cell table:formula="of:=[.B1227]/55435.69" office:value-type="float" office:value="0.0372783544319553" calcext:value-type="float">
            <text:p>0.037278354431955</text:p>
          </table:table-cell>
          <table:table-cell office:value-type="float" office:value="2224588.1895721" calcext:value-type="float">
            <text:p>2224588.1895721</text:p>
          </table:table-cell>
        </table:table-row>
        <table:table-row table:style-name="ro1">
          <table:table-cell office:value-type="float" office:value="1248.02" calcext:value-type="float">
            <text:p>1248.02</text:p>
          </table:table-cell>
          <table:table-cell office:value-type="float" office:value="2099.7999" calcext:value-type="float">
            <text:p>2099.7999</text:p>
          </table:table-cell>
          <table:table-cell table:formula="of:=[.B1228]/55435.69" office:value-type="float" office:value="0.0378781232812291" calcext:value-type="float">
            <text:p>0.037878123281229</text:p>
          </table:table-cell>
          <table:table-cell office:value-type="float" office:value="2226725.6952465" calcext:value-type="float">
            <text:p>2226725.6952465</text:p>
          </table:table-cell>
        </table:table-row>
        <table:table-row table:style-name="ro1">
          <table:table-cell office:value-type="float" office:value="1249.03" calcext:value-type="float">
            <text:p>1249.03</text:p>
          </table:table-cell>
          <table:table-cell office:value-type="float" office:value="2142.6924" calcext:value-type="float">
            <text:p>2142.6924</text:p>
          </table:table-cell>
          <table:table-cell table:formula="of:=[.B1229]/55435.69" office:value-type="float" office:value="0.0386518576750826" calcext:value-type="float">
            <text:p>0.038651857675083</text:p>
          </table:table-cell>
          <table:table-cell office:value-type="float" office:value="2228906.8636338" calcext:value-type="float">
            <text:p>2228906.8636338</text:p>
          </table:table-cell>
        </table:table-row>
        <table:table-row table:style-name="ro1">
          <table:table-cell office:value-type="float" office:value="1250.05" calcext:value-type="float">
            <text:p>1250.05</text:p>
          </table:table-cell>
          <table:table-cell office:value-type="float" office:value="2192.6967" calcext:value-type="float">
            <text:p>2192.6967</text:p>
          </table:table-cell>
          <table:table-cell table:formula="of:=[.B1230]/55435.69" office:value-type="float" office:value="0.0395538812631357" calcext:value-type="float">
            <text:p>0.039553881263136</text:p>
          </table:table-cell>
          <table:table-cell office:value-type="float" office:value="2231138.9342616" calcext:value-type="float">
            <text:p>2231138.9342616</text:p>
          </table:table-cell>
        </table:table-row>
        <table:table-row table:style-name="ro1">
          <table:table-cell office:value-type="float" office:value="1251.07" calcext:value-type="float">
            <text:p>1251.07</text:p>
          </table:table-cell>
          <table:table-cell office:value-type="float" office:value="2247.3421" calcext:value-type="float">
            <text:p>2247.3421</text:p>
          </table:table-cell>
          <table:table-cell table:formula="of:=[.B1231]/55435.69" office:value-type="float" office:value="0.0405396252847218" calcext:value-type="float">
            <text:p>0.040539625284722</text:p>
          </table:table-cell>
          <table:table-cell office:value-type="float" office:value="2233426.6315588" calcext:value-type="float">
            <text:p>2233426.6315588</text:p>
          </table:table-cell>
        </table:table-row>
        <table:table-row table:style-name="ro1">
          <table:table-cell office:value-type="float" office:value="1252.09" calcext:value-type="float">
            <text:p>1252.09</text:p>
          </table:table-cell>
          <table:table-cell office:value-type="float" office:value="2304.6423" calcext:value-type="float">
            <text:p>2304.6423</text:p>
          </table:table-cell>
          <table:table-cell table:formula="of:=[.B1232]/55435.69" office:value-type="float" office:value="0.0415732590322227" calcext:value-type="float">
            <text:p>0.041573259032223</text:p>
          </table:table-cell>
          <table:table-cell office:value-type="float" office:value="2235772.6579214" calcext:value-type="float">
            <text:p>2235772.6579214</text:p>
          </table:table-cell>
        </table:table-row>
        <table:table-row table:style-name="ro1">
          <table:table-cell office:value-type="float" office:value="1253.1" calcext:value-type="float">
            <text:p>1253.1</text:p>
          </table:table-cell>
          <table:table-cell office:value-type="float" office:value="2363.5494" calcext:value-type="float">
            <text:p>2363.5494</text:p>
          </table:table-cell>
          <table:table-cell table:formula="of:=[.B1233]/55435.69" office:value-type="float" office:value="0.0426358795209368" calcext:value-type="float">
            <text:p>0.042635879520937</text:p>
          </table:table-cell>
          <table:table-cell office:value-type="float" office:value="2238178.6491936" calcext:value-type="float">
            <text:p>2238178.6491936</text:p>
          </table:table-cell>
        </table:table-row>
        <table:table-row table:style-name="ro1">
          <table:table-cell office:value-type="float" office:value="1254.12" calcext:value-type="float">
            <text:p>1254.12</text:p>
          </table:table-cell>
          <table:table-cell office:value-type="float" office:value="2424.3607" calcext:value-type="float">
            <text:p>2424.3607</text:p>
          </table:table-cell>
          <table:table-cell table:formula="of:=[.B1234]/55435.69" office:value-type="float" office:value="0.043732849721903" calcext:value-type="float">
            <text:p>0.043732849721903</text:p>
          </table:table-cell>
          <table:table-cell office:value-type="float" office:value="2240646.5437729" calcext:value-type="float">
            <text:p>2240646.5437729</text:p>
          </table:table-cell>
        </table:table-row>
        <table:table-row table:style-name="ro1">
          <table:table-cell office:value-type="float" office:value="1255.14" calcext:value-type="float">
            <text:p>1255.14</text:p>
          </table:table-cell>
          <table:table-cell office:value-type="float" office:value="2488.9499" calcext:value-type="float">
            <text:p>2488.9499</text:p>
          </table:table-cell>
          <table:table-cell table:formula="of:=[.B1235]/55435.69" office:value-type="float" office:value="0.0448979691603009" calcext:value-type="float">
            <text:p>0.044897969160301</text:p>
          </table:table-cell>
          <table:table-cell office:value-type="float" office:value="2243180.1873626" calcext:value-type="float">
            <text:p>2243180.1873626</text:p>
          </table:table-cell>
        </table:table-row>
        <table:table-row table:style-name="ro1">
          <table:table-cell office:value-type="float" office:value="1256.16" calcext:value-type="float">
            <text:p>1256.16</text:p>
          </table:table-cell>
          <table:table-cell office:value-type="float" office:value="2560.6749" calcext:value-type="float">
            <text:p>2560.6749</text:p>
          </table:table-cell>
          <table:table-cell table:formula="of:=[.B1236]/55435.69" office:value-type="float" office:value="0.0461918107269883" calcext:value-type="float">
            <text:p>0.046191810726988</text:p>
          </table:table-cell>
          <table:table-cell office:value-type="float" office:value="2245786.8438755" calcext:value-type="float">
            <text:p>2245786.8438755</text:p>
          </table:table-cell>
        </table:table-row>
        <table:table-row table:style-name="ro1">
          <table:table-cell office:value-type="float" office:value="1257.18" calcext:value-type="float">
            <text:p>1257.18</text:p>
          </table:table-cell>
          <table:table-cell office:value-type="float" office:value="2643.848" calcext:value-type="float">
            <text:p>2643.848</text:p>
          </table:table-cell>
          <table:table-cell table:formula="of:=[.B1237]/55435.69" office:value-type="float" office:value="0.0476921636584662" calcext:value-type="float">
            <text:p>0.047692163658466</text:p>
          </table:table-cell>
          <table:table-cell office:value-type="float" office:value="2248478.1670676" calcext:value-type="float">
            <text:p>2248478.1670676</text:p>
          </table:table-cell>
        </table:table-row>
        <table:table-row table:style-name="ro1">
          <table:table-cell office:value-type="float" office:value="1258.19" calcext:value-type="float">
            <text:p>1258.19</text:p>
          </table:table-cell>
          <table:table-cell office:value-type="float" office:value="2742.7631" calcext:value-type="float">
            <text:p>2742.7631</text:p>
          </table:table-cell>
          <table:table-cell table:formula="of:=[.B1238]/55435.69" office:value-type="float" office:value="0.0494764852750999" calcext:value-type="float">
            <text:p>0.0494764852751</text:p>
          </table:table-cell>
          <table:table-cell office:value-type="float" office:value="2251270.1815359" calcext:value-type="float">
            <text:p>2251270.1815359</text:p>
          </table:table-cell>
        </table:table-row>
        <table:table-row table:style-name="ro1">
          <table:table-cell office:value-type="float" office:value="1259.21" calcext:value-type="float">
            <text:p>1259.21</text:p>
          </table:table-cell>
          <table:table-cell office:value-type="float" office:value="2860.4376" calcext:value-type="float">
            <text:p>2860.4376</text:p>
          </table:table-cell>
          <table:table-cell table:formula="of:=[.B1239]/55435.69" office:value-type="float" office:value="0.0515992062153461" calcext:value-type="float">
            <text:p>0.051599206215346</text:p>
          </table:table-cell>
          <table:table-cell office:value-type="float" office:value="2254181.9835344" calcext:value-type="float">
            <text:p>2254181.9835344</text:p>
          </table:table-cell>
        </table:table-row>
        <table:table-row table:style-name="ro1">
          <table:table-cell office:value-type="float" office:value="1260.23" calcext:value-type="float">
            <text:p>1260.23</text:p>
          </table:table-cell>
          <table:table-cell office:value-type="float" office:value="2997.3971" calcext:value-type="float">
            <text:p>2997.3971</text:p>
          </table:table-cell>
          <table:table-cell table:formula="of:=[.B1240]/55435.69" office:value-type="float" office:value="0.0540698077357745" calcext:value-type="float">
            <text:p>0.054069807735775</text:p>
          </table:table-cell>
          <table:table-cell office:value-type="float" office:value="2257233.2044256" calcext:value-type="float">
            <text:p>2257233.2044256</text:p>
          </table:table-cell>
        </table:table-row>
        <table:table-row table:style-name="ro1">
          <table:table-cell office:value-type="float" office:value="1261.25" calcext:value-type="float">
            <text:p>1261.25</text:p>
          </table:table-cell>
          <table:table-cell office:value-type="float" office:value="3150.9216" calcext:value-type="float">
            <text:p>3150.9216</text:p>
          </table:table-cell>
          <table:table-cell table:formula="of:=[.B1241]/55435.69" office:value-type="float" office:value="0.0568392239728594" calcext:value-type="float">
            <text:p>0.056839223972859</text:p>
          </table:table-cell>
          <table:table-cell office:value-type="float" office:value="2260440.7066841" calcext:value-type="float">
            <text:p>2260440.7066841</text:p>
          </table:table-cell>
        </table:table-row>
        <table:table-row table:style-name="ro1">
          <table:table-cell office:value-type="float" office:value="1262.27" calcext:value-type="float">
            <text:p>1262.27</text:p>
          </table:table-cell>
          <table:table-cell office:value-type="float" office:value="3315.1236" calcext:value-type="float">
            <text:p>3315.1236</text:p>
          </table:table-cell>
          <table:table-cell table:formula="of:=[.B1242]/55435.69" office:value-type="float" office:value="0.0598012507826637" calcext:value-type="float">
            <text:p>0.059801250782664</text:p>
          </table:table-cell>
          <table:table-cell office:value-type="float" office:value="2263815.3594764" calcext:value-type="float">
            <text:p>2263815.3594764</text:p>
          </table:table-cell>
        </table:table-row>
        <table:table-row table:style-name="ro1">
          <table:table-cell office:value-type="float" office:value="1263.28" calcext:value-type="float">
            <text:p>1263.28</text:p>
          </table:table-cell>
          <table:table-cell office:value-type="float" office:value="3482.0164" calcext:value-type="float">
            <text:p>3482.0164</text:p>
          </table:table-cell>
          <table:table-cell table:formula="of:=[.B1243]/55435.69" office:value-type="float" office:value="0.0628118167195177" calcext:value-type="float">
            <text:p>0.062811816719518</text:p>
          </table:table-cell>
          <table:table-cell office:value-type="float" office:value="2267359.9019032" calcext:value-type="float">
            <text:p>2267359.9019032</text:p>
          </table:table-cell>
        </table:table-row>
        <table:table-row table:style-name="ro1">
          <table:table-cell office:value-type="float" office:value="1264.3" calcext:value-type="float">
            <text:p>1264.3</text:p>
          </table:table-cell>
          <table:table-cell office:value-type="float" office:value="3643.4049" calcext:value-type="float">
            <text:p>3643.4049</text:p>
          </table:table-cell>
          <table:table-cell table:formula="of:=[.B1244]/55435.69" office:value-type="float" office:value="0.0657230910267375" calcext:value-type="float">
            <text:p>0.065723091026738</text:p>
          </table:table-cell>
          <table:table-cell office:value-type="float" office:value="2271068.7308875" calcext:value-type="float">
            <text:p>2271068.7308875</text:p>
          </table:table-cell>
        </table:table-row>
        <table:table-row table:style-name="ro1">
          <table:table-cell office:value-type="float" office:value="1265.32" calcext:value-type="float">
            <text:p>1265.32</text:p>
          </table:table-cell>
          <table:table-cell office:value-type="float" office:value="3793.1029" calcext:value-type="float">
            <text:p>3793.1029</text:p>
          </table:table-cell>
          <table:table-cell table:formula="of:=[.B1245]/55435.69" office:value-type="float" office:value="0.0684234813348585" calcext:value-type="float">
            <text:p>0.068423481334859</text:p>
          </table:table-cell>
          <table:table-cell office:value-type="float" office:value="2274929.9459599" calcext:value-type="float">
            <text:p>2274929.9459599</text:p>
          </table:table-cell>
        </table:table-row>
        <table:table-row table:style-name="ro1">
          <table:table-cell office:value-type="float" office:value="1266.34" calcext:value-type="float">
            <text:p>1266.34</text:p>
          </table:table-cell>
          <table:table-cell office:value-type="float" office:value="3928.7881" calcext:value-type="float">
            <text:p>3928.7881</text:p>
          </table:table-cell>
          <table:table-cell table:formula="of:=[.B1246]/55435.69" office:value-type="float" office:value="0.0708710958590035" calcext:value-type="float">
            <text:p>0.070871095859004</text:p>
          </table:table-cell>
          <table:table-cell office:value-type="float" office:value="2278929.2827067" calcext:value-type="float">
            <text:p>2278929.2827067</text:p>
          </table:table-cell>
        </table:table-row>
        <table:table-row table:style-name="ro1">
          <table:table-cell office:value-type="float" office:value="1267.36" calcext:value-type="float">
            <text:p>1267.36</text:p>
          </table:table-cell>
          <table:table-cell office:value-type="float" office:value="4052.8535" calcext:value-type="float">
            <text:p>4052.8535</text:p>
          </table:table-cell>
          <table:table-cell table:formula="of:=[.B1247]/55435.69" office:value-type="float" office:value="0.073109101735723" calcext:value-type="float">
            <text:p>0.073109101735723</text:p>
          </table:table-cell>
          <table:table-cell office:value-type="float" office:value="2283054.9126321" calcext:value-type="float">
            <text:p>2283054.9126321</text:p>
          </table:table-cell>
        </table:table-row>
        <table:table-row table:style-name="ro1">
          <table:table-cell office:value-type="float" office:value="1268.37" calcext:value-type="float">
            <text:p>1268.37</text:p>
          </table:table-cell>
          <table:table-cell office:value-type="float" office:value="4171.9108" calcext:value-type="float">
            <text:p>4171.9108</text:p>
          </table:table-cell>
          <table:table-cell table:formula="of:=[.B1248]/55435.69" office:value-type="float" office:value="0.0752567668951176" calcext:value-type="float">
            <text:p>0.075256766895118</text:p>
          </table:table-cell>
          <table:table-cell office:value-type="float" office:value="2287301.7378477" calcext:value-type="float">
            <text:p>2287301.7378477</text:p>
          </table:table-cell>
        </table:table-row>
        <table:table-row table:style-name="ro1">
          <table:table-cell office:value-type="float" office:value="1269.39" calcext:value-type="float">
            <text:p>1269.39</text:p>
          </table:table-cell>
          <table:table-cell office:value-type="float" office:value="4295.0663" calcext:value-type="float">
            <text:p>4295.0663</text:p>
          </table:table-cell>
          <table:table-cell table:formula="of:=[.B1249]/55435.69" office:value-type="float" office:value="0.0774783591581524" calcext:value-type="float">
            <text:p>0.077478359158153</text:p>
          </table:table-cell>
          <table:table-cell office:value-type="float" office:value="2291673.9299932" calcext:value-type="float">
            <text:p>2291673.9299932</text:p>
          </table:table-cell>
        </table:table-row>
        <table:table-row table:style-name="ro1">
          <table:table-cell office:value-type="float" office:value="1270.41" calcext:value-type="float">
            <text:p>1270.41</text:p>
          </table:table-cell>
          <table:table-cell office:value-type="float" office:value="4431.5395" calcext:value-type="float">
            <text:p>4431.5395</text:p>
          </table:table-cell>
          <table:table-cell table:formula="of:=[.B1250]/55435.69" office:value-type="float" office:value="0.0799401883515836" calcext:value-type="float">
            <text:p>0.079940188351584</text:p>
          </table:table-cell>
          <table:table-cell office:value-type="float" office:value="2296185.0460061" calcext:value-type="float">
            <text:p>2296185.0460061</text:p>
          </table:table-cell>
        </table:table-row>
        <table:table-row table:style-name="ro1">
          <table:table-cell office:value-type="float" office:value="1271.43" calcext:value-type="float">
            <text:p>1271.43</text:p>
          </table:table-cell>
          <table:table-cell office:value-type="float" office:value="4588.4631" calcext:value-type="float">
            <text:p>4588.4631</text:p>
          </table:table-cell>
          <table:table-cell table:formula="of:=[.B1251]/55435.69" office:value-type="float" office:value="0.0827709206830473" calcext:value-type="float">
            <text:p>0.082770920683047</text:p>
          </table:table-cell>
          <table:table-cell office:value-type="float" office:value="2300855.9034597" calcext:value-type="float">
            <text:p>2300855.9034597</text:p>
          </table:table-cell>
        </table:table-row>
        <table:table-row table:style-name="ro1">
          <table:table-cell office:value-type="float" office:value="1272.45" calcext:value-type="float">
            <text:p>1272.45</text:p>
          </table:table-cell>
          <table:table-cell office:value-type="float" office:value="4769.6482" calcext:value-type="float">
            <text:p>4769.6482</text:p>
          </table:table-cell>
          <table:table-cell table:formula="of:=[.B1252]/55435.69" office:value-type="float" office:value="0.086039304282133" calcext:value-type="float">
            <text:p>0.086039304282133</text:p>
          </table:table-cell>
          <table:table-cell office:value-type="float" office:value="2305711.1995346" calcext:value-type="float">
            <text:p>2305711.1995346</text:p>
          </table:table-cell>
        </table:table-row>
        <table:table-row table:style-name="ro1">
          <table:table-cell office:value-type="float" office:value="1273.46" calcext:value-type="float">
            <text:p>1273.46</text:p>
          </table:table-cell>
          <table:table-cell office:value-type="float" office:value="4975.7501" calcext:value-type="float">
            <text:p>4975.7501</text:p>
          </table:table-cell>
          <table:table-cell table:formula="of:=[.B1253]/55435.69" office:value-type="float" office:value="0.089757160053388" calcext:value-type="float">
            <text:p>0.089757160053388</text:p>
          </table:table-cell>
          <table:table-cell office:value-type="float" office:value="2310776.2984378" calcext:value-type="float">
            <text:p>2310776.2984378</text:p>
          </table:table-cell>
        </table:table-row>
        <table:table-row table:style-name="ro1">
          <table:table-cell office:value-type="float" office:value="1274.48" calcext:value-type="float">
            <text:p>1274.48</text:p>
          </table:table-cell>
          <table:table-cell office:value-type="float" office:value="5205.7366" calcext:value-type="float">
            <text:p>5205.7366</text:p>
          </table:table-cell>
          <table:table-cell table:formula="of:=[.B1254]/55435.69" office:value-type="float" office:value="0.0939058682231609" calcext:value-type="float">
            <text:p>0.093905868223161</text:p>
          </table:table-cell>
          <table:table-cell office:value-type="float" office:value="2316075.5136711" calcext:value-type="float">
            <text:p>2316075.5136711</text:p>
          </table:table-cell>
        </table:table-row>
        <table:table-row table:style-name="ro1">
          <table:table-cell office:value-type="float" office:value="1275.5" calcext:value-type="float">
            <text:p>1275.5</text:p>
          </table:table-cell>
          <table:table-cell office:value-type="float" office:value="5459.0653" calcext:value-type="float">
            <text:p>5459.0653</text:p>
          </table:table-cell>
          <table:table-cell table:formula="of:=[.B1255]/55435.69" office:value-type="float" office:value="0.0984756444810193" calcext:value-type="float">
            <text:p>0.098475644481019</text:p>
          </table:table-cell>
          <table:table-cell office:value-type="float" office:value="2321632.6065996" calcext:value-type="float">
            <text:p>2321632.6065996</text:p>
          </table:table-cell>
        </table:table-row>
        <table:table-row table:style-name="ro1">
          <table:table-cell office:value-type="float" office:value="1276.52" calcext:value-type="float">
            <text:p>1276.52</text:p>
          </table:table-cell>
          <table:table-cell office:value-type="float" office:value="5737.7072" calcext:value-type="float">
            <text:p>5737.7072</text:p>
          </table:table-cell>
          <table:table-cell table:formula="of:=[.B1256]/55435.69" office:value-type="float" office:value="0.103502043539099" calcext:value-type="float">
            <text:p>0.103502043539099</text:p>
          </table:table-cell>
          <table:table-cell office:value-type="float" office:value="2327473.3449599" calcext:value-type="float">
            <text:p>2327473.3449599</text:p>
          </table:table-cell>
        </table:table-row>
        <table:table-row table:style-name="ro1">
          <table:table-cell office:value-type="float" office:value="1277.54" calcext:value-type="float">
            <text:p>1277.54</text:p>
          </table:table-cell>
          <table:table-cell office:value-type="float" office:value="6047.2199" calcext:value-type="float">
            <text:p>6047.2199</text:p>
          </table:table-cell>
          <table:table-cell table:formula="of:=[.B1257]/55435.69" office:value-type="float" office:value="0.109085318501492" calcext:value-type="float">
            <text:p>0.109085318501492</text:p>
          </table:table-cell>
          <table:table-cell office:value-type="float" office:value="2333629.1539166" calcext:value-type="float">
            <text:p>2333629.1539166</text:p>
          </table:table-cell>
        </table:table-row>
        <table:table-row table:style-name="ro1">
          <table:table-cell office:value-type="float" office:value="1278.55" calcext:value-type="float">
            <text:p>1278.55</text:p>
          </table:table-cell>
          <table:table-cell office:value-type="float" office:value="6396.4411" calcext:value-type="float">
            <text:p>6396.4411</text:p>
          </table:table-cell>
          <table:table-cell table:formula="of:=[.B1258]/55435.69" office:value-type="float" office:value="0.115384891935141" calcext:value-type="float">
            <text:p>0.115384891935141</text:p>
          </table:table-cell>
          <table:table-cell office:value-type="float" office:value="2340140.4549496" calcext:value-type="float">
            <text:p>2340140.4549496</text:p>
          </table:table-cell>
        </table:table-row>
        <table:table-row table:style-name="ro1">
          <table:table-cell office:value-type="float" office:value="1279.57" calcext:value-type="float">
            <text:p>1279.57</text:p>
          </table:table-cell>
          <table:table-cell office:value-type="float" office:value="6795.8902" calcext:value-type="float">
            <text:p>6795.8902</text:p>
          </table:table-cell>
          <table:table-cell table:formula="of:=[.B1259]/55435.69" office:value-type="float" office:value="0.122590522459448" calcext:value-type="float">
            <text:p>0.122590522459448</text:p>
          </table:table-cell>
          <table:table-cell office:value-type="float" office:value="2347058.3778871" calcext:value-type="float">
            <text:p>2347058.3778871</text:p>
          </table:table-cell>
        </table:table-row>
        <table:table-row table:style-name="ro1">
          <table:table-cell office:value-type="float" office:value="1280.59" calcext:value-type="float">
            <text:p>1280.59</text:p>
          </table:table-cell>
          <table:table-cell office:value-type="float" office:value="7255.4361" calcext:value-type="float">
            <text:p>7255.4361</text:p>
          </table:table-cell>
          <table:table-cell table:formula="of:=[.B1260]/55435.69" office:value-type="float" office:value="0.130880234376085" calcext:value-type="float">
            <text:p>0.130880234376085</text:p>
          </table:table-cell>
          <table:table-cell office:value-type="float" office:value="2354444.0987654" calcext:value-type="float">
            <text:p>2354444.0987654</text:p>
          </table:table-cell>
        </table:table-row>
        <table:table-row table:style-name="ro1">
          <table:table-cell office:value-type="float" office:value="1281.61" calcext:value-type="float">
            <text:p>1281.61</text:p>
          </table:table-cell>
          <table:table-cell office:value-type="float" office:value="7782.0452" calcext:value-type="float">
            <text:p>7782.0452</text:p>
          </table:table-cell>
          <table:table-cell table:formula="of:=[.B1261]/55435.69" office:value-type="float" office:value="0.140379694020224" calcext:value-type="float">
            <text:p>0.140379694020224</text:p>
          </table:table-cell>
          <table:table-cell office:value-type="float" office:value="2362365.8849857" calcext:value-type="float">
            <text:p>2362365.8849857</text:p>
          </table:table-cell>
        </table:table-row>
        <table:table-row table:style-name="ro1">
          <table:table-cell office:value-type="float" office:value="1282.63" calcext:value-type="float">
            <text:p>1282.63</text:p>
          </table:table-cell>
          <table:table-cell office:value-type="float" office:value="8378.4044" calcext:value-type="float">
            <text:p>8378.4044</text:p>
          </table:table-cell>
          <table:table-cell table:formula="of:=[.B1262]/55435.69" office:value-type="float" office:value="0.151137370167125" calcext:value-type="float">
            <text:p>0.151137370167125</text:p>
          </table:table-cell>
          <table:table-cell office:value-type="float" office:value="2370894.7391047" calcext:value-type="float">
            <text:p>2370894.7391047</text:p>
          </table:table-cell>
        </table:table-row>
        <table:table-row table:style-name="ro1">
          <table:table-cell office:value-type="float" office:value="1283.64" calcext:value-type="float">
            <text:p>1283.64</text:p>
          </table:table-cell>
          <table:table-cell office:value-type="float" office:value="9042.9682" calcext:value-type="float">
            <text:p>9042.9682</text:p>
          </table:table-cell>
          <table:table-cell table:formula="of:=[.B1263]/55435.69" office:value-type="float" office:value="0.163125383665289" calcext:value-type="float">
            <text:p>0.163125383665289</text:p>
          </table:table-cell>
          <table:table-cell office:value-type="float" office:value="2380100.090496" calcext:value-type="float">
            <text:p>2380100.090496</text:p>
          </table:table-cell>
        </table:table-row>
        <table:table-row table:style-name="ro1">
          <table:table-cell office:value-type="float" office:value="1284.66" calcext:value-type="float">
            <text:p>1284.66</text:p>
          </table:table-cell>
          <table:table-cell office:value-type="float" office:value="9771.6143" calcext:value-type="float">
            <text:p>9771.6143</text:p>
          </table:table-cell>
          <table:table-cell table:formula="of:=[.B1264]/55435.69" office:value-type="float" office:value="0.176269372673092" calcext:value-type="float">
            <text:p>0.176269372673092</text:p>
          </table:table-cell>
          <table:table-cell office:value-type="float" office:value="2390047.1721474" calcext:value-type="float">
            <text:p>2390047.1721474</text:p>
          </table:table-cell>
        </table:table-row>
        <table:table-row table:style-name="ro1">
          <table:table-cell office:value-type="float" office:value="1285.68" calcext:value-type="float">
            <text:p>1285.68</text:p>
          </table:table-cell>
          <table:table-cell office:value-type="float" office:value="10560.724" calcext:value-type="float">
            <text:p>10560.724</text:p>
          </table:table-cell>
          <table:table-cell table:formula="of:=[.B1265]/55435.69" office:value-type="float" office:value="0.190504059749234" calcext:value-type="float">
            <text:p>0.190504059749234</text:p>
          </table:table-cell>
          <table:table-cell office:value-type="float" office:value="2400797.5332101" calcext:value-type="float">
            <text:p>2400797.5332101</text:p>
          </table:table-cell>
        </table:table-row>
        <table:table-row table:style-name="ro1">
          <table:table-cell office:value-type="float" office:value="1286.7" calcext:value-type="float">
            <text:p>1286.7</text:p>
          </table:table-cell>
          <table:table-cell office:value-type="float" office:value="11411.186" calcext:value-type="float">
            <text:p>11411.186</text:p>
          </table:table-cell>
          <table:table-cell table:formula="of:=[.B1266]/55435.69" office:value-type="float" office:value="0.205845476082286" calcext:value-type="float">
            <text:p>0.205845476082286</text:p>
          </table:table-cell>
          <table:table-cell office:value-type="float" office:value="2412413.6286511" calcext:value-type="float">
            <text:p>2412413.6286511</text:p>
          </table:table-cell>
        </table:table-row>
        <table:table-row table:style-name="ro1">
          <table:table-cell office:value-type="float" office:value="1287.72" calcext:value-type="float">
            <text:p>1287.72</text:p>
          </table:table-cell>
          <table:table-cell office:value-type="float" office:value="12332.559" calcext:value-type="float">
            <text:p>12332.559</text:p>
          </table:table-cell>
          <table:table-cell table:formula="of:=[.B1267]/55435.69" office:value-type="float" office:value="0.222466050300808" calcext:value-type="float">
            <text:p>0.222466050300808</text:p>
          </table:table-cell>
          <table:table-cell office:value-type="float" office:value="2424967.6417314" calcext:value-type="float">
            <text:p>2424967.6417314</text:p>
          </table:table-cell>
        </table:table-row>
        <table:table-row table:style-name="ro1">
          <table:table-cell office:value-type="float" office:value="1288.73" calcext:value-type="float">
            <text:p>1288.73</text:p>
          </table:table-cell>
          <table:table-cell office:value-type="float" office:value="13346.355" calcext:value-type="float">
            <text:p>13346.355</text:p>
          </table:table-cell>
          <table:table-cell table:formula="of:=[.B1268]/55435.69" office:value-type="float" office:value="0.240753835660745" calcext:value-type="float">
            <text:p>0.240753835660745</text:p>
          </table:table-cell>
          <table:table-cell office:value-type="float" office:value="2438553.6556611" calcext:value-type="float">
            <text:p>2438553.6556611</text:p>
          </table:table-cell>
        </table:table-row>
        <table:table-row table:style-name="ro1">
          <table:table-cell office:value-type="float" office:value="1289.75" calcext:value-type="float">
            <text:p>1289.75</text:p>
          </table:table-cell>
          <table:table-cell office:value-type="float" office:value="14487.245" calcext:value-type="float">
            <text:p>14487.245</text:p>
          </table:table-cell>
          <table:table-cell table:formula="of:=[.B1269]/55435.69" office:value-type="float" office:value="0.261334259571767" calcext:value-type="float">
            <text:p>0.261334259571767</text:p>
          </table:table-cell>
          <table:table-cell office:value-type="float" office:value="2453301.045471" calcext:value-type="float">
            <text:p>2453301.045471</text:p>
          </table:table-cell>
        </table:table-row>
        <table:table-row table:style-name="ro1">
          <table:table-cell office:value-type="float" office:value="1290.77" calcext:value-type="float">
            <text:p>1290.77</text:p>
          </table:table-cell>
          <table:table-cell office:value-type="float" office:value="15800.893" calcext:value-type="float">
            <text:p>15800.893</text:p>
          </table:table-cell>
          <table:table-cell table:formula="of:=[.B1270]/55435.69" office:value-type="float" office:value="0.285031051295654" calcext:value-type="float">
            <text:p>0.285031051295654</text:p>
          </table:table-cell>
          <table:table-cell office:value-type="float" office:value="2469385.6725211" calcext:value-type="float">
            <text:p>2469385.6725211</text:p>
          </table:table-cell>
        </table:table-row>
        <table:table-row table:style-name="ro1">
          <table:table-cell office:value-type="float" office:value="1291.79" calcext:value-type="float">
            <text:p>1291.79</text:p>
          </table:table-cell>
          <table:table-cell office:value-type="float" office:value="17337.476" calcext:value-type="float">
            <text:p>17337.476</text:p>
          </table:table-cell>
          <table:table-cell table:formula="of:=[.B1271]/55435.69" office:value-type="float" office:value="0.312749349742016" calcext:value-type="float">
            <text:p>0.312749349742016</text:p>
          </table:table-cell>
          <table:table-cell office:value-type="float" office:value="2487034.4750162" calcext:value-type="float">
            <text:p>2487034.4750162</text:p>
          </table:table-cell>
        </table:table-row>
        <table:table-row table:style-name="ro1">
          <table:table-cell office:value-type="float" office:value="1292.81" calcext:value-type="float">
            <text:p>1292.81</text:p>
          </table:table-cell>
          <table:table-cell office:value-type="float" office:value="19140.671" calcext:value-type="float">
            <text:p>19140.671</text:p>
          </table:table-cell>
          <table:table-cell table:formula="of:=[.B1272]/55435.69" office:value-type="float" office:value="0.345277040837771" calcext:value-type="float">
            <text:p>0.345277040837771</text:p>
          </table:table-cell>
          <table:table-cell office:value-type="float" office:value="2506518.8522462" calcext:value-type="float">
            <text:p>2506518.8522462</text:p>
          </table:table-cell>
        </table:table-row>
        <table:table-row table:style-name="ro1">
          <table:table-cell office:value-type="float" office:value="1293.82" calcext:value-type="float">
            <text:p>1293.82</text:p>
          </table:table-cell>
          <table:table-cell office:value-type="float" office:value="21233.193" calcext:value-type="float">
            <text:p>21233.193</text:p>
          </table:table-cell>
          <table:table-cell table:formula="of:=[.B1273]/55435.69" office:value-type="float" office:value="0.383023878660119" calcext:value-type="float">
            <text:p>0.383023878660119</text:p>
          </table:table-cell>
          <table:table-cell office:value-type="float" office:value="2528133.3267007" calcext:value-type="float">
            <text:p>2528133.3267007</text:p>
          </table:table-cell>
        </table:table-row>
        <table:table-row table:style-name="ro1">
          <table:table-cell office:value-type="float" office:value="1294.84" calcext:value-type="float">
            <text:p>1294.84</text:p>
          </table:table-cell>
          <table:table-cell office:value-type="float" office:value="23601.439" calcext:value-type="float">
            <text:p>23601.439</text:p>
          </table:table-cell>
          <table:table-cell table:formula="of:=[.B1274]/55435.69" office:value-type="float" office:value="0.425744479774672" calcext:value-type="float">
            <text:p>0.425744479774672</text:p>
          </table:table-cell>
          <table:table-cell office:value-type="float" office:value="2552158.5734994" calcext:value-type="float">
            <text:p>2552158.5734994</text:p>
          </table:table-cell>
        </table:table-row>
        <table:table-row table:style-name="ro1">
          <table:table-cell office:value-type="float" office:value="1295.86" calcext:value-type="float">
            <text:p>1295.86</text:p>
          </table:table-cell>
          <table:table-cell office:value-type="float" office:value="26183.042" calcext:value-type="float">
            <text:p>26183.042</text:p>
          </table:table-cell>
          <table:table-cell table:formula="of:=[.B1275]/55435.69" office:value-type="float" office:value="0.472313810831975" calcext:value-type="float">
            <text:p>0.472313810831975</text:p>
          </table:table-cell>
          <table:table-cell office:value-type="float" office:value="2578811.780344" calcext:value-type="float">
            <text:p>2578811.780344</text:p>
          </table:table-cell>
        </table:table-row>
        <table:table-row table:style-name="ro1">
          <table:table-cell office:value-type="float" office:value="1296.88" calcext:value-type="float">
            <text:p>1296.88</text:p>
          </table:table-cell>
          <table:table-cell office:value-type="float" office:value="28861.568" calcext:value-type="float">
            <text:p>28861.568</text:p>
          </table:table-cell>
          <table:table-cell table:formula="of:=[.B1276]/55435.69" office:value-type="float" office:value="0.520631528172555" calcext:value-type="float">
            <text:p>0.520631528172555</text:p>
          </table:table-cell>
          <table:table-cell office:value-type="float" office:value="2608191.610633" calcext:value-type="float">
            <text:p>2608191.610633</text:p>
          </table:table-cell>
        </table:table-row>
        <table:table-row table:style-name="ro1">
          <table:table-cell office:value-type="float" office:value="1297.89" calcext:value-type="float">
            <text:p>1297.89</text:p>
          </table:table-cell>
          <table:table-cell office:value-type="float" office:value="31471.766" calcext:value-type="float">
            <text:p>31471.766</text:p>
          </table:table-cell>
          <table:table-cell table:formula="of:=[.B1277]/55435.69" office:value-type="float" office:value="0.567716682159093" calcext:value-type="float">
            <text:p>0.567716682159093</text:p>
          </table:table-cell>
          <table:table-cell office:value-type="float" office:value="2640228.5104856" calcext:value-type="float">
            <text:p>2640228.5104856</text:p>
          </table:table-cell>
        </table:table-row>
        <table:table-row table:style-name="ro1">
          <table:table-cell office:value-type="float" office:value="1298.91" calcext:value-type="float">
            <text:p>1298.91</text:p>
          </table:table-cell>
          <table:table-cell office:value-type="float" office:value="33816.63" calcext:value-type="float">
            <text:p>33816.63</text:p>
          </table:table-cell>
          <table:table-cell table:formula="of:=[.B1278]/55435.69" office:value-type="float" office:value="0.610015497236527" calcext:value-type="float">
            <text:p>0.610015497236527</text:p>
          </table:table-cell>
          <table:table-cell office:value-type="float" office:value="2674652.3800771" calcext:value-type="float">
            <text:p>2674652.3800771</text:p>
          </table:table-cell>
        </table:table-row>
        <table:table-row table:style-name="ro1">
          <table:table-cell office:value-type="float" office:value="1299.93" calcext:value-type="float">
            <text:p>1299.93</text:p>
          </table:table-cell>
          <table:table-cell office:value-type="float" office:value="35694.465" calcext:value-type="float">
            <text:p>35694.465</text:p>
          </table:table-cell>
          <table:table-cell table:formula="of:=[.B1279]/55435.69" office:value-type="float" office:value="0.643889613351976" calcext:value-type="float">
            <text:p>0.643889613351976</text:p>
          </table:table-cell>
          <table:table-cell office:value-type="float" office:value="2710987.8048535" calcext:value-type="float">
            <text:p>2710987.8048535</text:p>
          </table:table-cell>
        </table:table-row>
        <table:table-row table:style-name="ro1">
          <table:table-cell office:value-type="float" office:value="1300.95" calcext:value-type="float">
            <text:p>1300.95</text:p>
          </table:table-cell>
          <table:table-cell office:value-type="float" office:value="36931.096" calcext:value-type="float">
            <text:p>36931.096</text:p>
          </table:table-cell>
          <table:table-cell table:formula="of:=[.B1280]/55435.69" office:value-type="float" office:value="0.666197101542346" calcext:value-type="float">
            <text:p>0.666197101542346</text:p>
          </table:table-cell>
          <table:table-cell office:value-type="float" office:value="2748582.066512" calcext:value-type="float">
            <text:p>2748582.066512</text:p>
          </table:table-cell>
        </table:table-row>
        <table:table-row table:style-name="ro1">
          <table:table-cell office:value-type="float" office:value="1301.97" calcext:value-type="float">
            <text:p>1301.97</text:p>
          </table:table-cell>
          <table:table-cell office:value-type="float" office:value="37410.194" calcext:value-type="float">
            <text:p>37410.194</text:p>
          </table:table-cell>
          <table:table-cell table:formula="of:=[.B1281]/55435.69" office:value-type="float" office:value="0.674839512234808" calcext:value-type="float">
            <text:p>0.674839512234808</text:p>
          </table:table-cell>
          <table:table-cell office:value-type="float" office:value="2786664.0297791" calcext:value-type="float">
            <text:p>2786664.0297791</text:p>
          </table:table-cell>
        </table:table-row>
        <table:table-row table:style-name="ro1">
          <table:table-cell office:value-type="float" office:value="1302.98" calcext:value-type="float">
            <text:p>1302.98</text:p>
          </table:table-cell>
          <table:table-cell office:value-type="float" office:value="37094.455" calcext:value-type="float">
            <text:p>37094.455</text:p>
          </table:table-cell>
          <table:table-cell table:formula="of:=[.B1282]/55435.69" office:value-type="float" office:value="0.669143921542241" calcext:value-type="float">
            <text:p>0.669143921542241</text:p>
          </table:table-cell>
          <table:table-cell office:value-type="float" office:value="2824424.5844018" calcext:value-type="float">
            <text:p>2824424.5844018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36032.167" calcext:value-type="float">
            <text:p>36032.167</text:p>
          </table:table-cell>
          <table:table-cell table:formula="of:=[.B1283]/55435.69" office:value-type="float" office:value="0.649981392853593" calcext:value-type="float">
            <text:p>0.649981392853593</text:p>
          </table:table-cell>
          <table:table-cell office:value-type="float" office:value="2861103.7752749" calcext:value-type="float">
            <text:p>2861103.7752749</text:p>
          </table:table-cell>
        </table:table-row>
        <table:table-row table:style-name="ro1">
          <table:table-cell office:value-type="float" office:value="1305.02" calcext:value-type="float">
            <text:p>1305.02</text:p>
          </table:table-cell>
          <table:table-cell office:value-type="float" office:value="34347.284" calcext:value-type="float">
            <text:p>34347.284</text:p>
          </table:table-cell>
          <table:table-cell table:formula="of:=[.B1284]/55435.69" office:value-type="float" office:value="0.619587922509849" calcext:value-type="float">
            <text:p>0.619587922509849</text:p>
          </table:table-cell>
          <table:table-cell office:value-type="float" office:value="2896067.827873" calcext:value-type="float">
            <text:p>2896067.827873</text:p>
          </table:table-cell>
        </table:table-row>
        <table:table-row table:style-name="ro1">
          <table:table-cell office:value-type="float" office:value="1306.04" calcext:value-type="float">
            <text:p>1306.04</text:p>
          </table:table-cell>
          <table:table-cell office:value-type="float" office:value="32215.364" calcext:value-type="float">
            <text:p>32215.364</text:p>
          </table:table-cell>
          <table:table-cell table:formula="of:=[.B1285]/55435.69" office:value-type="float" office:value="0.581130387301033" calcext:value-type="float">
            <text:p>0.581130387301033</text:p>
          </table:table-cell>
          <table:table-cell office:value-type="float" office:value="2928861.6787025" calcext:value-type="float">
            <text:p>2928861.6787025</text:p>
          </table:table-cell>
        </table:table-row>
        <table:table-row table:style-name="ro1">
          <table:table-cell office:value-type="float" office:value="1307.06" calcext:value-type="float">
            <text:p>1307.06</text:p>
          </table:table-cell>
          <table:table-cell office:value-type="float" office:value="29831.367" calcext:value-type="float">
            <text:p>29831.367</text:p>
          </table:table-cell>
          <table:table-cell table:formula="of:=[.B1286]/55435.69" office:value-type="float" office:value="0.538125655151041" calcext:value-type="float">
            <text:p>0.538125655151041</text:p>
          </table:table-cell>
          <table:table-cell office:value-type="float" office:value="2959228.7228466" calcext:value-type="float">
            <text:p>2959228.7228466</text:p>
          </table:table-cell>
        </table:table-row>
        <table:table-row table:style-name="ro1">
          <table:table-cell office:value-type="float" office:value="1308.07" calcext:value-type="float">
            <text:p>1308.07</text:p>
          </table:table-cell>
          <table:table-cell office:value-type="float" office:value="27377.172" calcext:value-type="float">
            <text:p>27377.172</text:p>
          </table:table-cell>
          <table:table-cell table:formula="of:=[.B1287]/55435.69" office:value-type="float" office:value="0.493854626865833" calcext:value-type="float">
            <text:p>0.493854626865833</text:p>
          </table:table-cell>
          <table:table-cell office:value-type="float" office:value="2987097.5029153" calcext:value-type="float">
            <text:p>2987097.5029153</text:p>
          </table:table-cell>
        </table:table-row>
        <table:table-row table:style-name="ro1">
          <table:table-cell office:value-type="float" office:value="1309.09" calcext:value-type="float">
            <text:p>1309.09</text:p>
          </table:table-cell>
          <table:table-cell office:value-type="float" office:value="24996.271" calcext:value-type="float">
            <text:p>24996.271</text:p>
          </table:table-cell>
          <table:table-cell table:formula="of:=[.B1288]/55435.69" office:value-type="float" office:value="0.450905743213442" calcext:value-type="float">
            <text:p>0.450905743213442</text:p>
          </table:table-cell>
          <table:table-cell office:value-type="float" office:value="3012542.6277419" calcext:value-type="float">
            <text:p>3012542.6277419</text:p>
          </table:table-cell>
        </table:table-row>
        <table:table-row table:style-name="ro1">
          <table:table-cell office:value-type="float" office:value="1310.11" calcext:value-type="float">
            <text:p>1310.11</text:p>
          </table:table-cell>
          <table:table-cell office:value-type="float" office:value="22780.502" calcext:value-type="float">
            <text:p>22780.502</text:p>
          </table:table-cell>
          <table:table-cell table:formula="of:=[.B1289]/55435.69" office:value-type="float" office:value="0.410935662566841" calcext:value-type="float">
            <text:p>0.410935662566841</text:p>
          </table:table-cell>
          <table:table-cell office:value-type="float" office:value="3035732.1953888" calcext:value-type="float">
            <text:p>3035732.1953888</text:p>
          </table:table-cell>
        </table:table-row>
        <table:table-row table:style-name="ro1">
          <table:table-cell office:value-type="float" office:value="1311.13" calcext:value-type="float">
            <text:p>1311.13</text:p>
          </table:table-cell>
          <table:table-cell office:value-type="float" office:value="20770.045" calcext:value-type="float">
            <text:p>20770.045</text:p>
          </table:table-cell>
          <table:table-cell table:formula="of:=[.B1290]/55435.69" office:value-type="float" office:value="0.374669188748259" calcext:value-type="float">
            <text:p>0.374669188748259</text:p>
          </table:table-cell>
          <table:table-cell office:value-type="float" office:value="3056875.2045975" calcext:value-type="float">
            <text:p>3056875.2045975</text:p>
          </table:table-cell>
        </table:table-row>
        <table:table-row table:style-name="ro1">
          <table:table-cell office:value-type="float" office:value="1312.15" calcext:value-type="float">
            <text:p>1312.15</text:p>
          </table:table-cell>
          <table:table-cell office:value-type="float" office:value="18964.208" calcext:value-type="float">
            <text:p>18964.208</text:p>
          </table:table-cell>
          <table:table-cell table:formula="of:=[.B1291]/55435.69" office:value-type="float" office:value="0.342093838824771" calcext:value-type="float">
            <text:p>0.342093838824771</text:p>
          </table:table-cell>
          <table:table-cell office:value-type="float" office:value="3076179.9504532" calcext:value-type="float">
            <text:p>3076179.9504532</text:p>
          </table:table-cell>
        </table:table-row>
        <table:table-row table:style-name="ro1">
          <table:table-cell office:value-type="float" office:value="1313.16" calcext:value-type="float">
            <text:p>1313.16</text:p>
          </table:table-cell>
          <table:table-cell office:value-type="float" office:value="17338.154" calcext:value-type="float">
            <text:p>17338.154</text:p>
          </table:table-cell>
          <table:table-cell table:formula="of:=[.B1292]/55435.69" office:value-type="float" office:value="0.312761580130057" calcext:value-type="float">
            <text:p>0.312761580130057</text:p>
          </table:table-cell>
          <table:table-cell office:value-type="float" office:value="3093829.4431181" calcext:value-type="float">
            <text:p>3093829.4431181</text:p>
          </table:table-cell>
        </table:table-row>
        <table:table-row table:style-name="ro1">
          <table:table-cell office:value-type="float" office:value="1314.18" calcext:value-type="float">
            <text:p>1314.18</text:p>
          </table:table-cell>
          <table:table-cell office:value-type="float" office:value="15860.073" calcext:value-type="float">
            <text:p>15860.073</text:p>
          </table:table-cell>
          <table:table-cell table:formula="of:=[.B1293]/55435.69" office:value-type="float" office:value="0.286098594605749" calcext:value-type="float">
            <text:p>0.286098594605749</text:p>
          </table:table-cell>
          <table:table-cell office:value-type="float" office:value="3109974.3130755" calcext:value-type="float">
            <text:p>3109974.3130755</text:p>
          </table:table-cell>
        </table:table-row>
        <table:table-row table:style-name="ro1">
          <table:table-cell office:value-type="float" office:value="1315.2" calcext:value-type="float">
            <text:p>1315.2</text:p>
          </table:table-cell>
          <table:table-cell office:value-type="float" office:value="14504.469" calcext:value-type="float">
            <text:p>14504.469</text:p>
          </table:table-cell>
          <table:table-cell table:formula="of:=[.B1294]/55435.69" office:value-type="float" office:value="0.261644961936976" calcext:value-type="float">
            <text:p>0.261644961936976</text:p>
          </table:table-cell>
          <table:table-cell office:value-type="float" office:value="3124739.2361379" calcext:value-type="float">
            <text:p>3124739.2361379</text:p>
          </table:table-cell>
        </table:table-row>
        <table:table-row table:style-name="ro1">
          <table:table-cell office:value-type="float" office:value="1316.22" calcext:value-type="float">
            <text:p>1316.22</text:p>
          </table:table-cell>
          <table:table-cell office:value-type="float" office:value="13259.371" calcext:value-type="float">
            <text:p>13259.371</text:p>
          </table:table-cell>
          <table:table-cell table:formula="of:=[.B1295]/55435.69" office:value-type="float" office:value="0.239184738207462" calcext:value-type="float">
            <text:p>0.239184738207462</text:p>
          </table:table-cell>
          <table:table-cell office:value-type="float" office:value="3138236.703743" calcext:value-type="float">
            <text:p>3138236.703743</text:p>
          </table:table-cell>
        </table:table-row>
        <table:table-row table:style-name="ro1">
          <table:table-cell office:value-type="float" office:value="1317.24" calcext:value-type="float">
            <text:p>1317.24</text:p>
          </table:table-cell>
          <table:table-cell office:value-type="float" office:value="12127.621" calcext:value-type="float">
            <text:p>12127.621</text:p>
          </table:table-cell>
          <table:table-cell table:formula="of:=[.B1296]/55435.69" office:value-type="float" office:value="0.218769190029023" calcext:value-type="float">
            <text:p>0.218769190029023</text:p>
          </table:table-cell>
          <table:table-cell office:value-type="float" office:value="3150582.0986043" calcext:value-type="float">
            <text:p>3150582.0986043</text:p>
          </table:table-cell>
        </table:table-row>
        <table:table-row table:style-name="ro1">
          <table:table-cell office:value-type="float" office:value="1318.25" calcext:value-type="float">
            <text:p>1318.25</text:p>
          </table:table-cell>
          <table:table-cell office:value-type="float" office:value="11123.955" calcext:value-type="float">
            <text:p>11123.955</text:p>
          </table:table-cell>
          <table:table-cell table:formula="of:=[.B1297]/55435.69" office:value-type="float" office:value="0.200664138932879" calcext:value-type="float">
            <text:p>0.200664138932879</text:p>
          </table:table-cell>
          <table:table-cell office:value-type="float" office:value="3161905.8050892" calcext:value-type="float">
            <text:p>3161905.8050892</text:p>
          </table:table-cell>
        </table:table-row>
        <table:table-row table:style-name="ro1">
          <table:table-cell office:value-type="float" office:value="1319.27" calcext:value-type="float">
            <text:p>1319.27</text:p>
          </table:table-cell>
          <table:table-cell office:value-type="float" office:value="10270.16" calcext:value-type="float">
            <text:p>10270.16</text:p>
          </table:table-cell>
          <table:table-cell table:formula="of:=[.B1298]/55435.69" office:value-type="float" office:value="0.185262598878087" calcext:value-type="float">
            <text:p>0.185262598878087</text:p>
          </table:table-cell>
          <table:table-cell office:value-type="float" office:value="3172360.3851134" calcext:value-type="float">
            <text:p>3172360.3851134</text:p>
          </table:table-cell>
        </table:table-row>
        <table:table-row table:style-name="ro1">
          <table:table-cell office:value-type="float" office:value="1320.29" calcext:value-type="float">
            <text:p>1320.29</text:p>
          </table:table-cell>
          <table:table-cell office:value-type="float" office:value="9590.1111" calcext:value-type="float">
            <text:p>9590.1111</text:p>
          </table:table-cell>
          <table:table-cell table:formula="of:=[.B1299]/55435.69" office:value-type="float" office:value="0.172995250893423" calcext:value-type="float">
            <text:p>0.172995250893423</text:p>
          </table:table-cell>
          <table:table-cell office:value-type="float" office:value="3182122.7043641" calcext:value-type="float">
            <text:p>3182122.7043641</text:p>
          </table:table-cell>
        </table:table-row>
        <table:table-row table:style-name="ro1">
          <table:table-cell office:value-type="float" office:value="1321.31" calcext:value-type="float">
            <text:p>1321.31</text:p>
          </table:table-cell>
          <table:table-cell office:value-type="float" office:value="9105.6054" calcext:value-type="float">
            <text:p>9105.6054</text:p>
          </table:table-cell>
          <table:table-cell table:formula="of:=[.B1300]/55435.69" office:value-type="float" office:value="0.164255291131039" calcext:value-type="float">
            <text:p>0.164255291131039</text:p>
          </table:table-cell>
          <table:table-cell office:value-type="float" office:value="3191391.8177232" calcext:value-type="float">
            <text:p>3191391.8177232</text:p>
          </table:table-cell>
        </table:table-row>
        <table:table-row table:style-name="ro1">
          <table:table-cell office:value-type="float" office:value="1322.33" calcext:value-type="float">
            <text:p>1322.33</text:p>
          </table:table-cell>
          <table:table-cell office:value-type="float" office:value="8833.0854" calcext:value-type="float">
            <text:p>8833.0854</text:p>
          </table:table-cell>
          <table:table-cell table:formula="of:=[.B1301]/55435.69" office:value-type="float" office:value="0.159339324539841" calcext:value-type="float">
            <text:p>0.159339324539841</text:p>
          </table:table-cell>
          <table:table-cell office:value-type="float" office:value="3200383.5174896" calcext:value-type="float">
            <text:p>3200383.5174896</text:p>
          </table:table-cell>
        </table:table-row>
        <table:table-row table:style-name="ro1">
          <table:table-cell office:value-type="float" office:value="1323.34" calcext:value-type="float">
            <text:p>1323.34</text:p>
          </table:table-cell>
          <table:table-cell office:value-type="float" office:value="8781.0009" calcext:value-type="float">
            <text:p>8781.0009</text:p>
          </table:table-cell>
          <table:table-cell table:formula="of:=[.B1302]/55435.69" office:value-type="float" office:value="0.158399776389543" calcext:value-type="float">
            <text:p>0.158399776389543</text:p>
          </table:table-cell>
          <table:table-cell office:value-type="float" office:value="3209322.1974961" calcext:value-type="float">
            <text:p>3209322.1974961</text:p>
          </table:table-cell>
        </table:table-row>
        <table:table-row table:style-name="ro1">
          <table:table-cell office:value-type="float" office:value="1324.36" calcext:value-type="float">
            <text:p>1324.36</text:p>
          </table:table-cell>
          <table:table-cell office:value-type="float" office:value="8947.7351" calcext:value-type="float">
            <text:p>8947.7351</text:p>
          </table:table-cell>
          <table:table-cell table:formula="of:=[.B1303]/55435.69" office:value-type="float" office:value="0.161407481353619" calcext:value-type="float">
            <text:p>0.161407481353619</text:p>
          </table:table-cell>
          <table:table-cell office:value-type="float" office:value="3218430.6057213" calcext:value-type="float">
            <text:p>3218430.6057213</text:p>
          </table:table-cell>
        </table:table-row>
        <table:table-row table:style-name="ro1">
          <table:table-cell office:value-type="float" office:value="1325.38" calcext:value-type="float">
            <text:p>1325.38</text:p>
          </table:table-cell>
          <table:table-cell office:value-type="float" office:value="9320.4109" calcext:value-type="float">
            <text:p>9320.4109</text:p>
          </table:table-cell>
          <table:table-cell table:formula="of:=[.B1304]/55435.69" office:value-type="float" office:value="0.168130150450008" calcext:value-type="float">
            <text:p>0.168130150450008</text:p>
          </table:table-cell>
          <table:table-cell office:value-type="float" office:value="3227918.3818548" calcext:value-type="float">
            <text:p>3227918.3818548</text:p>
          </table:table-cell>
        </table:table-row>
        <table:table-row table:style-name="ro1">
          <table:table-cell office:value-type="float" office:value="1326.4" calcext:value-type="float">
            <text:p>1326.4</text:p>
          </table:table-cell>
          <table:table-cell office:value-type="float" office:value="9875.1339" calcext:value-type="float">
            <text:p>9875.1339</text:p>
          </table:table-cell>
          <table:table-cell table:formula="of:=[.B1305]/55435.69" office:value-type="float" office:value="0.178136754498771" calcext:value-type="float">
            <text:p>0.178136754498771</text:p>
          </table:table-cell>
          <table:table-cell office:value-type="float" office:value="3237970.8420611" calcext:value-type="float">
            <text:p>3237970.8420611</text:p>
          </table:table-cell>
        </table:table-row>
        <table:table-row table:style-name="ro1">
          <table:table-cell office:value-type="float" office:value="1327.42" calcext:value-type="float">
            <text:p>1327.42</text:p>
          </table:table-cell>
          <table:table-cell office:value-type="float" office:value="10579.039" calcext:value-type="float">
            <text:p>10579.039</text:p>
          </table:table-cell>
          <table:table-cell table:formula="of:=[.B1306]/55435.69" office:value-type="float" office:value="0.190834442576614" calcext:value-type="float">
            <text:p>0.190834442576614</text:p>
          </table:table-cell>
          <table:table-cell office:value-type="float" office:value="3248739.8476295" calcext:value-type="float">
            <text:p>3248739.8476295</text:p>
          </table:table-cell>
        </table:table-row>
        <table:table-row table:style-name="ro1">
          <table:table-cell office:value-type="float" office:value="1328.43" calcext:value-type="float">
            <text:p>1328.43</text:p>
          </table:table-cell>
          <table:table-cell office:value-type="float" office:value="11393.913" calcext:value-type="float">
            <text:p>11393.913</text:p>
          </table:table-cell>
          <table:table-cell table:formula="of:=[.B1307]/55435.69" office:value-type="float" office:value="0.205533889809976" calcext:value-type="float">
            <text:p>0.205533889809976</text:p>
          </table:table-cell>
          <table:table-cell office:value-type="float" office:value="3260338.3594262" calcext:value-type="float">
            <text:p>3260338.3594262</text:p>
          </table:table-cell>
        </table:table-row>
        <table:table-row table:style-name="ro1">
          <table:table-cell office:value-type="float" office:value="1329.45" calcext:value-type="float">
            <text:p>1329.45</text:p>
          </table:table-cell>
          <table:table-cell office:value-type="float" office:value="12280.44" calcext:value-type="float">
            <text:p>12280.44</text:p>
          </table:table-cell>
          <table:table-cell table:formula="of:=[.B1308]/55435.69" office:value-type="float" office:value="0.221525879807756" calcext:value-type="float">
            <text:p>0.221525879807756</text:p>
          </table:table-cell>
          <table:table-cell office:value-type="float" office:value="3272839.3175628" calcext:value-type="float">
            <text:p>3272839.3175628</text:p>
          </table:table-cell>
        </table:table-row>
        <table:table-row table:style-name="ro1">
          <table:table-cell office:value-type="float" office:value="1330.47" calcext:value-type="float">
            <text:p>1330.47</text:p>
          </table:table-cell>
          <table:table-cell office:value-type="float" office:value="13201.72" calcext:value-type="float">
            <text:p>13201.72</text:p>
          </table:table-cell>
          <table:table-cell table:formula="of:=[.B1309]/55435.69" office:value-type="float" office:value="0.238144776406679" calcext:value-type="float">
            <text:p>0.238144776406679</text:p>
          </table:table-cell>
          <table:table-cell office:value-type="float" office:value="3286278.0992443" calcext:value-type="float">
            <text:p>3286278.0992443</text:p>
          </table:table-cell>
        </table:table-row>
        <table:table-row table:style-name="ro1">
          <table:table-cell office:value-type="float" office:value="1331.49" calcext:value-type="float">
            <text:p>1331.49</text:p>
          </table:table-cell>
          <table:table-cell office:value-type="float" office:value="14124.874" calcext:value-type="float">
            <text:p>14124.874</text:p>
          </table:table-cell>
          <table:table-cell table:formula="of:=[.B1310]/55435.69" office:value-type="float" office:value="0.254797477942459" calcext:value-type="float">
            <text:p>0.254797477942459</text:p>
          </table:table-cell>
          <table:table-cell office:value-type="float" office:value="3300656.6110582" calcext:value-type="float">
            <text:p>3300656.6110582</text:p>
          </table:table-cell>
        </table:table-row>
        <table:table-row table:style-name="ro1">
          <table:table-cell office:value-type="float" office:value="1332.51" calcext:value-type="float">
            <text:p>1332.51</text:p>
          </table:table-cell>
          <table:table-cell office:value-type="float" office:value="15020.361" calcext:value-type="float">
            <text:p>15020.361</text:p>
          </table:table-cell>
          <table:table-cell table:formula="of:=[.B1311]/55435.69" office:value-type="float" office:value="0.270951096667147" calcext:value-type="float">
            <text:p>0.270951096667147</text:p>
          </table:table-cell>
          <table:table-cell office:value-type="float" office:value="3315946.689924" calcext:value-type="float">
            <text:p>3315946.689924</text:p>
          </table:table-cell>
        </table:table-row>
        <table:table-row table:style-name="ro1">
          <table:table-cell office:value-type="float" office:value="1333.52" calcext:value-type="float">
            <text:p>1333.52</text:p>
          </table:table-cell>
          <table:table-cell office:value-type="float" office:value="15859.738" calcext:value-type="float">
            <text:p>15859.738</text:p>
          </table:table-cell>
          <table:table-cell table:formula="of:=[.B1312]/55435.69" office:value-type="float" office:value="0.286092551567411" calcext:value-type="float">
            <text:p>0.286092551567411</text:p>
          </table:table-cell>
          <table:table-cell office:value-type="float" office:value="3332091.2187121" calcext:value-type="float">
            <text:p>3332091.2187121</text:p>
          </table:table-cell>
        </table:table-row>
        <table:table-row table:style-name="ro1">
          <table:table-cell office:value-type="float" office:value="1334.54" calcext:value-type="float">
            <text:p>1334.54</text:p>
          </table:table-cell>
          <table:table-cell office:value-type="float" office:value="16613.437" calcext:value-type="float">
            <text:p>16613.437</text:p>
          </table:table-cell>
          <table:table-cell table:formula="of:=[.B1313]/55435.69" office:value-type="float" office:value="0.299688467844452" calcext:value-type="float">
            <text:p>0.299688467844452</text:p>
          </table:table-cell>
          <table:table-cell office:value-type="float" office:value="3349002.9810669" calcext:value-type="float">
            <text:p>3349002.9810669</text:p>
          </table:table-cell>
        </table:table-row>
        <table:table-row table:style-name="ro1">
          <table:table-cell office:value-type="float" office:value="1335.56" calcext:value-type="float">
            <text:p>1335.56</text:p>
          </table:table-cell>
          <table:table-cell office:value-type="float" office:value="17250.339" calcext:value-type="float">
            <text:p>17250.339</text:p>
          </table:table-cell>
          <table:table-cell table:formula="of:=[.B1314]/55435.69" office:value-type="float" office:value="0.31117749233391" calcext:value-type="float">
            <text:p>0.31117749233391</text:p>
          </table:table-cell>
          <table:table-cell office:value-type="float" office:value="3366563.0818053" calcext:value-type="float">
            <text:p>3366563.0818053</text:p>
          </table:table-cell>
        </table:table-row>
        <table:table-row table:style-name="ro1">
          <table:table-cell office:value-type="float" office:value="1336.58" calcext:value-type="float">
            <text:p>1336.58</text:p>
          </table:table-cell>
          <table:table-cell office:value-type="float" office:value="17740.219" calcext:value-type="float">
            <text:p>17740.219</text:p>
          </table:table-cell>
          <table:table-cell table:formula="of:=[.B1315]/55435.69" office:value-type="float" office:value="0.320014398666274" calcext:value-type="float">
            <text:p>0.320014398666274</text:p>
          </table:table-cell>
          <table:table-cell office:value-type="float" office:value="3384621.8591832" calcext:value-type="float">
            <text:p>3384621.8591832</text:p>
          </table:table-cell>
        </table:table-row>
        <table:table-row table:style-name="ro1">
          <table:table-cell office:value-type="float" office:value="1337.6" calcext:value-type="float">
            <text:p>1337.6</text:p>
          </table:table-cell>
          <table:table-cell office:value-type="float" office:value="18058.82" calcext:value-type="float">
            <text:p>18058.82</text:p>
          </table:table-cell>
          <table:table-cell table:formula="of:=[.B1316]/55435.69" office:value-type="float" office:value="0.325761616749065" calcext:value-type="float">
            <text:p>0.325761616749065</text:p>
          </table:table-cell>
          <table:table-cell office:value-type="float" office:value="3403004.958716" calcext:value-type="float">
            <text:p>3403004.958716</text:p>
          </table:table-cell>
        </table:table-row>
        <table:table-row table:style-name="ro1">
          <table:table-cell office:value-type="float" office:value="1338.61" calcext:value-type="float">
            <text:p>1338.61</text:p>
          </table:table-cell>
          <table:table-cell office:value-type="float" office:value="18193.876" calcext:value-type="float">
            <text:p>18193.876</text:p>
          </table:table-cell>
          <table:table-cell table:formula="of:=[.B1317]/55435.69" office:value-type="float" office:value="0.328197881184486" calcext:value-type="float">
            <text:p>0.328197881184486</text:p>
          </table:table-cell>
          <table:table-cell office:value-type="float" office:value="3421525.5398786" calcext:value-type="float">
            <text:p>3421525.5398786</text:p>
          </table:table-cell>
        </table:table-row>
        <table:table-row table:style-name="ro1">
          <table:table-cell office:value-type="float" office:value="1339.63" calcext:value-type="float">
            <text:p>1339.63</text:p>
          </table:table-cell>
          <table:table-cell office:value-type="float" office:value="18149.581" calcext:value-type="float">
            <text:p>18149.581</text:p>
          </table:table-cell>
          <table:table-cell table:formula="of:=[.B1318]/55435.69" office:value-type="float" office:value="0.327398847204752" calcext:value-type="float">
            <text:p>0.327398847204752</text:p>
          </table:table-cell>
          <table:table-cell office:value-type="float" office:value="3440001.0296849" calcext:value-type="float">
            <text:p>3440001.0296849</text:p>
          </table:table-cell>
        </table:table-row>
        <table:table-row table:style-name="ro1">
          <table:table-cell office:value-type="float" office:value="1340.65" calcext:value-type="float">
            <text:p>1340.65</text:p>
          </table:table-cell>
          <table:table-cell office:value-type="float" office:value="17947.164" calcext:value-type="float">
            <text:p>17947.164</text:p>
          </table:table-cell>
          <table:table-cell table:formula="of:=[.B1319]/55435.69" office:value-type="float" office:value="0.32374746305133" calcext:value-type="float">
            <text:p>0.32374746305133</text:p>
          </table:table-cell>
          <table:table-cell office:value-type="float" office:value="3458270.4680756" calcext:value-type="float">
            <text:p>3458270.4680756</text:p>
          </table:table-cell>
        </table:table-row>
        <table:table-row table:style-name="ro1">
          <table:table-cell office:value-type="float" office:value="1341.67" calcext:value-type="float">
            <text:p>1341.67</text:p>
          </table:table-cell>
          <table:table-cell office:value-type="float" office:value="17620.513" calcext:value-type="float">
            <text:p>17620.513</text:p>
          </table:table-cell>
          <table:table-cell table:formula="of:=[.B1320]/55435.69" office:value-type="float" office:value="0.317855031659207" calcext:value-type="float">
            <text:p>0.317855031659207</text:p>
          </table:table-cell>
          <table:table-cell office:value-type="float" office:value="3476207.3900137" calcext:value-type="float">
            <text:p>3476207.3900137</text:p>
          </table:table-cell>
        </table:table-row>
        <table:table-row table:style-name="ro1">
          <table:table-cell office:value-type="float" office:value="1342.69" calcext:value-type="float">
            <text:p>1342.69</text:p>
          </table:table-cell>
          <table:table-cell office:value-type="float" office:value="17207.612" calcext:value-type="float">
            <text:p>17207.612</text:p>
          </table:table-cell>
          <table:table-cell table:formula="of:=[.B1321]/55435.69" office:value-type="float" office:value="0.310406743381385" calcext:value-type="float">
            <text:p>0.310406743381385</text:p>
          </table:table-cell>
          <table:table-cell office:value-type="float" office:value="3493723.9966857" calcext:value-type="float">
            <text:p>3493723.9966857</text:p>
          </table:table-cell>
        </table:table-row>
        <table:table-row table:style-name="ro1">
          <table:table-cell office:value-type="float" office:value="1343.7" calcext:value-type="float">
            <text:p>1343.7</text:p>
          </table:table-cell>
          <table:table-cell office:value-type="float" office:value="16740.367" calcext:value-type="float">
            <text:p>16740.367</text:p>
          </table:table-cell>
          <table:table-cell table:formula="of:=[.B1322]/55435.69" office:value-type="float" office:value="0.301978148012589" calcext:value-type="float">
            <text:p>0.301978148012589</text:p>
          </table:table-cell>
          <table:table-cell office:value-type="float" office:value="3510764.9680322" calcext:value-type="float">
            <text:p>3510764.9680322</text:p>
          </table:table-cell>
        </table:table-row>
        <table:table-row table:style-name="ro1">
          <table:table-cell office:value-type="float" office:value="1344.72" calcext:value-type="float">
            <text:p>1344.72</text:p>
          </table:table-cell>
          <table:table-cell office:value-type="float" office:value="16236.269" calcext:value-type="float">
            <text:p>16236.269</text:p>
          </table:table-cell>
          <table:table-cell table:formula="of:=[.B1323]/55435.69" office:value-type="float" office:value="0.292884764309779" calcext:value-type="float">
            <text:p>0.292884764309779</text:p>
          </table:table-cell>
          <table:table-cell office:value-type="float" office:value="3527292.7890684" calcext:value-type="float">
            <text:p>3527292.7890684</text:p>
          </table:table-cell>
        </table:table-row>
        <table:table-row table:style-name="ro1">
          <table:table-cell office:value-type="float" office:value="1345.74" calcext:value-type="float">
            <text:p>1345.74</text:p>
          </table:table-cell>
          <table:table-cell office:value-type="float" office:value="15694.971" calcext:value-type="float">
            <text:p>15694.971</text:p>
          </table:table-cell>
          <table:table-cell table:formula="of:=[.B1324]/55435.69" office:value-type="float" office:value="0.283120332767573" calcext:value-type="float">
            <text:p>0.283120332767573</text:p>
          </table:table-cell>
          <table:table-cell office:value-type="float" office:value="3543269.5926554" calcext:value-type="float">
            <text:p>3543269.5926554</text:p>
          </table:table-cell>
        </table:table-row>
        <table:table-row table:style-name="ro1">
          <table:table-cell office:value-type="float" office:value="1346.76" calcext:value-type="float">
            <text:p>1346.76</text:p>
          </table:table-cell>
          <table:table-cell office:value-type="float" office:value="15101.263" calcext:value-type="float">
            <text:p>15101.263</text:p>
          </table:table-cell>
          <table:table-cell table:formula="of:=[.B1325]/55435.69" office:value-type="float" office:value="0.272410481406473" calcext:value-type="float">
            <text:p>0.272410481406473</text:p>
          </table:table-cell>
          <table:table-cell office:value-type="float" office:value="3558642.0268069" calcext:value-type="float">
            <text:p>3558642.0268069</text:p>
          </table:table-cell>
        </table:table-row>
        <table:table-row table:style-name="ro1">
          <table:table-cell office:value-type="float" office:value="1347.77" calcext:value-type="float">
            <text:p>1347.77</text:p>
          </table:table-cell>
          <table:table-cell office:value-type="float" office:value="14433.666" calcext:value-type="float">
            <text:p>14433.666</text:p>
          </table:table-cell>
          <table:table-cell table:formula="of:=[.B1326]/55435.69" office:value-type="float" office:value="0.26036775225491" calcext:value-type="float">
            <text:p>0.26036775225491</text:p>
          </table:table-cell>
          <table:table-cell office:value-type="float" office:value="3573334.8755764" calcext:value-type="float">
            <text:p>3573334.8755764</text:p>
          </table:table-cell>
        </table:table-row>
        <table:table-row table:style-name="ro1">
          <table:table-cell office:value-type="float" office:value="1348.79" calcext:value-type="float">
            <text:p>1348.79</text:p>
          </table:table-cell>
          <table:table-cell office:value-type="float" office:value="13675.842" calcext:value-type="float">
            <text:p>13675.842</text:p>
          </table:table-cell>
          <table:table-cell table:formula="of:=[.B1327]/55435.69" office:value-type="float" office:value="0.246697425431162" calcext:value-type="float">
            <text:p>0.246697425431162</text:p>
          </table:table-cell>
          <table:table-cell office:value-type="float" office:value="3587256.2926282" calcext:value-type="float">
            <text:p>3587256.2926282</text:p>
          </table:table-cell>
        </table:table-row>
        <table:table-row table:style-name="ro1">
          <table:table-cell office:value-type="float" office:value="1349.81" calcext:value-type="float">
            <text:p>1349.81</text:p>
          </table:table-cell>
          <table:table-cell office:value-type="float" office:value="12826.911" calcext:value-type="float">
            <text:p>12826.911</text:p>
          </table:table-cell>
          <table:table-cell table:formula="of:=[.B1328]/55435.69" office:value-type="float" office:value="0.231383626685264" calcext:value-type="float">
            <text:p>0.231383626685264</text:p>
          </table:table-cell>
          <table:table-cell office:value-type="float" office:value="3600313.5343531" calcext:value-type="float">
            <text:p>3600313.5343531</text:p>
          </table:table-cell>
        </table:table-row>
        <table:table-row table:style-name="ro1">
          <table:table-cell office:value-type="float" office:value="1350.83" calcext:value-type="float">
            <text:p>1350.83</text:p>
          </table:table-cell>
          <table:table-cell office:value-type="float" office:value="11907.07" calcext:value-type="float">
            <text:p>11907.07</text:p>
          </table:table-cell>
          <table:table-cell table:formula="of:=[.B1329]/55435.69" office:value-type="float" office:value="0.214790688092815" calcext:value-type="float">
            <text:p>0.214790688092815</text:p>
          </table:table-cell>
          <table:table-cell office:value-type="float" office:value="3612434.4174797" calcext:value-type="float">
            <text:p>3612434.4174797</text:p>
          </table:table-cell>
        </table:table-row>
        <table:table-row table:style-name="ro1">
          <table:table-cell office:value-type="float" office:value="1351.85" calcext:value-type="float">
            <text:p>1351.85</text:p>
          </table:table-cell>
          <table:table-cell office:value-type="float" office:value="10956.515" calcext:value-type="float">
            <text:p>10956.515</text:p>
          </table:table-cell>
          <table:table-cell table:formula="of:=[.B1330]/55435.69" office:value-type="float" office:value="0.197643702098774" calcext:value-type="float">
            <text:p>0.197643702098774</text:p>
          </table:table-cell>
          <table:table-cell office:value-type="float" office:value="3623587.6771369" calcext:value-type="float">
            <text:p>3623587.6771369</text:p>
          </table:table-cell>
        </table:table-row>
        <table:table-row table:style-name="ro1">
          <table:table-cell office:value-type="float" office:value="1352.86" calcext:value-type="float">
            <text:p>1352.86</text:p>
          </table:table-cell>
          <table:table-cell office:value-type="float" office:value="10027.926" calcext:value-type="float">
            <text:p>10027.926</text:p>
          </table:table-cell>
          <table:table-cell table:formula="of:=[.B1331]/55435.69" office:value-type="float" office:value="0.180892959030545" calcext:value-type="float">
            <text:p>0.180892959030545</text:p>
          </table:table-cell>
          <table:table-cell office:value-type="float" office:value="3633795.6730357" calcext:value-type="float">
            <text:p>3633795.6730357</text:p>
          </table:table-cell>
        </table:table-row>
        <table:table-row table:style-name="ro1">
          <table:table-cell office:value-type="float" office:value="1353.88" calcext:value-type="float">
            <text:p>1353.88</text:p>
          </table:table-cell>
          <table:table-cell office:value-type="float" office:value="9174.9224" calcext:value-type="float">
            <text:p>9174.9224</text:p>
          </table:table-cell>
          <table:table-cell table:formula="of:=[.B1332]/55435.69" office:value-type="float" office:value="0.165505694977369" calcext:value-type="float">
            <text:p>0.165505694977369</text:p>
          </table:table-cell>
          <table:table-cell office:value-type="float" office:value="3643135.3481399" calcext:value-type="float">
            <text:p>3643135.3481399</text:p>
          </table:table-cell>
        </table:table-row>
        <table:table-row table:style-name="ro1">
          <table:table-cell office:value-type="float" office:value="1354.9" calcext:value-type="float">
            <text:p>1354.9</text:p>
          </table:table-cell>
          <table:table-cell office:value-type="float" office:value="8440.1747" calcext:value-type="float">
            <text:p>8440.1747</text:p>
          </table:table-cell>
          <table:table-cell table:formula="of:=[.B1333]/55435.69" office:value-type="float" office:value="0.152251639692768" calcext:value-type="float">
            <text:p>0.152251639692768</text:p>
          </table:table-cell>
          <table:table-cell office:value-type="float" office:value="3651727.081743" calcext:value-type="float">
            <text:p>3651727.081743</text:p>
          </table:table-cell>
        </table:table-row>
        <table:table-row table:style-name="ro1">
          <table:table-cell office:value-type="float" office:value="1355.92" calcext:value-type="float">
            <text:p>1355.92</text:p>
          </table:table-cell>
          <table:table-cell office:value-type="float" office:value="7846.7962" calcext:value-type="float">
            <text:p>7846.7962</text:p>
          </table:table-cell>
          <table:table-cell table:formula="of:=[.B1334]/55435.69" office:value-type="float" office:value="0.141547732155945" calcext:value-type="float">
            <text:p>0.141547732155945</text:p>
          </table:table-cell>
          <table:table-cell office:value-type="float" office:value="3659714.7816357" calcext:value-type="float">
            <text:p>3659714.7816357</text:p>
          </table:table-cell>
        </table:table-row>
        <table:table-row table:style-name="ro1">
          <table:table-cell office:value-type="float" office:value="1356.94" calcext:value-type="float">
            <text:p>1356.94</text:p>
          </table:table-cell>
          <table:table-cell office:value-type="float" office:value="7395.4116" calcext:value-type="float">
            <text:p>7395.4116</text:p>
          </table:table-cell>
          <table:table-cell table:formula="of:=[.B1335]/55435.69" office:value-type="float" office:value="0.133405241280482" calcext:value-type="float">
            <text:p>0.133405241280482</text:p>
          </table:table-cell>
          <table:table-cell office:value-type="float" office:value="3667242.9914685" calcext:value-type="float">
            <text:p>3667242.9914685</text:p>
          </table:table-cell>
        </table:table-row>
        <table:table-row table:style-name="ro1">
          <table:table-cell office:value-type="float" office:value="1357.95" calcext:value-type="float">
            <text:p>1357.95</text:p>
          </table:table-cell>
          <table:table-cell office:value-type="float" office:value="7067.3272" calcext:value-type="float">
            <text:p>7067.3272</text:p>
          </table:table-cell>
          <table:table-cell table:formula="of:=[.B1336]/55435.69" office:value-type="float" office:value="0.127486952899838" calcext:value-type="float">
            <text:p>0.127486952899838</text:p>
          </table:table-cell>
          <table:table-cell office:value-type="float" office:value="3674437.2256282" calcext:value-type="float">
            <text:p>3674437.2256282</text:p>
          </table:table-cell>
        </table:table-row>
        <table:table-row table:style-name="ro1">
          <table:table-cell office:value-type="float" office:value="1358.97" calcext:value-type="float">
            <text:p>1358.97</text:p>
          </table:table-cell>
          <table:table-cell office:value-type="float" office:value="6832.2818" calcext:value-type="float">
            <text:p>6832.2818</text:p>
          </table:table-cell>
          <table:table-cell table:formula="of:=[.B1337]/55435.69" office:value-type="float" office:value="0.123246987635583" calcext:value-type="float">
            <text:p>0.123246987635583</text:p>
          </table:table-cell>
          <table:table-cell office:value-type="float" office:value="3681392.1936314" calcext:value-type="float">
            <text:p>3681392.1936314</text:p>
          </table:table-cell>
        </table:table-row>
        <table:table-row table:style-name="ro1">
          <table:table-cell office:value-type="float" office:value="1359.99" calcext:value-type="float">
            <text:p>1359.99</text:p>
          </table:table-cell>
          <table:table-cell office:value-type="float" office:value="6657.9717" calcext:value-type="float">
            <text:p>6657.9717</text:p>
          </table:table-cell>
          <table:table-cell table:formula="of:=[.B1338]/55435.69" office:value-type="float" office:value="0.120102621614343" calcext:value-type="float">
            <text:p>0.120102621614343</text:p>
          </table:table-cell>
          <table:table-cell office:value-type="float" office:value="3688169.7215161" calcext:value-type="float">
            <text:p>3688169.7215161</text:p>
          </table:table-cell>
        </table:table-row>
        <table:table-row table:style-name="ro1">
          <table:table-cell office:value-type="float" office:value="1361.01" calcext:value-type="float">
            <text:p>1361.01</text:p>
          </table:table-cell>
          <table:table-cell office:value-type="float" office:value="6518.3108" calcext:value-type="float">
            <text:p>6518.3108</text:p>
          </table:table-cell>
          <table:table-cell table:formula="of:=[.B1339]/55435.69" office:value-type="float" office:value="0.117583289754308" calcext:value-type="float">
            <text:p>0.117583289754308</text:p>
          </table:table-cell>
          <table:table-cell office:value-type="float" office:value="3694805.0806825" calcext:value-type="float">
            <text:p>3694805.0806825</text:p>
          </table:table-cell>
        </table:table-row>
        <table:table-row table:style-name="ro1">
          <table:table-cell office:value-type="float" office:value="1362.03" calcext:value-type="float">
            <text:p>1362.03</text:p>
          </table:table-cell>
          <table:table-cell office:value-type="float" office:value="6398.1622" calcext:value-type="float">
            <text:p>6398.1622</text:p>
          </table:table-cell>
          <table:table-cell table:formula="of:=[.B1340]/55435.69" office:value-type="float" office:value="0.115415938721066" calcext:value-type="float">
            <text:p>0.115415938721066</text:p>
          </table:table-cell>
          <table:table-cell office:value-type="float" office:value="3701318.1336836" calcext:value-type="float">
            <text:p>3701318.1336836</text:p>
          </table:table-cell>
        </table:table-row>
        <table:table-row table:style-name="ro1">
          <table:table-cell office:value-type="float" office:value="1363.04" calcext:value-type="float">
            <text:p>1363.04</text:p>
          </table:table-cell>
          <table:table-cell office:value-type="float" office:value="6293.712" calcext:value-type="float">
            <text:p>6293.712</text:p>
          </table:table-cell>
          <table:table-cell table:formula="of:=[.B1341]/55435.69" office:value-type="float" office:value="0.113531769876049" calcext:value-type="float">
            <text:p>0.113531769876049</text:p>
          </table:table-cell>
          <table:table-cell office:value-type="float" office:value="3707724.8608862" calcext:value-type="float">
            <text:p>3707724.8608862</text:p>
          </table:table-cell>
        </table:table-row>
        <table:table-row table:style-name="ro1">
          <table:table-cell office:value-type="float" office:value="1364.06" calcext:value-type="float">
            <text:p>1364.06</text:p>
          </table:table-cell>
          <table:table-cell office:value-type="float" office:value="6209.1768" calcext:value-type="float">
            <text:p>6209.1768</text:p>
          </table:table-cell>
          <table:table-cell table:formula="of:=[.B1342]/55435.69" office:value-type="float" office:value="0.112006846131075" calcext:value-type="float">
            <text:p>0.112006846131075</text:p>
          </table:table-cell>
          <table:table-cell office:value-type="float" office:value="3714045.5349513" calcext:value-type="float">
            <text:p>3714045.5349513</text:p>
          </table:table-cell>
        </table:table-row>
        <table:table-row table:style-name="ro1">
          <table:table-cell office:value-type="float" office:value="1365.08" calcext:value-type="float">
            <text:p>1365.08</text:p>
          </table:table-cell>
          <table:table-cell office:value-type="float" office:value="6151.6214" calcext:value-type="float">
            <text:p>6151.6214</text:p>
          </table:table-cell>
          <table:table-cell table:formula="of:=[.B1343]/55435.69" office:value-type="float" office:value="0.110968608851085" calcext:value-type="float">
            <text:p>0.110968608851085</text:p>
          </table:table-cell>
          <table:table-cell office:value-type="float" office:value="3720307.6200987" calcext:value-type="float">
            <text:p>3720307.6200987</text:p>
          </table:table-cell>
        </table:table-row>
        <table:table-row table:style-name="ro1">
          <table:table-cell office:value-type="float" office:value="1366.1" calcext:value-type="float">
            <text:p>1366.1</text:p>
          </table:table-cell>
          <table:table-cell office:value-type="float" office:value="6126.0044" calcext:value-type="float">
            <text:p>6126.0044</text:p>
          </table:table-cell>
          <table:table-cell table:formula="of:=[.B1344]/55435.69" office:value-type="float" office:value="0.110506505826842" calcext:value-type="float">
            <text:p>0.110506505826842</text:p>
          </table:table-cell>
          <table:table-cell office:value-type="float" office:value="3726543.6282792" calcext:value-type="float">
            <text:p>3726543.6282792</text:p>
          </table:table-cell>
        </table:table-row>
        <table:table-row table:style-name="ro1">
          <table:table-cell office:value-type="float" office:value="1367.12" calcext:value-type="float">
            <text:p>1367.12</text:p>
          </table:table-cell>
          <table:table-cell office:value-type="float" office:value="6132.1417" calcext:value-type="float">
            <text:p>6132.1417</text:p>
          </table:table-cell>
          <table:table-cell table:formula="of:=[.B1345]/55435.69" office:value-type="float" office:value="0.110617216093098" calcext:value-type="float">
            <text:p>0.110617216093098</text:p>
          </table:table-cell>
          <table:table-cell office:value-type="float" office:value="3732785.8839361" calcext:value-type="float">
            <text:p>3732785.8839361</text:p>
          </table:table-cell>
        </table:table-row>
        <table:table-row table:style-name="ro1">
          <table:table-cell office:value-type="float" office:value="1368.13" calcext:value-type="float">
            <text:p>1368.13</text:p>
          </table:table-cell>
          <table:table-cell office:value-type="float" office:value="6164.3297" calcext:value-type="float">
            <text:p>6164.3297</text:p>
          </table:table-cell>
          <table:table-cell table:formula="of:=[.B1346]/55435.69" office:value-type="float" office:value="0.111197852863381" calcext:value-type="float">
            <text:p>0.111197852863381</text:p>
          </table:table-cell>
          <table:table-cell office:value-type="float" office:value="3739060.9055523" calcext:value-type="float">
            <text:p>3739060.9055523</text:p>
          </table:table-cell>
        </table:table-row>
        <table:table-row table:style-name="ro1">
          <table:table-cell office:value-type="float" office:value="1369.15" calcext:value-type="float">
            <text:p>1369.15</text:p>
          </table:table-cell>
          <table:table-cell office:value-type="float" office:value="6213.3054" calcext:value-type="float">
            <text:p>6213.3054</text:p>
          </table:table-cell>
          <table:table-cell table:formula="of:=[.B1347]/55435.69" office:value-type="float" office:value="0.112081321617896" calcext:value-type="float">
            <text:p>0.112081321617896</text:p>
          </table:table-cell>
          <table:table-cell office:value-type="float" office:value="3745385.7823368" calcext:value-type="float">
            <text:p>3745385.7823368</text:p>
          </table:table-cell>
        </table:table-row>
        <table:table-row table:style-name="ro1">
          <table:table-cell office:value-type="float" office:value="1370.17" calcext:value-type="float">
            <text:p>1370.17</text:p>
          </table:table-cell>
          <table:table-cell office:value-type="float" office:value="6269.4192" calcext:value-type="float">
            <text:p>6269.4192</text:p>
          </table:table-cell>
          <table:table-cell table:formula="of:=[.B1348]/55435.69" office:value-type="float" office:value="0.113093553990218" calcext:value-type="float">
            <text:p>0.113093553990218</text:p>
          </table:table-cell>
          <table:table-cell office:value-type="float" office:value="3751767.7805827" calcext:value-type="float">
            <text:p>3751767.7805827</text:p>
          </table:table-cell>
        </table:table-row>
        <table:table-row table:style-name="ro1">
          <table:table-cell office:value-type="float" office:value="1371.19" calcext:value-type="float">
            <text:p>1371.19</text:p>
          </table:table-cell>
          <table:table-cell office:value-type="float" office:value="6325.6103" calcext:value-type="float">
            <text:p>6325.6103</text:p>
          </table:table-cell>
          <table:table-cell table:formula="of:=[.B1349]/55435.69" office:value-type="float" office:value="0.114107180771088" calcext:value-type="float">
            <text:p>0.114107180771088</text:p>
          </table:table-cell>
          <table:table-cell office:value-type="float" office:value="3758206.9789215" calcext:value-type="float">
            <text:p>3758206.9789215</text:p>
          </table:table-cell>
        </table:table-row>
        <table:table-row table:style-name="ro1">
          <table:table-cell office:value-type="float" office:value="1372.21" calcext:value-type="float">
            <text:p>1372.21</text:p>
          </table:table-cell>
          <table:table-cell office:value-type="float" office:value="6379.0363" calcext:value-type="float">
            <text:p>6379.0363</text:p>
          </table:table-cell>
          <table:table-cell table:formula="of:=[.B1350]/55435.69" office:value-type="float" office:value="0.115070928133121" calcext:value-type="float">
            <text:p>0.115070928133121</text:p>
          </table:table-cell>
          <table:table-cell office:value-type="float" office:value="3764700.562584" calcext:value-type="float">
            <text:p>3764700.562584</text:p>
          </table:table-cell>
        </table:table-row>
        <table:table-row table:style-name="ro1">
          <table:table-cell office:value-type="float" office:value="1373.22" calcext:value-type="float">
            <text:p>1373.22</text:p>
          </table:table-cell>
          <table:table-cell office:value-type="float" office:value="6430.8553" calcext:value-type="float">
            <text:p>6430.8553</text:p>
          </table:table-cell>
          <table:table-cell table:formula="of:=[.B1351]/55435.69" office:value-type="float" office:value="0.11600568695005" calcext:value-type="float">
            <text:p>0.11600568695005</text:p>
          </table:table-cell>
          <table:table-cell office:value-type="float" office:value="3771246.8958111" calcext:value-type="float">
            <text:p>3771246.8958111</text:p>
          </table:table-cell>
        </table:table-row>
        <table:table-row table:style-name="ro1">
          <table:table-cell office:value-type="float" office:value="1374.24" calcext:value-type="float">
            <text:p>1374.24</text:p>
          </table:table-cell>
          <table:table-cell office:value-type="float" office:value="6484.4113" calcext:value-type="float">
            <text:p>6484.4113</text:p>
          </table:table-cell>
          <table:table-cell table:formula="of:=[.B1352]/55435.69" office:value-type="float" office:value="0.116971779371737" calcext:value-type="float">
            <text:p>0.116971779371737</text:p>
          </table:table-cell>
          <table:table-cell office:value-type="float" office:value="3777847.7467501" calcext:value-type="float">
            <text:p>3777847.7467501</text:p>
          </table:table-cell>
        </table:table-row>
        <table:table-row table:style-name="ro1">
          <table:table-cell office:value-type="float" office:value="1375.26" calcext:value-type="float">
            <text:p>1375.26</text:p>
          </table:table-cell>
          <table:table-cell office:value-type="float" office:value="6542.6485" calcext:value-type="float">
            <text:p>6542.6485</text:p>
          </table:table-cell>
          <table:table-cell table:formula="of:=[.B1353]/55435.69" office:value-type="float" office:value="0.118022315587666" calcext:value-type="float">
            <text:p>0.118022315587666</text:p>
          </table:table-cell>
          <table:table-cell office:value-type="float" office:value="3784507.8806229" calcext:value-type="float">
            <text:p>3784507.8806229</text:p>
          </table:table-cell>
        </table:table-row>
        <table:table-row table:style-name="ro1">
          <table:table-cell office:value-type="float" office:value="1376.28" calcext:value-type="float">
            <text:p>1376.28</text:p>
          </table:table-cell>
          <table:table-cell office:value-type="float" office:value="6605.7953" calcext:value-type="float">
            <text:p>6605.7953</text:p>
          </table:table-cell>
          <table:table-cell table:formula="of:=[.B1354]/55435.69" office:value-type="float" office:value="0.119161415687259" calcext:value-type="float">
            <text:p>0.119161415687259</text:p>
          </table:table-cell>
          <table:table-cell office:value-type="float" office:value="3791232.2951919" calcext:value-type="float">
            <text:p>3791232.2951919</text:p>
          </table:table-cell>
        </table:table-row>
        <table:table-row table:style-name="ro1">
          <table:table-cell office:value-type="float" office:value="1377.3" calcext:value-type="float">
            <text:p>1377.3</text:p>
          </table:table-cell>
          <table:table-cell office:value-type="float" office:value="6670.1721" calcext:value-type="float">
            <text:p>6670.1721</text:p>
          </table:table-cell>
          <table:table-cell table:formula="of:=[.B1355]/55435.69" office:value-type="float" office:value="0.12032270365896" calcext:value-type="float">
            <text:p>0.12032270365896</text:p>
          </table:table-cell>
          <table:table-cell office:value-type="float" office:value="3798022.2425797" calcext:value-type="float">
            <text:p>3798022.2425797</text:p>
          </table:table-cell>
        </table:table-row>
        <table:table-row table:style-name="ro1">
          <table:table-cell office:value-type="float" office:value="1378.31" calcext:value-type="float">
            <text:p>1378.31</text:p>
          </table:table-cell>
          <table:table-cell office:value-type="float" office:value="6728.5062" calcext:value-type="float">
            <text:p>6728.5062</text:p>
          </table:table-cell>
          <table:table-cell table:formula="of:=[.B1356]/55435.69" office:value-type="float" office:value="0.121374987846277" calcext:value-type="float">
            <text:p>0.121374987846277</text:p>
          </table:table-cell>
          <table:table-cell office:value-type="float" office:value="3804871.5715529" calcext:value-type="float">
            <text:p>3804871.5715529</text:p>
          </table:table-cell>
        </table:table-row>
        <table:table-row table:style-name="ro1">
          <table:table-cell office:value-type="float" office:value="1379.33" calcext:value-type="float">
            <text:p>1379.33</text:p>
          </table:table-cell>
          <table:table-cell office:value-type="float" office:value="6771.579" calcext:value-type="float">
            <text:p>6771.579</text:p>
          </table:table-cell>
          <table:table-cell table:formula="of:=[.B1357]/55435.69" office:value-type="float" office:value="0.122151974657481" calcext:value-type="float">
            <text:p>0.122151974657481</text:p>
          </table:table-cell>
          <table:table-cell office:value-type="float" office:value="3811764.7467679" calcext:value-type="float">
            <text:p>3811764.7467679</text:p>
          </table:table-cell>
        </table:table-row>
        <table:table-row table:style-name="ro1">
          <table:table-cell office:value-type="float" office:value="1380.35" calcext:value-type="float">
            <text:p>1380.35</text:p>
          </table:table-cell>
          <table:table-cell office:value-type="float" office:value="6790.5948" calcext:value-type="float">
            <text:p>6790.5948</text:p>
          </table:table-cell>
          <table:table-cell table:formula="of:=[.B1358]/55435.69" office:value-type="float" office:value="0.122494999160288" calcext:value-type="float">
            <text:p>0.122494999160288</text:p>
          </table:table-cell>
          <table:table-cell office:value-type="float" office:value="3818677.2792111" calcext:value-type="float">
            <text:p>3818677.2792111</text:p>
          </table:table-cell>
        </table:table-row>
        <table:table-row table:style-name="ro1">
          <table:table-cell office:value-type="float" office:value="1381.37" calcext:value-type="float">
            <text:p>1381.37</text:p>
          </table:table-cell>
          <table:table-cell office:value-type="float" office:value="6779.4812" calcext:value-type="float">
            <text:p>6779.4812</text:p>
          </table:table-cell>
          <table:table-cell table:formula="of:=[.B1359]/55435.69" office:value-type="float" office:value="0.122294521814376" calcext:value-type="float">
            <text:p>0.122294521814376</text:p>
          </table:table-cell>
          <table:table-cell office:value-type="float" office:value="3825578.4985074" calcext:value-type="float">
            <text:p>3825578.4985074</text:p>
          </table:table-cell>
        </table:table-row>
        <table:table-row table:style-name="ro1">
          <table:table-cell office:value-type="float" office:value="1382.39" calcext:value-type="float">
            <text:p>1382.39</text:p>
          </table:table-cell>
          <table:table-cell office:value-type="float" office:value="6736.4402" calcext:value-type="float">
            <text:p>6736.4402</text:p>
          </table:table-cell>
          <table:table-cell table:formula="of:=[.B1360]/55435.69" office:value-type="float" office:value="0.121518108640841" calcext:value-type="float">
            <text:p>0.121518108640841</text:p>
          </table:table-cell>
          <table:table-cell office:value-type="float" office:value="3832435.9039168" calcext:value-type="float">
            <text:p>3832435.9039168</text:p>
          </table:table-cell>
        </table:table-row>
        <table:table-row table:style-name="ro1">
          <table:table-cell office:value-type="float" office:value="1383.4" calcext:value-type="float">
            <text:p>1383.4</text:p>
          </table:table-cell>
          <table:table-cell office:value-type="float" office:value="6664.3822" calcext:value-type="float">
            <text:p>6664.3822</text:p>
          </table:table-cell>
          <table:table-cell table:formula="of:=[.B1361]/55435.69" office:value-type="float" office:value="0.120218260113656" calcext:value-type="float">
            <text:p>0.120218260113656</text:p>
          </table:table-cell>
          <table:table-cell office:value-type="float" office:value="3839219.9574107" calcext:value-type="float">
            <text:p>3839219.9574107</text:p>
          </table:table-cell>
        </table:table-row>
        <table:table-row table:style-name="ro1">
          <table:table-cell office:value-type="float" office:value="1384.42" calcext:value-type="float">
            <text:p>1384.42</text:p>
          </table:table-cell>
          <table:table-cell office:value-type="float" office:value="6570.258" calcext:value-type="float">
            <text:p>6570.258</text:p>
          </table:table-cell>
          <table:table-cell table:formula="of:=[.B1362]/55435.69" office:value-type="float" office:value="0.118520361160833" calcext:value-type="float">
            <text:p>0.118520361160833</text:p>
          </table:table-cell>
          <table:table-cell office:value-type="float" office:value="3845908.1965563" calcext:value-type="float">
            <text:p>3845908.1965563</text:p>
          </table:table-cell>
        </table:table-row>
        <table:table-row table:style-name="ro1">
          <table:table-cell office:value-type="float" office:value="1385.44" calcext:value-type="float">
            <text:p>1385.44</text:p>
          </table:table-cell>
          <table:table-cell office:value-type="float" office:value="6463.6087" calcext:value-type="float">
            <text:p>6463.6087</text:p>
          </table:table-cell>
          <table:table-cell table:formula="of:=[.B1363]/55435.69" office:value-type="float" office:value="0.116596522925935" calcext:value-type="float">
            <text:p>0.116596522925935</text:p>
          </table:table-cell>
          <table:table-cell office:value-type="float" office:value="3852487.8712513" calcext:value-type="float">
            <text:p>3852487.8712513</text:p>
          </table:table-cell>
        </table:table-row>
        <table:table-row table:style-name="ro1">
          <table:table-cell office:value-type="float" office:value="1386.46" calcext:value-type="float">
            <text:p>1386.46</text:p>
          </table:table-cell>
          <table:table-cell office:value-type="float" office:value="6354.7987" calcext:value-type="float">
            <text:p>6354.7987</text:p>
          </table:table-cell>
          <table:table-cell table:formula="of:=[.B1364]/55435.69" office:value-type="float" office:value="0.114633707995697" calcext:value-type="float">
            <text:p>0.114633707995697</text:p>
          </table:table-cell>
          <table:table-cell office:value-type="float" office:value="3858956.782157" calcext:value-type="float">
            <text:p>3858956.782157</text:p>
          </table:table-cell>
        </table:table-row>
        <table:table-row table:style-name="ro1">
          <table:table-cell office:value-type="float" office:value="1387.48" calcext:value-type="float">
            <text:p>1387.48</text:p>
          </table:table-cell>
          <table:table-cell office:value-type="float" office:value="6253.3726" calcext:value-type="float">
            <text:p>6253.3726</text:p>
          </table:table-cell>
          <table:table-cell table:formula="of:=[.B1365]/55435.69" office:value-type="float" office:value="0.112804090649904" calcext:value-type="float">
            <text:p>0.112804090649904</text:p>
          </table:table-cell>
          <table:table-cell office:value-type="float" office:value="3865322.4456461" calcext:value-type="float">
            <text:p>3865322.4456461</text:p>
          </table:table-cell>
        </table:table-row>
        <table:table-row table:style-name="ro1">
          <table:table-cell office:value-type="float" office:value="1388.49" calcext:value-type="float">
            <text:p>1388.49</text:p>
          </table:table-cell>
          <table:table-cell office:value-type="float" office:value="6166.8303" calcext:value-type="float">
            <text:p>6166.8303</text:p>
          </table:table-cell>
          <table:table-cell table:formula="of:=[.B1366]/55435.69" office:value-type="float" office:value="0.111242960987768" calcext:value-type="float">
            <text:p>0.111242960987768</text:p>
          </table:table-cell>
          <table:table-cell office:value-type="float" office:value="3871600.0127374" calcext:value-type="float">
            <text:p>3871600.0127374</text:p>
          </table:table-cell>
        </table:table-row>
        <table:table-row table:style-name="ro1">
          <table:table-cell office:value-type="float" office:value="1389.51" calcext:value-type="float">
            <text:p>1389.51</text:p>
          </table:table-cell>
          <table:table-cell office:value-type="float" office:value="6099.947" calcext:value-type="float">
            <text:p>6099.947</text:p>
          </table:table-cell>
          <table:table-cell table:formula="of:=[.B1367]/55435.69" office:value-type="float" office:value="0.110036458462049" calcext:value-type="float">
            <text:p>0.110036458462049</text:p>
          </table:table-cell>
          <table:table-cell office:value-type="float" office:value="3877809.4955364" calcext:value-type="float">
            <text:p>3877809.4955364</text:p>
          </table:table-cell>
        </table:table-row>
        <table:table-row table:style-name="ro1">
          <table:table-cell office:value-type="float" office:value="1390.53" calcext:value-type="float">
            <text:p>1390.53</text:p>
          </table:table-cell>
          <table:table-cell office:value-type="float" office:value="6054.6241" calcext:value-type="float">
            <text:p>6054.6241</text:p>
          </table:table-cell>
          <table:table-cell table:formula="of:=[.B1368]/55435.69" office:value-type="float" office:value="0.109218882276021" calcext:value-type="float">
            <text:p>0.109218882276021</text:p>
          </table:table-cell>
          <table:table-cell office:value-type="float" office:value="3883972.8415853" calcext:value-type="float">
            <text:p>3883972.8415853</text:p>
          </table:table-cell>
        </table:table-row>
        <table:table-row table:style-name="ro1">
          <table:table-cell office:value-type="float" office:value="1391.55" calcext:value-type="float">
            <text:p>1391.55</text:p>
          </table:table-cell>
          <table:table-cell office:value-type="float" office:value="6030.1837" calcext:value-type="float">
            <text:p>6030.1837</text:p>
          </table:table-cell>
          <table:table-cell table:formula="of:=[.B1369]/55435.69" office:value-type="float" office:value="0.108778003845537" calcext:value-type="float">
            <text:p>0.108778003845537</text:p>
          </table:table-cell>
          <table:table-cell office:value-type="float" office:value="3890111.3084073" calcext:value-type="float">
            <text:p>3890111.3084073</text:p>
          </table:table-cell>
        </table:table-row>
        <table:table-row table:style-name="ro1">
          <table:table-cell office:value-type="float" office:value="1392.56" calcext:value-type="float">
            <text:p>1392.56</text:p>
          </table:table-cell>
          <table:table-cell office:value-type="float" office:value="6023.9948" calcext:value-type="float">
            <text:p>6023.9948</text:p>
          </table:table-cell>
          <table:table-cell table:formula="of:=[.B1370]/55435.69" office:value-type="float" office:value="0.108666362770987" calcext:value-type="float">
            <text:p>0.108666362770987</text:p>
          </table:table-cell>
          <table:table-cell office:value-type="float" office:value="3896243.4751306" calcext:value-type="float">
            <text:p>3896243.4751306</text:p>
          </table:table-cell>
        </table:table-row>
        <table:table-row table:style-name="ro1">
          <table:table-cell office:value-type="float" office:value="1393.58" calcext:value-type="float">
            <text:p>1393.58</text:p>
          </table:table-cell>
          <table:table-cell office:value-type="float" office:value="6032.3014" calcext:value-type="float">
            <text:p>6032.3014</text:p>
          </table:table-cell>
          <table:table-cell table:formula="of:=[.B1371]/55435.69" office:value-type="float" office:value="0.108816204867298" calcext:value-type="float">
            <text:p>0.108816204867298</text:p>
          </table:table-cell>
          <table:table-cell office:value-type="float" office:value="3902384.0976397" calcext:value-type="float">
            <text:p>3902384.0976397</text:p>
          </table:table-cell>
        </table:table-row>
        <table:table-row table:style-name="ro1">
          <table:table-cell office:value-type="float" office:value="1394.6" calcext:value-type="float">
            <text:p>1394.6</text:p>
          </table:table-cell>
          <table:table-cell office:value-type="float" office:value="6051.1011" calcext:value-type="float">
            <text:p>6051.1011</text:p>
          </table:table-cell>
          <table:table-cell table:formula="of:=[.B1372]/55435.69" office:value-type="float" office:value="0.109155331159403" calcext:value-type="float">
            <text:p>0.109155331159403</text:p>
          </table:table-cell>
          <table:table-cell office:value-type="float" office:value="3908543.8574121" calcext:value-type="float">
            <text:p>3908543.8574121</text:p>
          </table:table-cell>
        </table:table-row>
        <table:table-row table:style-name="ro1">
          <table:table-cell office:value-type="float" office:value="1395.62" calcext:value-type="float">
            <text:p>1395.62</text:p>
          </table:table-cell>
          <table:table-cell office:value-type="float" office:value="6076.891" calcext:value-type="float">
            <text:p>6076.891</text:p>
          </table:table-cell>
          <table:table-cell table:formula="of:=[.B1373]/55435.69" office:value-type="float" office:value="0.109620553112986" calcext:value-type="float">
            <text:p>0.109620553112986</text:p>
          </table:table-cell>
          <table:table-cell office:value-type="float" office:value="3914729.8702652" calcext:value-type="float">
            <text:p>3914729.8702652</text:p>
          </table:table-cell>
        </table:table-row>
        <table:table-row table:style-name="ro1">
          <table:table-cell office:value-type="float" office:value="1396.64" calcext:value-type="float">
            <text:p>1396.64</text:p>
          </table:table-cell>
          <table:table-cell office:value-type="float" office:value="6107.109" calcext:value-type="float">
            <text:p>6107.109</text:p>
          </table:table-cell>
          <table:table-cell table:formula="of:=[.B1374]/55435.69" office:value-type="float" office:value="0.110165653210053" calcext:value-type="float">
            <text:p>0.110165653210053</text:p>
          </table:table-cell>
          <table:table-cell office:value-type="float" office:value="3920946.6437164" calcext:value-type="float">
            <text:p>3920946.6437164</text:p>
          </table:table-cell>
        </table:table-row>
        <table:table-row table:style-name="ro1">
          <table:table-cell office:value-type="float" office:value="1397.65" calcext:value-type="float">
            <text:p>1397.65</text:p>
          </table:table-cell>
          <table:table-cell office:value-type="float" office:value="6140.1683" calcext:value-type="float">
            <text:p>6140.1683</text:p>
          </table:table-cell>
          <table:table-cell table:formula="of:=[.B1375]/55435.69" office:value-type="float" office:value="0.110762007291692" calcext:value-type="float">
            <text:p>0.110762007291692</text:p>
          </table:table-cell>
          <table:table-cell office:value-type="float" office:value="3927197.0701225" calcext:value-type="float">
            <text:p>3927197.0701225</text:p>
          </table:table-cell>
        </table:table-row>
        <table:table-row table:style-name="ro1">
          <table:table-cell office:value-type="float" office:value="1398.67" calcext:value-type="float">
            <text:p>1398.67</text:p>
          </table:table-cell>
          <table:table-cell office:value-type="float" office:value="6175.1327" calcext:value-type="float">
            <text:p>6175.1327</text:p>
          </table:table-cell>
          <table:table-cell table:formula="of:=[.B1376]/55435.69" office:value-type="float" office:value="0.111392727320612" calcext:value-type="float">
            <text:p>0.111392727320612</text:p>
          </table:table-cell>
          <table:table-cell office:value-type="float" office:value="3933483.0887316" calcext:value-type="float">
            <text:p>3933483.0887316</text:p>
          </table:table-cell>
        </table:table-row>
        <table:table-row table:style-name="ro1">
          <table:table-cell office:value-type="float" office:value="1399.69" calcext:value-type="float">
            <text:p>1399.69</text:p>
          </table:table-cell>
          <table:table-cell office:value-type="float" office:value="6211.243" calcext:value-type="float">
            <text:p>6211.243</text:p>
          </table:table-cell>
          <table:table-cell table:formula="of:=[.B1377]/55435.69" office:value-type="float" office:value="0.112044118148435" calcext:value-type="float">
            <text:p>0.112044118148435</text:p>
          </table:table-cell>
          <table:table-cell office:value-type="float" office:value="3939805.8660992" calcext:value-type="float">
            <text:p>3939805.8660992</text:p>
          </table:table-cell>
        </table:table-row>
        <table:table-row table:style-name="ro1">
          <table:table-cell office:value-type="float" office:value="1400.71" calcext:value-type="float">
            <text:p>1400.71</text:p>
          </table:table-cell>
          <table:table-cell office:value-type="float" office:value="6247.6143" calcext:value-type="float">
            <text:p>6247.6143</text:p>
          </table:table-cell>
          <table:table-cell table:formula="of:=[.B1378]/55435.69" office:value-type="float" office:value="0.112700217134485" calcext:value-type="float">
            <text:p>0.112700217134485</text:p>
          </table:table-cell>
          <table:table-cell office:value-type="float" office:value="3946165.6678599" calcext:value-type="float">
            <text:p>3946165.6678599</text:p>
          </table:table-cell>
        </table:table-row>
        <table:table-row table:style-name="ro1">
          <table:table-cell office:value-type="float" office:value="1401.73" calcext:value-type="float">
            <text:p>1401.73</text:p>
          </table:table-cell>
          <table:table-cell office:value-type="float" office:value="6283.3838" calcext:value-type="float">
            <text:p>6283.3838</text:p>
          </table:table-cell>
          <table:table-cell table:formula="of:=[.B1379]/55435.69" office:value-type="float" office:value="0.11334546029823" calcext:value-type="float">
            <text:p>0.11334546029823</text:p>
          </table:table-cell>
          <table:table-cell office:value-type="float" office:value="3952561.8814226" calcext:value-type="float">
            <text:p>3952561.8814226</text:p>
          </table:table-cell>
        </table:table-row>
        <table:table-row table:style-name="ro1">
          <table:table-cell office:value-type="float" office:value="1402.74" calcext:value-type="float">
            <text:p>1402.74</text:p>
          </table:table-cell>
          <table:table-cell office:value-type="float" office:value="6318.3897" calcext:value-type="float">
            <text:p>6318.3897</text:p>
          </table:table-cell>
          <table:table-cell table:formula="of:=[.B1380]/55435.69" office:value-type="float" office:value="0.113976928942347" calcext:value-type="float">
            <text:p>0.113976928942347</text:p>
          </table:table-cell>
          <table:table-cell office:value-type="float" office:value="3958993.7294784" calcext:value-type="float">
            <text:p>3958993.7294784</text:p>
          </table:table-cell>
        </table:table-row>
        <table:table-row table:style-name="ro1">
          <table:table-cell office:value-type="float" office:value="1403.76" calcext:value-type="float">
            <text:p>1403.76</text:p>
          </table:table-cell>
          <table:table-cell office:value-type="float" office:value="6354.1513" calcext:value-type="float">
            <text:p>6354.1513</text:p>
          </table:table-cell>
          <table:table-cell table:formula="of:=[.B1381]/55435.69" office:value-type="float" office:value="0.114622029598621" calcext:value-type="float">
            <text:p>0.114622029598621</text:p>
          </table:table-cell>
          <table:table-cell office:value-type="float" office:value="3965461.9812938" calcext:value-type="float">
            <text:p>3965461.9812938</text:p>
          </table:table-cell>
        </table:table-row>
        <table:table-row table:style-name="ro1">
          <table:table-cell office:value-type="float" office:value="1404.78" calcext:value-type="float">
            <text:p>1404.78</text:p>
          </table:table-cell>
          <table:table-cell office:value-type="float" office:value="6394.6456" calcext:value-type="float">
            <text:p>6394.6456</text:p>
          </table:table-cell>
          <table:table-cell table:formula="of:=[.B1382]/55435.69" office:value-type="float" office:value="0.115352503053538" calcext:value-type="float">
            <text:p>0.115352503053538</text:p>
          </table:table-cell>
          <table:table-cell office:value-type="float" office:value="3971971.4545849" calcext:value-type="float">
            <text:p>3971971.4545849</text:p>
          </table:table-cell>
        </table:table-row>
        <table:table-row table:style-name="ro1">
          <table:table-cell office:value-type="float" office:value="1405.8" calcext:value-type="float">
            <text:p>1405.8</text:p>
          </table:table-cell>
          <table:table-cell office:value-type="float" office:value="6446.2873" calcext:value-type="float">
            <text:p>6446.2873</text:p>
          </table:table-cell>
          <table:table-cell table:formula="of:=[.B1383]/55435.69" office:value-type="float" office:value="0.116284063569877" calcext:value-type="float">
            <text:p>0.116284063569877</text:p>
          </table:table-cell>
          <table:table-cell office:value-type="float" office:value="3978533.4968534" calcext:value-type="float">
            <text:p>3978533.4968534</text:p>
          </table:table-cell>
        </table:table-row>
        <table:table-row table:style-name="ro1">
          <table:table-cell office:value-type="float" office:value="1406.82" calcext:value-type="float">
            <text:p>1406.82</text:p>
          </table:table-cell>
          <table:table-cell office:value-type="float" office:value="6516.7168" calcext:value-type="float">
            <text:p>6516.7168</text:p>
          </table:table-cell>
          <table:table-cell table:formula="of:=[.B1384]/55435.69" office:value-type="float" office:value="0.117554535715168" calcext:value-type="float">
            <text:p>0.117554535715168</text:p>
          </table:table-cell>
          <table:table-cell office:value-type="float" office:value="3985167.2333649" calcext:value-type="float">
            <text:p>3985167.2333649</text:p>
          </table:table-cell>
        </table:table-row>
        <table:table-row table:style-name="ro1">
          <table:table-cell office:value-type="float" office:value="1407.83" calcext:value-type="float">
            <text:p>1407.83</text:p>
          </table:table-cell>
          <table:table-cell office:value-type="float" office:value="6612.4645" calcext:value-type="float">
            <text:p>6612.4645</text:p>
          </table:table-cell>
          <table:table-cell table:formula="of:=[.B1385]/55435.69" office:value-type="float" office:value="0.119281720855283" calcext:value-type="float">
            <text:p>0.119281720855283</text:p>
          </table:table-cell>
          <table:table-cell office:value-type="float" office:value="3991898.4369356" calcext:value-type="float">
            <text:p>3991898.4369356</text:p>
          </table:table-cell>
        </table:table-row>
        <table:table-row table:style-name="ro1">
          <table:table-cell office:value-type="float" office:value="1408.85" calcext:value-type="float">
            <text:p>1408.85</text:p>
          </table:table-cell>
          <table:table-cell office:value-type="float" office:value="6736.1194" calcext:value-type="float">
            <text:p>6736.1194</text:p>
          </table:table-cell>
          <table:table-cell table:formula="of:=[.B1386]/55435.69" office:value-type="float" office:value="0.121512321755173" calcext:value-type="float">
            <text:p>0.121512321755173</text:p>
          </table:table-cell>
          <table:table-cell office:value-type="float" office:value="3998755.5158561" calcext:value-type="float">
            <text:p>3998755.5158561</text:p>
          </table:table-cell>
        </table:table-row>
        <table:table-row table:style-name="ro1">
          <table:table-cell office:value-type="float" office:value="1409.87" calcext:value-type="float">
            <text:p>1409.87</text:p>
          </table:table-cell>
          <table:table-cell office:value-type="float" office:value="6884.0516" calcext:value-type="float">
            <text:p>6884.0516</text:p>
          </table:table-cell>
          <table:table-cell table:formula="of:=[.B1387]/55435.69" office:value-type="float" office:value="0.124180858937627" calcext:value-type="float">
            <text:p>0.124180858937627</text:p>
          </table:table-cell>
          <table:table-cell office:value-type="float" office:value="4005763.1833189" calcext:value-type="float">
            <text:p>4005763.1833189</text:p>
          </table:table-cell>
        </table:table-row>
        <table:table-row table:style-name="ro1">
          <table:table-cell office:value-type="float" office:value="1410.89" calcext:value-type="float">
            <text:p>1410.89</text:p>
          </table:table-cell>
          <table:table-cell office:value-type="float" office:value="7045.7814" calcext:value-type="float">
            <text:p>7045.7814</text:p>
          </table:table-cell>
          <table:table-cell table:formula="of:=[.B1388]/55435.69" office:value-type="float" office:value="0.127098289928384" calcext:value-type="float">
            <text:p>0.127098289928384</text:p>
          </table:table-cell>
          <table:table-cell office:value-type="float" office:value="4012935.484697" calcext:value-type="float">
            <text:p>4012935.484697</text:p>
          </table:table-cell>
        </table:table-row>
        <table:table-row table:style-name="ro1">
          <table:table-cell office:value-type="float" office:value="1411.91" calcext:value-type="float">
            <text:p>1411.91</text:p>
          </table:table-cell>
          <table:table-cell office:value-type="float" office:value="7205.6616" calcext:value-type="float">
            <text:p>7205.6616</text:p>
          </table:table-cell>
          <table:table-cell table:formula="of:=[.B1389]/55435.69" office:value-type="float" office:value="0.129982356131943" calcext:value-type="float">
            <text:p>0.129982356131943</text:p>
          </table:table-cell>
          <table:table-cell office:value-type="float" office:value="4020270.5372834" calcext:value-type="float">
            <text:p>4020270.5372834</text:p>
          </table:table-cell>
        </table:table-row>
        <table:table-row table:style-name="ro1">
          <table:table-cell office:value-type="float" office:value="1412.92" calcext:value-type="float">
            <text:p>1412.92</text:p>
          </table:table-cell>
          <table:table-cell office:value-type="float" office:value="7346.7385" calcext:value-type="float">
            <text:p>7346.7385</text:p>
          </table:table-cell>
          <table:table-cell table:formula="of:=[.B1390]/55435.69" office:value-type="float" office:value="0.132527231103284" calcext:value-type="float">
            <text:p>0.132527231103284</text:p>
          </table:table-cell>
          <table:table-cell office:value-type="float" office:value="4027749.2000731" calcext:value-type="float">
            <text:p>4027749.2000731</text:p>
          </table:table-cell>
        </table:table-row>
        <table:table-row table:style-name="ro1">
          <table:table-cell office:value-type="float" office:value="1413.94" calcext:value-type="float">
            <text:p>1413.94</text:p>
          </table:table-cell>
          <table:table-cell office:value-type="float" office:value="7455.7624" calcext:value-type="float">
            <text:p>7455.7624</text:p>
          </table:table-cell>
          <table:table-cell table:formula="of:=[.B1391]/55435.69" office:value-type="float" office:value="0.134493904558598" calcext:value-type="float">
            <text:p>0.134493904558598</text:p>
          </table:table-cell>
          <table:table-cell office:value-type="float" office:value="4035338.8444909" calcext:value-type="float">
            <text:p>4035338.8444909</text:p>
          </table:table-cell>
        </table:table-row>
        <table:table-row table:style-name="ro1">
          <table:table-cell office:value-type="float" office:value="1414.96" calcext:value-type="float">
            <text:p>1414.96</text:p>
          </table:table-cell>
          <table:table-cell office:value-type="float" office:value="7527.6986" calcext:value-type="float">
            <text:p>7527.6986</text:p>
          </table:table-cell>
          <table:table-cell table:formula="of:=[.B1392]/55435.69" office:value-type="float" office:value="0.135791555945276" calcext:value-type="float">
            <text:p>0.135791555945276</text:p>
          </table:table-cell>
          <table:table-cell office:value-type="float" office:value="4043001.716845" calcext:value-type="float">
            <text:p>4043001.716845</text:p>
          </table:table-cell>
        </table:table-row>
        <table:table-row table:style-name="ro1">
          <table:table-cell office:value-type="float" office:value="1415.98" calcext:value-type="float">
            <text:p>1415.98</text:p>
          </table:table-cell>
          <table:table-cell office:value-type="float" office:value="7568.0337" calcext:value-type="float">
            <text:p>7568.0337</text:p>
          </table:table-cell>
          <table:table-cell table:formula="of:=[.B1393]/55435.69" office:value-type="float" office:value="0.136519157604063" calcext:value-type="float">
            <text:p>0.136519157604063</text:p>
          </table:table-cell>
          <table:table-cell office:value-type="float" office:value="4050705.6485289" calcext:value-type="float">
            <text:p>4050705.6485289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7591.7823" calcext:value-type="float">
            <text:p>7591.7823</text:p>
          </table:table-cell>
          <table:table-cell table:formula="of:=[.B1394]/55435.69" office:value-type="float" office:value="0.136947556709405" calcext:value-type="float">
            <text:p>0.136947556709405</text:p>
          </table:table-cell>
          <table:table-cell office:value-type="float" office:value="4058433.7552755" calcext:value-type="float">
            <text:p>4058433.7552755</text:p>
          </table:table-cell>
        </table:table-row>
        <table:table-row table:style-name="ro1">
          <table:table-cell office:value-type="float" office:value="1418.01" calcext:value-type="float">
            <text:p>1418.01</text:p>
          </table:table-cell>
          <table:table-cell office:value-type="float" office:value="7619.2014" calcext:value-type="float">
            <text:p>7619.2014</text:p>
          </table:table-cell>
          <table:table-cell table:formula="of:=[.B1395]/55435.69" office:value-type="float" office:value="0.137442167672126" calcext:value-type="float">
            <text:p>0.137442167672126</text:p>
          </table:table-cell>
          <table:table-cell office:value-type="float" office:value="4066189.773495" calcext:value-type="float">
            <text:p>4066189.773495</text:p>
          </table:table-cell>
        </table:table-row>
        <table:table-row table:style-name="ro1">
          <table:table-cell office:value-type="float" office:value="1419.03" calcext:value-type="float">
            <text:p>1419.03</text:p>
          </table:table-cell>
          <table:table-cell office:value-type="float" office:value="7669.425" calcext:value-type="float">
            <text:p>7669.425</text:p>
          </table:table-cell>
          <table:table-cell table:formula="of:=[.B1396]/55435.69" office:value-type="float" office:value="0.138348147195426" calcext:value-type="float">
            <text:p>0.138348147195426</text:p>
          </table:table-cell>
          <table:table-cell office:value-type="float" office:value="4073996.9172045" calcext:value-type="float">
            <text:p>4073996.9172045</text:p>
          </table:table-cell>
        </table:table-row>
        <table:table-row table:style-name="ro1">
          <table:table-cell office:value-type="float" office:value="1420.05" calcext:value-type="float">
            <text:p>1420.05</text:p>
          </table:table-cell>
          <table:table-cell office:value-type="float" office:value="7754.0851" calcext:value-type="float">
            <text:p>7754.0851</text:p>
          </table:table-cell>
          <table:table-cell table:formula="of:=[.B1397]/55435.69" office:value-type="float" office:value="0.139875324001559" calcext:value-type="float">
            <text:p>0.139875324001559</text:p>
          </table:table-cell>
          <table:table-cell office:value-type="float" office:value="4081890.2411994" calcext:value-type="float">
            <text:p>4081890.2411994</text:p>
          </table:table-cell>
        </table:table-row>
        <table:table-row table:style-name="ro1">
          <table:table-cell office:value-type="float" office:value="1421.07" calcext:value-type="float">
            <text:p>1421.07</text:p>
          </table:table-cell>
          <table:table-cell office:value-type="float" office:value="7873.1272" calcext:value-type="float">
            <text:p>7873.1272</text:p>
          </table:table-cell>
          <table:table-cell table:formula="of:=[.B1398]/55435.69" office:value-type="float" office:value="0.142022714969364" calcext:value-type="float">
            <text:p>0.142022714969364</text:p>
          </table:table-cell>
          <table:table-cell office:value-type="float" office:value="4089904.7449017" calcext:value-type="float">
            <text:p>4089904.7449017</text:p>
          </table:table-cell>
        </table:table-row>
        <table:table-row table:style-name="ro1">
          <table:table-cell office:value-type="float" office:value="1422.09" calcext:value-type="float">
            <text:p>1422.09</text:p>
          </table:table-cell>
          <table:table-cell office:value-type="float" office:value="8014.3728" calcext:value-type="float">
            <text:p>8014.3728</text:p>
          </table:table-cell>
          <table:table-cell table:formula="of:=[.B1399]/55435.69" office:value-type="float" office:value="0.144570633106578" calcext:value-type="float">
            <text:p>0.144570633106578</text:p>
          </table:table-cell>
          <table:table-cell office:value-type="float" office:value="4098063.0305399" calcext:value-type="float">
            <text:p>4098063.0305399</text:p>
          </table:table-cell>
        </table:table-row>
        <table:table-row table:style-name="ro1">
          <table:table-cell office:value-type="float" office:value="1423.1" calcext:value-type="float">
            <text:p>1423.1</text:p>
          </table:table-cell>
          <table:table-cell office:value-type="float" office:value="8157.1308" calcext:value-type="float">
            <text:p>8157.1308</text:p>
          </table:table-cell>
          <table:table-cell table:formula="of:=[.B1400]/55435.69" office:value-type="float" office:value="0.147145833307027" calcext:value-type="float">
            <text:p>0.147145833307027</text:p>
          </table:table-cell>
          <table:table-cell office:value-type="float" office:value="4106366.6377361" calcext:value-type="float">
            <text:p>4106366.6377361</text:p>
          </table:table-cell>
        </table:table-row>
        <table:table-row table:style-name="ro1">
          <table:table-cell office:value-type="float" office:value="1424.12" calcext:value-type="float">
            <text:p>1424.12</text:p>
          </table:table-cell>
          <table:table-cell office:value-type="float" office:value="8278.7659" calcext:value-type="float">
            <text:p>8278.7659</text:p>
          </table:table-cell>
          <table:table-cell table:formula="of:=[.B1401]/55435.69" office:value-type="float" office:value="0.149339999195464" calcext:value-type="float">
            <text:p>0.149339999195464</text:p>
          </table:table-cell>
          <table:table-cell office:value-type="float" office:value="4114794.0641294" calcext:value-type="float">
            <text:p>4114794.0641294</text:p>
          </table:table-cell>
        </table:table-row>
        <table:table-row table:style-name="ro1">
          <table:table-cell office:value-type="float" office:value="1425.14" calcext:value-type="float">
            <text:p>1425.14</text:p>
          </table:table-cell>
          <table:table-cell office:value-type="float" office:value="8362.0935" calcext:value-type="float">
            <text:p>8362.0935</text:p>
          </table:table-cell>
          <table:table-cell table:formula="of:=[.B1402]/55435.69" office:value-type="float" office:value="0.150843139140146" calcext:value-type="float">
            <text:p>0.150843139140146</text:p>
          </table:table-cell>
          <table:table-cell office:value-type="float" office:value="4123306.3145036" calcext:value-type="float">
            <text:p>4123306.3145036</text:p>
          </table:table-cell>
        </table:table-row>
        <table:table-row table:style-name="ro1">
          <table:table-cell office:value-type="float" office:value="1426.16" calcext:value-type="float">
            <text:p>1426.16</text:p>
          </table:table-cell>
          <table:table-cell office:value-type="float" office:value="8401.1753" calcext:value-type="float">
            <text:p>8401.1753</text:p>
          </table:table-cell>
          <table:table-cell table:formula="of:=[.B1403]/55435.69" office:value-type="float" office:value="0.151548132619978" calcext:value-type="float">
            <text:p>0.151548132619978</text:p>
          </table:table-cell>
          <table:table-cell office:value-type="float" office:value="4131858.3484699" calcext:value-type="float">
            <text:p>4131858.3484699</text:p>
          </table:table-cell>
        </table:table-row>
        <table:table-row table:style-name="ro1">
          <table:table-cell office:value-type="float" office:value="1427.18" calcext:value-type="float">
            <text:p>1427.18</text:p>
          </table:table-cell>
          <table:table-cell office:value-type="float" office:value="8403.6228" calcext:value-type="float">
            <text:p>8403.6228</text:p>
          </table:table-cell>
          <table:table-cell table:formula="of:=[.B1404]/55435.69" office:value-type="float" office:value="0.151592282877691" calcext:value-type="float">
            <text:p>0.151592282877691</text:p>
          </table:table-cell>
          <table:table-cell office:value-type="float" office:value="4140412.8738111" calcext:value-type="float">
            <text:p>4140412.8738111</text:p>
          </table:table-cell>
        </table:table-row>
        <table:table-row table:style-name="ro1">
          <table:table-cell office:value-type="float" office:value="1428.19" calcext:value-type="float">
            <text:p>1428.19</text:p>
          </table:table-cell>
          <table:table-cell office:value-type="float" office:value="8388.6978" calcext:value-type="float">
            <text:p>8388.6978</text:p>
          </table:table-cell>
          <table:table-cell table:formula="of:=[.B1405]/55435.69" office:value-type="float" office:value="0.151323051990514" calcext:value-type="float">
            <text:p>0.151323051990514</text:p>
          </table:table-cell>
          <table:table-cell office:value-type="float" office:value="4148952.2062336" calcext:value-type="float">
            <text:p>4148952.2062336</text:p>
          </table:table-cell>
        </table:table-row>
        <table:table-row table:style-name="ro1">
          <table:table-cell office:value-type="float" office:value="1429.21" calcext:value-type="float">
            <text:p>1429.21</text:p>
          </table:table-cell>
          <table:table-cell office:value-type="float" office:value="8381.881" calcext:value-type="float">
            <text:p>8381.881</text:p>
          </table:table-cell>
          <table:table-cell table:formula="of:=[.B1406]/55435.69" office:value-type="float" office:value="0.151200084277836" calcext:value-type="float">
            <text:p>0.151200084277836</text:p>
          </table:table-cell>
          <table:table-cell office:value-type="float" office:value="4157484.5993622" calcext:value-type="float">
            <text:p>4157484.5993622</text:p>
          </table:table-cell>
        </table:table-row>
        <table:table-row table:style-name="ro1">
          <table:table-cell office:value-type="float" office:value="1430.23" calcext:value-type="float">
            <text:p>1430.23</text:p>
          </table:table-cell>
          <table:table-cell office:value-type="float" office:value="8407.6873" calcext:value-type="float">
            <text:p>8407.6873</text:p>
          </table:table-cell>
          <table:table-cell table:formula="of:=[.B1407]/55435.69" office:value-type="float" office:value="0.151665602069714" calcext:value-type="float">
            <text:p>0.151665602069714</text:p>
          </table:table-cell>
          <table:table-cell office:value-type="float" office:value="4166043.2622297" calcext:value-type="float">
            <text:p>4166043.2622297</text:p>
          </table:table-cell>
        </table:table-row>
        <table:table-row table:style-name="ro1">
          <table:table-cell office:value-type="float" office:value="1431.25" calcext:value-type="float">
            <text:p>1431.25</text:p>
          </table:table-cell>
          <table:table-cell office:value-type="float" office:value="8482.9881" calcext:value-type="float">
            <text:p>8482.9881</text:p>
          </table:table-cell>
          <table:table-cell table:formula="of:=[.B1408]/55435.69" office:value-type="float" office:value="0.153023947208017" calcext:value-type="float">
            <text:p>0.153023947208017</text:p>
          </table:table-cell>
          <table:table-cell office:value-type="float" office:value="4174678.5780419" calcext:value-type="float">
            <text:p>4174678.5780419</text:p>
          </table:table-cell>
        </table:table-row>
        <table:table-row table:style-name="ro1">
          <table:table-cell office:value-type="float" office:value="1432.27" calcext:value-type="float">
            <text:p>1432.27</text:p>
          </table:table-cell>
          <table:table-cell office:value-type="float" office:value="8612.8129" calcext:value-type="float">
            <text:p>8612.8129</text:p>
          </table:table-cell>
          <table:table-cell table:formula="of:=[.B1409]/55435.69" office:value-type="float" office:value="0.155365846442968" calcext:value-type="float">
            <text:p>0.155365846442968</text:p>
          </table:table-cell>
          <table:table-cell office:value-type="float" office:value="4183446.0498912" calcext:value-type="float">
            <text:p>4183446.0498912</text:p>
          </table:table-cell>
        </table:table-row>
        <table:table-row table:style-name="ro1">
          <table:table-cell office:value-type="float" office:value="1433.28" calcext:value-type="float">
            <text:p>1433.28</text:p>
          </table:table-cell>
          <table:table-cell office:value-type="float" office:value="8789.7229" calcext:value-type="float">
            <text:p>8789.7229</text:p>
          </table:table-cell>
          <table:table-cell table:formula="of:=[.B1410]/55435.69" office:value-type="float" office:value="0.158557111853393" calcext:value-type="float">
            <text:p>0.158557111853393</text:p>
          </table:table-cell>
          <table:table-cell office:value-type="float" office:value="4192393.6085015" calcext:value-type="float">
            <text:p>4192393.6085015</text:p>
          </table:table-cell>
        </table:table-row>
        <table:table-row table:style-name="ro1">
          <table:table-cell office:value-type="float" office:value="1434.3" calcext:value-type="float">
            <text:p>1434.3</text:p>
          </table:table-cell>
          <table:table-cell office:value-type="float" office:value="8996.6885" calcext:value-type="float">
            <text:p>8996.6885</text:p>
          </table:table-cell>
          <table:table-cell table:formula="of:=[.B1411]/55435.69" office:value-type="float" office:value="0.162290547840209" calcext:value-type="float">
            <text:p>0.162290547840209</text:p>
          </table:table-cell>
          <table:table-cell office:value-type="float" office:value="4201551.8492103" calcext:value-type="float">
            <text:p>4201551.8492103</text:p>
          </table:table-cell>
        </table:table-row>
        <table:table-row table:style-name="ro1">
          <table:table-cell office:value-type="float" office:value="1435.32" calcext:value-type="float">
            <text:p>1435.32</text:p>
          </table:table-cell>
          <table:table-cell office:value-type="float" office:value="9212.3694" calcext:value-type="float">
            <text:p>9212.3694</text:p>
          </table:table-cell>
          <table:table-cell table:formula="of:=[.B1412]/55435.69" office:value-type="float" office:value="0.166181198430109" calcext:value-type="float">
            <text:p>0.166181198430109</text:p>
          </table:table-cell>
          <table:table-cell office:value-type="float" office:value="4210929.6436944" calcext:value-type="float">
            <text:p>4210929.6436944</text:p>
          </table:table-cell>
        </table:table-row>
        <table:table-row table:style-name="ro1">
          <table:table-cell office:value-type="float" office:value="1436.34" calcext:value-type="float">
            <text:p>1436.34</text:p>
          </table:table-cell>
          <table:table-cell office:value-type="float" office:value="9417.0882" calcext:value-type="float">
            <text:p>9417.0882</text:p>
          </table:table-cell>
          <table:table-cell table:formula="of:=[.B1413]/55435.69" office:value-type="float" office:value="0.169874104570539" calcext:value-type="float">
            <text:p>0.169874104570539</text:p>
          </table:table-cell>
          <table:table-cell office:value-type="float" office:value="4220515.8331471" calcext:value-type="float">
            <text:p>4220515.8331471</text:p>
          </table:table-cell>
        </table:table-row>
        <table:table-row table:style-name="ro1">
          <table:table-cell office:value-type="float" office:value="1437.36" calcext:value-type="float">
            <text:p>1437.36</text:p>
          </table:table-cell>
          <table:table-cell office:value-type="float" office:value="9597.7491" calcext:value-type="float">
            <text:p>9597.7491</text:p>
          </table:table-cell>
          <table:table-cell table:formula="of:=[.B1414]/55435.69" office:value-type="float" office:value="0.173133032167544" calcext:value-type="float">
            <text:p>0.173133032167544</text:p>
          </table:table-cell>
          <table:table-cell office:value-type="float" office:value="4230285.9275434" calcext:value-type="float">
            <text:p>4230285.9275434</text:p>
          </table:table-cell>
        </table:table-row>
        <table:table-row table:style-name="ro1">
          <table:table-cell office:value-type="float" office:value="1438.37" calcext:value-type="float">
            <text:p>1438.37</text:p>
          </table:table-cell>
          <table:table-cell office:value-type="float" office:value="9750.4137" calcext:value-type="float">
            <text:p>9750.4137</text:p>
          </table:table-cell>
          <table:table-cell table:formula="of:=[.B1415]/55435.69" office:value-type="float" office:value="0.175886936736965" calcext:value-type="float">
            <text:p>0.175886936736965</text:p>
          </table:table-cell>
          <table:table-cell office:value-type="float" office:value="4240211.4279424" calcext:value-type="float">
            <text:p>4240211.4279424</text:p>
          </table:table-cell>
        </table:table-row>
        <table:table-row table:style-name="ro1">
          <table:table-cell office:value-type="float" office:value="1439.39" calcext:value-type="float">
            <text:p>1439.39</text:p>
          </table:table-cell>
          <table:table-cell office:value-type="float" office:value="9880.0307" calcext:value-type="float">
            <text:p>9880.0307</text:p>
          </table:table-cell>
          <table:table-cell table:formula="of:=[.B1416]/55435.69" office:value-type="float" office:value="0.178225087484254" calcext:value-type="float">
            <text:p>0.178225087484254</text:p>
          </table:table-cell>
          <table:table-cell office:value-type="float" office:value="4250268.8728763" calcext:value-type="float">
            <text:p>4250268.8728763</text:p>
          </table:table-cell>
        </table:table-row>
        <table:table-row table:style-name="ro1">
          <table:table-cell office:value-type="float" office:value="1440.41" calcext:value-type="float">
            <text:p>1440.41</text:p>
          </table:table-cell>
          <table:table-cell office:value-type="float" office:value="9997.6448" calcext:value-type="float">
            <text:p>9997.6448</text:p>
          </table:table-cell>
          <table:table-cell table:formula="of:=[.B1417]/55435.69" office:value-type="float" office:value="0.180346718873708" calcext:value-type="float">
            <text:p>0.180346718873708</text:p>
          </table:table-cell>
          <table:table-cell office:value-type="float" office:value="4260446.0439043" calcext:value-type="float">
            <text:p>4260446.0439043</text:p>
          </table:table-cell>
        </table:table-row>
        <table:table-row table:style-name="ro1">
          <table:table-cell office:value-type="float" office:value="1441.43" calcext:value-type="float">
            <text:p>1441.43</text:p>
          </table:table-cell>
          <table:table-cell office:value-type="float" office:value="10116.076" calcext:value-type="float">
            <text:p>10116.076</text:p>
          </table:table-cell>
          <table:table-cell table:formula="of:=[.B1418]/55435.69" office:value-type="float" office:value="0.182483089865031" calcext:value-type="float">
            <text:p>0.182483089865031</text:p>
          </table:table-cell>
          <table:table-cell office:value-type="float" office:value="4270743.7731365" calcext:value-type="float">
            <text:p>4270743.7731365</text:p>
          </table:table-cell>
        </table:table-row>
        <table:table-row table:style-name="ro1">
          <table:table-cell office:value-type="float" office:value="1442.44" calcext:value-type="float">
            <text:p>1442.44</text:p>
          </table:table-cell>
          <table:table-cell office:value-type="float" office:value="10245.399" calcext:value-type="float">
            <text:p>10245.399</text:p>
          </table:table-cell>
          <table:table-cell table:formula="of:=[.B1419]/55435.69" office:value-type="float" office:value="0.184815937169719" calcext:value-type="float">
            <text:p>0.184815937169719</text:p>
          </table:table-cell>
          <table:table-cell office:value-type="float" office:value="4281173.1475338" calcext:value-type="float">
            <text:p>4281173.1475338</text:p>
          </table:table-cell>
        </table:table-row>
        <table:table-row table:style-name="ro1">
          <table:table-cell office:value-type="float" office:value="1443.46" calcext:value-type="float">
            <text:p>1443.46</text:p>
          </table:table-cell>
          <table:table-cell office:value-type="float" office:value="10389.51" calcext:value-type="float">
            <text:p>10389.51</text:p>
          </table:table-cell>
          <table:table-cell table:formula="of:=[.B1420]/55435.69" office:value-type="float" office:value="0.187415544029487" calcext:value-type="float">
            <text:p>0.187415544029487</text:p>
          </table:table-cell>
          <table:table-cell office:value-type="float" office:value="4291749.2200991" calcext:value-type="float">
            <text:p>4291749.2200991</text:p>
          </table:table-cell>
        </table:table-row>
        <table:table-row table:style-name="ro1">
          <table:table-cell office:value-type="float" office:value="1444.48" calcext:value-type="float">
            <text:p>1444.48</text:p>
          </table:table-cell>
          <table:table-cell office:value-type="float" office:value="10544.708" calcext:value-type="float">
            <text:p>10544.708</text:p>
          </table:table-cell>
          <table:table-cell table:formula="of:=[.B1421]/55435.69" office:value-type="float" office:value="0.190215148399885" calcext:value-type="float">
            <text:p>0.190215148399885</text:p>
          </table:table-cell>
          <table:table-cell office:value-type="float" office:value="4302483.2778146" calcext:value-type="float">
            <text:p>4302483.2778146</text:p>
          </table:table-cell>
        </table:table-row>
        <table:table-row table:style-name="ro1">
          <table:table-cell office:value-type="float" office:value="1445.5" calcext:value-type="float">
            <text:p>1445.5</text:p>
          </table:table-cell>
          <table:table-cell office:value-type="float" office:value="10700.627" calcext:value-type="float">
            <text:p>10700.627</text:p>
          </table:table-cell>
          <table:table-cell table:formula="of:=[.B1422]/55435.69" office:value-type="float" office:value="0.193027758831901" calcext:value-type="float">
            <text:p>0.193027758831901</text:p>
          </table:table-cell>
          <table:table-cell office:value-type="float" office:value="4313376.0545063" calcext:value-type="float">
            <text:p>4313376.0545063</text:p>
          </table:table-cell>
        </table:table-row>
        <table:table-row table:style-name="ro1">
          <table:table-cell office:value-type="float" office:value="1446.52" calcext:value-type="float">
            <text:p>1446.52</text:p>
          </table:table-cell>
          <table:table-cell office:value-type="float" office:value="10843.181" calcext:value-type="float">
            <text:p>10843.181</text:p>
          </table:table-cell>
          <table:table-cell table:formula="of:=[.B1423]/55435.69" office:value-type="float" office:value="0.195599279092585" calcext:value-type="float">
            <text:p>0.195599279092585</text:p>
          </table:table-cell>
          <table:table-cell office:value-type="float" office:value="4324413.9447195" calcext:value-type="float">
            <text:p>4324413.9447195</text:p>
          </table:table-cell>
        </table:table-row>
        <table:table-row table:style-name="ro1">
          <table:table-cell office:value-type="float" office:value="1447.53" calcext:value-type="float">
            <text:p>1447.53</text:p>
          </table:table-cell>
          <table:table-cell office:value-type="float" office:value="10958.647" calcext:value-type="float">
            <text:p>10958.647</text:p>
          </table:table-cell>
          <table:table-cell table:formula="of:=[.B1424]/55435.69" office:value-type="float" office:value="0.197682161077097" calcext:value-type="float">
            <text:p>0.197682161077097</text:p>
          </table:table-cell>
          <table:table-cell office:value-type="float" office:value="4335569.3742932" calcext:value-type="float">
            <text:p>4335569.3742932</text:p>
          </table:table-cell>
        </table:table-row>
        <table:table-row table:style-name="ro1">
          <table:table-cell office:value-type="float" office:value="1448.55" calcext:value-type="float">
            <text:p>1448.55</text:p>
          </table:table-cell>
          <table:table-cell office:value-type="float" office:value="11037.692" calcext:value-type="float">
            <text:p>11037.692</text:p>
          </table:table-cell>
          <table:table-cell table:formula="of:=[.B1425]/55435.69" office:value-type="float" office:value="0.199108047541214" calcext:value-type="float">
            <text:p>0.199108047541214</text:p>
          </table:table-cell>
          <table:table-cell office:value-type="float" office:value="4346805.2685396" calcext:value-type="float">
            <text:p>4346805.2685396</text:p>
          </table:table-cell>
        </table:table-row>
        <table:table-row table:style-name="ro1">
          <table:table-cell office:value-type="float" office:value="1449.57" calcext:value-type="float">
            <text:p>1449.57</text:p>
          </table:table-cell>
          <table:table-cell office:value-type="float" office:value="11078.18" calcext:value-type="float">
            <text:p>11078.18</text:p>
          </table:table-cell>
          <table:table-cell table:formula="of:=[.B1426]/55435.69" office:value-type="float" office:value="0.199838407350932" calcext:value-type="float">
            <text:p>0.199838407350932</text:p>
          </table:table-cell>
          <table:table-cell office:value-type="float" office:value="4358082.3777101" calcext:value-type="float">
            <text:p>4358082.3777101</text:p>
          </table:table-cell>
        </table:table-row>
        <table:table-row table:style-name="ro1">
          <table:table-cell office:value-type="float" office:value="1450.59" calcext:value-type="float">
            <text:p>1450.59</text:p>
          </table:table-cell>
          <table:table-cell office:value-type="float" office:value="11085.975" calcext:value-type="float">
            <text:p>11085.975</text:p>
          </table:table-cell>
          <table:table-cell table:formula="of:=[.B1427]/55435.69" office:value-type="float" office:value="0.199979020735559" calcext:value-type="float">
            <text:p>0.199979020735559</text:p>
          </table:table-cell>
          <table:table-cell office:value-type="float" office:value="4369367.4215628" calcext:value-type="float">
            <text:p>4369367.4215628</text:p>
          </table:table-cell>
        </table:table-row>
        <table:table-row table:style-name="ro1">
          <table:table-cell office:value-type="float" office:value="1451.61" calcext:value-type="float">
            <text:p>1451.61</text:p>
          </table:table-cell>
          <table:table-cell office:value-type="float" office:value="11073.576" calcext:value-type="float">
            <text:p>11073.576</text:p>
          </table:table-cell>
          <table:table-cell table:formula="of:=[.B1428]/55435.69" office:value-type="float" office:value="0.199755356161347" calcext:value-type="float">
            <text:p>0.199755356161347</text:p>
          </table:table-cell>
          <table:table-cell office:value-type="float" office:value="4380639.8444014" calcext:value-type="float">
            <text:p>4380639.8444014</text:p>
          </table:table-cell>
        </table:table-row>
        <table:table-row table:style-name="ro1">
          <table:table-cell office:value-type="float" office:value="1452.62" calcext:value-type="float">
            <text:p>1452.62</text:p>
          </table:table-cell>
          <table:table-cell office:value-type="float" office:value="11057.084" calcext:value-type="float">
            <text:p>11057.084</text:p>
          </table:table-cell>
          <table:table-cell table:formula="of:=[.B1429]/55435.69" office:value-type="float" office:value="0.19945785828588" calcext:value-type="float">
            <text:p>0.19945785828588</text:p>
          </table:table-cell>
          <table:table-cell office:value-type="float" office:value="4391895.4785115" calcext:value-type="float">
            <text:p>4391895.4785115</text:p>
          </table:table-cell>
        </table:table-row>
        <table:table-row table:style-name="ro1">
          <table:table-cell office:value-type="float" office:value="1453.64" calcext:value-type="float">
            <text:p>1453.64</text:p>
          </table:table-cell>
          <table:table-cell office:value-type="float" office:value="11052.475" calcext:value-type="float">
            <text:p>11052.475</text:p>
          </table:table-cell>
          <table:table-cell table:formula="of:=[.B1430]/55435.69" office:value-type="float" office:value="0.199374716901693" calcext:value-type="float">
            <text:p>0.199374716901693</text:p>
          </table:table-cell>
          <table:table-cell office:value-type="float" office:value="4403146.4206925" calcext:value-type="float">
            <text:p>4403146.4206925</text:p>
          </table:table-cell>
        </table:table-row>
        <table:table-row table:style-name="ro1">
          <table:table-cell office:value-type="float" office:value="1454.66" calcext:value-type="float">
            <text:p>1454.66</text:p>
          </table:table-cell>
          <table:table-cell office:value-type="float" office:value="11072.334" calcext:value-type="float">
            <text:p>11072.334</text:p>
          </table:table-cell>
          <table:table-cell table:formula="of:=[.B1431]/55435.69" office:value-type="float" office:value="0.199732951822193" calcext:value-type="float">
            <text:p>0.199732951822193</text:p>
          </table:table-cell>
          <table:table-cell office:value-type="float" office:value="4414417.5793924" calcext:value-type="float">
            <text:p>4414417.5793924</text:p>
          </table:table-cell>
        </table:table-row>
        <table:table-row table:style-name="ro1">
          <table:table-cell office:value-type="float" office:value="1455.68" calcext:value-type="float">
            <text:p>1455.68</text:p>
          </table:table-cell>
          <table:table-cell office:value-type="float" office:value="11123.91" calcext:value-type="float">
            <text:p>11123.91</text:p>
          </table:table-cell>
          <table:table-cell table:formula="of:=[.B1432]/55435.69" office:value-type="float" office:value="0.20066332718146" calcext:value-type="float">
            <text:p>0.20066332718146</text:p>
          </table:table-cell>
          <table:table-cell office:value-type="float" office:value="4425741.240249" calcext:value-type="float">
            <text:p>4425741.240249</text:p>
          </table:table-cell>
        </table:table-row>
        <table:table-row table:style-name="ro1">
          <table:table-cell office:value-type="float" office:value="1456.7" calcext:value-type="float">
            <text:p>1456.7</text:p>
          </table:table-cell>
          <table:table-cell office:value-type="float" office:value="11208.804" calcext:value-type="float">
            <text:p>11208.804</text:p>
          </table:table-cell>
          <table:table-cell table:formula="of:=[.B1433]/55435.69" office:value-type="float" office:value="0.202194723291078" calcext:value-type="float">
            <text:p>0.202194723291078</text:p>
          </table:table-cell>
          <table:table-cell office:value-type="float" office:value="4437151.3190476" calcext:value-type="float">
            <text:p>4437151.3190476</text:p>
          </table:table-cell>
        </table:table-row>
        <table:table-row table:style-name="ro1">
          <table:table-cell office:value-type="float" office:value="1457.71" calcext:value-type="float">
            <text:p>1457.71</text:p>
          </table:table-cell>
          <table:table-cell office:value-type="float" office:value="11323.983" calcext:value-type="float">
            <text:p>11323.983</text:p>
          </table:table-cell>
          <table:table-cell table:formula="of:=[.B1434]/55435.69" office:value-type="float" office:value="0.204272428105432" calcext:value-type="float">
            <text:p>0.204272428105432</text:p>
          </table:table-cell>
          <table:table-cell office:value-type="float" office:value="4448678.6451862" calcext:value-type="float">
            <text:p>4448678.6451862</text:p>
          </table:table-cell>
        </table:table-row>
        <table:table-row table:style-name="ro1">
          <table:table-cell office:value-type="float" office:value="1458.73" calcext:value-type="float">
            <text:p>1458.73</text:p>
          </table:table-cell>
          <table:table-cell office:value-type="float" office:value="11463.344" calcext:value-type="float">
            <text:p>11463.344</text:p>
          </table:table-cell>
          <table:table-cell table:formula="of:=[.B1435]/55435.69" office:value-type="float" office:value="0.206786350093234" calcext:value-type="float">
            <text:p>0.206786350093234</text:p>
          </table:table-cell>
          <table:table-cell office:value-type="float" office:value="4460347.8350804" calcext:value-type="float">
            <text:p>4460347.8350804</text:p>
          </table:table-cell>
        </table:table-row>
        <table:table-row table:style-name="ro1">
          <table:table-cell office:value-type="float" office:value="1459.75" calcext:value-type="float">
            <text:p>1459.75</text:p>
          </table:table-cell>
          <table:table-cell office:value-type="float" office:value="11618.98" calcext:value-type="float">
            <text:p>11618.98</text:p>
          </table:table-cell>
          <table:table-cell table:formula="of:=[.B1436]/55435.69" office:value-type="float" office:value="0.209593855510773" calcext:value-type="float">
            <text:p>0.209593855510773</text:p>
          </table:table-cell>
          <table:table-cell office:value-type="float" office:value="4472175.4557878" calcext:value-type="float">
            <text:p>4472175.4557878</text:p>
          </table:table-cell>
        </table:table-row>
        <table:table-row table:style-name="ro1">
          <table:table-cell office:value-type="float" office:value="1460.77" calcext:value-type="float">
            <text:p>1460.77</text:p>
          </table:table-cell>
          <table:table-cell office:value-type="float" office:value="11781.639" calcext:value-type="float">
            <text:p>11781.639</text:p>
          </table:table-cell>
          <table:table-cell table:formula="of:=[.B1437]/55435.69" office:value-type="float" office:value="0.212528048266379" calcext:value-type="float">
            <text:p>0.212528048266379</text:p>
          </table:table-cell>
          <table:table-cell office:value-type="float" office:value="4484168.6554995" calcext:value-type="float">
            <text:p>4484168.6554995</text:p>
          </table:table-cell>
        </table:table-row>
        <table:table-row table:style-name="ro1">
          <table:table-cell office:value-type="float" office:value="1461.79" calcext:value-type="float">
            <text:p>1461.79</text:p>
          </table:table-cell>
          <table:table-cell office:value-type="float" office:value="11940.434" calcext:value-type="float">
            <text:p>11940.434</text:p>
          </table:table-cell>
          <table:table-cell table:formula="of:=[.B1438]/55435.69" office:value-type="float" office:value="0.215392538633505" calcext:value-type="float">
            <text:p>0.215392538633505</text:p>
          </table:table-cell>
          <table:table-cell office:value-type="float" office:value="4496323.5025415" calcext:value-type="float">
            <text:p>4496323.5025415</text:p>
          </table:table-cell>
        </table:table-row>
        <table:table-row table:style-name="ro1">
          <table:table-cell office:value-type="float" office:value="1462.8" calcext:value-type="float">
            <text:p>1462.8</text:p>
          </table:table-cell>
          <table:table-cell office:value-type="float" office:value="12082.433" calcext:value-type="float">
            <text:p>12082.433</text:p>
          </table:table-cell>
          <table:table-cell table:formula="of:=[.B1439]/55435.69" office:value-type="float" office:value="0.217954047293359" calcext:value-type="float">
            <text:p>0.217954047293359</text:p>
          </table:table-cell>
          <table:table-cell office:value-type="float" office:value="4508622.8979758" calcext:value-type="float">
            <text:p>4508622.8979758</text:p>
          </table:table-cell>
        </table:table-row>
        <table:table-row table:style-name="ro1">
          <table:table-cell office:value-type="float" office:value="1463.82" calcext:value-type="float">
            <text:p>1463.82</text:p>
          </table:table-cell>
          <table:table-cell office:value-type="float" office:value="12192.949" calcext:value-type="float">
            <text:p>12192.949</text:p>
          </table:table-cell>
          <table:table-cell table:formula="of:=[.B1440]/55435.69" office:value-type="float" office:value="0.219947636621822" calcext:value-type="float">
            <text:p>0.219947636621822</text:p>
          </table:table-cell>
          <table:table-cell office:value-type="float" office:value="4521034.7935561" calcext:value-type="float">
            <text:p>4521034.7935561</text:p>
          </table:table-cell>
        </table:table-row>
        <table:table-row table:style-name="ro1">
          <table:table-cell office:value-type="float" office:value="1464.84" calcext:value-type="float">
            <text:p>1464.84</text:p>
          </table:table-cell>
          <table:table-cell office:value-type="float" office:value="12257.194" calcext:value-type="float">
            <text:p>12257.194</text:p>
          </table:table-cell>
          <table:table-cell table:formula="of:=[.B1441]/55435.69" office:value-type="float" office:value="0.221106547063814" calcext:value-type="float">
            <text:p>0.221106547063814</text:p>
          </table:table-cell>
          <table:table-cell office:value-type="float" office:value="4533512.0881924" calcext:value-type="float">
            <text:p>4533512.0881924</text:p>
          </table:table-cell>
        </table:table-row>
        <table:table-row table:style-name="ro1">
          <table:table-cell office:value-type="float" office:value="1465.86" calcext:value-type="float">
            <text:p>1465.86</text:p>
          </table:table-cell>
          <table:table-cell office:value-type="float" office:value="12263.286" calcext:value-type="float">
            <text:p>12263.286</text:p>
          </table:table-cell>
          <table:table-cell table:formula="of:=[.B1442]/55435.69" office:value-type="float" office:value="0.221216440166975" calcext:value-type="float">
            <text:p>0.221216440166975</text:p>
          </table:table-cell>
          <table:table-cell office:value-type="float" office:value="4545995.5845" calcext:value-type="float">
            <text:p>4545995.5845</text:p>
          </table:table-cell>
        </table:table-row>
        <table:table-row table:style-name="ro1">
          <table:table-cell office:value-type="float" office:value="1466.88" calcext:value-type="float">
            <text:p>1466.88</text:p>
          </table:table-cell>
          <table:table-cell office:value-type="float" office:value="12205.855" calcext:value-type="float">
            <text:p>12205.855</text:p>
          </table:table-cell>
          <table:table-cell table:formula="of:=[.B1443]/55435.69" office:value-type="float" office:value="0.220180446928684" calcext:value-type="float">
            <text:p>0.220180446928684</text:p>
          </table:table-cell>
          <table:table-cell office:value-type="float" office:value="4558420.6182891" calcext:value-type="float">
            <text:p>4558420.6182891</text:p>
          </table:table-cell>
        </table:table-row>
        <table:table-row table:style-name="ro1">
          <table:table-cell office:value-type="float" office:value="1467.89" calcext:value-type="float">
            <text:p>1467.89</text:p>
          </table:table-cell>
          <table:table-cell office:value-type="float" office:value="12088.946" calcext:value-type="float">
            <text:p>12088.946</text:p>
          </table:table-cell>
          <table:table-cell table:formula="of:=[.B1444]/55435.69" office:value-type="float" office:value="0.218071534782015" calcext:value-type="float">
            <text:p>0.218071534782015</text:p>
          </table:table-cell>
          <table:table-cell office:value-type="float" office:value="4570726.6439625" calcext:value-type="float">
            <text:p>4570726.6439625</text:p>
          </table:table-cell>
        </table:table-row>
        <table:table-row table:style-name="ro1">
          <table:table-cell office:value-type="float" office:value="1468.91" calcext:value-type="float">
            <text:p>1468.91</text:p>
          </table:table-cell>
          <table:table-cell office:value-type="float" office:value="11926.869" calcext:value-type="float">
            <text:p>11926.869</text:p>
          </table:table-cell>
          <table:table-cell table:formula="of:=[.B1445]/55435.69" office:value-type="float" office:value="0.21514784067809" calcext:value-type="float">
            <text:p>0.21514784067809</text:p>
          </table:table-cell>
          <table:table-cell office:value-type="float" office:value="4582867.6817037" calcext:value-type="float">
            <text:p>4582867.6817037</text:p>
          </table:table-cell>
        </table:table-row>
        <table:table-row table:style-name="ro1">
          <table:table-cell office:value-type="float" office:value="1469.93" calcext:value-type="float">
            <text:p>1469.93</text:p>
          </table:table-cell>
          <table:table-cell office:value-type="float" office:value="11742.182" calcext:value-type="float">
            <text:p>11742.182</text:p>
          </table:table-cell>
          <table:table-cell table:formula="of:=[.B1446]/55435.69" office:value-type="float" office:value="0.211816286583607" calcext:value-type="float">
            <text:p>0.211816286583607</text:p>
          </table:table-cell>
          <table:table-cell office:value-type="float" office:value="4594820.7160579" calcext:value-type="float">
            <text:p>4594820.7160579</text:p>
          </table:table-cell>
        </table:table-row>
        <table:table-row table:style-name="ro1">
          <table:table-cell office:value-type="float" office:value="1470.95" calcext:value-type="float">
            <text:p>1470.95</text:p>
          </table:table-cell>
          <table:table-cell office:value-type="float" office:value="11561.004" calcext:value-type="float">
            <text:p>11561.004</text:p>
          </table:table-cell>
          <table:table-cell table:formula="of:=[.B1447]/55435.69" office:value-type="float" office:value="0.208548031060856" calcext:value-type="float">
            <text:p>0.208548031060856</text:p>
          </table:table-cell>
          <table:table-cell office:value-type="float" office:value="4606589.3187438" calcext:value-type="float">
            <text:p>4606589.3187438</text:p>
          </table:table-cell>
        </table:table-row>
        <table:table-row table:style-name="ro1">
          <table:table-cell office:value-type="float" office:value="1471.97" calcext:value-type="float">
            <text:p>1471.97</text:p>
          </table:table-cell>
          <table:table-cell office:value-type="float" office:value="11406.862" calcext:value-type="float">
            <text:p>11406.862</text:p>
          </table:table-cell>
          <table:table-cell table:formula="of:=[.B1448]/55435.69" office:value-type="float" office:value="0.205767475790416" calcext:value-type="float">
            <text:p>0.205767475790416</text:p>
          </table:table-cell>
          <table:table-cell office:value-type="float" office:value="4618201.012384" calcext:value-type="float">
            <text:p>4618201.012384</text:p>
          </table:table-cell>
        </table:table-row>
        <table:table-row table:style-name="ro1">
          <table:table-cell office:value-type="float" office:value="1472.98" calcext:value-type="float">
            <text:p>1472.98</text:p>
          </table:table-cell>
          <table:table-cell office:value-type="float" office:value="11294.987" calcext:value-type="float">
            <text:p>11294.987</text:p>
          </table:table-cell>
          <table:table-cell table:formula="of:=[.B1449]/55435.69" office:value-type="float" office:value="0.20374937156911" calcext:value-type="float">
            <text:p>0.20374937156911</text:p>
          </table:table-cell>
          <table:table-cell office:value-type="float" office:value="4629698.8219908" calcext:value-type="float">
            <text:p>4629698.8219908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1228.936" calcext:value-type="float">
            <text:p>11228.936</text:p>
          </table:table-cell>
          <table:table-cell table:formula="of:=[.B1450]/55435.69" office:value-type="float" office:value="0.202557882836851" calcext:value-type="float">
            <text:p>0.202557882836851</text:p>
          </table:table-cell>
          <table:table-cell office:value-type="float" office:value="4641129.3939256" calcext:value-type="float">
            <text:p>4641129.3939256</text:p>
          </table:table-cell>
        </table:table-row>
        <table:table-row table:style-name="ro1">
          <table:table-cell office:value-type="float" office:value="1475.02" calcext:value-type="float">
            <text:p>1475.02</text:p>
          </table:table-cell>
          <table:table-cell office:value-type="float" office:value="11200.745" calcext:value-type="float">
            <text:p>11200.745</text:p>
          </table:table-cell>
          <table:table-cell table:formula="of:=[.B1451]/55435.69" office:value-type="float" office:value="0.202049347631463" calcext:value-type="float">
            <text:p>0.202049347631463</text:p>
          </table:table-cell>
          <table:table-cell office:value-type="float" office:value="4652531.2685292" calcext:value-type="float">
            <text:p>4652531.2685292</text:p>
          </table:table-cell>
        </table:table-row>
        <table:table-row table:style-name="ro1">
          <table:table-cell office:value-type="float" office:value="1476.04" calcext:value-type="float">
            <text:p>1476.04</text:p>
          </table:table-cell>
          <table:table-cell office:value-type="float" office:value="11194.603" calcext:value-type="float">
            <text:p>11194.603</text:p>
          </table:table-cell>
          <table:table-cell table:formula="of:=[.B1452]/55435.69" office:value-type="float" office:value="0.20193855258228" calcext:value-type="float">
            <text:p>0.20193855258228</text:p>
          </table:table-cell>
          <table:table-cell office:value-type="float" office:value="4663926.8914581" calcext:value-type="float">
            <text:p>4663926.8914581</text:p>
          </table:table-cell>
        </table:table-row>
        <table:table-row table:style-name="ro1">
          <table:table-cell office:value-type="float" office:value="1477.06" calcext:value-type="float">
            <text:p>1477.06</text:p>
          </table:table-cell>
          <table:table-cell office:value-type="float" office:value="11192.827" calcext:value-type="float">
            <text:p>11192.827</text:p>
          </table:table-cell>
          <table:table-cell table:formula="of:=[.B1453]/55435.69" office:value-type="float" office:value="0.201906515459625" calcext:value-type="float">
            <text:p>0.201906515459625</text:p>
          </table:table-cell>
          <table:table-cell office:value-type="float" office:value="4675320.7065537" calcext:value-type="float">
            <text:p>4675320.7065537</text:p>
          </table:table-cell>
        </table:table-row>
        <table:table-row table:style-name="ro1">
          <table:table-cell office:value-type="float" office:value="1478.07" calcext:value-type="float">
            <text:p>1478.07</text:p>
          </table:table-cell>
          <table:table-cell office:value-type="float" office:value="11182.123" calcext:value-type="float">
            <text:p>11182.123</text:p>
          </table:table-cell>
          <table:table-cell table:formula="of:=[.B1454]/55435.69" office:value-type="float" office:value="0.201713426855515" calcext:value-type="float">
            <text:p>0.201713426855515</text:p>
          </table:table-cell>
          <table:table-cell office:value-type="float" office:value="4686703.6253087" calcext:value-type="float">
            <text:p>4686703.6253087</text:p>
          </table:table-cell>
        </table:table-row>
        <table:table-row table:style-name="ro1">
          <table:table-cell office:value-type="float" office:value="1479.09" calcext:value-type="float">
            <text:p>1479.09</text:p>
          </table:table-cell>
          <table:table-cell office:value-type="float" office:value="11158.063" calcext:value-type="float">
            <text:p>11158.063</text:p>
          </table:table-cell>
          <table:table-cell table:formula="of:=[.B1455]/55435.69" office:value-type="float" office:value="0.201279410430356" calcext:value-type="float">
            <text:p>0.201279410430356</text:p>
          </table:table-cell>
          <table:table-cell office:value-type="float" office:value="4698062.0517344" calcext:value-type="float">
            <text:p>4698062.0517344</text:p>
          </table:table-cell>
        </table:table-row>
        <table:table-row table:style-name="ro1">
          <table:table-cell office:value-type="float" office:value="1480.11" calcext:value-type="float">
            <text:p>1480.11</text:p>
          </table:table-cell>
          <table:table-cell office:value-type="float" office:value="11126.363" calcext:value-type="float">
            <text:p>11126.363</text:p>
          </table:table-cell>
          <table:table-cell table:formula="of:=[.B1456]/55435.69" office:value-type="float" office:value="0.200707576653235" calcext:value-type="float">
            <text:p>0.200707576653235</text:p>
          </table:table-cell>
          <table:table-cell office:value-type="float" office:value="4709388.2091039" calcext:value-type="float">
            <text:p>4709388.2091039</text:p>
          </table:table-cell>
        </table:table-row>
        <table:table-row table:style-name="ro1">
          <table:table-cell office:value-type="float" office:value="1481.13" calcext:value-type="float">
            <text:p>1481.13</text:p>
          </table:table-cell>
          <table:table-cell office:value-type="float" office:value="11100.706" calcext:value-type="float">
            <text:p>11100.706</text:p>
          </table:table-cell>
          <table:table-cell table:formula="of:=[.B1457]/55435.69" office:value-type="float" office:value="0.200244752072176" calcext:value-type="float">
            <text:p>0.200244752072176</text:p>
          </table:table-cell>
          <table:table-cell office:value-type="float" office:value="4720688.2483181" calcext:value-type="float">
            <text:p>4720688.2483181</text:p>
          </table:table-cell>
        </table:table-row>
        <table:table-row table:style-name="ro1">
          <table:table-cell office:value-type="float" office:value="1482.15" calcext:value-type="float">
            <text:p>1482.15</text:p>
          </table:table-cell>
          <table:table-cell office:value-type="float" office:value="11098.023" calcext:value-type="float">
            <text:p>11098.023</text:p>
          </table:table-cell>
          <table:table-cell table:formula="of:=[.B1458]/55435.69" office:value-type="float" office:value="0.200196353648705" calcext:value-type="float">
            <text:p>0.200196353648705</text:p>
          </table:table-cell>
          <table:table-cell office:value-type="float" office:value="4731985.5566755" calcext:value-type="float">
            <text:p>4731985.5566755</text:p>
          </table:table-cell>
        </table:table-row>
        <table:table-row table:style-name="ro1">
          <table:table-cell office:value-type="float" office:value="1483.16" calcext:value-type="float">
            <text:p>1483.16</text:p>
          </table:table-cell>
          <table:table-cell office:value-type="float" office:value="11132.968" calcext:value-type="float">
            <text:p>11132.968</text:p>
          </table:table-cell>
          <table:table-cell table:formula="of:=[.B1459]/55435.69" office:value-type="float" office:value="0.200826723722569" calcext:value-type="float">
            <text:p>0.200826723722569</text:p>
          </table:table-cell>
          <table:table-cell office:value-type="float" office:value="4743318.4377402" calcext:value-type="float">
            <text:p>4743318.4377402</text:p>
          </table:table-cell>
        </table:table-row>
        <table:table-row table:style-name="ro1">
          <table:table-cell office:value-type="float" office:value="1484.18" calcext:value-type="float">
            <text:p>1484.18</text:p>
          </table:table-cell>
          <table:table-cell office:value-type="float" office:value="11213.45" calcext:value-type="float">
            <text:p>11213.45</text:p>
          </table:table-cell>
          <table:table-cell table:formula="of:=[.B1460]/55435.69" office:value-type="float" office:value="0.202278532115321" calcext:value-type="float">
            <text:p>0.202278532115321</text:p>
          </table:table-cell>
          <table:table-cell office:value-type="float" office:value="4754733.2456511" calcext:value-type="float">
            <text:p>4754733.2456511</text:p>
          </table:table-cell>
        </table:table-row>
        <table:table-row table:style-name="ro1">
          <table:table-cell office:value-type="float" office:value="1485.2" calcext:value-type="float">
            <text:p>1485.2</text:p>
          </table:table-cell>
          <table:table-cell office:value-type="float" office:value="11338.626" calcext:value-type="float">
            <text:p>11338.626</text:p>
          </table:table-cell>
          <table:table-cell table:formula="of:=[.B1461]/55435.69" office:value-type="float" office:value="0.204536572017053" calcext:value-type="float">
            <text:p>0.204536572017053</text:p>
          </table:table-cell>
          <table:table-cell office:value-type="float" office:value="4766275.4775678" calcext:value-type="float">
            <text:p>4766275.4775678</text:p>
          </table:table-cell>
        </table:table-row>
        <table:table-row table:style-name="ro1">
          <table:table-cell office:value-type="float" office:value="1486.22" calcext:value-type="float">
            <text:p>1486.22</text:p>
          </table:table-cell>
          <table:table-cell office:value-type="float" office:value="11499.857" calcext:value-type="float">
            <text:p>11499.857</text:p>
          </table:table-cell>
          <table:table-cell table:formula="of:=[.B1462]/55435.69" office:value-type="float" office:value="0.207445005194307" calcext:value-type="float">
            <text:p>0.207445005194307</text:p>
          </table:table-cell>
          <table:table-cell office:value-type="float" office:value="4777981.8356177" calcext:value-type="float">
            <text:p>4777981.8356177</text:p>
          </table:table-cell>
        </table:table-row>
        <table:table-row table:style-name="ro1">
          <table:table-cell office:value-type="float" office:value="1487.23" calcext:value-type="float">
            <text:p>1487.23</text:p>
          </table:table-cell>
          <table:table-cell office:value-type="float" office:value="11684.15" calcext:value-type="float">
            <text:p>11684.15</text:p>
          </table:table-cell>
          <table:table-cell table:formula="of:=[.B1463]/55435.69" office:value-type="float" office:value="0.210769451954147" calcext:value-type="float">
            <text:p>0.210769451954147</text:p>
          </table:table-cell>
          <table:table-cell office:value-type="float" office:value="4789875.7965165" calcext:value-type="float">
            <text:p>4789875.7965165</text:p>
          </table:table-cell>
        </table:table-row>
        <table:table-row table:style-name="ro1">
          <table:table-cell office:value-type="float" office:value="1488.25" calcext:value-type="float">
            <text:p>1488.25</text:p>
          </table:table-cell>
          <table:table-cell office:value-type="float" office:value="11878.926" calcext:value-type="float">
            <text:p>11878.926</text:p>
          </table:table-cell>
          <table:table-cell table:formula="of:=[.B1464]/55435.69" office:value-type="float" office:value="0.214283000716686" calcext:value-type="float">
            <text:p>0.214283000716686</text:p>
          </table:table-cell>
          <table:table-cell office:value-type="float" office:value="4801968.0304453" calcext:value-type="float">
            <text:p>4801968.0304453</text:p>
          </table:table-cell>
        </table:table-row>
        <table:table-row table:style-name="ro1">
          <table:table-cell office:value-type="float" office:value="1489.27" calcext:value-type="float">
            <text:p>1489.27</text:p>
          </table:table-cell>
          <table:table-cell office:value-type="float" office:value="12076.645" calcext:value-type="float">
            <text:p>12076.645</text:p>
          </table:table-cell>
          <table:table-cell table:formula="of:=[.B1465]/55435.69" office:value-type="float" office:value="0.217849638022003" calcext:value-type="float">
            <text:p>0.217849638022003</text:p>
          </table:table-cell>
          <table:table-cell office:value-type="float" office:value="4814261.533694" calcext:value-type="float">
            <text:p>4814261.533694</text:p>
          </table:table-cell>
        </table:table-row>
        <table:table-row table:style-name="ro1">
          <table:table-cell office:value-type="float" office:value="1490.29" calcext:value-type="float">
            <text:p>1490.29</text:p>
          </table:table-cell>
          <table:table-cell office:value-type="float" office:value="12278.023" calcext:value-type="float">
            <text:p>12278.023</text:p>
          </table:table-cell>
          <table:table-cell table:formula="of:=[.B1466]/55435.69" office:value-type="float" office:value="0.221482279737115" calcext:value-type="float">
            <text:p>0.221482279737115</text:p>
          </table:table-cell>
          <table:table-cell office:value-type="float" office:value="4826760.0316576" calcext:value-type="float">
            <text:p>4826760.0316576</text:p>
          </table:table-cell>
        </table:table-row>
        <table:table-row table:style-name="ro1">
          <table:table-cell office:value-type="float" office:value="1491.31" calcext:value-type="float">
            <text:p>1491.31</text:p>
          </table:table-cell>
          <table:table-cell office:value-type="float" office:value="12493.02" calcext:value-type="float">
            <text:p>12493.02</text:p>
          </table:table-cell>
          <table:table-cell table:formula="of:=[.B1467]/55435.69" office:value-type="float" office:value="0.225360593509344" calcext:value-type="float">
            <text:p>0.225360593509344</text:p>
          </table:table-cell>
          <table:table-cell office:value-type="float" office:value="4839477.3873943" calcext:value-type="float">
            <text:p>4839477.3873943</text:p>
          </table:table-cell>
        </table:table-row>
        <table:table-row table:style-name="ro1">
          <table:table-cell office:value-type="float" office:value="1492.32" calcext:value-type="float">
            <text:p>1492.32</text:p>
          </table:table-cell>
          <table:table-cell office:value-type="float" office:value="12739.4" calcext:value-type="float">
            <text:p>12739.4</text:p>
          </table:table-cell>
          <table:table-cell table:formula="of:=[.B1468]/55435.69" office:value-type="float" office:value="0.229805022720922" calcext:value-type="float">
            <text:p>0.229805022720922</text:p>
          </table:table-cell>
          <table:table-cell office:value-type="float" office:value="4852445.5469687" calcext:value-type="float">
            <text:p>4852445.5469687</text:p>
          </table:table-cell>
        </table:table-row>
        <table:table-row table:style-name="ro1">
          <table:table-cell office:value-type="float" office:value="1493.34" calcext:value-type="float">
            <text:p>1493.34</text:p>
          </table:table-cell>
          <table:table-cell office:value-type="float" office:value="13039.246" calcext:value-type="float">
            <text:p>13039.246</text:p>
          </table:table-cell>
          <table:table-cell table:formula="of:=[.B1469]/55435.69" office:value-type="float" office:value="0.23521392085135" calcext:value-type="float">
            <text:p>0.23521392085135</text:p>
          </table:table-cell>
          <table:table-cell office:value-type="float" office:value="4865718.9363307" calcext:value-type="float">
            <text:p>4865718.9363307</text:p>
          </table:table-cell>
        </table:table-row>
        <table:table-row table:style-name="ro1">
          <table:table-cell office:value-type="float" office:value="1494.36" calcext:value-type="float">
            <text:p>1494.36</text:p>
          </table:table-cell>
          <table:table-cell office:value-type="float" office:value="13414.255" calcext:value-type="float">
            <text:p>13414.255</text:p>
          </table:table-cell>
          <table:table-cell table:formula="of:=[.B1470]/55435.69" office:value-type="float" office:value="0.241978678356849" calcext:value-type="float">
            <text:p>0.241978678356849</text:p>
          </table:table-cell>
          <table:table-cell office:value-type="float" office:value="4879374.0688733" calcext:value-type="float">
            <text:p>4879374.0688733</text:p>
          </table:table-cell>
        </table:table-row>
        <table:table-row table:style-name="ro1">
          <table:table-cell office:value-type="float" office:value="1495.38" calcext:value-type="float">
            <text:p>1495.38</text:p>
          </table:table-cell>
          <table:table-cell office:value-type="float" office:value="13880.93" calcext:value-type="float">
            <text:p>13880.93</text:p>
          </table:table-cell>
          <table:table-cell table:formula="of:=[.B1471]/55435.69" office:value-type="float" office:value="0.250396991541009" calcext:value-type="float">
            <text:p>0.250396991541009</text:p>
          </table:table-cell>
          <table:table-cell office:value-type="float" office:value="4893504.2565384" calcext:value-type="float">
            <text:p>4893504.2565384</text:p>
          </table:table-cell>
        </table:table-row>
        <table:table-row table:style-name="ro1">
          <table:table-cell office:value-type="float" office:value="1496.4" calcext:value-type="float">
            <text:p>1496.4</text:p>
          </table:table-cell>
          <table:table-cell office:value-type="float" office:value="14446.861" calcext:value-type="float">
            <text:p>14446.861</text:p>
          </table:table-cell>
          <table:table-cell table:formula="of:=[.B1472]/55435.69" office:value-type="float" office:value="0.260605775809772" calcext:value-type="float">
            <text:p>0.260605775809772</text:p>
          </table:table-cell>
          <table:table-cell office:value-type="float" office:value="4908210.538121" calcext:value-type="float">
            <text:p>4908210.538121</text:p>
          </table:table-cell>
        </table:table-row>
        <table:table-row table:style-name="ro1">
          <table:table-cell office:value-type="float" office:value="1497.41" calcext:value-type="float">
            <text:p>1497.41</text:p>
          </table:table-cell>
          <table:table-cell office:value-type="float" office:value="15109.151" calcext:value-type="float">
            <text:p>15109.151</text:p>
          </table:table-cell>
          <table:table-cell table:formula="of:=[.B1473]/55435.69" office:value-type="float" office:value="0.272552772410698" calcext:value-type="float">
            <text:p>0.272552772410698</text:p>
          </table:table-cell>
          <table:table-cell office:value-type="float" office:value="4923591.0015791" calcext:value-type="float">
            <text:p>4923591.0015791</text:p>
          </table:table-cell>
        </table:table-row>
        <table:table-row table:style-name="ro1">
          <table:table-cell office:value-type="float" office:value="1498.43" calcext:value-type="float">
            <text:p>1498.43</text:p>
          </table:table-cell>
          <table:table-cell office:value-type="float" office:value="15855.581" calcext:value-type="float">
            <text:p>15855.581</text:p>
          </table:table-cell>
          <table:table-cell table:formula="of:=[.B1474]/55435.69" office:value-type="float" office:value="0.28601756377525" calcext:value-type="float">
            <text:p>0.28601756377525</text:p>
          </table:table-cell>
          <table:table-cell office:value-type="float" office:value="4939731.2986187" calcext:value-type="float">
            <text:p>4939731.2986187</text:p>
          </table:table-cell>
        </table:table-row>
        <table:table-row table:style-name="ro1">
          <table:table-cell office:value-type="float" office:value="1499.45" calcext:value-type="float">
            <text:p>1499.45</text:p>
          </table:table-cell>
          <table:table-cell office:value-type="float" office:value="16668.45" calcext:value-type="float">
            <text:p>16668.45</text:p>
          </table:table-cell>
          <table:table-cell table:formula="of:=[.B1475]/55435.69" office:value-type="float" office:value="0.300680842973182" calcext:value-type="float">
            <text:p>0.300680842973182</text:p>
          </table:table-cell>
          <table:table-cell office:value-type="float" office:value="4956699.0613658" calcext:value-type="float">
            <text:p>4956699.0613658</text:p>
          </table:table-cell>
        </table:table-row>
        <table:table-row table:style-name="ro1">
          <table:table-cell office:value-type="float" office:value="1500.47" calcext:value-type="float">
            <text:p>1500.47</text:p>
          </table:table-cell>
          <table:table-cell office:value-type="float" office:value="17530.144" calcext:value-type="float">
            <text:p>17530.144</text:p>
          </table:table-cell>
          <table:table-cell table:formula="of:=[.B1476]/55435.69" office:value-type="float" office:value="0.316224872460323" calcext:value-type="float">
            <text:p>0.316224872460323</text:p>
          </table:table-cell>
          <table:table-cell office:value-type="float" office:value="4974543.9916915" calcext:value-type="float">
            <text:p>4974543.9916915</text:p>
          </table:table-cell>
        </table:table-row>
        <table:table-row table:style-name="ro1">
          <table:table-cell office:value-type="float" office:value="1501.49" calcext:value-type="float">
            <text:p>1501.49</text:p>
          </table:table-cell>
          <table:table-cell office:value-type="float" office:value="18428.8" calcext:value-type="float">
            <text:p>18428.8</text:p>
          </table:table-cell>
          <table:table-cell table:formula="of:=[.B1477]/55435.69" office:value-type="float" office:value="0.332435656523803" calcext:value-type="float">
            <text:p>0.332435656523803</text:p>
          </table:table-cell>
          <table:table-cell office:value-type="float" office:value="4993303.7144791" calcext:value-type="float">
            <text:p>4993303.7144791</text:p>
          </table:table-cell>
        </table:table-row>
        <table:table-row table:style-name="ro1">
          <table:table-cell office:value-type="float" office:value="1502.5" calcext:value-type="float">
            <text:p>1502.5</text:p>
          </table:table-cell>
          <table:table-cell office:value-type="float" office:value="19362.094" calcext:value-type="float">
            <text:p>19362.094</text:p>
          </table:table-cell>
          <table:table-cell table:formula="of:=[.B1478]/55435.69" office:value-type="float" office:value="0.349271272712579" calcext:value-type="float">
            <text:p>0.349271272712579</text:p>
          </table:table-cell>
          <table:table-cell office:value-type="float" office:value="5013013.4907136" calcext:value-type="float">
            <text:p>5013013.4907136</text:p>
          </table:table-cell>
        </table:table-row>
        <table:table-row table:style-name="ro1">
          <table:table-cell office:value-type="float" office:value="1503.52" calcext:value-type="float">
            <text:p>1503.52</text:p>
          </table:table-cell>
          <table:table-cell office:value-type="float" office:value="20337.554" calcext:value-type="float">
            <text:p>20337.554</text:p>
          </table:table-cell>
          <table:table-cell table:formula="of:=[.B1479]/55435.69" office:value-type="float" office:value="0.366867518019529" calcext:value-type="float">
            <text:p>0.366867518019529</text:p>
          </table:table-cell>
          <table:table-cell office:value-type="float" office:value="5033716.2434345" calcext:value-type="float">
            <text:p>5033716.2434345</text:p>
          </table:table-cell>
        </table:table-row>
        <table:table-row table:style-name="ro1">
          <table:table-cell office:value-type="float" office:value="1504.54" calcext:value-type="float">
            <text:p>1504.54</text:p>
          </table:table-cell>
          <table:table-cell office:value-type="float" office:value="21368.8" calcext:value-type="float">
            <text:p>21368.8</text:p>
          </table:table-cell>
          <table:table-cell table:formula="of:=[.B1480]/55435.69" office:value-type="float" office:value="0.385470082540688" calcext:value-type="float">
            <text:p>0.385470082540688</text:p>
          </table:table-cell>
          <table:table-cell office:value-type="float" office:value="5055468.7597353" calcext:value-type="float">
            <text:p>5055468.7597353</text:p>
          </table:table-cell>
        </table:table-row>
        <table:table-row table:style-name="ro1">
          <table:table-cell office:value-type="float" office:value="1505.56" calcext:value-type="float">
            <text:p>1505.56</text:p>
          </table:table-cell>
          <table:table-cell office:value-type="float" office:value="22468.606" calcext:value-type="float">
            <text:p>22468.606</text:p>
          </table:table-cell>
          <table:table-cell table:formula="of:=[.B1481]/55435.69" office:value-type="float" office:value="0.405309395445425" calcext:value-type="float">
            <text:p>0.405309395445425</text:p>
          </table:table-cell>
          <table:table-cell office:value-type="float" office:value="5078340.8313867" calcext:value-type="float">
            <text:p>5078340.8313867</text:p>
          </table:table-cell>
        </table:table-row>
        <table:table-row table:style-name="ro1">
          <table:table-cell office:value-type="float" office:value="1506.58" calcext:value-type="float">
            <text:p>1506.58</text:p>
          </table:table-cell>
          <table:table-cell office:value-type="float" office:value="23641.053" calcext:value-type="float">
            <text:p>23641.053</text:p>
          </table:table-cell>
          <table:table-cell table:formula="of:=[.B1482]/55435.69" office:value-type="float" office:value="0.426459073567949" calcext:value-type="float">
            <text:p>0.426459073567949</text:p>
          </table:table-cell>
          <table:table-cell office:value-type="float" office:value="5102406.4027459" calcext:value-type="float">
            <text:p>5102406.4027459</text:p>
          </table:table-cell>
        </table:table-row>
        <table:table-row table:style-name="ro1">
          <table:table-cell office:value-type="float" office:value="1507.59" calcext:value-type="float">
            <text:p>1507.59</text:p>
          </table:table-cell>
          <table:table-cell office:value-type="float" office:value="24875.735" calcext:value-type="float">
            <text:p>24875.735</text:p>
          </table:table-cell>
          <table:table-cell table:formula="of:=[.B1483]/55435.69" office:value-type="float" office:value="0.448731403902432" calcext:value-type="float">
            <text:p>0.448731403902432</text:p>
          </table:table-cell>
          <table:table-cell office:value-type="float" office:value="5127728.8275381" calcext:value-type="float">
            <text:p>5127728.8275381</text:p>
          </table:table-cell>
        </table:table-row>
        <table:table-row table:style-name="ro1">
          <table:table-cell office:value-type="float" office:value="1508.61" calcext:value-type="float">
            <text:p>1508.61</text:p>
          </table:table-cell>
          <table:table-cell office:value-type="float" office:value="26146.655" calcext:value-type="float">
            <text:p>26146.655</text:p>
          </table:table-cell>
          <table:table-cell table:formula="of:=[.B1484]/55435.69" office:value-type="float" office:value="0.471657428634874" calcext:value-type="float">
            <text:p>0.471657428634874</text:p>
          </table:table-cell>
          <table:table-cell office:value-type="float" office:value="5154344.9941667" calcext:value-type="float">
            <text:p>5154344.9941667</text:p>
          </table:table-cell>
        </table:table-row>
        <table:table-row table:style-name="ro1">
          <table:table-cell office:value-type="float" office:value="1509.63" calcext:value-type="float">
            <text:p>1509.63</text:p>
          </table:table-cell>
          <table:table-cell office:value-type="float" office:value="27416.922" calcext:value-type="float">
            <text:p>27416.922</text:p>
          </table:table-cell>
          <table:table-cell table:formula="of:=[.B1485]/55435.69" office:value-type="float" office:value="0.494571673952286" calcext:value-type="float">
            <text:p>0.494571673952286</text:p>
          </table:table-cell>
          <table:table-cell office:value-type="float" office:value="5182254.2380236" calcext:value-type="float">
            <text:p>5182254.2380236</text:p>
          </table:table-cell>
        </table:table-row>
        <table:table-row table:style-name="ro1">
          <table:table-cell office:value-type="float" office:value="1510.65" calcext:value-type="float">
            <text:p>1510.65</text:p>
          </table:table-cell>
          <table:table-cell office:value-type="float" office:value="28648.28" calcext:value-type="float">
            <text:p>28648.28</text:p>
          </table:table-cell>
          <table:table-cell table:formula="of:=[.B1486]/55435.69" office:value-type="float" office:value="0.516784042915313" calcext:value-type="float">
            <text:p>0.516784042915313</text:p>
          </table:table-cell>
          <table:table-cell office:value-type="float" office:value="5211416.9509502" calcext:value-type="float">
            <text:p>5211416.9509502</text:p>
          </table:table-cell>
        </table:table-row>
        <table:table-row table:style-name="ro1">
          <table:table-cell office:value-type="float" office:value="1511.67" calcext:value-type="float">
            <text:p>1511.67</text:p>
          </table:table-cell>
          <table:table-cell office:value-type="float" office:value="29812.475" calcext:value-type="float">
            <text:p>29812.475</text:p>
          </table:table-cell>
          <table:table-cell table:formula="of:=[.B1487]/55435.69" office:value-type="float" office:value="0.537784863866581" calcext:value-type="float">
            <text:p>0.537784863866581</text:p>
          </table:table-cell>
          <table:table-cell office:value-type="float" office:value="5241764.7639479" calcext:value-type="float">
            <text:p>5241764.7639479</text:p>
          </table:table-cell>
        </table:table-row>
        <table:table-row table:style-name="ro1">
          <table:table-cell office:value-type="float" office:value="1512.68" calcext:value-type="float">
            <text:p>1512.68</text:p>
          </table:table-cell>
          <table:table-cell office:value-type="float" office:value="30900.477" calcext:value-type="float">
            <text:p>30900.477</text:p>
          </table:table-cell>
          <table:table-cell table:formula="of:=[.B1488]/55435.69" office:value-type="float" office:value="0.557411245354752" calcext:value-type="float">
            <text:p>0.557411245354752</text:p>
          </table:table-cell>
          <table:table-cell office:value-type="float" office:value="5273220.1166068" calcext:value-type="float">
            <text:p>5273220.1166068</text:p>
          </table:table-cell>
        </table:table-row>
        <table:table-row table:style-name="ro1">
          <table:table-cell office:value-type="float" office:value="1513.7" calcext:value-type="float">
            <text:p>1513.7</text:p>
          </table:table-cell>
          <table:table-cell office:value-type="float" office:value="31926.057" calcext:value-type="float">
            <text:p>31926.057</text:p>
          </table:table-cell>
          <table:table-cell table:formula="of:=[.B1489]/55435.69" office:value-type="float" office:value="0.575911601352847" calcext:value-type="float">
            <text:p>0.575911601352847</text:p>
          </table:table-cell>
          <table:table-cell office:value-type="float" office:value="5305719.4645633" calcext:value-type="float">
            <text:p>5305719.4645633</text:p>
          </table:table-cell>
        </table:table-row>
        <table:table-row table:style-name="ro1">
          <table:table-cell office:value-type="float" office:value="1514.72" calcext:value-type="float">
            <text:p>1514.72</text:p>
          </table:table-cell>
          <table:table-cell office:value-type="float" office:value="32922.137" calcext:value-type="float">
            <text:p>32922.137</text:p>
          </table:table-cell>
          <table:table-cell table:formula="of:=[.B1490]/55435.69" office:value-type="float" office:value="0.593879809198731" calcext:value-type="float">
            <text:p>0.593879809198731</text:p>
          </table:table-cell>
          <table:table-cell office:value-type="float" office:value="5339232.7795737" calcext:value-type="float">
            <text:p>5339232.7795737</text:p>
          </table:table-cell>
        </table:table-row>
        <table:table-row table:style-name="ro1">
          <table:table-cell office:value-type="float" office:value="1515.74" calcext:value-type="float">
            <text:p>1515.74</text:p>
          </table:table-cell>
          <table:table-cell office:value-type="float" office:value="33931.059" calcext:value-type="float">
            <text:p>33931.059</text:p>
          </table:table-cell>
          <table:table-cell table:formula="of:=[.B1491]/55435.69" office:value-type="float" office:value="0.612079672860571" calcext:value-type="float">
            <text:p>0.612079672860571</text:p>
          </table:table-cell>
          <table:table-cell office:value-type="float" office:value="5373773.133404" calcext:value-type="float">
            <text:p>5373773.133404</text:p>
          </table:table-cell>
        </table:table-row>
        <table:table-row table:style-name="ro1">
          <table:table-cell office:value-type="float" office:value="1516.76" calcext:value-type="float">
            <text:p>1516.76</text:p>
          </table:table-cell>
          <table:table-cell office:value-type="float" office:value="34992.223" calcext:value-type="float">
            <text:p>34992.223</text:p>
          </table:table-cell>
          <table:table-cell table:formula="of:=[.B1492]/55435.69" office:value-type="float" office:value="0.631221925802673" calcext:value-type="float">
            <text:p>0.631221925802673</text:p>
          </table:table-cell>
          <table:table-cell office:value-type="float" office:value="5409393.7069183" calcext:value-type="float">
            <text:p>5409393.7069183</text:p>
          </table:table-cell>
        </table:table-row>
        <table:table-row table:style-name="ro1">
          <table:table-cell office:value-type="float" office:value="1517.77" calcext:value-type="float">
            <text:p>1517.77</text:p>
          </table:table-cell>
          <table:table-cell office:value-type="float" office:value="36131.656" calcext:value-type="float">
            <text:p>36131.656</text:p>
          </table:table-cell>
          <table:table-cell table:formula="of:=[.B1493]/55435.69" office:value-type="float" office:value="0.651776067006652" calcext:value-type="float">
            <text:p>0.651776067006652</text:p>
          </table:table-cell>
          <table:table-cell office:value-type="float" office:value="5446174.1732492" calcext:value-type="float">
            <text:p>5446174.1732492</text:p>
          </table:table-cell>
        </table:table-row>
        <table:table-row table:style-name="ro1">
          <table:table-cell office:value-type="float" office:value="1518.79" calcext:value-type="float">
            <text:p>1518.79</text:p>
          </table:table-cell>
          <table:table-cell office:value-type="float" office:value="37357.198" calcext:value-type="float">
            <text:p>37357.198</text:p>
          </table:table-cell>
          <table:table-cell table:formula="of:=[.B1494]/55435.69" office:value-type="float" office:value="0.673883521608552" calcext:value-type="float">
            <text:p>0.673883521608552</text:p>
          </table:table-cell>
          <table:table-cell office:value-type="float" office:value="5484202.1883549" calcext:value-type="float">
            <text:p>5484202.1883549</text:p>
          </table:table-cell>
        </table:table-row>
        <table:table-row table:style-name="ro1">
          <table:table-cell office:value-type="float" office:value="1519.81" calcext:value-type="float">
            <text:p>1519.81</text:p>
          </table:table-cell>
          <table:table-cell office:value-type="float" office:value="38660.653" calcext:value-type="float">
            <text:p>38660.653</text:p>
          </table:table-cell>
          <table:table-cell table:formula="of:=[.B1495]/55435.69" office:value-type="float" office:value="0.697396442616661" calcext:value-type="float">
            <text:p>0.697396442616661</text:p>
          </table:table-cell>
          <table:table-cell office:value-type="float" office:value="5523557.0647349" calcext:value-type="float">
            <text:p>5523557.0647349</text:p>
          </table:table-cell>
        </table:table-row>
        <table:table-row table:style-name="ro1">
          <table:table-cell office:value-type="float" office:value="1520.83" calcext:value-type="float">
            <text:p>1520.83</text:p>
          </table:table-cell>
          <table:table-cell office:value-type="float" office:value="40025.187" calcext:value-type="float">
            <text:p>40025.187</text:p>
          </table:table-cell>
          <table:table-cell table:formula="of:=[.B1496]/55435.69" office:value-type="float" office:value="0.72201116284473" calcext:value-type="float">
            <text:p>0.72201116284473</text:p>
          </table:table-cell>
          <table:table-cell office:value-type="float" office:value="5564300.9776289" calcext:value-type="float">
            <text:p>5564300.9776289</text:p>
          </table:table-cell>
        </table:table-row>
        <table:table-row table:style-name="ro1">
          <table:table-cell office:value-type="float" office:value="1521.85" calcext:value-type="float">
            <text:p>1521.85</text:p>
          </table:table-cell>
          <table:table-cell office:value-type="float" office:value="41433.964" calcext:value-type="float">
            <text:p>41433.964</text:p>
          </table:table-cell>
          <table:table-cell table:formula="of:=[.B1497]/55435.69" office:value-type="float" office:value="0.747423979028673" calcext:value-type="float">
            <text:p>0.747423979028673</text:p>
          </table:table-cell>
          <table:table-cell office:value-type="float" office:value="5606478.9652737" calcext:value-type="float">
            <text:p>5606478.9652737</text:p>
          </table:table-cell>
        </table:table-row>
        <table:table-row table:style-name="ro1">
          <table:table-cell office:value-type="float" office:value="1522.86" calcext:value-type="float">
            <text:p>1522.86</text:p>
          </table:table-cell>
          <table:table-cell office:value-type="float" office:value="42875.474" calcext:value-type="float">
            <text:p>42875.474</text:p>
          </table:table-cell>
          <table:table-cell table:formula="of:=[.B1498]/55435.69" office:value-type="float" office:value="0.773427263194523" calcext:value-type="float">
            <text:p>0.773427263194523</text:p>
          </table:table-cell>
          <table:table-cell office:value-type="float" office:value="5650124.3476166" calcext:value-type="float">
            <text:p>5650124.3476166</text:p>
          </table:table-cell>
        </table:table-row>
        <table:table-row table:style-name="ro1">
          <table:table-cell office:value-type="float" office:value="1523.88" calcext:value-type="float">
            <text:p>1523.88</text:p>
          </table:table-cell>
          <table:table-cell office:value-type="float" office:value="44342.572" calcext:value-type="float">
            <text:p>44342.572</text:p>
          </table:table-cell>
          <table:table-cell table:formula="of:=[.B1499]/55435.69" office:value-type="float" office:value="0.799892127255925" calcext:value-type="float">
            <text:p>0.799892127255925</text:p>
          </table:table-cell>
          <table:table-cell office:value-type="float" office:value="5695263.1727649" calcext:value-type="float">
            <text:p>5695263.1727649</text:p>
          </table:table-cell>
        </table:table-row>
        <table:table-row table:style-name="ro1">
          <table:table-cell office:value-type="float" office:value="1524.9" calcext:value-type="float">
            <text:p>1524.9</text:p>
          </table:table-cell>
          <table:table-cell office:value-type="float" office:value="45825.422" calcext:value-type="float">
            <text:p>45825.422</text:p>
          </table:table-cell>
          <table:table-cell table:formula="of:=[.B1500]/55435.69" office:value-type="float" office:value="0.826641140391686" calcext:value-type="float">
            <text:p>0.826641140391686</text:p>
          </table:table-cell>
          <table:table-cell office:value-type="float" office:value="5741911.4747066" calcext:value-type="float">
            <text:p>5741911.4747066</text:p>
          </table:table-cell>
        </table:table-row>
        <table:table-row table:style-name="ro1">
          <table:table-cell office:value-type="float" office:value="1525.92" calcext:value-type="float">
            <text:p>1525.92</text:p>
          </table:table-cell>
          <table:table-cell office:value-type="float" office:value="47301.821" calcext:value-type="float">
            <text:p>47301.821</text:p>
          </table:table-cell>
          <table:table-cell table:formula="of:=[.B1501]/55435.69" office:value-type="float" office:value="0.853273784451858" calcext:value-type="float">
            <text:p>0.853273784451858</text:p>
          </table:table-cell>
          <table:table-cell office:value-type="float" office:value="5790062.6872419" calcext:value-type="float">
            <text:p>5790062.6872419</text:p>
          </table:table-cell>
        </table:table-row>
        <table:table-row table:style-name="ro1">
          <table:table-cell office:value-type="float" office:value="1526.94" calcext:value-type="float">
            <text:p>1526.94</text:p>
          </table:table-cell>
          <table:table-cell office:value-type="float" office:value="48730.397" calcext:value-type="float">
            <text:p>48730.397</text:p>
          </table:table-cell>
          <table:table-cell table:formula="of:=[.B1502]/55435.69" office:value-type="float" office:value="0.879043753221075" calcext:value-type="float">
            <text:p>0.879043753221075</text:p>
          </table:table-cell>
          <table:table-cell office:value-type="float" office:value="5839668.1288159" calcext:value-type="float">
            <text:p>5839668.1288159</text:p>
          </table:table-cell>
        </table:table-row>
        <table:table-row table:style-name="ro1">
          <table:table-cell office:value-type="float" office:value="1527.95" calcext:value-type="float">
            <text:p>1527.95</text:p>
          </table:table-cell>
          <table:table-cell office:value-type="float" office:value="50051.685" calcext:value-type="float">
            <text:p>50051.685</text:p>
          </table:table-cell>
          <table:table-cell table:formula="of:=[.B1503]/55435.69" office:value-type="float" office:value="0.902878362296925" calcext:value-type="float">
            <text:p>0.902878362296925</text:p>
          </table:table-cell>
          <table:table-cell office:value-type="float" office:value="5890618.5839193" calcext:value-type="float">
            <text:p>5890618.5839193</text:p>
          </table:table-cell>
        </table:table-row>
        <table:table-row table:style-name="ro1">
          <table:table-cell office:value-type="float" office:value="1528.97" calcext:value-type="float">
            <text:p>1528.97</text:p>
          </table:table-cell>
          <table:table-cell office:value-type="float" office:value="51199.164" calcext:value-type="float">
            <text:p>51199.164</text:p>
          </table:table-cell>
          <table:table-cell table:formula="of:=[.B1504]/55435.69" office:value-type="float" office:value="0.923577644654554" calcext:value-type="float">
            <text:p>0.923577644654554</text:p>
          </table:table-cell>
          <table:table-cell office:value-type="float" office:value="5942737.1230738" calcext:value-type="float">
            <text:p>5942737.1230738</text:p>
          </table:table-cell>
        </table:table-row>
        <table:table-row table:style-name="ro1">
          <table:table-cell office:value-type="float" office:value="1529.99" calcext:value-type="float">
            <text:p>1529.99</text:p>
          </table:table-cell>
          <table:table-cell office:value-type="float" office:value="52117.962" calcext:value-type="float">
            <text:p>52117.962</text:p>
          </table:table-cell>
          <table:table-cell table:formula="of:=[.B1505]/55435.69" office:value-type="float" office:value="0.94015176865301" calcext:value-type="float">
            <text:p>0.94015176865301</text:p>
          </table:table-cell>
          <table:table-cell office:value-type="float" office:value="5995790.9589204" calcext:value-type="float">
            <text:p>5995790.9589204</text:p>
          </table:table-cell>
        </table:table-row>
        <table:table-row table:style-name="ro1">
          <table:table-cell office:value-type="float" office:value="1531.01" calcext:value-type="float">
            <text:p>1531.01</text:p>
          </table:table-cell>
          <table:table-cell office:value-type="float" office:value="52784.887" calcext:value-type="float">
            <text:p>52784.887</text:p>
          </table:table-cell>
          <table:table-cell table:formula="of:=[.B1506]/55435.69" office:value-type="float" office:value="0.952182375650055" calcext:value-type="float">
            <text:p>0.952182375650055</text:p>
          </table:table-cell>
          <table:table-cell office:value-type="float" office:value="6049523.6963919" calcext:value-type="float">
            <text:p>6049523.6963919</text:p>
          </table:table-cell>
        </table:table-row>
        <table:table-row table:style-name="ro1">
          <table:table-cell office:value-type="float" office:value="1532.03" calcext:value-type="float">
            <text:p>1532.03</text:p>
          </table:table-cell>
          <table:table-cell office:value-type="float" office:value="53221.632" calcext:value-type="float">
            <text:p>53221.632</text:p>
          </table:table-cell>
          <table:table-cell table:formula="of:=[.B1507]/55435.69" office:value-type="float" office:value="0.960060783946227" calcext:value-type="float">
            <text:p>0.960060783946227</text:p>
          </table:table-cell>
          <table:table-cell office:value-type="float" office:value="6103701.0211712" calcext:value-type="float">
            <text:p>6103701.0211712</text:p>
          </table:table-cell>
        </table:table-row>
        <table:table-row table:style-name="ro1">
          <table:table-cell office:value-type="float" office:value="1533.04" calcext:value-type="float">
            <text:p>1533.04</text:p>
          </table:table-cell>
          <table:table-cell office:value-type="float" office:value="53494.366" calcext:value-type="float">
            <text:p>53494.366</text:p>
          </table:table-cell>
          <table:table-cell table:formula="of:=[.B1508]/55435.69" office:value-type="float" office:value="0.964980610866393" calcext:value-type="float">
            <text:p>0.964980610866393</text:p>
          </table:table-cell>
          <table:table-cell office:value-type="float" office:value="6158155.9772561" calcext:value-type="float">
            <text:p>6158155.9772561</text:p>
          </table:table-cell>
        </table:table-row>
        <table:table-row table:style-name="ro1">
          <table:table-cell office:value-type="float" office:value="1534.06" calcext:value-type="float">
            <text:p>1534.06</text:p>
          </table:table-cell>
          <table:table-cell office:value-type="float" office:value="53697.363" calcext:value-type="float">
            <text:p>53697.363</text:p>
          </table:table-cell>
          <table:table-cell table:formula="of:=[.B1509]/55435.69" office:value-type="float" office:value="0.968642457593655" calcext:value-type="float">
            <text:p>0.968642457593655</text:p>
          </table:table-cell>
          <table:table-cell office:value-type="float" office:value="6212817.575168" calcext:value-type="float">
            <text:p>6212817.575168</text:p>
          </table:table-cell>
        </table:table-row>
        <table:table-row table:style-name="ro1">
          <table:table-cell office:value-type="float" office:value="1535.08" calcext:value-type="float">
            <text:p>1535.08</text:p>
          </table:table-cell>
          <table:table-cell office:value-type="float" office:value="53924.19" calcext:value-type="float">
            <text:p>53924.19</text:p>
          </table:table-cell>
          <table:table-cell table:formula="of:=[.B1510]/55435.69" office:value-type="float" office:value="0.97273417179438" calcext:value-type="float">
            <text:p>0.97273417179438</text:p>
          </table:table-cell>
          <table:table-cell office:value-type="float" office:value="6267710.0740985" calcext:value-type="float">
            <text:p>6267710.0740985</text:p>
          </table:table-cell>
        </table:table-row>
        <table:table-row table:style-name="ro1">
          <table:table-cell office:value-type="float" office:value="1536.1" calcext:value-type="float">
            <text:p>1536.1</text:p>
          </table:table-cell>
          <table:table-cell office:value-type="float" office:value="54235.163" calcext:value-type="float">
            <text:p>54235.163</text:p>
          </table:table-cell>
          <table:table-cell table:formula="of:=[.B1511]/55435.69" office:value-type="float" office:value="0.978343788992254" calcext:value-type="float">
            <text:p>0.978343788992254</text:p>
          </table:table-cell>
          <table:table-cell office:value-type="float" office:value="6322919.1299499" calcext:value-type="float">
            <text:p>6322919.1299499</text:p>
          </table:table-cell>
        </table:table-row>
        <table:table-row table:style-name="ro1">
          <table:table-cell office:value-type="float" office:value="1537.11" calcext:value-type="float">
            <text:p>1537.11</text:p>
          </table:table-cell>
          <table:table-cell office:value-type="float" office:value="54632.037" calcext:value-type="float">
            <text:p>54632.037</text:p>
          </table:table-cell>
          <table:table-cell table:formula="of:=[.B1512]/55435.69" office:value-type="float" office:value="0.985502967492602" calcext:value-type="float">
            <text:p>0.985502967492602</text:p>
          </table:table-cell>
          <table:table-cell office:value-type="float" office:value="6378532.1857181" calcext:value-type="float">
            <text:p>6378532.1857181</text:p>
          </table:table-cell>
        </table:table-row>
        <table:table-row table:style-name="ro1">
          <table:table-cell office:value-type="float" office:value="1538.13" calcext:value-type="float">
            <text:p>1538.13</text:p>
          </table:table-cell>
          <table:table-cell office:value-type="float" office:value="55049.274" calcext:value-type="float">
            <text:p>55049.274</text:p>
          </table:table-cell>
          <table:table-cell table:formula="of:=[.B1513]/55435.69" office:value-type="float" office:value="0.99302947252934" calcext:value-type="float">
            <text:p>0.99302947252934</text:p>
          </table:table-cell>
          <table:table-cell office:value-type="float" office:value="6434569.9713464" calcext:value-type="float">
            <text:p>6434569.9713464</text:p>
          </table:table-cell>
        </table:table-row>
        <table:table-row table:style-name="ro1">
          <table:table-cell office:value-type="float" office:value="1539.15" calcext:value-type="float">
            <text:p>1539.15</text:p>
          </table:table-cell>
          <table:table-cell office:value-type="float" office:value="55365.988" calcext:value-type="float">
            <text:p>55365.988</text:p>
          </table:table-cell>
          <table:table-cell table:formula="of:=[.B1514]/55435.69" office:value-type="float" office:value="0.99874265116931" calcext:value-type="float">
            <text:p>0.99874265116931</text:p>
          </table:table-cell>
          <table:table-cell office:value-type="float" office:value="6490930.1582516" calcext:value-type="float">
            <text:p>6490930.1582516</text:p>
          </table:table-cell>
        </table:table-row>
        <table:table-row table:style-name="ro1">
          <table:table-cell office:value-type="float" office:value="1540.17" calcext:value-type="float">
            <text:p>1540.17</text:p>
          </table:table-cell>
          <table:table-cell office:value-type="float" office:value="55435.69" calcext:value-type="float">
            <text:p>55435.69</text:p>
          </table:table-cell>
          <table:table-cell table:formula="of:=[.B1515]/55435.69" office:value-type="float" office:value="1" calcext:value-type="float">
            <text:p>1</text:p>
          </table:table-cell>
          <table:table-cell office:value-type="float" office:value="6547361.2984148" calcext:value-type="float">
            <text:p>6547361.2984148</text:p>
          </table:table-cell>
        </table:table-row>
        <table:table-row table:style-name="ro1">
          <table:table-cell office:value-type="float" office:value="1541.19" calcext:value-type="float">
            <text:p>1541.19</text:p>
          </table:table-cell>
          <table:table-cell office:value-type="float" office:value="55124.807" calcext:value-type="float">
            <text:p>55124.807</text:p>
          </table:table-cell>
          <table:table-cell table:formula="of:=[.B1516]/55435.69" office:value-type="float" office:value="0.994392006304963" calcext:value-type="float">
            <text:p>0.994392006304963</text:p>
          </table:table-cell>
          <table:table-cell office:value-type="float" office:value="6603475.973437" calcext:value-type="float">
            <text:p>6603475.973437</text:p>
          </table:table-cell>
        </table:table-row>
        <table:table-row table:style-name="ro1">
          <table:table-cell office:value-type="float" office:value="1542.2" calcext:value-type="float">
            <text:p>1542.2</text:p>
          </table:table-cell>
          <table:table-cell office:value-type="float" office:value="54347.838" calcext:value-type="float">
            <text:p>54347.838</text:p>
          </table:table-cell>
          <table:table-cell table:formula="of:=[.B1517]/55435.69" office:value-type="float" office:value="0.980376324349891" calcext:value-type="float">
            <text:p>0.980376324349891</text:p>
          </table:table-cell>
          <table:table-cell office:value-type="float" office:value="6658799.727672" calcext:value-type="float">
            <text:p>6658799.727672</text:p>
          </table:table-cell>
        </table:table-row>
        <table:table-row table:style-name="ro1">
          <table:table-cell office:value-type="float" office:value="1543.22" calcext:value-type="float">
            <text:p>1543.22</text:p>
          </table:table-cell>
          <table:table-cell office:value-type="float" office:value="53088.162" calcext:value-type="float">
            <text:p>53088.162</text:p>
          </table:table-cell>
          <table:table-cell table:formula="of:=[.B1518]/55435.69" office:value-type="float" office:value="0.957653129238583" calcext:value-type="float">
            <text:p>0.957653129238583</text:p>
          </table:table-cell>
          <table:table-cell office:value-type="float" office:value="6712841.1852637" calcext:value-type="float">
            <text:p>6712841.1852637</text:p>
          </table:table-cell>
        </table:table-row>
        <table:table-row table:style-name="ro1">
          <table:table-cell office:value-type="float" office:value="1544.24" calcext:value-type="float">
            <text:p>1544.24</text:p>
          </table:table-cell>
          <table:table-cell office:value-type="float" office:value="51398.501" calcext:value-type="float">
            <text:p>51398.501</text:p>
          </table:table-cell>
          <table:table-cell table:formula="of:=[.B1519]/55435.69" office:value-type="float" office:value="0.927173468933101" calcext:value-type="float">
            <text:p>0.927173468933101</text:p>
          </table:table-cell>
          <table:table-cell office:value-type="float" office:value="6765162.6416772" calcext:value-type="float">
            <text:p>6765162.6416772</text:p>
          </table:table-cell>
        </table:table-row>
        <table:table-row table:style-name="ro1">
          <table:table-cell office:value-type="float" office:value="1545.26" calcext:value-type="float">
            <text:p>1545.26</text:p>
          </table:table-cell>
          <table:table-cell office:value-type="float" office:value="49381.998" calcext:value-type="float">
            <text:p>49381.998</text:p>
          </table:table-cell>
          <table:table-cell table:formula="of:=[.B1520]/55435.69" office:value-type="float" office:value="0.890797931801697" calcext:value-type="float">
            <text:p>0.890797931801697</text:p>
          </table:table-cell>
          <table:table-cell office:value-type="float" office:value="6815431.3843418" calcext:value-type="float">
            <text:p>6815431.3843418</text:p>
          </table:table-cell>
        </table:table-row>
        <table:table-row table:style-name="ro1">
          <table:table-cell office:value-type="float" office:value="1546.28" calcext:value-type="float">
            <text:p>1546.28</text:p>
          </table:table-cell>
          <table:table-cell office:value-type="float" office:value="47161.201" calcext:value-type="float">
            <text:p>47161.201</text:p>
          </table:table-cell>
          <table:table-cell table:formula="of:=[.B1521]/55435.69" office:value-type="float" office:value="0.850737151463254" calcext:value-type="float">
            <text:p>0.850737151463254</text:p>
          </table:table-cell>
          <table:table-cell office:value-type="float" office:value="6863439.4520463" calcext:value-type="float">
            <text:p>6863439.4520463</text:p>
          </table:table-cell>
        </table:table-row>
        <table:table-row table:style-name="ro1">
          <table:table-cell office:value-type="float" office:value="1547.29" calcext:value-type="float">
            <text:p>1547.29</text:p>
          </table:table-cell>
          <table:table-cell office:value-type="float" office:value="44845.859" calcext:value-type="float">
            <text:p>44845.859</text:p>
          </table:table-cell>
          <table:table-cell table:formula="of:=[.B1522]/55435.69" office:value-type="float" office:value="0.808970881394279" calcext:value-type="float">
            <text:p>0.808970881394279</text:p>
          </table:table-cell>
          <table:table-cell office:value-type="float" office:value="6909090.6011421" calcext:value-type="float">
            <text:p>6909090.6011421</text:p>
          </table:table-cell>
        </table:table-row>
        <table:table-row table:style-name="ro1">
          <table:table-cell office:value-type="float" office:value="1548.31" calcext:value-type="float">
            <text:p>1548.31</text:p>
          </table:table-cell>
          <table:table-cell office:value-type="float" office:value="42509.916" calcext:value-type="float">
            <text:p>42509.916</text:p>
          </table:table-cell>
          <table:table-cell table:formula="of:=[.B1523]/55435.69" office:value-type="float" office:value="0.766832991525856" calcext:value-type="float">
            <text:p>0.766832991525856</text:p>
          </table:table-cell>
          <table:table-cell office:value-type="float" office:value="6952363.8617383" calcext:value-type="float">
            <text:p>6952363.8617383</text:p>
          </table:table-cell>
        </table:table-row>
        <table:table-row table:style-name="ro1">
          <table:table-cell office:value-type="float" office:value="1549.33" calcext:value-type="float">
            <text:p>1549.33</text:p>
          </table:table-cell>
          <table:table-cell office:value-type="float" office:value="40184.13" calcext:value-type="float">
            <text:p>40184.13</text:p>
          </table:table-cell>
          <table:table-cell table:formula="of:=[.B1524]/55435.69" office:value-type="float" office:value="0.724878322972078" calcext:value-type="float">
            <text:p>0.724878322972078</text:p>
          </table:table-cell>
          <table:table-cell office:value-type="float" office:value="6993269.5716905" calcext:value-type="float">
            <text:p>6993269.5716905</text:p>
          </table:table-cell>
        </table:table-row>
        <table:table-row table:style-name="ro1">
          <table:table-cell office:value-type="float" office:value="1550.35" calcext:value-type="float">
            <text:p>1550.35</text:p>
          </table:table-cell>
          <table:table-cell office:value-type="float" office:value="37864.706" calcext:value-type="float">
            <text:p>37864.706</text:p>
          </table:table-cell>
          <table:table-cell table:formula="of:=[.B1525]/55435.69" office:value-type="float" office:value="0.683038418029973" calcext:value-type="float">
            <text:p>0.683038418029973</text:p>
          </table:table-cell>
          <table:table-cell office:value-type="float" office:value="7031814.2082506" calcext:value-type="float">
            <text:p>7031814.2082506</text:p>
          </table:table-cell>
        </table:table-row>
        <table:table-row table:style-name="ro1">
          <table:table-cell office:value-type="float" office:value="1551.37" calcext:value-type="float">
            <text:p>1551.37</text:p>
          </table:table-cell>
          <table:table-cell office:value-type="float" office:value="35532.791" calcext:value-type="float">
            <text:p>35532.791</text:p>
          </table:table-cell>
          <table:table-cell table:formula="of:=[.B1526]/55435.69" office:value-type="float" office:value="0.640973188932978" calcext:value-type="float">
            <text:p>0.640973188932978</text:p>
          </table:table-cell>
          <table:table-cell office:value-type="float" office:value="7067985.0557494" calcext:value-type="float">
            <text:p>7067985.0557494</text:p>
          </table:table-cell>
        </table:table-row>
        <table:table-row table:style-name="ro1">
          <table:table-cell office:value-type="float" office:value="1552.38" calcext:value-type="float">
            <text:p>1552.38</text:p>
          </table:table-cell>
          <table:table-cell office:value-type="float" office:value="33176.344" calcext:value-type="float">
            <text:p>33176.344</text:p>
          </table:table-cell>
          <table:table-cell table:formula="of:=[.B1527]/55435.69" office:value-type="float" office:value="0.598465429040389" calcext:value-type="float">
            <text:p>0.598465429040389</text:p>
          </table:table-cell>
          <table:table-cell office:value-type="float" office:value="7101757.1424911" calcext:value-type="float">
            <text:p>7101757.1424911</text:p>
          </table:table-cell>
        </table:table-row>
        <table:table-row table:style-name="ro1">
          <table:table-cell office:value-type="float" office:value="1553.4" calcext:value-type="float">
            <text:p>1553.4</text:p>
          </table:table-cell>
          <table:table-cell office:value-type="float" office:value="30806.02" calcext:value-type="float">
            <text:p>30806.02</text:p>
          </table:table-cell>
          <table:table-cell table:formula="of:=[.B1528]/55435.69" office:value-type="float" office:value="0.555707343049216" calcext:value-type="float">
            <text:p>0.555707343049216</text:p>
          </table:table-cell>
          <table:table-cell office:value-type="float" office:value="7133116.3414472" calcext:value-type="float">
            <text:p>7133116.3414472</text:p>
          </table:table-cell>
        </table:table-row>
        <table:table-row table:style-name="ro1">
          <table:table-cell office:value-type="float" office:value="1554.42" calcext:value-type="float">
            <text:p>1554.42</text:p>
          </table:table-cell>
          <table:table-cell office:value-type="float" office:value="28459.732" calcext:value-type="float">
            <text:p>28459.732</text:p>
          </table:table-cell>
          <table:table-cell table:formula="of:=[.B1529]/55435.69" office:value-type="float" office:value="0.513382840549112" calcext:value-type="float">
            <text:p>0.513382840549112</text:p>
          </table:table-cell>
          <table:table-cell office:value-type="float" office:value="7162087.1200461" calcext:value-type="float">
            <text:p>7162087.1200461</text:p>
          </table:table-cell>
        </table:table-row>
        <table:table-row table:style-name="ro1">
          <table:table-cell office:value-type="float" office:value="1555.44" calcext:value-type="float">
            <text:p>1555.44</text:p>
          </table:table-cell>
          <table:table-cell office:value-type="float" office:value="26195.276" calcext:value-type="float">
            <text:p>26195.276</text:p>
          </table:table-cell>
          <table:table-cell table:formula="of:=[.B1530]/55435.69" office:value-type="float" office:value="0.472534498984319" calcext:value-type="float">
            <text:p>0.472534498984319</text:p>
          </table:table-cell>
          <table:table-cell office:value-type="float" office:value="7188752.7807911" calcext:value-type="float">
            <text:p>7188752.7807911</text:p>
          </table:table-cell>
        </table:table-row>
        <table:table-row table:style-name="ro1">
          <table:table-cell office:value-type="float" office:value="1556.46" calcext:value-type="float">
            <text:p>1556.46</text:p>
          </table:table-cell>
          <table:table-cell office:value-type="float" office:value="24074.808" calcext:value-type="float">
            <text:p>24074.808</text:p>
          </table:table-cell>
          <table:table-cell table:formula="of:=[.B1531]/55435.69" office:value-type="float" office:value="0.434283545492083" calcext:value-type="float">
            <text:p>0.434283545492083</text:p>
          </table:table-cell>
          <table:table-cell office:value-type="float" office:value="7213259.8964354" calcext:value-type="float">
            <text:p>7213259.8964354</text:p>
          </table:table-cell>
        </table:table-row>
        <table:table-row table:style-name="ro1">
          <table:table-cell office:value-type="float" office:value="1557.47" calcext:value-type="float">
            <text:p>1557.47</text:p>
          </table:table-cell>
          <table:table-cell office:value-type="float" office:value="22147.54" calcext:value-type="float">
            <text:p>22147.54</text:p>
          </table:table-cell>
          <table:table-cell table:formula="of:=[.B1532]/55435.69" office:value-type="float" office:value="0.399517711423814" calcext:value-type="float">
            <text:p>0.399517711423814</text:p>
          </table:table-cell>
          <table:table-cell office:value-type="float" office:value="7235805.1361096" calcext:value-type="float">
            <text:p>7235805.1361096</text:p>
          </table:table-cell>
        </table:table-row>
        <table:table-row table:style-name="ro1">
          <table:table-cell office:value-type="float" office:value="1558.49" calcext:value-type="float">
            <text:p>1558.49</text:p>
          </table:table-cell>
          <table:table-cell office:value-type="float" office:value="20437.049" calcext:value-type="float">
            <text:p>20437.049</text:p>
          </table:table-cell>
          <table:table-cell table:formula="of:=[.B1533]/55435.69" office:value-type="float" office:value="0.36866230040611" calcext:value-type="float">
            <text:p>0.36866230040611</text:p>
          </table:table-cell>
          <table:table-cell office:value-type="float" office:value="7256609.1697392" calcext:value-type="float">
            <text:p>7256609.1697392</text:p>
          </table:table-cell>
        </table:table-row>
        <table:table-row table:style-name="ro1">
          <table:table-cell office:value-type="float" office:value="1559.51" calcext:value-type="float">
            <text:p>1559.51</text:p>
          </table:table-cell>
          <table:table-cell office:value-type="float" office:value="18937.265" calcext:value-type="float">
            <text:p>18937.265</text:p>
          </table:table-cell>
          <table:table-cell table:formula="of:=[.B1534]/55435.69" office:value-type="float" office:value="0.34160781619206" calcext:value-type="float">
            <text:p>0.34160781619206</text:p>
          </table:table-cell>
          <table:table-cell office:value-type="float" office:value="7275886.4879327" calcext:value-type="float">
            <text:p>7275886.4879327</text:p>
          </table:table-cell>
        </table:table-row>
        <table:table-row table:style-name="ro1">
          <table:table-cell office:value-type="float" office:value="1560.53" calcext:value-type="float">
            <text:p>1560.53</text:p>
          </table:table-cell>
          <table:table-cell office:value-type="float" office:value="17617.716" calcext:value-type="float">
            <text:p>17617.716</text:p>
          </table:table-cell>
          <table:table-cell table:formula="of:=[.B1535]/55435.69" office:value-type="float" office:value="0.31780457679881" calcext:value-type="float">
            <text:p>0.31780457679881</text:p>
          </table:table-cell>
          <table:table-cell office:value-type="float" office:value="7293820.5629054" calcext:value-type="float">
            <text:p>7293820.5629054</text:p>
          </table:table-cell>
        </table:table-row>
        <table:table-row table:style-name="ro1">
          <table:table-cell office:value-type="float" office:value="1561.55" calcext:value-type="float">
            <text:p>1561.55</text:p>
          </table:table-cell>
          <table:table-cell office:value-type="float" office:value="16435.326" calcext:value-type="float">
            <text:p>16435.326</text:p>
          </table:table-cell>
          <table:table-cell table:formula="of:=[.B1536]/55435.69" office:value-type="float" office:value="0.296475537690611" calcext:value-type="float">
            <text:p>0.296475537690611</text:p>
          </table:table-cell>
          <table:table-cell office:value-type="float" office:value="7310551.0157246" calcext:value-type="float">
            <text:p>7310551.0157246</text:p>
          </table:table-cell>
        </table:table-row>
        <table:table-row table:style-name="ro1">
          <table:table-cell office:value-type="float" office:value="1562.56" calcext:value-type="float">
            <text:p>1562.56</text:p>
          </table:table-cell>
          <table:table-cell office:value-type="float" office:value="15348.117" calcext:value-type="float">
            <text:p>15348.117</text:p>
          </table:table-cell>
          <table:table-cell table:formula="of:=[.B1537]/55435.69" office:value-type="float" office:value="0.276863461066327" calcext:value-type="float">
            <text:p>0.276863461066327</text:p>
          </table:table-cell>
          <table:table-cell office:value-type="float" office:value="7326174.7361907" calcext:value-type="float">
            <text:p>7326174.7361907</text:p>
          </table:table-cell>
        </table:table-row>
        <table:table-row table:style-name="ro1">
          <table:table-cell office:value-type="float" office:value="1563.58" calcext:value-type="float">
            <text:p>1563.58</text:p>
          </table:table-cell>
          <table:table-cell office:value-type="float" office:value="14326.144" calcext:value-type="float">
            <text:p>14326.144</text:p>
          </table:table-cell>
          <table:table-cell table:formula="of:=[.B1538]/55435.69" office:value-type="float" office:value="0.258428171454166" calcext:value-type="float">
            <text:p>0.258428171454166</text:p>
          </table:table-cell>
          <table:table-cell office:value-type="float" office:value="7340758.1322493" calcext:value-type="float">
            <text:p>7340758.1322493</text:p>
          </table:table-cell>
        </table:table-row>
        <table:table-row table:style-name="ro1">
          <table:table-cell office:value-type="float" office:value="1564.6" calcext:value-type="float">
            <text:p>1564.6</text:p>
          </table:table-cell>
          <table:table-cell office:value-type="float" office:value="13356.557" calcext:value-type="float">
            <text:p>13356.557</text:p>
          </table:table-cell>
          <table:table-cell table:formula="of:=[.B1539]/55435.69" office:value-type="float" office:value="0.240937868726808" calcext:value-type="float">
            <text:p>0.240937868726808</text:p>
          </table:table-cell>
          <table:table-cell office:value-type="float" office:value="7354354.53073" calcext:value-type="float">
            <text:p>7354354.53073</text:p>
          </table:table-cell>
        </table:table-row>
        <table:table-row table:style-name="ro1">
          <table:table-cell office:value-type="float" office:value="1565.62" calcext:value-type="float">
            <text:p>1565.62</text:p>
          </table:table-cell>
          <table:table-cell office:value-type="float" office:value="12442.115" calcext:value-type="float">
            <text:p>12442.115</text:p>
          </table:table-cell>
          <table:table-cell table:formula="of:=[.B1540]/55435.69" office:value-type="float" office:value="0.224442322265674" calcext:value-type="float">
            <text:p>0.224442322265674</text:p>
          </table:table-cell>
          <table:table-cell office:value-type="float" office:value="7367020.0666852" calcext:value-type="float">
            <text:p>7367020.0666852</text:p>
          </table:table-cell>
        </table:table-row>
        <table:table-row table:style-name="ro1">
          <table:table-cell office:value-type="float" office:value="1566.64" calcext:value-type="float">
            <text:p>1566.64</text:p>
          </table:table-cell>
          <table:table-cell office:value-type="float" office:value="11594.774" calcext:value-type="float">
            <text:p>11594.774</text:p>
          </table:table-cell>
          <table:table-cell table:formula="of:=[.B1541]/55435.69" office:value-type="float" office:value="0.209157205403234" calcext:value-type="float">
            <text:p>0.209157205403234</text:p>
          </table:table-cell>
          <table:table-cell office:value-type="float" office:value="7378823.0464735" calcext:value-type="float">
            <text:p>7378823.0464735</text:p>
          </table:table-cell>
        </table:table-row>
        <table:table-row table:style-name="ro1">
          <table:table-cell office:value-type="float" office:value="1567.65" calcext:value-type="float">
            <text:p>1567.65</text:p>
          </table:table-cell>
          <table:table-cell office:value-type="float" office:value="10827.35" calcext:value-type="float">
            <text:p>10827.35</text:p>
          </table:table-cell>
          <table:table-cell table:formula="of:=[.B1542]/55435.69" office:value-type="float" office:value="0.195313704943512" calcext:value-type="float">
            <text:p>0.195313704943512</text:p>
          </table:table-cell>
          <table:table-cell office:value-type="float" office:value="7389844.8219118" calcext:value-type="float">
            <text:p>7389844.8219118</text:p>
          </table:table-cell>
        </table:table-row>
        <table:table-row table:style-name="ro1">
          <table:table-cell office:value-type="float" office:value="1568.67" calcext:value-type="float">
            <text:p>1568.67</text:p>
          </table:table-cell>
          <table:table-cell office:value-type="float" office:value="10146.389" calcext:value-type="float">
            <text:p>10146.389</text:p>
          </table:table-cell>
          <table:table-cell table:formula="of:=[.B1543]/55435.69" office:value-type="float" office:value="0.183029903659538" calcext:value-type="float">
            <text:p>0.183029903659538</text:p>
          </table:table-cell>
          <table:table-cell office:value-type="float" office:value="7400173.4080918" calcext:value-type="float">
            <text:p>7400173.4080918</text:p>
          </table:table-cell>
        </table:table-row>
        <table:table-row table:style-name="ro1">
          <table:table-cell office:value-type="float" office:value="1569.69" calcext:value-type="float">
            <text:p>1569.69</text:p>
          </table:table-cell>
          <table:table-cell office:value-type="float" office:value="9548.4516" calcext:value-type="float">
            <text:p>9548.4516</text:p>
          </table:table-cell>
          <table:table-cell table:formula="of:=[.B1544]/55435.69" office:value-type="float" office:value="0.172243758488439" calcext:value-type="float">
            <text:p>0.172243758488439</text:p>
          </table:table-cell>
          <table:table-cell office:value-type="float" office:value="7409893.3198102" calcext:value-type="float">
            <text:p>7409893.3198102</text:p>
          </table:table-cell>
        </table:table-row>
        <table:table-row table:style-name="ro1">
          <table:table-cell office:value-type="float" office:value="1570.71" calcext:value-type="float">
            <text:p>1570.71</text:p>
          </table:table-cell>
          <table:table-cell office:value-type="float" office:value="9020.5108" calcext:value-type="float">
            <text:p>9020.5108</text:p>
          </table:table-cell>
          <table:table-cell table:formula="of:=[.B1545]/55435.69" office:value-type="float" office:value="0.162720276413985" calcext:value-type="float">
            <text:p>0.162720276413985</text:p>
          </table:table-cell>
          <table:table-cell office:value-type="float" office:value="7419075.8105183" calcext:value-type="float">
            <text:p>7419075.8105183</text:p>
          </table:table-cell>
        </table:table-row>
        <table:table-row table:style-name="ro1">
          <table:table-cell office:value-type="float" office:value="1571.73" calcext:value-type="float">
            <text:p>1571.73</text:p>
          </table:table-cell>
          <table:table-cell office:value-type="float" office:value="8543.6832" calcext:value-type="float">
            <text:p>8543.6832</text:p>
          </table:table-cell>
          <table:table-cell table:formula="of:=[.B1546]/55435.69" office:value-type="float" office:value="0.154118821286431" calcext:value-type="float">
            <text:p>0.154118821286431</text:p>
          </table:table-cell>
          <table:table-cell office:value-type="float" office:value="7427772.9113321" calcext:value-type="float">
            <text:p>7427772.9113321</text:p>
          </table:table-cell>
        </table:table-row>
        <table:table-row table:style-name="ro1">
          <table:table-cell office:value-type="float" office:value="1572.74" calcext:value-type="float">
            <text:p>1572.74</text:p>
          </table:table-cell>
          <table:table-cell office:value-type="float" office:value="8098.5739" calcext:value-type="float">
            <text:p>8098.5739</text:p>
          </table:table-cell>
          <table:table-cell table:formula="of:=[.B1547]/55435.69" office:value-type="float" office:value="0.146089530048241" calcext:value-type="float">
            <text:p>0.146089530048241</text:p>
          </table:table-cell>
          <table:table-cell office:value-type="float" office:value="7436016.9100887" calcext:value-type="float">
            <text:p>7436016.9100887</text:p>
          </table:table-cell>
        </table:table-row>
        <table:table-row table:style-name="ro1">
          <table:table-cell office:value-type="float" office:value="1573.76" calcext:value-type="float">
            <text:p>1573.76</text:p>
          </table:table-cell>
          <table:table-cell office:value-type="float" office:value="7670.2761" calcext:value-type="float">
            <text:p>7670.2761</text:p>
          </table:table-cell>
          <table:table-cell table:formula="of:=[.B1548]/55435.69" office:value-type="float" office:value="0.13836350012059" calcext:value-type="float">
            <text:p>0.13836350012059</text:p>
          </table:table-cell>
          <table:table-cell office:value-type="float" office:value="7443824.9202193" calcext:value-type="float">
            <text:p>7443824.9202193</text:p>
          </table:table-cell>
        </table:table-row>
        <table:table-row table:style-name="ro1">
          <table:table-cell office:value-type="float" office:value="1574.78" calcext:value-type="float">
            <text:p>1574.78</text:p>
          </table:table-cell>
          <table:table-cell office:value-type="float" office:value="7251.4999" calcext:value-type="float">
            <text:p>7251.4999</text:p>
          </table:table-cell>
          <table:table-cell table:formula="of:=[.B1549]/55435.69" office:value-type="float" office:value="0.130809229577552" calcext:value-type="float">
            <text:p>0.130809229577552</text:p>
          </table:table-cell>
          <table:table-cell office:value-type="float" office:value="7451206.6342014" calcext:value-type="float">
            <text:p>7451206.6342014</text:p>
          </table:table-cell>
        </table:table-row>
        <table:table-row table:style-name="ro1">
          <table:table-cell office:value-type="float" office:value="1575.8" calcext:value-type="float">
            <text:p>1575.8</text:p>
          </table:table-cell>
          <table:table-cell office:value-type="float" office:value="6843.1215" calcext:value-type="float">
            <text:p>6843.1215</text:p>
          </table:table-cell>
          <table:table-cell table:formula="of:=[.B1550]/55435.69" office:value-type="float" office:value="0.123442524121193" calcext:value-type="float">
            <text:p>0.123442524121193</text:p>
          </table:table-cell>
          <table:table-cell office:value-type="float" office:value="7458172.6365749" calcext:value-type="float">
            <text:p>7458172.6365749</text:p>
          </table:table-cell>
        </table:table-row>
        <table:table-row table:style-name="ro1">
          <table:table-cell office:value-type="float" office:value="1576.82" calcext:value-type="float">
            <text:p>1576.82</text:p>
          </table:table-cell>
          <table:table-cell office:value-type="float" office:value="6452.3341" calcext:value-type="float">
            <text:p>6452.3341</text:p>
          </table:table-cell>
          <table:table-cell table:formula="of:=[.B1551]/55435.69" office:value-type="float" office:value="0.116393141313836" calcext:value-type="float">
            <text:p>0.116393141313836</text:p>
          </table:table-cell>
          <table:table-cell office:value-type="float" office:value="7464740.8342707" calcext:value-type="float">
            <text:p>7464740.8342707</text:p>
          </table:table-cell>
        </table:table-row>
        <table:table-row table:style-name="ro1">
          <table:table-cell office:value-type="float" office:value="1577.83" calcext:value-type="float">
            <text:p>1577.83</text:p>
          </table:table-cell>
          <table:table-cell office:value-type="float" office:value="6089.2576" calcext:value-type="float">
            <text:p>6089.2576</text:p>
          </table:table-cell>
          <table:table-cell table:formula="of:=[.B1552]/55435.69" office:value-type="float" office:value="0.109843633226176" calcext:value-type="float">
            <text:p>0.109843633226176</text:p>
          </table:table-cell>
          <table:table-cell office:value-type="float" office:value="7470939.435775" calcext:value-type="float">
            <text:p>7470939.435775</text:p>
          </table:table-cell>
        </table:table-row>
        <table:table-row table:style-name="ro1">
          <table:table-cell office:value-type="float" office:value="1578.85" calcext:value-type="float">
            <text:p>1578.85</text:p>
          </table:table-cell>
          <table:table-cell office:value-type="float" office:value="5763.1832" calcext:value-type="float">
            <text:p>5763.1832</text:p>
          </table:table-cell>
          <table:table-cell table:formula="of:=[.B1553]/55435.69" office:value-type="float" office:value="0.103961603075564" calcext:value-type="float">
            <text:p>0.103961603075564</text:p>
          </table:table-cell>
          <table:table-cell office:value-type="float" office:value="7476806.1076174" calcext:value-type="float">
            <text:p>7476806.1076174</text:p>
          </table:table-cell>
        </table:table-row>
        <table:table-row table:style-name="ro1">
          <table:table-cell office:value-type="float" office:value="1579.87" calcext:value-type="float">
            <text:p>1579.87</text:p>
          </table:table-cell>
          <table:table-cell office:value-type="float" office:value="5479.5643" calcext:value-type="float">
            <text:p>5479.5643</text:p>
          </table:table-cell>
          <table:table-cell table:formula="of:=[.B1554]/55435.69" office:value-type="float" office:value="0.098845424310584" calcext:value-type="float">
            <text:p>0.098845424310584</text:p>
          </table:table-cell>
          <table:table-cell office:value-type="float" office:value="7482384.0675743" calcext:value-type="float">
            <text:p>7482384.0675743</text:p>
          </table:table-cell>
        </table:table-row>
        <table:table-row table:style-name="ro1">
          <table:table-cell office:value-type="float" office:value="1580.89" calcext:value-type="float">
            <text:p>1580.89</text:p>
          </table:table-cell>
          <table:table-cell office:value-type="float" office:value="5238.4999" calcext:value-type="float">
            <text:p>5238.4999</text:p>
          </table:table-cell>
          <table:table-cell table:formula="of:=[.B1555]/55435.69" office:value-type="float" office:value="0.0944968827843579" calcext:value-type="float">
            <text:p>0.094496882784358</text:p>
          </table:table-cell>
          <table:table-cell office:value-type="float" office:value="7487716.6343752" calcext:value-type="float">
            <text:p>7487716.6343752</text:p>
          </table:table-cell>
        </table:table-row>
        <table:table-row table:style-name="ro1">
          <table:table-cell office:value-type="float" office:value="1581.9" calcext:value-type="float">
            <text:p>1581.9</text:p>
          </table:table-cell>
          <table:table-cell office:value-type="float" office:value="5034.9385" calcext:value-type="float">
            <text:p>5034.9385</text:p>
          </table:table-cell>
          <table:table-cell table:formula="of:=[.B1556]/55435.69" office:value-type="float" office:value="0.0908248548904145" calcext:value-type="float">
            <text:p>0.090824854890415</text:p>
          </table:table-cell>
          <table:table-cell office:value-type="float" office:value="7492841.9844927" calcext:value-type="float">
            <text:p>7492841.9844927</text:p>
          </table:table-cell>
        </table:table-row>
        <table:table-row table:style-name="ro1">
          <table:table-cell office:value-type="float" office:value="1582.92" calcext:value-type="float">
            <text:p>1582.92</text:p>
          </table:table-cell>
          <table:table-cell office:value-type="float" office:value="4860.3095" calcext:value-type="float">
            <text:p>4860.3095</text:p>
          </table:table-cell>
          <table:table-cell table:formula="of:=[.B1557]/55435.69" office:value-type="float" office:value="0.0876747362574544" calcext:value-type="float">
            <text:p>0.087674736257454</text:p>
          </table:table-cell>
          <table:table-cell office:value-type="float" office:value="7497789.5697913" calcext:value-type="float">
            <text:p>7497789.5697913</text:p>
          </table:table-cell>
        </table:table-row>
        <table:table-row table:style-name="ro1">
          <table:table-cell office:value-type="float" office:value="1583.94" calcext:value-type="float">
            <text:p>1583.94</text:p>
          </table:table-cell>
          <table:table-cell office:value-type="float" office:value="4704.9129" calcext:value-type="float">
            <text:p>4704.9129</text:p>
          </table:table-cell>
          <table:table-cell table:formula="of:=[.B1558]/55435.69" office:value-type="float" office:value="0.0848715493574627" calcext:value-type="float">
            <text:p>0.084871549357463</text:p>
          </table:table-cell>
          <table:table-cell office:value-type="float" office:value="7502578.9680586" calcext:value-type="float">
            <text:p>7502578.9680586</text:p>
          </table:table-cell>
        </table:table-row>
        <table:table-row table:style-name="ro1">
          <table:table-cell office:value-type="float" office:value="1584.96" calcext:value-type="float">
            <text:p>1584.96</text:p>
          </table:table-cell>
          <table:table-cell office:value-type="float" office:value="4560.2517" calcext:value-type="float">
            <text:p>4560.2517</text:p>
          </table:table-cell>
          <table:table-cell table:formula="of:=[.B1559]/55435.69" office:value-type="float" office:value="0.0822620174836824" calcext:value-type="float">
            <text:p>0.082262017483683</text:p>
          </table:table-cell>
          <table:table-cell office:value-type="float" office:value="7507221.1074801" calcext:value-type="float">
            <text:p>7507221.1074801</text:p>
          </table:table-cell>
        </table:table-row>
        <table:table-row table:style-name="ro1">
          <table:table-cell office:value-type="float" office:value="1585.98" calcext:value-type="float">
            <text:p>1585.98</text:p>
          </table:table-cell>
          <table:table-cell office:value-type="float" office:value="4420.6006" calcext:value-type="float">
            <text:p>4420.6006</text:p>
          </table:table-cell>
          <table:table-cell table:formula="of:=[.B1560]/55435.69" office:value-type="float" office:value="0.0797428624050679" calcext:value-type="float">
            <text:p>0.079742862405068</text:p>
          </table:table-cell>
          <table:table-cell office:value-type="float" office:value="7511721.0881106" calcext:value-type="float">
            <text:p>7511721.0881106</text:p>
          </table:table-cell>
        </table:table-row>
        <table:table-row table:style-name="ro1">
          <table:table-cell office:value-type="float" office:value="1586.99" calcext:value-type="float">
            <text:p>1586.99</text:p>
          </table:table-cell>
          <table:table-cell office:value-type="float" office:value="4283.4279" calcext:value-type="float">
            <text:p>4283.4279</text:p>
          </table:table-cell>
          <table:table-cell table:formula="of:=[.B1561]/55435.69" office:value-type="float" office:value="0.0772684149868072" calcext:value-type="float">
            <text:p>0.077268414986807</text:p>
          </table:table-cell>
          <table:table-cell office:value-type="float" office:value="7516081.4328765" calcext:value-type="float">
            <text:p>7516081.4328765</text:p>
          </table:table-cell>
        </table:table-row>
        <table:table-row table:style-name="ro1">
          <table:table-cell office:value-type="float" office:value="1588.01" calcext:value-type="float">
            <text:p>1588.01</text:p>
          </table:table-cell>
          <table:table-cell office:value-type="float" office:value="4148.7095" calcext:value-type="float">
            <text:p>4148.7095</text:p>
          </table:table-cell>
          <table:table-cell table:formula="of:=[.B1562]/55435.69" office:value-type="float" office:value="0.0748382404909184" calcext:value-type="float">
            <text:p>0.074838240490918</text:p>
          </table:table-cell>
          <table:table-cell office:value-type="float" office:value="7520304.6401188" calcext:value-type="float">
            <text:p>7520304.6401188</text:p>
          </table:table-cell>
        </table:table-row>
        <table:table-row table:style-name="ro1">
          <table:table-cell office:value-type="float" office:value="1589.03" calcext:value-type="float">
            <text:p>1589.03</text:p>
          </table:table-cell>
          <table:table-cell office:value-type="float" office:value="4017.5533" calcext:value-type="float">
            <text:p>4017.5533</text:p>
          </table:table-cell>
          <table:table-cell table:formula="of:=[.B1563]/55435.69" office:value-type="float" office:value="0.072472324237328" calcext:value-type="float">
            <text:p>0.072472324237328</text:p>
          </table:table-cell>
          <table:table-cell office:value-type="float" office:value="7524394.3360257" calcext:value-type="float">
            <text:p>7524394.3360257</text:p>
          </table:table-cell>
        </table:table-row>
        <table:table-row table:style-name="ro1">
          <table:table-cell office:value-type="float" office:value="1590.05" calcext:value-type="float">
            <text:p>1590.05</text:p>
          </table:table-cell>
          <table:table-cell office:value-type="float" office:value="3890.7608" calcext:value-type="float">
            <text:p>3890.7608</text:p>
          </table:table-cell>
          <table:table-cell table:formula="of:=[.B1564]/55435.69" office:value-type="float" office:value="0.0701851244207477" calcext:value-type="float">
            <text:p>0.070185124420748</text:p>
          </table:table-cell>
          <table:table-cell office:value-type="float" office:value="7528354.9626537" calcext:value-type="float">
            <text:p>7528354.9626537</text:p>
          </table:table-cell>
        </table:table-row>
        <table:table-row table:style-name="ro1">
          <table:table-cell office:value-type="float" office:value="1591.07" calcext:value-type="float">
            <text:p>1591.07</text:p>
          </table:table-cell>
          <table:table-cell office:value-type="float" office:value="3767.9156" calcext:value-type="float">
            <text:p>3767.9156</text:p>
          </table:table-cell>
          <table:table-cell table:formula="of:=[.B1565]/55435.69" office:value-type="float" office:value="0.0679691296347173" calcext:value-type="float">
            <text:p>0.067969129634717</text:p>
          </table:table-cell>
          <table:table-cell office:value-type="float" office:value="7532190.5381883" calcext:value-type="float">
            <text:p>7532190.5381883</text:p>
          </table:table-cell>
        </table:table-row>
        <table:table-row table:style-name="ro1">
          <table:table-cell office:value-type="float" office:value="1592.08" calcext:value-type="float">
            <text:p>1592.08</text:p>
          </table:table-cell>
          <table:table-cell office:value-type="float" office:value="3647.33" calcext:value-type="float">
            <text:p>3647.33</text:p>
          </table:table-cell>
          <table:table-cell table:formula="of:=[.B1566]/55435.69" office:value-type="float" office:value="0.0657938955932541" calcext:value-type="float">
            <text:p>0.065793895593254</text:p>
          </table:table-cell>
          <table:table-cell office:value-type="float" office:value="7535903.3626885" calcext:value-type="float">
            <text:p>7535903.3626885</text:p>
          </table:table-cell>
        </table:table-row>
        <table:table-row table:style-name="ro1">
          <table:table-cell office:value-type="float" office:value="1593.1" calcext:value-type="float">
            <text:p>1593.1</text:p>
          </table:table-cell>
          <table:table-cell office:value-type="float" office:value="3526.8009" calcext:value-type="float">
            <text:p>3526.8009</text:p>
          </table:table-cell>
          <table:table-cell table:formula="of:=[.B1567]/55435.69" office:value-type="float" office:value="0.0636196807507943" calcext:value-type="float">
            <text:p>0.063619680750794</text:p>
          </table:table-cell>
          <table:table-cell office:value-type="float" office:value="7539493.4937847" calcext:value-type="float">
            <text:p>7539493.4937847</text:p>
          </table:table-cell>
        </table:table-row>
        <table:table-row table:style-name="ro1">
          <table:table-cell office:value-type="float" office:value="1594.12" calcext:value-type="float">
            <text:p>1594.12</text:p>
          </table:table-cell>
          <table:table-cell office:value-type="float" office:value="3404.7837" calcext:value-type="float">
            <text:p>3404.7837</text:p>
          </table:table-cell>
          <table:table-cell table:formula="of:=[.B1568]/55435.69" office:value-type="float" office:value="0.0614186221908666" calcext:value-type="float">
            <text:p>0.061418622190867</text:p>
          </table:table-cell>
          <table:table-cell office:value-type="float" office:value="7542959.4166692" calcext:value-type="float">
            <text:p>7542959.4166692</text:p>
          </table:table-cell>
        </table:table-row>
        <table:table-row table:style-name="ro1">
          <table:table-cell office:value-type="float" office:value="1595.14" calcext:value-type="float">
            <text:p>1595.14</text:p>
          </table:table-cell>
          <table:table-cell office:value-type="float" office:value="3281.4163" calcext:value-type="float">
            <text:p>3281.4163</text:p>
          </table:table-cell>
          <table:table-cell table:formula="of:=[.B1569]/55435.69" office:value-type="float" office:value="0.059193207480596" calcext:value-type="float">
            <text:p>0.059193207480596</text:p>
          </table:table-cell>
          <table:table-cell office:value-type="float" office:value="7546299.7568196" calcext:value-type="float">
            <text:p>7546299.7568196</text:p>
          </table:table-cell>
        </table:table-row>
        <table:table-row table:style-name="ro1">
          <table:table-cell office:value-type="float" office:value="1596.16" calcext:value-type="float">
            <text:p>1596.16</text:p>
          </table:table-cell>
          <table:table-cell office:value-type="float" office:value="3158.897" calcext:value-type="float">
            <text:p>3158.897</text:p>
          </table:table-cell>
          <table:table-cell table:formula="of:=[.B1570]/55435.69" office:value-type="float" office:value="0.0569830915787284" calcext:value-type="float">
            <text:p>0.056983091578729</text:p>
          </table:table-cell>
          <table:table-cell office:value-type="float" office:value="7549515.377613" calcext:value-type="float">
            <text:p>7549515.377613</text:p>
          </table:table-cell>
        </table:table-row>
        <table:table-row table:style-name="ro1">
          <table:table-cell office:value-type="float" office:value="1597.17" calcext:value-type="float">
            <text:p>1597.17</text:p>
          </table:table-cell>
          <table:table-cell office:value-type="float" office:value="3040.9977" calcext:value-type="float">
            <text:p>3040.9977</text:p>
          </table:table-cell>
          <table:table-cell table:formula="of:=[.B1571]/55435.69" office:value-type="float" office:value="0.0548563154891731" calcext:value-type="float">
            <text:p>0.054856315489173</text:p>
          </table:table-cell>
          <table:table-cell office:value-type="float" office:value="7552610.9820036" calcext:value-type="float">
            <text:p>7552610.9820036</text:p>
          </table:table-cell>
        </table:table-row>
        <table:table-row table:style-name="ro1">
          <table:table-cell office:value-type="float" office:value="1598.19" calcext:value-type="float">
            <text:p>1598.19</text:p>
          </table:table-cell>
          <table:table-cell office:value-type="float" office:value="2931.8621" calcext:value-type="float">
            <text:p>2931.8621</text:p>
          </table:table-cell>
          <table:table-cell table:formula="of:=[.B1572]/55435.69" office:value-type="float" office:value="0.0528876270864492" calcext:value-type="float">
            <text:p>0.052887627086449</text:p>
          </table:table-cell>
          <table:table-cell office:value-type="float" office:value="7555595.4911567" calcext:value-type="float">
            <text:p>7555595.4911567</text:p>
          </table:table-cell>
        </table:table-row>
        <table:table-row table:style-name="ro1">
          <table:table-cell office:value-type="float" office:value="1599.21" calcext:value-type="float">
            <text:p>1599.21</text:p>
          </table:table-cell>
          <table:table-cell office:value-type="float" office:value="2834.5479" calcext:value-type="float">
            <text:p>2834.5479</text:p>
          </table:table-cell>
          <table:table-cell table:formula="of:=[.B1573]/55435.69" office:value-type="float" office:value="0.0511321839775062" calcext:value-type="float">
            <text:p>0.051132183977506</text:p>
          </table:table-cell>
          <table:table-cell office:value-type="float" office:value="7558480.9386302" calcext:value-type="float">
            <text:p>7558480.9386302</text:p>
          </table:table-cell>
        </table:table-row>
        <table:table-row table:style-name="ro1">
          <table:table-cell office:value-type="float" office:value="1600.23" calcext:value-type="float">
            <text:p>1600.23</text:p>
          </table:table-cell>
          <table:table-cell office:value-type="float" office:value="2749.8846" calcext:value-type="float">
            <text:p>2749.8846</text:p>
          </table:table-cell>
          <table:table-cell table:formula="of:=[.B1574]/55435.69" office:value-type="float" office:value="0.0496049494468275" calcext:value-type="float">
            <text:p>0.049604949446828</text:p>
          </table:table-cell>
          <table:table-cell office:value-type="float" office:value="7561280.2024938" calcext:value-type="float">
            <text:p>7561280.2024938</text:p>
          </table:table-cell>
        </table:table-row>
        <table:table-row table:style-name="ro1">
          <table:table-cell office:value-type="float" office:value="1601.25" calcext:value-type="float">
            <text:p>1601.25</text:p>
          </table:table-cell>
          <table:table-cell office:value-type="float" office:value="2676.1027" calcext:value-type="float">
            <text:p>2676.1027</text:p>
          </table:table-cell>
          <table:table-cell table:formula="of:=[.B1575]/55435.69" office:value-type="float" office:value="0.0482740036247407" calcext:value-type="float">
            <text:p>0.048274003624741</text:p>
          </table:table-cell>
          <table:table-cell office:value-type="float" office:value="7564004.359524" calcext:value-type="float">
            <text:p>7564004.359524</text:p>
          </table:table-cell>
        </table:table-row>
        <table:table-row table:style-name="ro1">
          <table:table-cell office:value-type="float" office:value="1602.26" calcext:value-type="float">
            <text:p>1602.26</text:p>
          </table:table-cell>
          <table:table-cell office:value-type="float" office:value="2609.3836" calcext:value-type="float">
            <text:p>2609.3836</text:p>
          </table:table-cell>
          <table:table-cell table:formula="of:=[.B1576]/55435.69" office:value-type="float" office:value="0.0470704630897532" calcext:value-type="float">
            <text:p>0.047070463089753</text:p>
          </table:table-cell>
          <table:table-cell office:value-type="float" office:value="7566660.5994053" calcext:value-type="float">
            <text:p>7566660.5994053</text:p>
          </table:table-cell>
        </table:table-row>
        <table:table-row table:style-name="ro1">
          <table:table-cell office:value-type="float" office:value="1603.28" calcext:value-type="float">
            <text:p>1603.28</text:p>
          </table:table-cell>
          <table:table-cell office:value-type="float" office:value="2545.1244" calcext:value-type="float">
            <text:p>2545.1244</text:p>
          </table:table-cell>
          <table:table-cell table:formula="of:=[.B1577]/55435.69" office:value-type="float" office:value="0.0459112964950919" calcext:value-type="float">
            <text:p>0.045911296495092</text:p>
          </table:table-cell>
          <table:table-cell office:value-type="float" office:value="7569251.4261775" calcext:value-type="float">
            <text:p>7569251.4261775</text:p>
          </table:table-cell>
        </table:table-row>
        <table:table-row table:style-name="ro1">
          <table:table-cell office:value-type="float" office:value="1604.3" calcext:value-type="float">
            <text:p>1604.3</text:p>
          </table:table-cell>
          <table:table-cell office:value-type="float" office:value="2479.4415" calcext:value-type="float">
            <text:p>2479.4415</text:p>
          </table:table-cell>
          <table:table-cell table:formula="of:=[.B1578]/55435.69" office:value-type="float" office:value="0.0447264478894373" calcext:value-type="float">
            <text:p>0.044726447889437</text:p>
          </table:table-cell>
          <table:table-cell office:value-type="float" office:value="7571775.3906701" calcext:value-type="float">
            <text:p>7571775.3906701</text:p>
          </table:table-cell>
        </table:table-row>
        <table:table-row table:style-name="ro1">
          <table:table-cell office:value-type="float" office:value="1605.32" calcext:value-type="float">
            <text:p>1605.32</text:p>
          </table:table-cell>
          <table:table-cell office:value-type="float" office:value="2410.3648" calcext:value-type="float">
            <text:p>2410.3648</text:p>
          </table:table-cell>
          <table:table-cell table:formula="of:=[.B1579]/55435.69" office:value-type="float" office:value="0.043480378795682" calcext:value-type="float">
            <text:p>0.043480378795682</text:p>
          </table:table-cell>
          <table:table-cell office:value-type="float" office:value="7574229.0380227" calcext:value-type="float">
            <text:p>7574229.0380227</text:p>
          </table:table-cell>
        </table:table-row>
        <table:table-row table:style-name="ro1">
          <table:table-cell office:value-type="float" office:value="1606.34" calcext:value-type="float">
            <text:p>1606.34</text:p>
          </table:table-cell>
          <table:table-cell office:value-type="float" office:value="2338.3095" calcext:value-type="float">
            <text:p>2338.3095</text:p>
          </table:table-cell>
          <table:table-cell table:formula="of:=[.B1580]/55435.69" office:value-type="float" office:value="0.0421805789735818" calcext:value-type="float">
            <text:p>0.042180578973582</text:p>
          </table:table-cell>
          <table:table-cell office:value-type="float" office:value="7576609.3361744" calcext:value-type="float">
            <text:p>7576609.3361744</text:p>
          </table:table-cell>
        </table:table-row>
        <table:table-row table:style-name="ro1">
          <table:table-cell office:value-type="float" office:value="1607.35" calcext:value-type="float">
            <text:p>1607.35</text:p>
          </table:table-cell>
          <table:table-cell office:value-type="float" office:value="2265.7039" calcext:value-type="float">
            <text:p>2265.7039</text:p>
          </table:table-cell>
          <table:table-cell table:formula="of:=[.B1581]/55435.69" office:value-type="float" office:value="0.0408708523335779" calcext:value-type="float">
            <text:p>0.040870852333578</text:p>
          </table:table-cell>
          <table:table-cell office:value-type="float" office:value="7578915.7249967" calcext:value-type="float">
            <text:p>7578915.7249967</text:p>
          </table:table-cell>
        </table:table-row>
        <table:table-row table:style-name="ro1">
          <table:table-cell office:value-type="float" office:value="1608.37" calcext:value-type="float">
            <text:p>1608.37</text:p>
          </table:table-cell>
          <table:table-cell office:value-type="float" office:value="2195.9625" calcext:value-type="float">
            <text:p>2195.9625</text:p>
          </table:table-cell>
          <table:table-cell table:formula="of:=[.B1582]/55435.69" office:value-type="float" office:value="0.0396127927694234" calcext:value-type="float">
            <text:p>0.039612792769424</text:p>
          </table:table-cell>
          <table:table-cell office:value-type="float" office:value="7581151.1200614" calcext:value-type="float">
            <text:p>7581151.1200614</text:p>
          </table:table-cell>
        </table:table-row>
        <table:table-row table:style-name="ro1">
          <table:table-cell office:value-type="float" office:value="1609.39" calcext:value-type="float">
            <text:p>1609.39</text:p>
          </table:table-cell>
          <table:table-cell office:value-type="float" office:value="2132.2162" calcext:value-type="float">
            <text:p>2132.2162</text:p>
          </table:table-cell>
          <table:table-cell table:formula="of:=[.B1583]/55435.69" office:value-type="float" office:value="0.0384628783370424" calcext:value-type="float">
            <text:p>0.038462878337043</text:p>
          </table:table-cell>
          <table:table-cell office:value-type="float" office:value="7583321.6241492" calcext:value-type="float">
            <text:p>7583321.6241492</text:p>
          </table:table-cell>
        </table:table-row>
        <table:table-row table:style-name="ro1">
          <table:table-cell office:value-type="float" office:value="1610.41" calcext:value-type="float">
            <text:p>1610.41</text:p>
          </table:table-cell>
          <table:table-cell office:value-type="float" office:value="2076.2635" calcext:value-type="float">
            <text:p>2076.2635</text:p>
          </table:table-cell>
          <table:table-cell table:formula="of:=[.B1584]/55435.69" office:value-type="float" office:value="0.0374535520347992" calcext:value-type="float">
            <text:p>0.037453552034799</text:p>
          </table:table-cell>
          <table:table-cell office:value-type="float" office:value="7585435.1708466" calcext:value-type="float">
            <text:p>7585435.1708466</text:p>
          </table:table-cell>
        </table:table-row>
        <table:table-row table:style-name="ro1">
          <table:table-cell office:value-type="float" office:value="1611.43" calcext:value-type="float">
            <text:p>1611.43</text:p>
          </table:table-cell>
          <table:table-cell office:value-type="float" office:value="2028.0828" calcext:value-type="float">
            <text:p>2028.0828</text:p>
          </table:table-cell>
          <table:table-cell table:formula="of:=[.B1585]/55435.69" office:value-type="float" office:value="0.0365844242220129" calcext:value-type="float">
            <text:p>0.036584424222013</text:p>
          </table:table-cell>
          <table:table-cell office:value-type="float" office:value="7587499.6715926" calcext:value-type="float">
            <text:p>7587499.6715926</text:p>
          </table:table-cell>
        </table:table-row>
        <table:table-row table:style-name="ro1">
          <table:table-cell office:value-type="float" office:value="1612.44" calcext:value-type="float">
            <text:p>1612.44</text:p>
          </table:table-cell>
          <table:table-cell office:value-type="float" office:value="1986.0135" calcext:value-type="float">
            <text:p>1986.0135</text:p>
          </table:table-cell>
          <table:table-cell table:formula="of:=[.B1586]/55435.69" office:value-type="float" office:value="0.0358255394674442" calcext:value-type="float">
            <text:p>0.035825539467444</text:p>
          </table:table-cell>
          <table:table-cell office:value-type="float" office:value="7589521.347618" calcext:value-type="float">
            <text:p>7589521.347618</text:p>
          </table:table-cell>
        </table:table-row>
        <table:table-row table:style-name="ro1">
          <table:table-cell office:value-type="float" office:value="1613.46" calcext:value-type="float">
            <text:p>1613.46</text:p>
          </table:table-cell>
          <table:table-cell office:value-type="float" office:value="1947.4696" calcext:value-type="float">
            <text:p>1947.4696</text:p>
          </table:table-cell>
          <table:table-cell table:formula="of:=[.B1587]/55435.69" office:value-type="float" office:value="0.0351302491229026" calcext:value-type="float">
            <text:p>0.035130249122903</text:p>
          </table:table-cell>
          <table:table-cell office:value-type="float" office:value="7591503.7876763" calcext:value-type="float">
            <text:p>7591503.7876763</text:p>
          </table:table-cell>
        </table:table-row>
        <table:table-row table:style-name="ro1">
          <table:table-cell office:value-type="float" office:value="1614.48" calcext:value-type="float">
            <text:p>1614.48</text:p>
          </table:table-cell>
          <table:table-cell office:value-type="float" office:value="1909.877" calcext:value-type="float">
            <text:p>1909.877</text:p>
          </table:table-cell>
          <table:table-cell table:formula="of:=[.B1588]/55435.69" office:value-type="float" office:value="0.0344521192033508" calcext:value-type="float">
            <text:p>0.034452119203351</text:p>
          </table:table-cell>
          <table:table-cell office:value-type="float" office:value="7593447.9600571" calcext:value-type="float">
            <text:p>7593447.9600571</text:p>
          </table:table-cell>
        </table:table-row>
        <table:table-row table:style-name="ro1">
          <table:table-cell office:value-type="float" office:value="1615.5" calcext:value-type="float">
            <text:p>1615.5</text:p>
          </table:table-cell>
          <table:table-cell office:value-type="float" office:value="1871.4876" calcext:value-type="float">
            <text:p>1871.4876</text:p>
          </table:table-cell>
          <table:table-cell table:formula="of:=[.B1589]/55435.69" office:value-type="float" office:value="0.0337596158720131" calcext:value-type="float">
            <text:p>0.033759615872013</text:p>
          </table:table-cell>
          <table:table-cell office:value-type="float" office:value="7595353.0536653" calcext:value-type="float">
            <text:p>7595353.0536653</text:p>
          </table:table-cell>
        </table:table-row>
        <table:table-row table:style-name="ro1">
          <table:table-cell office:value-type="float" office:value="1616.52" calcext:value-type="float">
            <text:p>1616.52</text:p>
          </table:table-cell>
          <table:table-cell office:value-type="float" office:value="1831.8089" calcext:value-type="float">
            <text:p>1831.8089</text:p>
          </table:table-cell>
          <table:table-cell table:formula="of:=[.B1590]/55435.69" office:value-type="float" office:value="0.0330438549605859" calcext:value-type="float">
            <text:p>0.033043854960586</text:p>
          </table:table-cell>
          <table:table-cell office:value-type="float" office:value="7597217.7560837" calcext:value-type="float">
            <text:p>7597217.7560837</text:p>
          </table:table-cell>
        </table:table-row>
        <table:table-row table:style-name="ro1">
          <table:table-cell office:value-type="float" office:value="1617.53" calcext:value-type="float">
            <text:p>1617.53</text:p>
          </table:table-cell>
          <table:table-cell office:value-type="float" office:value="1791.5502" calcext:value-type="float">
            <text:p>1791.5502</text:p>
          </table:table-cell>
          <table:table-cell table:formula="of:=[.B1591]/55435.69" office:value-type="float" office:value="0.0323176314753185" calcext:value-type="float">
            <text:p>0.032317631475319</text:p>
          </table:table-cell>
          <table:table-cell office:value-type="float" office:value="7599041.4768437" calcext:value-type="float">
            <text:p>7599041.4768437</text:p>
          </table:table-cell>
        </table:table-row>
        <table:table-row table:style-name="ro1">
          <table:table-cell office:value-type="float" office:value="1618.55" calcext:value-type="float">
            <text:p>1618.55</text:p>
          </table:table-cell>
          <table:table-cell office:value-type="float" office:value="1752.1629" calcext:value-type="float">
            <text:p>1752.1629</text:p>
          </table:table-cell>
          <table:table-cell table:formula="of:=[.B1592]/55435.69" office:value-type="float" office:value="0.0316071271052998" calcext:value-type="float">
            <text:p>0.0316071271053</text:p>
          </table:table-cell>
          <table:table-cell office:value-type="float" office:value="7600825.1031113" calcext:value-type="float">
            <text:p>7600825.1031113</text:p>
          </table:table-cell>
        </table:table-row>
        <table:table-row table:style-name="ro1">
          <table:table-cell office:value-type="float" office:value="1619.57" calcext:value-type="float">
            <text:p>1619.57</text:p>
          </table:table-cell>
          <table:table-cell office:value-type="float" office:value="1715.1798" calcext:value-type="float">
            <text:p>1715.1798</text:p>
          </table:table-cell>
          <table:table-cell table:formula="of:=[.B1593]/55435.69" office:value-type="float" office:value="0.0309399919077403" calcext:value-type="float">
            <text:p>0.03093999190774</text:p>
          </table:table-cell>
          <table:table-cell office:value-type="float" office:value="7602571.0821526" calcext:value-type="float">
            <text:p>7602571.0821526</text:p>
          </table:table-cell>
        </table:table-row>
        <table:table-row table:style-name="ro1">
          <table:table-cell office:value-type="float" office:value="1620.59" calcext:value-type="float">
            <text:p>1620.59</text:p>
          </table:table-cell>
          <table:table-cell office:value-type="float" office:value="1681.5964" calcext:value-type="float">
            <text:p>1681.5964</text:p>
          </table:table-cell>
          <table:table-cell table:formula="of:=[.B1594]/55435.69" office:value-type="float" office:value="0.0303341836279119" calcext:value-type="float">
            <text:p>0.030334183627912</text:p>
          </table:table-cell>
          <table:table-cell office:value-type="float" office:value="7604282.8747005" calcext:value-type="float">
            <text:p>7604282.8747005</text:p>
          </table:table-cell>
        </table:table-row>
        <table:table-row table:style-name="ro1">
          <table:table-cell office:value-type="float" office:value="1621.61" calcext:value-type="float">
            <text:p>1621.61</text:p>
          </table:table-cell>
          <table:table-cell office:value-type="float" office:value="1651.4985" calcext:value-type="float">
            <text:p>1651.4985</text:p>
          </table:table-cell>
          <table:table-cell table:formula="of:=[.B1595]/55435.69" office:value-type="float" office:value="0.0297912500051862" calcext:value-type="float">
            <text:p>0.029791250005186</text:p>
          </table:table-cell>
          <table:table-cell office:value-type="float" office:value="7605964.0289236" calcext:value-type="float">
            <text:p>7605964.0289236</text:p>
          </table:table-cell>
        </table:table-row>
        <table:table-row table:style-name="ro1">
          <table:table-cell office:value-type="float" office:value="1622.62" calcext:value-type="float">
            <text:p>1622.62</text:p>
          </table:table-cell>
          <table:table-cell office:value-type="float" office:value="1624.0344" calcext:value-type="float">
            <text:p>1624.0344</text:p>
          </table:table-cell>
          <table:table-cell table:formula="of:=[.B1596]/55435.69" office:value-type="float" office:value="0.0292958272910466" calcext:value-type="float">
            <text:p>0.029295827291047</text:p>
          </table:table-cell>
          <table:table-cell office:value-type="float" office:value="7607617.2258823" calcext:value-type="float">
            <text:p>7607617.2258823</text:p>
          </table:table-cell>
        </table:table-row>
        <table:table-row table:style-name="ro1">
          <table:table-cell office:value-type="float" office:value="1623.64" calcext:value-type="float">
            <text:p>1623.64</text:p>
          </table:table-cell>
          <table:table-cell office:value-type="float" office:value="1597.709" calcext:value-type="float">
            <text:p>1597.709</text:p>
          </table:table-cell>
          <table:table-cell table:formula="of:=[.B1597]/55435.69" office:value-type="float" office:value="0.0288209454955824" calcext:value-type="float">
            <text:p>0.028820945495582</text:p>
          </table:table-cell>
          <table:table-cell office:value-type="float" office:value="7609243.6247389" calcext:value-type="float">
            <text:p>7609243.6247389</text:p>
          </table:table-cell>
        </table:table-row>
        <table:table-row table:style-name="ro1">
          <table:table-cell office:value-type="float" office:value="1624.66" calcext:value-type="float">
            <text:p>1624.66</text:p>
          </table:table-cell>
          <table:table-cell office:value-type="float" office:value="1570.8776" calcext:value-type="float">
            <text:p>1570.8776</text:p>
          </table:table-cell>
          <table:table-cell table:formula="of:=[.B1598]/55435.69" office:value-type="float" office:value="0.0283369360063887" calcext:value-type="float">
            <text:p>0.028336936006389</text:p>
          </table:table-cell>
          <table:table-cell office:value-type="float" office:value="7610842.7103006" calcext:value-type="float">
            <text:p>7610842.7103006</text:p>
          </table:table-cell>
        </table:table-row>
        <table:table-row table:style-name="ro1">
          <table:table-cell office:value-type="float" office:value="1625.68" calcext:value-type="float">
            <text:p>1625.68</text:p>
          </table:table-cell>
          <table:table-cell office:value-type="float" office:value="1542.2613" calcext:value-type="float">
            <text:p>1542.2613</text:p>
          </table:table-cell>
          <table:table-cell table:formula="of:=[.B1599]/55435.69" office:value-type="float" office:value="0.0278207288481482" calcext:value-type="float">
            <text:p>0.027820728848148</text:p>
          </table:table-cell>
          <table:table-cell office:value-type="float" office:value="7612412.6657929" calcext:value-type="float">
            <text:p>7612412.6657929</text:p>
          </table:table-cell>
        </table:table-row>
        <table:table-row table:style-name="ro1">
          <table:table-cell office:value-type="float" office:value="1626.7" calcext:value-type="float">
            <text:p>1626.7</text:p>
          </table:table-cell>
          <table:table-cell office:value-type="float" office:value="1511.3158" calcext:value-type="float">
            <text:p>1511.3158</text:p>
          </table:table-cell>
          <table:table-cell table:formula="of:=[.B1600]/55435.69" office:value-type="float" office:value="0.0272625054364796" calcext:value-type="float">
            <text:p>0.02726250543648</text:p>
          </table:table-cell>
          <table:table-cell office:value-type="float" office:value="7613951.1201074" calcext:value-type="float">
            <text:p>7613951.1201074</text:p>
          </table:table-cell>
        </table:table-row>
        <table:table-row table:style-name="ro1">
          <table:table-cell office:value-type="float" office:value="1627.71" calcext:value-type="float">
            <text:p>1627.71</text:p>
          </table:table-cell>
          <table:table-cell office:value-type="float" office:value="1478.338" calcext:value-type="float">
            <text:p>1478.338</text:p>
          </table:table-cell>
          <table:table-cell table:formula="of:=[.B1601]/55435.69" office:value-type="float" office:value="0.0266676215268539" calcext:value-type="float">
            <text:p>0.026667621526854</text:p>
          </table:table-cell>
          <table:table-cell office:value-type="float" office:value="7615456.0044318" calcext:value-type="float">
            <text:p>7615456.0044318</text:p>
          </table:table-cell>
        </table:table-row>
        <table:table-row table:style-name="ro1">
          <table:table-cell office:value-type="float" office:value="1628.73" calcext:value-type="float">
            <text:p>1628.73</text:p>
          </table:table-cell>
          <table:table-cell office:value-type="float" office:value="1444.2912" calcext:value-type="float">
            <text:p>1444.2912</text:p>
          </table:table-cell>
          <table:table-cell table:formula="of:=[.B1602]/55435.69" office:value-type="float" office:value="0.0260534540113057" calcext:value-type="float">
            <text:p>0.026053454011306</text:p>
          </table:table-cell>
          <table:table-cell office:value-type="float" office:value="7616926.2305567" calcext:value-type="float">
            <text:p>7616926.2305567</text:p>
          </table:table-cell>
        </table:table-row>
        <table:table-row table:style-name="ro1">
          <table:table-cell office:value-type="float" office:value="1629.75" calcext:value-type="float">
            <text:p>1629.75</text:p>
          </table:table-cell>
          <table:table-cell office:value-type="float" office:value="1410.4184" calcext:value-type="float">
            <text:p>1410.4184</text:p>
          </table:table-cell>
          <table:table-cell table:formula="of:=[.B1603]/55435.69" office:value-type="float" office:value="0.0254424252679095" calcext:value-type="float">
            <text:p>0.02544242526791</text:p>
          </table:table-cell>
          <table:table-cell office:value-type="float" office:value="7618361.9756741" calcext:value-type="float">
            <text:p>7618361.9756741</text:p>
          </table:table-cell>
        </table:table-row>
        <table:table-row table:style-name="ro1">
          <table:table-cell office:value-type="float" office:value="1630.77" calcext:value-type="float">
            <text:p>1630.77</text:p>
          </table:table-cell>
          <table:table-cell office:value-type="float" office:value="1377.7838" calcext:value-type="float">
            <text:p>1377.7838</text:p>
          </table:table-cell>
          <table:table-cell table:formula="of:=[.B1604]/55435.69" office:value-type="float" office:value="0.0248537323157699" calcext:value-type="float">
            <text:p>0.02485373231577</text:p>
          </table:table-cell>
          <table:table-cell office:value-type="float" office:value="7619764.5001119" calcext:value-type="float">
            <text:p>7619764.5001119</text:p>
          </table:table-cell>
        </table:table-row>
        <table:table-row table:style-name="ro1">
          <table:table-cell office:value-type="float" office:value="1631.78" calcext:value-type="float">
            <text:p>1631.78</text:p>
          </table:table-cell>
          <table:table-cell office:value-type="float" office:value="1346.9012" calcext:value-type="float">
            <text:p>1346.9012</text:p>
          </table:table-cell>
          <table:table-cell table:formula="of:=[.B1605]/55435.69" office:value-type="float" office:value="0.0242966435521953" calcext:value-type="float">
            <text:p>0.024296643552195</text:p>
          </table:table-cell>
          <table:table-cell office:value-type="float" office:value="7621135.5874018" calcext:value-type="float">
            <text:p>7621135.5874018</text:p>
          </table:table-cell>
        </table:table-row>
        <table:table-row table:style-name="ro1">
          <table:table-cell office:value-type="float" office:value="1632.8" calcext:value-type="float">
            <text:p>1632.8</text:p>
          </table:table-cell>
          <table:table-cell office:value-type="float" office:value="1317.5784" calcext:value-type="float">
            <text:p>1317.5784</text:p>
          </table:table-cell>
          <table:table-cell table:formula="of:=[.B1606]/55435.69" office:value-type="float" office:value="0.0237676918966824" calcext:value-type="float">
            <text:p>0.023767691896683</text:p>
          </table:table-cell>
          <table:table-cell office:value-type="float" office:value="7622476.8253786" calcext:value-type="float">
            <text:p>7622476.8253786</text:p>
          </table:table-cell>
        </table:table-row>
        <table:table-row table:style-name="ro1">
          <table:table-cell office:value-type="float" office:value="1633.82" calcext:value-type="float">
            <text:p>1633.82</text:p>
          </table:table-cell>
          <table:table-cell office:value-type="float" office:value="1289.0262" calcext:value-type="float">
            <text:p>1289.0262</text:p>
          </table:table-cell>
          <table:table-cell table:formula="of:=[.B1607]/55435.69" office:value-type="float" office:value="0.0232526410332405" calcext:value-type="float">
            <text:p>0.023252641033241</text:p>
          </table:table-cell>
          <table:table-cell office:value-type="float" office:value="7623788.9984206" calcext:value-type="float">
            <text:p>7623788.9984206</text:p>
          </table:table-cell>
        </table:table-row>
        <table:table-row table:style-name="ro1">
          <table:table-cell office:value-type="float" office:value="1634.84" calcext:value-type="float">
            <text:p>1634.84</text:p>
          </table:table-cell>
          <table:table-cell office:value-type="float" office:value="1260.1891" calcext:value-type="float">
            <text:p>1260.1891</text:p>
          </table:table-cell>
          <table:table-cell table:formula="of:=[.B1608]/55435.69" office:value-type="float" office:value="0.0227324508813726" calcext:value-type="float">
            <text:p>0.022732450881373</text:p>
          </table:table-cell>
          <table:table-cell office:value-type="float" office:value="7625071.8165822" calcext:value-type="float">
            <text:p>7625071.8165822</text:p>
          </table:table-cell>
        </table:table-row>
        <table:table-row table:style-name="ro1">
          <table:table-cell office:value-type="float" office:value="1635.86" calcext:value-type="float">
            <text:p>1635.86</text:p>
          </table:table-cell>
          <table:table-cell office:value-type="float" office:value="1230.1764" calcext:value-type="float">
            <text:p>1230.1764</text:p>
          </table:table-cell>
          <table:table-cell table:formula="of:=[.B1609]/55435.69" office:value-type="float" office:value="0.0221910541746662" calcext:value-type="float">
            <text:p>0.022191054174666</text:p>
          </table:table-cell>
          <table:table-cell office:value-type="float" office:value="7626324.0831157" calcext:value-type="float">
            <text:p>7626324.0831157</text:p>
          </table:table-cell>
        </table:table-row>
        <table:table-row table:style-name="ro1">
          <table:table-cell office:value-type="float" office:value="1636.87" calcext:value-type="float">
            <text:p>1636.87</text:p>
          </table:table-cell>
          <table:table-cell office:value-type="float" office:value="1198.636" calcext:value-type="float">
            <text:p>1198.636</text:p>
          </table:table-cell>
          <table:table-cell table:formula="of:=[.B1610]/55435.69" office:value-type="float" office:value="0.0216220994092434" calcext:value-type="float">
            <text:p>0.021622099409243</text:p>
          </table:table-cell>
          <table:table-cell office:value-type="float" office:value="7627544.2428653" calcext:value-type="float">
            <text:p>7627544.2428653</text:p>
          </table:table-cell>
        </table:table-row>
        <table:table-row table:style-name="ro1">
          <table:table-cell office:value-type="float" office:value="1637.89" calcext:value-type="float">
            <text:p>1637.89</text:p>
          </table:table-cell>
          <table:table-cell office:value-type="float" office:value="1165.9392" calcext:value-type="float">
            <text:p>1165.9392</text:p>
          </table:table-cell>
          <table:table-cell table:formula="of:=[.B1611]/55435.69" office:value-type="float" office:value="0.021032284436254" calcext:value-type="float">
            <text:p>0.021032284436254</text:p>
          </table:table-cell>
          <table:table-cell office:value-type="float" office:value="7628731.1186499" calcext:value-type="float">
            <text:p>7628731.1186499</text:p>
          </table:table-cell>
        </table:table-row>
        <table:table-row table:style-name="ro1">
          <table:table-cell office:value-type="float" office:value="1638.91" calcext:value-type="float">
            <text:p>1638.91</text:p>
          </table:table-cell>
          <table:table-cell office:value-type="float" office:value="1133.115" calcext:value-type="float">
            <text:p>1133.115</text:p>
          </table:table-cell>
          <table:table-cell table:formula="of:=[.B1612]/55435.69" office:value-type="float" office:value="0.0204401713048038" calcext:value-type="float">
            <text:p>0.020440171304804</text:p>
          </table:table-cell>
          <table:table-cell office:value-type="float" office:value="7629884.5808201" calcext:value-type="float">
            <text:p>7629884.5808201</text:p>
          </table:table-cell>
        </table:table-row>
        <table:table-row table:style-name="ro1">
          <table:table-cell office:value-type="float" office:value="1639.93" calcext:value-type="float">
            <text:p>1639.93</text:p>
          </table:table-cell>
          <table:table-cell office:value-type="float" office:value="1101.5669" calcext:value-type="float">
            <text:p>1101.5669</text:p>
          </table:table-cell>
          <table:table-cell table:formula="of:=[.B1613]/55435.69" office:value-type="float" office:value="0.0198710776396939" calcext:value-type="float">
            <text:p>0.019871077639694</text:p>
          </table:table-cell>
          <table:table-cell office:value-type="float" office:value="7631005.9283698" calcext:value-type="float">
            <text:p>7631005.9283698</text:p>
          </table:table-cell>
        </table:table-row>
        <table:table-row table:style-name="ro1">
          <table:table-cell office:value-type="float" office:value="1640.95" calcext:value-type="float">
            <text:p>1640.95</text:p>
          </table:table-cell>
          <table:table-cell office:value-type="float" office:value="1072.6828" calcext:value-type="float">
            <text:p>1072.6828</text:p>
          </table:table-cell>
          <table:table-cell table:formula="of:=[.B1614]/55435.69" office:value-type="float" office:value="0.0193500396585665" calcext:value-type="float">
            <text:p>0.019350039658567</text:p>
          </table:table-cell>
          <table:table-cell office:value-type="float" office:value="7632097.8731623" calcext:value-type="float">
            <text:p>7632097.8731623</text:p>
          </table:table-cell>
        </table:table-row>
        <table:table-row table:style-name="ro1">
          <table:table-cell office:value-type="float" office:value="1641.96" calcext:value-type="float">
            <text:p>1641.96</text:p>
          </table:table-cell>
          <table:table-cell office:value-type="float" office:value="1047.4832" calcext:value-type="float">
            <text:p>1047.4832</text:p>
          </table:table-cell>
          <table:table-cell table:formula="of:=[.B1615]/55435.69" office:value-type="float" office:value="0.0188954660797042" calcext:value-type="float">
            <text:p>0.018895466079704</text:p>
          </table:table-cell>
          <table:table-cell office:value-type="float" office:value="7633164.1659027" calcext:value-type="float">
            <text:p>7633164.1659027</text:p>
          </table:table-cell>
        </table:table-row>
        <table:table-row table:style-name="ro1">
          <table:table-cell office:value-type="float" office:value="1642.98" calcext:value-type="float">
            <text:p>1642.98</text:p>
          </table:table-cell>
          <table:table-cell office:value-type="float" office:value="1026.4278" calcext:value-type="float">
            <text:p>1026.4278</text:p>
          </table:table-cell>
          <table:table-cell table:formula="of:=[.B1616]/55435.69" office:value-type="float" office:value="0.0185156493948213" calcext:value-type="float">
            <text:p>0.018515649394821</text:p>
          </table:table-cell>
          <table:table-cell office:value-type="float" office:value="7634209.0251016" calcext:value-type="float">
            <text:p>7634209.0251016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009.4303" calcext:value-type="float">
            <text:p>1009.4303</text:p>
          </table:table-cell>
          <table:table-cell table:formula="of:=[.B1617]/55435.69" office:value-type="float" office:value="0.0182090328450859" calcext:value-type="float">
            <text:p>0.018209032845086</text:p>
          </table:table-cell>
          <table:table-cell office:value-type="float" office:value="7635236.5815439" calcext:value-type="float">
            <text:p>7635236.5815439</text:p>
          </table:table-cell>
        </table:table-row>
        <table:table-row table:style-name="ro1">
          <table:table-cell office:value-type="float" office:value="1645.02" calcext:value-type="float">
            <text:p>1645.02</text:p>
          </table:table-cell>
          <table:table-cell office:value-type="float" office:value="996.04677" calcext:value-type="float">
            <text:p>996.04677</text:p>
          </table:table-cell>
          <table:table-cell table:formula="of:=[.B1618]/55435.69" office:value-type="float" office:value="0.0179676084125588" calcext:value-type="float">
            <text:p>0.017967608412559</text:p>
          </table:table-cell>
          <table:table-cell office:value-type="float" office:value="7636250.5141702" calcext:value-type="float">
            <text:p>7636250.5141702</text:p>
          </table:table-cell>
        </table:table-row>
        <table:table-row table:style-name="ro1">
          <table:table-cell office:value-type="float" office:value="1646.04" calcext:value-type="float">
            <text:p>1646.04</text:p>
          </table:table-cell>
          <table:table-cell office:value-type="float" office:value="985.73387" calcext:value-type="float">
            <text:p>985.73387</text:p>
          </table:table-cell>
          <table:table-cell table:formula="of:=[.B1619]/55435.69" office:value-type="float" office:value="0.0177815748302222" calcext:value-type="float">
            <text:p>0.017781574830222</text:p>
          </table:table-cell>
          <table:table-cell office:value-type="float" office:value="7637253.9487118" calcext:value-type="float">
            <text:p>7637253.9487118</text:p>
          </table:table-cell>
        </table:table-row>
        <table:table-row table:style-name="ro1">
          <table:table-cell office:value-type="float" office:value="1647.05" calcext:value-type="float">
            <text:p>1647.05</text:p>
          </table:table-cell>
          <table:table-cell office:value-type="float" office:value="978.0535" calcext:value-type="float">
            <text:p>978.0535</text:p>
          </table:table-cell>
          <table:table-cell table:formula="of:=[.B1620]/55435.69" office:value-type="float" office:value="0.0176430292470428" calcext:value-type="float">
            <text:p>0.017643029247043</text:p>
          </table:table-cell>
          <table:table-cell office:value-type="float" office:value="7638249.5649735" calcext:value-type="float">
            <text:p>7638249.5649735</text:p>
          </table:table-cell>
        </table:table-row>
        <table:table-row table:style-name="ro1">
          <table:table-cell office:value-type="float" office:value="1648.07" calcext:value-type="float">
            <text:p>1648.07</text:p>
          </table:table-cell>
          <table:table-cell office:value-type="float" office:value="972.73406" calcext:value-type="float">
            <text:p>972.73406</text:p>
          </table:table-cell>
          <table:table-cell table:formula="of:=[.B1621]/55435.69" office:value-type="float" office:value="0.0175470722922363" calcext:value-type="float">
            <text:p>0.017547072292236</text:p>
          </table:table-cell>
          <table:table-cell office:value-type="float" office:value="7639239.766271" calcext:value-type="float">
            <text:p>7639239.766271</text:p>
          </table:table-cell>
        </table:table-row>
        <table:table-row table:style-name="ro1">
          <table:table-cell office:value-type="float" office:value="1649.09" calcext:value-type="float">
            <text:p>1649.09</text:p>
          </table:table-cell>
          <table:table-cell office:value-type="float" office:value="969.56669" calcext:value-type="float">
            <text:p>969.56669</text:p>
          </table:table-cell>
          <table:table-cell table:formula="of:=[.B1622]/55435.69" office:value-type="float" office:value="0.0174899363568849" calcext:value-type="float">
            <text:p>0.017489936356885</text:p>
          </table:table-cell>
          <table:table-cell office:value-type="float" office:value="7640226.7433214" calcext:value-type="float">
            <text:p>7640226.7433214</text:p>
          </table:table-cell>
        </table:table-row>
        <table:table-row table:style-name="ro1">
          <table:table-cell office:value-type="float" office:value="1650.11" calcext:value-type="float">
            <text:p>1650.11</text:p>
          </table:table-cell>
          <table:table-cell office:value-type="float" office:value="968.19289" calcext:value-type="float">
            <text:p>968.19289</text:p>
          </table:table-cell>
          <table:table-cell table:formula="of:=[.B1623]/55435.69" office:value-type="float" office:value="0.0174651544880203" calcext:value-type="float">
            <text:p>0.01746515448802</text:p>
          </table:table-cell>
          <table:table-cell office:value-type="float" office:value="7641212.3219084" calcext:value-type="float">
            <text:p>7641212.3219084</text:p>
          </table:table-cell>
        </table:table-row>
        <table:table-row table:style-name="ro1">
          <table:table-cell office:value-type="float" office:value="1651.13" calcext:value-type="float">
            <text:p>1651.13</text:p>
          </table:table-cell>
          <table:table-cell office:value-type="float" office:value="967.89092" calcext:value-type="float">
            <text:p>967.89092</text:p>
          </table:table-cell>
          <table:table-cell table:formula="of:=[.B1624]/55435.69" office:value-type="float" office:value="0.0174597072752229" calcext:value-type="float">
            <text:p>0.017459707275223</text:p>
          </table:table-cell>
          <table:table-cell office:value-type="float" office:value="7642197.5931002" calcext:value-type="float">
            <text:p>7642197.5931002</text:p>
          </table:table-cell>
        </table:table-row>
        <table:table-row table:style-name="ro1">
          <table:table-cell office:value-type="float" office:value="1652.14" calcext:value-type="float">
            <text:p>1652.14</text:p>
          </table:table-cell>
          <table:table-cell office:value-type="float" office:value="967.474" calcext:value-type="float">
            <text:p>967.474</text:p>
          </table:table-cell>
          <table:table-cell table:formula="of:=[.B1625]/55435.69" office:value-type="float" office:value="0.0174521864885239" calcext:value-type="float">
            <text:p>0.017452186488524</text:p>
          </table:table-cell>
          <table:table-cell office:value-type="float" office:value="7643182.4398839" calcext:value-type="float">
            <text:p>7643182.4398839</text:p>
          </table:table-cell>
        </table:table-row>
        <table:table-row table:style-name="ro1">
          <table:table-cell office:value-type="float" office:value="1653.16" calcext:value-type="float">
            <text:p>1653.16</text:p>
          </table:table-cell>
          <table:table-cell office:value-type="float" office:value="965.37199" calcext:value-type="float">
            <text:p>965.37199</text:p>
          </table:table-cell>
          <table:table-cell table:formula="of:=[.B1626]/55435.69" office:value-type="float" office:value="0.0174142684974247" calcext:value-type="float">
            <text:p>0.017414268497425</text:p>
          </table:table-cell>
          <table:table-cell office:value-type="float" office:value="7644165.1469122" calcext:value-type="float">
            <text:p>7644165.1469122</text:p>
          </table:table-cell>
        </table:table-row>
        <table:table-row table:style-name="ro1">
          <table:table-cell office:value-type="float" office:value="1654.18" calcext:value-type="float">
            <text:p>1654.18</text:p>
          </table:table-cell>
          <table:table-cell office:value-type="float" office:value="959.89724" calcext:value-type="float">
            <text:p>959.89724</text:p>
          </table:table-cell>
          <table:table-cell table:formula="of:=[.B1627]/55435.69" office:value-type="float" office:value="0.0173155099178886" calcext:value-type="float">
            <text:p>0.017315509917889</text:p>
          </table:table-cell>
          <table:table-cell office:value-type="float" office:value="7645142.2808823" calcext:value-type="float">
            <text:p>7645142.2808823</text:p>
          </table:table-cell>
        </table:table-row>
        <table:table-row table:style-name="ro1">
          <table:table-cell office:value-type="float" office:value="1655.2" calcext:value-type="float">
            <text:p>1655.2</text:p>
          </table:table-cell>
          <table:table-cell office:value-type="float" office:value="949.62394" calcext:value-type="float">
            <text:p>949.62394</text:p>
          </table:table-cell>
          <table:table-cell table:formula="of:=[.B1628]/55435.69" office:value-type="float" office:value="0.0171301906768005" calcext:value-type="float">
            <text:p>0.017130190676801</text:p>
          </table:table-cell>
          <table:table-cell office:value-type="float" office:value="7646108.9570801" calcext:value-type="float">
            <text:p>7646108.9570801</text:p>
          </table:table-cell>
        </table:table-row>
        <table:table-row table:style-name="ro1">
          <table:table-cell office:value-type="float" office:value="1656.22" calcext:value-type="float">
            <text:p>1656.22</text:p>
          </table:table-cell>
          <table:table-cell office:value-type="float" office:value="933.76502" calcext:value-type="float">
            <text:p>933.76502</text:p>
          </table:table-cell>
          <table:table-cell table:formula="of:=[.B1629]/55435.69" office:value-type="float" office:value="0.0168441128810699" calcext:value-type="float">
            <text:p>0.01684411288107</text:p>
          </table:table-cell>
          <table:table-cell office:value-type="float" office:value="7647059.4895781" calcext:value-type="float">
            <text:p>7647059.4895781</text:p>
          </table:table-cell>
        </table:table-row>
        <table:table-row table:style-name="ro1">
          <table:table-cell office:value-type="float" office:value="1657.23" calcext:value-type="float">
            <text:p>1657.23</text:p>
          </table:table-cell>
          <table:table-cell office:value-type="float" office:value="912.42698" calcext:value-type="float">
            <text:p>912.42698</text:p>
          </table:table-cell>
          <table:table-cell table:formula="of:=[.B1630]/55435.69" office:value-type="float" office:value="0.0164591976757212" calcext:value-type="float">
            <text:p>0.016459197675721</text:p>
          </table:table-cell>
          <table:table-cell office:value-type="float" office:value="7647988.3008679" calcext:value-type="float">
            <text:p>7647988.3008679</text:p>
          </table:table-cell>
        </table:table-row>
        <table:table-row table:style-name="ro1">
          <table:table-cell office:value-type="float" office:value="1658.25" calcext:value-type="float">
            <text:p>1658.25</text:p>
          </table:table-cell>
          <table:table-cell office:value-type="float" office:value="886.66017" calcext:value-type="float">
            <text:p>886.66017</text:p>
          </table:table-cell>
          <table:table-cell table:formula="of:=[.B1631]/55435.69" office:value-type="float" office:value="0.0159943922408109" calcext:value-type="float">
            <text:p>0.015994392240811</text:p>
          </table:table-cell>
          <table:table-cell office:value-type="float" office:value="7648890.8826641" calcext:value-type="float">
            <text:p>7648890.8826641</text:p>
          </table:table-cell>
        </table:table-row>
        <table:table-row table:style-name="ro1">
          <table:table-cell office:value-type="float" office:value="1659.27" calcext:value-type="float">
            <text:p>1659.27</text:p>
          </table:table-cell>
          <table:table-cell office:value-type="float" office:value="858.28415" calcext:value-type="float">
            <text:p>858.28415</text:p>
          </table:table-cell>
          <table:table-cell table:formula="of:=[.B1632]/55435.69" office:value-type="float" office:value="0.0154825194743675" calcext:value-type="float">
            <text:p>0.015482519474368</text:p>
          </table:table-cell>
          <table:table-cell office:value-type="float" office:value="7649764.5788946" calcext:value-type="float">
            <text:p>7649764.5788946</text:p>
          </table:table-cell>
        </table:table-row>
        <table:table-row table:style-name="ro1">
          <table:table-cell office:value-type="float" office:value="1660.29" calcext:value-type="float">
            <text:p>1660.29</text:p>
          </table:table-cell>
          <table:table-cell office:value-type="float" office:value="829.53275" calcext:value-type="float">
            <text:p>829.53275</text:p>
          </table:table-cell>
          <table:table-cell table:formula="of:=[.B1633]/55435.69" office:value-type="float" office:value="0.0149638752579791" calcext:value-type="float">
            <text:p>0.014963875257979</text:p>
          </table:table-cell>
          <table:table-cell office:value-type="float" office:value="7650609.0074354" calcext:value-type="float">
            <text:p>7650609.0074354</text:p>
          </table:table-cell>
        </table:table-row>
        <table:table-row table:style-name="ro1">
          <table:table-cell office:value-type="float" office:value="1661.31" calcext:value-type="float">
            <text:p>1661.31</text:p>
          </table:table-cell>
          <table:table-cell office:value-type="float" office:value="802.61121" calcext:value-type="float">
            <text:p>802.61121</text:p>
          </table:table-cell>
          <table:table-cell table:formula="of:=[.B1634]/55435.69" office:value-type="float" office:value="0.0144782397404993" calcext:value-type="float">
            <text:p>0.014478239740499</text:p>
          </table:table-cell>
          <table:table-cell office:value-type="float" office:value="7651426.0310105" calcext:value-type="float">
            <text:p>7651426.0310105</text:p>
          </table:table-cell>
        </table:table-row>
        <table:table-row table:style-name="ro1">
          <table:table-cell office:value-type="float" office:value="1662.32" calcext:value-type="float">
            <text:p>1662.32</text:p>
          </table:table-cell>
          <table:table-cell office:value-type="float" office:value="779.27536" calcext:value-type="float">
            <text:p>779.27536</text:p>
          </table:table-cell>
          <table:table-cell table:formula="of:=[.B1635]/55435.69" office:value-type="float" office:value="0.0140572861995584" calcext:value-type="float">
            <text:p>0.014057286199559</text:p>
          </table:table-cell>
          <table:table-cell office:value-type="float" office:value="7652219.299696" calcext:value-type="float">
            <text:p>7652219.299696</text:p>
          </table:table-cell>
        </table:table-row>
        <table:table-row table:style-name="ro1">
          <table:table-cell office:value-type="float" office:value="1663.34" calcext:value-type="float">
            <text:p>1663.34</text:p>
          </table:table-cell>
          <table:table-cell office:value-type="float" office:value="760.5299" calcext:value-type="float">
            <text:p>760.5299</text:p>
          </table:table-cell>
          <table:table-cell table:formula="of:=[.B1636]/55435.69" office:value-type="float" office:value="0.0137191383384964" calcext:value-type="float">
            <text:p>0.013719138338496</text:p>
          </table:table-cell>
          <table:table-cell office:value-type="float" office:value="7652993.4863156" calcext:value-type="float">
            <text:p>7652993.4863156</text:p>
          </table:table-cell>
        </table:table-row>
        <table:table-row table:style-name="ro1">
          <table:table-cell office:value-type="float" office:value="1664.36" calcext:value-type="float">
            <text:p>1664.36</text:p>
          </table:table-cell>
          <table:table-cell office:value-type="float" office:value="746.50705" calcext:value-type="float">
            <text:p>746.50705</text:p>
          </table:table-cell>
          <table:table-cell table:formula="of:=[.B1637]/55435.69" office:value-type="float" office:value="0.0134661812633702" calcext:value-type="float">
            <text:p>0.01346618126337</text:p>
          </table:table-cell>
          <table:table-cell office:value-type="float" office:value="7653753.3982747" calcext:value-type="float">
            <text:p>7653753.3982747</text:p>
          </table:table-cell>
        </table:table-row>
        <table:table-row table:style-name="ro1">
          <table:table-cell office:value-type="float" office:value="1665.38" calcext:value-type="float">
            <text:p>1665.38</text:p>
          </table:table-cell>
          <table:table-cell office:value-type="float" office:value="736.53991" calcext:value-type="float">
            <text:p>736.53991</text:p>
          </table:table-cell>
          <table:table-cell table:formula="of:=[.B1638]/55435.69" office:value-type="float" office:value="0.013286384818156" calcext:value-type="float">
            <text:p>0.013286384818156</text:p>
          </table:table-cell>
          <table:table-cell office:value-type="float" office:value="7654503.1641217" calcext:value-type="float">
            <text:p>7654503.1641217</text:p>
          </table:table-cell>
        </table:table-row>
        <table:table-row table:style-name="ro1">
          <table:table-cell office:value-type="float" office:value="1666.4" calcext:value-type="float">
            <text:p>1666.4</text:p>
          </table:table-cell>
          <table:table-cell office:value-type="float" office:value="729.40005" calcext:value-type="float">
            <text:p>729.40005</text:p>
          </table:table-cell>
          <table:table-cell table:formula="of:=[.B1639]/55435.69" office:value-type="float" office:value="0.0131575894518495" calcext:value-type="float">
            <text:p>0.01315758945185</text:p>
          </table:table-cell>
          <table:table-cell office:value-type="float" office:value="7655245.6619026" calcext:value-type="float">
            <text:p>7655245.6619026</text:p>
          </table:table-cell>
        </table:table-row>
        <table:table-row table:style-name="ro1">
          <table:table-cell office:value-type="float" office:value="1667.41" calcext:value-type="float">
            <text:p>1667.41</text:p>
          </table:table-cell>
          <table:table-cell office:value-type="float" office:value="723.63405" calcext:value-type="float">
            <text:p>723.63405</text:p>
          </table:table-cell>
          <table:table-cell table:formula="of:=[.B1640]/55435.69" office:value-type="float" office:value="0.0130535770367429" calcext:value-type="float">
            <text:p>0.013053577036743</text:p>
          </table:table-cell>
          <table:table-cell office:value-type="float" office:value="7655982.2901406" calcext:value-type="float">
            <text:p>7655982.2901406</text:p>
          </table:table-cell>
        </table:table-row>
        <table:table-row table:style-name="ro1">
          <table:table-cell office:value-type="float" office:value="1668.43" calcext:value-type="float">
            <text:p>1668.43</text:p>
          </table:table-cell>
          <table:table-cell office:value-type="float" office:value="717.91596" calcext:value-type="float">
            <text:p>717.91596</text:p>
          </table:table-cell>
          <table:table-cell table:formula="of:=[.B1641]/55435.69" office:value-type="float" office:value="0.0129504288663134" calcext:value-type="float">
            <text:p>0.012950428866313</text:p>
          </table:table-cell>
          <table:table-cell office:value-type="float" office:value="7656713.0976111" calcext:value-type="float">
            <text:p>7656713.0976111</text:p>
          </table:table-cell>
        </table:table-row>
        <table:table-row table:style-name="ro1">
          <table:table-cell office:value-type="float" office:value="1669.45" calcext:value-type="float">
            <text:p>1669.45</text:p>
          </table:table-cell>
          <table:table-cell office:value-type="float" office:value="711.33278" calcext:value-type="float">
            <text:p>711.33278</text:p>
          </table:table-cell>
          <table:table-cell table:formula="of:=[.B1642]/55435.69" office:value-type="float" office:value="0.012831675406223" calcext:value-type="float">
            <text:p>0.012831675406223</text:p>
          </table:table-cell>
          <table:table-cell office:value-type="float" office:value="7657437.2036809" calcext:value-type="float">
            <text:p>7657437.2036809</text:p>
          </table:table-cell>
        </table:table-row>
        <table:table-row table:style-name="ro1">
          <table:table-cell office:value-type="float" office:value="1670.47" calcext:value-type="float">
            <text:p>1670.47</text:p>
          </table:table-cell>
          <table:table-cell office:value-type="float" office:value="703.53804" calcext:value-type="float">
            <text:p>703.53804</text:p>
          </table:table-cell>
          <table:table-cell table:formula="of:=[.B1643]/55435.69" office:value-type="float" office:value="0.0126910667117159" calcext:value-type="float">
            <text:p>0.012691066711716</text:p>
          </table:table-cell>
          <table:table-cell office:value-type="float" office:value="7658153.3750451" calcext:value-type="float">
            <text:p>7658153.3750451</text:p>
          </table:table-cell>
        </table:table-row>
        <table:table-row table:style-name="ro1">
          <table:table-cell office:value-type="float" office:value="1671.49" calcext:value-type="float">
            <text:p>1671.49</text:p>
          </table:table-cell>
          <table:table-cell office:value-type="float" office:value="694.74174" calcext:value-type="float">
            <text:p>694.74174</text:p>
          </table:table-cell>
          <table:table-cell table:formula="of:=[.B1644]/55435.69" office:value-type="float" office:value="0.012532390956079" calcext:value-type="float">
            <text:p>0.012532390956079</text:p>
          </table:table-cell>
          <table:table-cell office:value-type="float" office:value="7658860.5921608" calcext:value-type="float">
            <text:p>7658860.5921608</text:p>
          </table:table-cell>
        </table:table-row>
        <table:table-row table:style-name="ro1">
          <table:table-cell office:value-type="float" office:value="1672.5" calcext:value-type="float">
            <text:p>1672.5</text:p>
          </table:table-cell>
          <table:table-cell office:value-type="float" office:value="685.54589" calcext:value-type="float">
            <text:p>685.54589</text:p>
          </table:table-cell>
          <table:table-cell table:formula="of:=[.B1645]/55435.69" office:value-type="float" office:value="0.0123665077497908" calcext:value-type="float">
            <text:p>0.012366507749791</text:p>
          </table:table-cell>
          <table:table-cell office:value-type="float" office:value="7659558.4482949" calcext:value-type="float">
            <text:p>7659558.4482949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676.67606" calcext:value-type="float">
            <text:p>676.67606</text:p>
          </table:table-cell>
          <table:table-cell table:formula="of:=[.B1646]/55435.69" office:value-type="float" office:value="0.0122065055923359" calcext:value-type="float">
            <text:p>0.012206505592336</text:p>
          </table:table-cell>
          <table:table-cell office:value-type="float" office:value="7660247.2753202" calcext:value-type="float">
            <text:p>7660247.2753202</text:p>
          </table:table-cell>
        </table:table-row>
        <table:table-row table:style-name="ro1">
          <table:table-cell office:value-type="float" office:value="1674.54" calcext:value-type="float">
            <text:p>1674.54</text:p>
          </table:table-cell>
          <table:table-cell office:value-type="float" office:value="668.68886" calcext:value-type="float">
            <text:p>668.68886</text:p>
          </table:table-cell>
          <table:table-cell table:formula="of:=[.B1647]/55435.69" office:value-type="float" office:value="0.012062425127206" calcext:value-type="float">
            <text:p>0.012062425127206</text:p>
          </table:table-cell>
          <table:table-cell office:value-type="float" office:value="7660927.9717286" calcext:value-type="float">
            <text:p>7660927.9717286</text:p>
          </table:table-cell>
        </table:table-row>
        <table:table-row table:style-name="ro1">
          <table:table-cell office:value-type="float" office:value="1675.56" calcext:value-type="float">
            <text:p>1675.56</text:p>
          </table:table-cell>
          <table:table-cell office:value-type="float" office:value="661.74395" calcext:value-type="float">
            <text:p>661.74395</text:p>
          </table:table-cell>
          <table:table-cell table:formula="of:=[.B1648]/55435.69" office:value-type="float" office:value="0.0119371464484342" calcext:value-type="float">
            <text:p>0.011937146448434</text:p>
          </table:table-cell>
          <table:table-cell office:value-type="float" office:value="7661601.5985172" calcext:value-type="float">
            <text:p>7661601.5985172</text:p>
          </table:table-cell>
        </table:table-row>
        <table:table-row table:style-name="ro1">
          <table:table-cell office:value-type="float" office:value="1676.57" calcext:value-type="float">
            <text:p>1676.57</text:p>
          </table:table-cell>
          <table:table-cell office:value-type="float" office:value="655.51205" calcext:value-type="float">
            <text:p>655.51205</text:p>
          </table:table-cell>
          <table:table-cell table:formula="of:=[.B1649]/55435.69" office:value-type="float" office:value="0.0118247297003068" calcext:value-type="float">
            <text:p>0.011824729700307</text:p>
          </table:table-cell>
          <table:table-cell office:value-type="float" office:value="7662268.8814949" calcext:value-type="float">
            <text:p>7662268.8814949</text:p>
          </table:table-cell>
        </table:table-row>
        <table:table-row table:style-name="ro1">
          <table:table-cell office:value-type="float" office:value="1677.59" calcext:value-type="float">
            <text:p>1677.59</text:p>
          </table:table-cell>
          <table:table-cell office:value-type="float" office:value="649.25083" calcext:value-type="float">
            <text:p>649.25083</text:p>
          </table:table-cell>
          <table:table-cell table:formula="of:=[.B1650]/55435.69" office:value-type="float" office:value="0.0117117840510328" calcext:value-type="float">
            <text:p>0.011711784051033</text:p>
          </table:table-cell>
          <table:table-cell office:value-type="float" office:value="7662929.7908196" calcext:value-type="float">
            <text:p>7662929.7908196</text:p>
          </table:table-cell>
        </table:table-row>
        <table:table-row table:style-name="ro1">
          <table:table-cell office:value-type="float" office:value="1678.61" calcext:value-type="float">
            <text:p>1678.61</text:p>
          </table:table-cell>
          <table:table-cell office:value-type="float" office:value="642.02827" calcext:value-type="float">
            <text:p>642.02827</text:p>
          </table:table-cell>
          <table:table-cell table:formula="of:=[.B1651]/55435.69" office:value-type="float" office:value="0.0115814968660082" calcext:value-type="float">
            <text:p>0.011581496866008</text:p>
          </table:table-cell>
          <table:table-cell office:value-type="float" office:value="7663583.3478966" calcext:value-type="float">
            <text:p>7663583.3478966</text:p>
          </table:table-cell>
        </table:table-row>
        <table:table-row table:style-name="ro1">
          <table:table-cell office:value-type="float" office:value="1679.63" calcext:value-type="float">
            <text:p>1679.63</text:p>
          </table:table-cell>
          <table:table-cell office:value-type="float" office:value="633.0252" calcext:value-type="float">
            <text:p>633.0252</text:p>
          </table:table-cell>
          <table:table-cell table:formula="of:=[.B1652]/55435.69" office:value-type="float" office:value="0.0114190912027973" calcext:value-type="float">
            <text:p>0.011419091202797</text:p>
          </table:table-cell>
          <table:table-cell office:value-type="float" office:value="7664227.7402319" calcext:value-type="float">
            <text:p>7664227.7402319</text:p>
          </table:table-cell>
        </table:table-row>
        <table:table-row table:style-name="ro1">
          <table:table-cell office:value-type="float" office:value="1680.65" calcext:value-type="float">
            <text:p>1680.65</text:p>
          </table:table-cell>
          <table:table-cell office:value-type="float" office:value="621.82084" calcext:value-type="float">
            <text:p>621.82084</text:p>
          </table:table-cell>
          <table:table-cell table:formula="of:=[.B1653]/55435.69" office:value-type="float" office:value="0.0112169766444686" calcext:value-type="float">
            <text:p>0.011216976644469</text:p>
          </table:table-cell>
          <table:table-cell office:value-type="float" office:value="7664860.7270165" calcext:value-type="float">
            <text:p>7664860.7270165</text:p>
          </table:table-cell>
        </table:table-row>
        <table:table-row table:style-name="ro1">
          <table:table-cell office:value-type="float" office:value="1681.66" calcext:value-type="float">
            <text:p>1681.66</text:p>
          </table:table-cell>
          <table:table-cell office:value-type="float" office:value="608.56825" calcext:value-type="float">
            <text:p>608.56825</text:p>
          </table:table-cell>
          <table:table-cell table:formula="of:=[.B1654]/55435.69" office:value-type="float" office:value="0.0109779142281804" calcext:value-type="float">
            <text:p>0.010977914228181</text:p>
          </table:table-cell>
          <table:table-cell office:value-type="float" office:value="7665480.223234" calcext:value-type="float">
            <text:p>7665480.223234</text:p>
          </table:table-cell>
        </table:table-row>
        <table:table-row table:style-name="ro1">
          <table:table-cell office:value-type="float" office:value="1682.68" calcext:value-type="float">
            <text:p>1682.68</text:p>
          </table:table-cell>
          <table:table-cell office:value-type="float" office:value="593.99969" calcext:value-type="float">
            <text:p>593.99969</text:p>
          </table:table-cell>
          <table:table-cell table:formula="of:=[.B1655]/55435.69" office:value-type="float" office:value="0.0107151131337952" calcext:value-type="float">
            <text:p>0.010715113133795</text:p>
          </table:table-cell>
          <table:table-cell office:value-type="float" office:value="7666084.8892812" calcext:value-type="float">
            <text:p>7666084.8892812</text:p>
          </table:table-cell>
        </table:table-row>
        <table:table-row table:style-name="ro1">
          <table:table-cell office:value-type="float" office:value="1683.7" calcext:value-type="float">
            <text:p>1683.7</text:p>
          </table:table-cell>
          <table:table-cell office:value-type="float" office:value="579.25628" calcext:value-type="float">
            <text:p>579.25628</text:p>
          </table:table-cell>
          <table:table-cell table:formula="of:=[.B1656]/55435.69" office:value-type="float" office:value="0.0104491579341756" calcext:value-type="float">
            <text:p>0.010449157934176</text:p>
          </table:table-cell>
          <table:table-cell office:value-type="float" office:value="7666674.5471826" calcext:value-type="float">
            <text:p>7666674.5471826</text:p>
          </table:table-cell>
        </table:table-row>
        <table:table-row table:style-name="ro1">
          <table:table-cell office:value-type="float" office:value="1684.72" calcext:value-type="float">
            <text:p>1684.72</text:p>
          </table:table-cell>
          <table:table-cell office:value-type="float" office:value="565.59253" calcext:value-type="float">
            <text:p>565.59253</text:p>
          </table:table-cell>
          <table:table-cell table:formula="of:=[.B1657]/55435.69" office:value-type="float" office:value="0.0102026786353701" calcext:value-type="float">
            <text:p>0.01020267863537</text:p>
          </table:table-cell>
          <table:table-cell office:value-type="float" office:value="7667250.2959745" calcext:value-type="float">
            <text:p>7667250.2959745</text:p>
          </table:table-cell>
        </table:table-row>
        <table:table-row table:style-name="ro1">
          <table:table-cell office:value-type="float" office:value="1685.74" calcext:value-type="float">
            <text:p>1685.74</text:p>
          </table:table-cell>
          <table:table-cell office:value-type="float" office:value="554.04607" calcext:value-type="float">
            <text:p>554.04607</text:p>
          </table:table-cell>
          <table:table-cell table:formula="of:=[.B1658]/55435.69" office:value-type="float" office:value="0.00999439296236774" calcext:value-type="float">
            <text:p>0.009994392962368</text:p>
          </table:table-cell>
          <table:table-cell office:value-type="float" office:value="7667814.2909665" calcext:value-type="float">
            <text:p>7667814.2909665</text:p>
          </table:table-cell>
        </table:table-row>
        <table:table-row table:style-name="ro1">
          <table:table-cell office:value-type="float" office:value="1686.75" calcext:value-type="float">
            <text:p>1686.75</text:p>
          </table:table-cell>
          <table:table-cell office:value-type="float" office:value="545.1735" calcext:value-type="float">
            <text:p>545.1735</text:p>
          </table:table-cell>
          <table:table-cell table:formula="of:=[.B1659]/55435.69" office:value-type="float" office:value="0.00983434137827093" calcext:value-type="float">
            <text:p>0.009834341378271</text:p>
          </table:table-cell>
          <table:table-cell office:value-type="float" office:value="7668369.2540634" calcext:value-type="float">
            <text:p>7668369.2540634</text:p>
          </table:table-cell>
        </table:table-row>
        <table:table-row table:style-name="ro1">
          <table:table-cell office:value-type="float" office:value="1687.77" calcext:value-type="float">
            <text:p>1687.77</text:p>
          </table:table-cell>
          <table:table-cell office:value-type="float" office:value="538.93033" calcext:value-type="float">
            <text:p>538.93033</text:p>
          </table:table-cell>
          <table:table-cell table:formula="of:=[.B1660]/55435.69" office:value-type="float" office:value="0.00972172133151044" calcext:value-type="float">
            <text:p>0.00972172133151</text:p>
          </table:table-cell>
          <table:table-cell office:value-type="float" office:value="7668917.8618817" calcext:value-type="float">
            <text:p>7668917.8618817</text:p>
          </table:table-cell>
        </table:table-row>
        <table:table-row table:style-name="ro1">
          <table:table-cell office:value-type="float" office:value="1688.79" calcext:value-type="float">
            <text:p>1688.79</text:p>
          </table:table-cell>
          <table:table-cell office:value-type="float" office:value="534.72626" calcext:value-type="float">
            <text:p>534.72626</text:p>
          </table:table-cell>
          <table:table-cell table:formula="of:=[.B1661]/55435.69" office:value-type="float" office:value="0.00964588444736595" calcext:value-type="float">
            <text:p>0.009645884447366</text:p>
          </table:table-cell>
          <table:table-cell office:value-type="float" office:value="7669462.1901372" calcext:value-type="float">
            <text:p>7669462.1901372</text:p>
          </table:table-cell>
        </table:table-row>
        <table:table-row table:style-name="ro1">
          <table:table-cell office:value-type="float" office:value="1689.81" calcext:value-type="float">
            <text:p>1689.81</text:p>
          </table:table-cell>
          <table:table-cell office:value-type="float" office:value="531.63178" calcext:value-type="float">
            <text:p>531.63178</text:p>
          </table:table-cell>
          <table:table-cell table:formula="of:=[.B1662]/55435.69" office:value-type="float" office:value="0.00959006336892352" calcext:value-type="float">
            <text:p>0.009590063368924</text:p>
          </table:table-cell>
          <table:table-cell office:value-type="float" office:value="7670003.3683463" calcext:value-type="float">
            <text:p>7670003.3683463</text:p>
          </table:table-cell>
        </table:table-row>
        <table:table-row table:style-name="ro1">
          <table:table-cell office:value-type="float" office:value="1690.83" calcext:value-type="float">
            <text:p>1690.83</text:p>
          </table:table-cell>
          <table:table-cell office:value-type="float" office:value="528.66689" calcext:value-type="float">
            <text:p>528.66689</text:p>
          </table:table-cell>
          <table:table-cell table:formula="of:=[.B1663]/55435.69" office:value-type="float" office:value="0.00953657995417753" calcext:value-type="float">
            <text:p>0.009536579954178</text:p>
          </table:table-cell>
          <table:table-cell office:value-type="float" office:value="7670541.5284315" calcext:value-type="float">
            <text:p>7670541.5284315</text:p>
          </table:table-cell>
        </table:table-row>
        <table:table-row table:style-name="ro1">
          <table:table-cell office:value-type="float" office:value="1691.84" calcext:value-type="float">
            <text:p>1691.84</text:p>
          </table:table-cell>
          <table:table-cell office:value-type="float" office:value="525.08144" calcext:value-type="float">
            <text:p>525.08144</text:p>
          </table:table-cell>
          <table:table-cell table:formula="of:=[.B1664]/55435.69" office:value-type="float" office:value="0.00947190230697949" calcext:value-type="float">
            <text:p>0.00947190230698</text:p>
          </table:table-cell>
          <table:table-cell office:value-type="float" office:value="7671076.0386805" calcext:value-type="float">
            <text:p>7671076.0386805</text:p>
          </table:table-cell>
        </table:table-row>
        <table:table-row table:style-name="ro1">
          <table:table-cell office:value-type="float" office:value="1692.86" calcext:value-type="float">
            <text:p>1692.86</text:p>
          </table:table-cell>
          <table:table-cell office:value-type="float" office:value="520.54428" calcext:value-type="float">
            <text:p>520.54428</text:p>
          </table:table-cell>
          <table:table-cell table:formula="of:=[.B1665]/55435.69" office:value-type="float" office:value="0.00939005683883433" calcext:value-type="float">
            <text:p>0.009390056838834</text:p>
          </table:table-cell>
          <table:table-cell office:value-type="float" office:value="7671605.9302982" calcext:value-type="float">
            <text:p>7671605.9302982</text:p>
          </table:table-cell>
        </table:table-row>
        <table:table-row table:style-name="ro1">
          <table:table-cell office:value-type="float" office:value="1693.88" calcext:value-type="float">
            <text:p>1693.88</text:p>
          </table:table-cell>
          <table:table-cell office:value-type="float" office:value="515.19108" calcext:value-type="float">
            <text:p>515.19108</text:p>
          </table:table-cell>
          <table:table-cell table:formula="of:=[.B1666]/55435.69" office:value-type="float" office:value="0.00929349089007461" calcext:value-type="float">
            <text:p>0.009293490890075</text:p>
          </table:table-cell>
          <table:table-cell office:value-type="float" office:value="7672130.3725879" calcext:value-type="float">
            <text:p>7672130.3725879</text:p>
          </table:table-cell>
        </table:table-row>
        <table:table-row table:style-name="ro1">
          <table:table-cell office:value-type="float" office:value="1694.9" calcext:value-type="float">
            <text:p>1694.9</text:p>
          </table:table-cell>
          <table:table-cell office:value-type="float" office:value="509.52553" calcext:value-type="float">
            <text:p>509.52553</text:p>
          </table:table-cell>
          <table:table-cell table:formula="of:=[.B1667]/55435.69" office:value-type="float" office:value="0.0091912904845236" calcext:value-type="float">
            <text:p>0.009191290484524</text:p>
          </table:table-cell>
          <table:table-cell office:value-type="float" office:value="7672649.047591" calcext:value-type="float">
            <text:p>7672649.047591</text:p>
          </table:table-cell>
        </table:table-row>
        <table:table-row table:style-name="ro1">
          <table:table-cell office:value-type="float" office:value="1695.92" calcext:value-type="float">
            <text:p>1695.92</text:p>
          </table:table-cell>
          <table:table-cell office:value-type="float" office:value="504.21228" calcext:value-type="float">
            <text:p>504.21228</text:p>
          </table:table-cell>
          <table:table-cell table:formula="of:=[.B1668]/55435.69" office:value-type="float" office:value="0.00909544519063441" calcext:value-type="float">
            <text:p>0.009095445190634</text:p>
          </table:table-cell>
          <table:table-cell office:value-type="float" office:value="7673162.3139385" calcext:value-type="float">
            <text:p>7673162.3139385</text:p>
          </table:table-cell>
        </table:table-row>
        <table:table-row table:style-name="ro1">
          <table:table-cell office:value-type="float" office:value="1696.93" calcext:value-type="float">
            <text:p>1696.93</text:p>
          </table:table-cell>
          <table:table-cell office:value-type="float" office:value="499.82877" calcext:value-type="float">
            <text:p>499.82877</text:p>
          </table:table-cell>
          <table:table-cell table:formula="of:=[.B1669]/55435.69" office:value-type="float" office:value="0.00901637140261084" calcext:value-type="float">
            <text:p>0.009016371402611</text:p>
          </table:table-cell>
          <table:table-cell office:value-type="float" office:value="7673671.1180539" calcext:value-type="float">
            <text:p>7673671.1180539</text:p>
          </table:table-cell>
        </table:table-row>
        <table:table-row table:style-name="ro1">
          <table:table-cell office:value-type="float" office:value="1697.95" calcext:value-type="float">
            <text:p>1697.95</text:p>
          </table:table-cell>
          <table:table-cell office:value-type="float" office:value="496.65068" calcext:value-type="float">
            <text:p>496.65068</text:p>
          </table:table-cell>
          <table:table-cell table:formula="of:=[.B1670]/55435.69" office:value-type="float" office:value="0.00895904209003261" calcext:value-type="float">
            <text:p>0.008959042090033</text:p>
          </table:table-cell>
          <table:table-cell office:value-type="float" office:value="7674176.6870181" calcext:value-type="float">
            <text:p>7674176.6870181</text:p>
          </table:table-cell>
        </table:table-row>
        <table:table-row table:style-name="ro1">
          <table:table-cell office:value-type="float" office:value="1698.97" calcext:value-type="float">
            <text:p>1698.97</text:p>
          </table:table-cell>
          <table:table-cell office:value-type="float" office:value="494.53235" calcext:value-type="float">
            <text:p>494.53235</text:p>
          </table:table-cell>
          <table:table-cell table:formula="of:=[.B1671]/55435.69" office:value-type="float" office:value="0.00892082970375222" calcext:value-type="float">
            <text:p>0.008920829703752</text:p>
          </table:table-cell>
          <table:table-cell office:value-type="float" office:value="7674680.0996108" calcext:value-type="float">
            <text:p>7674680.0996108</text:p>
          </table:table-cell>
        </table:table-row>
        <table:table-row table:style-name="ro1">
          <table:table-cell office:value-type="float" office:value="1699.99" calcext:value-type="float">
            <text:p>1699.99</text:p>
          </table:table-cell>
          <table:table-cell office:value-type="float" office:value="492.91363" calcext:value-type="float">
            <text:p>492.91363</text:p>
          </table:table-cell>
          <table:table-cell table:formula="of:=[.B1672]/55435.69" office:value-type="float" office:value="0.00889162974249982" calcext:value-type="float">
            <text:p>0.0088916297425</text:p>
          </table:table-cell>
          <table:table-cell office:value-type="float" office:value="7675181.8644178" calcext:value-type="float">
            <text:p>7675181.8644178</text:p>
          </table:table-cell>
        </table:table-row>
        <table:table-row table:style-name="ro1">
          <table:table-cell office:value-type="float" office:value="1701.01" calcext:value-type="float">
            <text:p>1701.01</text:p>
          </table:table-cell>
          <table:table-cell office:value-type="float" office:value="490.94956" calcext:value-type="float">
            <text:p>490.94956</text:p>
          </table:table-cell>
          <table:table-cell table:formula="of:=[.B1673]/55435.69" office:value-type="float" office:value="0.00885620004008248" calcext:value-type="float">
            <text:p>0.008856200040082</text:p>
          </table:table-cell>
          <table:table-cell office:value-type="float" office:value="7675681.6298852" calcext:value-type="float">
            <text:p>7675681.6298852</text:p>
          </table:table-cell>
        </table:table-row>
        <table:table-row table:style-name="ro1">
          <table:table-cell office:value-type="float" office:value="1702.02" calcext:value-type="float">
            <text:p>1702.02</text:p>
          </table:table-cell>
          <table:table-cell office:value-type="float" office:value="487.72615" calcext:value-type="float">
            <text:p>487.72615</text:p>
          </table:table-cell>
          <table:table-cell table:formula="of:=[.B1674]/55435.69" office:value-type="float" office:value="0.00879805320363109" calcext:value-type="float">
            <text:p>0.008798053203631</text:p>
          </table:table-cell>
          <table:table-cell office:value-type="float" office:value="7676178.1140607" calcext:value-type="float">
            <text:p>7676178.1140607</text:p>
          </table:table-cell>
        </table:table-row>
        <table:table-row table:style-name="ro1">
          <table:table-cell office:value-type="float" office:value="1703.04" calcext:value-type="float">
            <text:p>1703.04</text:p>
          </table:table-cell>
          <table:table-cell office:value-type="float" office:value="482.50432" calcext:value-type="float">
            <text:p>482.50432</text:p>
          </table:table-cell>
          <table:table-cell table:formula="of:=[.B1675]/55435.69" office:value-type="float" office:value="0.00870385702784614" calcext:value-type="float">
            <text:p>0.008703857027846</text:p>
          </table:table-cell>
          <table:table-cell office:value-type="float" office:value="7676669.2826326" calcext:value-type="float">
            <text:p>7676669.2826326</text:p>
          </table:table-cell>
        </table:table-row>
        <table:table-row table:style-name="ro1">
          <table:table-cell office:value-type="float" office:value="1704.06" calcext:value-type="float">
            <text:p>1704.06</text:p>
          </table:table-cell>
          <table:table-cell office:value-type="float" office:value="474.92765" calcext:value-type="float">
            <text:p>474.92765</text:p>
          </table:table-cell>
          <table:table-cell table:formula="of:=[.B1676]/55435.69" office:value-type="float" office:value="0.00856718208071371" calcext:value-type="float">
            <text:p>0.008567182080714</text:p>
          </table:table-cell>
          <table:table-cell office:value-type="float" office:value="7677152.7384872" calcext:value-type="float">
            <text:p>7677152.7384872</text:p>
          </table:table-cell>
        </table:table-row>
        <table:table-row table:style-name="ro1">
          <table:table-cell office:value-type="float" office:value="1705.08" calcext:value-type="float">
            <text:p>1705.08</text:p>
          </table:table-cell>
          <table:table-cell office:value-type="float" office:value="465.13984" calcext:value-type="float">
            <text:p>465.13984</text:p>
          </table:table-cell>
          <table:table-cell table:formula="of:=[.B1677]/55435.69" office:value-type="float" office:value="0.00839062055509727" calcext:value-type="float">
            <text:p>0.008390620555097</text:p>
          </table:table-cell>
          <table:table-cell office:value-type="float" office:value="7677626.230768" calcext:value-type="float">
            <text:p>7677626.230768</text:p>
          </table:table-cell>
        </table:table-row>
        <table:table-row table:style-name="ro1">
          <table:table-cell office:value-type="float" office:value="1706.1" calcext:value-type="float">
            <text:p>1706.1</text:p>
          </table:table-cell>
          <table:table-cell office:value-type="float" office:value="453.78065" calcext:value-type="float">
            <text:p>453.78065</text:p>
          </table:table-cell>
          <table:table-cell table:formula="of:=[.B1678]/55435.69" office:value-type="float" office:value="0.00818571303072082" calcext:value-type="float">
            <text:p>0.008185713030721</text:p>
          </table:table-cell>
          <table:table-cell office:value-type="float" office:value="7678088.1598844" calcext:value-type="float">
            <text:p>7678088.1598844</text:p>
          </table:table-cell>
        </table:table-row>
        <table:table-row table:style-name="ro1">
          <table:table-cell office:value-type="float" office:value="1707.11" calcext:value-type="float">
            <text:p>1707.11</text:p>
          </table:table-cell>
          <table:table-cell office:value-type="float" office:value="441.86047" calcext:value-type="float">
            <text:p>441.86047</text:p>
          </table:table-cell>
          <table:table-cell table:formula="of:=[.B1679]/55435.69" office:value-type="float" office:value="0.00797068585238138" calcext:value-type="float">
            <text:p>0.007970685852381</text:p>
          </table:table-cell>
          <table:table-cell office:value-type="float" office:value="7678537.9547719" calcext:value-type="float">
            <text:p>7678537.9547719</text:p>
          </table:table-cell>
        </table:table-row>
        <table:table-row table:style-name="ro1">
          <table:table-cell office:value-type="float" office:value="1708.13" calcext:value-type="float">
            <text:p>1708.13</text:p>
          </table:table-cell>
          <table:table-cell office:value-type="float" office:value="430.54406" calcext:value-type="float">
            <text:p>430.54406</text:p>
          </table:table-cell>
          <table:table-cell table:formula="of:=[.B1680]/55435.69" office:value-type="float" office:value="0.00776655003302024" calcext:value-type="float">
            <text:p>0.00776655003302</text:p>
          </table:table-cell>
          <table:table-cell office:value-type="float" office:value="7678976.2300476" calcext:value-type="float">
            <text:p>7678976.2300476</text:p>
          </table:table-cell>
        </table:table-row>
        <table:table-row table:style-name="ro1">
          <table:table-cell office:value-type="float" office:value="1709.15" calcext:value-type="float">
            <text:p>1709.15</text:p>
          </table:table-cell>
          <table:table-cell office:value-type="float" office:value="420.89769" calcext:value-type="float">
            <text:p>420.89769</text:p>
          </table:table-cell>
          <table:table-cell table:formula="of:=[.B1681]/55435.69" office:value-type="float" office:value="0.00759253993230715" calcext:value-type="float">
            <text:p>0.007592539932307</text:p>
          </table:table-cell>
          <table:table-cell office:value-type="float" office:value="7679404.6857349" calcext:value-type="float">
            <text:p>7679404.6857349</text:p>
          </table:table-cell>
        </table:table-row>
        <table:table-row table:style-name="ro1">
          <table:table-cell office:value-type="float" office:value="1710.17" calcext:value-type="float">
            <text:p>1710.17</text:p>
          </table:table-cell>
          <table:table-cell office:value-type="float" office:value="413.66303" calcext:value-type="float">
            <text:p>413.66303</text:p>
          </table:table-cell>
          <table:table-cell table:formula="of:=[.B1682]/55435.69" office:value-type="float" office:value="0.00746203447634547" calcext:value-type="float">
            <text:p>0.007462034476345</text:p>
          </table:table-cell>
          <table:table-cell office:value-type="float" office:value="7679825.7768498" calcext:value-type="float">
            <text:p>7679825.7768498</text:p>
          </table:table-cell>
        </table:table-row>
        <table:table-row table:style-name="ro1">
          <table:table-cell office:value-type="float" office:value="1711.19" calcext:value-type="float">
            <text:p>1711.19</text:p>
          </table:table-cell>
          <table:table-cell office:value-type="float" office:value="409.11405" calcext:value-type="float">
            <text:p>409.11405</text:p>
          </table:table-cell>
          <table:table-cell table:formula="of:=[.B1683]/55435.69" office:value-type="float" office:value="0.00737997578816102" calcext:value-type="float">
            <text:p>0.007379975788161</text:p>
          </table:table-cell>
          <table:table-cell office:value-type="float" office:value="7680242.2372937" calcext:value-type="float">
            <text:p>7680242.2372937</text:p>
          </table:table-cell>
        </table:table-row>
        <table:table-row table:style-name="ro1">
          <table:table-cell office:value-type="float" office:value="1712.2" calcext:value-type="float">
            <text:p>1712.2</text:p>
          </table:table-cell>
          <table:table-cell office:value-type="float" office:value="407.03047" calcext:value-type="float">
            <text:p>407.03047</text:p>
          </table:table-cell>
          <table:table-cell table:formula="of:=[.B1684]/55435.69" office:value-type="float" office:value="0.00734239025436501" calcext:value-type="float">
            <text:p>0.007342390254365</text:p>
          </table:table-cell>
          <table:table-cell office:value-type="float" office:value="7680656.5767433" calcext:value-type="float">
            <text:p>7680656.5767433</text:p>
          </table:table-cell>
        </table:table-row>
        <table:table-row table:style-name="ro1">
          <table:table-cell office:value-type="float" office:value="1713.22" calcext:value-type="float">
            <text:p>1713.22</text:p>
          </table:table-cell>
          <table:table-cell office:value-type="float" office:value="406.78982" calcext:value-type="float">
            <text:p>406.78982</text:p>
          </table:table-cell>
          <table:table-cell table:formula="of:=[.B1685]/55435.69" office:value-type="float" office:value="0.00733804918816741" calcext:value-type="float">
            <text:p>0.007338049188167</text:p>
          </table:table-cell>
          <table:table-cell office:value-type="float" office:value="7681070.6712231" calcext:value-type="float">
            <text:p>7681070.6712231</text:p>
          </table:table-cell>
        </table:table-row>
        <table:table-row table:style-name="ro1">
          <table:table-cell office:value-type="float" office:value="1714.24" calcext:value-type="float">
            <text:p>1714.24</text:p>
          </table:table-cell>
          <table:table-cell office:value-type="float" office:value="407.54809" calcext:value-type="float">
            <text:p>407.54809</text:p>
          </table:table-cell>
          <table:table-cell table:formula="of:=[.B1686]/55435.69" office:value-type="float" office:value="0.00735172756034966" calcext:value-type="float">
            <text:p>0.00735172756035</text:p>
          </table:table-cell>
          <table:table-cell office:value-type="float" office:value="7681485.5375939" calcext:value-type="float">
            <text:p>7681485.5375939</text:p>
          </table:table-cell>
        </table:table-row>
        <table:table-row table:style-name="ro1">
          <table:table-cell office:value-type="float" office:value="1715.26" calcext:value-type="float">
            <text:p>1715.26</text:p>
          </table:table-cell>
          <table:table-cell office:value-type="float" office:value="408.4564" calcext:value-type="float">
            <text:p>408.4564</text:p>
          </table:table-cell>
          <table:table-cell table:formula="of:=[.B1687]/55435.69" office:value-type="float" office:value="0.00736811249215081" calcext:value-type="float">
            <text:p>0.007368112492151</text:p>
          </table:table-cell>
          <table:table-cell office:value-type="float" office:value="7681901.32858" calcext:value-type="float">
            <text:p>7681901.32858</text:p>
          </table:table-cell>
        </table:table-row>
        <table:table-row table:style-name="ro1">
          <table:table-cell office:value-type="float" office:value="1716.28" calcext:value-type="float">
            <text:p>1716.28</text:p>
          </table:table-cell>
          <table:table-cell office:value-type="float" office:value="408.85393" calcext:value-type="float">
            <text:p>408.85393</text:p>
          </table:table-cell>
          <table:table-cell table:formula="of:=[.B1688]/55435.69" office:value-type="float" office:value="0.00737528350418295" calcext:value-type="float">
            <text:p>0.007375283504183</text:p>
          </table:table-cell>
          <table:table-cell office:value-type="float" office:value="7682317.524234" calcext:value-type="float">
            <text:p>7682317.524234</text:p>
          </table:table-cell>
        </table:table-row>
        <table:table-row table:style-name="ro1">
          <table:table-cell office:value-type="float" office:value="1717.29" calcext:value-type="float">
            <text:p>1717.29</text:p>
          </table:table-cell>
          <table:table-cell office:value-type="float" office:value="408.38812" calcext:value-type="float">
            <text:p>408.38812</text:p>
          </table:table-cell>
          <table:table-cell table:formula="of:=[.B1689]/55435.69" office:value-type="float" office:value="0.00736688079466495" calcext:value-type="float">
            <text:p>0.007366880794665</text:p>
          </table:table-cell>
          <table:table-cell office:value-type="float" office:value="7682733.24572" calcext:value-type="float">
            <text:p>7682733.24572</text:p>
          </table:table-cell>
        </table:table-row>
        <table:table-row table:style-name="ro1">
          <table:table-cell office:value-type="float" office:value="1718.31" calcext:value-type="float">
            <text:p>1718.31</text:p>
          </table:table-cell>
          <table:table-cell office:value-type="float" office:value="407.03707" calcext:value-type="float">
            <text:p>407.03707</text:p>
          </table:table-cell>
          <table:table-cell table:formula="of:=[.B1690]/55435.69" office:value-type="float" office:value="0.00734250931123975" calcext:value-type="float">
            <text:p>0.00734250931124</text:p>
          </table:table-cell>
          <table:table-cell office:value-type="float" office:value="7683147.591888" calcext:value-type="float">
            <text:p>7683147.591888</text:p>
          </table:table-cell>
        </table:table-row>
        <table:table-row table:style-name="ro1">
          <table:table-cell office:value-type="float" office:value="1719.33" calcext:value-type="float">
            <text:p>1719.33</text:p>
          </table:table-cell>
          <table:table-cell office:value-type="float" office:value="405.0389" calcext:value-type="float">
            <text:p>405.0389</text:p>
          </table:table-cell>
          <table:table-cell table:formula="of:=[.B1691]/55435.69" office:value-type="float" office:value="0.00730646448163629" calcext:value-type="float">
            <text:p>0.007306464481636</text:p>
          </table:table-cell>
          <table:table-cell office:value-type="float" office:value="7683559.9040114" calcext:value-type="float">
            <text:p>7683559.9040114</text:p>
          </table:table-cell>
        </table:table-row>
        <table:table-row table:style-name="ro1">
          <table:table-cell office:value-type="float" office:value="1720.35" calcext:value-type="float">
            <text:p>1720.35</text:p>
          </table:table-cell>
          <table:table-cell office:value-type="float" office:value="402.75907" calcext:value-type="float">
            <text:p>402.75907</text:p>
          </table:table-cell>
          <table:table-cell table:formula="of:=[.B1692]/55435.69" office:value-type="float" office:value="0.00726533880970905" calcext:value-type="float">
            <text:p>0.007265338809709</text:p>
          </table:table-cell>
          <table:table-cell office:value-type="float" office:value="7683969.8953602" calcext:value-type="float">
            <text:p>7683969.8953602</text:p>
          </table:table-cell>
        </table:table-row>
        <table:table-row table:style-name="ro1">
          <table:table-cell office:value-type="float" office:value="1721.37" calcext:value-type="float">
            <text:p>1721.37</text:p>
          </table:table-cell>
          <table:table-cell office:value-type="float" office:value="400.54052" calcext:value-type="float">
            <text:p>400.54052</text:p>
          </table:table-cell>
          <table:table-cell table:formula="of:=[.B1693]/55435.69" office:value-type="float" office:value="0.00722531856282478" calcext:value-type="float">
            <text:p>0.007225318562825</text:p>
          </table:table-cell>
          <table:table-cell office:value-type="float" office:value="7684377.6283289" calcext:value-type="float">
            <text:p>7684377.6283289</text:p>
          </table:table-cell>
        </table:table-row>
        <table:table-row table:style-name="ro1">
          <table:table-cell office:value-type="float" office:value="1722.38" calcext:value-type="float">
            <text:p>1722.38</text:p>
          </table:table-cell>
          <table:table-cell office:value-type="float" office:value="398.58206" calcext:value-type="float">
            <text:p>398.58206</text:p>
          </table:table-cell>
          <table:table-cell table:formula="of:=[.B1694]/55435.69" office:value-type="float" office:value="0.00718999005875096" calcext:value-type="float">
            <text:p>0.007189990058751</text:p>
          </table:table-cell>
          <table:table-cell office:value-type="float" office:value="7684783.367664" calcext:value-type="float">
            <text:p>7684783.367664</text:p>
          </table:table-cell>
        </table:table-row>
        <table:table-row table:style-name="ro1">
          <table:table-cell office:value-type="float" office:value="1723.4" calcext:value-type="float">
            <text:p>1723.4</text:p>
          </table:table-cell>
          <table:table-cell office:value-type="float" office:value="396.87641" calcext:value-type="float">
            <text:p>396.87641</text:p>
          </table:table-cell>
          <table:table-cell table:formula="of:=[.B1695]/55435.69" office:value-type="float" office:value="0.00715922197414698" calcext:value-type="float">
            <text:p>0.007159221974147</text:p>
          </table:table-cell>
          <table:table-cell office:value-type="float" office:value="7685187.370722" calcext:value-type="float">
            <text:p>7685187.370722</text:p>
          </table:table-cell>
        </table:table-row>
        <table:table-row table:style-name="ro1">
          <table:table-cell office:value-type="float" office:value="1724.42" calcext:value-type="float">
            <text:p>1724.42</text:p>
          </table:table-cell>
          <table:table-cell office:value-type="float" office:value="395.21954" calcext:value-type="float">
            <text:p>395.21954</text:p>
          </table:table-cell>
          <table:table-cell table:formula="of:=[.B1696]/55435.69" office:value-type="float" office:value="0.00712933382808079" calcext:value-type="float">
            <text:p>0.007129333828081</text:p>
          </table:table-cell>
          <table:table-cell office:value-type="float" office:value="7685589.6871552" calcext:value-type="float">
            <text:p>7685589.6871552</text:p>
          </table:table-cell>
        </table:table-row>
        <table:table-row table:style-name="ro1">
          <table:table-cell office:value-type="float" office:value="1725.44" calcext:value-type="float">
            <text:p>1725.44</text:p>
          </table:table-cell>
          <table:table-cell office:value-type="float" office:value="393.28141" calcext:value-type="float">
            <text:p>393.28141</text:p>
          </table:table-cell>
          <table:table-cell table:formula="of:=[.B1697]/55435.69" office:value-type="float" office:value="0.00709437205525899" calcext:value-type="float">
            <text:p>0.007094372055259</text:p>
          </table:table-cell>
          <table:table-cell office:value-type="float" office:value="7685990.0306582" calcext:value-type="float">
            <text:p>7685990.0306582</text:p>
          </table:table-cell>
        </table:table-row>
        <table:table-row table:style-name="ro1">
          <table:table-cell office:value-type="float" office:value="1726.45" calcext:value-type="float">
            <text:p>1726.45</text:p>
          </table:table-cell>
          <table:table-cell office:value-type="float" office:value="390.71352" calcext:value-type="float">
            <text:p>390.71352</text:p>
          </table:table-cell>
          <table:table-cell table:formula="of:=[.B1698]/55435.69" office:value-type="float" office:value="0.00704805009191732" calcext:value-type="float">
            <text:p>0.007048050091917</text:p>
          </table:table-cell>
          <table:table-cell office:value-type="float" office:value="7686387.7601592" calcext:value-type="float">
            <text:p>7686387.7601592</text:p>
          </table:table-cell>
        </table:table-row>
        <table:table-row table:style-name="ro1">
          <table:table-cell office:value-type="float" office:value="1727.47" calcext:value-type="float">
            <text:p>1727.47</text:p>
          </table:table-cell>
          <table:table-cell office:value-type="float" office:value="387.26178" calcext:value-type="float">
            <text:p>387.26178</text:p>
          </table:table-cell>
          <table:table-cell table:formula="of:=[.B1699]/55435.69" office:value-type="float" office:value="0.00698578442876782" calcext:value-type="float">
            <text:p>0.006985784428768</text:p>
          </table:table-cell>
          <table:table-cell office:value-type="float" office:value="7686781.9759423" calcext:value-type="float">
            <text:p>7686781.9759423</text:p>
          </table:table-cell>
        </table:table-row>
        <table:table-row table:style-name="ro1">
          <table:table-cell office:value-type="float" office:value="1728.49" calcext:value-type="float">
            <text:p>1728.49</text:p>
          </table:table-cell>
          <table:table-cell office:value-type="float" office:value="382.85554" calcext:value-type="float">
            <text:p>382.85554</text:p>
          </table:table-cell>
          <table:table-cell table:formula="of:=[.B1700]/55435.69" office:value-type="float" office:value="0.00690630061608325" calcext:value-type="float">
            <text:p>0.006906300616083</text:p>
          </table:table-cell>
          <table:table-cell office:value-type="float" office:value="7687171.7063562" calcext:value-type="float">
            <text:p>7687171.7063562</text:p>
          </table:table-cell>
        </table:table-row>
        <table:table-row table:style-name="ro1">
          <table:table-cell office:value-type="float" office:value="1729.51" calcext:value-type="float">
            <text:p>1729.51</text:p>
          </table:table-cell>
          <table:table-cell office:value-type="float" office:value="377.65149" calcext:value-type="float">
            <text:p>377.65149</text:p>
          </table:table-cell>
          <table:table-cell table:formula="of:=[.B1701]/55435.69" office:value-type="float" office:value="0.00681242517230326" calcext:value-type="float">
            <text:p>0.006812425172303</text:p>
          </table:table-cell>
          <table:table-cell office:value-type="float" office:value="7687556.1392789" calcext:value-type="float">
            <text:p>7687556.1392789</text:p>
          </table:table-cell>
        </table:table-row>
        <table:table-row table:style-name="ro1">
          <table:table-cell office:value-type="float" office:value="1730.53" calcext:value-type="float">
            <text:p>1730.53</text:p>
          </table:table-cell>
          <table:table-cell office:value-type="float" office:value="372.02285" calcext:value-type="float">
            <text:p>372.02285</text:p>
          </table:table-cell>
          <table:table-cell table:formula="of:=[.B1702]/55435.69" office:value-type="float" office:value="0.00671089058330473" calcext:value-type="float">
            <text:p>0.006710890583305</text:p>
          </table:table-cell>
          <table:table-cell office:value-type="float" office:value="7687934.8424861" calcext:value-type="float">
            <text:p>7687934.8424861</text:p>
          </table:table-cell>
        </table:table-row>
        <table:table-row table:style-name="ro1">
          <table:table-cell office:value-type="float" office:value="1731.54" calcext:value-type="float">
            <text:p>1731.54</text:p>
          </table:table-cell>
          <table:table-cell office:value-type="float" office:value="366.49544" calcext:value-type="float">
            <text:p>366.49544</text:p>
          </table:table-cell>
          <table:table-cell table:formula="of:=[.B1703]/55435.69" office:value-type="float" office:value="0.00661118207421969" calcext:value-type="float">
            <text:p>0.00661118207422</text:p>
          </table:table-cell>
          <table:table-cell office:value-type="float" office:value="7688307.9190277" calcext:value-type="float">
            <text:p>7688307.9190277</text:p>
          </table:table-cell>
        </table:table-row>
        <table:table-row table:style-name="ro1">
          <table:table-cell office:value-type="float" office:value="1732.56" calcext:value-type="float">
            <text:p>1732.56</text:p>
          </table:table-cell>
          <table:table-cell office:value-type="float" office:value="361.64353" calcext:value-type="float">
            <text:p>361.64353</text:p>
          </table:table-cell>
          <table:table-cell table:formula="of:=[.B1704]/55435.69" office:value-type="float" office:value="0.00652365885587426" calcext:value-type="float">
            <text:p>0.006523658855874</text:p>
          </table:table-cell>
          <table:table-cell office:value-type="float" office:value="7688676.0565318" calcext:value-type="float">
            <text:p>7688676.0565318</text:p>
          </table:table-cell>
        </table:table-row>
        <table:table-row table:style-name="ro1">
          <table:table-cell office:value-type="float" office:value="1733.58" calcext:value-type="float">
            <text:p>1733.58</text:p>
          </table:table-cell>
          <table:table-cell office:value-type="float" office:value="357.96647" calcext:value-type="float">
            <text:p>357.96647</text:p>
          </table:table-cell>
          <table:table-cell table:formula="of:=[.B1705]/55435.69" office:value-type="float" office:value="0.0064573286631771" calcext:value-type="float">
            <text:p>0.006457328663177</text:p>
          </table:table-cell>
          <table:table-cell office:value-type="float" office:value="7689040.4509504" calcext:value-type="float">
            <text:p>7689040.4509504</text:p>
          </table:table-cell>
        </table:table-row>
        <table:table-row table:style-name="ro1">
          <table:table-cell office:value-type="float" office:value="1734.6" calcext:value-type="float">
            <text:p>1734.6</text:p>
          </table:table-cell>
          <table:table-cell office:value-type="float" office:value="355.77298" calcext:value-type="float">
            <text:p>355.77298</text:p>
          </table:table-cell>
          <table:table-cell table:formula="of:=[.B1706]/55435.69" office:value-type="float" office:value="0.0064177604716384" calcext:value-type="float">
            <text:p>0.006417760471638</text:p>
          </table:table-cell>
          <table:table-cell office:value-type="float" office:value="7689402.6124933" calcext:value-type="float">
            <text:p>7689402.6124933</text:p>
          </table:table-cell>
        </table:table-row>
        <table:table-row table:style-name="ro1">
          <table:table-cell office:value-type="float" office:value="1735.62" calcext:value-type="float">
            <text:p>1735.62</text:p>
          </table:table-cell>
          <table:table-cell office:value-type="float" office:value="355.10075" calcext:value-type="float">
            <text:p>355.10075</text:p>
          </table:table-cell>
          <table:table-cell table:formula="of:=[.B1707]/55435.69" office:value-type="float" office:value="0.00640563416816856" calcext:value-type="float">
            <text:p>0.006405634168169</text:p>
          </table:table-cell>
          <table:table-cell office:value-type="float" office:value="7689764.0897345" calcext:value-type="float">
            <text:p>7689764.0897345</text:p>
          </table:table-cell>
        </table:table-row>
        <table:table-row table:style-name="ro1">
          <table:table-cell office:value-type="float" office:value="1736.63" calcext:value-type="float">
            <text:p>1736.63</text:p>
          </table:table-cell>
          <table:table-cell office:value-type="float" office:value="355.69406" calcext:value-type="float">
            <text:p>355.69406</text:p>
          </table:table-cell>
          <table:table-cell table:formula="of:=[.B1708]/55435.69" office:value-type="float" office:value="0.00641633684003933" calcext:value-type="float">
            <text:p>0.006416336840039</text:p>
          </table:table-cell>
          <table:table-cell office:value-type="float" office:value="7690126.1709382" calcext:value-type="float">
            <text:p>7690126.1709382</text:p>
          </table:table-cell>
        </table:table-row>
        <table:table-row table:style-name="ro1">
          <table:table-cell office:value-type="float" office:value="1737.65" calcext:value-type="float">
            <text:p>1737.65</text:p>
          </table:table-cell>
          <table:table-cell office:value-type="float" office:value="357.05032" calcext:value-type="float">
            <text:p>357.05032</text:p>
          </table:table-cell>
          <table:table-cell table:formula="of:=[.B1709]/55435.69" office:value-type="float" office:value="0.0064408023062399" calcext:value-type="float">
            <text:p>0.00644080230624</text:p>
          </table:table-cell>
          <table:table-cell office:value-type="float" office:value="7690489.6327562" calcext:value-type="float">
            <text:p>7690489.6327562</text:p>
          </table:table-cell>
        </table:table-row>
        <table:table-row table:style-name="ro1">
          <table:table-cell office:value-type="float" office:value="1738.67" calcext:value-type="float">
            <text:p>1738.67</text:p>
          </table:table-cell>
          <table:table-cell office:value-type="float" office:value="358.52954" calcext:value-type="float">
            <text:p>358.52954</text:p>
          </table:table-cell>
          <table:table-cell table:formula="of:=[.B1710]/55435.69" office:value-type="float" office:value="0.00646748583809456" calcext:value-type="float">
            <text:p>0.006467485838095</text:p>
          </table:table-cell>
          <table:table-cell office:value-type="float" office:value="7690854.6003558" calcext:value-type="float">
            <text:p>7690854.6003558</text:p>
          </table:table-cell>
        </table:table-row>
        <table:table-row table:style-name="ro1">
          <table:table-cell office:value-type="float" office:value="1739.69" calcext:value-type="float">
            <text:p>1739.69</text:p>
          </table:table-cell>
          <table:table-cell office:value-type="float" office:value="359.50262" calcext:value-type="float">
            <text:p>359.50262</text:p>
          </table:table-cell>
          <table:table-cell table:formula="of:=[.B1711]/55435.69" office:value-type="float" office:value="0.00648503915077092" calcext:value-type="float">
            <text:p>0.006485039150771</text:p>
          </table:table-cell>
          <table:table-cell office:value-type="float" office:value="7691220.5585136" calcext:value-type="float">
            <text:p>7691220.5585136</text:p>
          </table:table-cell>
        </table:table-row>
        <table:table-row table:style-name="ro1">
          <table:table-cell office:value-type="float" office:value="1740.71" calcext:value-type="float">
            <text:p>1740.71</text:p>
          </table:table-cell>
          <table:table-cell office:value-type="float" office:value="359.50078" calcext:value-type="float">
            <text:p>359.50078</text:p>
          </table:table-cell>
          <table:table-cell table:formula="of:=[.B1712]/55435.69" office:value-type="float" office:value="0.00648500595915736" calcext:value-type="float">
            <text:p>0.006485005959157</text:p>
          </table:table-cell>
          <table:table-cell office:value-type="float" office:value="7691586.5147907" calcext:value-type="float">
            <text:p>7691586.5147907</text:p>
          </table:table-cell>
        </table:table-row>
        <table:table-row table:style-name="ro1">
          <table:table-cell office:value-type="float" office:value="1741.72" calcext:value-type="float">
            <text:p>1741.72</text:p>
          </table:table-cell>
          <table:table-cell office:value-type="float" office:value="358.32448" calcext:value-type="float">
            <text:p>358.32448</text:p>
          </table:table-cell>
          <table:table-cell table:formula="of:=[.B1713]/55435.69" office:value-type="float" office:value="0.00646378677707448" calcext:value-type="float">
            <text:p>0.006463786777074</text:p>
          </table:table-cell>
          <table:table-cell office:value-type="float" office:value="7691951.2736533" calcext:value-type="float">
            <text:p>7691951.2736533</text:p>
          </table:table-cell>
        </table:table-row>
        <table:table-row table:style-name="ro1">
          <table:table-cell office:value-type="float" office:value="1742.74" calcext:value-type="float">
            <text:p>1742.74</text:p>
          </table:table-cell>
          <table:table-cell office:value-type="float" office:value="356.07961" calcext:value-type="float">
            <text:p>356.07961</text:p>
          </table:table-cell>
          <table:table-cell table:formula="of:=[.B1714]/55435.69" office:value-type="float" office:value="0.00642329174580491" calcext:value-type="float">
            <text:p>0.006423291745805</text:p>
          </table:table-cell>
          <table:table-cell office:value-type="float" office:value="7692313.7473311" calcext:value-type="float">
            <text:p>7692313.7473311</text:p>
          </table:table-cell>
        </table:table-row>
        <table:table-row table:style-name="ro1">
          <table:table-cell office:value-type="float" office:value="1743.76" calcext:value-type="float">
            <text:p>1743.76</text:p>
          </table:table-cell>
          <table:table-cell office:value-type="float" office:value="353.12852" calcext:value-type="float">
            <text:p>353.12852</text:p>
          </table:table-cell>
          <table:table-cell table:formula="of:=[.B1715]/55435.69" office:value-type="float" office:value="0.00637005726816064" calcext:value-type="float">
            <text:p>0.006370057268161</text:p>
          </table:table-cell>
          <table:table-cell office:value-type="float" office:value="7692673.2169231" calcext:value-type="float">
            <text:p>7692673.2169231</text:p>
          </table:table-cell>
        </table:table-row>
        <table:table-row table:style-name="ro1">
          <table:table-cell office:value-type="float" office:value="1744.78" calcext:value-type="float">
            <text:p>1744.78</text:p>
          </table:table-cell>
          <table:table-cell office:value-type="float" office:value="349.97018" calcext:value-type="float">
            <text:p>349.97018</text:p>
          </table:table-cell>
          <table:table-cell table:formula="of:=[.B1716]/55435.69" office:value-type="float" office:value="0.00631308422426058" calcext:value-type="float">
            <text:p>0.006313084224261</text:p>
          </table:table-cell>
          <table:table-cell office:value-type="float" office:value="7693029.4714669" calcext:value-type="float">
            <text:p>7693029.4714669</text:p>
          </table:table-cell>
        </table:table-row>
        <table:table-row table:style-name="ro1">
          <table:table-cell office:value-type="float" office:value="1745.8" calcext:value-type="float">
            <text:p>1745.8</text:p>
          </table:table-cell>
          <table:table-cell office:value-type="float" office:value="347.08629" calcext:value-type="float">
            <text:p>347.08629</text:p>
          </table:table-cell>
          <table:table-cell table:formula="of:=[.B1717]/55435.69" office:value-type="float" office:value="0.00626106196206812" calcext:value-type="float">
            <text:p>0.006261061962068</text:p>
          </table:table-cell>
          <table:table-cell office:value-type="float" office:value="7693382.7903372" calcext:value-type="float">
            <text:p>7693382.7903372</text:p>
          </table:table-cell>
        </table:table-row>
        <table:table-row table:style-name="ro1">
          <table:table-cell office:value-type="float" office:value="1746.81" calcext:value-type="float">
            <text:p>1746.81</text:p>
          </table:table-cell>
          <table:table-cell office:value-type="float" office:value="344.80201" calcext:value-type="float">
            <text:p>344.80201</text:p>
          </table:table-cell>
          <table:table-cell table:formula="of:=[.B1718]/55435.69" office:value-type="float" office:value="0.00621985601694504" calcext:value-type="float">
            <text:p>0.006219856016945</text:p>
          </table:table-cell>
          <table:table-cell office:value-type="float" office:value="7693733.7838998" calcext:value-type="float">
            <text:p>7693733.7838998</text:p>
          </table:table-cell>
        </table:table-row>
        <table:table-row table:style-name="ro1">
          <table:table-cell office:value-type="float" office:value="1747.83" calcext:value-type="float">
            <text:p>1747.83</text:p>
          </table:table-cell>
          <table:table-cell office:value-type="float" office:value="343.20558" calcext:value-type="float">
            <text:p>343.20558</text:p>
          </table:table-cell>
          <table:table-cell table:formula="of:=[.B1719]/55435.69" office:value-type="float" office:value="0.00619105814322867" calcext:value-type="float">
            <text:p>0.006191058143229</text:p>
          </table:table-cell>
          <table:table-cell office:value-type="float" office:value="7694083.1523702" calcext:value-type="float">
            <text:p>7694083.1523702</text:p>
          </table:table-cell>
        </table:table-row>
        <table:table-row table:style-name="ro1">
          <table:table-cell office:value-type="float" office:value="1748.85" calcext:value-type="float">
            <text:p>1748.85</text:p>
          </table:table-cell>
          <table:table-cell office:value-type="float" office:value="342.15132" calcext:value-type="float">
            <text:p>342.15132</text:p>
          </table:table-cell>
          <table:table-cell table:formula="of:=[.B1720]/55435.69" office:value-type="float" office:value="0.0061720404309931" calcext:value-type="float">
            <text:p>0.006172040430993</text:p>
          </table:table-cell>
          <table:table-cell office:value-type="float" office:value="7694431.4476538" calcext:value-type="float">
            <text:p>7694431.4476538</text:p>
          </table:table-cell>
        </table:table-row>
        <table:table-row table:style-name="ro1">
          <table:table-cell office:value-type="float" office:value="1749.87" calcext:value-type="float">
            <text:p>1749.87</text:p>
          </table:table-cell>
          <table:table-cell office:value-type="float" office:value="341.34148" calcext:value-type="float">
            <text:p>341.34148</text:p>
          </table:table-cell>
          <table:table-cell table:formula="of:=[.B1721]/55435.69" office:value-type="float" office:value="0.0061574317916851" calcext:value-type="float">
            <text:p>0.006157431791685</text:p>
          </table:table-cell>
          <table:table-cell office:value-type="float" office:value="7694778.9185491" calcext:value-type="float">
            <text:p>7694778.9185491</text:p>
          </table:table-cell>
        </table:table-row>
        <table:table-row table:style-name="ro1">
          <table:table-cell office:value-type="float" office:value="1750.89" calcext:value-type="float">
            <text:p>1750.89</text:p>
          </table:table-cell>
          <table:table-cell office:value-type="float" office:value="340.45516" calcext:value-type="float">
            <text:p>340.45516</text:p>
          </table:table-cell>
          <table:table-cell table:formula="of:=[.B1722]/55435.69" office:value-type="float" office:value="0.00614144353574385" calcext:value-type="float">
            <text:p>0.006141443535744</text:p>
          </table:table-cell>
          <table:table-cell office:value-type="float" office:value="7695125.4872142" calcext:value-type="float">
            <text:p>7695125.4872142</text:p>
          </table:table-cell>
        </table:table-row>
        <table:table-row table:style-name="ro1">
          <table:table-cell office:value-type="float" office:value="1751.9" calcext:value-type="float">
            <text:p>1751.9</text:p>
          </table:table-cell>
          <table:table-cell office:value-type="float" office:value="339.276" calcext:value-type="float">
            <text:p>339.276</text:p>
          </table:table-cell>
          <table:table-cell table:formula="of:=[.B1723]/55435.69" office:value-type="float" office:value="0.00612017276234859" calcext:value-type="float">
            <text:p>0.006120172762349</text:p>
          </table:table-cell>
          <table:table-cell office:value-type="float" office:value="7695470.8555442" calcext:value-type="float">
            <text:p>7695470.8555442</text:p>
          </table:table-cell>
        </table:table-row>
        <table:table-row table:style-name="ro1">
          <table:table-cell office:value-type="float" office:value="1752.92" calcext:value-type="float">
            <text:p>1752.92</text:p>
          </table:table-cell>
          <table:table-cell office:value-type="float" office:value="337.77079" calcext:value-type="float">
            <text:p>337.77079</text:p>
          </table:table-cell>
          <table:table-cell table:formula="of:=[.B1724]/55435.69" office:value-type="float" office:value="0.00609302039895237" calcext:value-type="float">
            <text:p>0.006093020398952</text:p>
          </table:table-cell>
          <table:table-cell office:value-type="float" office:value="7695814.6916349" calcext:value-type="float">
            <text:p>7695814.6916349</text:p>
          </table:table-cell>
        </table:table-row>
        <table:table-row table:style-name="ro1">
          <table:table-cell office:value-type="float" office:value="1753.94" calcext:value-type="float">
            <text:p>1753.94</text:p>
          </table:table-cell>
          <table:table-cell office:value-type="float" office:value="336.08965" calcext:value-type="float">
            <text:p>336.08965</text:p>
          </table:table-cell>
          <table:table-cell table:formula="of:=[.B1725]/55435.69" office:value-type="float" office:value="0.00606269444828774" calcext:value-type="float">
            <text:p>0.006062694448288</text:p>
          </table:table-cell>
          <table:table-cell office:value-type="float" office:value="7696156.8163971" calcext:value-type="float">
            <text:p>7696156.8163971</text:p>
          </table:table-cell>
        </table:table-row>
        <table:table-row table:style-name="ro1">
          <table:table-cell office:value-type="float" office:value="1754.96" calcext:value-type="float">
            <text:p>1754.96</text:p>
          </table:table-cell>
          <table:table-cell office:value-type="float" office:value="334.48705" calcext:value-type="float">
            <text:p>334.48705</text:p>
          </table:table-cell>
          <table:table-cell table:formula="of:=[.B1726]/55435.69" office:value-type="float" office:value="0.00603378527443241" calcext:value-type="float">
            <text:p>0.006033785274432</text:p>
          </table:table-cell>
          <table:table-cell office:value-type="float" office:value="7696497.3097848" calcext:value-type="float">
            <text:p>7696497.3097848</text:p>
          </table:table-cell>
        </table:table-row>
        <table:table-row table:style-name="ro1">
          <table:table-cell office:value-type="float" office:value="1755.98" calcext:value-type="float">
            <text:p>1755.98</text:p>
          </table:table-cell>
          <table:table-cell office:value-type="float" office:value="333.19278" calcext:value-type="float">
            <text:p>333.19278</text:p>
          </table:table-cell>
          <table:table-cell table:formula="of:=[.B1727]/55435.69" office:value-type="float" office:value="0.0060104380409083" calcext:value-type="float">
            <text:p>0.006010438040908</text:p>
          </table:table-cell>
          <table:table-cell office:value-type="float" office:value="7696836.4856551" calcext:value-type="float">
            <text:p>7696836.4856551</text:p>
          </table:table-cell>
        </table:table-row>
        <table:table-row table:style-name="ro1">
          <table:table-cell office:value-type="float" office:value="1756.99" calcext:value-type="float">
            <text:p>1756.99</text:p>
          </table:table-cell>
          <table:table-cell office:value-type="float" office:value="332.28133" calcext:value-type="float">
            <text:p>332.28133</text:p>
          </table:table-cell>
          <table:table-cell table:formula="of:=[.B1728]/55435.69" office:value-type="float" office:value="0.00599399646689705" calcext:value-type="float">
            <text:p>0.005993996466897</text:p>
          </table:table-cell>
          <table:table-cell office:value-type="float" office:value="7697174.7337148" calcext:value-type="float">
            <text:p>7697174.7337148</text:p>
          </table:table-cell>
        </table:table-row>
        <table:table-row table:style-name="ro1">
          <table:table-cell office:value-type="float" office:value="1758.01" calcext:value-type="float">
            <text:p>1758.01</text:p>
          </table:table-cell>
          <table:table-cell office:value-type="float" office:value="331.59075" calcext:value-type="float">
            <text:p>331.59075</text:p>
          </table:table-cell>
          <table:table-cell table:formula="of:=[.B1729]/55435.69" office:value-type="float" office:value="0.00598153914923761" calcext:value-type="float">
            <text:p>0.005981539149238</text:p>
          </table:table-cell>
          <table:table-cell office:value-type="float" office:value="7697512.2787925" calcext:value-type="float">
            <text:p>7697512.2787925</text:p>
          </table:table-cell>
        </table:table-row>
        <table:table-row table:style-name="ro1">
          <table:table-cell office:value-type="float" office:value="1759.03" calcext:value-type="float">
            <text:p>1759.03</text:p>
          </table:table-cell>
          <table:table-cell office:value-type="float" office:value="330.72559" calcext:value-type="float">
            <text:p>330.72559</text:p>
          </table:table-cell>
          <table:table-cell table:formula="of:=[.B1730]/55435.69" office:value-type="float" office:value="0.00596593259685232" calcext:value-type="float">
            <text:p>0.005965932596852</text:p>
          </table:table-cell>
          <table:table-cell office:value-type="float" office:value="7697848.9431762" calcext:value-type="float">
            <text:p>7697848.9431762</text:p>
          </table:table-cell>
        </table:table-row>
        <table:table-row table:style-name="ro1">
          <table:table-cell office:value-type="float" office:value="1760.05" calcext:value-type="float">
            <text:p>1760.05</text:p>
          </table:table-cell>
          <table:table-cell office:value-type="float" office:value="329.15021" calcext:value-type="float">
            <text:p>329.15021</text:p>
          </table:table-cell>
          <table:table-cell table:formula="of:=[.B1731]/55435.69" office:value-type="float" office:value="0.00593751444241066" calcext:value-type="float">
            <text:p>0.005937514442411</text:p>
          </table:table-cell>
          <table:table-cell office:value-type="float" office:value="7698184.0038849" calcext:value-type="float">
            <text:p>7698184.0038849</text:p>
          </table:table-cell>
        </table:table-row>
        <table:table-row table:style-name="ro1">
          <table:table-cell office:value-type="float" office:value="1761.07" calcext:value-type="float">
            <text:p>1761.07</text:p>
          </table:table-cell>
          <table:table-cell office:value-type="float" office:value="326.34651" calcext:value-type="float">
            <text:p>326.34651</text:p>
          </table:table-cell>
          <table:table-cell table:formula="of:=[.B1732]/55435.69" office:value-type="float" office:value="0.00588693872124619" calcext:value-type="float">
            <text:p>0.005886938721246</text:p>
          </table:table-cell>
          <table:table-cell office:value-type="float" office:value="7698516.2105499" calcext:value-type="float">
            <text:p>7698516.2105499</text:p>
          </table:table-cell>
        </table:table-row>
        <table:table-row table:style-name="ro1">
          <table:table-cell office:value-type="float" office:value="1762.08" calcext:value-type="float">
            <text:p>1762.08</text:p>
          </table:table-cell>
          <table:table-cell office:value-type="float" office:value="321.98693" calcext:value-type="float">
            <text:p>321.98693</text:p>
          </table:table-cell>
          <table:table-cell table:formula="of:=[.B1733]/55435.69" office:value-type="float" office:value="0.00580829660458813" calcext:value-type="float">
            <text:p>0.005808296604588</text:p>
          </table:table-cell>
          <table:table-cell office:value-type="float" office:value="7698843.9793532" calcext:value-type="float">
            <text:p>7698843.9793532</text:p>
          </table:table-cell>
        </table:table-row>
        <table:table-row table:style-name="ro1">
          <table:table-cell office:value-type="float" office:value="1763.1" calcext:value-type="float">
            <text:p>1763.1</text:p>
          </table:table-cell>
          <table:table-cell office:value-type="float" office:value="316.06593" calcext:value-type="float">
            <text:p>316.06593</text:p>
          </table:table-cell>
          <table:table-cell table:formula="of:=[.B1734]/55435.69" office:value-type="float" office:value="0.00570148815681739" calcext:value-type="float">
            <text:p>0.005701488156817</text:p>
          </table:table-cell>
          <table:table-cell office:value-type="float" office:value="7699165.7208298" calcext:value-type="float">
            <text:p>7699165.7208298</text:p>
          </table:table-cell>
        </table:table-row>
        <table:table-row table:style-name="ro1">
          <table:table-cell office:value-type="float" office:value="1764.12" calcext:value-type="float">
            <text:p>1764.12</text:p>
          </table:table-cell>
          <table:table-cell office:value-type="float" office:value="308.94507" calcext:value-type="float">
            <text:p>308.94507</text:p>
          </table:table-cell>
          <table:table-cell table:formula="of:=[.B1735]/55435.69" office:value-type="float" office:value="0.00557303552999881" calcext:value-type="float">
            <text:p>0.005573035529999</text:p>
          </table:table-cell>
          <table:table-cell office:value-type="float" office:value="7699480.2135765" calcext:value-type="float">
            <text:p>7699480.2135765</text:p>
          </table:table-cell>
        </table:table-row>
        <table:table-row table:style-name="ro1">
          <table:table-cell office:value-type="float" office:value="1765.14" calcext:value-type="float">
            <text:p>1765.14</text:p>
          </table:table-cell>
          <table:table-cell office:value-type="float" office:value="301.29351" calcext:value-type="float">
            <text:p>301.29351</text:p>
          </table:table-cell>
          <table:table-cell table:formula="of:=[.B1736]/55435.69" office:value-type="float" office:value="0.00543500964811658" calcext:value-type="float">
            <text:p>0.005435009648117</text:p>
          </table:table-cell>
          <table:table-cell office:value-type="float" office:value="7699786.9173674" calcext:value-type="float">
            <text:p>7699786.9173674</text:p>
          </table:table-cell>
        </table:table-row>
        <table:table-row table:style-name="ro1">
          <table:table-cell office:value-type="float" office:value="1766.16" calcext:value-type="float">
            <text:p>1766.16</text:p>
          </table:table-cell>
          <table:table-cell office:value-type="float" office:value="293.93859" calcext:value-type="float">
            <text:p>293.93859</text:p>
          </table:table-cell>
          <table:table-cell table:formula="of:=[.B1737]/55435.69" office:value-type="float" office:value="0.00530233483158593" calcext:value-type="float">
            <text:p>0.005302334831586</text:p>
          </table:table-cell>
          <table:table-cell office:value-type="float" office:value="7700086.1341635" calcext:value-type="float">
            <text:p>7700086.1341635</text:p>
          </table:table-cell>
        </table:table-row>
        <table:table-row table:style-name="ro1">
          <table:table-cell office:value-type="float" office:value="1767.17" calcext:value-type="float">
            <text:p>1767.17</text:p>
          </table:table-cell>
          <table:table-cell office:value-type="float" office:value="287.66942" calcext:value-type="float">
            <text:p>287.66942</text:p>
          </table:table-cell>
          <table:table-cell table:formula="of:=[.B1738]/55435.69" office:value-type="float" office:value="0.00518924577289468" calcext:value-type="float">
            <text:p>0.005189245772895</text:p>
          </table:table-cell>
          <table:table-cell office:value-type="float" office:value="7700378.9692228" calcext:value-type="float">
            <text:p>7700378.9692228</text:p>
          </table:table-cell>
        </table:table-row>
        <table:table-row table:style-name="ro1">
          <table:table-cell office:value-type="float" office:value="1768.19" calcext:value-type="float">
            <text:p>1768.19</text:p>
          </table:table-cell>
          <table:table-cell office:value-type="float" office:value="283.05094" calcext:value-type="float">
            <text:p>283.05094</text:p>
          </table:table-cell>
          <table:table-cell table:formula="of:=[.B1739]/55435.69" office:value-type="float" office:value="0.00510593337974146" calcext:value-type="float">
            <text:p>0.005105933379741</text:p>
          </table:table-cell>
          <table:table-cell office:value-type="float" office:value="7700667.1028608" calcext:value-type="float">
            <text:p>7700667.1028608</text:p>
          </table:table-cell>
        </table:table-row>
        <table:table-row table:style-name="ro1">
          <table:table-cell office:value-type="float" office:value="1769.21" calcext:value-type="float">
            <text:p>1769.21</text:p>
          </table:table-cell>
          <table:table-cell office:value-type="float" office:value="280.30156" calcext:value-type="float">
            <text:p>280.30156</text:p>
          </table:table-cell>
          <table:table-cell table:formula="of:=[.B1740]/55435.69" office:value-type="float" office:value="0.00505633753273388" calcext:value-type="float">
            <text:p>0.005056337532734</text:p>
          </table:table-cell>
          <table:table-cell office:value-type="float" office:value="7700952.4377501" calcext:value-type="float">
            <text:p>7700952.4377501</text:p>
          </table:table-cell>
        </table:table-row>
        <table:table-row table:style-name="ro1">
          <table:table-cell office:value-type="float" office:value="1770.23" calcext:value-type="float">
            <text:p>1770.23</text:p>
          </table:table-cell>
          <table:table-cell office:value-type="float" office:value="279.26756" calcext:value-type="float">
            <text:p>279.26756</text:p>
          </table:table-cell>
          <table:table-cell table:formula="of:=[.B1741]/55435.69" office:value-type="float" office:value="0.0050376852890259" calcext:value-type="float">
            <text:p>0.005037685289026</text:p>
          </table:table-cell>
          <table:table-cell office:value-type="float" office:value="7701236.7200708" calcext:value-type="float">
            <text:p>7701236.7200708</text:p>
          </table:table-cell>
        </table:table-row>
        <table:table-row table:style-name="ro1">
          <table:table-cell office:value-type="float" office:value="1771.24" calcext:value-type="float">
            <text:p>1771.24</text:p>
          </table:table-cell>
          <table:table-cell office:value-type="float" office:value="279.49662" calcext:value-type="float">
            <text:p>279.49662</text:p>
          </table:table-cell>
          <table:table-cell table:formula="of:=[.B1742]/55435.69" office:value-type="float" office:value="0.00504181728413591" calcext:value-type="float">
            <text:p>0.005041817284136</text:p>
          </table:table-cell>
          <table:table-cell office:value-type="float" office:value="7701521.2355688" calcext:value-type="float">
            <text:p>7701521.2355688</text:p>
          </table:table-cell>
        </table:table-row>
        <table:table-row table:style-name="ro1">
          <table:table-cell office:value-type="float" office:value="1772.26" calcext:value-type="float">
            <text:p>1772.26</text:p>
          </table:table-cell>
          <table:table-cell office:value-type="float" office:value="280.38363" calcext:value-type="float">
            <text:p>280.38363</text:p>
          </table:table-cell>
          <table:table-cell table:formula="of:=[.B1743]/55435.69" office:value-type="float" office:value="0.00505781798693225" calcext:value-type="float">
            <text:p>0.005057817986932</text:p>
          </table:table-cell>
          <table:table-cell office:value-type="float" office:value="7701806.6540064" calcext:value-type="float">
            <text:p>7701806.6540064</text:p>
          </table:table-cell>
        </table:table-row>
        <table:table-row table:style-name="ro1">
          <table:table-cell office:value-type="float" office:value="1773.28" calcext:value-type="float">
            <text:p>1773.28</text:p>
          </table:table-cell>
          <table:table-cell office:value-type="float" office:value="281.34151" calcext:value-type="float">
            <text:p>281.34151</text:p>
          </table:table-cell>
          <table:table-cell table:formula="of:=[.B1744]/55435.69" office:value-type="float" office:value="0.00507509710801832" calcext:value-type="float">
            <text:p>0.005075097108018</text:p>
          </table:table-cell>
          <table:table-cell office:value-type="float" office:value="7702093.047528" calcext:value-type="float">
            <text:p>7702093.047528</text:p>
          </table:table-cell>
        </table:table-row>
        <table:table-row table:style-name="ro1">
          <table:table-cell office:value-type="float" office:value="1774.3" calcext:value-type="float">
            <text:p>1774.3</text:p>
          </table:table-cell>
          <table:table-cell office:value-type="float" office:value="281.94566" calcext:value-type="float">
            <text:p>281.94566</text:p>
          </table:table-cell>
          <table:table-cell table:formula="of:=[.B1745]/55435.69" office:value-type="float" office:value="0.00508599532178638" calcext:value-type="float">
            <text:p>0.005085995321786</text:p>
          </table:table-cell>
          <table:table-cell office:value-type="float" office:value="7702380.0560434" calcext:value-type="float">
            <text:p>7702380.0560434</text:p>
          </table:table-cell>
        </table:table-row>
        <table:table-row table:style-name="ro1">
          <table:table-cell office:value-type="float" office:value="1775.32" calcext:value-type="float">
            <text:p>1775.32</text:p>
          </table:table-cell>
          <table:table-cell office:value-type="float" office:value="282.01222" calcext:value-type="float">
            <text:p>282.01222</text:p>
          </table:table-cell>
          <table:table-cell table:formula="of:=[.B1746]/55435.69" office:value-type="float" office:value="0.00508719599232913" calcext:value-type="float">
            <text:p>0.005087195992329</text:p>
          </table:table-cell>
          <table:table-cell office:value-type="float" office:value="7702667.1323141" calcext:value-type="float">
            <text:p>7702667.1323141</text:p>
          </table:table-cell>
        </table:table-row>
        <table:table-row table:style-name="ro1">
          <table:table-cell office:value-type="float" office:value="1776.33" calcext:value-type="float">
            <text:p>1776.33</text:p>
          </table:table-cell>
          <table:table-cell office:value-type="float" office:value="281.5939" calcext:value-type="float">
            <text:p>281.5939</text:p>
          </table:table-cell>
          <table:table-cell table:formula="of:=[.B1747]/55435.69" office:value-type="float" office:value="0.00507964995114158" calcext:value-type="float">
            <text:p>0.005079649951142</text:p>
          </table:table-cell>
          <table:table-cell office:value-type="float" office:value="7702953.7827558" calcext:value-type="float">
            <text:p>7702953.7827558</text:p>
          </table:table-cell>
        </table:table-row>
        <table:table-row table:style-name="ro1">
          <table:table-cell office:value-type="float" office:value="1777.35" calcext:value-type="float">
            <text:p>1777.35</text:p>
          </table:table-cell>
          <table:table-cell office:value-type="float" office:value="280.90366" calcext:value-type="float">
            <text:p>280.90366</text:p>
          </table:table-cell>
          <table:table-cell table:formula="of:=[.B1748]/55435.69" office:value-type="float" office:value="0.00506719876671509" calcext:value-type="float">
            <text:p>0.005067198766715</text:p>
          </table:table-cell>
          <table:table-cell office:value-type="float" office:value="7703239.7305569" calcext:value-type="float">
            <text:p>7703239.7305569</text:p>
          </table:table-cell>
        </table:table-row>
        <table:table-row table:style-name="ro1">
          <table:table-cell office:value-type="float" office:value="1778.37" calcext:value-type="float">
            <text:p>1778.37</text:p>
          </table:table-cell>
          <table:table-cell office:value-type="float" office:value="280.19823" calcext:value-type="float">
            <text:p>280.19823</text:p>
          </table:table-cell>
          <table:table-cell table:formula="of:=[.B1749]/55435.69" office:value-type="float" office:value="0.00505447357108751" calcext:value-type="float">
            <text:p>0.005054473571088</text:p>
          </table:table-cell>
          <table:table-cell office:value-type="float" office:value="7703524.9602627" calcext:value-type="float">
            <text:p>7703524.9602627</text:p>
          </table:table-cell>
        </table:table-row>
        <table:table-row table:style-name="ro1">
          <table:table-cell office:value-type="float" office:value="1779.39" calcext:value-type="float">
            <text:p>1779.39</text:p>
          </table:table-cell>
          <table:table-cell office:value-type="float" office:value="279.66354" calcext:value-type="float">
            <text:p>279.66354</text:p>
          </table:table-cell>
          <table:table-cell table:formula="of:=[.B1750]/55435.69" office:value-type="float" office:value="0.0050448283407314" calcext:value-type="float">
            <text:p>0.005044828340731</text:p>
          </table:table-cell>
          <table:table-cell office:value-type="float" office:value="7703809.6456814" calcext:value-type="float">
            <text:p>7703809.6456814</text:p>
          </table:table-cell>
        </table:table-row>
        <table:table-row table:style-name="ro1">
          <table:table-cell office:value-type="float" office:value="1780.41" calcext:value-type="float">
            <text:p>1780.41</text:p>
          </table:table-cell>
          <table:table-cell office:value-type="float" office:value="279.33991" calcext:value-type="float">
            <text:p>279.33991</text:p>
          </table:table-cell>
          <table:table-cell table:formula="of:=[.B1751]/55435.69" office:value-type="float" office:value="0.00503899040491784" calcext:value-type="float">
            <text:p>0.005038990404918</text:p>
          </table:table-cell>
          <table:table-cell office:value-type="float" office:value="7704094.0016554" calcext:value-type="float">
            <text:p>7704094.0016554</text:p>
          </table:table-cell>
        </table:table-row>
        <table:table-row table:style-name="ro1">
          <table:table-cell office:value-type="float" office:value="1781.42" calcext:value-type="float">
            <text:p>1781.42</text:p>
          </table:table-cell>
          <table:table-cell office:value-type="float" office:value="279.10945" calcext:value-type="float">
            <text:p>279.10945</text:p>
          </table:table-cell>
          <table:table-cell table:formula="of:=[.B1752]/55435.69" office:value-type="float" office:value="0.00503483315531925" calcext:value-type="float">
            <text:p>0.005034833155319</text:p>
          </table:table-cell>
          <table:table-cell office:value-type="float" office:value="7704378.1230341" calcext:value-type="float">
            <text:p>7704378.1230341</text:p>
          </table:table-cell>
        </table:table-row>
        <table:table-row table:style-name="ro1">
          <table:table-cell office:value-type="float" office:value="1782.44" calcext:value-type="float">
            <text:p>1782.44</text:p>
          </table:table-cell>
          <table:table-cell office:value-type="float" office:value="278.7465" calcext:value-type="float">
            <text:p>278.7465</text:p>
          </table:table-cell>
          <table:table-cell table:formula="of:=[.B1753]/55435.69" office:value-type="float" office:value="0.00502828592915503" calcext:value-type="float">
            <text:p>0.005028285929155</text:p>
          </table:table-cell>
          <table:table-cell office:value-type="float" office:value="7704661.8749442" calcext:value-type="float">
            <text:p>7704661.8749442</text:p>
          </table:table-cell>
        </table:table-row>
        <table:table-row table:style-name="ro1">
          <table:table-cell office:value-type="float" office:value="1783.46" calcext:value-type="float">
            <text:p>1783.46</text:p>
          </table:table-cell>
          <table:table-cell office:value-type="float" office:value="278.01113" calcext:value-type="float">
            <text:p>278.01113</text:p>
          </table:table-cell>
          <table:table-cell table:formula="of:=[.B1754]/55435.69" office:value-type="float" office:value="0.00501502064825025" calcext:value-type="float">
            <text:p>0.00501502064825</text:p>
          </table:table-cell>
          <table:table-cell office:value-type="float" office:value="7704944.8782735" calcext:value-type="float">
            <text:p>7704944.8782735</text:p>
          </table:table-cell>
        </table:table-row>
        <table:table-row table:style-name="ro1">
          <table:table-cell office:value-type="float" office:value="1784.48" calcext:value-type="float">
            <text:p>1784.48</text:p>
          </table:table-cell>
          <table:table-cell office:value-type="float" office:value="276.75268" calcext:value-type="float">
            <text:p>276.75268</text:p>
          </table:table-cell>
          <table:table-cell table:formula="of:=[.B1755]/55435.69" office:value-type="float" office:value="0.00499231956885537" calcext:value-type="float">
            <text:p>0.004992319568855</text:p>
          </table:table-cell>
          <table:table-cell office:value-type="float" office:value="7705226.6005623" calcext:value-type="float">
            <text:p>7705226.6005623</text:p>
          </table:table-cell>
        </table:table-row>
        <table:table-row table:style-name="ro1">
          <table:table-cell office:value-type="float" office:value="1785.5" calcext:value-type="float">
            <text:p>1785.5</text:p>
          </table:table-cell>
          <table:table-cell office:value-type="float" office:value="274.98779" calcext:value-type="float">
            <text:p>274.98779</text:p>
          </table:table-cell>
          <table:table-cell table:formula="of:=[.B1756]/55435.69" office:value-type="float" office:value="0.00496048285860607" calcext:value-type="float">
            <text:p>0.004960482858606</text:p>
          </table:table-cell>
          <table:table-cell office:value-type="float" office:value="7705506.5262654" calcext:value-type="float">
            <text:p>7705506.5262654</text:p>
          </table:table-cell>
        </table:table-row>
        <table:table-row table:style-name="ro1">
          <table:table-cell office:value-type="float" office:value="1786.51" calcext:value-type="float">
            <text:p>1786.51</text:p>
          </table:table-cell>
          <table:table-cell office:value-type="float" office:value="272.92565" calcext:value-type="float">
            <text:p>272.92565</text:p>
          </table:table-cell>
          <table:table-cell table:formula="of:=[.B1757]/55435.69" office:value-type="float" office:value="0.00492328407926374" calcext:value-type="float">
            <text:p>0.004923284079264</text:p>
          </table:table-cell>
          <table:table-cell office:value-type="float" office:value="7705784.3527973" calcext:value-type="float">
            <text:p>7705784.3527973</text:p>
          </table:table-cell>
        </table:table-row>
        <table:table-row table:style-name="ro1">
          <table:table-cell office:value-type="float" office:value="1787.53" calcext:value-type="float">
            <text:p>1787.53</text:p>
          </table:table-cell>
          <table:table-cell office:value-type="float" office:value="270.93019" calcext:value-type="float">
            <text:p>270.93019</text:p>
          </table:table-cell>
          <table:table-cell table:formula="of:=[.B1758]/55435.69" office:value-type="float" office:value="0.0048872881351346" calcext:value-type="float">
            <text:p>0.004887288135135</text:p>
          </table:table-cell>
          <table:table-cell office:value-type="float" office:value="7706060.1480346" calcext:value-type="float">
            <text:p>7706060.1480346</text:p>
          </table:table-cell>
        </table:table-row>
        <table:table-row table:style-name="ro1">
          <table:table-cell office:value-type="float" office:value="1788.55" calcext:value-type="float">
            <text:p>1788.55</text:p>
          </table:table-cell>
          <table:table-cell office:value-type="float" office:value="269.42785" calcext:value-type="float">
            <text:p>269.42785</text:p>
          </table:table-cell>
          <table:table-cell table:formula="of:=[.B1759]/55435.69" office:value-type="float" office:value="0.00486018754343997" calcext:value-type="float">
            <text:p>0.00486018754344</text:p>
          </table:table-cell>
          <table:table-cell office:value-type="float" office:value="7706334.4139634" calcext:value-type="float">
            <text:p>7706334.4139634</text:p>
          </table:table-cell>
        </table:table-row>
        <table:table-row table:style-name="ro1">
          <table:table-cell office:value-type="float" office:value="1789.57" calcext:value-type="float">
            <text:p>1789.57</text:p>
          </table:table-cell>
          <table:table-cell office:value-type="float" office:value="268.78664" calcext:value-type="float">
            <text:p>268.78664</text:p>
          </table:table-cell>
          <table:table-cell table:formula="of:=[.B1760]/55435.69" office:value-type="float" office:value="0.00484862080728137" calcext:value-type="float">
            <text:p>0.004848620807281</text:p>
          </table:table-cell>
          <table:table-cell office:value-type="float" office:value="7706608.027169" calcext:value-type="float">
            <text:p>7706608.027169</text:p>
          </table:table-cell>
        </table:table-row>
        <table:table-row table:style-name="ro1">
          <table:table-cell office:value-type="float" office:value="1790.59" calcext:value-type="float">
            <text:p>1790.59</text:p>
          </table:table-cell>
          <table:table-cell office:value-type="float" office:value="269.20115" calcext:value-type="float">
            <text:p>269.20115</text:p>
          </table:table-cell>
          <table:table-cell table:formula="of:=[.B1761]/55435.69" office:value-type="float" office:value="0.00485609812018214" calcext:value-type="float">
            <text:p>0.004856098120182</text:p>
          </table:table-cell>
          <table:table-cell office:value-type="float" office:value="7706882.0623181" calcext:value-type="float">
            <text:p>7706882.0623181</text:p>
          </table:table-cell>
        </table:table-row>
        <table:table-row table:style-name="ro1">
          <table:table-cell office:value-type="float" office:value="1791.6" calcext:value-type="float">
            <text:p>1791.6</text:p>
          </table:table-cell>
          <table:table-cell office:value-type="float" office:value="270.61779" calcext:value-type="float">
            <text:p>270.61779</text:p>
          </table:table-cell>
          <table:table-cell table:formula="of:=[.B1762]/55435.69" office:value-type="float" office:value="0.0048816527763973" calcext:value-type="float">
            <text:p>0.004881652776397</text:p>
          </table:table-cell>
          <table:table-cell office:value-type="float" office:value="7707157.5395479" calcext:value-type="float">
            <text:p>7707157.5395479</text:p>
          </table:table-cell>
        </table:table-row>
        <table:table-row table:style-name="ro1">
          <table:table-cell office:value-type="float" office:value="1792.62" calcext:value-type="float">
            <text:p>1792.62</text:p>
          </table:table-cell>
          <table:table-cell office:value-type="float" office:value="272.72392" calcext:value-type="float">
            <text:p>272.72392</text:p>
          </table:table-cell>
          <table:table-cell table:formula="of:=[.B1763]/55435.69" office:value-type="float" office:value="0.00491964508784864" calcext:value-type="float">
            <text:p>0.004919645087849</text:p>
          </table:table-cell>
          <table:table-cell office:value-type="float" office:value="7707435.160731" calcext:value-type="float">
            <text:p>7707435.160731</text:p>
          </table:table-cell>
        </table:table-row>
        <table:table-row table:style-name="ro1">
          <table:table-cell office:value-type="float" office:value="1793.64" calcext:value-type="float">
            <text:p>1793.64</text:p>
          </table:table-cell>
          <table:table-cell office:value-type="float" office:value="275.00682" calcext:value-type="float">
            <text:p>275.00682</text:p>
          </table:table-cell>
          <table:table-cell table:formula="of:=[.B1764]/55435.69" office:value-type="float" office:value="0.00496082613926155" calcext:value-type="float">
            <text:p>0.004960826139262</text:p>
          </table:table-cell>
          <table:table-cell office:value-type="float" office:value="7707715.1058059" calcext:value-type="float">
            <text:p>7707715.1058059</text:p>
          </table:table-cell>
        </table:table-row>
        <table:table-row table:style-name="ro1">
          <table:table-cell office:value-type="float" office:value="1794.66" calcext:value-type="float">
            <text:p>1794.66</text:p>
          </table:table-cell>
          <table:table-cell office:value-type="float" office:value="276.86898" calcext:value-type="float">
            <text:p>276.86898</text:p>
          </table:table-cell>
          <table:table-cell table:formula="of:=[.B1765]/55435.69" office:value-type="float" office:value="0.00499441749529951" calcext:value-type="float">
            <text:p>0.0049944174953</text:p>
          </table:table-cell>
          <table:table-cell office:value-type="float" office:value="7707996.9464793" calcext:value-type="float">
            <text:p>7707996.9464793</text:p>
          </table:table-cell>
        </table:table-row>
        <table:table-row table:style-name="ro1">
          <table:table-cell office:value-type="float" office:value="1795.68" calcext:value-type="float">
            <text:p>1795.68</text:p>
          </table:table-cell>
          <table:table-cell office:value-type="float" office:value="277.7697" calcext:value-type="float">
            <text:p>277.7697</text:p>
          </table:table-cell>
          <table:table-cell table:formula="of:=[.B1766]/55435.69" office:value-type="float" office:value="0.00501066551169472" calcext:value-type="float">
            <text:p>0.005010665511695</text:p>
          </table:table-cell>
          <table:table-cell office:value-type="float" office:value="7708279.7040427" calcext:value-type="float">
            <text:p>7708279.7040427</text:p>
          </table:table-cell>
        </table:table-row>
        <table:table-row table:style-name="ro1">
          <table:table-cell office:value-type="float" office:value="1796.69" calcext:value-type="float">
            <text:p>1796.69</text:p>
          </table:table-cell>
          <table:table-cell office:value-type="float" office:value="277.35468" calcext:value-type="float">
            <text:p>277.35468</text:p>
          </table:table-cell>
          <table:table-cell table:formula="of:=[.B1767]/55435.69" office:value-type="float" office:value="0.00500317899894454" calcext:value-type="float">
            <text:p>0.005003178998945</text:p>
          </table:table-cell>
          <table:table-cell office:value-type="float" office:value="7708562.0391416" calcext:value-type="float">
            <text:p>7708562.0391416</text:p>
          </table:table-cell>
        </table:table-row>
        <table:table-row table:style-name="ro1">
          <table:table-cell office:value-type="float" office:value="1797.71" calcext:value-type="float">
            <text:p>1797.71</text:p>
          </table:table-cell>
          <table:table-cell office:value-type="float" office:value="275.5382" calcext:value-type="float">
            <text:p>275.5382</text:p>
          </table:table-cell>
          <table:table-cell table:formula="of:=[.B1768]/55435.69" office:value-type="float" office:value="0.00497041166079109" calcext:value-type="float">
            <text:p>0.004970411660791</text:p>
          </table:table-cell>
          <table:table-cell office:value-type="float" office:value="7708842.5251381" calcext:value-type="float">
            <text:p>7708842.5251381</text:p>
          </table:table-cell>
        </table:table-row>
        <table:table-row table:style-name="ro1">
          <table:table-cell office:value-type="float" office:value="1798.73" calcext:value-type="float">
            <text:p>1798.73</text:p>
          </table:table-cell>
          <table:table-cell office:value-type="float" office:value="272.51515" calcext:value-type="float">
            <text:p>272.51515</text:p>
          </table:table-cell>
          <table:table-cell table:formula="of:=[.B1769]/55435.69" office:value-type="float" office:value="0.00491587910243383" calcext:value-type="float">
            <text:p>0.004915879102434</text:p>
          </table:table-cell>
          <table:table-cell office:value-type="float" office:value="7709119.9337997" calcext:value-type="float">
            <text:p>7709119.9337997</text:p>
          </table:table-cell>
        </table:table-row>
        <table:table-row table:style-name="ro1">
          <table:table-cell office:value-type="float" office:value="1799.75" calcext:value-type="float">
            <text:p>1799.75</text:p>
          </table:table-cell>
          <table:table-cell office:value-type="float" office:value="268.70051" calcext:value-type="float">
            <text:p>268.70051</text:p>
          </table:table-cell>
          <table:table-cell table:formula="of:=[.B1770]/55435.69" office:value-type="float" office:value="0.00484706711506612" calcext:value-type="float">
            <text:p>0.004847067115066</text:p>
          </table:table-cell>
          <table:table-cell office:value-type="float" office:value="7709393.4593272" calcext:value-type="float">
            <text:p>7709393.4593272</text:p>
          </table:table-cell>
        </table:table-row>
        <table:table-row table:style-name="ro1">
          <table:table-cell office:value-type="float" office:value="1800.77" calcext:value-type="float">
            <text:p>1800.77</text:p>
          </table:table-cell>
          <table:table-cell office:value-type="float" office:value="264.61413" calcext:value-type="float">
            <text:p>264.61413</text:p>
          </table:table-cell>
          <table:table-cell table:formula="of:=[.B1771]/55435.69" office:value-type="float" office:value="0.00477335323146514" calcext:value-type="float">
            <text:p>0.004773353231465</text:p>
          </table:table-cell>
          <table:table-cell office:value-type="float" office:value="7709662.8250954" calcext:value-type="float">
            <text:p>7709662.8250954</text:p>
          </table:table-cell>
        </table:table-row>
        <table:table-row table:style-name="ro1">
          <table:table-cell office:value-type="float" office:value="1801.78" calcext:value-type="float">
            <text:p>1801.78</text:p>
          </table:table-cell>
          <table:table-cell office:value-type="float" office:value="260.7442" calcext:value-type="float">
            <text:p>260.7442</text:p>
          </table:table-cell>
          <table:table-cell table:formula="of:=[.B1772]/55435.69" office:value-type="float" office:value="0.00470354387218776" calcext:value-type="float">
            <text:p>0.004703543872188</text:p>
          </table:table-cell>
          <table:table-cell office:value-type="float" office:value="7709928.2514404" calcext:value-type="float">
            <text:p>7709928.2514404</text:p>
          </table:table-cell>
        </table:table-row>
        <table:table-row table:style-name="ro1">
          <table:table-cell office:value-type="float" office:value="1802.8" calcext:value-type="float">
            <text:p>1802.8</text:p>
          </table:table-cell>
          <table:table-cell office:value-type="float" office:value="257.42803" calcext:value-type="float">
            <text:p>257.42803</text:p>
          </table:table-cell>
          <table:table-cell table:formula="of:=[.B1773]/55435.69" office:value-type="float" office:value="0.00464372374547877" calcext:value-type="float">
            <text:p>0.004643723745479</text:p>
          </table:table-cell>
          <table:table-cell office:value-type="float" office:value="7710190.3020647" calcext:value-type="float">
            <text:p>7710190.3020647</text:p>
          </table:table-cell>
        </table:table-row>
        <table:table-row table:style-name="ro1">
          <table:table-cell office:value-type="float" office:value="1803.82" calcext:value-type="float">
            <text:p>1803.82</text:p>
          </table:table-cell>
          <table:table-cell office:value-type="float" office:value="254.7822" calcext:value-type="float">
            <text:p>254.7822</text:p>
          </table:table-cell>
          <table:table-cell table:formula="of:=[.B1774]/55435.69" office:value-type="float" office:value="0.00459599582868004" calcext:value-type="float">
            <text:p>0.00459599582868</text:p>
          </table:table-cell>
          <table:table-cell office:value-type="float" office:value="7710449.6593503" calcext:value-type="float">
            <text:p>7710449.6593503</text:p>
          </table:table-cell>
        </table:table-row>
        <table:table-row table:style-name="ro1">
          <table:table-cell office:value-type="float" office:value="1804.84" calcext:value-type="float">
            <text:p>1804.84</text:p>
          </table:table-cell>
          <table:table-cell office:value-type="float" office:value="252.69856" calcext:value-type="float">
            <text:p>252.69856</text:p>
          </table:table-cell>
          <table:table-cell table:formula="of:=[.B1775]/55435.69" office:value-type="float" office:value="0.00455840921254881" calcext:value-type="float">
            <text:p>0.004558409212549</text:p>
          </table:table-cell>
          <table:table-cell office:value-type="float" office:value="7710706.8955789" calcext:value-type="float">
            <text:p>7710706.8955789</text:p>
          </table:table-cell>
        </table:table-row>
        <table:table-row table:style-name="ro1">
          <table:table-cell office:value-type="float" office:value="1805.86" calcext:value-type="float">
            <text:p>1805.86</text:p>
          </table:table-cell>
          <table:table-cell office:value-type="float" office:value="250.90264" calcext:value-type="float">
            <text:p>250.90264</text:p>
          </table:table-cell>
          <table:table-cell table:formula="of:=[.B1776]/55435.69" office:value-type="float" office:value="0.00452601275459907" calcext:value-type="float">
            <text:p>0.004526012754599</text:p>
          </table:table-cell>
          <table:table-cell office:value-type="float" office:value="7710962.303637" calcext:value-type="float">
            <text:p>7710962.303637</text:p>
          </table:table-cell>
        </table:table-row>
        <table:table-row table:style-name="ro1">
          <table:table-cell office:value-type="float" office:value="1806.87" calcext:value-type="float">
            <text:p>1806.87</text:p>
          </table:table-cell>
          <table:table-cell office:value-type="float" office:value="249.05375" calcext:value-type="float">
            <text:p>249.05375</text:p>
          </table:table-cell>
          <table:table-cell table:formula="of:=[.B1777]/55435.69" office:value-type="float" office:value="0.004492660775035" calcext:value-type="float">
            <text:p>0.004492660775035</text:p>
          </table:table-cell>
          <table:table-cell office:value-type="float" office:value="7711215.829609" calcext:value-type="float">
            <text:p>7711215.829609</text:p>
          </table:table-cell>
        </table:table-row>
        <table:table-row table:style-name="ro1">
          <table:table-cell office:value-type="float" office:value="1807.89" calcext:value-type="float">
            <text:p>1807.89</text:p>
          </table:table-cell>
          <table:table-cell office:value-type="float" office:value="246.85611" calcext:value-type="float">
            <text:p>246.85611</text:p>
          </table:table-cell>
          <table:table-cell table:formula="of:=[.B1778]/55435.69" office:value-type="float" office:value="0.00445301772197658" calcext:value-type="float">
            <text:p>0.004453017721977</text:p>
          </table:table-cell>
          <table:table-cell office:value-type="float" office:value="7711467.1184751" calcext:value-type="float">
            <text:p>7711467.1184751</text:p>
          </table:table-cell>
        </table:table-row>
        <table:table-row table:style-name="ro1">
          <table:table-cell office:value-type="float" office:value="1808.91" calcext:value-type="float">
            <text:p>1808.91</text:p>
          </table:table-cell>
          <table:table-cell office:value-type="float" office:value="244.15038" calcext:value-type="float">
            <text:p>244.15038</text:p>
          </table:table-cell>
          <table:table-cell table:formula="of:=[.B1779]/55435.69" office:value-type="float" office:value="0.00440420927384506" calcext:value-type="float">
            <text:p>0.004404209273845</text:p>
          </table:table-cell>
          <table:table-cell office:value-type="float" office:value="7711715.6530307" calcext:value-type="float">
            <text:p>7711715.6530307</text:p>
          </table:table-cell>
        </table:table-row>
        <table:table-row table:style-name="ro1">
          <table:table-cell office:value-type="float" office:value="1809.93" calcext:value-type="float">
            <text:p>1809.93</text:p>
          </table:table-cell>
          <table:table-cell office:value-type="float" office:value="240.96408" calcext:value-type="float">
            <text:p>240.96408</text:p>
          </table:table-cell>
          <table:table-cell table:formula="of:=[.B1780]/55435.69" office:value-type="float" office:value="0.00434673186173023" calcext:value-type="float">
            <text:p>0.00434673186173</text:p>
          </table:table-cell>
          <table:table-cell office:value-type="float" office:value="7711960.94407" calcext:value-type="float">
            <text:p>7711960.94407</text:p>
          </table:table-cell>
        </table:table-row>
        <table:table-row table:style-name="ro1">
          <table:table-cell office:value-type="float" office:value="1810.95" calcext:value-type="float">
            <text:p>1810.95</text:p>
          </table:table-cell>
          <table:table-cell office:value-type="float" office:value="237.51265" calcext:value-type="float">
            <text:p>237.51265</text:p>
          </table:table-cell>
          <table:table-cell table:formula="of:=[.B1781]/55435.69" office:value-type="float" office:value="0.00428447179064606" calcext:value-type="float">
            <text:p>0.004284471790646</text:p>
          </table:table-cell>
          <table:table-cell office:value-type="float" office:value="7712202.7216958" calcext:value-type="float">
            <text:p>7712202.7216958</text:p>
          </table:table-cell>
        </table:table-row>
        <table:table-row table:style-name="ro1">
          <table:table-cell office:value-type="float" office:value="1811.96" calcext:value-type="float">
            <text:p>1811.96</text:p>
          </table:table-cell>
          <table:table-cell office:value-type="float" office:value="234.15673" calcext:value-type="float">
            <text:p>234.15673</text:p>
          </table:table-cell>
          <table:table-cell table:formula="of:=[.B1782]/55435.69" office:value-type="float" office:value="0.00422393461685062" calcext:value-type="float">
            <text:p>0.004223934616851</text:p>
          </table:table-cell>
          <table:table-cell office:value-type="float" office:value="7712441.0831441" calcext:value-type="float">
            <text:p>7712441.0831441</text:p>
          </table:table-cell>
        </table:table-row>
        <table:table-row table:style-name="ro1">
          <table:table-cell office:value-type="float" office:value="1812.98" calcext:value-type="float">
            <text:p>1812.98</text:p>
          </table:table-cell>
          <table:table-cell office:value-type="float" office:value="231.33034" calcext:value-type="float">
            <text:p>231.33034</text:p>
          </table:table-cell>
          <table:table-cell table:formula="of:=[.B1783]/55435.69" office:value-type="float" office:value="0.00417294959258196" calcext:value-type="float">
            <text:p>0.004172949592582</text:p>
          </table:table-cell>
          <table:table-cell office:value-type="float" office:value="7712676.5674443" calcext:value-type="float">
            <text:p>7712676.5674443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29.4577" calcext:value-type="float">
            <text:p>229.4577</text:p>
          </table:table-cell>
          <table:table-cell table:formula="of:=[.B1784]/55435.69" office:value-type="float" office:value="0.00413916918865807" calcext:value-type="float">
            <text:p>0.004139169188658</text:p>
          </table:table-cell>
          <table:table-cell office:value-type="float" office:value="7712910.1454798" calcext:value-type="float">
            <text:p>7712910.1454798</text:p>
          </table:table-cell>
        </table:table-row>
        <table:table-row table:style-name="ro1">
          <table:table-cell office:value-type="float" office:value="1815.02" calcext:value-type="float">
            <text:p>1815.02</text:p>
          </table:table-cell>
          <table:table-cell office:value-type="float" office:value="228.87498" calcext:value-type="float">
            <text:p>228.87498</text:p>
          </table:table-cell>
          <table:table-cell table:formula="of:=[.B1785]/55435.69" office:value-type="float" office:value="0.00412865754895447" calcext:value-type="float">
            <text:p>0.004128657548954</text:p>
          </table:table-cell>
          <table:table-cell office:value-type="float" office:value="7713143.1303333" calcext:value-type="float">
            <text:p>7713143.1303333</text:p>
          </table:table-cell>
        </table:table-row>
        <table:table-row table:style-name="ro1">
          <table:table-cell office:value-type="float" office:value="1816.04" calcext:value-type="float">
            <text:p>1816.04</text:p>
          </table:table-cell>
          <table:table-cell office:value-type="float" office:value="229.76822" calcext:value-type="float">
            <text:p>229.76822</text:p>
          </table:table-cell>
          <table:table-cell table:formula="of:=[.B1786]/55435.69" office:value-type="float" office:value="0.00414477063422499" calcext:value-type="float">
            <text:p>0.004144770634225</text:p>
          </table:table-cell>
          <table:table-cell office:value-type="float" office:value="7713377.0244698" calcext:value-type="float">
            <text:p>7713377.0244698</text:p>
          </table:table-cell>
        </table:table-row>
        <table:table-row table:style-name="ro1">
          <table:table-cell office:value-type="float" office:value="1817.05" calcext:value-type="float">
            <text:p>1817.05</text:p>
          </table:table-cell>
          <table:table-cell office:value-type="float" office:value="232.13444" calcext:value-type="float">
            <text:p>232.13444</text:p>
          </table:table-cell>
          <table:table-cell table:formula="of:=[.B1787]/55435.69" office:value-type="float" office:value="0.00418745468848679" calcext:value-type="float">
            <text:p>0.004187454688487</text:p>
          </table:table-cell>
          <table:table-cell office:value-type="float" office:value="7713613.3273105" calcext:value-type="float">
            <text:p>7713613.3273105</text:p>
          </table:table-cell>
        </table:table-row>
        <table:table-row table:style-name="ro1">
          <table:table-cell office:value-type="float" office:value="1818.07" calcext:value-type="float">
            <text:p>1818.07</text:p>
          </table:table-cell>
          <table:table-cell office:value-type="float" office:value="235.76961" calcext:value-type="float">
            <text:p>235.76961</text:p>
          </table:table-cell>
          <table:table-cell table:formula="of:=[.B1788]/55435.69" office:value-type="float" office:value="0.00425302923080781" calcext:value-type="float">
            <text:p>0.004253029230808</text:p>
          </table:table-cell>
          <table:table-cell office:value-type="float" office:value="7713853.3305998" calcext:value-type="float">
            <text:p>7713853.3305998</text:p>
          </table:table-cell>
        </table:table-row>
        <table:table-row table:style-name="ro1">
          <table:table-cell office:value-type="float" office:value="1819.09" calcext:value-type="float">
            <text:p>1819.09</text:p>
          </table:table-cell>
          <table:table-cell office:value-type="float" office:value="240.28562" calcext:value-type="float">
            <text:p>240.28562</text:p>
          </table:table-cell>
          <table:table-cell table:formula="of:=[.B1789]/55435.69" office:value-type="float" office:value="0.00433449317578621" calcext:value-type="float">
            <text:p>0.004334493175786</text:p>
          </table:table-cell>
          <table:table-cell office:value-type="float" office:value="7714097.9309937" calcext:value-type="float">
            <text:p>7714097.9309937</text:p>
          </table:table-cell>
        </table:table-row>
        <table:table-row table:style-name="ro1">
          <table:table-cell office:value-type="float" office:value="1820.11" calcext:value-type="float">
            <text:p>1820.11</text:p>
          </table:table-cell>
          <table:table-cell office:value-type="float" office:value="245.15615" calcext:value-type="float">
            <text:p>245.15615</text:p>
          </table:table-cell>
          <table:table-cell table:formula="of:=[.B1790]/55435.69" office:value-type="float" office:value="0.00442235227882976" calcext:value-type="float">
            <text:p>0.00442235227883</text:p>
          </table:table-cell>
          <table:table-cell office:value-type="float" office:value="7714347.489373" calcext:value-type="float">
            <text:p>7714347.489373</text:p>
          </table:table-cell>
        </table:table-row>
        <table:table-row table:style-name="ro1">
          <table:table-cell office:value-type="float" office:value="1821.12" calcext:value-type="float">
            <text:p>1821.12</text:p>
          </table:table-cell>
          <table:table-cell office:value-type="float" office:value="249.7881" calcext:value-type="float">
            <text:p>249.7881</text:p>
          </table:table-cell>
          <table:table-cell table:formula="of:=[.B1791]/55435.69" office:value-type="float" office:value="0.00450590765624095" calcext:value-type="float">
            <text:p>0.004505907656241</text:p>
          </table:table-cell>
          <table:table-cell office:value-type="float" office:value="7714601.762881" calcext:value-type="float">
            <text:p>7714601.762881</text:p>
          </table:table-cell>
        </table:table-row>
        <table:table-row table:style-name="ro1">
          <table:table-cell office:value-type="float" office:value="1822.14" calcext:value-type="float">
            <text:p>1822.14</text:p>
          </table:table-cell>
          <table:table-cell office:value-type="float" office:value="253.60971" calcext:value-type="float">
            <text:p>253.60971</text:p>
          </table:table-cell>
          <table:table-cell table:formula="of:=[.B1792]/55435.69" office:value-type="float" office:value="0.00457484537488394" calcext:value-type="float">
            <text:p>0.004574845374884</text:p>
          </table:table-cell>
          <table:table-cell office:value-type="float" office:value="7714859.9266217" calcext:value-type="float">
            <text:p>7714859.9266217</text:p>
          </table:table-cell>
        </table:table-row>
        <table:table-row table:style-name="ro1">
          <table:table-cell office:value-type="float" office:value="1823.16" calcext:value-type="float">
            <text:p>1823.16</text:p>
          </table:table-cell>
          <table:table-cell office:value-type="float" office:value="256.1603" calcext:value-type="float">
            <text:p>256.1603</text:p>
          </table:table-cell>
          <table:table-cell table:formula="of:=[.B1793]/55435.69" office:value-type="float" office:value="0.00462085526490245" calcext:value-type="float">
            <text:p>0.004620855264902</text:p>
          </table:table-cell>
          <table:table-cell office:value-type="float" office:value="7715120.6867523" calcext:value-type="float">
            <text:p>7715120.6867523</text:p>
          </table:table-cell>
        </table:table-row>
        <table:table-row table:style-name="ro1">
          <table:table-cell office:value-type="float" office:value="1824.18" calcext:value-type="float">
            <text:p>1824.18</text:p>
          </table:table-cell>
          <table:table-cell office:value-type="float" office:value="257.16293" calcext:value-type="float">
            <text:p>257.16293</text:p>
          </table:table-cell>
          <table:table-cell table:formula="of:=[.B1794]/55435.69" office:value-type="float" office:value="0.00463894162767704" calcext:value-type="float">
            <text:p>0.004638941627677</text:p>
          </table:table-cell>
          <table:table-cell office:value-type="float" office:value="7715382.4675189" calcext:value-type="float">
            <text:p>7715382.4675189</text:p>
          </table:table-cell>
        </table:table-row>
        <table:table-row table:style-name="ro1">
          <table:table-cell office:value-type="float" office:value="1825.2" calcext:value-type="float">
            <text:p>1825.2</text:p>
          </table:table-cell>
          <table:table-cell office:value-type="float" office:value="256.56199" calcext:value-type="float">
            <text:p>256.56199</text:p>
          </table:table-cell>
          <table:table-cell table:formula="of:=[.B1795]/55435.69" office:value-type="float" office:value="0.00462810131884351" calcext:value-type="float">
            <text:p>0.004628101318844</text:p>
          </table:table-cell>
          <table:table-cell office:value-type="float" office:value="7715643.6365489" calcext:value-type="float">
            <text:p>7715643.6365489</text:p>
          </table:table-cell>
        </table:table-row>
        <table:table-row table:style-name="ro1">
          <table:table-cell office:value-type="float" office:value="1826.21" calcext:value-type="float">
            <text:p>1826.21</text:p>
          </table:table-cell>
          <table:table-cell office:value-type="float" office:value="254.51482" calcext:value-type="float">
            <text:p>254.51482</text:p>
          </table:table-cell>
          <table:table-cell table:formula="of:=[.B1796]/55435.69" office:value-type="float" office:value="0.00459117258213977" calcext:value-type="float">
            <text:p>0.00459117258214</text:p>
          </table:table-cell>
          <table:table-cell office:value-type="float" office:value="7715902.721652" calcext:value-type="float">
            <text:p>7715902.721652</text:p>
          </table:table-cell>
        </table:table-row>
        <table:table-row table:style-name="ro1">
          <table:table-cell office:value-type="float" office:value="1827.23" calcext:value-type="float">
            <text:p>1827.23</text:p>
          </table:table-cell>
          <table:table-cell office:value-type="float" office:value="251.3386" calcext:value-type="float">
            <text:p>251.3386</text:p>
          </table:table-cell>
          <table:table-cell table:formula="of:=[.B1797]/55435.69" office:value-type="float" office:value="0.00453387700234272" calcext:value-type="float">
            <text:p>0.004533877002343</text:p>
          </table:table-cell>
          <table:table-cell office:value-type="float" office:value="7716158.5735009" calcext:value-type="float">
            <text:p>7716158.5735009</text:p>
          </table:table-cell>
        </table:table-row>
        <table:table-row table:style-name="ro1">
          <table:table-cell office:value-type="float" office:value="1828.25" calcext:value-type="float">
            <text:p>1828.25</text:p>
          </table:table-cell>
          <table:table-cell office:value-type="float" office:value="247.42669" calcext:value-type="float">
            <text:p>247.42669</text:p>
          </table:table-cell>
          <table:table-cell table:formula="of:=[.B1798]/55435.69" office:value-type="float" office:value="0.00446331036918635" calcext:value-type="float">
            <text:p>0.004463310369186</text:p>
          </table:table-cell>
          <table:table-cell office:value-type="float" office:value="7716410.4431991" calcext:value-type="float">
            <text:p>7716410.4431991</text:p>
          </table:table-cell>
        </table:table-row>
        <table:table-row table:style-name="ro1">
          <table:table-cell office:value-type="float" office:value="1829.27" calcext:value-type="float">
            <text:p>1829.27</text:p>
          </table:table-cell>
          <table:table-cell office:value-type="float" office:value="243.15881" calcext:value-type="float">
            <text:p>243.15881</text:p>
          </table:table-cell>
          <table:table-cell table:formula="of:=[.B1799]/55435.69" office:value-type="float" office:value="0.00438632242153024" calcext:value-type="float">
            <text:p>0.00438632242153</text:p>
          </table:table-cell>
          <table:table-cell office:value-type="float" office:value="7716657.9683706" calcext:value-type="float">
            <text:p>7716657.9683706</text:p>
          </table:table-cell>
        </table:table-row>
        <table:table-row table:style-name="ro1">
          <table:table-cell office:value-type="float" office:value="1830.29" calcext:value-type="float">
            <text:p>1830.29</text:p>
          </table:table-cell>
          <table:table-cell office:value-type="float" office:value="238.83131" calcext:value-type="float">
            <text:p>238.83131</text:p>
          </table:table-cell>
          <table:table-cell table:formula="of:=[.B1800]/55435.69" office:value-type="float" office:value="0.00430825899343906" calcext:value-type="float">
            <text:p>0.004308258993439</text:p>
          </table:table-cell>
          <table:table-cell office:value-type="float" office:value="7716901.0883394" calcext:value-type="float">
            <text:p>7716901.0883394</text:p>
          </table:table-cell>
        </table:table-row>
        <table:table-row table:style-name="ro1">
          <table:table-cell office:value-type="float" office:value="1831.3" calcext:value-type="float">
            <text:p>1831.3</text:p>
          </table:table-cell>
          <table:table-cell office:value-type="float" office:value="234.62744" calcext:value-type="float">
            <text:p>234.62744</text:p>
          </table:table-cell>
          <table:table-cell table:formula="of:=[.B1801]/55435.69" office:value-type="float" office:value="0.00423242571707865" calcext:value-type="float">
            <text:p>0.004232425717079</text:p>
          </table:table-cell>
          <table:table-cell office:value-type="float" office:value="7717139.9289527" calcext:value-type="float">
            <text:p>7717139.9289527</text:p>
          </table:table-cell>
        </table:table-row>
        <table:table-row table:style-name="ro1">
          <table:table-cell office:value-type="float" office:value="1832.32" calcext:value-type="float">
            <text:p>1832.32</text:p>
          </table:table-cell>
          <table:table-cell office:value-type="float" office:value="230.63291" calcext:value-type="float">
            <text:p>230.63291</text:p>
          </table:table-cell>
          <table:table-cell table:formula="of:=[.B1802]/55435.69" office:value-type="float" office:value="0.00416036870831769" calcext:value-type="float">
            <text:p>0.004160368708318</text:p>
          </table:table-cell>
          <table:table-cell office:value-type="float" office:value="7717374.703306" calcext:value-type="float">
            <text:p>7717374.703306</text:p>
          </table:table-cell>
        </table:table-row>
        <table:table-row table:style-name="ro1">
          <table:table-cell office:value-type="float" office:value="1833.34" calcext:value-type="float">
            <text:p>1833.34</text:p>
          </table:table-cell>
          <table:table-cell office:value-type="float" office:value="226.88614" calcext:value-type="float">
            <text:p>226.88614</text:p>
          </table:table-cell>
          <table:table-cell table:formula="of:=[.B1803]/55435.69" office:value-type="float" office:value="0.00409278102247848" calcext:value-type="float">
            <text:p>0.004092781022478</text:p>
          </table:table-cell>
          <table:table-cell office:value-type="float" office:value="7717605.6636032" calcext:value-type="float">
            <text:p>7717605.6636032</text:p>
          </table:table-cell>
        </table:table-row>
        <table:table-row table:style-name="ro1">
          <table:table-cell office:value-type="float" office:value="1834.36" calcext:value-type="float">
            <text:p>1834.36</text:p>
          </table:table-cell>
          <table:table-cell office:value-type="float" office:value="223.43953" calcext:value-type="float">
            <text:p>223.43953</text:p>
          </table:table-cell>
          <table:table-cell table:formula="of:=[.B1804]/55435.69" office:value-type="float" office:value="0.0040306078989907" calcext:value-type="float">
            <text:p>0.004030607898991</text:p>
          </table:table-cell>
          <table:table-cell office:value-type="float" office:value="7717833.1154003" calcext:value-type="float">
            <text:p>7717833.1154003</text:p>
          </table:table-cell>
        </table:table-row>
        <table:table-row table:style-name="ro1">
          <table:table-cell office:value-type="float" office:value="1835.38" calcext:value-type="float">
            <text:p>1835.38</text:p>
          </table:table-cell>
          <table:table-cell office:value-type="float" office:value="220.40417" calcext:value-type="float">
            <text:p>220.40417</text:p>
          </table:table-cell>
          <table:table-cell table:formula="of:=[.B1805]/55435.69" office:value-type="float" office:value="0.00397585328152315" calcext:value-type="float">
            <text:p>0.003975853281523</text:p>
          </table:table-cell>
          <table:table-cell office:value-type="float" office:value="7718057.4773364" calcext:value-type="float">
            <text:p>7718057.4773364</text:p>
          </table:table-cell>
        </table:table-row>
        <table:table-row table:style-name="ro1">
          <table:table-cell office:value-type="float" office:value="1836.39" calcext:value-type="float">
            <text:p>1836.39</text:p>
          </table:table-cell>
          <table:table-cell office:value-type="float" office:value="217.95675" calcext:value-type="float">
            <text:p>217.95675</text:p>
          </table:table-cell>
          <table:table-cell table:formula="of:=[.B1806]/55435.69" office:value-type="float" office:value="0.00393170446692374" calcext:value-type="float">
            <text:p>0.003931704466924</text:p>
          </table:table-cell>
          <table:table-cell office:value-type="float" office:value="7718279.3479028" calcext:value-type="float">
            <text:p>7718279.3479028</text:p>
          </table:table-cell>
        </table:table-row>
        <table:table-row table:style-name="ro1">
          <table:table-cell office:value-type="float" office:value="1837.41" calcext:value-type="float">
            <text:p>1837.41</text:p>
          </table:table-cell>
          <table:table-cell office:value-type="float" office:value="216.30244" calcext:value-type="float">
            <text:p>216.30244</text:p>
          </table:table-cell>
          <table:table-cell table:formula="of:=[.B1807]/55435.69" office:value-type="float" office:value="0.00390186250049382" calcext:value-type="float">
            <text:p>0.003901862500494</text:p>
          </table:table-cell>
          <table:table-cell office:value-type="float" office:value="7718499.5344485" calcext:value-type="float">
            <text:p>7718499.5344485</text:p>
          </table:table-cell>
        </table:table-row>
        <table:table-row table:style-name="ro1">
          <table:table-cell office:value-type="float" office:value="1838.43" calcext:value-type="float">
            <text:p>1838.43</text:p>
          </table:table-cell>
          <table:table-cell office:value-type="float" office:value="215.6055" calcext:value-type="float">
            <text:p>215.6055</text:p>
          </table:table-cell>
          <table:table-cell table:formula="of:=[.B1808]/55435.69" office:value-type="float" office:value="0.00388929045530055" calcext:value-type="float">
            <text:p>0.003889290455301</text:p>
          </table:table-cell>
          <table:table-cell office:value-type="float" office:value="7718719.0115393" calcext:value-type="float">
            <text:p>7718719.0115393</text:p>
          </table:table-cell>
        </table:table-row>
        <table:table-row table:style-name="ro1">
          <table:table-cell office:value-type="float" office:value="1839.45" calcext:value-type="float">
            <text:p>1839.45</text:p>
          </table:table-cell>
          <table:table-cell office:value-type="float" office:value="215.91349" calcext:value-type="float">
            <text:p>215.91349</text:p>
          </table:table-cell>
          <table:table-cell table:formula="of:=[.B1809]/55435.69" office:value-type="float" office:value="0.00389484626239883" calcext:value-type="float">
            <text:p>0.003894846262399</text:p>
          </table:table-cell>
          <table:table-cell office:value-type="float" office:value="7718938.8021555" calcext:value-type="float">
            <text:p>7718938.8021555</text:p>
          </table:table-cell>
        </table:table-row>
        <table:table-row table:style-name="ro1">
          <table:table-cell office:value-type="float" office:value="1840.47" calcext:value-type="float">
            <text:p>1840.47</text:p>
          </table:table-cell>
          <table:table-cell office:value-type="float" office:value="217.10576" calcext:value-type="float">
            <text:p>217.10576</text:p>
          </table:table-cell>
          <table:table-cell table:formula="of:=[.B1810]/55435.69" office:value-type="float" office:value="0.00391635352604071" calcext:value-type="float">
            <text:p>0.003916353526041</text:p>
          </table:table-cell>
          <table:table-cell office:value-type="float" office:value="7719159.8064536" calcext:value-type="float">
            <text:p>7719159.8064536</text:p>
          </table:table-cell>
        </table:table-row>
        <table:table-row table:style-name="ro1">
          <table:table-cell office:value-type="float" office:value="1841.48" calcext:value-type="float">
            <text:p>1841.48</text:p>
          </table:table-cell>
          <table:table-cell office:value-type="float" office:value="218.89006" calcext:value-type="float">
            <text:p>218.89006</text:p>
          </table:table-cell>
          <table:table-cell table:formula="of:=[.B1811]/55435.69" office:value-type="float" office:value="0.00394854037173525" calcext:value-type="float">
            <text:p>0.003948540371735</text:p>
          </table:table-cell>
          <table:table-cell office:value-type="float" office:value="7719382.6270936" calcext:value-type="float">
            <text:p>7719382.6270936</text:p>
          </table:table-cell>
        </table:table-row>
        <table:table-row table:style-name="ro1">
          <table:table-cell office:value-type="float" office:value="1842.5" calcext:value-type="float">
            <text:p>1842.5</text:p>
          </table:table-cell>
          <table:table-cell office:value-type="float" office:value="220.85479" calcext:value-type="float">
            <text:p>220.85479</text:p>
          </table:table-cell>
          <table:table-cell table:formula="of:=[.B1812]/55435.69" office:value-type="float" office:value="0.00398398197984006" calcext:value-type="float">
            <text:p>0.00398398197984</text:p>
          </table:table-cell>
          <table:table-cell office:value-type="float" office:value="7719607.4477388" calcext:value-type="float">
            <text:p>7719607.4477388</text:p>
          </table:table-cell>
        </table:table-row>
        <table:table-row table:style-name="ro1">
          <table:table-cell office:value-type="float" office:value="1843.52" calcext:value-type="float">
            <text:p>1843.52</text:p>
          </table:table-cell>
          <table:table-cell office:value-type="float" office:value="222.56413" calcext:value-type="float">
            <text:p>222.56413</text:p>
          </table:table-cell>
          <table:table-cell table:formula="of:=[.B1813]/55435.69" office:value-type="float" office:value="0.00401481662806037" calcext:value-type="float">
            <text:p>0.00401481662806</text:p>
          </table:table-cell>
          <table:table-cell office:value-type="float" office:value="7719834.0084143" calcext:value-type="float">
            <text:p>7719834.0084143</text:p>
          </table:table-cell>
        </table:table-row>
        <table:table-row table:style-name="ro1">
          <table:table-cell office:value-type="float" office:value="1844.54" calcext:value-type="float">
            <text:p>1844.54</text:p>
          </table:table-cell>
          <table:table-cell office:value-type="float" office:value="223.66693" calcext:value-type="float">
            <text:p>223.66693</text:p>
          </table:table-cell>
          <table:table-cell table:formula="of:=[.B1814]/55435.69" office:value-type="float" office:value="0.00403470994949283" calcext:value-type="float">
            <text:p>0.004034709949493</text:p>
          </table:table-cell>
          <table:table-cell office:value-type="float" office:value="7720061.6917004" calcext:value-type="float">
            <text:p>7720061.6917004</text:p>
          </table:table-cell>
        </table:table-row>
        <table:table-row table:style-name="ro1">
          <table:table-cell office:value-type="float" office:value="1845.56" calcext:value-type="float">
            <text:p>1845.56</text:p>
          </table:table-cell>
          <table:table-cell office:value-type="float" office:value="223.98359" calcext:value-type="float">
            <text:p>223.98359</text:p>
          </table:table-cell>
          <table:table-cell table:formula="of:=[.B1815]/55435.69" office:value-type="float" office:value="0.00404042215403109" calcext:value-type="float">
            <text:p>0.004040422154031</text:p>
          </table:table-cell>
          <table:table-cell office:value-type="float" office:value="7720289.6973257" calcext:value-type="float">
            <text:p>7720289.6973257</text:p>
          </table:table-cell>
        </table:table-row>
        <table:table-row table:style-name="ro1">
          <table:table-cell office:value-type="float" office:value="1846.57" calcext:value-type="float">
            <text:p>1846.57</text:p>
          </table:table-cell>
          <table:table-cell office:value-type="float" office:value="223.54119" calcext:value-type="float">
            <text:p>223.54119</text:p>
          </table:table-cell>
          <table:table-cell table:formula="of:=[.B1816]/55435.69" office:value-type="float" office:value="0.00403244173563998" calcext:value-type="float">
            <text:p>0.00403244173564</text:p>
          </table:table-cell>
          <table:table-cell office:value-type="float" office:value="7720517.2526132" calcext:value-type="float">
            <text:p>7720517.2526132</text:p>
          </table:table-cell>
        </table:table-row>
        <table:table-row table:style-name="ro1">
          <table:table-cell office:value-type="float" office:value="1847.59" calcext:value-type="float">
            <text:p>1847.59</text:p>
          </table:table-cell>
          <table:table-cell office:value-type="float" office:value="222.54468" calcext:value-type="float">
            <text:p>222.54468</text:p>
          </table:table-cell>
          <table:table-cell table:formula="of:=[.B1817]/55435.69" office:value-type="float" office:value="0.00401446577105832" calcext:value-type="float">
            <text:p>0.004014465771058</text:p>
          </table:table-cell>
          <table:table-cell office:value-type="float" office:value="7720743.7934932" calcext:value-type="float">
            <text:p>7720743.7934932</text:p>
          </table:table-cell>
        </table:table-row>
        <table:table-row table:style-name="ro1">
          <table:table-cell office:value-type="float" office:value="1848.61" calcext:value-type="float">
            <text:p>1848.61</text:p>
          </table:table-cell>
          <table:table-cell office:value-type="float" office:value="221.29329" calcext:value-type="float">
            <text:p>221.29329</text:p>
          </table:table-cell>
          <table:table-cell table:formula="of:=[.B1818]/55435.69" office:value-type="float" office:value="0.00399189204644156" calcext:value-type="float">
            <text:p>0.003991892046442</text:p>
          </table:table-cell>
          <table:table-cell office:value-type="float" office:value="7720969.0605099" calcext:value-type="float">
            <text:p>7720969.0605099</text:p>
          </table:table-cell>
        </table:table-row>
        <table:table-row table:style-name="ro1">
          <table:table-cell office:value-type="float" office:value="1849.63" calcext:value-type="float">
            <text:p>1849.63</text:p>
          </table:table-cell>
          <table:table-cell office:value-type="float" office:value="220.07111" calcext:value-type="float">
            <text:p>220.07111</text:p>
          </table:table-cell>
          <table:table-cell table:formula="of:=[.B1819]/55435.69" office:value-type="float" office:value="0.00396984523869009" calcext:value-type="float">
            <text:p>0.00396984523869</text:p>
          </table:table-cell>
          <table:table-cell office:value-type="float" office:value="7721193.0834007" calcext:value-type="float">
            <text:p>7721193.0834007</text:p>
          </table:table-cell>
        </table:table-row>
        <table:table-row table:style-name="ro1">
          <table:table-cell office:value-type="float" office:value="1850.65" calcext:value-type="float">
            <text:p>1850.65</text:p>
          </table:table-cell>
          <table:table-cell office:value-type="float" office:value="219.04945" calcext:value-type="float">
            <text:p>219.04945</text:p>
          </table:table-cell>
          <table:table-cell table:formula="of:=[.B1820]/55435.69" office:value-type="float" office:value="0.00395141559526002" calcext:value-type="float">
            <text:p>0.00395141559526</text:p>
          </table:table-cell>
          <table:table-cell office:value-type="float" office:value="7721416.0662863" calcext:value-type="float">
            <text:p>7721416.0662863</text:p>
          </table:table-cell>
        </table:table-row>
        <table:table-row table:style-name="ro1">
          <table:table-cell office:value-type="float" office:value="1851.66" calcext:value-type="float">
            <text:p>1851.66</text:p>
          </table:table-cell>
          <table:table-cell office:value-type="float" office:value="218.23453" calcext:value-type="float">
            <text:p>218.23453</text:p>
          </table:table-cell>
          <table:table-cell table:formula="of:=[.B1821]/55435.69" office:value-type="float" office:value="0.00393671531823632" calcext:value-type="float">
            <text:p>0.003936715318236</text:p>
          </table:table-cell>
          <table:table-cell office:value-type="float" office:value="7721638.2196169" calcext:value-type="float">
            <text:p>7721638.2196169</text:p>
          </table:table-cell>
        </table:table-row>
        <table:table-row table:style-name="ro1">
          <table:table-cell office:value-type="float" office:value="1852.68" calcext:value-type="float">
            <text:p>1852.68</text:p>
          </table:table-cell>
          <table:table-cell office:value-type="float" office:value="217.47772" calcext:value-type="float">
            <text:p>217.47772</text:p>
          </table:table-cell>
          <table:table-cell table:formula="of:=[.B1822]/55435.69" office:value-type="float" office:value="0.00392306328287787" calcext:value-type="float">
            <text:p>0.003923063282878</text:p>
          </table:table-cell>
          <table:table-cell office:value-type="float" office:value="7721859.6025518" calcext:value-type="float">
            <text:p>7721859.6025518</text:p>
          </table:table-cell>
        </table:table-row>
        <table:table-row table:style-name="ro1">
          <table:table-cell office:value-type="float" office:value="1853.7" calcext:value-type="float">
            <text:p>1853.7</text:p>
          </table:table-cell>
          <table:table-cell office:value-type="float" office:value="216.54318" calcext:value-type="float">
            <text:p>216.54318</text:p>
          </table:table-cell>
          <table:table-cell table:formula="of:=[.B1823]/55435.69" office:value-type="float" office:value="0.00390620519019426" calcext:value-type="float">
            <text:p>0.003906205190194</text:p>
          </table:table-cell>
          <table:table-cell office:value-type="float" office:value="7722080.0341675" calcext:value-type="float">
            <text:p>7722080.0341675</text:p>
          </table:table-cell>
        </table:table-row>
        <table:table-row table:style-name="ro1">
          <table:table-cell office:value-type="float" office:value="1854.72" calcext:value-type="float">
            <text:p>1854.72</text:p>
          </table:table-cell>
          <table:table-cell office:value-type="float" office:value="215.20725" calcext:value-type="float">
            <text:p>215.20725</text:p>
          </table:table-cell>
          <table:table-cell table:formula="of:=[.B1824]/55435.69" office:value-type="float" office:value="0.00388210645524571" calcext:value-type="float">
            <text:p>0.003882106455246</text:p>
          </table:table-cell>
          <table:table-cell office:value-type="float" office:value="7722299.1058597" calcext:value-type="float">
            <text:p>7722299.1058597</text:p>
          </table:table-cell>
        </table:table-row>
        <table:table-row table:style-name="ro1">
          <table:table-cell office:value-type="float" office:value="1855.74" calcext:value-type="float">
            <text:p>1855.74</text:p>
          </table:table-cell>
          <table:table-cell office:value-type="float" office:value="213.35316" calcext:value-type="float">
            <text:p>213.35316</text:p>
          </table:table-cell>
          <table:table-cell table:formula="of:=[.B1825]/55435.69" office:value-type="float" office:value="0.00384866067329549" calcext:value-type="float">
            <text:p>0.003848660673295</text:p>
          </table:table-cell>
          <table:table-cell office:value-type="float" office:value="7722516.2901686" calcext:value-type="float">
            <text:p>7722516.2901686</text:p>
          </table:table-cell>
        </table:table-row>
        <table:table-row table:style-name="ro1">
          <table:table-cell office:value-type="float" office:value="1856.75" calcext:value-type="float">
            <text:p>1856.75</text:p>
          </table:table-cell>
          <table:table-cell office:value-type="float" office:value="211.02705" calcext:value-type="float">
            <text:p>211.02705</text:p>
          </table:table-cell>
          <table:table-cell table:formula="of:=[.B1826]/55435.69" office:value-type="float" office:value="0.0038067001601315" calcext:value-type="float">
            <text:p>0.003806700160132</text:p>
          </table:table-cell>
          <table:table-cell office:value-type="float" office:value="7722731.1065978" calcext:value-type="float">
            <text:p>7722731.1065978</text:p>
          </table:table-cell>
        </table:table-row>
        <table:table-row table:style-name="ro1">
          <table:table-cell office:value-type="float" office:value="1857.77" calcext:value-type="float">
            <text:p>1857.77</text:p>
          </table:table-cell>
          <table:table-cell office:value-type="float" office:value="208.43586" calcext:value-type="float">
            <text:p>208.43586</text:p>
          </table:table-cell>
          <table:table-cell table:formula="of:=[.B1827]/55435.69" office:value-type="float" office:value="0.00375995788994419" calcext:value-type="float">
            <text:p>0.003759957889944</text:p>
          </table:table-cell>
          <table:table-cell office:value-type="float" office:value="7722943.2853073" calcext:value-type="float">
            <text:p>7722943.2853073</text:p>
          </table:table-cell>
        </table:table-row>
        <table:table-row table:style-name="ro1">
          <table:table-cell office:value-type="float" office:value="1858.79" calcext:value-type="float">
            <text:p>1858.79</text:p>
          </table:table-cell>
          <table:table-cell office:value-type="float" office:value="205.88912" calcext:value-type="float">
            <text:p>205.88912</text:p>
          </table:table-cell>
          <table:table-cell table:formula="of:=[.B1828]/55435.69" office:value-type="float" office:value="0.00371401744976927" calcext:value-type="float">
            <text:p>0.003714017449769</text:p>
          </table:table-cell>
          <table:table-cell office:value-type="float" office:value="7723152.8715469" calcext:value-type="float">
            <text:p>7723152.8715469</text:p>
          </table:table-cell>
        </table:table-row>
        <table:table-row table:style-name="ro1">
          <table:table-cell office:value-type="float" office:value="1859.81" calcext:value-type="float">
            <text:p>1859.81</text:p>
          </table:table-cell>
          <table:table-cell office:value-type="float" office:value="203.70645" calcext:value-type="float">
            <text:p>203.70645</text:p>
          </table:table-cell>
          <table:table-cell table:formula="of:=[.B1829]/55435.69" office:value-type="float" office:value="0.00367464443934945" calcext:value-type="float">
            <text:p>0.003674644439349</text:p>
          </table:table-cell>
          <table:table-cell office:value-type="float" office:value="7723360.2359215" calcext:value-type="float">
            <text:p>7723360.2359215</text:p>
          </table:table-cell>
        </table:table-row>
        <table:table-row table:style-name="ro1">
          <table:table-cell office:value-type="float" office:value="1860.83" calcext:value-type="float">
            <text:p>1860.83</text:p>
          </table:table-cell>
          <table:table-cell office:value-type="float" office:value="202.12377" calcext:value-type="float">
            <text:p>202.12377</text:p>
          </table:table-cell>
          <table:table-cell table:formula="of:=[.B1830]/55435.69" office:value-type="float" office:value="0.00364609460078877" calcext:value-type="float">
            <text:p>0.003646094600789</text:p>
          </table:table-cell>
          <table:table-cell office:value-type="float" office:value="7723565.9892016" calcext:value-type="float">
            <text:p>7723565.9892016</text:p>
          </table:table-cell>
        </table:table-row>
        <table:table-row table:style-name="ro1">
          <table:table-cell office:value-type="float" office:value="1861.84" calcext:value-type="float">
            <text:p>1861.84</text:p>
          </table:table-cell>
          <table:table-cell office:value-type="float" office:value="201.23005" calcext:value-type="float">
            <text:p>201.23005</text:p>
          </table:table-cell>
          <table:table-cell table:formula="of:=[.B1831]/55435.69" office:value-type="float" office:value="0.00362997285683645" calcext:value-type="float">
            <text:p>0.003629972856836</text:p>
          </table:table-cell>
          <table:table-cell office:value-type="float" office:value="7723770.8327121" calcext:value-type="float">
            <text:p>7723770.8327121</text:p>
          </table:table-cell>
        </table:table-row>
        <table:table-row table:style-name="ro1">
          <table:table-cell office:value-type="float" office:value="1862.86" calcext:value-type="float">
            <text:p>1862.86</text:p>
          </table:table-cell>
          <table:table-cell office:value-type="float" office:value="200.95358" calcext:value-type="float">
            <text:p>200.95358</text:p>
          </table:table-cell>
          <table:table-cell table:formula="of:=[.B1832]/55435.69" office:value-type="float" office:value="0.00362498563650962" calcext:value-type="float">
            <text:p>0.00362498563651</text:p>
          </table:table-cell>
          <table:table-cell office:value-type="float" office:value="7723975.3947828" calcext:value-type="float">
            <text:p>7723975.3947828</text:p>
          </table:table-cell>
        </table:table-row>
        <table:table-row table:style-name="ro1">
          <table:table-cell office:value-type="float" office:value="1863.88" calcext:value-type="float">
            <text:p>1863.88</text:p>
          </table:table-cell>
          <table:table-cell office:value-type="float" office:value="201.0983" calcext:value-type="float">
            <text:p>201.0983</text:p>
          </table:table-cell>
          <table:table-cell table:formula="of:=[.B1833]/55435.69" office:value-type="float" office:value="0.00362759622907192" calcext:value-type="float">
            <text:p>0.003627596229072</text:p>
          </table:table-cell>
          <table:table-cell office:value-type="float" office:value="7724180.1041744" calcext:value-type="float">
            <text:p>7724180.1041744</text:p>
          </table:table-cell>
        </table:table-row>
        <table:table-row table:style-name="ro1">
          <table:table-cell office:value-type="float" office:value="1864.9" calcext:value-type="float">
            <text:p>1864.9</text:p>
          </table:table-cell>
          <table:table-cell office:value-type="float" office:value="201.41324" calcext:value-type="float">
            <text:p>201.41324</text:p>
          </table:table-cell>
          <table:table-cell table:formula="of:=[.B1834]/55435.69" office:value-type="float" office:value="0.00363327740666708" calcext:value-type="float">
            <text:p>0.003633277406667</text:p>
          </table:table-cell>
          <table:table-cell office:value-type="float" office:value="7724385.1341588" calcext:value-type="float">
            <text:p>7724385.1341588</text:p>
          </table:table-cell>
        </table:table-row>
        <table:table-row table:style-name="ro1">
          <table:table-cell office:value-type="float" office:value="1865.91" calcext:value-type="float">
            <text:p>1865.91</text:p>
          </table:table-cell>
          <table:table-cell office:value-type="float" office:value="201.66838" calcext:value-type="float">
            <text:p>201.66838</text:p>
          </table:table-cell>
          <table:table-cell table:formula="of:=[.B1835]/55435.69" office:value-type="float" office:value="0.00363787985682148" calcext:value-type="float">
            <text:p>0.003637879856821</text:p>
          </table:table-cell>
          <table:table-cell office:value-type="float" office:value="7724590.4238693" calcext:value-type="float">
            <text:p>7724590.4238693</text:p>
          </table:table-cell>
        </table:table-row>
        <table:table-row table:style-name="ro1">
          <table:table-cell office:value-type="float" office:value="1866.93" calcext:value-type="float">
            <text:p>1866.93</text:p>
          </table:table-cell>
          <table:table-cell office:value-type="float" office:value="201.71151" calcext:value-type="float">
            <text:p>201.71151</text:p>
          </table:table-cell>
          <table:table-cell table:formula="of:=[.B1836]/55435.69" office:value-type="float" office:value="0.00363865787545893" calcext:value-type="float">
            <text:p>0.003638657875459</text:p>
          </table:table-cell>
          <table:table-cell office:value-type="float" office:value="7724795.7574838" calcext:value-type="float">
            <text:p>7724795.7574838</text:p>
          </table:table-cell>
        </table:table-row>
        <table:table-row table:style-name="ro1">
          <table:table-cell office:value-type="float" office:value="1867.95" calcext:value-type="float">
            <text:p>1867.95</text:p>
          </table:table-cell>
          <table:table-cell office:value-type="float" office:value="201.49051" calcext:value-type="float">
            <text:p>201.49051</text:p>
          </table:table-cell>
          <table:table-cell table:formula="of:=[.B1837]/55435.69" office:value-type="float" office:value="0.00363467127404746" calcext:value-type="float">
            <text:p>0.003634671274047</text:p>
          </table:table-cell>
          <table:table-cell office:value-type="float" office:value="7725000.8661266" calcext:value-type="float">
            <text:p>7725000.8661266</text:p>
          </table:table-cell>
        </table:table-row>
        <table:table-row table:style-name="ro1">
          <table:table-cell office:value-type="float" office:value="1868.97" calcext:value-type="float">
            <text:p>1868.97</text:p>
          </table:table-cell>
          <table:table-cell office:value-type="float" office:value="201.04027" calcext:value-type="float">
            <text:p>201.04027</text:p>
          </table:table-cell>
          <table:table-cell table:formula="of:=[.B1838]/55435.69" office:value-type="float" office:value="0.0036265494305203" calcext:value-type="float">
            <text:p>0.00362654943052</text:p>
          </table:table-cell>
          <table:table-cell office:value-type="float" office:value="7725205.516448" calcext:value-type="float">
            <text:p>7725205.516448</text:p>
          </table:table-cell>
        </table:table-row>
        <table:table-row table:style-name="ro1">
          <table:table-cell office:value-type="float" office:value="1869.99" calcext:value-type="float">
            <text:p>1869.99</text:p>
          </table:table-cell>
          <table:table-cell office:value-type="float" office:value="200.44594" calcext:value-type="float">
            <text:p>200.44594</text:p>
          </table:table-cell>
          <table:table-cell table:formula="of:=[.B1839]/55435.69" office:value-type="float" office:value="0.0036158283589507" calcext:value-type="float">
            <text:p>0.003615828358951</text:p>
          </table:table-cell>
          <table:table-cell office:value-type="float" office:value="7725409.5617653" calcext:value-type="float">
            <text:p>7725409.5617653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99.80024" calcext:value-type="float">
            <text:p>199.80024</text:p>
          </table:table-cell>
          <table:table-cell table:formula="of:=[.B1840]/55435.69" office:value-type="float" office:value="0.00360418062803945" calcext:value-type="float">
            <text:p>0.003604180628039</text:p>
          </table:table-cell>
          <table:table-cell office:value-type="float" office:value="7725612.9497892" calcext:value-type="float">
            <text:p>7725612.9497892</text:p>
          </table:table-cell>
        </table:table-row>
        <table:table-row table:style-name="ro1">
          <table:table-cell office:value-type="float" office:value="1872.02" calcext:value-type="float">
            <text:p>1872.02</text:p>
          </table:table-cell>
          <table:table-cell office:value-type="float" office:value="199.17091" calcext:value-type="float">
            <text:p>199.17091</text:p>
          </table:table-cell>
          <table:table-cell table:formula="of:=[.B1841]/55435.69" office:value-type="float" office:value="0.00359282819425536" calcext:value-type="float">
            <text:p>0.003592828194255</text:p>
          </table:table-cell>
          <table:table-cell office:value-type="float" office:value="7725815.69718" calcext:value-type="float">
            <text:p>7725815.69718</text:p>
          </table:table-cell>
        </table:table-row>
        <table:table-row table:style-name="ro1">
          <table:table-cell office:value-type="float" office:value="1873.04" calcext:value-type="float">
            <text:p>1873.04</text:p>
          </table:table-cell>
          <table:table-cell office:value-type="float" office:value="198.58635" calcext:value-type="float">
            <text:p>198.58635</text:p>
          </table:table-cell>
          <table:table-cell table:formula="of:=[.B1842]/55435.69" office:value-type="float" office:value="0.00358228336293821" calcext:value-type="float">
            <text:p>0.003582283362938</text:p>
          </table:table-cell>
          <table:table-cell office:value-type="float" office:value="7726017.8495131" calcext:value-type="float">
            <text:p>7726017.8495131</text:p>
          </table:table-cell>
        </table:table-row>
        <table:table-row table:style-name="ro1">
          <table:table-cell office:value-type="float" office:value="1874.06" calcext:value-type="float">
            <text:p>1874.06</text:p>
          </table:table-cell>
          <table:table-cell office:value-type="float" office:value="198.0385" calcext:value-type="float">
            <text:p>198.0385</text:p>
          </table:table-cell>
          <table:table-cell table:formula="of:=[.B1843]/55435.69" office:value-type="float" office:value="0.00357240074038945" calcext:value-type="float">
            <text:p>0.003572400740389</text:p>
          </table:table-cell>
          <table:table-cell office:value-type="float" office:value="7726219.4441572" calcext:value-type="float">
            <text:p>7726219.4441572</text:p>
          </table:table-cell>
        </table:table-row>
        <table:table-row table:style-name="ro1">
          <table:table-cell office:value-type="float" office:value="1875.08" calcext:value-type="float">
            <text:p>1875.08</text:p>
          </table:table-cell>
          <table:table-cell office:value-type="float" office:value="197.49546" calcext:value-type="float">
            <text:p>197.49546</text:p>
          </table:table-cell>
          <table:table-cell table:formula="of:=[.B1844]/55435.69" office:value-type="float" office:value="0.00356260488504788" calcext:value-type="float">
            <text:p>0.003562604885048</text:p>
          </table:table-cell>
          <table:table-cell office:value-type="float" office:value="7726420.4860178" calcext:value-type="float">
            <text:p>7726420.4860178</text:p>
          </table:table-cell>
        </table:table-row>
        <table:table-row table:style-name="ro1">
          <table:table-cell office:value-type="float" office:value="1876.09" calcext:value-type="float">
            <text:p>1876.09</text:p>
          </table:table-cell>
          <table:table-cell office:value-type="float" office:value="196.91547" calcext:value-type="float">
            <text:p>196.91547</text:p>
          </table:table-cell>
          <table:table-cell table:formula="of:=[.B1845]/55435.69" office:value-type="float" office:value="0.00355214249159702" calcext:value-type="float">
            <text:p>0.003552142491597</text:p>
          </table:table-cell>
          <table:table-cell office:value-type="float" office:value="7726620.9374648" calcext:value-type="float">
            <text:p>7726620.9374648</text:p>
          </table:table-cell>
        </table:table-row>
        <table:table-row table:style-name="ro1">
          <table:table-cell office:value-type="float" office:value="1877.11" calcext:value-type="float">
            <text:p>1877.11</text:p>
          </table:table-cell>
          <table:table-cell office:value-type="float" office:value="196.25725" calcext:value-type="float">
            <text:p>196.25725</text:p>
          </table:table-cell>
          <table:table-cell table:formula="of:=[.B1846]/55435.69" office:value-type="float" office:value="0.00354026891340218" calcext:value-type="float">
            <text:p>0.003540268913402</text:p>
          </table:table-cell>
          <table:table-cell office:value-type="float" office:value="7726820.7188722" calcext:value-type="float">
            <text:p>7726820.7188722</text:p>
          </table:table-cell>
        </table:table-row>
        <table:table-row table:style-name="ro1">
          <table:table-cell office:value-type="float" office:value="1878.13" calcext:value-type="float">
            <text:p>1878.13</text:p>
          </table:table-cell>
          <table:table-cell office:value-type="float" office:value="195.48764" calcext:value-type="float">
            <text:p>195.48764</text:p>
          </table:table-cell>
          <table:table-cell table:formula="of:=[.B1847]/55435.69" office:value-type="float" office:value="0.00352638597986243" calcext:value-type="float">
            <text:p>0.003526385979862</text:p>
          </table:table-cell>
          <table:table-cell office:value-type="float" office:value="7727019.7168526" calcext:value-type="float">
            <text:p>7727019.7168526</text:p>
          </table:table-cell>
        </table:table-row>
        <table:table-row table:style-name="ro1">
          <table:table-cell office:value-type="float" office:value="1879.15" calcext:value-type="float">
            <text:p>1879.15</text:p>
          </table:table-cell>
          <table:table-cell office:value-type="float" office:value="194.59049" calcext:value-type="float">
            <text:p>194.59049</text:p>
          </table:table-cell>
          <table:table-cell table:formula="of:=[.B1848]/55435.69" office:value-type="float" office:value="0.00351020236241309" calcext:value-type="float">
            <text:p>0.003510202362413</text:p>
          </table:table-cell>
          <table:table-cell office:value-type="float" office:value="7727217.8015707" calcext:value-type="float">
            <text:p>7727217.8015707</text:p>
          </table:table-cell>
        </table:table-row>
        <table:table-row table:style-name="ro1">
          <table:table-cell office:value-type="float" office:value="1880.17" calcext:value-type="float">
            <text:p>1880.17</text:p>
          </table:table-cell>
          <table:table-cell office:value-type="float" office:value="193.58048" calcext:value-type="float">
            <text:p>193.58048</text:p>
          </table:table-cell>
          <table:table-cell table:formula="of:=[.B1849]/55435.69" office:value-type="float" office:value="0.00349198287240584" calcext:value-type="float">
            <text:p>0.003491982872406</text:p>
          </table:table-cell>
          <table:table-cell office:value-type="float" office:value="7727414.8581445" calcext:value-type="float">
            <text:p>7727414.8581445</text:p>
          </table:table-cell>
        </table:table-row>
        <table:table-row table:style-name="ro1">
          <table:table-cell office:value-type="float" office:value="1881.18" calcext:value-type="float">
            <text:p>1881.18</text:p>
          </table:table-cell>
          <table:table-cell office:value-type="float" office:value="192.52077" calcext:value-type="float">
            <text:p>192.52077</text:p>
          </table:table-cell>
          <table:table-cell table:formula="of:=[.B1850]/55435.69" office:value-type="float" office:value="0.00347286684805402" calcext:value-type="float">
            <text:p>0.003472866848054</text:p>
          </table:table-cell>
          <table:table-cell office:value-type="float" office:value="7727610.8359766" calcext:value-type="float">
            <text:p>7727610.8359766</text:p>
          </table:table-cell>
        </table:table-row>
        <table:table-row table:style-name="ro1">
          <table:table-cell office:value-type="float" office:value="1882.2" calcext:value-type="float">
            <text:p>1882.2</text:p>
          </table:table-cell>
          <table:table-cell office:value-type="float" office:value="191.53717" calcext:value-type="float">
            <text:p>191.53717</text:p>
          </table:table-cell>
          <table:table-cell table:formula="of:=[.B1851]/55435.69" office:value-type="float" office:value="0.00345512376593491" calcext:value-type="float">
            <text:p>0.003455123765935</text:p>
          </table:table-cell>
          <table:table-cell office:value-type="float" office:value="7727805.8125484" calcext:value-type="float">
            <text:p>7727805.8125484</text:p>
          </table:table-cell>
        </table:table-row>
        <table:table-row table:style-name="ro1">
          <table:table-cell office:value-type="float" office:value="1883.22" calcext:value-type="float">
            <text:p>1883.22</text:p>
          </table:table-cell>
          <table:table-cell office:value-type="float" office:value="190.81823" calcext:value-type="float">
            <text:p>190.81823</text:p>
          </table:table-cell>
          <table:table-cell table:formula="of:=[.B1852]/55435.69" office:value-type="float" office:value="0.00344215486449253" calcext:value-type="float">
            <text:p>0.003442154864493</text:p>
          </table:table-cell>
          <table:table-cell office:value-type="float" office:value="7728000.057271" calcext:value-type="float">
            <text:p>7728000.057271</text:p>
          </table:table-cell>
        </table:table-row>
        <table:table-row table:style-name="ro1">
          <table:table-cell office:value-type="float" office:value="1884.24" calcext:value-type="float">
            <text:p>1884.24</text:p>
          </table:table-cell>
          <table:table-cell office:value-type="float" office:value="190.59221" calcext:value-type="float">
            <text:p>190.59221</text:p>
          </table:table-cell>
          <table:table-cell table:formula="of:=[.B1853]/55435.69" office:value-type="float" office:value="0.00343807770770058" calcext:value-type="float">
            <text:p>0.003438077707701</text:p>
          </table:table-cell>
          <table:table-cell office:value-type="float" office:value="7728194.0719187" calcext:value-type="float">
            <text:p>7728194.0719187</text:p>
          </table:table-cell>
        </table:table-row>
        <table:table-row table:style-name="ro1">
          <table:table-cell office:value-type="float" office:value="1885.26" calcext:value-type="float">
            <text:p>1885.26</text:p>
          </table:table-cell>
          <table:table-cell office:value-type="float" office:value="191.07972" calcext:value-type="float">
            <text:p>191.07972</text:p>
          </table:table-cell>
          <table:table-cell table:formula="of:=[.B1854]/55435.69" office:value-type="float" office:value="0.00344687186179156" calcext:value-type="float">
            <text:p>0.003446871861792</text:p>
          </table:table-cell>
          <table:table-cell office:value-type="float" office:value="7728388.58283" calcext:value-type="float">
            <text:p>7728388.58283</text:p>
          </table:table-cell>
        </table:table-row>
        <table:table-row table:style-name="ro1">
          <table:table-cell office:value-type="float" office:value="1886.27" calcext:value-type="float">
            <text:p>1886.27</text:p>
          </table:table-cell>
          <table:table-cell office:value-type="float" office:value="192.43132" calcext:value-type="float">
            <text:p>192.43132</text:p>
          </table:table-cell>
          <table:table-cell table:formula="of:=[.B1855]/55435.69" office:value-type="float" office:value="0.003471253266623" calcext:value-type="float">
            <text:p>0.003471253266623</text:p>
          </table:table-cell>
          <table:table-cell office:value-type="float" office:value="7728584.4696146" calcext:value-type="float">
            <text:p>7728584.4696146</text:p>
          </table:table-cell>
        </table:table-row>
        <table:table-row table:style-name="ro1">
          <table:table-cell office:value-type="float" office:value="1887.29" calcext:value-type="float">
            <text:p>1887.29</text:p>
          </table:table-cell>
          <table:table-cell office:value-type="float" office:value="194.66876" calcext:value-type="float">
            <text:p>194.66876</text:p>
          </table:table-cell>
          <table:table-cell table:formula="of:=[.B1856]/55435.69" office:value-type="float" office:value="0.00351161426871389" calcext:value-type="float">
            <text:p>0.003511614268714</text:p>
          </table:table-cell>
          <table:table-cell office:value-type="float" office:value="7728782.634015" calcext:value-type="float">
            <text:p>7728782.634015</text:p>
          </table:table-cell>
        </table:table-row>
        <table:table-row table:style-name="ro1">
          <table:table-cell office:value-type="float" office:value="1888.31" calcext:value-type="float">
            <text:p>1888.31</text:p>
          </table:table-cell>
          <table:table-cell office:value-type="float" office:value="197.65144" calcext:value-type="float">
            <text:p>197.65144</text:p>
          </table:table-cell>
          <table:table-cell table:formula="of:=[.B1857]/55435.69" office:value-type="float" office:value="0.00356541859585404" calcext:value-type="float">
            <text:p>0.003565418595854</text:p>
          </table:table-cell>
          <table:table-cell office:value-type="float" office:value="7728983.8346473" calcext:value-type="float">
            <text:p>7728983.8346473</text:p>
          </table:table-cell>
        </table:table-row>
        <table:table-row table:style-name="ro1">
          <table:table-cell office:value-type="float" office:value="1889.33" calcext:value-type="float">
            <text:p>1889.33</text:p>
          </table:table-cell>
          <table:table-cell office:value-type="float" office:value="201.08454" calcext:value-type="float">
            <text:p>201.08454</text:p>
          </table:table-cell>
          <table:table-cell table:formula="of:=[.B1858]/55435.69" office:value-type="float" office:value="0.00362734801352703" calcext:value-type="float">
            <text:p>0.003627348013527</text:p>
          </table:table-cell>
          <table:table-cell office:value-type="float" office:value="7729188.530027" calcext:value-type="float">
            <text:p>7729188.530027</text:p>
          </table:table-cell>
        </table:table-row>
        <table:table-row table:style-name="ro1">
          <table:table-cell office:value-type="float" office:value="1890.35" calcext:value-type="float">
            <text:p>1890.35</text:p>
          </table:table-cell>
          <table:table-cell office:value-type="float" office:value="204.57265" calcext:value-type="float">
            <text:p>204.57265</text:p>
          </table:table-cell>
          <table:table-cell table:formula="of:=[.B1859]/55435.69" office:value-type="float" office:value="0.00369026975221198" calcext:value-type="float">
            <text:p>0.003690269752212</text:p>
          </table:table-cell>
          <table:table-cell office:value-type="float" office:value="7729396.7761569" calcext:value-type="float">
            <text:p>7729396.7761569</text:p>
          </table:table-cell>
        </table:table-row>
        <table:table-row table:style-name="ro1">
          <table:table-cell office:value-type="float" office:value="1891.36" calcext:value-type="float">
            <text:p>1891.36</text:p>
          </table:table-cell>
          <table:table-cell office:value-type="float" office:value="207.7071" calcext:value-type="float">
            <text:p>207.7071</text:p>
          </table:table-cell>
          <table:table-cell table:formula="of:=[.B1860]/55435.69" office:value-type="float" office:value="0.00374681184630335" calcext:value-type="float">
            <text:p>0.003746811846303</text:p>
          </table:table-cell>
          <table:table-cell office:value-type="float" office:value="7729608.2130235" calcext:value-type="float">
            <text:p>7729608.2130235</text:p>
          </table:table-cell>
        </table:table-row>
        <table:table-row table:style-name="ro1">
          <table:table-cell office:value-type="float" office:value="1892.38" calcext:value-type="float">
            <text:p>1892.38</text:p>
          </table:table-cell>
          <table:table-cell office:value-type="float" office:value="210.16269" calcext:value-type="float">
            <text:p>210.16269</text:p>
          </table:table-cell>
          <table:table-cell table:formula="of:=[.B1861]/55435.69" office:value-type="float" office:value="0.00379110803888253" calcext:value-type="float">
            <text:p>0.003791108038883</text:p>
          </table:table-cell>
          <table:table-cell office:value-type="float" office:value="7729822.1495692" calcext:value-type="float">
            <text:p>7729822.1495692</text:p>
          </table:table-cell>
        </table:table-row>
        <table:table-row table:style-name="ro1">
          <table:table-cell office:value-type="float" office:value="1893.4" calcext:value-type="float">
            <text:p>1893.4</text:p>
          </table:table-cell>
          <table:table-cell office:value-type="float" office:value="211.77474" calcext:value-type="float">
            <text:p>211.77474</text:p>
          </table:table-cell>
          <table:table-cell table:formula="of:=[.B1862]/55435.69" office:value-type="float" office:value="0.00382018768053577" calcext:value-type="float">
            <text:p>0.003820187680536</text:p>
          </table:table-cell>
          <table:table-cell office:value-type="float" office:value="7730037.7271173" calcext:value-type="float">
            <text:p>7730037.7271173</text:p>
          </table:table-cell>
        </table:table-row>
        <table:table-row table:style-name="ro1">
          <table:table-cell office:value-type="float" office:value="1894.42" calcext:value-type="float">
            <text:p>1894.42</text:p>
          </table:table-cell>
          <table:table-cell office:value-type="float" office:value="212.57268" calcext:value-type="float">
            <text:p>212.57268</text:p>
          </table:table-cell>
          <table:table-cell table:formula="of:=[.B1863]/55435.69" office:value-type="float" office:value="0.00383458165669084" calcext:value-type="float">
            <text:p>0.003834581656691</text:p>
          </table:table-cell>
          <table:table-cell office:value-type="float" office:value="7730254.1169313" calcext:value-type="float">
            <text:p>7730254.1169313</text:p>
          </table:table-cell>
        </table:table-row>
        <table:table-row table:style-name="ro1">
          <table:table-cell office:value-type="float" office:value="1895.44" calcext:value-type="float">
            <text:p>1895.44</text:p>
          </table:table-cell>
          <table:table-cell office:value-type="float" office:value="212.75955" calcext:value-type="float">
            <text:p>212.75955</text:p>
          </table:table-cell>
          <table:table-cell table:formula="of:=[.B1864]/55435.69" office:value-type="float" office:value="0.00383795258974859" calcext:value-type="float">
            <text:p>0.003837952589749</text:p>
          </table:table-cell>
          <table:table-cell office:value-type="float" office:value="7730470.6969712" calcext:value-type="float">
            <text:p>7730470.6969712</text:p>
          </table:table-cell>
        </table:table-row>
        <table:table-row table:style-name="ro1">
          <table:table-cell office:value-type="float" office:value="1896.45" calcext:value-type="float">
            <text:p>1896.45</text:p>
          </table:table-cell>
          <table:table-cell office:value-type="float" office:value="212.6441" calcext:value-type="float">
            <text:p>212.6441</text:p>
          </table:table-cell>
          <table:table-cell table:formula="of:=[.B1865]/55435.69" office:value-type="float" office:value="0.0038358699963868" calcext:value-type="float">
            <text:p>0.003835869996387</text:p>
          </table:table-cell>
          <table:table-cell office:value-type="float" office:value="7730687.1594863" calcext:value-type="float">
            <text:p>7730687.1594863</text:p>
          </table:table-cell>
        </table:table-row>
        <table:table-row table:style-name="ro1">
          <table:table-cell office:value-type="float" office:value="1897.47" calcext:value-type="float">
            <text:p>1897.47</text:p>
          </table:table-cell>
          <table:table-cell office:value-type="float" office:value="212.54624" calcext:value-type="float">
            <text:p>212.54624</text:p>
          </table:table-cell>
          <table:table-cell table:formula="of:=[.B1866]/55435.69" office:value-type="float" office:value="0.0038341047076351" calcext:value-type="float">
            <text:p>0.003834104707635</text:p>
          </table:table-cell>
          <table:table-cell office:value-type="float" office:value="7730903.5223843" calcext:value-type="float">
            <text:p>7730903.5223843</text:p>
          </table:table-cell>
        </table:table-row>
        <table:table-row table:style-name="ro1">
          <table:table-cell office:value-type="float" office:value="1898.49" calcext:value-type="float">
            <text:p>1898.49</text:p>
          </table:table-cell>
          <table:table-cell office:value-type="float" office:value="212.70416" calcext:value-type="float">
            <text:p>212.70416</text:p>
          </table:table-cell>
          <table:table-cell table:formula="of:=[.B1867]/55435.69" office:value-type="float" office:value="0.00383695341394686" calcext:value-type="float">
            <text:p>0.003836953413947</text:p>
          </table:table-cell>
          <table:table-cell office:value-type="float" office:value="7731120.0460424" calcext:value-type="float">
            <text:p>7731120.0460424</text:p>
          </table:table-cell>
        </table:table-row>
        <table:table-row table:style-name="ro1">
          <table:table-cell office:value-type="float" office:value="1899.51" calcext:value-type="float">
            <text:p>1899.51</text:p>
          </table:table-cell>
          <table:table-cell office:value-type="float" office:value="213.20945" calcext:value-type="float">
            <text:p>213.20945</text:p>
          </table:table-cell>
          <table:table-cell table:formula="of:=[.B1868]/55435.69" office:value-type="float" office:value="0.00384606830004281" calcext:value-type="float">
            <text:p>0.003846068300043</text:p>
          </table:table-cell>
          <table:table-cell office:value-type="float" office:value="7731337.0840668" calcext:value-type="float">
            <text:p>7731337.0840668</text:p>
          </table:table-cell>
        </table:table-row>
        <table:table-row table:style-name="ro1">
          <table:table-cell office:value-type="float" office:value="1900.53" calcext:value-type="float">
            <text:p>1900.53</text:p>
          </table:table-cell>
          <table:table-cell office:value-type="float" office:value="213.98697" calcext:value-type="float">
            <text:p>213.98697</text:p>
          </table:table-cell>
          <table:table-cell table:formula="of:=[.B1869]/55435.69" office:value-type="float" office:value="0.00386009392144303" calcext:value-type="float">
            <text:p>0.003860093921443</text:p>
          </table:table-cell>
          <table:table-cell office:value-type="float" office:value="7731554.9135636" calcext:value-type="float">
            <text:p>7731554.9135636</text:p>
          </table:table-cell>
        </table:table-row>
        <table:table-row table:style-name="ro1">
          <table:table-cell office:value-type="float" office:value="1901.54" calcext:value-type="float">
            <text:p>1901.54</text:p>
          </table:table-cell>
          <table:table-cell office:value-type="float" office:value="214.82252" calcext:value-type="float">
            <text:p>214.82252</text:p>
          </table:table-cell>
          <table:table-cell table:formula="of:=[.B1870]/55435.69" office:value-type="float" office:value="0.00387516634139487" calcext:value-type="float">
            <text:p>0.003875166341395</text:p>
          </table:table-cell>
          <table:table-cell office:value-type="float" office:value="7731773.5936239" calcext:value-type="float">
            <text:p>7731773.5936239</text:p>
          </table:table-cell>
        </table:table-row>
        <table:table-row table:style-name="ro1">
          <table:table-cell office:value-type="float" office:value="1902.56" calcext:value-type="float">
            <text:p>1902.56</text:p>
          </table:table-cell>
          <table:table-cell office:value-type="float" office:value="215.42847" calcext:value-type="float">
            <text:p>215.42847</text:p>
          </table:table-cell>
          <table:table-cell table:formula="of:=[.B1871]/55435.69" office:value-type="float" office:value="0.00388609702521967" calcext:value-type="float">
            <text:p>0.00388609702522</text:p>
          </table:table-cell>
          <table:table-cell office:value-type="float" office:value="7731992.890508" calcext:value-type="float">
            <text:p>7731992.890508</text:p>
          </table:table-cell>
        </table:table-row>
        <table:table-row table:style-name="ro1">
          <table:table-cell office:value-type="float" office:value="1903.58" calcext:value-type="float">
            <text:p>1903.58</text:p>
          </table:table-cell>
          <table:table-cell office:value-type="float" office:value="215.52796" calcext:value-type="float">
            <text:p>215.52796</text:p>
          </table:table-cell>
          <table:table-cell table:formula="of:=[.B1872]/55435.69" office:value-type="float" office:value="0.00388789171741165" calcext:value-type="float">
            <text:p>0.003887891717412</text:p>
          </table:table-cell>
          <table:table-cell office:value-type="float" office:value="7732212.2886744" calcext:value-type="float">
            <text:p>7732212.2886744</text:p>
          </table:table-cell>
        </table:table-row>
        <table:table-row table:style-name="ro1">
          <table:table-cell office:value-type="float" office:value="1904.6" calcext:value-type="float">
            <text:p>1904.6</text:p>
          </table:table-cell>
          <table:table-cell office:value-type="float" office:value="214.93612" calcext:value-type="float">
            <text:p>214.93612</text:p>
          </table:table-cell>
          <table:table-cell table:formula="of:=[.B1873]/55435.69" office:value-type="float" office:value="0.00387721556275389" calcext:value-type="float">
            <text:p>0.003877215562754</text:p>
          </table:table-cell>
          <table:table-cell office:value-type="float" office:value="7732431.0843722" calcext:value-type="float">
            <text:p>7732431.0843722</text:p>
          </table:table-cell>
        </table:table-row>
        <table:table-row table:style-name="ro1">
          <table:table-cell office:value-type="float" office:value="1905.62" calcext:value-type="float">
            <text:p>1905.62</text:p>
          </table:table-cell>
          <table:table-cell office:value-type="float" office:value="213.6184" calcext:value-type="float">
            <text:p>213.6184</text:p>
          </table:table-cell>
          <table:table-cell table:formula="of:=[.B1874]/55435.69" office:value-type="float" office:value="0.00385344531654607" calcext:value-type="float">
            <text:p>0.003853445316546</text:p>
          </table:table-cell>
          <table:table-cell office:value-type="float" office:value="7732648.5386807" calcext:value-type="float">
            <text:p>7732648.5386807</text:p>
          </table:table-cell>
        </table:table-row>
        <table:table-row table:style-name="ro1">
          <table:table-cell office:value-type="float" office:value="1906.63" calcext:value-type="float">
            <text:p>1906.63</text:p>
          </table:table-cell>
          <table:table-cell office:value-type="float" office:value="211.71326" calcext:value-type="float">
            <text:p>211.71326</text:p>
          </table:table-cell>
          <table:table-cell table:formula="of:=[.B1875]/55435.69" office:value-type="float" office:value="0.00381907864770872" calcext:value-type="float">
            <text:p>0.003819078647709</text:p>
          </table:table-cell>
          <table:table-cell office:value-type="float" office:value="7732864.0536411" calcext:value-type="float">
            <text:p>7732864.0536411</text:p>
          </table:table-cell>
        </table:table-row>
        <table:table-row table:style-name="ro1">
          <table:table-cell office:value-type="float" office:value="1907.65" calcext:value-type="float">
            <text:p>1907.65</text:p>
          </table:table-cell>
          <table:table-cell office:value-type="float" office:value="209.51448" calcext:value-type="float">
            <text:p>209.51448</text:p>
          </table:table-cell>
          <table:table-cell table:formula="of:=[.B1876]/55435.69" office:value-type="float" office:value="0.00377941503028103" calcext:value-type="float">
            <text:p>0.003779415030281</text:p>
          </table:table-cell>
          <table:table-cell office:value-type="float" office:value="7733077.3303395" calcext:value-type="float">
            <text:p>7733077.3303395</text:p>
          </table:table-cell>
        </table:table-row>
        <table:table-row table:style-name="ro1">
          <table:table-cell office:value-type="float" office:value="1908.67" calcext:value-type="float">
            <text:p>1908.67</text:p>
          </table:table-cell>
          <table:table-cell office:value-type="float" office:value="207.41668" calcext:value-type="float">
            <text:p>207.41668</text:p>
          </table:table-cell>
          <table:table-cell table:formula="of:=[.B1877]/55435.69" office:value-type="float" office:value="0.00374157298303674" calcext:value-type="float">
            <text:p>0.003741572983037</text:p>
          </table:table-cell>
          <table:table-cell office:value-type="float" office:value="7733288.4715656" calcext:value-type="float">
            <text:p>7733288.4715656</text:p>
          </table:table-cell>
        </table:table-row>
        <table:table-row table:style-name="ro1">
          <table:table-cell office:value-type="float" office:value="1909.69" calcext:value-type="float">
            <text:p>1909.69</text:p>
          </table:table-cell>
          <table:table-cell office:value-type="float" office:value="205.83518" calcext:value-type="float">
            <text:p>205.83518</text:p>
          </table:table-cell>
          <table:table-cell table:formula="of:=[.B1878]/55435.69" office:value-type="float" office:value="0.00371304443040215" calcext:value-type="float">
            <text:p>0.003713044430402</text:p>
          </table:table-cell>
          <table:table-cell office:value-type="float" office:value="7733498.0028953" calcext:value-type="float">
            <text:p>7733498.0028953</text:p>
          </table:table-cell>
        </table:table-row>
        <table:table-row table:style-name="ro1">
          <table:table-cell office:value-type="float" office:value="1910.71" calcext:value-type="float">
            <text:p>1910.71</text:p>
          </table:table-cell>
          <table:table-cell office:value-type="float" office:value="205.11666" calcext:value-type="float">
            <text:p>205.11666</text:p>
          </table:table-cell>
          <table:table-cell table:formula="of:=[.B1879]/55435.69" office:value-type="float" office:value="0.00370008310530635" calcext:value-type="float">
            <text:p>0.003700083105306</text:p>
          </table:table-cell>
          <table:table-cell office:value-type="float" office:value="7733706.8028061" calcext:value-type="float">
            <text:p>7733706.8028061</text:p>
          </table:table-cell>
        </table:table-row>
        <table:table-row table:style-name="ro1">
          <table:table-cell office:value-type="float" office:value="1911.72" calcext:value-type="float">
            <text:p>1911.72</text:p>
          </table:table-cell>
          <table:table-cell office:value-type="float" office:value="205.4598" calcext:value-type="float">
            <text:p>205.4598</text:p>
          </table:table-cell>
          <table:table-cell table:formula="of:=[.B1880]/55435.69" office:value-type="float" office:value="0.00370627298045717" calcext:value-type="float">
            <text:p>0.003706272980457</text:p>
          </table:table-cell>
          <table:table-cell office:value-type="float" office:value="7733915.9520159" calcext:value-type="float">
            <text:p>7733915.9520159</text:p>
          </table:table-cell>
        </table:table-row>
        <table:table-row table:style-name="ro1">
          <table:table-cell office:value-type="float" office:value="1912.74" calcext:value-type="float">
            <text:p>1912.74</text:p>
          </table:table-cell>
          <table:table-cell office:value-type="float" office:value="206.8644" calcext:value-type="float">
            <text:p>206.8644</text:p>
          </table:table-cell>
          <table:table-cell table:formula="of:=[.B1881]/55435.69" office:value-type="float" office:value="0.00373161044807055" calcext:value-type="float">
            <text:p>0.003731610448071</text:p>
          </table:table-cell>
          <table:table-cell office:value-type="float" office:value="7734126.5310451" calcext:value-type="float">
            <text:p>7734126.5310451</text:p>
          </table:table-cell>
        </table:table-row>
        <table:table-row table:style-name="ro1">
          <table:table-cell office:value-type="float" office:value="1913.76" calcext:value-type="float">
            <text:p>1913.76</text:p>
          </table:table-cell>
          <table:table-cell office:value-type="float" office:value="209.12259" calcext:value-type="float">
            <text:p>209.12259</text:p>
          </table:table-cell>
          <table:table-cell table:formula="of:=[.B1882]/55435.69" office:value-type="float" office:value="0.00377234575776003" calcext:value-type="float">
            <text:p>0.00377234575776</text:p>
          </table:table-cell>
          <table:table-cell office:value-type="float" office:value="7734339.4088127" calcext:value-type="float">
            <text:p>7734339.4088127</text:p>
          </table:table-cell>
        </table:table-row>
        <table:table-row table:style-name="ro1">
          <table:table-cell office:value-type="float" office:value="1914.78" calcext:value-type="float">
            <text:p>1914.78</text:p>
          </table:table-cell>
          <table:table-cell office:value-type="float" office:value="211.85679" calcext:value-type="float">
            <text:p>211.85679</text:p>
          </table:table-cell>
          <table:table-cell table:formula="of:=[.B1883]/55435.69" office:value-type="float" office:value="0.00382166777395573" calcext:value-type="float">
            <text:p>0.003821667773956</text:p>
          </table:table-cell>
          <table:table-cell office:value-type="float" office:value="7734555.0698855" calcext:value-type="float">
            <text:p>7734555.0698855</text:p>
          </table:table-cell>
        </table:table-row>
        <table:table-row table:style-name="ro1">
          <table:table-cell office:value-type="float" office:value="1915.79" calcext:value-type="float">
            <text:p>1915.79</text:p>
          </table:table-cell>
          <table:table-cell office:value-type="float" office:value="214.59794" calcext:value-type="float">
            <text:p>214.59794</text:p>
          </table:table-cell>
          <table:table-cell table:formula="of:=[.B1884]/55435.69" office:value-type="float" office:value="0.00387111516064831" calcext:value-type="float">
            <text:p>0.003871115160648</text:p>
          </table:table-cell>
          <table:table-cell office:value-type="float" office:value="7734773.5213324" calcext:value-type="float">
            <text:p>7734773.5213324</text:p>
          </table:table-cell>
        </table:table-row>
        <table:table-row table:style-name="ro1">
          <table:table-cell office:value-type="float" office:value="1916.81" calcext:value-type="float">
            <text:p>1916.81</text:p>
          </table:table-cell>
          <table:table-cell office:value-type="float" office:value="216.88647" calcext:value-type="float">
            <text:p>216.88647</text:p>
          </table:table-cell>
          <table:table-cell table:formula="of:=[.B1885]/55435.69" office:value-type="float" office:value="0.00391239777118315" calcext:value-type="float">
            <text:p>0.003912397771183</text:p>
          </table:table-cell>
          <table:table-cell office:value-type="float" office:value="7734994.3023979" calcext:value-type="float">
            <text:p>7734994.3023979</text:p>
          </table:table-cell>
        </table:table-row>
        <table:table-row table:style-name="ro1">
          <table:table-cell office:value-type="float" office:value="1917.83" calcext:value-type="float">
            <text:p>1917.83</text:p>
          </table:table-cell>
          <table:table-cell office:value-type="float" office:value="218.37157" calcext:value-type="float">
            <text:p>218.37157</text:p>
          </table:table-cell>
          <table:table-cell table:formula="of:=[.B1886]/55435.69" office:value-type="float" office:value="0.00393918737188984" calcext:value-type="float">
            <text:p>0.00393918737189</text:p>
          </table:table-cell>
          <table:table-cell office:value-type="float" office:value="7735216.5952372" calcext:value-type="float">
            <text:p>7735216.5952372</text:p>
          </table:table-cell>
        </table:table-row>
        <table:table-row table:style-name="ro1">
          <table:table-cell office:value-type="float" office:value="1918.85" calcext:value-type="float">
            <text:p>1918.85</text:p>
          </table:table-cell>
          <table:table-cell office:value-type="float" office:value="218.88369" calcext:value-type="float">
            <text:p>218.88369</text:p>
          </table:table-cell>
          <table:table-cell table:formula="of:=[.B1887]/55435.69" office:value-type="float" office:value="0.00394842546381221" calcext:value-type="float">
            <text:p>0.003948425463812</text:p>
          </table:table-cell>
          <table:table-cell office:value-type="float" office:value="7735439.4093892" calcext:value-type="float">
            <text:p>7735439.4093892</text:p>
          </table:table-cell>
        </table:table-row>
        <table:table-row table:style-name="ro1">
          <table:table-cell office:value-type="float" office:value="1919.87" calcext:value-type="float">
            <text:p>1919.87</text:p>
          </table:table-cell>
          <table:table-cell office:value-type="float" office:value="218.46176" calcext:value-type="float">
            <text:p>218.46176</text:p>
          </table:table-cell>
          <table:table-cell table:formula="of:=[.B1888]/55435.69" office:value-type="float" office:value="0.00394081430212197" calcext:value-type="float">
            <text:p>0.003940814302122</text:p>
          </table:table-cell>
          <table:table-cell office:value-type="float" office:value="7735661.7940385" calcext:value-type="float">
            <text:p>7735661.7940385</text:p>
          </table:table-cell>
        </table:table-row>
        <table:table-row table:style-name="ro1">
          <table:table-cell office:value-type="float" office:value="1920.88" calcext:value-type="float">
            <text:p>1920.88</text:p>
          </table:table-cell>
          <table:table-cell office:value-type="float" office:value="217.3297" calcext:value-type="float">
            <text:p>217.3297</text:p>
          </table:table-cell>
          <table:table-cell table:formula="of:=[.B1889]/55435.69" office:value-type="float" office:value="0.0039203931618782" calcext:value-type="float">
            <text:p>0.003920393161878</text:p>
          </table:table-cell>
          <table:table-cell office:value-type="float" office:value="7735883.0262938" calcext:value-type="float">
            <text:p>7735883.0262938</text:p>
          </table:table-cell>
        </table:table-row>
        <table:table-row table:style-name="ro1">
          <table:table-cell office:value-type="float" office:value="1921.9" calcext:value-type="float">
            <text:p>1921.9</text:p>
          </table:table-cell>
          <table:table-cell office:value-type="float" office:value="215.83073" calcext:value-type="float">
            <text:p>215.83073</text:p>
          </table:table-cell>
          <table:table-cell table:formula="of:=[.B1890]/55435.69" office:value-type="float" office:value="0.00389335336134537" calcext:value-type="float">
            <text:p>0.003893353361345</text:p>
          </table:table-cell>
          <table:table-cell office:value-type="float" office:value="7736102.7326675" calcext:value-type="float">
            <text:p>7736102.7326675</text:p>
          </table:table-cell>
        </table:table-row>
        <table:table-row table:style-name="ro1">
          <table:table-cell office:value-type="float" office:value="1922.92" calcext:value-type="float">
            <text:p>1922.92</text:p>
          </table:table-cell>
          <table:table-cell office:value-type="float" office:value="214.34026" calcext:value-type="float">
            <text:p>214.34026</text:p>
          </table:table-cell>
          <table:table-cell table:formula="of:=[.B1891]/55435.69" office:value-type="float" office:value="0.00386646689163606" calcext:value-type="float">
            <text:p>0.003866466891636</text:p>
          </table:table-cell>
          <table:table-cell office:value-type="float" office:value="7736320.9217993" calcext:value-type="float">
            <text:p>7736320.9217993</text:p>
          </table:table-cell>
        </table:table-row>
        <table:table-row table:style-name="ro1">
          <table:table-cell office:value-type="float" office:value="1923.94" calcext:value-type="float">
            <text:p>1923.94</text:p>
          </table:table-cell>
          <table:table-cell office:value-type="float" office:value="213.18248" calcext:value-type="float">
            <text:p>213.18248</text:p>
          </table:table-cell>
          <table:table-cell table:formula="of:=[.B1892]/55435.69" office:value-type="float" office:value="0.00384558179035924" calcext:value-type="float">
            <text:p>0.003845581790359</text:p>
          </table:table-cell>
          <table:table-cell office:value-type="float" office:value="7736537.9323619" calcext:value-type="float">
            <text:p>7736537.9323619</text:p>
          </table:table-cell>
        </table:table-row>
        <table:table-row table:style-name="ro1">
          <table:table-cell office:value-type="float" office:value="1924.96" calcext:value-type="float">
            <text:p>1924.96</text:p>
          </table:table-cell>
          <table:table-cell office:value-type="float" office:value="212.57308" calcext:value-type="float">
            <text:p>212.57308</text:p>
          </table:table-cell>
          <table:table-cell table:formula="of:=[.B1893]/55435.69" office:value-type="float" office:value="0.00383458887225901" calcext:value-type="float">
            <text:p>0.003834588872259</text:p>
          </table:table-cell>
          <table:table-cell office:value-type="float" office:value="7736754.3225863" calcext:value-type="float">
            <text:p>7736754.3225863</text:p>
          </table:table-cell>
        </table:table-row>
        <table:table-row table:style-name="ro1">
          <table:table-cell office:value-type="float" office:value="1925.97" calcext:value-type="float">
            <text:p>1925.97</text:p>
          </table:table-cell>
          <table:table-cell office:value-type="float" office:value="212.59974" calcext:value-type="float">
            <text:p>212.59974</text:p>
          </table:table-cell>
          <table:table-cell table:formula="of:=[.B1894]/55435.69" office:value-type="float" office:value="0.00383506978987724" calcext:value-type="float">
            <text:p>0.003835069789877</text:p>
          </table:table-cell>
          <table:table-cell office:value-type="float" office:value="7736970.7399438" calcext:value-type="float">
            <text:p>7736970.7399438</text:p>
          </table:table-cell>
        </table:table-row>
        <table:table-row table:style-name="ro1">
          <table:table-cell office:value-type="float" office:value="1926.99" calcext:value-type="float">
            <text:p>1926.99</text:p>
          </table:table-cell>
          <table:table-cell office:value-type="float" office:value="213.2392" calcext:value-type="float">
            <text:p>213.2392</text:p>
          </table:table-cell>
          <table:table-cell table:formula="of:=[.B1895]/55435.69" office:value-type="float" office:value="0.00384660495792512" calcext:value-type="float">
            <text:p>0.003846604957925</text:p>
          </table:table-cell>
          <table:table-cell office:value-type="float" office:value="7737187.8082493" calcext:value-type="float">
            <text:p>7737187.8082493</text:p>
          </table:table-cell>
        </table:table-row>
        <table:table-row table:style-name="ro1">
          <table:table-cell office:value-type="float" office:value="1928.01" calcext:value-type="float">
            <text:p>1928.01</text:p>
          </table:table-cell>
          <table:table-cell office:value-type="float" office:value="214.39851" calcext:value-type="float">
            <text:p>214.39851</text:p>
          </table:table-cell>
          <table:table-cell table:formula="of:=[.B1896]/55435.69" office:value-type="float" office:value="0.00386751765875017" calcext:value-type="float">
            <text:p>0.00386751765875</text:p>
          </table:table-cell>
          <table:table-cell office:value-type="float" office:value="7737406.0566788" calcext:value-type="float">
            <text:p>7737406.0566788</text:p>
          </table:table-cell>
        </table:table-row>
        <table:table-row table:style-name="ro1">
          <table:table-cell office:value-type="float" office:value="1929.03" calcext:value-type="float">
            <text:p>1929.03</text:p>
          </table:table-cell>
          <table:table-cell office:value-type="float" office:value="215.96209" calcext:value-type="float">
            <text:p>215.96209</text:p>
          </table:table-cell>
          <table:table-cell table:formula="of:=[.B1897]/55435.69" office:value-type="float" office:value="0.00389572295393094" calcext:value-type="float">
            <text:p>0.003895722953931</text:p>
          </table:table-cell>
          <table:table-cell office:value-type="float" office:value="7737625.896772" calcext:value-type="float">
            <text:p>7737625.896772</text:p>
          </table:table-cell>
        </table:table-row>
        <table:table-row table:style-name="ro1">
          <table:table-cell office:value-type="float" office:value="1930.05" calcext:value-type="float">
            <text:p>1930.05</text:p>
          </table:table-cell>
          <table:table-cell office:value-type="float" office:value="217.8284" calcext:value-type="float">
            <text:p>217.8284</text:p>
          </table:table-cell>
          <table:table-cell table:formula="of:=[.B1898]/55435.69" office:value-type="float" office:value="0.00392938917148862" calcext:value-type="float">
            <text:p>0.003929389171489</text:p>
          </table:table-cell>
          <table:table-cell office:value-type="float" office:value="7737847.6366855" calcext:value-type="float">
            <text:p>7737847.6366855</text:p>
          </table:table-cell>
        </table:table-row>
        <table:table-row table:style-name="ro1">
          <table:table-cell office:value-type="float" office:value="1931.06" calcext:value-type="float">
            <text:p>1931.06</text:p>
          </table:table-cell>
          <table:table-cell office:value-type="float" office:value="219.92673" calcext:value-type="float">
            <text:p>219.92673</text:p>
          </table:table-cell>
          <table:table-cell table:formula="of:=[.B1899]/55435.69" office:value-type="float" office:value="0.00396724077936073" calcext:value-type="float">
            <text:p>0.003967240779361</text:p>
          </table:table-cell>
          <table:table-cell office:value-type="float" office:value="7738071.5126032" calcext:value-type="float">
            <text:p>7738071.5126032</text:p>
          </table:table-cell>
        </table:table-row>
        <table:table-row table:style-name="ro1">
          <table:table-cell office:value-type="float" office:value="1932.08" calcext:value-type="float">
            <text:p>1932.08</text:p>
          </table:table-cell>
          <table:table-cell office:value-type="float" office:value="222.21462" calcext:value-type="float">
            <text:p>222.21462</text:p>
          </table:table-cell>
          <table:table-cell table:formula="of:=[.B1900]/55435.69" office:value-type="float" office:value="0.00400851184498651" calcext:value-type="float">
            <text:p>0.004008511844987</text:p>
          </table:table-cell>
          <table:table-cell office:value-type="float" office:value="7738297.7174982" calcext:value-type="float">
            <text:p>7738297.7174982</text:p>
          </table:table-cell>
        </table:table-row>
        <table:table-row table:style-name="ro1">
          <table:table-cell office:value-type="float" office:value="1933.1" calcext:value-type="float">
            <text:p>1933.1</text:p>
          </table:table-cell>
          <table:table-cell office:value-type="float" office:value="224.66371" calcext:value-type="float">
            <text:p>224.66371</text:p>
          </table:table-cell>
          <table:table-cell table:formula="of:=[.B1901]/55435.69" office:value-type="float" office:value="0.004052690784583" calcext:value-type="float">
            <text:p>0.004052690784583</text:p>
          </table:table-cell>
          <table:table-cell office:value-type="float" office:value="7738526.4154573" calcext:value-type="float">
            <text:p>7738526.4154573</text:p>
          </table:table-cell>
        </table:table-row>
        <table:table-row table:style-name="ro1">
          <table:table-cell office:value-type="float" office:value="1934.12" calcext:value-type="float">
            <text:p>1934.12</text:p>
          </table:table-cell>
          <table:table-cell office:value-type="float" office:value="227.24459" calcext:value-type="float">
            <text:p>227.24459</text:p>
          </table:table-cell>
          <table:table-cell table:formula="of:=[.B1902]/55435.69" office:value-type="float" office:value="0.00409924707350084" calcext:value-type="float">
            <text:p>0.004099247073501</text:p>
          </table:table-cell>
          <table:table-cell office:value-type="float" office:value="7738757.7406434" calcext:value-type="float">
            <text:p>7738757.7406434</text:p>
          </table:table-cell>
        </table:table-row>
        <table:table-row table:style-name="ro1">
          <table:table-cell office:value-type="float" office:value="1935.14" calcext:value-type="float">
            <text:p>1935.14</text:p>
          </table:table-cell>
          <table:table-cell office:value-type="float" office:value="229.919" calcext:value-type="float">
            <text:p>229.919</text:p>
          </table:table-cell>
          <table:table-cell table:formula="of:=[.B1903]/55435.69" office:value-type="float" office:value="0.004147490542645" calcext:value-type="float">
            <text:p>0.004147490542645</text:p>
          </table:table-cell>
          <table:table-cell office:value-type="float" office:value="7738991.7882631" calcext:value-type="float">
            <text:p>7738991.7882631</text:p>
          </table:table-cell>
        </table:table-row>
        <table:table-row table:style-name="ro1">
          <table:table-cell office:value-type="float" office:value="1936.15" calcext:value-type="float">
            <text:p>1936.15</text:p>
          </table:table-cell>
          <table:table-cell office:value-type="float" office:value="232.6413" calcext:value-type="float">
            <text:p>232.6413</text:p>
          </table:table-cell>
          <table:table-cell table:formula="of:=[.B1904]/55435.69" office:value-type="float" office:value="0.00419659789568778" calcext:value-type="float">
            <text:p>0.004196597895688</text:p>
          </table:table-cell>
          <table:table-cell office:value-type="float" office:value="7739228.6070649" calcext:value-type="float">
            <text:p>7739228.6070649</text:p>
          </table:table-cell>
        </table:table-row>
        <table:table-row table:style-name="ro1">
          <table:table-cell office:value-type="float" office:value="1937.17" calcext:value-type="float">
            <text:p>1937.17</text:p>
          </table:table-cell>
          <table:table-cell office:value-type="float" office:value="235.36522" calcext:value-type="float">
            <text:p>235.36522</text:p>
          </table:table-cell>
          <table:table-cell table:formula="of:=[.B1905]/55435.69" office:value-type="float" office:value="0.00424573447178163" calcext:value-type="float">
            <text:p>0.004245734471782</text:p>
          </table:table-cell>
          <table:table-cell office:value-type="float" office:value="7739468.1987011" calcext:value-type="float">
            <text:p>7739468.1987011</text:p>
          </table:table-cell>
        </table:table-row>
        <table:table-row table:style-name="ro1">
          <table:table-cell office:value-type="float" office:value="1938.19" calcext:value-type="float">
            <text:p>1938.19</text:p>
          </table:table-cell>
          <table:table-cell office:value-type="float" office:value="238.04846" calcext:value-type="float">
            <text:p>238.04846</text:p>
          </table:table-cell>
          <table:table-cell table:formula="of:=[.B1906]/55435.69" office:value-type="float" office:value="0.00429413722459304" calcext:value-type="float">
            <text:p>0.004294137224593</text:p>
          </table:table-cell>
          <table:table-cell office:value-type="float" office:value="7739710.5217586" calcext:value-type="float">
            <text:p>7739710.5217586</text:p>
          </table:table-cell>
        </table:table-row>
        <table:table-row table:style-name="ro1">
          <table:table-cell office:value-type="float" office:value="1939.21" calcext:value-type="float">
            <text:p>1939.21</text:p>
          </table:table-cell>
          <table:table-cell office:value-type="float" office:value="240.64899" calcext:value-type="float">
            <text:p>240.64899</text:p>
          </table:table-cell>
          <table:table-cell table:formula="of:=[.B1907]/55435.69" office:value-type="float" office:value="0.00434104797829701" calcext:value-type="float">
            <text:p>0.004341047978297</text:p>
          </table:table-cell>
          <table:table-cell office:value-type="float" office:value="7739955.4920439" calcext:value-type="float">
            <text:p>7739955.4920439</text:p>
          </table:table-cell>
        </table:table-row>
        <table:table-row table:style-name="ro1">
          <table:table-cell office:value-type="float" office:value="1940.23" calcext:value-type="float">
            <text:p>1940.23</text:p>
          </table:table-cell>
          <table:table-cell office:value-type="float" office:value="243.11221" calcext:value-type="float">
            <text:p>243.11221</text:p>
          </table:table-cell>
          <table:table-cell table:formula="of:=[.B1908]/55435.69" office:value-type="float" office:value="0.00438548180783896" calcext:value-type="float">
            <text:p>0.004385481807839</text:p>
          </table:table-cell>
          <table:table-cell office:value-type="float" office:value="7740202.9697837" calcext:value-type="float">
            <text:p>7740202.9697837</text:p>
          </table:table-cell>
        </table:table-row>
        <table:table-row table:style-name="ro1">
          <table:table-cell office:value-type="float" office:value="1941.24" calcext:value-type="float">
            <text:p>1941.24</text:p>
          </table:table-cell>
          <table:table-cell office:value-type="float" office:value="245.35451" calcext:value-type="float">
            <text:p>245.35451</text:p>
          </table:table-cell>
          <table:table-cell table:formula="of:=[.B1909]/55435.69" office:value-type="float" office:value="0.00442593047908306" calcext:value-type="float">
            <text:p>0.004425930479083</text:p>
          </table:table-cell>
          <table:table-cell office:value-type="float" office:value="7740452.7300843" calcext:value-type="float">
            <text:p>7740452.7300843</text:p>
          </table:table-cell>
        </table:table-row>
        <table:table-row table:style-name="ro1">
          <table:table-cell office:value-type="float" office:value="1942.26" calcext:value-type="float">
            <text:p>1942.26</text:p>
          </table:table-cell>
          <table:table-cell office:value-type="float" office:value="247.25321" calcext:value-type="float">
            <text:p>247.25321</text:p>
          </table:table-cell>
          <table:table-cell table:formula="of:=[.B1910]/55435.69" office:value-type="float" office:value="0.00446018097727294" calcext:value-type="float">
            <text:p>0.004460180977273</text:p>
          </table:table-cell>
          <table:table-cell office:value-type="float" office:value="7740704.4231801" calcext:value-type="float">
            <text:p>7740704.4231801</text:p>
          </table:table-cell>
        </table:table-row>
        <table:table-row table:style-name="ro1">
          <table:table-cell office:value-type="float" office:value="1943.28" calcext:value-type="float">
            <text:p>1943.28</text:p>
          </table:table-cell>
          <table:table-cell office:value-type="float" office:value="248.65277" calcext:value-type="float">
            <text:p>248.65277</text:p>
          </table:table-cell>
          <table:table-cell table:formula="of:=[.B1911]/55435.69" office:value-type="float" office:value="0.00448542752872743" calcext:value-type="float">
            <text:p>0.004485427528727</text:p>
          </table:table-cell>
          <table:table-cell office:value-type="float" office:value="7740957.5409712" calcext:value-type="float">
            <text:p>7740957.5409712</text:p>
          </table:table-cell>
        </table:table-row>
        <table:table-row table:style-name="ro1">
          <table:table-cell office:value-type="float" office:value="1944.3" calcext:value-type="float">
            <text:p>1944.3</text:p>
          </table:table-cell>
          <table:table-cell office:value-type="float" office:value="249.39158" calcext:value-type="float">
            <text:p>249.39158</text:p>
          </table:table-cell>
          <table:table-cell table:formula="of:=[.B1912]/55435.69" office:value-type="float" office:value="0.00449875486351843" calcext:value-type="float">
            <text:p>0.004498754863518</text:p>
          </table:table-cell>
          <table:table-cell office:value-type="float" office:value="7741211.410833" calcext:value-type="float">
            <text:p>7741211.410833</text:p>
          </table:table-cell>
        </table:table-row>
        <table:table-row table:style-name="ro1">
          <table:table-cell office:value-type="float" office:value="1945.32" calcext:value-type="float">
            <text:p>1945.32</text:p>
          </table:table-cell>
          <table:table-cell office:value-type="float" office:value="249.345" calcext:value-type="float">
            <text:p>249.345</text:p>
          </table:table-cell>
          <table:table-cell table:formula="of:=[.B1913]/55435.69" office:value-type="float" office:value="0.00449791461060555" calcext:value-type="float">
            <text:p>0.004497914610606</text:p>
          </table:table-cell>
          <table:table-cell office:value-type="float" office:value="7741465.2332793" calcext:value-type="float">
            <text:p>7741465.2332793</text:p>
          </table:table-cell>
        </table:table-row>
        <table:table-row table:style-name="ro1">
          <table:table-cell office:value-type="float" office:value="1946.33" calcext:value-type="float">
            <text:p>1946.33</text:p>
          </table:table-cell>
          <table:table-cell office:value-type="float" office:value="248.47198" calcext:value-type="float">
            <text:p>248.47198</text:p>
          </table:table-cell>
          <table:table-cell table:formula="of:=[.B1914]/55435.69" office:value-type="float" office:value="0.0044821662723058" calcext:value-type="float">
            <text:p>0.004482166272306</text:p>
          </table:table-cell>
          <table:table-cell office:value-type="float" office:value="7741718.1670321" calcext:value-type="float">
            <text:p>7741718.1670321</text:p>
          </table:table-cell>
        </table:table-row>
        <table:table-row table:style-name="ro1">
          <table:table-cell office:value-type="float" office:value="1947.35" calcext:value-type="float">
            <text:p>1947.35</text:p>
          </table:table-cell>
          <table:table-cell office:value-type="float" office:value="246.84789" calcext:value-type="float">
            <text:p>246.84789</text:p>
          </table:table-cell>
          <table:table-cell table:formula="of:=[.B1915]/55435.69" office:value-type="float" office:value="0.00445286944205078" calcext:value-type="float">
            <text:p>0.004452869442051</text:p>
          </table:table-cell>
          <table:table-cell office:value-type="float" office:value="7741969.4475312" calcext:value-type="float">
            <text:p>7741969.4475312</text:p>
          </table:table-cell>
        </table:table-row>
        <table:table-row table:style-name="ro1">
          <table:table-cell office:value-type="float" office:value="1948.37" calcext:value-type="float">
            <text:p>1948.37</text:p>
          </table:table-cell>
          <table:table-cell office:value-type="float" office:value="244.66855" calcext:value-type="float">
            <text:p>244.66855</text:p>
          </table:table-cell>
          <table:table-cell table:formula="of:=[.B1916]/55435.69" office:value-type="float" office:value="0.00441355650123594" calcext:value-type="float">
            <text:p>0.004413556501236</text:p>
          </table:table-cell>
          <table:table-cell office:value-type="float" office:value="7742218.5095529" calcext:value-type="float">
            <text:p>7742218.5095529</text:p>
          </table:table-cell>
        </table:table-row>
        <table:table-row table:style-name="ro1">
          <table:table-cell office:value-type="float" office:value="1949.39" calcext:value-type="float">
            <text:p>1949.39</text:p>
          </table:table-cell>
          <table:table-cell office:value-type="float" office:value="242.21892" calcext:value-type="float">
            <text:p>242.21892</text:p>
          </table:table-cell>
          <table:table-cell table:formula="of:=[.B1917]/55435.69" office:value-type="float" office:value="0.00436936782062242" calcext:value-type="float">
            <text:p>0.004369367820622</text:p>
          </table:table-cell>
          <table:table-cell office:value-type="float" office:value="7742465.0779606" calcext:value-type="float">
            <text:p>7742465.0779606</text:p>
          </table:table-cell>
        </table:table-row>
        <table:table-row table:style-name="ro1">
          <table:table-cell office:value-type="float" office:value="1950.41" calcext:value-type="float">
            <text:p>1950.41</text:p>
          </table:table-cell>
          <table:table-cell office:value-type="float" office:value="239.8122" calcext:value-type="float">
            <text:p>239.8122</text:p>
          </table:table-cell>
          <table:table-cell table:formula="of:=[.B1918]/55435.69" office:value-type="float" office:value="0.00432595319008386" calcext:value-type="float">
            <text:p>0.004325953190084</text:p>
          </table:table-cell>
          <table:table-cell office:value-type="float" office:value="7742709.1964323" calcext:value-type="float">
            <text:p>7742709.1964323</text:p>
          </table:table-cell>
        </table:table-row>
        <table:table-row table:style-name="ro1">
          <table:table-cell office:value-type="float" office:value="1951.42" calcext:value-type="float">
            <text:p>1951.42</text:p>
          </table:table-cell>
          <table:table-cell office:value-type="float" office:value="237.71638" calcext:value-type="float">
            <text:p>237.71638</text:p>
          </table:table-cell>
          <table:table-cell table:formula="of:=[.B1919]/55435.69" office:value-type="float" office:value="0.00428814685990199" calcext:value-type="float">
            <text:p>0.004288146859902</text:p>
          </table:table-cell>
          <table:table-cell office:value-type="float" office:value="7742951.1814522" calcext:value-type="float">
            <text:p>7742951.1814522</text:p>
          </table:table-cell>
        </table:table-row>
        <table:table-row table:style-name="ro1">
          <table:table-cell office:value-type="float" office:value="1952.44" calcext:value-type="float">
            <text:p>1952.44</text:p>
          </table:table-cell>
          <table:table-cell office:value-type="float" office:value="236.09156" calcext:value-type="float">
            <text:p>236.09156</text:p>
          </table:table-cell>
          <table:table-cell table:formula="of:=[.B1920]/55435.69" office:value-type="float" office:value="0.00425883686123506" calcext:value-type="float">
            <text:p>0.004258836861235</text:p>
          </table:table-cell>
          <table:table-cell office:value-type="float" office:value="7743191.5124749" calcext:value-type="float">
            <text:p>7743191.5124749</text:p>
          </table:table-cell>
        </table:table-row>
        <table:table-row table:style-name="ro1">
          <table:table-cell office:value-type="float" office:value="1953.46" calcext:value-type="float">
            <text:p>1953.46</text:p>
          </table:table-cell>
          <table:table-cell office:value-type="float" office:value="234.95913" calcext:value-type="float">
            <text:p>234.95913</text:p>
          </table:table-cell>
          <table:table-cell table:formula="of:=[.B1921]/55435.69" office:value-type="float" office:value="0.00423840904659074" calcext:value-type="float">
            <text:p>0.004238409046591</text:p>
          </table:table-cell>
          <table:table-cell office:value-type="float" office:value="7743430.6907337" calcext:value-type="float">
            <text:p>7743430.6907337</text:p>
          </table:table-cell>
        </table:table-row>
        <table:table-row table:style-name="ro1">
          <table:table-cell office:value-type="float" office:value="1954.48" calcext:value-type="float">
            <text:p>1954.48</text:p>
          </table:table-cell>
          <table:table-cell office:value-type="float" office:value="234.2142" calcext:value-type="float">
            <text:p>234.2142</text:p>
          </table:table-cell>
          <table:table-cell table:formula="of:=[.B1922]/55435.69" office:value-type="float" office:value="0.00422497131360681" calcext:value-type="float">
            <text:p>0.004224971313607</text:p>
          </table:table-cell>
          <table:table-cell office:value-type="float" office:value="7743669.1106866" calcext:value-type="float">
            <text:p>7743669.1106866</text:p>
          </table:table-cell>
        </table:table-row>
        <table:table-row table:style-name="ro1">
          <table:table-cell office:value-type="float" office:value="1955.5" calcext:value-type="float">
            <text:p>1955.5</text:p>
          </table:table-cell>
          <table:table-cell office:value-type="float" office:value="233.67813" calcext:value-type="float">
            <text:p>233.67813</text:p>
          </table:table-cell>
          <table:table-cell table:formula="of:=[.B1923]/55435.69" office:value-type="float" office:value="0.00421530118954053" calcext:value-type="float">
            <text:p>0.004215301189541</text:p>
          </table:table-cell>
          <table:table-cell office:value-type="float" office:value="7743906.9849418" calcext:value-type="float">
            <text:p>7743906.9849418</text:p>
          </table:table-cell>
        </table:table-row>
        <table:table-row table:style-name="ro1">
          <table:table-cell office:value-type="float" office:value="1956.51" calcext:value-type="float">
            <text:p>1956.51</text:p>
          </table:table-cell>
          <table:table-cell office:value-type="float" office:value="233.17428" calcext:value-type="float">
            <text:p>233.17428</text:p>
          </table:table-cell>
          <table:table-cell table:formula="of:=[.B1924]/55435.69" office:value-type="float" office:value="0.00420621227948998" calcext:value-type="float">
            <text:p>0.00420621227949</text:p>
          </table:table-cell>
          <table:table-cell office:value-type="float" office:value="7744144.3462988" calcext:value-type="float">
            <text:p>7744144.3462988</text:p>
          </table:table-cell>
        </table:table-row>
        <table:table-row table:style-name="ro1">
          <table:table-cell office:value-type="float" office:value="1957.53" calcext:value-type="float">
            <text:p>1957.53</text:p>
          </table:table-cell>
          <table:table-cell office:value-type="float" office:value="232.60199" calcext:value-type="float">
            <text:p>232.60199</text:p>
          </table:table-cell>
          <table:table-cell table:formula="of:=[.B1925]/55435.69" office:value-type="float" office:value="0.00419588878572631" calcext:value-type="float">
            <text:p>0.004195888785726</text:p>
          </table:table-cell>
          <table:table-cell office:value-type="float" office:value="7744381.1250851" calcext:value-type="float">
            <text:p>7744381.1250851</text:p>
          </table:table-cell>
        </table:table-row>
        <table:table-row table:style-name="ro1">
          <table:table-cell office:value-type="float" office:value="1958.55" calcext:value-type="float">
            <text:p>1958.55</text:p>
          </table:table-cell>
          <table:table-cell office:value-type="float" office:value="231.98437" calcext:value-type="float">
            <text:p>231.98437</text:p>
          </table:table-cell>
          <table:table-cell table:formula="of:=[.B1926]/55435.69" office:value-type="float" office:value="0.00418474758770027" calcext:value-type="float">
            <text:p>0.0041847475877</text:p>
          </table:table-cell>
          <table:table-cell office:value-type="float" office:value="7744617.275168" calcext:value-type="float">
            <text:p>7744617.275168</text:p>
          </table:table-cell>
        </table:table-row>
        <table:table-row table:style-name="ro1">
          <table:table-cell office:value-type="float" office:value="1959.57" calcext:value-type="float">
            <text:p>1959.57</text:p>
          </table:table-cell>
          <table:table-cell office:value-type="float" office:value="231.47479" calcext:value-type="float">
            <text:p>231.47479</text:p>
          </table:table-cell>
          <table:table-cell table:formula="of:=[.B1927]/55435.69" office:value-type="float" office:value="0.00417555531463575" calcext:value-type="float">
            <text:p>0.004175555314636</text:p>
          </table:table-cell>
          <table:table-cell office:value-type="float" office:value="7744852.9065203" calcext:value-type="float">
            <text:p>7744852.9065203</text:p>
          </table:table-cell>
        </table:table-row>
        <table:table-row table:style-name="ro1">
          <table:table-cell office:value-type="float" office:value="1960.58" calcext:value-type="float">
            <text:p>1960.58</text:p>
          </table:table-cell>
          <table:table-cell office:value-type="float" office:value="231.32086" calcext:value-type="float">
            <text:p>231.32086</text:p>
          </table:table-cell>
          <table:table-cell table:formula="of:=[.B1928]/55435.69" office:value-type="float" office:value="0.00417277858361644" calcext:value-type="float">
            <text:p>0.004172778583616</text:p>
          </table:table-cell>
          <table:table-cell office:value-type="float" office:value="7745088.3811736" calcext:value-type="float">
            <text:p>7745088.3811736</text:p>
          </table:table-cell>
        </table:table-row>
        <table:table-row table:style-name="ro1">
          <table:table-cell office:value-type="float" office:value="1961.6" calcext:value-type="float">
            <text:p>1961.6</text:p>
          </table:table-cell>
          <table:table-cell office:value-type="float" office:value="231.79895" calcext:value-type="float">
            <text:p>231.79895</text:p>
          </table:table-cell>
          <table:table-cell table:formula="of:=[.B1929]/55435.69" office:value-type="float" office:value="0.00418140281107712" calcext:value-type="float">
            <text:p>0.004181402811077</text:p>
          </table:table-cell>
          <table:table-cell office:value-type="float" office:value="7745324.3424999" calcext:value-type="float">
            <text:p>7745324.3424999</text:p>
          </table:table-cell>
        </table:table-row>
        <table:table-row table:style-name="ro1">
          <table:table-cell office:value-type="float" office:value="1962.62" calcext:value-type="float">
            <text:p>1962.62</text:p>
          </table:table-cell>
          <table:table-cell office:value-type="float" office:value="233.14061" calcext:value-type="float">
            <text:p>233.14061</text:p>
          </table:table-cell>
          <table:table-cell table:formula="of:=[.B1930]/55435.69" office:value-type="float" office:value="0.00420560490903965" calcext:value-type="float">
            <text:p>0.00420560490904</text:p>
          </table:table-cell>
          <table:table-cell office:value-type="float" office:value="7745561.669579" calcext:value-type="float">
            <text:p>7745561.669579</text:p>
          </table:table-cell>
        </table:table-row>
        <table:table-row table:style-name="ro1">
          <table:table-cell office:value-type="float" office:value="1963.64" calcext:value-type="float">
            <text:p>1963.64</text:p>
          </table:table-cell>
          <table:table-cell office:value-type="float" office:value="235.47268" calcext:value-type="float">
            <text:p>235.47268</text:p>
          </table:table-cell>
          <table:table-cell table:formula="of:=[.B1931]/55435.69" office:value-type="float" office:value="0.0042476729341693" calcext:value-type="float">
            <text:p>0.004247672934169</text:p>
          </table:table-cell>
          <table:table-cell office:value-type="float" office:value="7745801.3706087" calcext:value-type="float">
            <text:p>7745801.3706087</text:p>
          </table:table-cell>
        </table:table-row>
        <table:table-row table:style-name="ro1">
          <table:table-cell office:value-type="float" office:value="1964.66" calcext:value-type="float">
            <text:p>1964.66</text:p>
          </table:table-cell>
          <table:table-cell office:value-type="float" office:value="238.78567" calcext:value-type="float">
            <text:p>238.78567</text:p>
          </table:table-cell>
          <table:table-cell table:formula="of:=[.B1932]/55435.69" office:value-type="float" office:value="0.00430743569711137" calcext:value-type="float">
            <text:p>0.004307435697111</text:p>
          </table:table-cell>
          <table:table-cell office:value-type="float" office:value="7746044.4441214" calcext:value-type="float">
            <text:p>7746044.4441214</text:p>
          </table:table-cell>
        </table:table-row>
        <table:table-row table:style-name="ro1">
          <table:table-cell office:value-type="float" office:value="1965.67" calcext:value-type="float">
            <text:p>1965.67</text:p>
          </table:table-cell>
          <table:table-cell office:value-type="float" office:value="242.93358" calcext:value-type="float">
            <text:p>242.93358</text:p>
          </table:table-cell>
          <table:table-cell table:formula="of:=[.B1933]/55435.69" office:value-type="float" office:value="0.00438225951548542" calcext:value-type="float">
            <text:p>0.004382259515485</text:p>
          </table:table-cell>
          <table:table-cell office:value-type="float" office:value="7746291.7400185" calcext:value-type="float">
            <text:p>7746291.7400185</text:p>
          </table:table-cell>
        </table:table-row>
        <table:table-row table:style-name="ro1">
          <table:table-cell office:value-type="float" office:value="1966.69" calcext:value-type="float">
            <text:p>1966.69</text:p>
          </table:table-cell>
          <table:table-cell office:value-type="float" office:value="247.65786" calcext:value-type="float">
            <text:p>247.65786</text:p>
          </table:table-cell>
          <table:table-cell table:formula="of:=[.B1934]/55435.69" office:value-type="float" office:value="0.00446748042641843" calcext:value-type="float">
            <text:p>0.004467480426418</text:p>
          </table:table-cell>
          <table:table-cell office:value-type="float" office:value="7746543.8450309" calcext:value-type="float">
            <text:p>7746543.8450309</text:p>
          </table:table-cell>
        </table:table-row>
        <table:table-row table:style-name="ro1">
          <table:table-cell office:value-type="float" office:value="1967.71" calcext:value-type="float">
            <text:p>1967.71</text:p>
          </table:table-cell>
          <table:table-cell office:value-type="float" office:value="252.62301" calcext:value-type="float">
            <text:p>252.62301</text:p>
          </table:table-cell>
          <table:table-cell table:formula="of:=[.B1935]/55435.69" office:value-type="float" office:value="0.00455704637211154" calcext:value-type="float">
            <text:p>0.004557046372112</text:p>
          </table:table-cell>
          <table:table-cell office:value-type="float" office:value="7746801.0043499" calcext:value-type="float">
            <text:p>7746801.0043499</text:p>
          </table:table-cell>
        </table:table-row>
        <table:table-row table:style-name="ro1">
          <table:table-cell office:value-type="float" office:value="1968.73" calcext:value-type="float">
            <text:p>1968.73</text:p>
          </table:table-cell>
          <table:table-cell office:value-type="float" office:value="257.4523" calcext:value-type="float">
            <text:p>257.4523</text:p>
          </table:table-cell>
          <table:table-cell table:formula="of:=[.B1936]/55435.69" office:value-type="float" office:value="0.00464416155007721" calcext:value-type="float">
            <text:p>0.004644161550077</text:p>
          </table:table-cell>
          <table:table-cell office:value-type="float" office:value="7747063.0796813" calcext:value-type="float">
            <text:p>7747063.0796813</text:p>
          </table:table-cell>
        </table:table-row>
        <table:table-row table:style-name="ro1">
          <table:table-cell office:value-type="float" office:value="1969.75" calcext:value-type="float">
            <text:p>1969.75</text:p>
          </table:table-cell>
          <table:table-cell office:value-type="float" office:value="261.75898" calcext:value-type="float">
            <text:p>261.75898</text:p>
          </table:table-cell>
          <table:table-cell table:formula="of:=[.B1937]/55435.69" office:value-type="float" office:value="0.00472184940784538" calcext:value-type="float">
            <text:p>0.004721849407845</text:p>
          </table:table-cell>
          <table:table-cell office:value-type="float" office:value="7747329.5390235" calcext:value-type="float">
            <text:p>7747329.5390235</text:p>
          </table:table-cell>
        </table:table-row>
        <table:table-row table:style-name="ro1">
          <table:table-cell office:value-type="float" office:value="1970.76" calcext:value-type="float">
            <text:p>1970.76</text:p>
          </table:table-cell>
          <table:table-cell office:value-type="float" office:value="265.17541" calcext:value-type="float">
            <text:p>265.17541</text:p>
          </table:table-cell>
          <table:table-cell table:formula="of:=[.B1938]/55435.69" office:value-type="float" office:value="0.00478347811671506" calcext:value-type="float">
            <text:p>0.004783478116715</text:p>
          </table:table-cell>
          <table:table-cell office:value-type="float" office:value="7747599.4761467" calcext:value-type="float">
            <text:p>7747599.4761467</text:p>
          </table:table-cell>
        </table:table-row>
        <table:table-row table:style-name="ro1">
          <table:table-cell office:value-type="float" office:value="1971.78" calcext:value-type="float">
            <text:p>1971.78</text:p>
          </table:table-cell>
          <table:table-cell office:value-type="float" office:value="267.38701" calcext:value-type="float">
            <text:p>267.38701</text:p>
          </table:table-cell>
          <table:table-cell table:formula="of:=[.B1939]/55435.69" office:value-type="float" office:value="0.00482337299310246" calcext:value-type="float">
            <text:p>0.004823372993102</text:p>
          </table:table-cell>
          <table:table-cell office:value-type="float" office:value="7747871.6645857" calcext:value-type="float">
            <text:p>7747871.6645857</text:p>
          </table:table-cell>
        </table:table-row>
        <table:table-row table:style-name="ro1">
          <table:table-cell office:value-type="float" office:value="1972.8" calcext:value-type="float">
            <text:p>1972.8</text:p>
          </table:table-cell>
          <table:table-cell office:value-type="float" office:value="268.17558" calcext:value-type="float">
            <text:p>268.17558</text:p>
          </table:table-cell>
          <table:table-cell table:formula="of:=[.B1940]/55435.69" office:value-type="float" office:value="0.00483759794457325" calcext:value-type="float">
            <text:p>0.004837597944573</text:p>
          </table:table-cell>
          <table:table-cell office:value-type="float" office:value="7748144.6557579" calcext:value-type="float">
            <text:p>7748144.6557579</text:p>
          </table:table-cell>
        </table:table-row>
        <table:table-row table:style-name="ro1">
          <table:table-cell office:value-type="float" office:value="1973.82" calcext:value-type="float">
            <text:p>1973.82</text:p>
          </table:table-cell>
          <table:table-cell office:value-type="float" office:value="267.46925" calcext:value-type="float">
            <text:p>267.46925</text:p>
          </table:table-cell>
          <table:table-cell table:formula="of:=[.B1941]/55435.69" office:value-type="float" office:value="0.0048248565139173" calcext:value-type="float">
            <text:p>0.004824856513917</text:p>
          </table:table-cell>
          <table:table-cell office:value-type="float" office:value="7748416.9279133" calcext:value-type="float">
            <text:p>7748416.9279133</text:p>
          </table:table-cell>
        </table:table-row>
        <table:table-row table:style-name="ro1">
          <table:table-cell office:value-type="float" office:value="1974.84" calcext:value-type="float">
            <text:p>1974.84</text:p>
          </table:table-cell>
          <table:table-cell office:value-type="float" office:value="265.3866" calcext:value-type="float">
            <text:p>265.3866</text:p>
          </table:table-cell>
          <table:table-cell table:formula="of:=[.B1942]/55435.69" office:value-type="float" office:value="0.00478728775631727" calcext:value-type="float">
            <text:p>0.004787287756317</text:p>
          </table:table-cell>
          <table:table-cell office:value-type="float" office:value="7748687.0800202" calcext:value-type="float">
            <text:p>7748687.0800202</text:p>
          </table:table-cell>
        </table:table-row>
        <table:table-row table:style-name="ro1">
          <table:table-cell office:value-type="float" office:value="1975.85" calcext:value-type="float">
            <text:p>1975.85</text:p>
          </table:table-cell>
          <table:table-cell office:value-type="float" office:value="262.25639" calcext:value-type="float">
            <text:p>262.25639</text:p>
          </table:table-cell>
          <table:table-cell table:formula="of:=[.B1943]/55435.69" office:value-type="float" office:value="0.00473082214724846" calcext:value-type="float">
            <text:p>0.004730822147248</text:p>
          </table:table-cell>
          <table:table-cell office:value-type="float" office:value="7748954.0457088" calcext:value-type="float">
            <text:p>7748954.0457088</text:p>
          </table:table-cell>
        </table:table-row>
        <table:table-row table:style-name="ro1">
          <table:table-cell office:value-type="float" office:value="1976.87" calcext:value-type="float">
            <text:p>1976.87</text:p>
          </table:table-cell>
          <table:table-cell office:value-type="float" office:value="258.59542" calcext:value-type="float">
            <text:p>258.59542</text:p>
          </table:table-cell>
          <table:table-cell table:formula="of:=[.B1944]/55435.69" office:value-type="float" office:value="0.00466478220078076" calcext:value-type="float">
            <text:p>0.004664782200781</text:p>
          </table:table-cell>
          <table:table-cell office:value-type="float" office:value="7749217.2846858" calcext:value-type="float">
            <text:p>7749217.2846858</text:p>
          </table:table-cell>
        </table:table-row>
        <table:table-row table:style-name="ro1">
          <table:table-cell office:value-type="float" office:value="1977.89" calcext:value-type="float">
            <text:p>1977.89</text:p>
          </table:table-cell>
          <table:table-cell office:value-type="float" office:value="255.03718" calcext:value-type="float">
            <text:p>255.03718</text:p>
          </table:table-cell>
          <table:table-cell table:formula="of:=[.B1945]/55435.69" office:value-type="float" office:value="0.00460059539260718" calcext:value-type="float">
            <text:p>0.004600595392607</text:p>
          </table:table-cell>
          <table:table-cell office:value-type="float" office:value="7749476.9015265" calcext:value-type="float">
            <text:p>7749476.9015265</text:p>
          </table:table-cell>
        </table:table-row>
        <table:table-row table:style-name="ro1">
          <table:table-cell office:value-type="float" office:value="1978.91" calcext:value-type="float">
            <text:p>1978.91</text:p>
          </table:table-cell>
          <table:table-cell office:value-type="float" office:value="252.21991" calcext:value-type="float">
            <text:p>252.21991</text:p>
          </table:table-cell>
          <table:table-cell table:formula="of:=[.B1946]/55435.69" office:value-type="float" office:value="0.00454977488329269" calcext:value-type="float">
            <text:p>0.004549774883293</text:p>
          </table:table-cell>
          <table:table-cell office:value-type="float" office:value="7749733.6505099" calcext:value-type="float">
            <text:p>7749733.6505099</text:p>
          </table:table-cell>
        </table:table-row>
        <table:table-row table:style-name="ro1">
          <table:table-cell office:value-type="float" office:value="1979.93" calcext:value-type="float">
            <text:p>1979.93</text:p>
          </table:table-cell>
          <table:table-cell office:value-type="float" office:value="250.65871" calcext:value-type="float">
            <text:p>250.65871</text:p>
          </table:table-cell>
          <table:table-cell table:formula="of:=[.B1947]/55435.69" office:value-type="float" office:value="0.0045216125207425" calcext:value-type="float">
            <text:p>0.004521612520743</text:p>
          </table:table-cell>
          <table:table-cell office:value-type="float" office:value="7749988.8102579" calcext:value-type="float">
            <text:p>7749988.8102579</text:p>
          </table:table-cell>
        </table:table-row>
        <table:table-row table:style-name="ro1">
          <table:table-cell office:value-type="float" office:value="1980.94" calcext:value-type="float">
            <text:p>1980.94</text:p>
          </table:table-cell>
          <table:table-cell office:value-type="float" office:value="250.63571" calcext:value-type="float">
            <text:p>250.63571</text:p>
          </table:table-cell>
          <table:table-cell table:formula="of:=[.B1948]/55435.69" office:value-type="float" office:value="0.00452119762557298" calcext:value-type="float">
            <text:p>0.004521197625573</text:p>
          </table:table-cell>
          <table:table-cell office:value-type="float" office:value="7750243.9465978" calcext:value-type="float">
            <text:p>7750243.9465978</text:p>
          </table:table-cell>
        </table:table-row>
        <table:table-row table:style-name="ro1">
          <table:table-cell office:value-type="float" office:value="1981.96" calcext:value-type="float">
            <text:p>1981.96</text:p>
          </table:table-cell>
          <table:table-cell office:value-type="float" office:value="252.14057" calcext:value-type="float">
            <text:p>252.14057</text:p>
          </table:table-cell>
          <table:table-cell table:formula="of:=[.B1949]/55435.69" office:value-type="float" office:value="0.00454834367534706" calcext:value-type="float">
            <text:p>0.004548343675347</text:p>
          </table:table-cell>
          <table:table-cell office:value-type="float" office:value="7750500.6148168" calcext:value-type="float">
            <text:p>7750500.6148168</text:p>
          </table:table-cell>
        </table:table-row>
        <table:table-row table:style-name="ro1">
          <table:table-cell office:value-type="float" office:value="1982.98" calcext:value-type="float">
            <text:p>1982.98</text:p>
          </table:table-cell>
          <table:table-cell office:value-type="float" office:value="254.8798" calcext:value-type="float">
            <text:p>254.8798</text:p>
          </table:table-cell>
          <table:table-cell table:formula="of:=[.B1950]/55435.69" office:value-type="float" office:value="0.00459775642731244" calcext:value-type="float">
            <text:p>0.004597756427312</text:p>
          </table:table-cell>
          <table:table-cell office:value-type="float" office:value="7750760.0714524" calcext:value-type="float">
            <text:p>7750760.071452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58.3528" calcext:value-type="float">
            <text:p>258.3528</text:p>
          </table:table-cell>
          <table:table-cell table:formula="of:=[.B1951]/55435.69" office:value-type="float" office:value="0.00466040559790994" calcext:value-type="float">
            <text:p>0.00466040559791</text:p>
          </table:table-cell>
          <table:table-cell office:value-type="float" office:value="7751023.0634541" calcext:value-type="float">
            <text:p>7751023.0634541</text:p>
          </table:table-cell>
        </table:table-row>
        <table:table-row table:style-name="ro1">
          <table:table-cell office:value-type="float" office:value="1985.02" calcext:value-type="float">
            <text:p>1985.02</text:p>
          </table:table-cell>
          <table:table-cell office:value-type="float" office:value="261.9714" calcext:value-type="float">
            <text:p>261.9714</text:p>
          </table:table-cell>
          <table:table-cell table:formula="of:=[.B1952]/55435.69" office:value-type="float" office:value="0.0047256812353197" calcext:value-type="float">
            <text:p>0.00472568123532</text:p>
          </table:table-cell>
          <table:table-cell office:value-type="float" office:value="7751289.7390312" calcext:value-type="float">
            <text:p>7751289.7390312</text:p>
          </table:table-cell>
        </table:table-row>
        <table:table-row table:style-name="ro1">
          <table:table-cell office:value-type="float" office:value="1986.03" calcext:value-type="float">
            <text:p>1986.03</text:p>
          </table:table-cell>
          <table:table-cell office:value-type="float" office:value="265.18676" calcext:value-type="float">
            <text:p>265.18676</text:p>
          </table:table-cell>
          <table:table-cell table:formula="of:=[.B1953]/55435.69" office:value-type="float" office:value="0.00478368285846176" calcext:value-type="float">
            <text:p>0.004783682858462</text:p>
          </table:table-cell>
          <table:table-cell office:value-type="float" office:value="7751559.6877083" calcext:value-type="float">
            <text:p>7751559.6877083</text:p>
          </table:table-cell>
        </table:table-row>
        <table:table-row table:style-name="ro1">
          <table:table-cell office:value-type="float" office:value="1987.05" calcext:value-type="float">
            <text:p>1987.05</text:p>
          </table:table-cell>
          <table:table-cell office:value-type="float" office:value="267.58721" calcext:value-type="float">
            <text:p>267.58721</text:p>
          </table:table-cell>
          <table:table-cell table:formula="of:=[.B1954]/55435.69" office:value-type="float" office:value="0.00482698438496932" calcext:value-type="float">
            <text:p>0.004826984384969</text:p>
          </table:table-cell>
          <table:table-cell office:value-type="float" office:value="7751832.0799408" calcext:value-type="float">
            <text:p>7751832.0799408</text:p>
          </table:table-cell>
        </table:table-row>
        <table:table-row table:style-name="ro1">
          <table:table-cell office:value-type="float" office:value="1988.07" calcext:value-type="float">
            <text:p>1988.07</text:p>
          </table:table-cell>
          <table:table-cell office:value-type="float" office:value="268.94278" calcext:value-type="float">
            <text:p>268.94278</text:p>
          </table:table-cell>
          <table:table-cell table:formula="of:=[.B1955]/55435.69" office:value-type="float" office:value="0.0048514374043148" calcext:value-type="float">
            <text:p>0.004851437404315</text:p>
          </table:table-cell>
          <table:table-cell office:value-type="float" office:value="7752105.8520838" calcext:value-type="float">
            <text:p>7752105.8520838</text:p>
          </table:table-cell>
        </table:table-row>
        <table:table-row table:style-name="ro1">
          <table:table-cell office:value-type="float" office:value="1989.09" calcext:value-type="float">
            <text:p>1989.09</text:p>
          </table:table-cell>
          <table:table-cell office:value-type="float" office:value="269.19267" calcext:value-type="float">
            <text:p>269.19267</text:p>
          </table:table-cell>
          <table:table-cell table:formula="of:=[.B1956]/55435.69" office:value-type="float" office:value="0.00485594515013703" calcext:value-type="float">
            <text:p>0.004855945150137</text:p>
          </table:table-cell>
          <table:table-cell office:value-type="float" office:value="7752379.8786101" calcext:value-type="float">
            <text:p>7752379.8786101</text:p>
          </table:table-cell>
        </table:table-row>
        <table:table-row table:style-name="ro1">
          <table:table-cell office:value-type="float" office:value="1990.11" calcext:value-type="float">
            <text:p>1990.11</text:p>
          </table:table-cell>
          <table:table-cell office:value-type="float" office:value="268.39224" calcext:value-type="float">
            <text:p>268.39224</text:p>
          </table:table-cell>
          <table:table-cell table:formula="of:=[.B1957]/55435.69" office:value-type="float" office:value="0.00484150625707013" calcext:value-type="float">
            <text:p>0.00484150625707</text:p>
          </table:table-cell>
          <table:table-cell office:value-type="float" office:value="7752653.090329" calcext:value-type="float">
            <text:p>7752653.090329</text:p>
          </table:table-cell>
        </table:table-row>
        <table:table-row table:style-name="ro1">
          <table:table-cell office:value-type="float" office:value="1991.12" calcext:value-type="float">
            <text:p>1991.12</text:p>
          </table:table-cell>
          <table:table-cell office:value-type="float" office:value="266.64869" calcext:value-type="float">
            <text:p>266.64869</text:p>
          </table:table-cell>
          <table:table-cell table:formula="of:=[.B1958]/55435.69" office:value-type="float" office:value="0.00481005449738246" calcext:value-type="float">
            <text:p>0.004810054497382</text:p>
          </table:table-cell>
          <table:table-cell office:value-type="float" office:value="7752924.5271924" calcext:value-type="float">
            <text:p>7752924.5271924</text:p>
          </table:table-cell>
        </table:table-row>
        <table:table-row table:style-name="ro1">
          <table:table-cell office:value-type="float" office:value="1992.14" calcext:value-type="float">
            <text:p>1992.14</text:p>
          </table:table-cell>
          <table:table-cell office:value-type="float" office:value="264.07547" calcext:value-type="float">
            <text:p>264.07547</text:p>
          </table:table-cell>
          <table:table-cell table:formula="of:=[.B1959]/55435.69" office:value-type="float" office:value="0.00476363638659499" calcext:value-type="float">
            <text:p>0.004763636386595</text:p>
          </table:table-cell>
          <table:table-cell office:value-type="float" office:value="7753193.3446266" calcext:value-type="float">
            <text:p>7753193.3446266</text:p>
          </table:table-cell>
        </table:table-row>
        <table:table-row table:style-name="ro1">
          <table:table-cell office:value-type="float" office:value="1993.16" calcext:value-type="float">
            <text:p>1993.16</text:p>
          </table:table-cell>
          <table:table-cell office:value-type="float" office:value="260.78353" calcext:value-type="float">
            <text:p>260.78353</text:p>
          </table:table-cell>
          <table:table-cell table:formula="of:=[.B1960]/55435.69" office:value-type="float" office:value="0.00470425334292763" calcext:value-type="float">
            <text:p>0.004704253342928</text:p>
          </table:table-cell>
          <table:table-cell office:value-type="float" office:value="7753458.8110028" calcext:value-type="float">
            <text:p>7753458.8110028</text:p>
          </table:table-cell>
        </table:table-row>
        <table:table-row table:style-name="ro1">
          <table:table-cell office:value-type="float" office:value="1994.18" calcext:value-type="float">
            <text:p>1994.18</text:p>
          </table:table-cell>
          <table:table-cell office:value-type="float" office:value="256.90941" calcext:value-type="float">
            <text:p>256.90941</text:p>
          </table:table-cell>
          <table:table-cell table:formula="of:=[.B1961]/55435.69" office:value-type="float" office:value="0.00463436840057371" calcext:value-type="float">
            <text:p>0.004634368400574</text:p>
          </table:table-cell>
          <table:table-cell office:value-type="float" office:value="7753720.3336919" calcext:value-type="float">
            <text:p>7753720.3336919</text:p>
          </table:table-cell>
        </table:table-row>
        <table:table-row table:style-name="ro1">
          <table:table-cell office:value-type="float" office:value="1995.2" calcext:value-type="float">
            <text:p>1995.2</text:p>
          </table:table-cell>
          <table:table-cell office:value-type="float" office:value="252.66196" calcext:value-type="float">
            <text:p>252.66196</text:p>
          </table:table-cell>
          <table:table-cell table:formula="of:=[.B1962]/55435.69" office:value-type="float" office:value="0.00455774898806166" calcext:value-type="float">
            <text:p>0.004557748988062</text:p>
          </table:table-cell>
          <table:table-cell office:value-type="float" office:value="7753977.532667" calcext:value-type="float">
            <text:p>7753977.532667</text:p>
          </table:table-cell>
        </table:table-row>
        <table:table-row table:style-name="ro1">
          <table:table-cell office:value-type="float" office:value="1996.21" calcext:value-type="float">
            <text:p>1996.21</text:p>
          </table:table-cell>
          <table:table-cell office:value-type="float" office:value="248.3593" calcext:value-type="float">
            <text:p>248.3593</text:p>
          </table:table-cell>
          <table:table-cell table:formula="of:=[.B1963]/55435.69" office:value-type="float" office:value="0.00448013364675356" calcext:value-type="float">
            <text:p>0.004480133646754</text:p>
          </table:table-cell>
          <table:table-cell office:value-type="float" office:value="7754230.3517136" calcext:value-type="float">
            <text:p>7754230.3517136</text:p>
          </table:table-cell>
        </table:table-row>
        <table:table-row table:style-name="ro1">
          <table:table-cell office:value-type="float" office:value="1997.23" calcext:value-type="float">
            <text:p>1997.23</text:p>
          </table:table-cell>
          <table:table-cell office:value-type="float" office:value="244.42914" calcext:value-type="float">
            <text:p>244.42914</text:p>
          </table:table-cell>
          <table:table-cell table:formula="of:=[.B1964]/55435.69" office:value-type="float" office:value="0.00440923780329964" calcext:value-type="float">
            <text:p>0.0044092378033</text:p>
          </table:table-cell>
          <table:table-cell office:value-type="float" office:value="7754479.1700329" calcext:value-type="float">
            <text:p>7754479.1700329</text:p>
          </table:table-cell>
        </table:table-row>
        <table:table-row table:style-name="ro1">
          <table:table-cell office:value-type="float" office:value="1998.25" calcext:value-type="float">
            <text:p>1998.25</text:p>
          </table:table-cell>
          <table:table-cell office:value-type="float" office:value="241.35882" calcext:value-type="float">
            <text:p>241.35882</text:p>
          </table:table-cell>
          <table:table-cell table:formula="of:=[.B1965]/55435.69" office:value-type="float" office:value="0.00435385254517442" calcext:value-type="float">
            <text:p>0.004353852545174</text:p>
          </table:table-cell>
          <table:table-cell office:value-type="float" office:value="7754724.8628948" calcext:value-type="float">
            <text:p>7754724.8628948</text:p>
          </table:table-cell>
        </table:table-row>
        <table:table-row table:style-name="ro1">
          <table:table-cell office:value-type="float" office:value="1999.27" calcext:value-type="float">
            <text:p>1999.27</text:p>
          </table:table-cell>
          <table:table-cell office:value-type="float" office:value="239.60026" calcext:value-type="float">
            <text:p>239.60026</text:p>
          </table:table-cell>
          <table:table-cell table:formula="of:=[.B1966]/55435.69" office:value-type="float" office:value="0.00432213002129134" calcext:value-type="float">
            <text:p>0.004322130021291</text:p>
          </table:table-cell>
          <table:table-cell office:value-type="float" office:value="7754968.7656192" calcext:value-type="float">
            <text:p>7754968.7656192</text:p>
          </table:table-cell>
        </table:table-row>
        <table:table-row table:style-name="ro1">
          <table:table-cell office:value-type="float" office:value="2000.29" calcext:value-type="float">
            <text:p>2000.29</text:p>
          </table:table-cell>
          <table:table-cell office:value-type="float" office:value="239.45431" calcext:value-type="float">
            <text:p>239.45431</text:p>
          </table:table-cell>
          <table:table-cell table:formula="of:=[.B1967]/55435.69" office:value-type="float" office:value="0.00431949724085693" calcext:value-type="float">
            <text:p>0.004319497240857</text:p>
          </table:table-cell>
          <table:table-cell office:value-type="float" office:value="7755212.5197723" calcext:value-type="float">
            <text:p>7755212.519772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MAX([.B2:.B1967])" office:value-type="float" office:value="55435.69" calcext:value-type="float">
            <text:p>55435.69</text:p>
          </table:table-cell>
          <table:table-cell table:formula="of:=MAX([.C2:.C1967]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9T20:57:51.848067658</dc:date>
    <meta:editing-duration>PT4M33S</meta:editing-duration>
    <meta:editing-cycles>1</meta:editing-cycles>
    <meta:generator>LibreOffice/7.1.4.2$Linux_X86_64 LibreOffice_project/10$Build-2</meta:generator>
    <meta:document-statistic meta:table-count="1" meta:cell-count="7870" meta:object-count="0"/>
  </office:meta>
</office:document-meta>
</file>